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459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3.794cm"/>
    </style:style>
    <style:style style:name="co12" style:family="table-column">
      <style:table-column-properties fo:break-before="auto" style:column-width="2.676cm"/>
    </style:style>
    <style:style style:name="co13" style:family="table-column">
      <style:table-column-properties fo:break-before="auto" style:column-width="3.08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4flux_soc_o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8" table:default-cell-style-name="Default"/>
        <table:table-column table:style-name="co7" table:default-cell-style-name="Default"/>
        <table:table-column table:style-name="co13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C</text:p>
          </table:table-cell>
          <table:table-cell office:value-type="string" calcext:value-type="string">
            <text:p>HUMUS_C</text:p>
          </table:table-cell>
          <table:table-cell office:value-type="string" calcext:value-type="string">
            <text:p>AMENDED_C</text:p>
          </table:table-cell>
          <table:table-cell office:value-type="string" calcext:value-type="string">
            <text:p>LITTER_C</text:p>
          </table:table-cell>
          <table:table-cell office:value-type="string" calcext:value-type="string">
            <text:p>CO2_FLUX</text:p>
          </table:table-cell>
          <table:table-cell office:value-type="string" calcext:value-type="string">
            <text:p>O2_FLUX</text:p>
          </table:table-cell>
          <table:table-cell office:value-type="string" calcext:value-type="string">
            <text:p>AUTO_RESP</text:p>
          </table:table-cell>
          <table:table-cell office:value-type="string" calcext:value-type="string">
            <text:p>MICRO_C</text:p>
          </table:table-cell>
          <table:table-cell office:value-type="string" calcext:value-type="string">
            <text:p>SURF_RES</text:p>
          </table:table-cell>
          <table:table-cell office:value-type="string" calcext:value-type="string">
            <text:p>CH4_FLUX</text:p>
          </table:table-cell>
          <table:table-cell office:value-type="string" calcext:value-type="string">
            <text:p>SUR_DOC+SED_FLX</text:p>
          </table:table-cell>
          <table:table-cell office:value-type="string" calcext:value-type="string">
            <text:p>SUB_DOC_FLX</text:p>
          </table:table-cell>
          <table:table-cell office:value-type="string" calcext:value-type="string">
            <text:p>SUB_DIC_FLX</text:p>
          </table:table-cell>
          <table:table-cell office:value-type="string" calcext:value-type="string">
            <text:p>ATM_CO2</text:p>
          </table:table-cell>
          <table:table-cell office:value-type="string" calcext:value-type="string">
            <text:p>NBP</text:p>
          </table:table-cell>
          <table:table-cell office:value-type="string" calcext:value-type="string">
            <text:p>FIRE_CO2_EMIT</text:p>
          </table:table-cell>
          <table:table-cell office:value-type="string" calcext:value-type="string">
            <text:p>SOC_1</text:p>
          </table:table-cell>
          <table:table-cell office:value-type="string" calcext:value-type="string">
            <text:p>SOC_2</text:p>
          </table:table-cell>
          <table:table-cell office:value-type="string" calcext:value-type="string">
            <text:p>SOC_3</text:p>
          </table:table-cell>
          <table:table-cell office:value-type="string" calcext:value-type="string">
            <text:p>SOC_4</text:p>
          </table:table-cell>
          <table:table-cell office:value-type="string" calcext:value-type="string">
            <text:p>SOC_5</text:p>
          </table:table-cell>
          <table:table-cell office:value-type="string" calcext:value-type="string">
            <text:p>SOC_6</text:p>
          </table:table-cell>
          <table:table-cell office:value-type="string" calcext:value-type="string">
            <text:p>SOC_7</text:p>
          </table:table-cell>
          <table:table-cell office:value-type="string" calcext:value-type="string">
            <text:p>SOC_8</text:p>
          </table:table-cell>
          <table:table-cell office:value-type="string" calcext:value-type="string">
            <text:p>SOC_9</text:p>
          </table:table-cell>
          <table:table-cell office:value-type="string" calcext:value-type="string">
            <text:p>SOC_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4" calcext:value-type="float">
            <text:p>1012004</text:p>
          </table:table-cell>
          <table:table-cell office:value-type="float" office:value="475.8641" calcext:value-type="float">
            <text:p>475.8641</text:p>
          </table:table-cell>
          <table:table-cell office:value-type="float" office:value="5374.769" calcext:value-type="float">
            <text:p>5374.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01521" calcext:value-type="float">
            <text:p>-0.401521</text:p>
          </table:table-cell>
          <table:table-cell office:value-type="float" office:value="0.878172" calcext:value-type="float">
            <text:p>0.878172</text:p>
          </table:table-cell>
          <table:table-cell office:value-type="float" office:value="0" calcext:value-type="float">
            <text:p>0</text:p>
          </table:table-cell>
          <table:table-cell office:value-type="float" office:value="99.68385" calcext:value-type="float">
            <text:p>99.68385</text:p>
          </table:table-cell>
          <table:table-cell office:value-type="float" office:value="267.7827" calcext:value-type="float">
            <text:p>267.7827</text:p>
          </table:table-cell>
          <table:table-cell office:value-type="float" office:value="0.0003921337" calcext:value-type="float">
            <text:p>0.0003921337</text:p>
          </table:table-cell>
          <table:table-cell office:value-type="float" office:value="0" calcext:value-type="float">
            <text:p>0</text:p>
          </table:table-cell>
          <table:table-cell office:value-type="float" office:value="0.0005186656" calcext:value-type="float">
            <text:p>0.0005186656</text:p>
          </table:table-cell>
          <table:table-cell office:value-type="float" office:value="0.002958203" calcext:value-type="float">
            <text:p>0.002958203</text:p>
          </table:table-cell>
          <table:table-cell office:value-type="float" office:value="360" calcext:value-type="float">
            <text:p>360</text:p>
          </table:table-cell>
          <table:table-cell office:value-type="float" office:value="-0.4046057" calcext:value-type="float">
            <text:p>-0.4046057</text:p>
          </table:table-cell>
          <table:table-cell office:value-type="float" office:value="0" calcext:value-type="float">
            <text:p>0</text:p>
          </table:table-cell>
          <table:table-cell office:value-type="float" office:value="221.4844" calcext:value-type="float">
            <text:p>221.4844</text:p>
          </table:table-cell>
          <table:table-cell office:value-type="float" office:value="274.9196" calcext:value-type="float">
            <text:p>274.9196</text:p>
          </table:table-cell>
          <table:table-cell office:value-type="float" office:value="899.8005" calcext:value-type="float">
            <text:p>899.8005</text:p>
          </table:table-cell>
          <table:table-cell office:value-type="float" office:value="858.3787" calcext:value-type="float">
            <text:p>858.3787</text:p>
          </table:table-cell>
          <table:table-cell office:value-type="float" office:value="847.6571" calcext:value-type="float">
            <text:p>847.6571</text:p>
          </table:table-cell>
          <table:table-cell office:value-type="float" office:value="863.96" calcext:value-type="float">
            <text:p>863.96</text:p>
          </table:table-cell>
          <table:table-cell office:value-type="float" office:value="334.8378" calcext:value-type="float">
            <text:p>334.8378</text:p>
          </table:table-cell>
          <table:table-cell office:value-type="float" office:value="449.5044" calcext:value-type="float">
            <text:p>449.5044</text:p>
          </table:table-cell>
          <table:table-cell office:value-type="float" office:value="389.3388" calcext:value-type="float">
            <text:p>389.3388</text:p>
          </table:table-cell>
          <table:table-cell office:value-type="float" office:value="337.0107" calcext:value-type="float">
            <text:p>337.0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4" calcext:value-type="float">
            <text:p>2012004</text:p>
          </table:table-cell>
          <table:table-cell office:value-type="float" office:value="475.3895" calcext:value-type="float">
            <text:p>475.3895</text:p>
          </table:table-cell>
          <table:table-cell office:value-type="float" office:value="5374.896" calcext:value-type="float">
            <text:p>5374.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388421" calcext:value-type="float">
            <text:p>-0.7388421</text:p>
          </table:table-cell>
          <table:table-cell office:value-type="float" office:value="0.5675148" calcext:value-type="float">
            <text:p>0.5675148</text:p>
          </table:table-cell>
          <table:table-cell office:value-type="float" office:value="0" calcext:value-type="float">
            <text:p>0</text:p>
          </table:table-cell>
          <table:table-cell office:value-type="float" office:value="99.4772" calcext:value-type="float">
            <text:p>99.4772</text:p>
          </table:table-cell>
          <table:table-cell office:value-type="float" office:value="267.4425" calcext:value-type="float">
            <text:p>267.4425</text:p>
          </table:table-cell>
          <table:table-cell office:value-type="float" office:value="0.0007525474" calcext:value-type="float">
            <text:p>0.0007525474</text:p>
          </table:table-cell>
          <table:table-cell office:value-type="float" office:value="0" calcext:value-type="float">
            <text:p>0</text:p>
          </table:table-cell>
          <table:table-cell office:value-type="float" office:value="0.0009909607" calcext:value-type="float">
            <text:p>0.0009909607</text:p>
          </table:table-cell>
          <table:table-cell office:value-type="float" office:value="0.005868528" calcext:value-type="float">
            <text:p>0.005868528</text:p>
          </table:table-cell>
          <table:table-cell office:value-type="float" office:value="360" calcext:value-type="float">
            <text:p>360</text:p>
          </table:table-cell>
          <table:table-cell office:value-type="float" office:value="-0.7449491" calcext:value-type="float">
            <text:p>-0.7449491</text:p>
          </table:table-cell>
          <table:table-cell office:value-type="float" office:value="0" calcext:value-type="float">
            <text:p>0</text:p>
          </table:table-cell>
          <table:table-cell office:value-type="float" office:value="221.6198" calcext:value-type="float">
            <text:p>221.6198</text:p>
          </table:table-cell>
          <table:table-cell office:value-type="float" office:value="274.9106" calcext:value-type="float">
            <text:p>274.9106</text:p>
          </table:table-cell>
          <table:table-cell office:value-type="float" office:value="899.767" calcext:value-type="float">
            <text:p>899.767</text:p>
          </table:table-cell>
          <table:table-cell office:value-type="float" office:value="858.3531" calcext:value-type="float">
            <text:p>858.3531</text:p>
          </table:table-cell>
          <table:table-cell office:value-type="float" office:value="847.6366" calcext:value-type="float">
            <text:p>847.6366</text:p>
          </table:table-cell>
          <table:table-cell office:value-type="float" office:value="863.9423" calcext:value-type="float">
            <text:p>863.9423</text:p>
          </table:table-cell>
          <table:table-cell office:value-type="float" office:value="334.8207" calcext:value-type="float">
            <text:p>334.8207</text:p>
          </table:table-cell>
          <table:table-cell office:value-type="float" office:value="449.4951" calcext:value-type="float">
            <text:p>449.4951</text:p>
          </table:table-cell>
          <table:table-cell office:value-type="float" office:value="389.3336" calcext:value-type="float">
            <text:p>389.3336</text:p>
          </table:table-cell>
          <table:table-cell office:value-type="float" office:value="337.0049" calcext:value-type="float">
            <text:p>337.00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4" calcext:value-type="float">
            <text:p>3012004</text:p>
          </table:table-cell>
          <table:table-cell office:value-type="float" office:value="474.6107" calcext:value-type="float">
            <text:p>474.6107</text:p>
          </table:table-cell>
          <table:table-cell office:value-type="float" office:value="5375.094" calcext:value-type="float">
            <text:p>5375.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07909" calcext:value-type="float">
            <text:p>-1.307909</text:p>
          </table:table-cell>
          <table:table-cell office:value-type="float" office:value="2.086662" calcext:value-type="float">
            <text:p>2.086662</text:p>
          </table:table-cell>
          <table:table-cell office:value-type="float" office:value="0" calcext:value-type="float">
            <text:p>0</text:p>
          </table:table-cell>
          <table:table-cell office:value-type="float" office:value="99.33483" calcext:value-type="float">
            <text:p>99.33483</text:p>
          </table:table-cell>
          <table:table-cell office:value-type="float" office:value="266.7976" calcext:value-type="float">
            <text:p>266.7976</text:p>
          </table:table-cell>
          <table:table-cell office:value-type="float" office:value="0.001128273" calcext:value-type="float">
            <text:p>0.001128273</text:p>
          </table:table-cell>
          <table:table-cell office:value-type="float" office:value="0" calcext:value-type="float">
            <text:p>0</text:p>
          </table:table-cell>
          <table:table-cell office:value-type="float" office:value="0.001450861" calcext:value-type="float">
            <text:p>0.001450861</text:p>
          </table:table-cell>
          <table:table-cell office:value-type="float" office:value="0.008877822" calcext:value-type="float">
            <text:p>0.008877822</text:p>
          </table:table-cell>
          <table:table-cell office:value-type="float" office:value="360" calcext:value-type="float">
            <text:p>360</text:p>
          </table:table-cell>
          <table:table-cell office:value-type="float" office:value="-1.31711" calcext:value-type="float">
            <text:p>-1.31711</text:p>
          </table:table-cell>
          <table:table-cell office:value-type="float" office:value="0" calcext:value-type="float">
            <text:p>0</text:p>
          </table:table-cell>
          <table:table-cell office:value-type="float" office:value="221.8291" calcext:value-type="float">
            <text:p>221.8291</text:p>
          </table:table-cell>
          <table:table-cell office:value-type="float" office:value="274.901" calcext:value-type="float">
            <text:p>274.901</text:p>
          </table:table-cell>
          <table:table-cell office:value-type="float" office:value="899.7328" calcext:value-type="float">
            <text:p>899.7328</text:p>
          </table:table-cell>
          <table:table-cell office:value-type="float" office:value="858.3275" calcext:value-type="float">
            <text:p>858.3275</text:p>
          </table:table-cell>
          <table:table-cell office:value-type="float" office:value="847.616" calcext:value-type="float">
            <text:p>847.616</text:p>
          </table:table-cell>
          <table:table-cell office:value-type="float" office:value="863.9248" calcext:value-type="float">
            <text:p>863.9248</text:p>
          </table:table-cell>
          <table:table-cell office:value-type="float" office:value="334.8039" calcext:value-type="float">
            <text:p>334.8039</text:p>
          </table:table-cell>
          <table:table-cell office:value-type="float" office:value="449.4861" calcext:value-type="float">
            <text:p>449.4861</text:p>
          </table:table-cell>
          <table:table-cell office:value-type="float" office:value="389.3284" calcext:value-type="float">
            <text:p>389.3284</text:p>
          </table:table-cell>
          <table:table-cell office:value-type="float" office:value="336.9992" calcext:value-type="float">
            <text:p>336.99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4" calcext:value-type="float">
            <text:p>4012004</text:p>
          </table:table-cell>
          <table:table-cell office:value-type="float" office:value="473.5253" calcext:value-type="float">
            <text:p>473.5253</text:p>
          </table:table-cell>
          <table:table-cell office:value-type="float" office:value="5375.345" calcext:value-type="float">
            <text:p>5375.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41981" calcext:value-type="float">
            <text:p>-2.141981</text:p>
          </table:table-cell>
          <table:table-cell office:value-type="float" office:value="5.418049" calcext:value-type="float">
            <text:p>5.418049</text:p>
          </table:table-cell>
          <table:table-cell office:value-type="float" office:value="0" calcext:value-type="float">
            <text:p>0</text:p>
          </table:table-cell>
          <table:table-cell office:value-type="float" office:value="99.39081" calcext:value-type="float">
            <text:p>99.39081</text:p>
          </table:table-cell>
          <table:table-cell office:value-type="float" office:value="265.8478" calcext:value-type="float">
            <text:p>265.8478</text:p>
          </table:table-cell>
          <table:table-cell office:value-type="float" office:value="0.001524187" calcext:value-type="float">
            <text:p>0.001524187</text:p>
          </table:table-cell>
          <table:table-cell office:value-type="float" office:value="0" calcext:value-type="float">
            <text:p>0</text:p>
          </table:table-cell>
          <table:table-cell office:value-type="float" office:value="0.001903684" calcext:value-type="float">
            <text:p>0.001903684</text:p>
          </table:table-cell>
          <table:table-cell office:value-type="float" office:value="0.0118986" calcext:value-type="float">
            <text:p>0.0118986</text:p>
          </table:table-cell>
          <table:table-cell office:value-type="float" office:value="360" calcext:value-type="float">
            <text:p>360</text:p>
          </table:table-cell>
          <table:table-cell office:value-type="float" office:value="-2.154259" calcext:value-type="float">
            <text:p>-2.154259</text:p>
          </table:table-cell>
          <table:table-cell office:value-type="float" office:value="0" calcext:value-type="float">
            <text:p>0</text:p>
          </table:table-cell>
          <table:table-cell office:value-type="float" office:value="222.0907" calcext:value-type="float">
            <text:p>222.0907</text:p>
          </table:table-cell>
          <table:table-cell office:value-type="float" office:value="274.8907" calcext:value-type="float">
            <text:p>274.8907</text:p>
          </table:table-cell>
          <table:table-cell office:value-type="float" office:value="899.6977" calcext:value-type="float">
            <text:p>899.6977</text:p>
          </table:table-cell>
          <table:table-cell office:value-type="float" office:value="858.3016" calcext:value-type="float">
            <text:p>858.3016</text:p>
          </table:table-cell>
          <table:table-cell office:value-type="float" office:value="847.5953" calcext:value-type="float">
            <text:p>847.5953</text:p>
          </table:table-cell>
          <table:table-cell office:value-type="float" office:value="863.9072" calcext:value-type="float">
            <text:p>863.9072</text:p>
          </table:table-cell>
          <table:table-cell office:value-type="float" office:value="334.7871" calcext:value-type="float">
            <text:p>334.7871</text:p>
          </table:table-cell>
          <table:table-cell office:value-type="float" office:value="449.4772" calcext:value-type="float">
            <text:p>449.4772</text:p>
          </table:table-cell>
          <table:table-cell office:value-type="float" office:value="389.3233" calcext:value-type="float">
            <text:p>389.3233</text:p>
          </table:table-cell>
          <table:table-cell office:value-type="float" office:value="336.9935" calcext:value-type="float">
            <text:p>336.99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4" calcext:value-type="float">
            <text:p>5012004</text:p>
          </table:table-cell>
          <table:table-cell office:value-type="float" office:value="472.2338" calcext:value-type="float">
            <text:p>472.2338</text:p>
          </table:table-cell>
          <table:table-cell office:value-type="float" office:value="5375.621" calcext:value-type="float">
            <text:p>5375.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38561" calcext:value-type="float">
            <text:p>-3.138561</text:p>
          </table:table-cell>
          <table:table-cell office:value-type="float" office:value="7.863822" calcext:value-type="float">
            <text:p>7.863822</text:p>
          </table:table-cell>
          <table:table-cell office:value-type="float" office:value="0" calcext:value-type="float">
            <text:p>0</text:p>
          </table:table-cell>
          <table:table-cell office:value-type="float" office:value="99.62113" calcext:value-type="float">
            <text:p>99.62113</text:p>
          </table:table-cell>
          <table:table-cell office:value-type="float" office:value="264.6978" calcext:value-type="float">
            <text:p>264.6978</text:p>
          </table:table-cell>
          <table:table-cell office:value-type="float" office:value="0.001909422" calcext:value-type="float">
            <text:p>0.001909422</text:p>
          </table:table-cell>
          <table:table-cell office:value-type="float" office:value="0" calcext:value-type="float">
            <text:p>0</text:p>
          </table:table-cell>
          <table:table-cell office:value-type="float" office:value="0.002362589" calcext:value-type="float">
            <text:p>0.002362589</text:p>
          </table:table-cell>
          <table:table-cell office:value-type="float" office:value="0.01484012" calcext:value-type="float">
            <text:p>0.01484012</text:p>
          </table:table-cell>
          <table:table-cell office:value-type="float" office:value="360" calcext:value-type="float">
            <text:p>360</text:p>
          </table:table-cell>
          <table:table-cell office:value-type="float" office:value="-3.153854" calcext:value-type="float">
            <text:p>-3.153854</text:p>
          </table:table-cell>
          <table:table-cell office:value-type="float" office:value="0" calcext:value-type="float">
            <text:p>0</text:p>
          </table:table-cell>
          <table:table-cell office:value-type="float" office:value="222.3792" calcext:value-type="float">
            <text:p>222.3792</text:p>
          </table:table-cell>
          <table:table-cell office:value-type="float" office:value="274.8791" calcext:value-type="float">
            <text:p>274.8791</text:p>
          </table:table-cell>
          <table:table-cell office:value-type="float" office:value="899.6594" calcext:value-type="float">
            <text:p>899.6594</text:p>
          </table:table-cell>
          <table:table-cell office:value-type="float" office:value="858.2745" calcext:value-type="float">
            <text:p>858.2745</text:p>
          </table:table-cell>
          <table:table-cell office:value-type="float" office:value="847.5739" calcext:value-type="float">
            <text:p>847.5739</text:p>
          </table:table-cell>
          <table:table-cell office:value-type="float" office:value="863.8885" calcext:value-type="float">
            <text:p>863.8885</text:p>
          </table:table-cell>
          <table:table-cell office:value-type="float" office:value="334.77" calcext:value-type="float">
            <text:p>334.77</text:p>
          </table:table-cell>
          <table:table-cell office:value-type="float" office:value="449.4682" calcext:value-type="float">
            <text:p>449.4682</text:p>
          </table:table-cell>
          <table:table-cell office:value-type="float" office:value="389.3183" calcext:value-type="float">
            <text:p>389.3183</text:p>
          </table:table-cell>
          <table:table-cell office:value-type="float" office:value="336.9879" calcext:value-type="float">
            <text:p>336.98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4" calcext:value-type="float">
            <text:p>6012004</text:p>
          </table:table-cell>
          <table:table-cell office:value-type="float" office:value="470.7762" calcext:value-type="float">
            <text:p>470.7762</text:p>
          </table:table-cell>
          <table:table-cell office:value-type="float" office:value="5375.912" calcext:value-type="float">
            <text:p>5375.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79284" calcext:value-type="float">
            <text:p>-4.279284</text:p>
          </table:table-cell>
          <table:table-cell office:value-type="float" office:value="11.21747" calcext:value-type="float">
            <text:p>11.21747</text:p>
          </table:table-cell>
          <table:table-cell office:value-type="float" office:value="0" calcext:value-type="float">
            <text:p>0</text:p>
          </table:table-cell>
          <table:table-cell office:value-type="float" office:value="100.0112" calcext:value-type="float">
            <text:p>100.0112</text:p>
          </table:table-cell>
          <table:table-cell office:value-type="float" office:value="263.3871" calcext:value-type="float">
            <text:p>263.3871</text:p>
          </table:table-cell>
          <table:table-cell office:value-type="float" office:value="0.002278564" calcext:value-type="float">
            <text:p>0.002278564</text:p>
          </table:table-cell>
          <table:table-cell office:value-type="float" office:value="0" calcext:value-type="float">
            <text:p>0</text:p>
          </table:table-cell>
          <table:table-cell office:value-type="float" office:value="0.002824355" calcext:value-type="float">
            <text:p>0.002824355</text:p>
          </table:table-cell>
          <table:table-cell office:value-type="float" office:value="0.01779673" calcext:value-type="float">
            <text:p>0.01779673</text:p>
          </table:table-cell>
          <table:table-cell office:value-type="float" office:value="360" calcext:value-type="float">
            <text:p>360</text:p>
          </table:table-cell>
          <table:table-cell office:value-type="float" office:value="-4.297626" calcext:value-type="float">
            <text:p>-4.297626</text:p>
          </table:table-cell>
          <table:table-cell office:value-type="float" office:value="0" calcext:value-type="float">
            <text:p>0</text:p>
          </table:table-cell>
          <table:table-cell office:value-type="float" office:value="222.6863" calcext:value-type="float">
            <text:p>222.6863</text:p>
          </table:table-cell>
          <table:table-cell office:value-type="float" office:value="274.8667" calcext:value-type="float">
            <text:p>274.8667</text:p>
          </table:table-cell>
          <table:table-cell office:value-type="float" office:value="899.6179" calcext:value-type="float">
            <text:p>899.6179</text:p>
          </table:table-cell>
          <table:table-cell office:value-type="float" office:value="858.2458" calcext:value-type="float">
            <text:p>858.2458</text:p>
          </table:table-cell>
          <table:table-cell office:value-type="float" office:value="847.5501" calcext:value-type="float">
            <text:p>847.5501</text:p>
          </table:table-cell>
          <table:table-cell office:value-type="float" office:value="863.8682" calcext:value-type="float">
            <text:p>863.8682</text:p>
          </table:table-cell>
          <table:table-cell office:value-type="float" office:value="334.7521" calcext:value-type="float">
            <text:p>334.7521</text:p>
          </table:table-cell>
          <table:table-cell office:value-type="float" office:value="449.4591" calcext:value-type="float">
            <text:p>449.4591</text:p>
          </table:table-cell>
          <table:table-cell office:value-type="float" office:value="389.3133" calcext:value-type="float">
            <text:p>389.3133</text:p>
          </table:table-cell>
          <table:table-cell office:value-type="float" office:value="336.9823" calcext:value-type="float">
            <text:p>336.98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4" calcext:value-type="float">
            <text:p>7012004</text:p>
          </table:table-cell>
          <table:table-cell office:value-type="float" office:value="469.1602" calcext:value-type="float">
            <text:p>469.1602</text:p>
          </table:table-cell>
          <table:table-cell office:value-type="float" office:value="5376.218" calcext:value-type="float">
            <text:p>5376.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68748" calcext:value-type="float">
            <text:p>-5.568748</text:p>
          </table:table-cell>
          <table:table-cell office:value-type="float" office:value="14.90819" calcext:value-type="float">
            <text:p>14.90819</text:p>
          </table:table-cell>
          <table:table-cell office:value-type="float" office:value="0" calcext:value-type="float">
            <text:p>0</text:p>
          </table:table-cell>
          <table:table-cell office:value-type="float" office:value="100.5565" calcext:value-type="float">
            <text:p>100.5565</text:p>
          </table:table-cell>
          <table:table-cell office:value-type="float" office:value="261.9216" calcext:value-type="float">
            <text:p>261.9216</text:p>
          </table:table-cell>
          <table:table-cell office:value-type="float" office:value="0.002642452" calcext:value-type="float">
            <text:p>0.002642452</text:p>
          </table:table-cell>
          <table:table-cell office:value-type="float" office:value="0" calcext:value-type="float">
            <text:p>0</text:p>
          </table:table-cell>
          <table:table-cell office:value-type="float" office:value="0.003279316" calcext:value-type="float">
            <text:p>0.003279316</text:p>
          </table:table-cell>
          <table:table-cell office:value-type="float" office:value="0.02071854" calcext:value-type="float">
            <text:p>0.02071854</text:p>
          </table:table-cell>
          <table:table-cell office:value-type="float" office:value="360" calcext:value-type="float">
            <text:p>360</text:p>
          </table:table-cell>
          <table:table-cell office:value-type="float" office:value="-5.590103" calcext:value-type="float">
            <text:p>-5.590103</text:p>
          </table:table-cell>
          <table:table-cell office:value-type="float" office:value="0" calcext:value-type="float">
            <text:p>0</text:p>
          </table:table-cell>
          <table:table-cell office:value-type="float" office:value="223.0121" calcext:value-type="float">
            <text:p>223.0121</text:p>
          </table:table-cell>
          <table:table-cell office:value-type="float" office:value="274.8541" calcext:value-type="float">
            <text:p>274.8541</text:p>
          </table:table-cell>
          <table:table-cell office:value-type="float" office:value="899.5762" calcext:value-type="float">
            <text:p>899.5762</text:p>
          </table:table-cell>
          <table:table-cell office:value-type="float" office:value="858.2131" calcext:value-type="float">
            <text:p>858.2131</text:p>
          </table:table-cell>
          <table:table-cell office:value-type="float" office:value="847.5258" calcext:value-type="float">
            <text:p>847.5258</text:p>
          </table:table-cell>
          <table:table-cell office:value-type="float" office:value="863.8477" calcext:value-type="float">
            <text:p>863.8477</text:p>
          </table:table-cell>
          <table:table-cell office:value-type="float" office:value="334.7339" calcext:value-type="float">
            <text:p>334.7339</text:p>
          </table:table-cell>
          <table:table-cell office:value-type="float" office:value="449.4497" calcext:value-type="float">
            <text:p>449.4497</text:p>
          </table:table-cell>
          <table:table-cell office:value-type="float" office:value="389.3082" calcext:value-type="float">
            <text:p>389.3082</text:p>
          </table:table-cell>
          <table:table-cell office:value-type="float" office:value="336.9768" calcext:value-type="float">
            <text:p>336.97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4" calcext:value-type="float">
            <text:p>8012004</text:p>
          </table:table-cell>
          <table:table-cell office:value-type="float" office:value="467.3989" calcext:value-type="float">
            <text:p>467.3989</text:p>
          </table:table-cell>
          <table:table-cell office:value-type="float" office:value="5376.542" calcext:value-type="float">
            <text:p>5376.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974396" calcext:value-type="float">
            <text:p>-6.974396</text:p>
          </table:table-cell>
          <table:table-cell office:value-type="float" office:value="19.00525" calcext:value-type="float">
            <text:p>19.00525</text:p>
          </table:table-cell>
          <table:table-cell office:value-type="float" office:value="0" calcext:value-type="float">
            <text:p>0</text:p>
          </table:table-cell>
          <table:table-cell office:value-type="float" office:value="101.2447" calcext:value-type="float">
            <text:p>101.2447</text:p>
          </table:table-cell>
          <table:table-cell office:value-type="float" office:value="260.3111" calcext:value-type="float">
            <text:p>260.3111</text:p>
          </table:table-cell>
          <table:table-cell office:value-type="float" office:value="0.002987349" calcext:value-type="float">
            <text:p>0.002987349</text:p>
          </table:table-cell>
          <table:table-cell office:value-type="float" office:value="0" calcext:value-type="float">
            <text:p>0</text:p>
          </table:table-cell>
          <table:table-cell office:value-type="float" office:value="0.003720597" calcext:value-type="float">
            <text:p>0.003720597</text:p>
          </table:table-cell>
          <table:table-cell office:value-type="float" office:value="0.02357767" calcext:value-type="float">
            <text:p>0.02357767</text:p>
          </table:table-cell>
          <table:table-cell office:value-type="float" office:value="360" calcext:value-type="float">
            <text:p>360</text:p>
          </table:table-cell>
          <table:table-cell office:value-type="float" office:value="-6.998707" calcext:value-type="float">
            <text:p>-6.998707</text:p>
          </table:table-cell>
          <table:table-cell office:value-type="float" office:value="0" calcext:value-type="float">
            <text:p>0</text:p>
          </table:table-cell>
          <table:table-cell office:value-type="float" office:value="223.3573" calcext:value-type="float">
            <text:p>223.3573</text:p>
          </table:table-cell>
          <table:table-cell office:value-type="float" office:value="274.8408" calcext:value-type="float">
            <text:p>274.8408</text:p>
          </table:table-cell>
          <table:table-cell office:value-type="float" office:value="899.5336" calcext:value-type="float">
            <text:p>899.5336</text:p>
          </table:table-cell>
          <table:table-cell office:value-type="float" office:value="858.1805" calcext:value-type="float">
            <text:p>858.1805</text:p>
          </table:table-cell>
          <table:table-cell office:value-type="float" office:value="847.501" calcext:value-type="float">
            <text:p>847.501</text:p>
          </table:table-cell>
          <table:table-cell office:value-type="float" office:value="863.8268" calcext:value-type="float">
            <text:p>863.8268</text:p>
          </table:table-cell>
          <table:table-cell office:value-type="float" office:value="334.7157" calcext:value-type="float">
            <text:p>334.7157</text:p>
          </table:table-cell>
          <table:table-cell office:value-type="float" office:value="449.4402" calcext:value-type="float">
            <text:p>449.4402</text:p>
          </table:table-cell>
          <table:table-cell office:value-type="float" office:value="389.3032" calcext:value-type="float">
            <text:p>389.3032</text:p>
          </table:table-cell>
          <table:table-cell office:value-type="float" office:value="336.9713" calcext:value-type="float">
            <text:p>336.97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4" calcext:value-type="float">
            <text:p>9012004</text:p>
          </table:table-cell>
          <table:table-cell office:value-type="float" office:value="465.5514" calcext:value-type="float">
            <text:p>465.5514</text:p>
          </table:table-cell>
          <table:table-cell office:value-type="float" office:value="5376.876" calcext:value-type="float">
            <text:p>5376.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452368" calcext:value-type="float">
            <text:p>-8.452368</text:p>
          </table:table-cell>
          <table:table-cell office:value-type="float" office:value="23.31667" calcext:value-type="float">
            <text:p>23.31667</text:p>
          </table:table-cell>
          <table:table-cell office:value-type="float" office:value="0" calcext:value-type="float">
            <text:p>0</text:p>
          </table:table-cell>
          <table:table-cell office:value-type="float" office:value="102.0103" calcext:value-type="float">
            <text:p>102.0103</text:p>
          </table:table-cell>
          <table:table-cell office:value-type="float" office:value="258.6139" calcext:value-type="float">
            <text:p>258.6139</text:p>
          </table:table-cell>
          <table:table-cell office:value-type="float" office:value="0.003313123" calcext:value-type="float">
            <text:p>0.003313123</text:p>
          </table:table-cell>
          <table:table-cell office:value-type="float" office:value="0" calcext:value-type="float">
            <text:p>0</text:p>
          </table:table-cell>
          <table:table-cell office:value-type="float" office:value="0.004152081" calcext:value-type="float">
            <text:p>0.004152081</text:p>
          </table:table-cell>
          <table:table-cell office:value-type="float" office:value="0.02638397" calcext:value-type="float">
            <text:p>0.02638397</text:p>
          </table:table-cell>
          <table:table-cell office:value-type="float" office:value="360" calcext:value-type="float">
            <text:p>360</text:p>
          </table:table-cell>
          <table:table-cell office:value-type="float" office:value="-8.479591" calcext:value-type="float">
            <text:p>-8.479591</text:p>
          </table:table-cell>
          <table:table-cell office:value-type="float" office:value="0" calcext:value-type="float">
            <text:p>0</text:p>
          </table:table-cell>
          <table:table-cell office:value-type="float" office:value="223.7182" calcext:value-type="float">
            <text:p>223.7182</text:p>
          </table:table-cell>
          <table:table-cell office:value-type="float" office:value="274.8275" calcext:value-type="float">
            <text:p>274.8275</text:p>
          </table:table-cell>
          <table:table-cell office:value-type="float" office:value="899.4879" calcext:value-type="float">
            <text:p>899.4879</text:p>
          </table:table-cell>
          <table:table-cell office:value-type="float" office:value="858.1473" calcext:value-type="float">
            <text:p>858.1473</text:p>
          </table:table-cell>
          <table:table-cell office:value-type="float" office:value="847.4759" calcext:value-type="float">
            <text:p>847.4759</text:p>
          </table:table-cell>
          <table:table-cell office:value-type="float" office:value="863.8057" calcext:value-type="float">
            <text:p>863.8057</text:p>
          </table:table-cell>
          <table:table-cell office:value-type="float" office:value="334.6973" calcext:value-type="float">
            <text:p>334.6973</text:p>
          </table:table-cell>
          <table:table-cell office:value-type="float" office:value="449.4305" calcext:value-type="float">
            <text:p>449.4305</text:p>
          </table:table-cell>
          <table:table-cell office:value-type="float" office:value="389.2982" calcext:value-type="float">
            <text:p>389.2982</text:p>
          </table:table-cell>
          <table:table-cell office:value-type="float" office:value="336.9659" calcext:value-type="float">
            <text:p>336.96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4" calcext:value-type="float">
            <text:p>10012004</text:p>
          </table:table-cell>
          <table:table-cell office:value-type="float" office:value="463.6957" calcext:value-type="float">
            <text:p>463.6957</text:p>
          </table:table-cell>
          <table:table-cell office:value-type="float" office:value="5377.212" calcext:value-type="float">
            <text:p>5377.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945651" calcext:value-type="float">
            <text:p>-9.945651</text:p>
          </table:table-cell>
          <table:table-cell office:value-type="float" office:value="27.50959" calcext:value-type="float">
            <text:p>27.50959</text:p>
          </table:table-cell>
          <table:table-cell office:value-type="float" office:value="0" calcext:value-type="float">
            <text:p>0</text:p>
          </table:table-cell>
          <table:table-cell office:value-type="float" office:value="102.7795" calcext:value-type="float">
            <text:p>102.7795</text:p>
          </table:table-cell>
          <table:table-cell office:value-type="float" office:value="256.9106" calcext:value-type="float">
            <text:p>256.9106</text:p>
          </table:table-cell>
          <table:table-cell office:value-type="float" office:value="0.003623593" calcext:value-type="float">
            <text:p>0.003623593</text:p>
          </table:table-cell>
          <table:table-cell office:value-type="float" office:value="0" calcext:value-type="float">
            <text:p>0</text:p>
          </table:table-cell>
          <table:table-cell office:value-type="float" office:value="0.004579927" calcext:value-type="float">
            <text:p>0.004579927</text:p>
          </table:table-cell>
          <table:table-cell office:value-type="float" office:value="0.02916598" calcext:value-type="float">
            <text:p>0.02916598</text:p>
          </table:table-cell>
          <table:table-cell office:value-type="float" office:value="360" calcext:value-type="float">
            <text:p>360</text:p>
          </table:table-cell>
          <table:table-cell office:value-type="float" office:value="-9.975773" calcext:value-type="float">
            <text:p>-9.975773</text:p>
          </table:table-cell>
          <table:table-cell office:value-type="float" office:value="0" calcext:value-type="float">
            <text:p>0</text:p>
          </table:table-cell>
          <table:table-cell office:value-type="float" office:value="224.0829" calcext:value-type="float">
            <text:p>224.0829</text:p>
          </table:table-cell>
          <table:table-cell office:value-type="float" office:value="274.8141" calcext:value-type="float">
            <text:p>274.8141</text:p>
          </table:table-cell>
          <table:table-cell office:value-type="float" office:value="899.4403" calcext:value-type="float">
            <text:p>899.4403</text:p>
          </table:table-cell>
          <table:table-cell office:value-type="float" office:value="858.1137" calcext:value-type="float">
            <text:p>858.1137</text:p>
          </table:table-cell>
          <table:table-cell office:value-type="float" office:value="847.4508" calcext:value-type="float">
            <text:p>847.4508</text:p>
          </table:table-cell>
          <table:table-cell office:value-type="float" office:value="863.7845" calcext:value-type="float">
            <text:p>863.7845</text:p>
          </table:table-cell>
          <table:table-cell office:value-type="float" office:value="334.6787" calcext:value-type="float">
            <text:p>334.6787</text:p>
          </table:table-cell>
          <table:table-cell office:value-type="float" office:value="449.4206" calcext:value-type="float">
            <text:p>449.4206</text:p>
          </table:table-cell>
          <table:table-cell office:value-type="float" office:value="389.2931" calcext:value-type="float">
            <text:p>389.2931</text:p>
          </table:table-cell>
          <table:table-cell office:value-type="float" office:value="336.9604" calcext:value-type="float">
            <text:p>336.96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4" calcext:value-type="float">
            <text:p>11012004</text:p>
          </table:table-cell>
          <table:table-cell office:value-type="float" office:value="461.7631" calcext:value-type="float">
            <text:p>461.7631</text:p>
          </table:table-cell>
          <table:table-cell office:value-type="float" office:value="5377.568" calcext:value-type="float">
            <text:p>5377.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1062" calcext:value-type="float">
            <text:p>-11.51062</text:p>
          </table:table-cell>
          <table:table-cell office:value-type="float" office:value="32.31015" calcext:value-type="float">
            <text:p>32.31015</text:p>
          </table:table-cell>
          <table:table-cell office:value-type="float" office:value="0" calcext:value-type="float">
            <text:p>0</text:p>
          </table:table-cell>
          <table:table-cell office:value-type="float" office:value="103.5796" calcext:value-type="float">
            <text:p>103.5796</text:p>
          </table:table-cell>
          <table:table-cell office:value-type="float" office:value="255.1346" calcext:value-type="float">
            <text:p>255.1346</text:p>
          </table:table-cell>
          <table:table-cell office:value-type="float" office:value="0.003938134" calcext:value-type="float">
            <text:p>0.003938134</text:p>
          </table:table-cell>
          <table:table-cell office:value-type="float" office:value="0" calcext:value-type="float">
            <text:p>0</text:p>
          </table:table-cell>
          <table:table-cell office:value-type="float" office:value="0.005004646" calcext:value-type="float">
            <text:p>0.005004646</text:p>
          </table:table-cell>
          <table:table-cell office:value-type="float" office:value="0.03192183" calcext:value-type="float">
            <text:p>0.03192183</text:p>
          </table:table-cell>
          <table:table-cell office:value-type="float" office:value="360" calcext:value-type="float">
            <text:p>360</text:p>
          </table:table-cell>
          <table:table-cell office:value-type="float" office:value="-11.54361" calcext:value-type="float">
            <text:p>-11.54361</text:p>
          </table:table-cell>
          <table:table-cell office:value-type="float" office:value="0" calcext:value-type="float">
            <text:p>0</text:p>
          </table:table-cell>
          <table:table-cell office:value-type="float" office:value="224.4627" calcext:value-type="float">
            <text:p>224.4627</text:p>
          </table:table-cell>
          <table:table-cell office:value-type="float" office:value="274.8003" calcext:value-type="float">
            <text:p>274.8003</text:p>
          </table:table-cell>
          <table:table-cell office:value-type="float" office:value="899.393" calcext:value-type="float">
            <text:p>899.393</text:p>
          </table:table-cell>
          <table:table-cell office:value-type="float" office:value="858.0795" calcext:value-type="float">
            <text:p>858.0795</text:p>
          </table:table-cell>
          <table:table-cell office:value-type="float" office:value="847.4257" calcext:value-type="float">
            <text:p>847.4257</text:p>
          </table:table-cell>
          <table:table-cell office:value-type="float" office:value="863.7633" calcext:value-type="float">
            <text:p>863.7633</text:p>
          </table:table-cell>
          <table:table-cell office:value-type="float" office:value="334.6601" calcext:value-type="float">
            <text:p>334.6601</text:p>
          </table:table-cell>
          <table:table-cell office:value-type="float" office:value="449.4107" calcext:value-type="float">
            <text:p>449.4107</text:p>
          </table:table-cell>
          <table:table-cell office:value-type="float" office:value="389.288" calcext:value-type="float">
            <text:p>389.288</text:p>
          </table:table-cell>
          <table:table-cell office:value-type="float" office:value="336.955" calcext:value-type="float">
            <text:p>336.9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4" calcext:value-type="float">
            <text:p>12012004</text:p>
          </table:table-cell>
          <table:table-cell office:value-type="float" office:value="459.7603" calcext:value-type="float">
            <text:p>459.7603</text:p>
          </table:table-cell>
          <table:table-cell office:value-type="float" office:value="5377.94" calcext:value-type="float">
            <text:p>5377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13229" calcext:value-type="float">
            <text:p>-13.13229</text:p>
          </table:table-cell>
          <table:table-cell office:value-type="float" office:value="36.25237" calcext:value-type="float">
            <text:p>36.25237</text:p>
          </table:table-cell>
          <table:table-cell office:value-type="float" office:value="0" calcext:value-type="float">
            <text:p>0</text:p>
          </table:table-cell>
          <table:table-cell office:value-type="float" office:value="104.4048" calcext:value-type="float">
            <text:p>104.4048</text:p>
          </table:table-cell>
          <table:table-cell office:value-type="float" office:value="253.2952" calcext:value-type="float">
            <text:p>253.2952</text:p>
          </table:table-cell>
          <table:table-cell office:value-type="float" office:value="0.004251905" calcext:value-type="float">
            <text:p>0.004251905</text:p>
          </table:table-cell>
          <table:table-cell office:value-type="float" office:value="0" calcext:value-type="float">
            <text:p>0</text:p>
          </table:table-cell>
          <table:table-cell office:value-type="float" office:value="0.005426574" calcext:value-type="float">
            <text:p>0.005426574</text:p>
          </table:table-cell>
          <table:table-cell office:value-type="float" office:value="0.03465153" calcext:value-type="float">
            <text:p>0.03465153</text:p>
          </table:table-cell>
          <table:table-cell office:value-type="float" office:value="360" calcext:value-type="float">
            <text:p>360</text:p>
          </table:table-cell>
          <table:table-cell office:value-type="float" office:value="-13.16811" calcext:value-type="float">
            <text:p>-13.16811</text:p>
          </table:table-cell>
          <table:table-cell office:value-type="float" office:value="0" calcext:value-type="float">
            <text:p>0</text:p>
          </table:table-cell>
          <table:table-cell office:value-type="float" office:value="224.8548" calcext:value-type="float">
            <text:p>224.8548</text:p>
          </table:table-cell>
          <table:table-cell office:value-type="float" office:value="274.7862" calcext:value-type="float">
            <text:p>274.7862</text:p>
          </table:table-cell>
          <table:table-cell office:value-type="float" office:value="899.3441" calcext:value-type="float">
            <text:p>899.3441</text:p>
          </table:table-cell>
          <table:table-cell office:value-type="float" office:value="858.0447" calcext:value-type="float">
            <text:p>858.0447</text:p>
          </table:table-cell>
          <table:table-cell office:value-type="float" office:value="847.4" calcext:value-type="float">
            <text:p>847.4</text:p>
          </table:table-cell>
          <table:table-cell office:value-type="float" office:value="863.7418" calcext:value-type="float">
            <text:p>863.7418</text:p>
          </table:table-cell>
          <table:table-cell office:value-type="float" office:value="334.6412" calcext:value-type="float">
            <text:p>334.6412</text:p>
          </table:table-cell>
          <table:table-cell office:value-type="float" office:value="449.4008" calcext:value-type="float">
            <text:p>449.4008</text:p>
          </table:table-cell>
          <table:table-cell office:value-type="float" office:value="389.2829" calcext:value-type="float">
            <text:p>389.2829</text:p>
          </table:table-cell>
          <table:table-cell office:value-type="float" office:value="336.9496" calcext:value-type="float">
            <text:p>336.94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4" calcext:value-type="float">
            <text:p>13012004</text:p>
          </table:table-cell>
          <table:table-cell office:value-type="float" office:value="457.8594" calcext:value-type="float">
            <text:p>457.8594</text:p>
          </table:table-cell>
          <table:table-cell office:value-type="float" office:value="5378.301" calcext:value-type="float">
            <text:p>5378.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64513" calcext:value-type="float">
            <text:p>-14.64513</text:p>
          </table:table-cell>
          <table:table-cell office:value-type="float" office:value="40.5005" calcext:value-type="float">
            <text:p>40.5005</text:p>
          </table:table-cell>
          <table:table-cell office:value-type="float" office:value="0" calcext:value-type="float">
            <text:p>0</text:p>
          </table:table-cell>
          <table:table-cell office:value-type="float" office:value="105.1359" calcext:value-type="float">
            <text:p>105.1359</text:p>
          </table:table-cell>
          <table:table-cell office:value-type="float" office:value="251.5568" calcext:value-type="float">
            <text:p>251.5568</text:p>
          </table:table-cell>
          <table:table-cell office:value-type="float" office:value="0.004556251" calcext:value-type="float">
            <text:p>0.004556251</text:p>
          </table:table-cell>
          <table:table-cell office:value-type="float" office:value="0" calcext:value-type="float">
            <text:p>0</text:p>
          </table:table-cell>
          <table:table-cell office:value-type="float" office:value="0.005846056" calcext:value-type="float">
            <text:p>0.005846056</text:p>
          </table:table-cell>
          <table:table-cell office:value-type="float" office:value="0.03734989" calcext:value-type="float">
            <text:p>0.03734989</text:p>
          </table:table-cell>
          <table:table-cell office:value-type="float" office:value="360" calcext:value-type="float">
            <text:p>360</text:p>
          </table:table-cell>
          <table:table-cell office:value-type="float" office:value="-14.68377" calcext:value-type="float">
            <text:p>-14.68377</text:p>
          </table:table-cell>
          <table:table-cell office:value-type="float" office:value="0" calcext:value-type="float">
            <text:p>0</text:p>
          </table:table-cell>
          <table:table-cell office:value-type="float" office:value="225.2374" calcext:value-type="float">
            <text:p>225.2374</text:p>
          </table:table-cell>
          <table:table-cell office:value-type="float" office:value="274.7722" calcext:value-type="float">
            <text:p>274.7722</text:p>
          </table:table-cell>
          <table:table-cell office:value-type="float" office:value="899.2959" calcext:value-type="float">
            <text:p>899.2959</text:p>
          </table:table-cell>
          <table:table-cell office:value-type="float" office:value="858.0095" calcext:value-type="float">
            <text:p>858.0095</text:p>
          </table:table-cell>
          <table:table-cell office:value-type="float" office:value="847.3743" calcext:value-type="float">
            <text:p>847.3743</text:p>
          </table:table-cell>
          <table:table-cell office:value-type="float" office:value="863.7202" calcext:value-type="float">
            <text:p>863.7202</text:p>
          </table:table-cell>
          <table:table-cell office:value-type="float" office:value="334.6222" calcext:value-type="float">
            <text:p>334.6222</text:p>
          </table:table-cell>
          <table:table-cell office:value-type="float" office:value="449.3906" calcext:value-type="float">
            <text:p>449.3906</text:p>
          </table:table-cell>
          <table:table-cell office:value-type="float" office:value="389.2777" calcext:value-type="float">
            <text:p>389.2777</text:p>
          </table:table-cell>
          <table:table-cell office:value-type="float" office:value="336.9444" calcext:value-type="float">
            <text:p>336.9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4" calcext:value-type="float">
            <text:p>14012004</text:p>
          </table:table-cell>
          <table:table-cell office:value-type="float" office:value="456.0115" calcext:value-type="float">
            <text:p>456.0115</text:p>
          </table:table-cell>
          <table:table-cell office:value-type="float" office:value="5378.66" calcext:value-type="float">
            <text:p>5378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13584" calcext:value-type="float">
            <text:p>-16.13584</text:p>
          </table:table-cell>
          <table:table-cell office:value-type="float" office:value="45.02735" calcext:value-type="float">
            <text:p>45.02735</text:p>
          </table:table-cell>
          <table:table-cell office:value-type="float" office:value="0" calcext:value-type="float">
            <text:p>0</text:p>
          </table:table-cell>
          <table:table-cell office:value-type="float" office:value="105.8094" calcext:value-type="float">
            <text:p>105.8094</text:p>
          </table:table-cell>
          <table:table-cell office:value-type="float" office:value="249.8698" calcext:value-type="float">
            <text:p>249.8698</text:p>
          </table:table-cell>
          <table:table-cell office:value-type="float" office:value="0.00486919" calcext:value-type="float">
            <text:p>0.00486919</text:p>
          </table:table-cell>
          <table:table-cell office:value-type="float" office:value="0" calcext:value-type="float">
            <text:p>0</text:p>
          </table:table-cell>
          <table:table-cell office:value-type="float" office:value="0.006263489" calcext:value-type="float">
            <text:p>0.006263489</text:p>
          </table:table-cell>
          <table:table-cell office:value-type="float" office:value="0.04002792" calcext:value-type="float">
            <text:p>0.04002792</text:p>
          </table:table-cell>
          <table:table-cell office:value-type="float" office:value="360" calcext:value-type="float">
            <text:p>360</text:p>
          </table:table-cell>
          <table:table-cell office:value-type="float" office:value="-16.17726" calcext:value-type="float">
            <text:p>-16.17726</text:p>
          </table:table-cell>
          <table:table-cell office:value-type="float" office:value="0" calcext:value-type="float">
            <text:p>0</text:p>
          </table:table-cell>
          <table:table-cell office:value-type="float" office:value="225.6181" calcext:value-type="float">
            <text:p>225.6181</text:p>
          </table:table-cell>
          <table:table-cell office:value-type="float" office:value="274.7584" calcext:value-type="float">
            <text:p>274.7584</text:p>
          </table:table-cell>
          <table:table-cell office:value-type="float" office:value="899.2488" calcext:value-type="float">
            <text:p>899.2488</text:p>
          </table:table-cell>
          <table:table-cell office:value-type="float" office:value="857.9745" calcext:value-type="float">
            <text:p>857.9745</text:p>
          </table:table-cell>
          <table:table-cell office:value-type="float" office:value="847.3488" calcext:value-type="float">
            <text:p>847.3488</text:p>
          </table:table-cell>
          <table:table-cell office:value-type="float" office:value="863.6987" calcext:value-type="float">
            <text:p>863.6987</text:p>
          </table:table-cell>
          <table:table-cell office:value-type="float" office:value="334.6033" calcext:value-type="float">
            <text:p>334.6033</text:p>
          </table:table-cell>
          <table:table-cell office:value-type="float" office:value="449.3804" calcext:value-type="float">
            <text:p>449.3804</text:p>
          </table:table-cell>
          <table:table-cell office:value-type="float" office:value="389.2726" calcext:value-type="float">
            <text:p>389.2726</text:p>
          </table:table-cell>
          <table:table-cell office:value-type="float" office:value="336.9391" calcext:value-type="float">
            <text:p>336.93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4" calcext:value-type="float">
            <text:p>15012004</text:p>
          </table:table-cell>
          <table:table-cell office:value-type="float" office:value="454.2749" calcext:value-type="float">
            <text:p>454.2749</text:p>
          </table:table-cell>
          <table:table-cell office:value-type="float" office:value="5379.004" calcext:value-type="float">
            <text:p>5379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1777" calcext:value-type="float">
            <text:p>-17.51777</text:p>
          </table:table-cell>
          <table:table-cell office:value-type="float" office:value="48.19595" calcext:value-type="float">
            <text:p>48.19595</text:p>
          </table:table-cell>
          <table:table-cell office:value-type="float" office:value="0" calcext:value-type="float">
            <text:p>0</text:p>
          </table:table-cell>
          <table:table-cell office:value-type="float" office:value="106.393" calcext:value-type="float">
            <text:p>106.393</text:p>
          </table:table-cell>
          <table:table-cell office:value-type="float" office:value="248.2912" calcext:value-type="float">
            <text:p>248.2912</text:p>
          </table:table-cell>
          <table:table-cell office:value-type="float" office:value="0.005174241" calcext:value-type="float">
            <text:p>0.005174241</text:p>
          </table:table-cell>
          <table:table-cell office:value-type="float" office:value="0" calcext:value-type="float">
            <text:p>0</text:p>
          </table:table-cell>
          <table:table-cell office:value-type="float" office:value="0.006679289" calcext:value-type="float">
            <text:p>0.006679289</text:p>
          </table:table-cell>
          <table:table-cell office:value-type="float" office:value="0.04267514" calcext:value-type="float">
            <text:p>0.04267514</text:p>
          </table:table-cell>
          <table:table-cell office:value-type="float" office:value="360" calcext:value-type="float">
            <text:p>360</text:p>
          </table:table-cell>
          <table:table-cell office:value-type="float" office:value="-17.56194" calcext:value-type="float">
            <text:p>-17.56194</text:p>
          </table:table-cell>
          <table:table-cell office:value-type="float" office:value="0" calcext:value-type="float">
            <text:p>0</text:p>
          </table:table-cell>
          <table:table-cell office:value-type="float" office:value="225.9843" calcext:value-type="float">
            <text:p>225.9843</text:p>
          </table:table-cell>
          <table:table-cell office:value-type="float" office:value="274.745" calcext:value-type="float">
            <text:p>274.745</text:p>
          </table:table-cell>
          <table:table-cell office:value-type="float" office:value="899.2028" calcext:value-type="float">
            <text:p>899.2028</text:p>
          </table:table-cell>
          <table:table-cell office:value-type="float" office:value="857.9405" calcext:value-type="float">
            <text:p>857.9405</text:p>
          </table:table-cell>
          <table:table-cell office:value-type="float" office:value="847.3236" calcext:value-type="float">
            <text:p>847.3236</text:p>
          </table:table-cell>
          <table:table-cell office:value-type="float" office:value="863.6774" calcext:value-type="float">
            <text:p>863.6774</text:p>
          </table:table-cell>
          <table:table-cell office:value-type="float" office:value="334.5846" calcext:value-type="float">
            <text:p>334.5846</text:p>
          </table:table-cell>
          <table:table-cell office:value-type="float" office:value="449.3702" calcext:value-type="float">
            <text:p>449.3702</text:p>
          </table:table-cell>
          <table:table-cell office:value-type="float" office:value="389.2675" calcext:value-type="float">
            <text:p>389.2675</text:p>
          </table:table-cell>
          <table:table-cell office:value-type="float" office:value="336.9338" calcext:value-type="float">
            <text:p>336.93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4" calcext:value-type="float">
            <text:p>16012004</text:p>
          </table:table-cell>
          <table:table-cell office:value-type="float" office:value="452.6521" calcext:value-type="float">
            <text:p>452.6521</text:p>
          </table:table-cell>
          <table:table-cell office:value-type="float" office:value="5379.337" calcext:value-type="float">
            <text:p>5379.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78434" calcext:value-type="float">
            <text:p>-18.78434</text:p>
          </table:table-cell>
          <table:table-cell office:value-type="float" office:value="51.4558" calcext:value-type="float">
            <text:p>51.4558</text:p>
          </table:table-cell>
          <table:table-cell office:value-type="float" office:value="0" calcext:value-type="float">
            <text:p>0</text:p>
          </table:table-cell>
          <table:table-cell office:value-type="float" office:value="106.8893" calcext:value-type="float">
            <text:p>106.8893</text:p>
          </table:table-cell>
          <table:table-cell office:value-type="float" office:value="246.8216" calcext:value-type="float">
            <text:p>246.8216</text:p>
          </table:table-cell>
          <table:table-cell office:value-type="float" office:value="0.00546799" calcext:value-type="float">
            <text:p>0.00546799</text:p>
          </table:table-cell>
          <table:table-cell office:value-type="float" office:value="0" calcext:value-type="float">
            <text:p>0</text:p>
          </table:table-cell>
          <table:table-cell office:value-type="float" office:value="0.007093852" calcext:value-type="float">
            <text:p>0.007093852</text:p>
          </table:table-cell>
          <table:table-cell office:value-type="float" office:value="0.04530791" calcext:value-type="float">
            <text:p>0.04530791</text:p>
          </table:table-cell>
          <table:table-cell office:value-type="float" office:value="360" calcext:value-type="float">
            <text:p>360</text:p>
          </table:table-cell>
          <table:table-cell office:value-type="float" office:value="-18.83127" calcext:value-type="float">
            <text:p>-18.83127</text:p>
          </table:table-cell>
          <table:table-cell office:value-type="float" office:value="0" calcext:value-type="float">
            <text:p>0</text:p>
          </table:table-cell>
          <table:table-cell office:value-type="float" office:value="226.3361" calcext:value-type="float">
            <text:p>226.3361</text:p>
          </table:table-cell>
          <table:table-cell office:value-type="float" office:value="274.7318" calcext:value-type="float">
            <text:p>274.7318</text:p>
          </table:table-cell>
          <table:table-cell office:value-type="float" office:value="899.1597" calcext:value-type="float">
            <text:p>899.1597</text:p>
          </table:table-cell>
          <table:table-cell office:value-type="float" office:value="857.9084" calcext:value-type="float">
            <text:p>857.9084</text:p>
          </table:table-cell>
          <table:table-cell office:value-type="float" office:value="847.2991" calcext:value-type="float">
            <text:p>847.2991</text:p>
          </table:table-cell>
          <table:table-cell office:value-type="float" office:value="863.6566" calcext:value-type="float">
            <text:p>863.6566</text:p>
          </table:table-cell>
          <table:table-cell office:value-type="float" office:value="334.5662" calcext:value-type="float">
            <text:p>334.5662</text:p>
          </table:table-cell>
          <table:table-cell office:value-type="float" office:value="449.3602" calcext:value-type="float">
            <text:p>449.3602</text:p>
          </table:table-cell>
          <table:table-cell office:value-type="float" office:value="389.2624" calcext:value-type="float">
            <text:p>389.2624</text:p>
          </table:table-cell>
          <table:table-cell office:value-type="float" office:value="336.9286" calcext:value-type="float">
            <text:p>336.92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4" calcext:value-type="float">
            <text:p>17012004</text:p>
          </table:table-cell>
          <table:table-cell office:value-type="float" office:value="451.0549" calcext:value-type="float">
            <text:p>451.0549</text:p>
          </table:table-cell>
          <table:table-cell office:value-type="float" office:value="5379.672" calcext:value-type="float">
            <text:p>5379.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03454" calcext:value-type="float">
            <text:p>-20.03454</text:p>
          </table:table-cell>
          <table:table-cell office:value-type="float" office:value="54.86142" calcext:value-type="float">
            <text:p>54.86142</text:p>
          </table:table-cell>
          <table:table-cell office:value-type="float" office:value="0" calcext:value-type="float">
            <text:p>0</text:p>
          </table:table-cell>
          <table:table-cell office:value-type="float" office:value="107.355" calcext:value-type="float">
            <text:p>107.355</text:p>
          </table:table-cell>
          <table:table-cell office:value-type="float" office:value="245.3744" calcext:value-type="float">
            <text:p>245.3744</text:p>
          </table:table-cell>
          <table:table-cell office:value-type="float" office:value="0.005761085" calcext:value-type="float">
            <text:p>0.005761085</text:p>
          </table:table-cell>
          <table:table-cell office:value-type="float" office:value="0" calcext:value-type="float">
            <text:p>0</text:p>
          </table:table-cell>
          <table:table-cell office:value-type="float" office:value="0.007507516" calcext:value-type="float">
            <text:p>0.007507516</text:p>
          </table:table-cell>
          <table:table-cell office:value-type="float" office:value="0.04793243" calcext:value-type="float">
            <text:p>0.04793243</text:p>
          </table:table-cell>
          <table:table-cell office:value-type="float" office:value="360" calcext:value-type="float">
            <text:p>360</text:p>
          </table:table-cell>
          <table:table-cell office:value-type="float" office:value="-20.08422" calcext:value-type="float">
            <text:p>-20.08422</text:p>
          </table:table-cell>
          <table:table-cell office:value-type="float" office:value="0" calcext:value-type="float">
            <text:p>0</text:p>
          </table:table-cell>
          <table:table-cell office:value-type="float" office:value="226.6876" calcext:value-type="float">
            <text:p>226.6876</text:p>
          </table:table-cell>
          <table:table-cell office:value-type="float" office:value="274.7186" calcext:value-type="float">
            <text:p>274.7186</text:p>
          </table:table-cell>
          <table:table-cell office:value-type="float" office:value="899.1177" calcext:value-type="float">
            <text:p>899.1177</text:p>
          </table:table-cell>
          <table:table-cell office:value-type="float" office:value="857.8787" calcext:value-type="float">
            <text:p>857.8787</text:p>
          </table:table-cell>
          <table:table-cell office:value-type="float" office:value="847.2749" calcext:value-type="float">
            <text:p>847.2749</text:p>
          </table:table-cell>
          <table:table-cell office:value-type="float" office:value="863.6362" calcext:value-type="float">
            <text:p>863.6362</text:p>
          </table:table-cell>
          <table:table-cell office:value-type="float" office:value="334.5482" calcext:value-type="float">
            <text:p>334.5482</text:p>
          </table:table-cell>
          <table:table-cell office:value-type="float" office:value="449.3503" calcext:value-type="float">
            <text:p>449.3503</text:p>
          </table:table-cell>
          <table:table-cell office:value-type="float" office:value="389.2573" calcext:value-type="float">
            <text:p>389.2573</text:p>
          </table:table-cell>
          <table:table-cell office:value-type="float" office:value="336.9234" calcext:value-type="float">
            <text:p>336.92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4" calcext:value-type="float">
            <text:p>18012004</text:p>
          </table:table-cell>
          <table:table-cell office:value-type="float" office:value="449.4704" calcext:value-type="float">
            <text:p>449.4704</text:p>
          </table:table-cell>
          <table:table-cell office:value-type="float" office:value="5380.009" calcext:value-type="float">
            <text:p>538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26629" calcext:value-type="float">
            <text:p>-21.26629</text:p>
          </table:table-cell>
          <table:table-cell office:value-type="float" office:value="57.9492" calcext:value-type="float">
            <text:p>57.9492</text:p>
          </table:table-cell>
          <table:table-cell office:value-type="float" office:value="0" calcext:value-type="float">
            <text:p>0</text:p>
          </table:table-cell>
          <table:table-cell office:value-type="float" office:value="107.7995" calcext:value-type="float">
            <text:p>107.7995</text:p>
          </table:table-cell>
          <table:table-cell office:value-type="float" office:value="243.938" calcext:value-type="float">
            <text:p>243.938</text:p>
          </table:table-cell>
          <table:table-cell office:value-type="float" office:value="0.006050811" calcext:value-type="float">
            <text:p>0.006050811</text:p>
          </table:table-cell>
          <table:table-cell office:value-type="float" office:value="0" calcext:value-type="float">
            <text:p>0</text:p>
          </table:table-cell>
          <table:table-cell office:value-type="float" office:value="0.007920578" calcext:value-type="float">
            <text:p>0.007920578</text:p>
          </table:table-cell>
          <table:table-cell office:value-type="float" office:value="0.05053721" calcext:value-type="float">
            <text:p>0.05053721</text:p>
          </table:table-cell>
          <table:table-cell office:value-type="float" office:value="360" calcext:value-type="float">
            <text:p>360</text:p>
          </table:table-cell>
          <table:table-cell office:value-type="float" office:value="-21.3187" calcext:value-type="float">
            <text:p>-21.3187</text:p>
          </table:table-cell>
          <table:table-cell office:value-type="float" office:value="0" calcext:value-type="float">
            <text:p>0</text:p>
          </table:table-cell>
          <table:table-cell office:value-type="float" office:value="227.0418" calcext:value-type="float">
            <text:p>227.0418</text:p>
          </table:table-cell>
          <table:table-cell office:value-type="float" office:value="274.7055" calcext:value-type="float">
            <text:p>274.7055</text:p>
          </table:table-cell>
          <table:table-cell office:value-type="float" office:value="899.0757" calcext:value-type="float">
            <text:p>899.0757</text:p>
          </table:table-cell>
          <table:table-cell office:value-type="float" office:value="857.8508" calcext:value-type="float">
            <text:p>857.8508</text:p>
          </table:table-cell>
          <table:table-cell office:value-type="float" office:value="847.251" calcext:value-type="float">
            <text:p>847.251</text:p>
          </table:table-cell>
          <table:table-cell office:value-type="float" office:value="863.616" calcext:value-type="float">
            <text:p>863.616</text:p>
          </table:table-cell>
          <table:table-cell office:value-type="float" office:value="334.5305" calcext:value-type="float">
            <text:p>334.5305</text:p>
          </table:table-cell>
          <table:table-cell office:value-type="float" office:value="449.3404" calcext:value-type="float">
            <text:p>449.3404</text:p>
          </table:table-cell>
          <table:table-cell office:value-type="float" office:value="389.2523" calcext:value-type="float">
            <text:p>389.2523</text:p>
          </table:table-cell>
          <table:table-cell office:value-type="float" office:value="336.9181" calcext:value-type="float">
            <text:p>336.91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4" calcext:value-type="float">
            <text:p>19012004</text:p>
          </table:table-cell>
          <table:table-cell office:value-type="float" office:value="447.8963" calcext:value-type="float">
            <text:p>447.8963</text:p>
          </table:table-cell>
          <table:table-cell office:value-type="float" office:value="5380.348" calcext:value-type="float">
            <text:p>5380.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47979" calcext:value-type="float">
            <text:p>-22.47979</text:p>
          </table:table-cell>
          <table:table-cell office:value-type="float" office:value="61.12687" calcext:value-type="float">
            <text:p>61.12687</text:p>
          </table:table-cell>
          <table:table-cell office:value-type="float" office:value="0" calcext:value-type="float">
            <text:p>0</text:p>
          </table:table-cell>
          <table:table-cell office:value-type="float" office:value="108.2243" calcext:value-type="float">
            <text:p>108.2243</text:p>
          </table:table-cell>
          <table:table-cell office:value-type="float" office:value="242.511" calcext:value-type="float">
            <text:p>242.511</text:p>
          </table:table-cell>
          <table:table-cell office:value-type="float" office:value="0.006336232" calcext:value-type="float">
            <text:p>0.006336232</text:p>
          </table:table-cell>
          <table:table-cell office:value-type="float" office:value="0" calcext:value-type="float">
            <text:p>0</text:p>
          </table:table-cell>
          <table:table-cell office:value-type="float" office:value="0.008333294" calcext:value-type="float">
            <text:p>0.008333294</text:p>
          </table:table-cell>
          <table:table-cell office:value-type="float" office:value="0.05312857" calcext:value-type="float">
            <text:p>0.05312857</text:p>
          </table:table-cell>
          <table:table-cell office:value-type="float" office:value="360" calcext:value-type="float">
            <text:p>360</text:p>
          </table:table-cell>
          <table:table-cell office:value-type="float" office:value="-22.53492" calcext:value-type="float">
            <text:p>-22.53492</text:p>
          </table:table-cell>
          <table:table-cell office:value-type="float" office:value="0" calcext:value-type="float">
            <text:p>0</text:p>
          </table:table-cell>
          <table:table-cell office:value-type="float" office:value="227.3977" calcext:value-type="float">
            <text:p>227.3977</text:p>
          </table:table-cell>
          <table:table-cell office:value-type="float" office:value="274.6927" calcext:value-type="float">
            <text:p>274.6927</text:p>
          </table:table-cell>
          <table:table-cell office:value-type="float" office:value="899.0339" calcext:value-type="float">
            <text:p>899.0339</text:p>
          </table:table-cell>
          <table:table-cell office:value-type="float" office:value="857.8231" calcext:value-type="float">
            <text:p>857.8231</text:p>
          </table:table-cell>
          <table:table-cell office:value-type="float" office:value="847.2274" calcext:value-type="float">
            <text:p>847.2274</text:p>
          </table:table-cell>
          <table:table-cell office:value-type="float" office:value="863.5959" calcext:value-type="float">
            <text:p>863.5959</text:p>
          </table:table-cell>
          <table:table-cell office:value-type="float" office:value="334.5129" calcext:value-type="float">
            <text:p>334.5129</text:p>
          </table:table-cell>
          <table:table-cell office:value-type="float" office:value="449.3306" calcext:value-type="float">
            <text:p>449.3306</text:p>
          </table:table-cell>
          <table:table-cell office:value-type="float" office:value="389.2473" calcext:value-type="float">
            <text:p>389.2473</text:p>
          </table:table-cell>
          <table:table-cell office:value-type="float" office:value="336.913" calcext:value-type="float">
            <text:p>336.9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4" calcext:value-type="float">
            <text:p>20012004</text:p>
          </table:table-cell>
          <table:table-cell office:value-type="float" office:value="446.3266" calcext:value-type="float">
            <text:p>446.3266</text:p>
          </table:table-cell>
          <table:table-cell office:value-type="float" office:value="5380.69" calcext:value-type="float">
            <text:p>538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68962" calcext:value-type="float">
            <text:p>-23.68962</text:p>
          </table:table-cell>
          <table:table-cell office:value-type="float" office:value="64.3541" calcext:value-type="float">
            <text:p>64.3541</text:p>
          </table:table-cell>
          <table:table-cell office:value-type="float" office:value="0" calcext:value-type="float">
            <text:p>0</text:p>
          </table:table-cell>
          <table:table-cell office:value-type="float" office:value="108.6332" calcext:value-type="float">
            <text:p>108.6332</text:p>
          </table:table-cell>
          <table:table-cell office:value-type="float" office:value="241.0876" calcext:value-type="float">
            <text:p>241.0876</text:p>
          </table:table-cell>
          <table:table-cell office:value-type="float" office:value="0.006620209" calcext:value-type="float">
            <text:p>0.006620209</text:p>
          </table:table-cell>
          <table:table-cell office:value-type="float" office:value="0" calcext:value-type="float">
            <text:p>0</text:p>
          </table:table-cell>
          <table:table-cell office:value-type="float" office:value="0.008745776" calcext:value-type="float">
            <text:p>0.008745776</text:p>
          </table:table-cell>
          <table:table-cell office:value-type="float" office:value="0.05571099" calcext:value-type="float">
            <text:p>0.05571099</text:p>
          </table:table-cell>
          <table:table-cell office:value-type="float" office:value="360" calcext:value-type="float">
            <text:p>360</text:p>
          </table:table-cell>
          <table:table-cell office:value-type="float" office:value="-23.74746" calcext:value-type="float">
            <text:p>-23.74746</text:p>
          </table:table-cell>
          <table:table-cell office:value-type="float" office:value="0" calcext:value-type="float">
            <text:p>0</text:p>
          </table:table-cell>
          <table:table-cell office:value-type="float" office:value="227.7565" calcext:value-type="float">
            <text:p>227.7565</text:p>
          </table:table-cell>
          <table:table-cell office:value-type="float" office:value="274.6799" calcext:value-type="float">
            <text:p>274.6799</text:p>
          </table:table-cell>
          <table:table-cell office:value-type="float" office:value="898.9923" calcext:value-type="float">
            <text:p>898.9923</text:p>
          </table:table-cell>
          <table:table-cell office:value-type="float" office:value="857.7956" calcext:value-type="float">
            <text:p>857.7956</text:p>
          </table:table-cell>
          <table:table-cell office:value-type="float" office:value="847.2038" calcext:value-type="float">
            <text:p>847.2038</text:p>
          </table:table-cell>
          <table:table-cell office:value-type="float" office:value="863.576" calcext:value-type="float">
            <text:p>863.576</text:p>
          </table:table-cell>
          <table:table-cell office:value-type="float" office:value="334.4954" calcext:value-type="float">
            <text:p>334.4954</text:p>
          </table:table-cell>
          <table:table-cell office:value-type="float" office:value="449.3209" calcext:value-type="float">
            <text:p>449.3209</text:p>
          </table:table-cell>
          <table:table-cell office:value-type="float" office:value="389.2424" calcext:value-type="float">
            <text:p>389.2424</text:p>
          </table:table-cell>
          <table:table-cell office:value-type="float" office:value="336.9078" calcext:value-type="float">
            <text:p>336.90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4" calcext:value-type="float">
            <text:p>21012004</text:p>
          </table:table-cell>
          <table:table-cell office:value-type="float" office:value="444.7615" calcext:value-type="float">
            <text:p>444.7615</text:p>
          </table:table-cell>
          <table:table-cell office:value-type="float" office:value="5381.036" calcext:value-type="float">
            <text:p>5381.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90258" calcext:value-type="float">
            <text:p>-24.90258</text:p>
          </table:table-cell>
          <table:table-cell office:value-type="float" office:value="67.97498" calcext:value-type="float">
            <text:p>67.97498</text:p>
          </table:table-cell>
          <table:table-cell office:value-type="float" office:value="0" calcext:value-type="float">
            <text:p>0</text:p>
          </table:table-cell>
          <table:table-cell office:value-type="float" office:value="109.0263" calcext:value-type="float">
            <text:p>109.0263</text:p>
          </table:table-cell>
          <table:table-cell office:value-type="float" office:value="239.6679" calcext:value-type="float">
            <text:p>239.6679</text:p>
          </table:table-cell>
          <table:table-cell office:value-type="float" office:value="0.006907181" calcext:value-type="float">
            <text:p>0.006907181</text:p>
          </table:table-cell>
          <table:table-cell office:value-type="float" office:value="0" calcext:value-type="float">
            <text:p>0</text:p>
          </table:table-cell>
          <table:table-cell office:value-type="float" office:value="0.009158084" calcext:value-type="float">
            <text:p>0.009158084</text:p>
          </table:table-cell>
          <table:table-cell office:value-type="float" office:value="0.0582826" calcext:value-type="float">
            <text:p>0.0582826</text:p>
          </table:table-cell>
          <table:table-cell office:value-type="float" office:value="360" calcext:value-type="float">
            <text:p>360</text:p>
          </table:table-cell>
          <table:table-cell office:value-type="float" office:value="-24.96312" calcext:value-type="float">
            <text:p>-24.96312</text:p>
          </table:table-cell>
          <table:table-cell office:value-type="float" office:value="0" calcext:value-type="float">
            <text:p>0</text:p>
          </table:table-cell>
          <table:table-cell office:value-type="float" office:value="228.1192" calcext:value-type="float">
            <text:p>228.1192</text:p>
          </table:table-cell>
          <table:table-cell office:value-type="float" office:value="274.6668" calcext:value-type="float">
            <text:p>274.6668</text:p>
          </table:table-cell>
          <table:table-cell office:value-type="float" office:value="898.9509" calcext:value-type="float">
            <text:p>898.9509</text:p>
          </table:table-cell>
          <table:table-cell office:value-type="float" office:value="857.7678" calcext:value-type="float">
            <text:p>857.7678</text:p>
          </table:table-cell>
          <table:table-cell office:value-type="float" office:value="847.1802" calcext:value-type="float">
            <text:p>847.1802</text:p>
          </table:table-cell>
          <table:table-cell office:value-type="float" office:value="863.556" calcext:value-type="float">
            <text:p>863.556</text:p>
          </table:table-cell>
          <table:table-cell office:value-type="float" office:value="334.478" calcext:value-type="float">
            <text:p>334.478</text:p>
          </table:table-cell>
          <table:table-cell office:value-type="float" office:value="449.3111" calcext:value-type="float">
            <text:p>449.3111</text:p>
          </table:table-cell>
          <table:table-cell office:value-type="float" office:value="389.2375" calcext:value-type="float">
            <text:p>389.2375</text:p>
          </table:table-cell>
          <table:table-cell office:value-type="float" office:value="336.9028" calcext:value-type="float">
            <text:p>336.90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4" calcext:value-type="float">
            <text:p>22012004</text:p>
          </table:table-cell>
          <table:table-cell office:value-type="float" office:value="443.2139" calcext:value-type="float">
            <text:p>443.2139</text:p>
          </table:table-cell>
          <table:table-cell office:value-type="float" office:value="5381.381" calcext:value-type="float">
            <text:p>5381.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10783" calcext:value-type="float">
            <text:p>-26.10783</text:p>
          </table:table-cell>
          <table:table-cell office:value-type="float" office:value="71.50182" calcext:value-type="float">
            <text:p>71.50182</text:p>
          </table:table-cell>
          <table:table-cell office:value-type="float" office:value="0" calcext:value-type="float">
            <text:p>0</text:p>
          </table:table-cell>
          <table:table-cell office:value-type="float" office:value="109.3972" calcext:value-type="float">
            <text:p>109.3972</text:p>
          </table:table-cell>
          <table:table-cell office:value-type="float" office:value="238.2654" calcext:value-type="float">
            <text:p>238.2654</text:p>
          </table:table-cell>
          <table:table-cell office:value-type="float" office:value="0.007198774" calcext:value-type="float">
            <text:p>0.007198774</text:p>
          </table:table-cell>
          <table:table-cell office:value-type="float" office:value="0" calcext:value-type="float">
            <text:p>0</text:p>
          </table:table-cell>
          <table:table-cell office:value-type="float" office:value="0.009570588" calcext:value-type="float">
            <text:p>0.009570588</text:p>
          </table:table-cell>
          <table:table-cell office:value-type="float" office:value="0.06083244" calcext:value-type="float">
            <text:p>0.06083244</text:p>
          </table:table-cell>
          <table:table-cell office:value-type="float" office:value="360" calcext:value-type="float">
            <text:p>360</text:p>
          </table:table-cell>
          <table:table-cell office:value-type="float" office:value="-26.17104" calcext:value-type="float">
            <text:p>-26.17104</text:p>
          </table:table-cell>
          <table:table-cell office:value-type="float" office:value="0" calcext:value-type="float">
            <text:p>0</text:p>
          </table:table-cell>
          <table:table-cell office:value-type="float" office:value="228.4824" calcext:value-type="float">
            <text:p>228.4824</text:p>
          </table:table-cell>
          <table:table-cell office:value-type="float" office:value="274.6537" calcext:value-type="float">
            <text:p>274.6537</text:p>
          </table:table-cell>
          <table:table-cell office:value-type="float" office:value="898.9095" calcext:value-type="float">
            <text:p>898.9095</text:p>
          </table:table-cell>
          <table:table-cell office:value-type="float" office:value="857.7404" calcext:value-type="float">
            <text:p>857.7404</text:p>
          </table:table-cell>
          <table:table-cell office:value-type="float" office:value="847.1567" calcext:value-type="float">
            <text:p>847.1567</text:p>
          </table:table-cell>
          <table:table-cell office:value-type="float" office:value="863.5361" calcext:value-type="float">
            <text:p>863.5361</text:p>
          </table:table-cell>
          <table:table-cell office:value-type="float" office:value="334.4607" calcext:value-type="float">
            <text:p>334.4607</text:p>
          </table:table-cell>
          <table:table-cell office:value-type="float" office:value="449.3014" calcext:value-type="float">
            <text:p>449.3014</text:p>
          </table:table-cell>
          <table:table-cell office:value-type="float" office:value="389.2326" calcext:value-type="float">
            <text:p>389.2326</text:p>
          </table:table-cell>
          <table:table-cell office:value-type="float" office:value="336.8977" calcext:value-type="float">
            <text:p>336.89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4" calcext:value-type="float">
            <text:p>23012004</text:p>
          </table:table-cell>
          <table:table-cell office:value-type="float" office:value="441.7038" calcext:value-type="float">
            <text:p>441.7038</text:p>
          </table:table-cell>
          <table:table-cell office:value-type="float" office:value="5381.724" calcext:value-type="float">
            <text:p>5381.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26478" calcext:value-type="float">
            <text:p>-27.26478</text:p>
          </table:table-cell>
          <table:table-cell office:value-type="float" office:value="74.04533" calcext:value-type="float">
            <text:p>74.04533</text:p>
          </table:table-cell>
          <table:table-cell office:value-type="float" office:value="0" calcext:value-type="float">
            <text:p>0</text:p>
          </table:table-cell>
          <table:table-cell office:value-type="float" office:value="109.7362" calcext:value-type="float">
            <text:p>109.7362</text:p>
          </table:table-cell>
          <table:table-cell office:value-type="float" office:value="236.8998" calcext:value-type="float">
            <text:p>236.8998</text:p>
          </table:table-cell>
          <table:table-cell office:value-type="float" office:value="0.007483482" calcext:value-type="float">
            <text:p>0.007483482</text:p>
          </table:table-cell>
          <table:table-cell office:value-type="float" office:value="0" calcext:value-type="float">
            <text:p>0</text:p>
          </table:table-cell>
          <table:table-cell office:value-type="float" office:value="0.009983175" calcext:value-type="float">
            <text:p>0.009983175</text:p>
          </table:table-cell>
          <table:table-cell office:value-type="float" office:value="0.06337424" calcext:value-type="float">
            <text:p>0.06337424</text:p>
          </table:table-cell>
          <table:table-cell office:value-type="float" office:value="360" calcext:value-type="float">
            <text:p>360</text:p>
          </table:table-cell>
          <table:table-cell office:value-type="float" office:value="-27.33066" calcext:value-type="float">
            <text:p>-27.33066</text:p>
          </table:table-cell>
          <table:table-cell office:value-type="float" office:value="0" calcext:value-type="float">
            <text:p>0</text:p>
          </table:table-cell>
          <table:table-cell office:value-type="float" office:value="228.841" calcext:value-type="float">
            <text:p>228.841</text:p>
          </table:table-cell>
          <table:table-cell office:value-type="float" office:value="274.6405" calcext:value-type="float">
            <text:p>274.6405</text:p>
          </table:table-cell>
          <table:table-cell office:value-type="float" office:value="898.8687" calcext:value-type="float">
            <text:p>898.8687</text:p>
          </table:table-cell>
          <table:table-cell office:value-type="float" office:value="857.7128" calcext:value-type="float">
            <text:p>857.7128</text:p>
          </table:table-cell>
          <table:table-cell office:value-type="float" office:value="847.1333" calcext:value-type="float">
            <text:p>847.1333</text:p>
          </table:table-cell>
          <table:table-cell office:value-type="float" office:value="863.5163" calcext:value-type="float">
            <text:p>863.5163</text:p>
          </table:table-cell>
          <table:table-cell office:value-type="float" office:value="334.4435" calcext:value-type="float">
            <text:p>334.4435</text:p>
          </table:table-cell>
          <table:table-cell office:value-type="float" office:value="449.2917" calcext:value-type="float">
            <text:p>449.2917</text:p>
          </table:table-cell>
          <table:table-cell office:value-type="float" office:value="389.2278" calcext:value-type="float">
            <text:p>389.2278</text:p>
          </table:table-cell>
          <table:table-cell office:value-type="float" office:value="336.8926" calcext:value-type="float">
            <text:p>336.89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4" calcext:value-type="float">
            <text:p>24012004</text:p>
          </table:table-cell>
          <table:table-cell office:value-type="float" office:value="440.2337" calcext:value-type="float">
            <text:p>440.2337</text:p>
          </table:table-cell>
          <table:table-cell office:value-type="float" office:value="5382.062" calcext:value-type="float">
            <text:p>5382.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36713" calcext:value-type="float">
            <text:p>-28.36713</text:p>
          </table:table-cell>
          <table:table-cell office:value-type="float" office:value="77.1291" calcext:value-type="float">
            <text:p>77.1291</text:p>
          </table:table-cell>
          <table:table-cell office:value-type="float" office:value="0" calcext:value-type="float">
            <text:p>0</text:p>
          </table:table-cell>
          <table:table-cell office:value-type="float" office:value="110.043" calcext:value-type="float">
            <text:p>110.043</text:p>
          </table:table-cell>
          <table:table-cell office:value-type="float" office:value="235.5723" calcext:value-type="float">
            <text:p>235.5723</text:p>
          </table:table-cell>
          <table:table-cell office:value-type="float" office:value="0.007757011" calcext:value-type="float">
            <text:p>0.007757011</text:p>
          </table:table-cell>
          <table:table-cell office:value-type="float" office:value="0" calcext:value-type="float">
            <text:p>0</text:p>
          </table:table-cell>
          <table:table-cell office:value-type="float" office:value="0.01039599" calcext:value-type="float">
            <text:p>0.01039599</text:p>
          </table:table-cell>
          <table:table-cell office:value-type="float" office:value="0.06591563" calcext:value-type="float">
            <text:p>0.06591563</text:p>
          </table:table-cell>
          <table:table-cell office:value-type="float" office:value="360" calcext:value-type="float">
            <text:p>360</text:p>
          </table:table-cell>
          <table:table-cell office:value-type="float" office:value="-28.43569" calcext:value-type="float">
            <text:p>-28.43569</text:p>
          </table:table-cell>
          <table:table-cell office:value-type="float" office:value="0" calcext:value-type="float">
            <text:p>0</text:p>
          </table:table-cell>
          <table:table-cell office:value-type="float" office:value="229.195" calcext:value-type="float">
            <text:p>229.195</text:p>
          </table:table-cell>
          <table:table-cell office:value-type="float" office:value="274.6278" calcext:value-type="float">
            <text:p>274.6278</text:p>
          </table:table-cell>
          <table:table-cell office:value-type="float" office:value="898.8282" calcext:value-type="float">
            <text:p>898.8282</text:p>
          </table:table-cell>
          <table:table-cell office:value-type="float" office:value="857.6858" calcext:value-type="float">
            <text:p>857.6858</text:p>
          </table:table-cell>
          <table:table-cell office:value-type="float" office:value="847.1115" calcext:value-type="float">
            <text:p>847.1115</text:p>
          </table:table-cell>
          <table:table-cell office:value-type="float" office:value="863.4968" calcext:value-type="float">
            <text:p>863.4968</text:p>
          </table:table-cell>
          <table:table-cell office:value-type="float" office:value="334.4264" calcext:value-type="float">
            <text:p>334.4264</text:p>
          </table:table-cell>
          <table:table-cell office:value-type="float" office:value="449.2821" calcext:value-type="float">
            <text:p>449.2821</text:p>
          </table:table-cell>
          <table:table-cell office:value-type="float" office:value="389.223" calcext:value-type="float">
            <text:p>389.223</text:p>
          </table:table-cell>
          <table:table-cell office:value-type="float" office:value="336.8877" calcext:value-type="float">
            <text:p>336.88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4" calcext:value-type="float">
            <text:p>25012004</text:p>
          </table:table-cell>
          <table:table-cell office:value-type="float" office:value="438.7731" calcext:value-type="float">
            <text:p>438.7731</text:p>
          </table:table-cell>
          <table:table-cell office:value-type="float" office:value="5382.402" calcext:value-type="float">
            <text:p>5382.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4774" calcext:value-type="float">
            <text:p>-29.4774</text:p>
          </table:table-cell>
          <table:table-cell office:value-type="float" office:value="80.3424" calcext:value-type="float">
            <text:p>80.3424</text:p>
          </table:table-cell>
          <table:table-cell office:value-type="float" office:value="0" calcext:value-type="float">
            <text:p>0</text:p>
          </table:table-cell>
          <table:table-cell office:value-type="float" office:value="110.3342" calcext:value-type="float">
            <text:p>110.3342</text:p>
          </table:table-cell>
          <table:table-cell office:value-type="float" office:value="234.2528" calcext:value-type="float">
            <text:p>234.2528</text:p>
          </table:table-cell>
          <table:table-cell office:value-type="float" office:value="0.00803226" calcext:value-type="float">
            <text:p>0.00803226</text:p>
          </table:table-cell>
          <table:table-cell office:value-type="float" office:value="0" calcext:value-type="float">
            <text:p>0</text:p>
          </table:table-cell>
          <table:table-cell office:value-type="float" office:value="0.01080917" calcext:value-type="float">
            <text:p>0.01080917</text:p>
          </table:table-cell>
          <table:table-cell office:value-type="float" office:value="0.06846032" calcext:value-type="float">
            <text:p>0.06846032</text:p>
          </table:table-cell>
          <table:table-cell office:value-type="float" office:value="360" calcext:value-type="float">
            <text:p>360</text:p>
          </table:table-cell>
          <table:table-cell office:value-type="float" office:value="-29.54864" calcext:value-type="float">
            <text:p>-29.54864</text:p>
          </table:table-cell>
          <table:table-cell office:value-type="float" office:value="0" calcext:value-type="float">
            <text:p>0</text:p>
          </table:table-cell>
          <table:table-cell office:value-type="float" office:value="229.5503" calcext:value-type="float">
            <text:p>229.5503</text:p>
          </table:table-cell>
          <table:table-cell office:value-type="float" office:value="274.6151" calcext:value-type="float">
            <text:p>274.6151</text:p>
          </table:table-cell>
          <table:table-cell office:value-type="float" office:value="898.7881" calcext:value-type="float">
            <text:p>898.7881</text:p>
          </table:table-cell>
          <table:table-cell office:value-type="float" office:value="857.6592" calcext:value-type="float">
            <text:p>857.6592</text:p>
          </table:table-cell>
          <table:table-cell office:value-type="float" office:value="847.09" calcext:value-type="float">
            <text:p>847.09</text:p>
          </table:table-cell>
          <table:table-cell office:value-type="float" office:value="863.4773" calcext:value-type="float">
            <text:p>863.4773</text:p>
          </table:table-cell>
          <table:table-cell office:value-type="float" office:value="334.4095" calcext:value-type="float">
            <text:p>334.4095</text:p>
          </table:table-cell>
          <table:table-cell office:value-type="float" office:value="449.2725" calcext:value-type="float">
            <text:p>449.2725</text:p>
          </table:table-cell>
          <table:table-cell office:value-type="float" office:value="389.2181" calcext:value-type="float">
            <text:p>389.2181</text:p>
          </table:table-cell>
          <table:table-cell office:value-type="float" office:value="336.8827" calcext:value-type="float">
            <text:p>336.88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4" calcext:value-type="float">
            <text:p>26012004</text:p>
          </table:table-cell>
          <table:table-cell office:value-type="float" office:value="437.3212" calcext:value-type="float">
            <text:p>437.3212</text:p>
          </table:table-cell>
          <table:table-cell office:value-type="float" office:value="5382.745" calcext:value-type="float">
            <text:p>5382.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9518" calcext:value-type="float">
            <text:p>-30.59518</text:p>
          </table:table-cell>
          <table:table-cell office:value-type="float" office:value="84.0293" calcext:value-type="float">
            <text:p>84.0293</text:p>
          </table:table-cell>
          <table:table-cell office:value-type="float" office:value="0" calcext:value-type="float">
            <text:p>0</text:p>
          </table:table-cell>
          <table:table-cell office:value-type="float" office:value="110.6115" calcext:value-type="float">
            <text:p>110.6115</text:p>
          </table:table-cell>
          <table:table-cell office:value-type="float" office:value="232.9416" calcext:value-type="float">
            <text:p>232.9416</text:p>
          </table:table-cell>
          <table:table-cell office:value-type="float" office:value="0.008317125" calcext:value-type="float">
            <text:p>0.008317125</text:p>
          </table:table-cell>
          <table:table-cell office:value-type="float" office:value="0" calcext:value-type="float">
            <text:p>0</text:p>
          </table:table-cell>
          <table:table-cell office:value-type="float" office:value="0.01122266" calcext:value-type="float">
            <text:p>0.01122266</text:p>
          </table:table-cell>
          <table:table-cell office:value-type="float" office:value="0.07099234" calcext:value-type="float">
            <text:p>0.07099234</text:p>
          </table:table-cell>
          <table:table-cell office:value-type="float" office:value="360" calcext:value-type="float">
            <text:p>360</text:p>
          </table:table-cell>
          <table:table-cell office:value-type="float" office:value="-30.66908" calcext:value-type="float">
            <text:p>-30.66908</text:p>
          </table:table-cell>
          <table:table-cell office:value-type="float" office:value="0" calcext:value-type="float">
            <text:p>0</text:p>
          </table:table-cell>
          <table:table-cell office:value-type="float" office:value="229.9073" calcext:value-type="float">
            <text:p>229.9073</text:p>
          </table:table-cell>
          <table:table-cell office:value-type="float" office:value="274.6026" calcext:value-type="float">
            <text:p>274.6026</text:p>
          </table:table-cell>
          <table:table-cell office:value-type="float" office:value="898.7493" calcext:value-type="float">
            <text:p>898.7493</text:p>
          </table:table-cell>
          <table:table-cell office:value-type="float" office:value="857.6327" calcext:value-type="float">
            <text:p>857.6327</text:p>
          </table:table-cell>
          <table:table-cell office:value-type="float" office:value="847.0686" calcext:value-type="float">
            <text:p>847.0686</text:p>
          </table:table-cell>
          <table:table-cell office:value-type="float" office:value="863.458" calcext:value-type="float">
            <text:p>863.458</text:p>
          </table:table-cell>
          <table:table-cell office:value-type="float" office:value="334.3928" calcext:value-type="float">
            <text:p>334.3928</text:p>
          </table:table-cell>
          <table:table-cell office:value-type="float" office:value="449.263" calcext:value-type="float">
            <text:p>449.263</text:p>
          </table:table-cell>
          <table:table-cell office:value-type="float" office:value="389.2134" calcext:value-type="float">
            <text:p>389.2134</text:p>
          </table:table-cell>
          <table:table-cell office:value-type="float" office:value="336.8778" calcext:value-type="float">
            <text:p>336.87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4" calcext:value-type="float">
            <text:p>27012004</text:p>
          </table:table-cell>
          <table:table-cell office:value-type="float" office:value="435.8934" calcext:value-type="float">
            <text:p>435.8934</text:p>
          </table:table-cell>
          <table:table-cell office:value-type="float" office:value="5383.086" calcext:value-type="float">
            <text:p>5383.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68131" calcext:value-type="float">
            <text:p>-31.68131</text:p>
          </table:table-cell>
          <table:table-cell office:value-type="float" office:value="86.34623" calcext:value-type="float">
            <text:p>86.34623</text:p>
          </table:table-cell>
          <table:table-cell office:value-type="float" office:value="0" calcext:value-type="float">
            <text:p>0</text:p>
          </table:table-cell>
          <table:table-cell office:value-type="float" office:value="110.8681" calcext:value-type="float">
            <text:p>110.8681</text:p>
          </table:table-cell>
          <table:table-cell office:value-type="float" office:value="231.6535" calcext:value-type="float">
            <text:p>231.6535</text:p>
          </table:table-cell>
          <table:table-cell office:value-type="float" office:value="0.008597234" calcext:value-type="float">
            <text:p>0.008597234</text:p>
          </table:table-cell>
          <table:table-cell office:value-type="float" office:value="0" calcext:value-type="float">
            <text:p>0</text:p>
          </table:table-cell>
          <table:table-cell office:value-type="float" office:value="0.01163656" calcext:value-type="float">
            <text:p>0.01163656</text:p>
          </table:table-cell>
          <table:table-cell office:value-type="float" office:value="0.07352149" calcext:value-type="float">
            <text:p>0.07352149</text:p>
          </table:table-cell>
          <table:table-cell office:value-type="float" office:value="360" calcext:value-type="float">
            <text:p>360</text:p>
          </table:table-cell>
          <table:table-cell office:value-type="float" office:value="-31.75787" calcext:value-type="float">
            <text:p>-31.75787</text:p>
          </table:table-cell>
          <table:table-cell office:value-type="float" office:value="0" calcext:value-type="float">
            <text:p>0</text:p>
          </table:table-cell>
          <table:table-cell office:value-type="float" office:value="230.2607" calcext:value-type="float">
            <text:p>230.2607</text:p>
          </table:table-cell>
          <table:table-cell office:value-type="float" office:value="274.5902" calcext:value-type="float">
            <text:p>274.5902</text:p>
          </table:table-cell>
          <table:table-cell office:value-type="float" office:value="898.7124" calcext:value-type="float">
            <text:p>898.7124</text:p>
          </table:table-cell>
          <table:table-cell office:value-type="float" office:value="857.6063" calcext:value-type="float">
            <text:p>857.6063</text:p>
          </table:table-cell>
          <table:table-cell office:value-type="float" office:value="847.0474" calcext:value-type="float">
            <text:p>847.0474</text:p>
          </table:table-cell>
          <table:table-cell office:value-type="float" office:value="863.4388" calcext:value-type="float">
            <text:p>863.4388</text:p>
          </table:table-cell>
          <table:table-cell office:value-type="float" office:value="334.3761" calcext:value-type="float">
            <text:p>334.3761</text:p>
          </table:table-cell>
          <table:table-cell office:value-type="float" office:value="449.2535" calcext:value-type="float">
            <text:p>449.2535</text:p>
          </table:table-cell>
          <table:table-cell office:value-type="float" office:value="389.2086" calcext:value-type="float">
            <text:p>389.2086</text:p>
          </table:table-cell>
          <table:table-cell office:value-type="float" office:value="336.8729" calcext:value-type="float">
            <text:p>336.87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4" calcext:value-type="float">
            <text:p>28012004</text:p>
          </table:table-cell>
          <table:table-cell office:value-type="float" office:value="434.5" calcext:value-type="float">
            <text:p>434.5</text:p>
          </table:table-cell>
          <table:table-cell office:value-type="float" office:value="5383.423" calcext:value-type="float">
            <text:p>5383.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71941" calcext:value-type="float">
            <text:p>-32.71941</text:p>
          </table:table-cell>
          <table:table-cell office:value-type="float" office:value="88.8595" calcext:value-type="float">
            <text:p>88.8595</text:p>
          </table:table-cell>
          <table:table-cell office:value-type="float" office:value="0" calcext:value-type="float">
            <text:p>0</text:p>
          </table:table-cell>
          <table:table-cell office:value-type="float" office:value="111.0971" calcext:value-type="float">
            <text:p>111.0971</text:p>
          </table:table-cell>
          <table:table-cell office:value-type="float" office:value="230.3983" calcext:value-type="float">
            <text:p>230.3983</text:p>
          </table:table-cell>
          <table:table-cell office:value-type="float" office:value="0.008871206" calcext:value-type="float">
            <text:p>0.008871206</text:p>
          </table:table-cell>
          <table:table-cell office:value-type="float" office:value="0" calcext:value-type="float">
            <text:p>0</text:p>
          </table:table-cell>
          <table:table-cell office:value-type="float" office:value="0.01205238" calcext:value-type="float">
            <text:p>0.01205238</text:p>
          </table:table-cell>
          <table:table-cell office:value-type="float" office:value="0.07605343" calcext:value-type="float">
            <text:p>0.07605343</text:p>
          </table:table-cell>
          <table:table-cell office:value-type="float" office:value="360" calcext:value-type="float">
            <text:p>360</text:p>
          </table:table-cell>
          <table:table-cell office:value-type="float" office:value="-32.79864" calcext:value-type="float">
            <text:p>-32.79864</text:p>
          </table:table-cell>
          <table:table-cell office:value-type="float" office:value="0" calcext:value-type="float">
            <text:p>0</text:p>
          </table:table-cell>
          <table:table-cell office:value-type="float" office:value="230.6098" calcext:value-type="float">
            <text:p>230.6098</text:p>
          </table:table-cell>
          <table:table-cell office:value-type="float" office:value="274.5779" calcext:value-type="float">
            <text:p>274.5779</text:p>
          </table:table-cell>
          <table:table-cell office:value-type="float" office:value="898.6761" calcext:value-type="float">
            <text:p>898.6761</text:p>
          </table:table-cell>
          <table:table-cell office:value-type="float" office:value="857.5802" calcext:value-type="float">
            <text:p>857.5802</text:p>
          </table:table-cell>
          <table:table-cell office:value-type="float" office:value="847.0263" calcext:value-type="float">
            <text:p>847.0263</text:p>
          </table:table-cell>
          <table:table-cell office:value-type="float" office:value="863.42" calcext:value-type="float">
            <text:p>863.42</text:p>
          </table:table-cell>
          <table:table-cell office:value-type="float" office:value="334.3596" calcext:value-type="float">
            <text:p>334.3596</text:p>
          </table:table-cell>
          <table:table-cell office:value-type="float" office:value="449.2441" calcext:value-type="float">
            <text:p>449.2441</text:p>
          </table:table-cell>
          <table:table-cell office:value-type="float" office:value="389.2039" calcext:value-type="float">
            <text:p>389.2039</text:p>
          </table:table-cell>
          <table:table-cell office:value-type="float" office:value="336.868" calcext:value-type="float">
            <text:p>336.8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4" calcext:value-type="float">
            <text:p>29012004</text:p>
          </table:table-cell>
          <table:table-cell office:value-type="float" office:value="433.1514" calcext:value-type="float">
            <text:p>433.1514</text:p>
          </table:table-cell>
          <table:table-cell office:value-type="float" office:value="5383.758" calcext:value-type="float">
            <text:p>5383.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72168" calcext:value-type="float">
            <text:p>-33.72168</text:p>
          </table:table-cell>
          <table:table-cell office:value-type="float" office:value="91.30085" calcext:value-type="float">
            <text:p>91.30085</text:p>
          </table:table-cell>
          <table:table-cell office:value-type="float" office:value="0" calcext:value-type="float">
            <text:p>0</text:p>
          </table:table-cell>
          <table:table-cell office:value-type="float" office:value="111.283" calcext:value-type="float">
            <text:p>111.283</text:p>
          </table:table-cell>
          <table:table-cell office:value-type="float" office:value="229.1864" calcext:value-type="float">
            <text:p>229.1864</text:p>
          </table:table-cell>
          <table:table-cell office:value-type="float" office:value="0.00915037" calcext:value-type="float">
            <text:p>0.00915037</text:p>
          </table:table-cell>
          <table:table-cell office:value-type="float" office:value="0" calcext:value-type="float">
            <text:p>0</text:p>
          </table:table-cell>
          <table:table-cell office:value-type="float" office:value="0.01248274" calcext:value-type="float">
            <text:p>0.01248274</text:p>
          </table:table-cell>
          <table:table-cell office:value-type="float" office:value="0.07864844" calcext:value-type="float">
            <text:p>0.07864844</text:p>
          </table:table-cell>
          <table:table-cell office:value-type="float" office:value="360" calcext:value-type="float">
            <text:p>360</text:p>
          </table:table-cell>
          <table:table-cell office:value-type="float" office:value="-33.80366" calcext:value-type="float">
            <text:p>-33.80366</text:p>
          </table:table-cell>
          <table:table-cell office:value-type="float" office:value="0" calcext:value-type="float">
            <text:p>0</text:p>
          </table:table-cell>
          <table:table-cell office:value-type="float" office:value="230.9555" calcext:value-type="float">
            <text:p>230.9555</text:p>
          </table:table-cell>
          <table:table-cell office:value-type="float" office:value="274.5656" calcext:value-type="float">
            <text:p>274.5656</text:p>
          </table:table-cell>
          <table:table-cell office:value-type="float" office:value="898.6398" calcext:value-type="float">
            <text:p>898.6398</text:p>
          </table:table-cell>
          <table:table-cell office:value-type="float" office:value="857.5544" calcext:value-type="float">
            <text:p>857.5544</text:p>
          </table:table-cell>
          <table:table-cell office:value-type="float" office:value="847.0054" calcext:value-type="float">
            <text:p>847.0054</text:p>
          </table:table-cell>
          <table:table-cell office:value-type="float" office:value="863.4025" calcext:value-type="float">
            <text:p>863.4025</text:p>
          </table:table-cell>
          <table:table-cell office:value-type="float" office:value="334.3432" calcext:value-type="float">
            <text:p>334.3432</text:p>
          </table:table-cell>
          <table:table-cell office:value-type="float" office:value="449.2348" calcext:value-type="float">
            <text:p>449.2348</text:p>
          </table:table-cell>
          <table:table-cell office:value-type="float" office:value="389.1992" calcext:value-type="float">
            <text:p>389.1992</text:p>
          </table:table-cell>
          <table:table-cell office:value-type="float" office:value="336.8632" calcext:value-type="float">
            <text:p>336.86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4" calcext:value-type="float">
            <text:p>30012004</text:p>
          </table:table-cell>
          <table:table-cell office:value-type="float" office:value="431.843" calcext:value-type="float">
            <text:p>431.843</text:p>
          </table:table-cell>
          <table:table-cell office:value-type="float" office:value="5384.09" calcext:value-type="float">
            <text:p>5384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40574" calcext:value-type="float">
            <text:p>-35.40574</text:p>
          </table:table-cell>
          <table:table-cell office:value-type="float" office:value="62.19213" calcext:value-type="float">
            <text:p>62.19213</text:p>
          </table:table-cell>
          <table:table-cell office:value-type="float" office:value="0" calcext:value-type="float">
            <text:p>0</text:p>
          </table:table-cell>
          <table:table-cell office:value-type="float" office:value="111.4161" calcext:value-type="float">
            <text:p>111.4161</text:p>
          </table:table-cell>
          <table:table-cell office:value-type="float" office:value="228.0135" calcext:value-type="float">
            <text:p>228.0135</text:p>
          </table:table-cell>
          <table:table-cell office:value-type="float" office:value="0.009323182" calcext:value-type="float">
            <text:p>0.009323182</text:p>
          </table:table-cell>
          <table:table-cell office:value-type="float" office:value="0" calcext:value-type="float">
            <text:p>0</text:p>
          </table:table-cell>
          <table:table-cell office:value-type="float" office:value="0.01292689" calcext:value-type="float">
            <text:p>0.01292689</text:p>
          </table:table-cell>
          <table:table-cell office:value-type="float" office:value="0.081328" calcext:value-type="float">
            <text:p>0.081328</text:p>
          </table:table-cell>
          <table:table-cell office:value-type="float" office:value="360" calcext:value-type="float">
            <text:p>360</text:p>
          </table:table-cell>
          <table:table-cell office:value-type="float" office:value="-35.49067" calcext:value-type="float">
            <text:p>-35.49067</text:p>
          </table:table-cell>
          <table:table-cell office:value-type="float" office:value="0" calcext:value-type="float">
            <text:p>0</text:p>
          </table:table-cell>
          <table:table-cell office:value-type="float" office:value="231.2984" calcext:value-type="float">
            <text:p>231.2984</text:p>
          </table:table-cell>
          <table:table-cell office:value-type="float" office:value="274.5545" calcext:value-type="float">
            <text:p>274.5545</text:p>
          </table:table-cell>
          <table:table-cell office:value-type="float" office:value="898.6039" calcext:value-type="float">
            <text:p>898.6039</text:p>
          </table:table-cell>
          <table:table-cell office:value-type="float" office:value="857.5286" calcext:value-type="float">
            <text:p>857.5286</text:p>
          </table:table-cell>
          <table:table-cell office:value-type="float" office:value="846.9846" calcext:value-type="float">
            <text:p>846.9846</text:p>
          </table:table-cell>
          <table:table-cell office:value-type="float" office:value="863.3852" calcext:value-type="float">
            <text:p>863.3852</text:p>
          </table:table-cell>
          <table:table-cell office:value-type="float" office:value="334.3268" calcext:value-type="float">
            <text:p>334.3268</text:p>
          </table:table-cell>
          <table:table-cell office:value-type="float" office:value="449.2259" calcext:value-type="float">
            <text:p>449.2259</text:p>
          </table:table-cell>
          <table:table-cell office:value-type="float" office:value="389.1946" calcext:value-type="float">
            <text:p>389.1946</text:p>
          </table:table-cell>
          <table:table-cell office:value-type="float" office:value="336.8585" calcext:value-type="float">
            <text:p>336.85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4" calcext:value-type="float">
            <text:p>31012004</text:p>
          </table:table-cell>
          <table:table-cell office:value-type="float" office:value="430.5277" calcext:value-type="float">
            <text:p>430.5277</text:p>
          </table:table-cell>
          <table:table-cell office:value-type="float" office:value="5384.428" calcext:value-type="float">
            <text:p>5384.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3867" calcext:value-type="float">
            <text:p>-36.3867</text:p>
          </table:table-cell>
          <table:table-cell office:value-type="float" office:value="64.87188" calcext:value-type="float">
            <text:p>64.87188</text:p>
          </table:table-cell>
          <table:table-cell office:value-type="float" office:value="0" calcext:value-type="float">
            <text:p>0</text:p>
          </table:table-cell>
          <table:table-cell office:value-type="float" office:value="111.5454" calcext:value-type="float">
            <text:p>111.5454</text:p>
          </table:table-cell>
          <table:table-cell office:value-type="float" office:value="226.833" calcext:value-type="float">
            <text:p>226.833</text:p>
          </table:table-cell>
          <table:table-cell office:value-type="float" office:value="0.009611835" calcext:value-type="float">
            <text:p>0.009611835</text:p>
          </table:table-cell>
          <table:table-cell office:value-type="float" office:value="0" calcext:value-type="float">
            <text:p>0</text:p>
          </table:table-cell>
          <table:table-cell office:value-type="float" office:value="0.01337654" calcext:value-type="float">
            <text:p>0.01337654</text:p>
          </table:table-cell>
          <table:table-cell office:value-type="float" office:value="0.0840358" calcext:value-type="float">
            <text:p>0.0840358</text:p>
          </table:table-cell>
          <table:table-cell office:value-type="float" office:value="360" calcext:value-type="float">
            <text:p>360</text:p>
          </table:table-cell>
          <table:table-cell office:value-type="float" office:value="-36.4745" calcext:value-type="float">
            <text:p>-36.4745</text:p>
          </table:table-cell>
          <table:table-cell office:value-type="float" office:value="0" calcext:value-type="float">
            <text:p>0</text:p>
          </table:table-cell>
          <table:table-cell office:value-type="float" office:value="231.6461" calcext:value-type="float">
            <text:p>231.6461</text:p>
          </table:table-cell>
          <table:table-cell office:value-type="float" office:value="274.544" calcext:value-type="float">
            <text:p>274.544</text:p>
          </table:table-cell>
          <table:table-cell office:value-type="float" office:value="898.5681" calcext:value-type="float">
            <text:p>898.5681</text:p>
          </table:table-cell>
          <table:table-cell office:value-type="float" office:value="857.5029" calcext:value-type="float">
            <text:p>857.5029</text:p>
          </table:table-cell>
          <table:table-cell office:value-type="float" office:value="846.9639" calcext:value-type="float">
            <text:p>846.9639</text:p>
          </table:table-cell>
          <table:table-cell office:value-type="float" office:value="863.3679" calcext:value-type="float">
            <text:p>863.3679</text:p>
          </table:table-cell>
          <table:table-cell office:value-type="float" office:value="334.3109" calcext:value-type="float">
            <text:p>334.3109</text:p>
          </table:table-cell>
          <table:table-cell office:value-type="float" office:value="449.217" calcext:value-type="float">
            <text:p>449.217</text:p>
          </table:table-cell>
          <table:table-cell office:value-type="float" office:value="389.19" calcext:value-type="float">
            <text:p>389.19</text:p>
          </table:table-cell>
          <table:table-cell office:value-type="float" office:value="336.8537" calcext:value-type="float">
            <text:p>336.85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4" calcext:value-type="float">
            <text:p>1022004</text:p>
          </table:table-cell>
          <table:table-cell office:value-type="float" office:value="429.1884" calcext:value-type="float">
            <text:p>429.1884</text:p>
          </table:table-cell>
          <table:table-cell office:value-type="float" office:value="5384.771" calcext:value-type="float">
            <text:p>5384.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3737" calcext:value-type="float">
            <text:p>-37.3737</text:p>
          </table:table-cell>
          <table:table-cell office:value-type="float" office:value="67.3095" calcext:value-type="float">
            <text:p>67.3095</text:p>
          </table:table-cell>
          <table:table-cell office:value-type="float" office:value="0" calcext:value-type="float">
            <text:p>0</text:p>
          </table:table-cell>
          <table:table-cell office:value-type="float" office:value="111.6934" calcext:value-type="float">
            <text:p>111.6934</text:p>
          </table:table-cell>
          <table:table-cell office:value-type="float" office:value="225.6287" calcext:value-type="float">
            <text:p>225.6287</text:p>
          </table:table-cell>
          <table:table-cell office:value-type="float" office:value="0.00989801" calcext:value-type="float">
            <text:p>0.00989801</text:p>
          </table:table-cell>
          <table:table-cell office:value-type="float" office:value="0" calcext:value-type="float">
            <text:p>0</text:p>
          </table:table-cell>
          <table:table-cell office:value-type="float" office:value="0.01382333" calcext:value-type="float">
            <text:p>0.01382333</text:p>
          </table:table-cell>
          <table:table-cell office:value-type="float" office:value="0.08672741" calcext:value-type="float">
            <text:p>0.08672741</text:p>
          </table:table-cell>
          <table:table-cell office:value-type="float" office:value="360" calcext:value-type="float">
            <text:p>360</text:p>
          </table:table-cell>
          <table:table-cell office:value-type="float" office:value="-37.46435" calcext:value-type="float">
            <text:p>-37.46435</text:p>
          </table:table-cell>
          <table:table-cell office:value-type="float" office:value="0" calcext:value-type="float">
            <text:p>0</text:p>
          </table:table-cell>
          <table:table-cell office:value-type="float" office:value="231.9984" calcext:value-type="float">
            <text:p>231.9984</text:p>
          </table:table-cell>
          <table:table-cell office:value-type="float" office:value="274.5327" calcext:value-type="float">
            <text:p>274.5327</text:p>
          </table:table-cell>
          <table:table-cell office:value-type="float" office:value="898.5321" calcext:value-type="float">
            <text:p>898.5321</text:p>
          </table:table-cell>
          <table:table-cell office:value-type="float" office:value="857.4772" calcext:value-type="float">
            <text:p>857.4772</text:p>
          </table:table-cell>
          <table:table-cell office:value-type="float" office:value="846.9432" calcext:value-type="float">
            <text:p>846.9432</text:p>
          </table:table-cell>
          <table:table-cell office:value-type="float" office:value="863.3506" calcext:value-type="float">
            <text:p>863.3506</text:p>
          </table:table-cell>
          <table:table-cell office:value-type="float" office:value="334.2951" calcext:value-type="float">
            <text:p>334.2951</text:p>
          </table:table-cell>
          <table:table-cell office:value-type="float" office:value="449.208" calcext:value-type="float">
            <text:p>449.208</text:p>
          </table:table-cell>
          <table:table-cell office:value-type="float" office:value="389.1854" calcext:value-type="float">
            <text:p>389.1854</text:p>
          </table:table-cell>
          <table:table-cell office:value-type="float" office:value="336.849" calcext:value-type="float">
            <text:p>336.8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4" calcext:value-type="float">
            <text:p>2022004</text:p>
          </table:table-cell>
          <table:table-cell office:value-type="float" office:value="427.8074" calcext:value-type="float">
            <text:p>427.8074</text:p>
          </table:table-cell>
          <table:table-cell office:value-type="float" office:value="5385.123" calcext:value-type="float">
            <text:p>5385.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3936" calcext:value-type="float">
            <text:p>-38.3936</text:p>
          </table:table-cell>
          <table:table-cell office:value-type="float" office:value="69.65891" calcext:value-type="float">
            <text:p>69.65891</text:p>
          </table:table-cell>
          <table:table-cell office:value-type="float" office:value="0" calcext:value-type="float">
            <text:p>0</text:p>
          </table:table-cell>
          <table:table-cell office:value-type="float" office:value="111.8769" calcext:value-type="float">
            <text:p>111.8769</text:p>
          </table:table-cell>
          <table:table-cell office:value-type="float" office:value="224.3837" calcext:value-type="float">
            <text:p>224.3837</text:p>
          </table:table-cell>
          <table:table-cell office:value-type="float" office:value="0.01018104" calcext:value-type="float">
            <text:p>0.01018104</text:p>
          </table:table-cell>
          <table:table-cell office:value-type="float" office:value="0" calcext:value-type="float">
            <text:p>0</text:p>
          </table:table-cell>
          <table:table-cell office:value-type="float" office:value="0.01426193" calcext:value-type="float">
            <text:p>0.01426193</text:p>
          </table:table-cell>
          <table:table-cell office:value-type="float" office:value="0.08937242" calcext:value-type="float">
            <text:p>0.08937242</text:p>
          </table:table-cell>
          <table:table-cell office:value-type="float" office:value="360" calcext:value-type="float">
            <text:p>360</text:p>
          </table:table-cell>
          <table:table-cell office:value-type="float" office:value="-38.48705" calcext:value-type="float">
            <text:p>-38.48705</text:p>
          </table:table-cell>
          <table:table-cell office:value-type="float" office:value="0" calcext:value-type="float">
            <text:p>0</text:p>
          </table:table-cell>
          <table:table-cell office:value-type="float" office:value="232.3597" calcext:value-type="float">
            <text:p>232.3597</text:p>
          </table:table-cell>
          <table:table-cell office:value-type="float" office:value="274.5211" calcext:value-type="float">
            <text:p>274.5211</text:p>
          </table:table-cell>
          <table:table-cell office:value-type="float" office:value="898.4956" calcext:value-type="float">
            <text:p>898.4956</text:p>
          </table:table-cell>
          <table:table-cell office:value-type="float" office:value="857.4514" calcext:value-type="float">
            <text:p>857.4514</text:p>
          </table:table-cell>
          <table:table-cell office:value-type="float" office:value="846.9223" calcext:value-type="float">
            <text:p>846.9223</text:p>
          </table:table-cell>
          <table:table-cell office:value-type="float" office:value="863.3333" calcext:value-type="float">
            <text:p>863.3333</text:p>
          </table:table-cell>
          <table:table-cell office:value-type="float" office:value="334.2792" calcext:value-type="float">
            <text:p>334.2792</text:p>
          </table:table-cell>
          <table:table-cell office:value-type="float" office:value="449.1991" calcext:value-type="float">
            <text:p>449.1991</text:p>
          </table:table-cell>
          <table:table-cell office:value-type="float" office:value="389.1808" calcext:value-type="float">
            <text:p>389.1808</text:p>
          </table:table-cell>
          <table:table-cell office:value-type="float" office:value="336.8443" calcext:value-type="float">
            <text:p>336.84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4" calcext:value-type="float">
            <text:p>3022004</text:p>
          </table:table-cell>
          <table:table-cell office:value-type="float" office:value="426.417" calcext:value-type="float">
            <text:p>426.417</text:p>
          </table:table-cell>
          <table:table-cell office:value-type="float" office:value="5385.473" calcext:value-type="float">
            <text:p>5385.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42103" calcext:value-type="float">
            <text:p>-39.42103</text:p>
          </table:table-cell>
          <table:table-cell office:value-type="float" office:value="73.20069" calcext:value-type="float">
            <text:p>73.20069</text:p>
          </table:table-cell>
          <table:table-cell office:value-type="float" office:value="0" calcext:value-type="float">
            <text:p>0</text:p>
          </table:table-cell>
          <table:table-cell office:value-type="float" office:value="112.07" calcext:value-type="float">
            <text:p>112.07</text:p>
          </table:table-cell>
          <table:table-cell office:value-type="float" office:value="223.1294" calcext:value-type="float">
            <text:p>223.1294</text:p>
          </table:table-cell>
          <table:table-cell office:value-type="float" office:value="0.01046295" calcext:value-type="float">
            <text:p>0.01046295</text:p>
          </table:table-cell>
          <table:table-cell office:value-type="float" office:value="0" calcext:value-type="float">
            <text:p>0</text:p>
          </table:table-cell>
          <table:table-cell office:value-type="float" office:value="0.01469159" calcext:value-type="float">
            <text:p>0.01469159</text:p>
          </table:table-cell>
          <table:table-cell office:value-type="float" office:value="0.09197632" calcext:value-type="float">
            <text:p>0.09197632</text:p>
          </table:table-cell>
          <table:table-cell office:value-type="float" office:value="360" calcext:value-type="float">
            <text:p>360</text:p>
          </table:table-cell>
          <table:table-cell office:value-type="float" office:value="-39.51723" calcext:value-type="float">
            <text:p>-39.51723</text:p>
          </table:table-cell>
          <table:table-cell office:value-type="float" office:value="0" calcext:value-type="float">
            <text:p>0</text:p>
          </table:table-cell>
          <table:table-cell office:value-type="float" office:value="232.7252" calcext:value-type="float">
            <text:p>232.7252</text:p>
          </table:table-cell>
          <table:table-cell office:value-type="float" office:value="274.5092" calcext:value-type="float">
            <text:p>274.5092</text:p>
          </table:table-cell>
          <table:table-cell office:value-type="float" office:value="898.4561" calcext:value-type="float">
            <text:p>898.4561</text:p>
          </table:table-cell>
          <table:table-cell office:value-type="float" office:value="857.4252" calcext:value-type="float">
            <text:p>857.4252</text:p>
          </table:table-cell>
          <table:table-cell office:value-type="float" office:value="846.9012" calcext:value-type="float">
            <text:p>846.9012</text:p>
          </table:table-cell>
          <table:table-cell office:value-type="float" office:value="863.3146" calcext:value-type="float">
            <text:p>863.3146</text:p>
          </table:table-cell>
          <table:table-cell office:value-type="float" office:value="334.2629" calcext:value-type="float">
            <text:p>334.2629</text:p>
          </table:table-cell>
          <table:table-cell office:value-type="float" office:value="449.1901" calcext:value-type="float">
            <text:p>449.1901</text:p>
          </table:table-cell>
          <table:table-cell office:value-type="float" office:value="389.1762" calcext:value-type="float">
            <text:p>389.1762</text:p>
          </table:table-cell>
          <table:table-cell office:value-type="float" office:value="336.8397" calcext:value-type="float">
            <text:p>336.8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4" calcext:value-type="float">
            <text:p>4022004</text:p>
          </table:table-cell>
          <table:table-cell office:value-type="float" office:value="425.0526" calcext:value-type="float">
            <text:p>425.0526</text:p>
          </table:table-cell>
          <table:table-cell office:value-type="float" office:value="5385.817" calcext:value-type="float">
            <text:p>5385.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43844" calcext:value-type="float">
            <text:p>-40.43844</text:p>
          </table:table-cell>
          <table:table-cell office:value-type="float" office:value="75.89751" calcext:value-type="float">
            <text:p>75.89751</text:p>
          </table:table-cell>
          <table:table-cell office:value-type="float" office:value="0" calcext:value-type="float">
            <text:p>0</text:p>
          </table:table-cell>
          <table:table-cell office:value-type="float" office:value="112.2465" calcext:value-type="float">
            <text:p>112.2465</text:p>
          </table:table-cell>
          <table:table-cell office:value-type="float" office:value="221.9011" calcext:value-type="float">
            <text:p>221.9011</text:p>
          </table:table-cell>
          <table:table-cell office:value-type="float" office:value="0.01074577" calcext:value-type="float">
            <text:p>0.01074577</text:p>
          </table:table-cell>
          <table:table-cell office:value-type="float" office:value="0" calcext:value-type="float">
            <text:p>0</text:p>
          </table:table-cell>
          <table:table-cell office:value-type="float" office:value="0.01511705" calcext:value-type="float">
            <text:p>0.01511705</text:p>
          </table:table-cell>
          <table:table-cell office:value-type="float" office:value="0.09455031" calcext:value-type="float">
            <text:p>0.09455031</text:p>
          </table:table-cell>
          <table:table-cell office:value-type="float" office:value="360" calcext:value-type="float">
            <text:p>360</text:p>
          </table:table-cell>
          <table:table-cell office:value-type="float" office:value="-40.53736" calcext:value-type="float">
            <text:p>-40.53736</text:p>
          </table:table-cell>
          <table:table-cell office:value-type="float" office:value="0" calcext:value-type="float">
            <text:p>0</text:p>
          </table:table-cell>
          <table:table-cell office:value-type="float" office:value="233.0857" calcext:value-type="float">
            <text:p>233.0857</text:p>
          </table:table-cell>
          <table:table-cell office:value-type="float" office:value="274.4974" calcext:value-type="float">
            <text:p>274.4974</text:p>
          </table:table-cell>
          <table:table-cell office:value-type="float" office:value="898.4164" calcext:value-type="float">
            <text:p>898.4164</text:p>
          </table:table-cell>
          <table:table-cell office:value-type="float" office:value="857.3991" calcext:value-type="float">
            <text:p>857.3991</text:p>
          </table:table-cell>
          <table:table-cell office:value-type="float" office:value="846.8803" calcext:value-type="float">
            <text:p>846.8803</text:p>
          </table:table-cell>
          <table:table-cell office:value-type="float" office:value="863.2957" calcext:value-type="float">
            <text:p>863.2957</text:p>
          </table:table-cell>
          <table:table-cell office:value-type="float" office:value="334.2467" calcext:value-type="float">
            <text:p>334.2467</text:p>
          </table:table-cell>
          <table:table-cell office:value-type="float" office:value="449.1811" calcext:value-type="float">
            <text:p>449.1811</text:p>
          </table:table-cell>
          <table:table-cell office:value-type="float" office:value="389.1717" calcext:value-type="float">
            <text:p>389.1717</text:p>
          </table:table-cell>
          <table:table-cell office:value-type="float" office:value="336.8352" calcext:value-type="float">
            <text:p>336.83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4" calcext:value-type="float">
            <text:p>5022004</text:p>
          </table:table-cell>
          <table:table-cell office:value-type="float" office:value="423.7077" calcext:value-type="float">
            <text:p>423.7077</text:p>
          </table:table-cell>
          <table:table-cell office:value-type="float" office:value="5386.162" calcext:value-type="float">
            <text:p>5386.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43075" calcext:value-type="float">
            <text:p>-41.43075</text:p>
          </table:table-cell>
          <table:table-cell office:value-type="float" office:value="78.6357" calcext:value-type="float">
            <text:p>78.6357</text:p>
          </table:table-cell>
          <table:table-cell office:value-type="float" office:value="0" calcext:value-type="float">
            <text:p>0</text:p>
          </table:table-cell>
          <table:table-cell office:value-type="float" office:value="112.41" calcext:value-type="float">
            <text:p>112.41</text:p>
          </table:table-cell>
          <table:table-cell office:value-type="float" office:value="220.6921" calcext:value-type="float">
            <text:p>220.6921</text:p>
          </table:table-cell>
          <table:table-cell office:value-type="float" office:value="0.01102408" calcext:value-type="float">
            <text:p>0.01102408</text:p>
          </table:table-cell>
          <table:table-cell office:value-type="float" office:value="0" calcext:value-type="float">
            <text:p>0</text:p>
          </table:table-cell>
          <table:table-cell office:value-type="float" office:value="0.01554094" calcext:value-type="float">
            <text:p>0.01554094</text:p>
          </table:table-cell>
          <table:table-cell office:value-type="float" office:value="0.09710149" calcext:value-type="float">
            <text:p>0.09710149</text:p>
          </table:table-cell>
          <table:table-cell office:value-type="float" office:value="360" calcext:value-type="float">
            <text:p>360</text:p>
          </table:table-cell>
          <table:table-cell office:value-type="float" office:value="-41.53237" calcext:value-type="float">
            <text:p>-41.53237</text:p>
          </table:table-cell>
          <table:table-cell office:value-type="float" office:value="0" calcext:value-type="float">
            <text:p>0</text:p>
          </table:table-cell>
          <table:table-cell office:value-type="float" office:value="233.4435" calcext:value-type="float">
            <text:p>233.4435</text:p>
          </table:table-cell>
          <table:table-cell office:value-type="float" office:value="274.4854" calcext:value-type="float">
            <text:p>274.4854</text:p>
          </table:table-cell>
          <table:table-cell office:value-type="float" office:value="898.3787" calcext:value-type="float">
            <text:p>898.3787</text:p>
          </table:table-cell>
          <table:table-cell office:value-type="float" office:value="857.3733" calcext:value-type="float">
            <text:p>857.3733</text:p>
          </table:table-cell>
          <table:table-cell office:value-type="float" office:value="846.8594" calcext:value-type="float">
            <text:p>846.8594</text:p>
          </table:table-cell>
          <table:table-cell office:value-type="float" office:value="863.2769" calcext:value-type="float">
            <text:p>863.2769</text:p>
          </table:table-cell>
          <table:table-cell office:value-type="float" office:value="334.2306" calcext:value-type="float">
            <text:p>334.2306</text:p>
          </table:table-cell>
          <table:table-cell office:value-type="float" office:value="449.1721" calcext:value-type="float">
            <text:p>449.1721</text:p>
          </table:table-cell>
          <table:table-cell office:value-type="float" office:value="389.1672" calcext:value-type="float">
            <text:p>389.1672</text:p>
          </table:table-cell>
          <table:table-cell office:value-type="float" office:value="336.8306" calcext:value-type="float">
            <text:p>336.83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4" calcext:value-type="float">
            <text:p>6022004</text:p>
          </table:table-cell>
          <table:table-cell office:value-type="float" office:value="422.3858" calcext:value-type="float">
            <text:p>422.3858</text:p>
          </table:table-cell>
          <table:table-cell office:value-type="float" office:value="5386.505" calcext:value-type="float">
            <text:p>5386.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40441" calcext:value-type="float">
            <text:p>-42.40441</text:p>
          </table:table-cell>
          <table:table-cell office:value-type="float" office:value="81.04835" calcext:value-type="float">
            <text:p>81.04835</text:p>
          </table:table-cell>
          <table:table-cell office:value-type="float" office:value="0" calcext:value-type="float">
            <text:p>0</text:p>
          </table:table-cell>
          <table:table-cell office:value-type="float" office:value="112.5591" calcext:value-type="float">
            <text:p>112.5591</text:p>
          </table:table-cell>
          <table:table-cell office:value-type="float" office:value="219.5058" calcext:value-type="float">
            <text:p>219.5058</text:p>
          </table:table-cell>
          <table:table-cell office:value-type="float" office:value="0.01129995" calcext:value-type="float">
            <text:p>0.01129995</text:p>
          </table:table-cell>
          <table:table-cell office:value-type="float" office:value="0" calcext:value-type="float">
            <text:p>0</text:p>
          </table:table-cell>
          <table:table-cell office:value-type="float" office:value="0.0159634" calcext:value-type="float">
            <text:p>0.0159634</text:p>
          </table:table-cell>
          <table:table-cell office:value-type="float" office:value="0.09963495" calcext:value-type="float">
            <text:p>0.09963495</text:p>
          </table:table-cell>
          <table:table-cell office:value-type="float" office:value="360" calcext:value-type="float">
            <text:p>360</text:p>
          </table:table-cell>
          <table:table-cell office:value-type="float" office:value="-42.50871" calcext:value-type="float">
            <text:p>-42.50871</text:p>
          </table:table-cell>
          <table:table-cell office:value-type="float" office:value="0" calcext:value-type="float">
            <text:p>0</text:p>
          </table:table-cell>
          <table:table-cell office:value-type="float" office:value="233.7972" calcext:value-type="float">
            <text:p>233.7972</text:p>
          </table:table-cell>
          <table:table-cell office:value-type="float" office:value="274.4738" calcext:value-type="float">
            <text:p>274.4738</text:p>
          </table:table-cell>
          <table:table-cell office:value-type="float" office:value="898.3426" calcext:value-type="float">
            <text:p>898.3426</text:p>
          </table:table-cell>
          <table:table-cell office:value-type="float" office:value="857.3475" calcext:value-type="float">
            <text:p>857.3475</text:p>
          </table:table-cell>
          <table:table-cell office:value-type="float" office:value="846.8386" calcext:value-type="float">
            <text:p>846.8386</text:p>
          </table:table-cell>
          <table:table-cell office:value-type="float" office:value="863.2596" calcext:value-type="float">
            <text:p>863.2596</text:p>
          </table:table-cell>
          <table:table-cell office:value-type="float" office:value="334.2145" calcext:value-type="float">
            <text:p>334.2145</text:p>
          </table:table-cell>
          <table:table-cell office:value-type="float" office:value="449.1631" calcext:value-type="float">
            <text:p>449.1631</text:p>
          </table:table-cell>
          <table:table-cell office:value-type="float" office:value="389.1626" calcext:value-type="float">
            <text:p>389.1626</text:p>
          </table:table-cell>
          <table:table-cell office:value-type="float" office:value="336.826" calcext:value-type="float">
            <text:p>336.8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4" calcext:value-type="float">
            <text:p>7022004</text:p>
          </table:table-cell>
          <table:table-cell office:value-type="float" office:value="421.0853" calcext:value-type="float">
            <text:p>421.0853</text:p>
          </table:table-cell>
          <table:table-cell office:value-type="float" office:value="5386.846" calcext:value-type="float">
            <text:p>5386.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35925" calcext:value-type="float">
            <text:p>-43.35925</text:p>
          </table:table-cell>
          <table:table-cell office:value-type="float" office:value="83.77378" calcext:value-type="float">
            <text:p>83.77378</text:p>
          </table:table-cell>
          <table:table-cell office:value-type="float" office:value="0" calcext:value-type="float">
            <text:p>0</text:p>
          </table:table-cell>
          <table:table-cell office:value-type="float" office:value="112.6945" calcext:value-type="float">
            <text:p>112.6945</text:p>
          </table:table-cell>
          <table:table-cell office:value-type="float" office:value="218.34" calcext:value-type="float">
            <text:p>218.34</text:p>
          </table:table-cell>
          <table:table-cell office:value-type="float" office:value="0.0115746" calcext:value-type="float">
            <text:p>0.0115746</text:p>
          </table:table-cell>
          <table:table-cell office:value-type="float" office:value="0" calcext:value-type="float">
            <text:p>0</text:p>
          </table:table-cell>
          <table:table-cell office:value-type="float" office:value="0.01638486" calcext:value-type="float">
            <text:p>0.01638486</text:p>
          </table:table-cell>
          <table:table-cell office:value-type="float" office:value="0.1021495" calcext:value-type="float">
            <text:p>0.1021495</text:p>
          </table:table-cell>
          <table:table-cell office:value-type="float" office:value="360" calcext:value-type="float">
            <text:p>360</text:p>
          </table:table-cell>
          <table:table-cell office:value-type="float" office:value="-43.46621" calcext:value-type="float">
            <text:p>-43.46621</text:p>
          </table:table-cell>
          <table:table-cell office:value-type="float" office:value="0" calcext:value-type="float">
            <text:p>0</text:p>
          </table:table-cell>
          <table:table-cell office:value-type="float" office:value="234.1481" calcext:value-type="float">
            <text:p>234.1481</text:p>
          </table:table-cell>
          <table:table-cell office:value-type="float" office:value="274.4624" calcext:value-type="float">
            <text:p>274.4624</text:p>
          </table:table-cell>
          <table:table-cell office:value-type="float" office:value="898.307" calcext:value-type="float">
            <text:p>898.307</text:p>
          </table:table-cell>
          <table:table-cell office:value-type="float" office:value="857.3219" calcext:value-type="float">
            <text:p>857.3219</text:p>
          </table:table-cell>
          <table:table-cell office:value-type="float" office:value="846.8179" calcext:value-type="float">
            <text:p>846.8179</text:p>
          </table:table-cell>
          <table:table-cell office:value-type="float" office:value="863.2425" calcext:value-type="float">
            <text:p>863.2425</text:p>
          </table:table-cell>
          <table:table-cell office:value-type="float" office:value="334.1989" calcext:value-type="float">
            <text:p>334.1989</text:p>
          </table:table-cell>
          <table:table-cell office:value-type="float" office:value="449.1541" calcext:value-type="float">
            <text:p>449.1541</text:p>
          </table:table-cell>
          <table:table-cell office:value-type="float" office:value="389.1581" calcext:value-type="float">
            <text:p>389.1581</text:p>
          </table:table-cell>
          <table:table-cell office:value-type="float" office:value="336.8215" calcext:value-type="float">
            <text:p>336.82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4" calcext:value-type="float">
            <text:p>8022004</text:p>
          </table:table-cell>
          <table:table-cell office:value-type="float" office:value="419.8036" calcext:value-type="float">
            <text:p>419.8036</text:p>
          </table:table-cell>
          <table:table-cell office:value-type="float" office:value="5387.184" calcext:value-type="float">
            <text:p>5387.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29696" calcext:value-type="float">
            <text:p>-44.29696</text:p>
          </table:table-cell>
          <table:table-cell office:value-type="float" office:value="86.26464" calcext:value-type="float">
            <text:p>86.26464</text:p>
          </table:table-cell>
          <table:table-cell office:value-type="float" office:value="0" calcext:value-type="float">
            <text:p>0</text:p>
          </table:table-cell>
          <table:table-cell office:value-type="float" office:value="112.8184" calcext:value-type="float">
            <text:p>112.8184</text:p>
          </table:table-cell>
          <table:table-cell office:value-type="float" office:value="217.1918" calcext:value-type="float">
            <text:p>217.1918</text:p>
          </table:table-cell>
          <table:table-cell office:value-type="float" office:value="0.01184718" calcext:value-type="float">
            <text:p>0.01184718</text:p>
          </table:table-cell>
          <table:table-cell office:value-type="float" office:value="0" calcext:value-type="float">
            <text:p>0</text:p>
          </table:table-cell>
          <table:table-cell office:value-type="float" office:value="0.01680548" calcext:value-type="float">
            <text:p>0.01680548</text:p>
          </table:table-cell>
          <table:table-cell office:value-type="float" office:value="0.104646" calcext:value-type="float">
            <text:p>0.104646</text:p>
          </table:table-cell>
          <table:table-cell office:value-type="float" office:value="360" calcext:value-type="float">
            <text:p>360</text:p>
          </table:table-cell>
          <table:table-cell office:value-type="float" office:value="-44.40656" calcext:value-type="float">
            <text:p>-44.40656</text:p>
          </table:table-cell>
          <table:table-cell office:value-type="float" office:value="0" calcext:value-type="float">
            <text:p>0</text:p>
          </table:table-cell>
          <table:table-cell office:value-type="float" office:value="234.4957" calcext:value-type="float">
            <text:p>234.4957</text:p>
          </table:table-cell>
          <table:table-cell office:value-type="float" office:value="274.4511" calcext:value-type="float">
            <text:p>274.4511</text:p>
          </table:table-cell>
          <table:table-cell office:value-type="float" office:value="898.2712" calcext:value-type="float">
            <text:p>898.2712</text:p>
          </table:table-cell>
          <table:table-cell office:value-type="float" office:value="857.2965" calcext:value-type="float">
            <text:p>857.2965</text:p>
          </table:table-cell>
          <table:table-cell office:value-type="float" office:value="846.7974" calcext:value-type="float">
            <text:p>846.7974</text:p>
          </table:table-cell>
          <table:table-cell office:value-type="float" office:value="863.2253" calcext:value-type="float">
            <text:p>863.2253</text:p>
          </table:table-cell>
          <table:table-cell office:value-type="float" office:value="334.1834" calcext:value-type="float">
            <text:p>334.1834</text:p>
          </table:table-cell>
          <table:table-cell office:value-type="float" office:value="449.1451" calcext:value-type="float">
            <text:p>449.1451</text:p>
          </table:table-cell>
          <table:table-cell office:value-type="float" office:value="389.1536" calcext:value-type="float">
            <text:p>389.1536</text:p>
          </table:table-cell>
          <table:table-cell office:value-type="float" office:value="336.817" calcext:value-type="float">
            <text:p>336.8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4" calcext:value-type="float">
            <text:p>9022004</text:p>
          </table:table-cell>
          <table:table-cell office:value-type="float" office:value="418.5385" calcext:value-type="float">
            <text:p>418.5385</text:p>
          </table:table-cell>
          <table:table-cell office:value-type="float" office:value="5387.52" calcext:value-type="float">
            <text:p>5387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22026" calcext:value-type="float">
            <text:p>-45.22026</text:p>
          </table:table-cell>
          <table:table-cell office:value-type="float" office:value="88.54318" calcext:value-type="float">
            <text:p>88.54318</text:p>
          </table:table-cell>
          <table:table-cell office:value-type="float" office:value="0" calcext:value-type="float">
            <text:p>0</text:p>
          </table:table-cell>
          <table:table-cell office:value-type="float" office:value="112.9314" calcext:value-type="float">
            <text:p>112.9314</text:p>
          </table:table-cell>
          <table:table-cell office:value-type="float" office:value="216.0592" calcext:value-type="float">
            <text:p>216.0592</text:p>
          </table:table-cell>
          <table:table-cell office:value-type="float" office:value="0.01211869" calcext:value-type="float">
            <text:p>0.01211869</text:p>
          </table:table-cell>
          <table:table-cell office:value-type="float" office:value="0" calcext:value-type="float">
            <text:p>0</text:p>
          </table:table-cell>
          <table:table-cell office:value-type="float" office:value="0.01722533" calcext:value-type="float">
            <text:p>0.01722533</text:p>
          </table:table-cell>
          <table:table-cell office:value-type="float" office:value="0.1071342" calcext:value-type="float">
            <text:p>0.1071342</text:p>
          </table:table-cell>
          <table:table-cell office:value-type="float" office:value="360" calcext:value-type="float">
            <text:p>360</text:p>
          </table:table-cell>
          <table:table-cell office:value-type="float" office:value="-45.3325" calcext:value-type="float">
            <text:p>-45.3325</text:p>
          </table:table-cell>
          <table:table-cell office:value-type="float" office:value="0" calcext:value-type="float">
            <text:p>0</text:p>
          </table:table-cell>
          <table:table-cell office:value-type="float" office:value="234.841" calcext:value-type="float">
            <text:p>234.841</text:p>
          </table:table-cell>
          <table:table-cell office:value-type="float" office:value="274.4398" calcext:value-type="float">
            <text:p>274.4398</text:p>
          </table:table-cell>
          <table:table-cell office:value-type="float" office:value="898.236" calcext:value-type="float">
            <text:p>898.236</text:p>
          </table:table-cell>
          <table:table-cell office:value-type="float" office:value="857.2714" calcext:value-type="float">
            <text:p>857.2714</text:p>
          </table:table-cell>
          <table:table-cell office:value-type="float" office:value="846.777" calcext:value-type="float">
            <text:p>846.777</text:p>
          </table:table-cell>
          <table:table-cell office:value-type="float" office:value="863.2084" calcext:value-type="float">
            <text:p>863.2084</text:p>
          </table:table-cell>
          <table:table-cell office:value-type="float" office:value="334.1681" calcext:value-type="float">
            <text:p>334.1681</text:p>
          </table:table-cell>
          <table:table-cell office:value-type="float" office:value="449.1362" calcext:value-type="float">
            <text:p>449.1362</text:p>
          </table:table-cell>
          <table:table-cell office:value-type="float" office:value="389.1492" calcext:value-type="float">
            <text:p>389.1492</text:p>
          </table:table-cell>
          <table:table-cell office:value-type="float" office:value="336.8124" calcext:value-type="float">
            <text:p>336.81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4" calcext:value-type="float">
            <text:p>10022004</text:p>
          </table:table-cell>
          <table:table-cell office:value-type="float" office:value="417.2878" calcext:value-type="float">
            <text:p>417.2878</text:p>
          </table:table-cell>
          <table:table-cell office:value-type="float" office:value="5387.854" calcext:value-type="float">
            <text:p>5387.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12784" calcext:value-type="float">
            <text:p>-46.12784</text:p>
          </table:table-cell>
          <table:table-cell office:value-type="float" office:value="90.93166" calcext:value-type="float">
            <text:p>90.93166</text:p>
          </table:table-cell>
          <table:table-cell office:value-type="float" office:value="0" calcext:value-type="float">
            <text:p>0</text:p>
          </table:table-cell>
          <table:table-cell office:value-type="float" office:value="113.0347" calcext:value-type="float">
            <text:p>113.0347</text:p>
          </table:table-cell>
          <table:table-cell office:value-type="float" office:value="214.94" calcext:value-type="float">
            <text:p>214.94</text:p>
          </table:table-cell>
          <table:table-cell office:value-type="float" office:value="0.0123883" calcext:value-type="float">
            <text:p>0.0123883</text:p>
          </table:table-cell>
          <table:table-cell office:value-type="float" office:value="0" calcext:value-type="float">
            <text:p>0</text:p>
          </table:table-cell>
          <table:table-cell office:value-type="float" office:value="0.01764471" calcext:value-type="float">
            <text:p>0.01764471</text:p>
          </table:table-cell>
          <table:table-cell office:value-type="float" office:value="0.1096031" calcext:value-type="float">
            <text:p>0.1096031</text:p>
          </table:table-cell>
          <table:table-cell office:value-type="float" office:value="360" calcext:value-type="float">
            <text:p>360</text:p>
          </table:table-cell>
          <table:table-cell office:value-type="float" office:value="-46.2427" calcext:value-type="float">
            <text:p>-46.2427</text:p>
          </table:table-cell>
          <table:table-cell office:value-type="float" office:value="0" calcext:value-type="float">
            <text:p>0</text:p>
          </table:table-cell>
          <table:table-cell office:value-type="float" office:value="235.1849" calcext:value-type="float">
            <text:p>235.1849</text:p>
          </table:table-cell>
          <table:table-cell office:value-type="float" office:value="274.4292" calcext:value-type="float">
            <text:p>274.4292</text:p>
          </table:table-cell>
          <table:table-cell office:value-type="float" office:value="898.201" calcext:value-type="float">
            <text:p>898.201</text:p>
          </table:table-cell>
          <table:table-cell office:value-type="float" office:value="857.2464" calcext:value-type="float">
            <text:p>857.2464</text:p>
          </table:table-cell>
          <table:table-cell office:value-type="float" office:value="846.7568" calcext:value-type="float">
            <text:p>846.7568</text:p>
          </table:table-cell>
          <table:table-cell office:value-type="float" office:value="863.1915" calcext:value-type="float">
            <text:p>863.1915</text:p>
          </table:table-cell>
          <table:table-cell office:value-type="float" office:value="334.1528" calcext:value-type="float">
            <text:p>334.1528</text:p>
          </table:table-cell>
          <table:table-cell office:value-type="float" office:value="449.1273" calcext:value-type="float">
            <text:p>449.1273</text:p>
          </table:table-cell>
          <table:table-cell office:value-type="float" office:value="389.1447" calcext:value-type="float">
            <text:p>389.1447</text:p>
          </table:table-cell>
          <table:table-cell office:value-type="float" office:value="336.808" calcext:value-type="float">
            <text:p>336.8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4" calcext:value-type="float">
            <text:p>11022004</text:p>
          </table:table-cell>
          <table:table-cell office:value-type="float" office:value="416.0481" calcext:value-type="float">
            <text:p>416.0481</text:p>
          </table:table-cell>
          <table:table-cell office:value-type="float" office:value="5388.189" calcext:value-type="float">
            <text:p>5388.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0252" calcext:value-type="float">
            <text:p>-47.0252</text:p>
          </table:table-cell>
          <table:table-cell office:value-type="float" office:value="92.87737" calcext:value-type="float">
            <text:p>92.87737</text:p>
          </table:table-cell>
          <table:table-cell office:value-type="float" office:value="0" calcext:value-type="float">
            <text:p>0</text:p>
          </table:table-cell>
          <table:table-cell office:value-type="float" office:value="113.1293" calcext:value-type="float">
            <text:p>113.1293</text:p>
          </table:table-cell>
          <table:table-cell office:value-type="float" office:value="213.8309" calcext:value-type="float">
            <text:p>213.8309</text:p>
          </table:table-cell>
          <table:table-cell office:value-type="float" office:value="0.0126555" calcext:value-type="float">
            <text:p>0.0126555</text:p>
          </table:table-cell>
          <table:table-cell office:value-type="float" office:value="0" calcext:value-type="float">
            <text:p>0</text:p>
          </table:table-cell>
          <table:table-cell office:value-type="float" office:value="0.01806414" calcext:value-type="float">
            <text:p>0.01806414</text:p>
          </table:table-cell>
          <table:table-cell office:value-type="float" office:value="0.1120623" calcext:value-type="float">
            <text:p>0.1120623</text:p>
          </table:table-cell>
          <table:table-cell office:value-type="float" office:value="360" calcext:value-type="float">
            <text:p>360</text:p>
          </table:table-cell>
          <table:table-cell office:value-type="float" office:value="-47.14267" calcext:value-type="float">
            <text:p>-47.14267</text:p>
          </table:table-cell>
          <table:table-cell office:value-type="float" office:value="0" calcext:value-type="float">
            <text:p>0</text:p>
          </table:table-cell>
          <table:table-cell office:value-type="float" office:value="235.529" calcext:value-type="float">
            <text:p>235.529</text:p>
          </table:table-cell>
          <table:table-cell office:value-type="float" office:value="274.4187" calcext:value-type="float">
            <text:p>274.4187</text:p>
          </table:table-cell>
          <table:table-cell office:value-type="float" office:value="898.1663" calcext:value-type="float">
            <text:p>898.1663</text:p>
          </table:table-cell>
          <table:table-cell office:value-type="float" office:value="857.2215" calcext:value-type="float">
            <text:p>857.2215</text:p>
          </table:table-cell>
          <table:table-cell office:value-type="float" office:value="846.7368" calcext:value-type="float">
            <text:p>846.7368</text:p>
          </table:table-cell>
          <table:table-cell office:value-type="float" office:value="863.1748" calcext:value-type="float">
            <text:p>863.1748</text:p>
          </table:table-cell>
          <table:table-cell office:value-type="float" office:value="334.1377" calcext:value-type="float">
            <text:p>334.1377</text:p>
          </table:table-cell>
          <table:table-cell office:value-type="float" office:value="449.1185" calcext:value-type="float">
            <text:p>449.1185</text:p>
          </table:table-cell>
          <table:table-cell office:value-type="float" office:value="389.1403" calcext:value-type="float">
            <text:p>389.1403</text:p>
          </table:table-cell>
          <table:table-cell office:value-type="float" office:value="336.8036" calcext:value-type="float">
            <text:p>336.80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4" calcext:value-type="float">
            <text:p>12022004</text:p>
          </table:table-cell>
          <table:table-cell office:value-type="float" office:value="414.8083" calcext:value-type="float">
            <text:p>414.8083</text:p>
          </table:table-cell>
          <table:table-cell office:value-type="float" office:value="5388.527" calcext:value-type="float">
            <text:p>5388.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91453" calcext:value-type="float">
            <text:p>-47.91453</text:p>
          </table:table-cell>
          <table:table-cell office:value-type="float" office:value="95.4147" calcext:value-type="float">
            <text:p>95.4147</text:p>
          </table:table-cell>
          <table:table-cell office:value-type="float" office:value="0" calcext:value-type="float">
            <text:p>0</text:p>
          </table:table-cell>
          <table:table-cell office:value-type="float" office:value="113.2185" calcext:value-type="float">
            <text:p>113.2185</text:p>
          </table:table-cell>
          <table:table-cell office:value-type="float" office:value="212.7218" calcext:value-type="float">
            <text:p>212.7218</text:p>
          </table:table-cell>
          <table:table-cell office:value-type="float" office:value="0.01292257" calcext:value-type="float">
            <text:p>0.01292257</text:p>
          </table:table-cell>
          <table:table-cell office:value-type="float" office:value="0" calcext:value-type="float">
            <text:p>0</text:p>
          </table:table-cell>
          <table:table-cell office:value-type="float" office:value="0.01848512" calcext:value-type="float">
            <text:p>0.01848512</text:p>
          </table:table-cell>
          <table:table-cell office:value-type="float" office:value="0.1145213" calcext:value-type="float">
            <text:p>0.1145213</text:p>
          </table:table-cell>
          <table:table-cell office:value-type="float" office:value="360" calcext:value-type="float">
            <text:p>360</text:p>
          </table:table-cell>
          <table:table-cell office:value-type="float" office:value="-48.03461" calcext:value-type="float">
            <text:p>-48.03461</text:p>
          </table:table-cell>
          <table:table-cell office:value-type="float" office:value="0" calcext:value-type="float">
            <text:p>0</text:p>
          </table:table-cell>
          <table:table-cell office:value-type="float" office:value="235.876" calcext:value-type="float">
            <text:p>235.876</text:p>
          </table:table-cell>
          <table:table-cell office:value-type="float" office:value="274.408" calcext:value-type="float">
            <text:p>274.408</text:p>
          </table:table-cell>
          <table:table-cell office:value-type="float" office:value="898.1312" calcext:value-type="float">
            <text:p>898.1312</text:p>
          </table:table-cell>
          <table:table-cell office:value-type="float" office:value="857.1966" calcext:value-type="float">
            <text:p>857.1966</text:p>
          </table:table-cell>
          <table:table-cell office:value-type="float" office:value="846.7167" calcext:value-type="float">
            <text:p>846.7167</text:p>
          </table:table-cell>
          <table:table-cell office:value-type="float" office:value="863.1581" calcext:value-type="float">
            <text:p>863.1581</text:p>
          </table:table-cell>
          <table:table-cell office:value-type="float" office:value="334.1227" calcext:value-type="float">
            <text:p>334.1227</text:p>
          </table:table-cell>
          <table:table-cell office:value-type="float" office:value="449.1096" calcext:value-type="float">
            <text:p>449.1096</text:p>
          </table:table-cell>
          <table:table-cell office:value-type="float" office:value="389.136" calcext:value-type="float">
            <text:p>389.136</text:p>
          </table:table-cell>
          <table:table-cell office:value-type="float" office:value="336.7992" calcext:value-type="float">
            <text:p>336.79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4" calcext:value-type="float">
            <text:p>13022004</text:p>
          </table:table-cell>
          <table:table-cell office:value-type="float" office:value="413.5428" calcext:value-type="float">
            <text:p>413.5428</text:p>
          </table:table-cell>
          <table:table-cell office:value-type="float" office:value="5388.872" calcext:value-type="float">
            <text:p>5388.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83564" calcext:value-type="float">
            <text:p>-48.83564</text:p>
          </table:table-cell>
          <table:table-cell office:value-type="float" office:value="98.5248" calcext:value-type="float">
            <text:p>98.5248</text:p>
          </table:table-cell>
          <table:table-cell office:value-type="float" office:value="0" calcext:value-type="float">
            <text:p>0</text:p>
          </table:table-cell>
          <table:table-cell office:value-type="float" office:value="113.3153" calcext:value-type="float">
            <text:p>113.3153</text:p>
          </table:table-cell>
          <table:table-cell office:value-type="float" office:value="211.5863" calcext:value-type="float">
            <text:p>211.5863</text:p>
          </table:table-cell>
          <table:table-cell office:value-type="float" office:value="0.01319858" calcext:value-type="float">
            <text:p>0.01319858</text:p>
          </table:table-cell>
          <table:table-cell office:value-type="float" office:value="0" calcext:value-type="float">
            <text:p>0</text:p>
          </table:table-cell>
          <table:table-cell office:value-type="float" office:value="0.01890565" calcext:value-type="float">
            <text:p>0.01890565</text:p>
          </table:table-cell>
          <table:table-cell office:value-type="float" office:value="0.1169655" calcext:value-type="float">
            <text:p>0.1169655</text:p>
          </table:table-cell>
          <table:table-cell office:value-type="float" office:value="360" calcext:value-type="float">
            <text:p>360</text:p>
          </table:table-cell>
          <table:table-cell office:value-type="float" office:value="-48.95831" calcext:value-type="float">
            <text:p>-48.95831</text:p>
          </table:table-cell>
          <table:table-cell office:value-type="float" office:value="0" calcext:value-type="float">
            <text:p>0</text:p>
          </table:table-cell>
          <table:table-cell office:value-type="float" office:value="236.2316" calcext:value-type="float">
            <text:p>236.2316</text:p>
          </table:table-cell>
          <table:table-cell office:value-type="float" office:value="274.3965" calcext:value-type="float">
            <text:p>274.3965</text:p>
          </table:table-cell>
          <table:table-cell office:value-type="float" office:value="898.096" calcext:value-type="float">
            <text:p>898.096</text:p>
          </table:table-cell>
          <table:table-cell office:value-type="float" office:value="857.1714" calcext:value-type="float">
            <text:p>857.1714</text:p>
          </table:table-cell>
          <table:table-cell office:value-type="float" office:value="846.6965" calcext:value-type="float">
            <text:p>846.6965</text:p>
          </table:table-cell>
          <table:table-cell office:value-type="float" office:value="863.1414" calcext:value-type="float">
            <text:p>863.1414</text:p>
          </table:table-cell>
          <table:table-cell office:value-type="float" office:value="334.1075" calcext:value-type="float">
            <text:p>334.1075</text:p>
          </table:table-cell>
          <table:table-cell office:value-type="float" office:value="449.1008" calcext:value-type="float">
            <text:p>449.1008</text:p>
          </table:table-cell>
          <table:table-cell office:value-type="float" office:value="389.1316" calcext:value-type="float">
            <text:p>389.1316</text:p>
          </table:table-cell>
          <table:table-cell office:value-type="float" office:value="336.7949" calcext:value-type="float">
            <text:p>336.79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4" calcext:value-type="float">
            <text:p>14022004</text:p>
          </table:table-cell>
          <table:table-cell office:value-type="float" office:value="412.2642" calcext:value-type="float">
            <text:p>412.2642</text:p>
          </table:table-cell>
          <table:table-cell office:value-type="float" office:value="5389.218" calcext:value-type="float">
            <text:p>5389.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77092" calcext:value-type="float">
            <text:p>-49.77092</text:p>
          </table:table-cell>
          <table:table-cell office:value-type="float" office:value="101.3834" calcext:value-type="float">
            <text:p>101.3834</text:p>
          </table:table-cell>
          <table:table-cell office:value-type="float" office:value="0" calcext:value-type="float">
            <text:p>0</text:p>
          </table:table-cell>
          <table:table-cell office:value-type="float" office:value="113.4138" calcext:value-type="float">
            <text:p>113.4138</text:p>
          </table:table-cell>
          <table:table-cell office:value-type="float" office:value="210.4379" calcext:value-type="float">
            <text:p>210.4379</text:p>
          </table:table-cell>
          <table:table-cell office:value-type="float" office:value="0.01347852" calcext:value-type="float">
            <text:p>0.01347852</text:p>
          </table:table-cell>
          <table:table-cell office:value-type="float" office:value="0" calcext:value-type="float">
            <text:p>0</text:p>
          </table:table-cell>
          <table:table-cell office:value-type="float" office:value="0.01932602" calcext:value-type="float">
            <text:p>0.01932602</text:p>
          </table:table-cell>
          <table:table-cell office:value-type="float" office:value="0.1193994" calcext:value-type="float">
            <text:p>0.1193994</text:p>
          </table:table-cell>
          <table:table-cell office:value-type="float" office:value="360" calcext:value-type="float">
            <text:p>360</text:p>
          </table:table-cell>
          <table:table-cell office:value-type="float" office:value="-49.89616" calcext:value-type="float">
            <text:p>-49.89616</text:p>
          </table:table-cell>
          <table:table-cell office:value-type="float" office:value="0" calcext:value-type="float">
            <text:p>0</text:p>
          </table:table-cell>
          <table:table-cell office:value-type="float" office:value="236.5925" calcext:value-type="float">
            <text:p>236.5925</text:p>
          </table:table-cell>
          <table:table-cell office:value-type="float" office:value="274.3845" calcext:value-type="float">
            <text:p>274.3845</text:p>
          </table:table-cell>
          <table:table-cell office:value-type="float" office:value="898.0587" calcext:value-type="float">
            <text:p>898.0587</text:p>
          </table:table-cell>
          <table:table-cell office:value-type="float" office:value="857.1461" calcext:value-type="float">
            <text:p>857.1461</text:p>
          </table:table-cell>
          <table:table-cell office:value-type="float" office:value="846.676" calcext:value-type="float">
            <text:p>846.676</text:p>
          </table:table-cell>
          <table:table-cell office:value-type="float" office:value="863.1244" calcext:value-type="float">
            <text:p>863.1244</text:p>
          </table:table-cell>
          <table:table-cell office:value-type="float" office:value="334.0923" calcext:value-type="float">
            <text:p>334.0923</text:p>
          </table:table-cell>
          <table:table-cell office:value-type="float" office:value="449.0919" calcext:value-type="float">
            <text:p>449.0919</text:p>
          </table:table-cell>
          <table:table-cell office:value-type="float" office:value="389.1273" calcext:value-type="float">
            <text:p>389.1273</text:p>
          </table:table-cell>
          <table:table-cell office:value-type="float" office:value="336.7905" calcext:value-type="float">
            <text:p>336.79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4" calcext:value-type="float">
            <text:p>15022004</text:p>
          </table:table-cell>
          <table:table-cell office:value-type="float" office:value="410.9396" calcext:value-type="float">
            <text:p>410.9396</text:p>
          </table:table-cell>
          <table:table-cell office:value-type="float" office:value="5389.576" calcext:value-type="float">
            <text:p>5389.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73356" calcext:value-type="float">
            <text:p>-50.73356</text:p>
          </table:table-cell>
          <table:table-cell office:value-type="float" office:value="103.7349" calcext:value-type="float">
            <text:p>103.7349</text:p>
          </table:table-cell>
          <table:table-cell office:value-type="float" office:value="0" calcext:value-type="float">
            <text:p>0</text:p>
          </table:table-cell>
          <table:table-cell office:value-type="float" office:value="113.5249" calcext:value-type="float">
            <text:p>113.5249</text:p>
          </table:table-cell>
          <table:table-cell office:value-type="float" office:value="209.247" calcext:value-type="float">
            <text:p>209.247</text:p>
          </table:table-cell>
          <table:table-cell office:value-type="float" office:value="0.01375766" calcext:value-type="float">
            <text:p>0.01375766</text:p>
          </table:table-cell>
          <table:table-cell office:value-type="float" office:value="0" calcext:value-type="float">
            <text:p>0</text:p>
          </table:table-cell>
          <table:table-cell office:value-type="float" office:value="0.01974609" calcext:value-type="float">
            <text:p>0.01974609</text:p>
          </table:table-cell>
          <table:table-cell office:value-type="float" office:value="0.121821" calcext:value-type="float">
            <text:p>0.121821</text:p>
          </table:table-cell>
          <table:table-cell office:value-type="float" office:value="360" calcext:value-type="float">
            <text:p>360</text:p>
          </table:table-cell>
          <table:table-cell office:value-type="float" office:value="-50.86137" calcext:value-type="float">
            <text:p>-50.86137</text:p>
          </table:table-cell>
          <table:table-cell office:value-type="float" office:value="0" calcext:value-type="float">
            <text:p>0</text:p>
          </table:table-cell>
          <table:table-cell office:value-type="float" office:value="236.9657" calcext:value-type="float">
            <text:p>236.9657</text:p>
          </table:table-cell>
          <table:table-cell office:value-type="float" office:value="274.3729" calcext:value-type="float">
            <text:p>274.3729</text:p>
          </table:table-cell>
          <table:table-cell office:value-type="float" office:value="898.0189" calcext:value-type="float">
            <text:p>898.0189</text:p>
          </table:table-cell>
          <table:table-cell office:value-type="float" office:value="857.1202" calcext:value-type="float">
            <text:p>857.1202</text:p>
          </table:table-cell>
          <table:table-cell office:value-type="float" office:value="846.6553" calcext:value-type="float">
            <text:p>846.6553</text:p>
          </table:table-cell>
          <table:table-cell office:value-type="float" office:value="863.107" calcext:value-type="float">
            <text:p>863.107</text:p>
          </table:table-cell>
          <table:table-cell office:value-type="float" office:value="334.0769" calcext:value-type="float">
            <text:p>334.0769</text:p>
          </table:table-cell>
          <table:table-cell office:value-type="float" office:value="449.083" calcext:value-type="float">
            <text:p>449.083</text:p>
          </table:table-cell>
          <table:table-cell office:value-type="float" office:value="389.1229" calcext:value-type="float">
            <text:p>389.1229</text:p>
          </table:table-cell>
          <table:table-cell office:value-type="float" office:value="336.7861" calcext:value-type="float">
            <text:p>336.78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4" calcext:value-type="float">
            <text:p>16022004</text:p>
          </table:table-cell>
          <table:table-cell office:value-type="float" office:value="409.6155" calcext:value-type="float">
            <text:p>409.6155</text:p>
          </table:table-cell>
          <table:table-cell office:value-type="float" office:value="5389.935" calcext:value-type="float">
            <text:p>5389.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68046" calcext:value-type="float">
            <text:p>-51.68046</text:p>
          </table:table-cell>
          <table:table-cell office:value-type="float" office:value="105.7793" calcext:value-type="float">
            <text:p>105.7793</text:p>
          </table:table-cell>
          <table:table-cell office:value-type="float" office:value="0" calcext:value-type="float">
            <text:p>0</text:p>
          </table:table-cell>
          <table:table-cell office:value-type="float" office:value="113.6336" calcext:value-type="float">
            <text:p>113.6336</text:p>
          </table:table-cell>
          <table:table-cell office:value-type="float" office:value="208.0606" calcext:value-type="float">
            <text:p>208.0606</text:p>
          </table:table-cell>
          <table:table-cell office:value-type="float" office:value="0.01402927" calcext:value-type="float">
            <text:p>0.01402927</text:p>
          </table:table-cell>
          <table:table-cell office:value-type="float" office:value="0" calcext:value-type="float">
            <text:p>0</text:p>
          </table:table-cell>
          <table:table-cell office:value-type="float" office:value="0.02016612" calcext:value-type="float">
            <text:p>0.02016612</text:p>
          </table:table-cell>
          <table:table-cell office:value-type="float" office:value="0.1242378" calcext:value-type="float">
            <text:p>0.1242378</text:p>
          </table:table-cell>
          <table:table-cell office:value-type="float" office:value="360" calcext:value-type="float">
            <text:p>360</text:p>
          </table:table-cell>
          <table:table-cell office:value-type="float" office:value="-51.81083" calcext:value-type="float">
            <text:p>-51.81083</text:p>
          </table:table-cell>
          <table:table-cell office:value-type="float" office:value="0" calcext:value-type="float">
            <text:p>0</text:p>
          </table:table-cell>
          <table:table-cell office:value-type="float" office:value="237.3383" calcext:value-type="float">
            <text:p>237.3383</text:p>
          </table:table-cell>
          <table:table-cell office:value-type="float" office:value="274.3604" calcext:value-type="float">
            <text:p>274.3604</text:p>
          </table:table-cell>
          <table:table-cell office:value-type="float" office:value="897.979" calcext:value-type="float">
            <text:p>897.979</text:p>
          </table:table-cell>
          <table:table-cell office:value-type="float" office:value="857.0942" calcext:value-type="float">
            <text:p>857.0942</text:p>
          </table:table-cell>
          <table:table-cell office:value-type="float" office:value="846.6343" calcext:value-type="float">
            <text:p>846.6343</text:p>
          </table:table-cell>
          <table:table-cell office:value-type="float" office:value="863.0881" calcext:value-type="float">
            <text:p>863.0881</text:p>
          </table:table-cell>
          <table:table-cell office:value-type="float" office:value="334.0611" calcext:value-type="float">
            <text:p>334.0611</text:p>
          </table:table-cell>
          <table:table-cell office:value-type="float" office:value="449.074" calcext:value-type="float">
            <text:p>449.074</text:p>
          </table:table-cell>
          <table:table-cell office:value-type="float" office:value="389.1186" calcext:value-type="float">
            <text:p>389.1186</text:p>
          </table:table-cell>
          <table:table-cell office:value-type="float" office:value="336.7818" calcext:value-type="float">
            <text:p>336.78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4" calcext:value-type="float">
            <text:p>17022004</text:p>
          </table:table-cell>
          <table:table-cell office:value-type="float" office:value="408.3694" calcext:value-type="float">
            <text:p>408.3694</text:p>
          </table:table-cell>
          <table:table-cell office:value-type="float" office:value="5390.275" calcext:value-type="float">
            <text:p>5390.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.56473" calcext:value-type="float">
            <text:p>-52.56473</text:p>
          </table:table-cell>
          <table:table-cell office:value-type="float" office:value="107.7218" calcext:value-type="float">
            <text:p>107.7218</text:p>
          </table:table-cell>
          <table:table-cell office:value-type="float" office:value="0" calcext:value-type="float">
            <text:p>0</text:p>
          </table:table-cell>
          <table:table-cell office:value-type="float" office:value="113.7061" calcext:value-type="float">
            <text:p>113.7061</text:p>
          </table:table-cell>
          <table:table-cell office:value-type="float" office:value="206.95" calcext:value-type="float">
            <text:p>206.95</text:p>
          </table:table-cell>
          <table:table-cell office:value-type="float" office:value="0.01429336" calcext:value-type="float">
            <text:p>0.01429336</text:p>
          </table:table-cell>
          <table:table-cell office:value-type="float" office:value="0" calcext:value-type="float">
            <text:p>0</text:p>
          </table:table-cell>
          <table:table-cell office:value-type="float" office:value="0.02058598" calcext:value-type="float">
            <text:p>0.02058598</text:p>
          </table:table-cell>
          <table:table-cell office:value-type="float" office:value="0.1266486" calcext:value-type="float">
            <text:p>0.1266486</text:p>
          </table:table-cell>
          <table:table-cell office:value-type="float" office:value="360" calcext:value-type="float">
            <text:p>360</text:p>
          </table:table-cell>
          <table:table-cell office:value-type="float" office:value="-52.69767" calcext:value-type="float">
            <text:p>-52.69767</text:p>
          </table:table-cell>
          <table:table-cell office:value-type="float" office:value="0" calcext:value-type="float">
            <text:p>0</text:p>
          </table:table-cell>
          <table:table-cell office:value-type="float" office:value="237.6933" calcext:value-type="float">
            <text:p>237.6933</text:p>
          </table:table-cell>
          <table:table-cell office:value-type="float" office:value="274.3484" calcext:value-type="float">
            <text:p>274.3484</text:p>
          </table:table-cell>
          <table:table-cell office:value-type="float" office:value="897.9399" calcext:value-type="float">
            <text:p>897.9399</text:p>
          </table:table-cell>
          <table:table-cell office:value-type="float" office:value="857.0684" calcext:value-type="float">
            <text:p>857.0684</text:p>
          </table:table-cell>
          <table:table-cell office:value-type="float" office:value="846.6135" calcext:value-type="float">
            <text:p>846.6135</text:p>
          </table:table-cell>
          <table:table-cell office:value-type="float" office:value="863.0696" calcext:value-type="float">
            <text:p>863.0696</text:p>
          </table:table-cell>
          <table:table-cell office:value-type="float" office:value="334.0454" calcext:value-type="float">
            <text:p>334.0454</text:p>
          </table:table-cell>
          <table:table-cell office:value-type="float" office:value="449.065" calcext:value-type="float">
            <text:p>449.065</text:p>
          </table:table-cell>
          <table:table-cell office:value-type="float" office:value="389.1142" calcext:value-type="float">
            <text:p>389.1142</text:p>
          </table:table-cell>
          <table:table-cell office:value-type="float" office:value="336.7775" calcext:value-type="float">
            <text:p>336.77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4" calcext:value-type="float">
            <text:p>18022004</text:p>
          </table:table-cell>
          <table:table-cell office:value-type="float" office:value="407.1124" calcext:value-type="float">
            <text:p>407.1124</text:p>
          </table:table-cell>
          <table:table-cell office:value-type="float" office:value="5390.625" calcext:value-type="float">
            <text:p>5390.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44838" calcext:value-type="float">
            <text:p>-53.44838</text:p>
          </table:table-cell>
          <table:table-cell office:value-type="float" office:value="110.1752" calcext:value-type="float">
            <text:p>110.1752</text:p>
          </table:table-cell>
          <table:table-cell office:value-type="float" office:value="0" calcext:value-type="float">
            <text:p>0</text:p>
          </table:table-cell>
          <table:table-cell office:value-type="float" office:value="113.776" calcext:value-type="float">
            <text:p>113.776</text:p>
          </table:table-cell>
          <table:table-cell office:value-type="float" office:value="205.8272" calcext:value-type="float">
            <text:p>205.8272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" calcext:value-type="float">
            <text:p>0</text:p>
          </table:table-cell>
          <table:table-cell office:value-type="float" office:value="0.02100583" calcext:value-type="float">
            <text:p>0.02100583</text:p>
          </table:table-cell>
          <table:table-cell office:value-type="float" office:value="0.1290545" calcext:value-type="float">
            <text:p>0.1290545</text:p>
          </table:table-cell>
          <table:table-cell office:value-type="float" office:value="360" calcext:value-type="float">
            <text:p>360</text:p>
          </table:table-cell>
          <table:table-cell office:value-type="float" office:value="-53.58389" calcext:value-type="float">
            <text:p>-53.58389</text:p>
          </table:table-cell>
          <table:table-cell office:value-type="float" office:value="0" calcext:value-type="float">
            <text:p>0</text:p>
          </table:table-cell>
          <table:table-cell office:value-type="float" office:value="238.0541" calcext:value-type="float">
            <text:p>238.0541</text:p>
          </table:table-cell>
          <table:table-cell office:value-type="float" office:value="274.3367" calcext:value-type="float">
            <text:p>274.3367</text:p>
          </table:table-cell>
          <table:table-cell office:value-type="float" office:value="897.9022" calcext:value-type="float">
            <text:p>897.9022</text:p>
          </table:table-cell>
          <table:table-cell office:value-type="float" office:value="857.043" calcext:value-type="float">
            <text:p>857.043</text:p>
          </table:table-cell>
          <table:table-cell office:value-type="float" office:value="846.593" calcext:value-type="float">
            <text:p>846.593</text:p>
          </table:table-cell>
          <table:table-cell office:value-type="float" office:value="863.0526" calcext:value-type="float">
            <text:p>863.0526</text:p>
          </table:table-cell>
          <table:table-cell office:value-type="float" office:value="334.0301" calcext:value-type="float">
            <text:p>334.0301</text:p>
          </table:table-cell>
          <table:table-cell office:value-type="float" office:value="449.0559" calcext:value-type="float">
            <text:p>449.0559</text:p>
          </table:table-cell>
          <table:table-cell office:value-type="float" office:value="389.1099" calcext:value-type="float">
            <text:p>389.1099</text:p>
          </table:table-cell>
          <table:table-cell office:value-type="float" office:value="336.7733" calcext:value-type="float">
            <text:p>336.77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4" calcext:value-type="float">
            <text:p>19022004</text:p>
          </table:table-cell>
          <table:table-cell office:value-type="float" office:value="405.7515" calcext:value-type="float">
            <text:p>405.7515</text:p>
          </table:table-cell>
          <table:table-cell office:value-type="float" office:value="5391" calcext:value-type="float">
            <text:p>5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40488" calcext:value-type="float">
            <text:p>-54.40488</text:p>
          </table:table-cell>
          <table:table-cell office:value-type="float" office:value="112.5337" calcext:value-type="float">
            <text:p>112.5337</text:p>
          </table:table-cell>
          <table:table-cell office:value-type="float" office:value="0" calcext:value-type="float">
            <text:p>0</text:p>
          </table:table-cell>
          <table:table-cell office:value-type="float" office:value="113.8842" calcext:value-type="float">
            <text:p>113.8842</text:p>
          </table:table-cell>
          <table:table-cell office:value-type="float" office:value="204.5871" calcext:value-type="float">
            <text:p>204.5871</text:p>
          </table:table-cell>
          <table:table-cell office:value-type="float" office:value="0.01480765" calcext:value-type="float">
            <text:p>0.01480765</text:p>
          </table:table-cell>
          <table:table-cell office:value-type="float" office:value="0" calcext:value-type="float">
            <text:p>0</text:p>
          </table:table-cell>
          <table:table-cell office:value-type="float" office:value="0.02142583" calcext:value-type="float">
            <text:p>0.02142583</text:p>
          </table:table-cell>
          <table:table-cell office:value-type="float" office:value="0.1314473" calcext:value-type="float">
            <text:p>0.1314473</text:p>
          </table:table-cell>
          <table:table-cell office:value-type="float" office:value="360" calcext:value-type="float">
            <text:p>360</text:p>
          </table:table-cell>
          <table:table-cell office:value-type="float" office:value="-54.54295" calcext:value-type="float">
            <text:p>-54.54295</text:p>
          </table:table-cell>
          <table:table-cell office:value-type="float" office:value="0" calcext:value-type="float">
            <text:p>0</text:p>
          </table:table-cell>
          <table:table-cell office:value-type="float" office:value="238.4588" calcext:value-type="float">
            <text:p>238.4588</text:p>
          </table:table-cell>
          <table:table-cell office:value-type="float" office:value="274.3254" calcext:value-type="float">
            <text:p>274.3254</text:p>
          </table:table-cell>
          <table:table-cell office:value-type="float" office:value="897.862" calcext:value-type="float">
            <text:p>897.862</text:p>
          </table:table-cell>
          <table:table-cell office:value-type="float" office:value="857.0168" calcext:value-type="float">
            <text:p>857.0168</text:p>
          </table:table-cell>
          <table:table-cell office:value-type="float" office:value="846.5712" calcext:value-type="float">
            <text:p>846.5712</text:p>
          </table:table-cell>
          <table:table-cell office:value-type="float" office:value="863.0339" calcext:value-type="float">
            <text:p>863.0339</text:p>
          </table:table-cell>
          <table:table-cell office:value-type="float" office:value="334.0144" calcext:value-type="float">
            <text:p>334.0144</text:p>
          </table:table-cell>
          <table:table-cell office:value-type="float" office:value="449.0468" calcext:value-type="float">
            <text:p>449.0468</text:p>
          </table:table-cell>
          <table:table-cell office:value-type="float" office:value="389.1055" calcext:value-type="float">
            <text:p>389.1055</text:p>
          </table:table-cell>
          <table:table-cell office:value-type="float" office:value="336.7691" calcext:value-type="float">
            <text:p>336.769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4" calcext:value-type="float">
            <text:p>20022004</text:p>
          </table:table-cell>
          <table:table-cell office:value-type="float" office:value="404.3781" calcext:value-type="float">
            <text:p>404.3781</text:p>
          </table:table-cell>
          <table:table-cell office:value-type="float" office:value="5391.375" calcext:value-type="float">
            <text:p>5391.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36748" calcext:value-type="float">
            <text:p>-55.36748</text:p>
          </table:table-cell>
          <table:table-cell office:value-type="float" office:value="114.6161" calcext:value-type="float">
            <text:p>114.6161</text:p>
          </table:table-cell>
          <table:table-cell office:value-type="float" office:value="0" calcext:value-type="float">
            <text:p>0</text:p>
          </table:table-cell>
          <table:table-cell office:value-type="float" office:value="113.9941" calcext:value-type="float">
            <text:p>113.9941</text:p>
          </table:table-cell>
          <table:table-cell office:value-type="float" office:value="203.3247" calcext:value-type="float">
            <text:p>203.3247</text:p>
          </table:table-cell>
          <table:table-cell office:value-type="float" office:value="0.01504224" calcext:value-type="float">
            <text:p>0.01504224</text:p>
          </table:table-cell>
          <table:table-cell office:value-type="float" office:value="0" calcext:value-type="float">
            <text:p>0</text:p>
          </table:table-cell>
          <table:table-cell office:value-type="float" office:value="0.02184604" calcext:value-type="float">
            <text:p>0.02184604</text:p>
          </table:table-cell>
          <table:table-cell office:value-type="float" office:value="0.1338301" calcext:value-type="float">
            <text:p>0.1338301</text:p>
          </table:table-cell>
          <table:table-cell office:value-type="float" office:value="360" calcext:value-type="float">
            <text:p>360</text:p>
          </table:table-cell>
          <table:table-cell office:value-type="float" office:value="-55.50812" calcext:value-type="float">
            <text:p>-55.50812</text:p>
          </table:table-cell>
          <table:table-cell office:value-type="float" office:value="0" calcext:value-type="float">
            <text:p>0</text:p>
          </table:table-cell>
          <table:table-cell office:value-type="float" office:value="238.8779" calcext:value-type="float">
            <text:p>238.8779</text:p>
          </table:table-cell>
          <table:table-cell office:value-type="float" office:value="274.3146" calcext:value-type="float">
            <text:p>274.3146</text:p>
          </table:table-cell>
          <table:table-cell office:value-type="float" office:value="897.8217" calcext:value-type="float">
            <text:p>897.8217</text:p>
          </table:table-cell>
          <table:table-cell office:value-type="float" office:value="856.9886" calcext:value-type="float">
            <text:p>856.9886</text:p>
          </table:table-cell>
          <table:table-cell office:value-type="float" office:value="846.5485" calcext:value-type="float">
            <text:p>846.5485</text:p>
          </table:table-cell>
          <table:table-cell office:value-type="float" office:value="863.015" calcext:value-type="float">
            <text:p>863.015</text:p>
          </table:table-cell>
          <table:table-cell office:value-type="float" office:value="333.9983" calcext:value-type="float">
            <text:p>333.9983</text:p>
          </table:table-cell>
          <table:table-cell office:value-type="float" office:value="449.0377" calcext:value-type="float">
            <text:p>449.0377</text:p>
          </table:table-cell>
          <table:table-cell office:value-type="float" office:value="389.1011" calcext:value-type="float">
            <text:p>389.1011</text:p>
          </table:table-cell>
          <table:table-cell office:value-type="float" office:value="336.7649" calcext:value-type="float">
            <text:p>336.76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4" calcext:value-type="float">
            <text:p>21022004</text:p>
          </table:table-cell>
          <table:table-cell office:value-type="float" office:value="403.008" calcext:value-type="float">
            <text:p>403.008</text:p>
          </table:table-cell>
          <table:table-cell office:value-type="float" office:value="5391.748" calcext:value-type="float">
            <text:p>5391.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33324" calcext:value-type="float">
            <text:p>-56.33324</text:p>
          </table:table-cell>
          <table:table-cell office:value-type="float" office:value="117.1267" calcext:value-type="float">
            <text:p>117.1267</text:p>
          </table:table-cell>
          <table:table-cell office:value-type="float" office:value="0" calcext:value-type="float">
            <text:p>0</text:p>
          </table:table-cell>
          <table:table-cell office:value-type="float" office:value="114.0992" calcext:value-type="float">
            <text:p>114.0992</text:p>
          </table:table-cell>
          <table:table-cell office:value-type="float" office:value="202.0746" calcext:value-type="float">
            <text:p>202.0746</text:p>
          </table:table-cell>
          <table:table-cell office:value-type="float" office:value="0.01526458" calcext:value-type="float">
            <text:p>0.01526458</text:p>
          </table:table-cell>
          <table:table-cell office:value-type="float" office:value="0" calcext:value-type="float">
            <text:p>0</text:p>
          </table:table-cell>
          <table:table-cell office:value-type="float" office:value="0.02255874" calcext:value-type="float">
            <text:p>0.02255874</text:p>
          </table:table-cell>
          <table:table-cell office:value-type="float" office:value="0.1370355" calcext:value-type="float">
            <text:p>0.1370355</text:p>
          </table:table-cell>
          <table:table-cell office:value-type="float" office:value="360" calcext:value-type="float">
            <text:p>360</text:p>
          </table:table-cell>
          <table:table-cell office:value-type="float" office:value="-56.47757" calcext:value-type="float">
            <text:p>-56.47757</text:p>
          </table:table-cell>
          <table:table-cell office:value-type="float" office:value="0" calcext:value-type="float">
            <text:p>0</text:p>
          </table:table-cell>
          <table:table-cell office:value-type="float" office:value="239.2901" calcext:value-type="float">
            <text:p>239.2901</text:p>
          </table:table-cell>
          <table:table-cell office:value-type="float" office:value="274.3029" calcext:value-type="float">
            <text:p>274.3029</text:p>
          </table:table-cell>
          <table:table-cell office:value-type="float" office:value="897.7808" calcext:value-type="float">
            <text:p>897.7808</text:p>
          </table:table-cell>
          <table:table-cell office:value-type="float" office:value="856.9588" calcext:value-type="float">
            <text:p>856.9588</text:p>
          </table:table-cell>
          <table:table-cell office:value-type="float" office:value="846.5255" calcext:value-type="float">
            <text:p>846.5255</text:p>
          </table:table-cell>
          <table:table-cell office:value-type="float" office:value="862.9958" calcext:value-type="float">
            <text:p>862.9958</text:p>
          </table:table-cell>
          <table:table-cell office:value-type="float" office:value="333.9821" calcext:value-type="float">
            <text:p>333.9821</text:p>
          </table:table-cell>
          <table:table-cell office:value-type="float" office:value="449.0284" calcext:value-type="float">
            <text:p>449.0284</text:p>
          </table:table-cell>
          <table:table-cell office:value-type="float" office:value="389.0968" calcext:value-type="float">
            <text:p>389.0968</text:p>
          </table:table-cell>
          <table:table-cell office:value-type="float" office:value="336.7607" calcext:value-type="float">
            <text:p>336.76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4" calcext:value-type="float">
            <text:p>22022004</text:p>
          </table:table-cell>
          <table:table-cell office:value-type="float" office:value="401.6484" calcext:value-type="float">
            <text:p>401.6484</text:p>
          </table:table-cell>
          <table:table-cell office:value-type="float" office:value="5392.12" calcext:value-type="float">
            <text:p>5392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29456" calcext:value-type="float">
            <text:p>-57.29456</text:p>
          </table:table-cell>
          <table:table-cell office:value-type="float" office:value="119.9525" calcext:value-type="float">
            <text:p>119.9525</text:p>
          </table:table-cell>
          <table:table-cell office:value-type="float" office:value="0" calcext:value-type="float">
            <text:p>0</text:p>
          </table:table-cell>
          <table:table-cell office:value-type="float" office:value="114.1938" calcext:value-type="float">
            <text:p>114.1938</text:p>
          </table:table-cell>
          <table:table-cell office:value-type="float" office:value="200.8363" calcext:value-type="float">
            <text:p>200.8363</text:p>
          </table:table-cell>
          <table:table-cell office:value-type="float" office:value="0.01549185" calcext:value-type="float">
            <text:p>0.01549185</text:p>
          </table:table-cell>
          <table:table-cell office:value-type="float" office:value="0" calcext:value-type="float">
            <text:p>0</text:p>
          </table:table-cell>
          <table:table-cell office:value-type="float" office:value="0.0237797" calcext:value-type="float">
            <text:p>0.0237797</text:p>
          </table:table-cell>
          <table:table-cell office:value-type="float" office:value="0.141528" calcext:value-type="float">
            <text:p>0.141528</text:p>
          </table:table-cell>
          <table:table-cell office:value-type="float" office:value="360" calcext:value-type="float">
            <text:p>360</text:p>
          </table:table-cell>
          <table:table-cell office:value-type="float" office:value="-57.44438" calcext:value-type="float">
            <text:p>-57.44438</text:p>
          </table:table-cell>
          <table:table-cell office:value-type="float" office:value="0" calcext:value-type="float">
            <text:p>0</text:p>
          </table:table-cell>
          <table:table-cell office:value-type="float" office:value="239.7" calcext:value-type="float">
            <text:p>239.7</text:p>
          </table:table-cell>
          <table:table-cell office:value-type="float" office:value="274.2909" calcext:value-type="float">
            <text:p>274.2909</text:p>
          </table:table-cell>
          <table:table-cell office:value-type="float" office:value="897.7399" calcext:value-type="float">
            <text:p>897.7399</text:p>
          </table:table-cell>
          <table:table-cell office:value-type="float" office:value="856.9287" calcext:value-type="float">
            <text:p>856.9287</text:p>
          </table:table-cell>
          <table:table-cell office:value-type="float" office:value="846.5022" calcext:value-type="float">
            <text:p>846.5022</text:p>
          </table:table-cell>
          <table:table-cell office:value-type="float" office:value="862.9766" calcext:value-type="float">
            <text:p>862.9766</text:p>
          </table:table-cell>
          <table:table-cell office:value-type="float" office:value="333.9658" calcext:value-type="float">
            <text:p>333.9658</text:p>
          </table:table-cell>
          <table:table-cell office:value-type="float" office:value="449.019" calcext:value-type="float">
            <text:p>449.019</text:p>
          </table:table-cell>
          <table:table-cell office:value-type="float" office:value="389.0924" calcext:value-type="float">
            <text:p>389.0924</text:p>
          </table:table-cell>
          <table:table-cell office:value-type="float" office:value="336.7566" calcext:value-type="float">
            <text:p>336.756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4" calcext:value-type="float">
            <text:p>23022004</text:p>
          </table:table-cell>
          <table:table-cell office:value-type="float" office:value="400.3018" calcext:value-type="float">
            <text:p>400.3018</text:p>
          </table:table-cell>
          <table:table-cell office:value-type="float" office:value="5392.49" calcext:value-type="float">
            <text:p>5392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24617" calcext:value-type="float">
            <text:p>-58.24617</text:p>
          </table:table-cell>
          <table:table-cell office:value-type="float" office:value="122.4337" calcext:value-type="float">
            <text:p>122.4337</text:p>
          </table:table-cell>
          <table:table-cell office:value-type="float" office:value="0" calcext:value-type="float">
            <text:p>0</text:p>
          </table:table-cell>
          <table:table-cell office:value-type="float" office:value="114.2777" calcext:value-type="float">
            <text:p>114.2777</text:p>
          </table:table-cell>
          <table:table-cell office:value-type="float" office:value="199.6098" calcext:value-type="float">
            <text:p>199.6098</text:p>
          </table:table-cell>
          <table:table-cell office:value-type="float" office:value="0.015722" calcext:value-type="float">
            <text:p>0.015722</text:p>
          </table:table-cell>
          <table:table-cell office:value-type="float" office:value="0" calcext:value-type="float">
            <text:p>0</text:p>
          </table:table-cell>
          <table:table-cell office:value-type="float" office:value="0.02495079" calcext:value-type="float">
            <text:p>0.02495079</text:p>
          </table:table-cell>
          <table:table-cell office:value-type="float" office:value="0.1458224" calcext:value-type="float">
            <text:p>0.1458224</text:p>
          </table:table-cell>
          <table:table-cell office:value-type="float" office:value="360" calcext:value-type="float">
            <text:p>360</text:p>
          </table:table-cell>
          <table:table-cell office:value-type="float" office:value="-58.40123" calcext:value-type="float">
            <text:p>-58.40123</text:p>
          </table:table-cell>
          <table:table-cell office:value-type="float" office:value="0" calcext:value-type="float">
            <text:p>0</text:p>
          </table:table-cell>
          <table:table-cell office:value-type="float" office:value="240.1098" calcext:value-type="float">
            <text:p>240.1098</text:p>
          </table:table-cell>
          <table:table-cell office:value-type="float" office:value="274.2791" calcext:value-type="float">
            <text:p>274.2791</text:p>
          </table:table-cell>
          <table:table-cell office:value-type="float" office:value="897.6988" calcext:value-type="float">
            <text:p>897.6988</text:p>
          </table:table-cell>
          <table:table-cell office:value-type="float" office:value="856.8986" calcext:value-type="float">
            <text:p>856.8986</text:p>
          </table:table-cell>
          <table:table-cell office:value-type="float" office:value="846.479" calcext:value-type="float">
            <text:p>846.479</text:p>
          </table:table-cell>
          <table:table-cell office:value-type="float" office:value="862.9572" calcext:value-type="float">
            <text:p>862.9572</text:p>
          </table:table-cell>
          <table:table-cell office:value-type="float" office:value="333.9493" calcext:value-type="float">
            <text:p>333.9493</text:p>
          </table:table-cell>
          <table:table-cell office:value-type="float" office:value="449.0095" calcext:value-type="float">
            <text:p>449.0095</text:p>
          </table:table-cell>
          <table:table-cell office:value-type="float" office:value="389.088" calcext:value-type="float">
            <text:p>389.088</text:p>
          </table:table-cell>
          <table:table-cell office:value-type="float" office:value="336.7524" calcext:value-type="float">
            <text:p>336.75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4" calcext:value-type="float">
            <text:p>24022004</text:p>
          </table:table-cell>
          <table:table-cell office:value-type="float" office:value="398.9705" calcext:value-type="float">
            <text:p>398.9705</text:p>
          </table:table-cell>
          <table:table-cell office:value-type="float" office:value="5392.857" calcext:value-type="float">
            <text:p>5392.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18869" calcext:value-type="float">
            <text:p>-59.18869</text:p>
          </table:table-cell>
          <table:table-cell office:value-type="float" office:value="125.0695" calcext:value-type="float">
            <text:p>125.0695</text:p>
          </table:table-cell>
          <table:table-cell office:value-type="float" office:value="0" calcext:value-type="float">
            <text:p>0</text:p>
          </table:table-cell>
          <table:table-cell office:value-type="float" office:value="114.3512" calcext:value-type="float">
            <text:p>114.3512</text:p>
          </table:table-cell>
          <table:table-cell office:value-type="float" office:value="198.4096" calcext:value-type="float">
            <text:p>198.4096</text:p>
          </table:table-cell>
          <table:table-cell office:value-type="float" office:value="0.01595484" calcext:value-type="float">
            <text:p>0.01595484</text:p>
          </table:table-cell>
          <table:table-cell office:value-type="float" office:value="0" calcext:value-type="float">
            <text:p>0</text:p>
          </table:table-cell>
          <table:table-cell office:value-type="float" office:value="0.02599282" calcext:value-type="float">
            <text:p>0.02599282</text:p>
          </table:table-cell>
          <table:table-cell office:value-type="float" office:value="0.1498464" calcext:value-type="float">
            <text:p>0.1498464</text:p>
          </table:table-cell>
          <table:table-cell office:value-type="float" office:value="360" calcext:value-type="float">
            <text:p>360</text:p>
          </table:table-cell>
          <table:table-cell office:value-type="float" office:value="-59.34858" calcext:value-type="float">
            <text:p>-59.34858</text:p>
          </table:table-cell>
          <table:table-cell office:value-type="float" office:value="0" calcext:value-type="float">
            <text:p>0</text:p>
          </table:table-cell>
          <table:table-cell office:value-type="float" office:value="240.5077" calcext:value-type="float">
            <text:p>240.5077</text:p>
          </table:table-cell>
          <table:table-cell office:value-type="float" office:value="274.2665" calcext:value-type="float">
            <text:p>274.2665</text:p>
          </table:table-cell>
          <table:table-cell office:value-type="float" office:value="897.6572" calcext:value-type="float">
            <text:p>897.6572</text:p>
          </table:table-cell>
          <table:table-cell office:value-type="float" office:value="856.8685" calcext:value-type="float">
            <text:p>856.8685</text:p>
          </table:table-cell>
          <table:table-cell office:value-type="float" office:value="846.4557" calcext:value-type="float">
            <text:p>846.4557</text:p>
          </table:table-cell>
          <table:table-cell office:value-type="float" office:value="862.9378" calcext:value-type="float">
            <text:p>862.9378</text:p>
          </table:table-cell>
          <table:table-cell office:value-type="float" office:value="333.9329" calcext:value-type="float">
            <text:p>333.9329</text:p>
          </table:table-cell>
          <table:table-cell office:value-type="float" office:value="449.0001" calcext:value-type="float">
            <text:p>449.0001</text:p>
          </table:table-cell>
          <table:table-cell office:value-type="float" office:value="389.0836" calcext:value-type="float">
            <text:p>389.0836</text:p>
          </table:table-cell>
          <table:table-cell office:value-type="float" office:value="336.7483" calcext:value-type="float">
            <text:p>336.74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4" calcext:value-type="float">
            <text:p>25022004</text:p>
          </table:table-cell>
          <table:table-cell office:value-type="float" office:value="397.6452" calcext:value-type="float">
            <text:p>397.6452</text:p>
          </table:table-cell>
          <table:table-cell office:value-type="float" office:value="5393.228" calcext:value-type="float">
            <text:p>5393.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06112" calcext:value-type="float">
            <text:p>-60.06112</text:p>
          </table:table-cell>
          <table:table-cell office:value-type="float" office:value="126.0088" calcext:value-type="float">
            <text:p>126.0088</text:p>
          </table:table-cell>
          <table:table-cell office:value-type="float" office:value="0" calcext:value-type="float">
            <text:p>0</text:p>
          </table:table-cell>
          <table:table-cell office:value-type="float" office:value="114.412" calcext:value-type="float">
            <text:p>114.412</text:p>
          </table:table-cell>
          <table:table-cell office:value-type="float" office:value="197.1344" calcext:value-type="float">
            <text:p>197.1344</text:p>
          </table:table-cell>
          <table:table-cell office:value-type="float" office:value="0.016154" calcext:value-type="float">
            <text:p>0.016154</text:p>
          </table:table-cell>
          <table:table-cell office:value-type="float" office:value="0" calcext:value-type="float">
            <text:p>0</text:p>
          </table:table-cell>
          <table:table-cell office:value-type="float" office:value="0.02794759" calcext:value-type="float">
            <text:p>0.02794759</text:p>
          </table:table-cell>
          <table:table-cell office:value-type="float" office:value="0.1563482" calcext:value-type="float">
            <text:p>0.1563482</text:p>
          </table:table-cell>
          <table:table-cell office:value-type="float" office:value="360" calcext:value-type="float">
            <text:p>360</text:p>
          </table:table-cell>
          <table:table-cell office:value-type="float" office:value="-60.22926" calcext:value-type="float">
            <text:p>-60.22926</text:p>
          </table:table-cell>
          <table:table-cell office:value-type="float" office:value="0" calcext:value-type="float">
            <text:p>0</text:p>
          </table:table-cell>
          <table:table-cell office:value-type="float" office:value="240.9704" calcext:value-type="float">
            <text:p>240.9704</text:p>
          </table:table-cell>
          <table:table-cell office:value-type="float" office:value="274.2693" calcext:value-type="float">
            <text:p>274.2693</text:p>
          </table:table-cell>
          <table:table-cell office:value-type="float" office:value="897.6187" calcext:value-type="float">
            <text:p>897.6187</text:p>
          </table:table-cell>
          <table:table-cell office:value-type="float" office:value="856.8392" calcext:value-type="float">
            <text:p>856.8392</text:p>
          </table:table-cell>
          <table:table-cell office:value-type="float" office:value="846.4327" calcext:value-type="float">
            <text:p>846.4327</text:p>
          </table:table-cell>
          <table:table-cell office:value-type="float" office:value="862.9186" calcext:value-type="float">
            <text:p>862.9186</text:p>
          </table:table-cell>
          <table:table-cell office:value-type="float" office:value="333.9164" calcext:value-type="float">
            <text:p>333.9164</text:p>
          </table:table-cell>
          <table:table-cell office:value-type="float" office:value="448.9905" calcext:value-type="float">
            <text:p>448.9905</text:p>
          </table:table-cell>
          <table:table-cell office:value-type="float" office:value="389.0792" calcext:value-type="float">
            <text:p>389.0792</text:p>
          </table:table-cell>
          <table:table-cell office:value-type="float" office:value="336.7441" calcext:value-type="float">
            <text:p>336.74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4" calcext:value-type="float">
            <text:p>26022004</text:p>
          </table:table-cell>
          <table:table-cell office:value-type="float" office:value="396.3416" calcext:value-type="float">
            <text:p>396.3416</text:p>
          </table:table-cell>
          <table:table-cell office:value-type="float" office:value="5393.59" calcext:value-type="float">
            <text:p>539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97466" calcext:value-type="float">
            <text:p>-60.97466</text:p>
          </table:table-cell>
          <table:table-cell office:value-type="float" office:value="128.5737" calcext:value-type="float">
            <text:p>128.5737</text:p>
          </table:table-cell>
          <table:table-cell office:value-type="float" office:value="0" calcext:value-type="float">
            <text:p>0</text:p>
          </table:table-cell>
          <table:table-cell office:value-type="float" office:value="114.468" calcext:value-type="float">
            <text:p>114.468</text:p>
          </table:table-cell>
          <table:table-cell office:value-type="float" office:value="195.9203" calcext:value-type="float">
            <text:p>195.9203</text:p>
          </table:table-cell>
          <table:table-cell office:value-type="float" office:value="0.016342" calcext:value-type="float">
            <text:p>0.016342</text:p>
          </table:table-cell>
          <table:table-cell office:value-type="float" office:value="0" calcext:value-type="float">
            <text:p>0</text:p>
          </table:table-cell>
          <table:table-cell office:value-type="float" office:value="0.03006022" calcext:value-type="float">
            <text:p>0.03006022</text:p>
          </table:table-cell>
          <table:table-cell office:value-type="float" office:value="0.1644874" calcext:value-type="float">
            <text:p>0.1644874</text:p>
          </table:table-cell>
          <table:table-cell office:value-type="float" office:value="360" calcext:value-type="float">
            <text:p>360</text:p>
          </table:table-cell>
          <table:table-cell office:value-type="float" office:value="-61.15286" calcext:value-type="float">
            <text:p>-61.15286</text:p>
          </table:table-cell>
          <table:table-cell office:value-type="float" office:value="0" calcext:value-type="float">
            <text:p>0</text:p>
          </table:table-cell>
          <table:table-cell office:value-type="float" office:value="241.3982" calcext:value-type="float">
            <text:p>241.3982</text:p>
          </table:table-cell>
          <table:table-cell office:value-type="float" office:value="274.2619" calcext:value-type="float">
            <text:p>274.2619</text:p>
          </table:table-cell>
          <table:table-cell office:value-type="float" office:value="897.5779" calcext:value-type="float">
            <text:p>897.5779</text:p>
          </table:table-cell>
          <table:table-cell office:value-type="float" office:value="856.8092" calcext:value-type="float">
            <text:p>856.8092</text:p>
          </table:table-cell>
          <table:table-cell office:value-type="float" office:value="846.4095" calcext:value-type="float">
            <text:p>846.4095</text:p>
          </table:table-cell>
          <table:table-cell office:value-type="float" office:value="862.8994" calcext:value-type="float">
            <text:p>862.8994</text:p>
          </table:table-cell>
          <table:table-cell office:value-type="float" office:value="333.9001" calcext:value-type="float">
            <text:p>333.9001</text:p>
          </table:table-cell>
          <table:table-cell office:value-type="float" office:value="448.981" calcext:value-type="float">
            <text:p>448.981</text:p>
          </table:table-cell>
          <table:table-cell office:value-type="float" office:value="389.0748" calcext:value-type="float">
            <text:p>389.0748</text:p>
          </table:table-cell>
          <table:table-cell office:value-type="float" office:value="336.7399" calcext:value-type="float">
            <text:p>336.73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4" calcext:value-type="float">
            <text:p>27022004</text:p>
          </table:table-cell>
          <table:table-cell office:value-type="float" office:value="395.0573" calcext:value-type="float">
            <text:p>395.0573</text:p>
          </table:table-cell>
          <table:table-cell office:value-type="float" office:value="5393.949" calcext:value-type="float">
            <text:p>5393.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88155" calcext:value-type="float">
            <text:p>-61.88155</text:p>
          </table:table-cell>
          <table:table-cell office:value-type="float" office:value="131.43" calcext:value-type="float">
            <text:p>131.43</text:p>
          </table:table-cell>
          <table:table-cell office:value-type="float" office:value="0" calcext:value-type="float">
            <text:p>0</text:p>
          </table:table-cell>
          <table:table-cell office:value-type="float" office:value="114.5144" calcext:value-type="float">
            <text:p>114.5144</text:p>
          </table:table-cell>
          <table:table-cell office:value-type="float" office:value="194.7462" calcext:value-type="float">
            <text:p>194.7462</text:p>
          </table:table-cell>
          <table:table-cell office:value-type="float" office:value="0.01653965" calcext:value-type="float">
            <text:p>0.01653965</text:p>
          </table:table-cell>
          <table:table-cell office:value-type="float" office:value="0" calcext:value-type="float">
            <text:p>0</text:p>
          </table:table-cell>
          <table:table-cell office:value-type="float" office:value="0.03196431" calcext:value-type="float">
            <text:p>0.03196431</text:p>
          </table:table-cell>
          <table:table-cell office:value-type="float" office:value="0.1718024" calcext:value-type="float">
            <text:p>0.1718024</text:p>
          </table:table-cell>
          <table:table-cell office:value-type="float" office:value="360" calcext:value-type="float">
            <text:p>360</text:p>
          </table:table-cell>
          <table:table-cell office:value-type="float" office:value="-62.06877" calcext:value-type="float">
            <text:p>-62.06877</text:p>
          </table:table-cell>
          <table:table-cell office:value-type="float" office:value="0" calcext:value-type="float">
            <text:p>0</text:p>
          </table:table-cell>
          <table:table-cell office:value-type="float" office:value="241.8046" calcext:value-type="float">
            <text:p>241.8046</text:p>
          </table:table-cell>
          <table:table-cell office:value-type="float" office:value="274.2513" calcext:value-type="float">
            <text:p>274.2513</text:p>
          </table:table-cell>
          <table:table-cell office:value-type="float" office:value="897.5369" calcext:value-type="float">
            <text:p>897.5369</text:p>
          </table:table-cell>
          <table:table-cell office:value-type="float" office:value="856.7794" calcext:value-type="float">
            <text:p>856.7794</text:p>
          </table:table-cell>
          <table:table-cell office:value-type="float" office:value="846.3864" calcext:value-type="float">
            <text:p>846.3864</text:p>
          </table:table-cell>
          <table:table-cell office:value-type="float" office:value="862.8801" calcext:value-type="float">
            <text:p>862.8801</text:p>
          </table:table-cell>
          <table:table-cell office:value-type="float" office:value="333.8838" calcext:value-type="float">
            <text:p>333.8838</text:p>
          </table:table-cell>
          <table:table-cell office:value-type="float" office:value="448.9715" calcext:value-type="float">
            <text:p>448.9715</text:p>
          </table:table-cell>
          <table:table-cell office:value-type="float" office:value="389.0703" calcext:value-type="float">
            <text:p>389.0703</text:p>
          </table:table-cell>
          <table:table-cell office:value-type="float" office:value="336.7358" calcext:value-type="float">
            <text:p>336.73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4" calcext:value-type="float">
            <text:p>28022004</text:p>
          </table:table-cell>
          <table:table-cell office:value-type="float" office:value="393.7901" calcext:value-type="float">
            <text:p>393.7901</text:p>
          </table:table-cell>
          <table:table-cell office:value-type="float" office:value="5394.305" calcext:value-type="float">
            <text:p>5394.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75517" calcext:value-type="float">
            <text:p>-62.75517</text:p>
          </table:table-cell>
          <table:table-cell office:value-type="float" office:value="133.5541" calcext:value-type="float">
            <text:p>133.5541</text:p>
          </table:table-cell>
          <table:table-cell office:value-type="float" office:value="0" calcext:value-type="float">
            <text:p>0</text:p>
          </table:table-cell>
          <table:table-cell office:value-type="float" office:value="114.5498" calcext:value-type="float">
            <text:p>114.5498</text:p>
          </table:table-cell>
          <table:table-cell office:value-type="float" office:value="193.5705" calcext:value-type="float">
            <text:p>193.5705</text:p>
          </table:table-cell>
          <table:table-cell office:value-type="float" office:value="0.0167372" calcext:value-type="float">
            <text:p>0.0167372</text:p>
          </table:table-cell>
          <table:table-cell office:value-type="float" office:value="0" calcext:value-type="float">
            <text:p>0</text:p>
          </table:table-cell>
          <table:table-cell office:value-type="float" office:value="0.03390646" calcext:value-type="float">
            <text:p>0.03390646</text:p>
          </table:table-cell>
          <table:table-cell office:value-type="float" office:value="0.1789287" calcext:value-type="float">
            <text:p>0.1789287</text:p>
          </table:table-cell>
          <table:table-cell office:value-type="float" office:value="360" calcext:value-type="float">
            <text:p>360</text:p>
          </table:table-cell>
          <table:table-cell office:value-type="float" office:value="-62.95126" calcext:value-type="float">
            <text:p>-62.95126</text:p>
          </table:table-cell>
          <table:table-cell office:value-type="float" office:value="0" calcext:value-type="float">
            <text:p>0</text:p>
          </table:table-cell>
          <table:table-cell office:value-type="float" office:value="242.2227" calcext:value-type="float">
            <text:p>242.2227</text:p>
          </table:table-cell>
          <table:table-cell office:value-type="float" office:value="274.2439" calcext:value-type="float">
            <text:p>274.2439</text:p>
          </table:table-cell>
          <table:table-cell office:value-type="float" office:value="897.4964" calcext:value-type="float">
            <text:p>897.4964</text:p>
          </table:table-cell>
          <table:table-cell office:value-type="float" office:value="856.7498" calcext:value-type="float">
            <text:p>856.7498</text:p>
          </table:table-cell>
          <table:table-cell office:value-type="float" office:value="846.3633" calcext:value-type="float">
            <text:p>846.3633</text:p>
          </table:table-cell>
          <table:table-cell office:value-type="float" office:value="862.8608" calcext:value-type="float">
            <text:p>862.8608</text:p>
          </table:table-cell>
          <table:table-cell office:value-type="float" office:value="333.8674" calcext:value-type="float">
            <text:p>333.8674</text:p>
          </table:table-cell>
          <table:table-cell office:value-type="float" office:value="448.962" calcext:value-type="float">
            <text:p>448.962</text:p>
          </table:table-cell>
          <table:table-cell office:value-type="float" office:value="389.0659" calcext:value-type="float">
            <text:p>389.0659</text:p>
          </table:table-cell>
          <table:table-cell office:value-type="float" office:value="336.7316" calcext:value-type="float">
            <text:p>336.73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022004" calcext:value-type="float">
            <text:p>29022004</text:p>
          </table:table-cell>
          <table:table-cell office:value-type="float" office:value="392.5403" calcext:value-type="float">
            <text:p>392.5403</text:p>
          </table:table-cell>
          <table:table-cell office:value-type="float" office:value="5394.656" calcext:value-type="float">
            <text:p>5394.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62037" calcext:value-type="float">
            <text:p>-63.62037</text:p>
          </table:table-cell>
          <table:table-cell office:value-type="float" office:value="135.8889" calcext:value-type="float">
            <text:p>135.8889</text:p>
          </table:table-cell>
          <table:table-cell office:value-type="float" office:value="0" calcext:value-type="float">
            <text:p>0</text:p>
          </table:table-cell>
          <table:table-cell office:value-type="float" office:value="114.5768" calcext:value-type="float">
            <text:p>114.5768</text:p>
          </table:table-cell>
          <table:table-cell office:value-type="float" office:value="192.4104" calcext:value-type="float">
            <text:p>192.4104</text:p>
          </table:table-cell>
          <table:table-cell office:value-type="float" office:value="0.01692883" calcext:value-type="float">
            <text:p>0.01692883</text:p>
          </table:table-cell>
          <table:table-cell office:value-type="float" office:value="0" calcext:value-type="float">
            <text:p>0</text:p>
          </table:table-cell>
          <table:table-cell office:value-type="float" office:value="0.03596637" calcext:value-type="float">
            <text:p>0.03596637</text:p>
          </table:table-cell>
          <table:table-cell office:value-type="float" office:value="0.1866397" calcext:value-type="float">
            <text:p>0.1866397</text:p>
          </table:table-cell>
          <table:table-cell office:value-type="float" office:value="360" calcext:value-type="float">
            <text:p>360</text:p>
          </table:table-cell>
          <table:table-cell office:value-type="float" office:value="-63.82604" calcext:value-type="float">
            <text:p>-63.82604</text:p>
          </table:table-cell>
          <table:table-cell office:value-type="float" office:value="0" calcext:value-type="float">
            <text:p>0</text:p>
          </table:table-cell>
          <table:table-cell office:value-type="float" office:value="242.6367" calcext:value-type="float">
            <text:p>242.6367</text:p>
          </table:table-cell>
          <table:table-cell office:value-type="float" office:value="274.237" calcext:value-type="float">
            <text:p>274.237</text:p>
          </table:table-cell>
          <table:table-cell office:value-type="float" office:value="897.4565" calcext:value-type="float">
            <text:p>897.4565</text:p>
          </table:table-cell>
          <table:table-cell office:value-type="float" office:value="856.7203" calcext:value-type="float">
            <text:p>856.7203</text:p>
          </table:table-cell>
          <table:table-cell office:value-type="float" office:value="846.3403" calcext:value-type="float">
            <text:p>846.3403</text:p>
          </table:table-cell>
          <table:table-cell office:value-type="float" office:value="862.8418" calcext:value-type="float">
            <text:p>862.8418</text:p>
          </table:table-cell>
          <table:table-cell office:value-type="float" office:value="333.8512" calcext:value-type="float">
            <text:p>333.8512</text:p>
          </table:table-cell>
          <table:table-cell office:value-type="float" office:value="448.9524" calcext:value-type="float">
            <text:p>448.9524</text:p>
          </table:table-cell>
          <table:table-cell office:value-type="float" office:value="389.0615" calcext:value-type="float">
            <text:p>389.0615</text:p>
          </table:table-cell>
          <table:table-cell office:value-type="float" office:value="336.7275" calcext:value-type="float">
            <text:p>336.72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2004" calcext:value-type="float">
            <text:p>1032004</text:p>
          </table:table-cell>
          <table:table-cell office:value-type="float" office:value="391.3068" calcext:value-type="float">
            <text:p>391.3068</text:p>
          </table:table-cell>
          <table:table-cell office:value-type="float" office:value="5395.002" calcext:value-type="float">
            <text:p>5395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47716" calcext:value-type="float">
            <text:p>-64.47716</text:p>
          </table:table-cell>
          <table:table-cell office:value-type="float" office:value="138.3734" calcext:value-type="float">
            <text:p>138.3734</text:p>
          </table:table-cell>
          <table:table-cell office:value-type="float" office:value="0" calcext:value-type="float">
            <text:p>0</text:p>
          </table:table-cell>
          <table:table-cell office:value-type="float" office:value="114.5958" calcext:value-type="float">
            <text:p>114.5958</text:p>
          </table:table-cell>
          <table:table-cell office:value-type="float" office:value="191.2753" calcext:value-type="float">
            <text:p>191.2753</text:p>
          </table:table-cell>
          <table:table-cell office:value-type="float" office:value="0.01712154" calcext:value-type="float">
            <text:p>0.01712154</text:p>
          </table:table-cell>
          <table:table-cell office:value-type="float" office:value="0" calcext:value-type="float">
            <text:p>0</text:p>
          </table:table-cell>
          <table:table-cell office:value-type="float" office:value="0.03799541" calcext:value-type="float">
            <text:p>0.03799541</text:p>
          </table:table-cell>
          <table:table-cell office:value-type="float" office:value="0.1942763" calcext:value-type="float">
            <text:p>0.1942763</text:p>
          </table:table-cell>
          <table:table-cell office:value-type="float" office:value="360" calcext:value-type="float">
            <text:p>360</text:p>
          </table:table-cell>
          <table:table-cell office:value-type="float" office:value="-64.69231" calcext:value-type="float">
            <text:p>-64.69231</text:p>
          </table:table-cell>
          <table:table-cell office:value-type="float" office:value="0" calcext:value-type="float">
            <text:p>0</text:p>
          </table:table-cell>
          <table:table-cell office:value-type="float" office:value="243.0409" calcext:value-type="float">
            <text:p>243.0409</text:p>
          </table:table-cell>
          <table:table-cell office:value-type="float" office:value="274.2271" calcext:value-type="float">
            <text:p>274.2271</text:p>
          </table:table-cell>
          <table:table-cell office:value-type="float" office:value="897.4166" calcext:value-type="float">
            <text:p>897.4166</text:p>
          </table:table-cell>
          <table:table-cell office:value-type="float" office:value="856.6908" calcext:value-type="float">
            <text:p>856.6908</text:p>
          </table:table-cell>
          <table:table-cell office:value-type="float" office:value="846.3174" calcext:value-type="float">
            <text:p>846.3174</text:p>
          </table:table-cell>
          <table:table-cell office:value-type="float" office:value="862.8226" calcext:value-type="float">
            <text:p>862.8226</text:p>
          </table:table-cell>
          <table:table-cell office:value-type="float" office:value="333.8351" calcext:value-type="float">
            <text:p>333.8351</text:p>
          </table:table-cell>
          <table:table-cell office:value-type="float" office:value="448.943" calcext:value-type="float">
            <text:p>448.943</text:p>
          </table:table-cell>
          <table:table-cell office:value-type="float" office:value="389.0571" calcext:value-type="float">
            <text:p>389.0571</text:p>
          </table:table-cell>
          <table:table-cell office:value-type="float" office:value="336.7234" calcext:value-type="float">
            <text:p>336.723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32004" calcext:value-type="float">
            <text:p>2032004</text:p>
          </table:table-cell>
          <table:table-cell office:value-type="float" office:value="390.0917" calcext:value-type="float">
            <text:p>390.0917</text:p>
          </table:table-cell>
          <table:table-cell office:value-type="float" office:value="5395.345" calcext:value-type="float">
            <text:p>5395.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32799" calcext:value-type="float">
            <text:p>-65.32799</text:p>
          </table:table-cell>
          <table:table-cell office:value-type="float" office:value="141.0397" calcext:value-type="float">
            <text:p>141.0397</text:p>
          </table:table-cell>
          <table:table-cell office:value-type="float" office:value="0" calcext:value-type="float">
            <text:p>0</text:p>
          </table:table-cell>
          <table:table-cell office:value-type="float" office:value="114.6069" calcext:value-type="float">
            <text:p>114.6069</text:p>
          </table:table-cell>
          <table:table-cell office:value-type="float" office:value="190.1696" calcext:value-type="float">
            <text:p>190.1696</text:p>
          </table:table-cell>
          <table:table-cell office:value-type="float" office:value="0.01732378" calcext:value-type="float">
            <text:p>0.01732378</text:p>
          </table:table-cell>
          <table:table-cell office:value-type="float" office:value="0" calcext:value-type="float">
            <text:p>0</text:p>
          </table:table-cell>
          <table:table-cell office:value-type="float" office:value="0.03983655" calcext:value-type="float">
            <text:p>0.03983655</text:p>
          </table:table-cell>
          <table:table-cell office:value-type="float" office:value="0.2011906" calcext:value-type="float">
            <text:p>0.2011906</text:p>
          </table:table-cell>
          <table:table-cell office:value-type="float" office:value="360" calcext:value-type="float">
            <text:p>360</text:p>
          </table:table-cell>
          <table:table-cell office:value-type="float" office:value="-65.55168" calcext:value-type="float">
            <text:p>-65.55168</text:p>
          </table:table-cell>
          <table:table-cell office:value-type="float" office:value="0" calcext:value-type="float">
            <text:p>0</text:p>
          </table:table-cell>
          <table:table-cell office:value-type="float" office:value="243.4308" calcext:value-type="float">
            <text:p>243.4308</text:p>
          </table:table-cell>
          <table:table-cell office:value-type="float" office:value="274.2167" calcext:value-type="float">
            <text:p>274.2167</text:p>
          </table:table-cell>
          <table:table-cell office:value-type="float" office:value="897.3766" calcext:value-type="float">
            <text:p>897.3766</text:p>
          </table:table-cell>
          <table:table-cell office:value-type="float" office:value="856.6615" calcext:value-type="float">
            <text:p>856.6615</text:p>
          </table:table-cell>
          <table:table-cell office:value-type="float" office:value="846.2946" calcext:value-type="float">
            <text:p>846.2946</text:p>
          </table:table-cell>
          <table:table-cell office:value-type="float" office:value="862.8036" calcext:value-type="float">
            <text:p>862.8036</text:p>
          </table:table-cell>
          <table:table-cell office:value-type="float" office:value="333.8189" calcext:value-type="float">
            <text:p>333.8189</text:p>
          </table:table-cell>
          <table:table-cell office:value-type="float" office:value="448.9334" calcext:value-type="float">
            <text:p>448.9334</text:p>
          </table:table-cell>
          <table:table-cell office:value-type="float" office:value="389.0528" calcext:value-type="float">
            <text:p>389.0528</text:p>
          </table:table-cell>
          <table:table-cell office:value-type="float" office:value="336.7193" calcext:value-type="float">
            <text:p>336.719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32004" calcext:value-type="float">
            <text:p>3032004</text:p>
          </table:table-cell>
          <table:table-cell office:value-type="float" office:value="388.8927" calcext:value-type="float">
            <text:p>388.8927</text:p>
          </table:table-cell>
          <table:table-cell office:value-type="float" office:value="5395.687" calcext:value-type="float">
            <text:p>5395.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15253" calcext:value-type="float">
            <text:p>-66.15253</text:p>
          </table:table-cell>
          <table:table-cell office:value-type="float" office:value="143.1272" calcext:value-type="float">
            <text:p>143.1272</text:p>
          </table:table-cell>
          <table:table-cell office:value-type="float" office:value="0" calcext:value-type="float">
            <text:p>0</text:p>
          </table:table-cell>
          <table:table-cell office:value-type="float" office:value="114.6092" calcext:value-type="float">
            <text:p>114.6092</text:p>
          </table:table-cell>
          <table:table-cell office:value-type="float" office:value="189.0662" calcext:value-type="float">
            <text:p>189.0662</text:p>
          </table:table-cell>
          <table:table-cell office:value-type="float" office:value="0.01752426" calcext:value-type="float">
            <text:p>0.01752426</text:p>
          </table:table-cell>
          <table:table-cell office:value-type="float" office:value="0" calcext:value-type="float">
            <text:p>0</text:p>
          </table:table-cell>
          <table:table-cell office:value-type="float" office:value="0.0417314" calcext:value-type="float">
            <text:p>0.0417314</text:p>
          </table:table-cell>
          <table:table-cell office:value-type="float" office:value="0.2081225" calcext:value-type="float">
            <text:p>0.2081225</text:p>
          </table:table-cell>
          <table:table-cell office:value-type="float" office:value="360" calcext:value-type="float">
            <text:p>360</text:p>
          </table:table-cell>
          <table:table-cell office:value-type="float" office:value="-66.38486" calcext:value-type="float">
            <text:p>-66.38486</text:p>
          </table:table-cell>
          <table:table-cell office:value-type="float" office:value="0" calcext:value-type="float">
            <text:p>0</text:p>
          </table:table-cell>
          <table:table-cell office:value-type="float" office:value="243.8275" calcext:value-type="float">
            <text:p>243.8275</text:p>
          </table:table-cell>
          <table:table-cell office:value-type="float" office:value="274.2091" calcext:value-type="float">
            <text:p>274.2091</text:p>
          </table:table-cell>
          <table:table-cell office:value-type="float" office:value="897.3372" calcext:value-type="float">
            <text:p>897.3372</text:p>
          </table:table-cell>
          <table:table-cell office:value-type="float" office:value="856.6334" calcext:value-type="float">
            <text:p>856.6334</text:p>
          </table:table-cell>
          <table:table-cell office:value-type="float" office:value="846.2719" calcext:value-type="float">
            <text:p>846.2719</text:p>
          </table:table-cell>
          <table:table-cell office:value-type="float" office:value="862.7847" calcext:value-type="float">
            <text:p>862.7847</text:p>
          </table:table-cell>
          <table:table-cell office:value-type="float" office:value="333.8028" calcext:value-type="float">
            <text:p>333.8028</text:p>
          </table:table-cell>
          <table:table-cell office:value-type="float" office:value="448.9239" calcext:value-type="float">
            <text:p>448.9239</text:p>
          </table:table-cell>
          <table:table-cell office:value-type="float" office:value="389.0484" calcext:value-type="float">
            <text:p>389.0484</text:p>
          </table:table-cell>
          <table:table-cell office:value-type="float" office:value="336.7151" calcext:value-type="float">
            <text:p>336.71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32004" calcext:value-type="float">
            <text:p>4032004</text:p>
          </table:table-cell>
          <table:table-cell office:value-type="float" office:value="387.713" calcext:value-type="float">
            <text:p>387.713</text:p>
          </table:table-cell>
          <table:table-cell office:value-type="float" office:value="5396.024" calcext:value-type="float">
            <text:p>5396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99102" calcext:value-type="float">
            <text:p>-66.99102</text:p>
          </table:table-cell>
          <table:table-cell office:value-type="float" office:value="146.1672" calcext:value-type="float">
            <text:p>146.1672</text:p>
          </table:table-cell>
          <table:table-cell office:value-type="float" office:value="0" calcext:value-type="float">
            <text:p>0</text:p>
          </table:table-cell>
          <table:table-cell office:value-type="float" office:value="114.6055" calcext:value-type="float">
            <text:p>114.6055</text:p>
          </table:table-cell>
          <table:table-cell office:value-type="float" office:value="188.0164" calcext:value-type="float">
            <text:p>188.0164</text:p>
          </table:table-cell>
          <table:table-cell office:value-type="float" office:value="0.01773657" calcext:value-type="float">
            <text:p>0.01773657</text:p>
          </table:table-cell>
          <table:table-cell office:value-type="float" office:value="0" calcext:value-type="float">
            <text:p>0</text:p>
          </table:table-cell>
          <table:table-cell office:value-type="float" office:value="0.04334154" calcext:value-type="float">
            <text:p>0.04334154</text:p>
          </table:table-cell>
          <table:table-cell office:value-type="float" office:value="0.2143397" calcext:value-type="float">
            <text:p>0.2143397</text:p>
          </table:table-cell>
          <table:table-cell office:value-type="float" office:value="360" calcext:value-type="float">
            <text:p>360</text:p>
          </table:table-cell>
          <table:table-cell office:value-type="float" office:value="-67.23096" calcext:value-type="float">
            <text:p>-67.23096</text:p>
          </table:table-cell>
          <table:table-cell office:value-type="float" office:value="0" calcext:value-type="float">
            <text:p>0</text:p>
          </table:table-cell>
          <table:table-cell office:value-type="float" office:value="244.1903" calcext:value-type="float">
            <text:p>244.1903</text:p>
          </table:table-cell>
          <table:table-cell office:value-type="float" office:value="274.1967" calcext:value-type="float">
            <text:p>274.1967</text:p>
          </table:table-cell>
          <table:table-cell office:value-type="float" office:value="897.2969" calcext:value-type="float">
            <text:p>897.2969</text:p>
          </table:table-cell>
          <table:table-cell office:value-type="float" office:value="856.6054" calcext:value-type="float">
            <text:p>856.6054</text:p>
          </table:table-cell>
          <table:table-cell office:value-type="float" office:value="846.2492" calcext:value-type="float">
            <text:p>846.2492</text:p>
          </table:table-cell>
          <table:table-cell office:value-type="float" office:value="862.7657" calcext:value-type="float">
            <text:p>862.7657</text:p>
          </table:table-cell>
          <table:table-cell office:value-type="float" office:value="333.7869" calcext:value-type="float">
            <text:p>333.7869</text:p>
          </table:table-cell>
          <table:table-cell office:value-type="float" office:value="448.9144" calcext:value-type="float">
            <text:p>448.9144</text:p>
          </table:table-cell>
          <table:table-cell office:value-type="float" office:value="389.044" calcext:value-type="float">
            <text:p>389.044</text:p>
          </table:table-cell>
          <table:table-cell office:value-type="float" office:value="336.711" calcext:value-type="float">
            <text:p>336.7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32004" calcext:value-type="float">
            <text:p>5032004</text:p>
          </table:table-cell>
          <table:table-cell office:value-type="float" office:value="386.5474" calcext:value-type="float">
            <text:p>386.5474</text:p>
          </table:table-cell>
          <table:table-cell office:value-type="float" office:value="5396.36" calcext:value-type="float">
            <text:p>5396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79637" calcext:value-type="float">
            <text:p>-67.79637</text:p>
          </table:table-cell>
          <table:table-cell office:value-type="float" office:value="148.4157" calcext:value-type="float">
            <text:p>148.4157</text:p>
          </table:table-cell>
          <table:table-cell office:value-type="float" office:value="0" calcext:value-type="float">
            <text:p>0</text:p>
          </table:table-cell>
          <table:table-cell office:value-type="float" office:value="114.5929" calcext:value-type="float">
            <text:p>114.5929</text:p>
          </table:table-cell>
          <table:table-cell office:value-type="float" office:value="186.9579" calcext:value-type="float">
            <text:p>186.9579</text:p>
          </table:table-cell>
          <table:table-cell office:value-type="float" office:value="0.01795604" calcext:value-type="float">
            <text:p>0.01795604</text:p>
          </table:table-cell>
          <table:table-cell office:value-type="float" office:value="0" calcext:value-type="float">
            <text:p>0</text:p>
          </table:table-cell>
          <table:table-cell office:value-type="float" office:value="0.04489867" calcext:value-type="float">
            <text:p>0.04489867</text:p>
          </table:table-cell>
          <table:table-cell office:value-type="float" office:value="0.2198997" calcext:value-type="float">
            <text:p>0.2198997</text:p>
          </table:table-cell>
          <table:table-cell office:value-type="float" office:value="360" calcext:value-type="float">
            <text:p>360</text:p>
          </table:table-cell>
          <table:table-cell office:value-type="float" office:value="-68.04321" calcext:value-type="float">
            <text:p>-68.04321</text:p>
          </table:table-cell>
          <table:table-cell office:value-type="float" office:value="0" calcext:value-type="float">
            <text:p>0</text:p>
          </table:table-cell>
          <table:table-cell office:value-type="float" office:value="244.5698" calcext:value-type="float">
            <text:p>244.5698</text:p>
          </table:table-cell>
          <table:table-cell office:value-type="float" office:value="274.1876" calcext:value-type="float">
            <text:p>274.1876</text:p>
          </table:table-cell>
          <table:table-cell office:value-type="float" office:value="897.2575" calcext:value-type="float">
            <text:p>897.2575</text:p>
          </table:table-cell>
          <table:table-cell office:value-type="float" office:value="856.5795" calcext:value-type="float">
            <text:p>856.5795</text:p>
          </table:table-cell>
          <table:table-cell office:value-type="float" office:value="846.2265" calcext:value-type="float">
            <text:p>846.2265</text:p>
          </table:table-cell>
          <table:table-cell office:value-type="float" office:value="862.7469" calcext:value-type="float">
            <text:p>862.7469</text:p>
          </table:table-cell>
          <table:table-cell office:value-type="float" office:value="333.7709" calcext:value-type="float">
            <text:p>333.7709</text:p>
          </table:table-cell>
          <table:table-cell office:value-type="float" office:value="448.9049" calcext:value-type="float">
            <text:p>448.9049</text:p>
          </table:table-cell>
          <table:table-cell office:value-type="float" office:value="389.0397" calcext:value-type="float">
            <text:p>389.0397</text:p>
          </table:table-cell>
          <table:table-cell office:value-type="float" office:value="336.707" calcext:value-type="float">
            <text:p>336.70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32004" calcext:value-type="float">
            <text:p>6032004</text:p>
          </table:table-cell>
          <table:table-cell office:value-type="float" office:value="385.3994" calcext:value-type="float">
            <text:p>385.3994</text:p>
          </table:table-cell>
          <table:table-cell office:value-type="float" office:value="5396.692" calcext:value-type="float">
            <text:p>5396.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60392" calcext:value-type="float">
            <text:p>-68.60392</text:p>
          </table:table-cell>
          <table:table-cell office:value-type="float" office:value="151.001" calcext:value-type="float">
            <text:p>151.001</text:p>
          </table:table-cell>
          <table:table-cell office:value-type="float" office:value="0" calcext:value-type="float">
            <text:p>0</text:p>
          </table:table-cell>
          <table:table-cell office:value-type="float" office:value="114.5744" calcext:value-type="float">
            <text:p>114.5744</text:p>
          </table:table-cell>
          <table:table-cell office:value-type="float" office:value="185.9355" calcext:value-type="float">
            <text:p>185.9355</text:p>
          </table:table-cell>
          <table:table-cell office:value-type="float" office:value="0.01818085" calcext:value-type="float">
            <text:p>0.01818085</text:p>
          </table:table-cell>
          <table:table-cell office:value-type="float" office:value="0" calcext:value-type="float">
            <text:p>0</text:p>
          </table:table-cell>
          <table:table-cell office:value-type="float" office:value="0.04630304" calcext:value-type="float">
            <text:p>0.04630304</text:p>
          </table:table-cell>
          <table:table-cell office:value-type="float" office:value="0.2250699" calcext:value-type="float">
            <text:p>0.2250699</text:p>
          </table:table-cell>
          <table:table-cell office:value-type="float" office:value="360" calcext:value-type="float">
            <text:p>360</text:p>
          </table:table-cell>
          <table:table-cell office:value-type="float" office:value="-68.85711" calcext:value-type="float">
            <text:p>-68.85711</text:p>
          </table:table-cell>
          <table:table-cell office:value-type="float" office:value="0" calcext:value-type="float">
            <text:p>0</text:p>
          </table:table-cell>
          <table:table-cell office:value-type="float" office:value="244.9284" calcext:value-type="float">
            <text:p>244.9284</text:p>
          </table:table-cell>
          <table:table-cell office:value-type="float" office:value="274.1757" calcext:value-type="float">
            <text:p>274.1757</text:p>
          </table:table-cell>
          <table:table-cell office:value-type="float" office:value="897.2176" calcext:value-type="float">
            <text:p>897.2176</text:p>
          </table:table-cell>
          <table:table-cell office:value-type="float" office:value="856.5533" calcext:value-type="float">
            <text:p>856.5533</text:p>
          </table:table-cell>
          <table:table-cell office:value-type="float" office:value="846.2042" calcext:value-type="float">
            <text:p>846.2042</text:p>
          </table:table-cell>
          <table:table-cell office:value-type="float" office:value="862.7281" calcext:value-type="float">
            <text:p>862.7281</text:p>
          </table:table-cell>
          <table:table-cell office:value-type="float" office:value="333.755" calcext:value-type="float">
            <text:p>333.755</text:p>
          </table:table-cell>
          <table:table-cell office:value-type="float" office:value="448.8954" calcext:value-type="float">
            <text:p>448.8954</text:p>
          </table:table-cell>
          <table:table-cell office:value-type="float" office:value="389.0354" calcext:value-type="float">
            <text:p>389.0354</text:p>
          </table:table-cell>
          <table:table-cell office:value-type="float" office:value="336.703" calcext:value-type="float">
            <text:p>336.7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32004" calcext:value-type="float">
            <text:p>7032004</text:p>
          </table:table-cell>
          <table:table-cell office:value-type="float" office:value="384.2675" calcext:value-type="float">
            <text:p>384.2675</text:p>
          </table:table-cell>
          <table:table-cell office:value-type="float" office:value="5397.021" calcext:value-type="float">
            <text:p>5397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39435" calcext:value-type="float">
            <text:p>-69.39435</text:p>
          </table:table-cell>
          <table:table-cell office:value-type="float" office:value="153.1114" calcext:value-type="float">
            <text:p>153.1114</text:p>
          </table:table-cell>
          <table:table-cell office:value-type="float" office:value="0" calcext:value-type="float">
            <text:p>0</text:p>
          </table:table-cell>
          <table:table-cell office:value-type="float" office:value="114.5487" calcext:value-type="float">
            <text:p>114.5487</text:p>
          </table:table-cell>
          <table:table-cell office:value-type="float" office:value="184.9221" calcext:value-type="float">
            <text:p>184.9221</text:p>
          </table:table-cell>
          <table:table-cell office:value-type="float" office:value="0.0184137" calcext:value-type="float">
            <text:p>0.0184137</text:p>
          </table:table-cell>
          <table:table-cell office:value-type="float" office:value="0" calcext:value-type="float">
            <text:p>0</text:p>
          </table:table-cell>
          <table:table-cell office:value-type="float" office:value="0.04755059" calcext:value-type="float">
            <text:p>0.04755059</text:p>
          </table:table-cell>
          <table:table-cell office:value-type="float" office:value="0.2295808" calcext:value-type="float">
            <text:p>0.2295808</text:p>
          </table:table-cell>
          <table:table-cell office:value-type="float" office:value="360" calcext:value-type="float">
            <text:p>360</text:p>
          </table:table-cell>
          <table:table-cell office:value-type="float" office:value="-69.65307" calcext:value-type="float">
            <text:p>-69.65307</text:p>
          </table:table-cell>
          <table:table-cell office:value-type="float" office:value="0" calcext:value-type="float">
            <text:p>0</text:p>
          </table:table-cell>
          <table:table-cell office:value-type="float" office:value="245.29" calcext:value-type="float">
            <text:p>245.29</text:p>
          </table:table-cell>
          <table:table-cell office:value-type="float" office:value="274.1645" calcext:value-type="float">
            <text:p>274.1645</text:p>
          </table:table-cell>
          <table:table-cell office:value-type="float" office:value="897.1782" calcext:value-type="float">
            <text:p>897.1782</text:p>
          </table:table-cell>
          <table:table-cell office:value-type="float" office:value="856.5275" calcext:value-type="float">
            <text:p>856.5275</text:p>
          </table:table-cell>
          <table:table-cell office:value-type="float" office:value="846.1818" calcext:value-type="float">
            <text:p>846.1818</text:p>
          </table:table-cell>
          <table:table-cell office:value-type="float" office:value="862.7095" calcext:value-type="float">
            <text:p>862.7095</text:p>
          </table:table-cell>
          <table:table-cell office:value-type="float" office:value="333.7392" calcext:value-type="float">
            <text:p>333.7392</text:p>
          </table:table-cell>
          <table:table-cell office:value-type="float" office:value="448.8858" calcext:value-type="float">
            <text:p>448.8858</text:p>
          </table:table-cell>
          <table:table-cell office:value-type="float" office:value="389.031" calcext:value-type="float">
            <text:p>389.031</text:p>
          </table:table-cell>
          <table:table-cell office:value-type="float" office:value="336.699" calcext:value-type="float">
            <text:p>336.6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32004" calcext:value-type="float">
            <text:p>8032004</text:p>
          </table:table-cell>
          <table:table-cell office:value-type="float" office:value="383.1273" calcext:value-type="float">
            <text:p>383.1273</text:p>
          </table:table-cell>
          <table:table-cell office:value-type="float" office:value="5397.363" calcext:value-type="float">
            <text:p>5397.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00847" calcext:value-type="float">
            <text:p>-70.00847</text:p>
          </table:table-cell>
          <table:table-cell office:value-type="float" office:value="148.7962" calcext:value-type="float">
            <text:p>148.7962</text:p>
          </table:table-cell>
          <table:table-cell office:value-type="float" office:value="0" calcext:value-type="float">
            <text:p>0</text:p>
          </table:table-cell>
          <table:table-cell office:value-type="float" office:value="114.505" calcext:value-type="float">
            <text:p>114.505</text:p>
          </table:table-cell>
          <table:table-cell office:value-type="float" office:value="183.6899" calcext:value-type="float">
            <text:p>183.6899</text:p>
          </table:table-cell>
          <table:table-cell office:value-type="float" office:value="0.01853424" calcext:value-type="float">
            <text:p>0.01853424</text:p>
          </table:table-cell>
          <table:table-cell office:value-type="float" office:value="0" calcext:value-type="float">
            <text:p>0</text:p>
          </table:table-cell>
          <table:table-cell office:value-type="float" office:value="0.05128601" calcext:value-type="float">
            <text:p>0.05128601</text:p>
          </table:table-cell>
          <table:table-cell office:value-type="float" office:value="0.2432035" calcext:value-type="float">
            <text:p>0.2432035</text:p>
          </table:table-cell>
          <table:table-cell office:value-type="float" office:value="360" calcext:value-type="float">
            <text:p>360</text:p>
          </table:table-cell>
          <table:table-cell office:value-type="float" office:value="-70.28442" calcext:value-type="float">
            <text:p>-70.28442</text:p>
          </table:table-cell>
          <table:table-cell office:value-type="float" office:value="0" calcext:value-type="float">
            <text:p>0</text:p>
          </table:table-cell>
          <table:table-cell office:value-type="float" office:value="245.7874" calcext:value-type="float">
            <text:p>245.7874</text:p>
          </table:table-cell>
          <table:table-cell office:value-type="float" office:value="274.2123" calcext:value-type="float">
            <text:p>274.2123</text:p>
          </table:table-cell>
          <table:table-cell office:value-type="float" office:value="897.158" calcext:value-type="float">
            <text:p>897.158</text:p>
          </table:table-cell>
          <table:table-cell office:value-type="float" office:value="856.5056" calcext:value-type="float">
            <text:p>856.5056</text:p>
          </table:table-cell>
          <table:table-cell office:value-type="float" office:value="846.1623" calcext:value-type="float">
            <text:p>846.1623</text:p>
          </table:table-cell>
          <table:table-cell office:value-type="float" office:value="862.6929" calcext:value-type="float">
            <text:p>862.6929</text:p>
          </table:table-cell>
          <table:table-cell office:value-type="float" office:value="333.7238" calcext:value-type="float">
            <text:p>333.7238</text:p>
          </table:table-cell>
          <table:table-cell office:value-type="float" office:value="448.8765" calcext:value-type="float">
            <text:p>448.8765</text:p>
          </table:table-cell>
          <table:table-cell office:value-type="float" office:value="389.0267" calcext:value-type="float">
            <text:p>389.0267</text:p>
          </table:table-cell>
          <table:table-cell office:value-type="float" office:value="336.6949" calcext:value-type="float">
            <text:p>336.69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32004" calcext:value-type="float">
            <text:p>9032004</text:p>
          </table:table-cell>
          <table:table-cell office:value-type="float" office:value="382.0208" calcext:value-type="float">
            <text:p>382.0208</text:p>
          </table:table-cell>
          <table:table-cell office:value-type="float" office:value="5397.684" calcext:value-type="float">
            <text:p>5397.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81951" calcext:value-type="float">
            <text:p>-70.81951</text:p>
          </table:table-cell>
          <table:table-cell office:value-type="float" office:value="152.5378" calcext:value-type="float">
            <text:p>152.5378</text:p>
          </table:table-cell>
          <table:table-cell office:value-type="float" office:value="0" calcext:value-type="float">
            <text:p>0</text:p>
          </table:table-cell>
          <table:table-cell office:value-type="float" office:value="114.4782" calcext:value-type="float">
            <text:p>114.4782</text:p>
          </table:table-cell>
          <table:table-cell office:value-type="float" office:value="182.7184" calcext:value-type="float">
            <text:p>182.7184</text:p>
          </table:table-cell>
          <table:table-cell office:value-type="float" office:value="0.01865237" calcext:value-type="float">
            <text:p>0.01865237</text:p>
          </table:table-cell>
          <table:table-cell office:value-type="float" office:value="0" calcext:value-type="float">
            <text:p>0</text:p>
          </table:table-cell>
          <table:table-cell office:value-type="float" office:value="0.05410612" calcext:value-type="float">
            <text:p>0.05410612</text:p>
          </table:table-cell>
          <table:table-cell office:value-type="float" office:value="0.2617163" calcext:value-type="float">
            <text:p>0.2617163</text:p>
          </table:table-cell>
          <table:table-cell office:value-type="float" office:value="360" calcext:value-type="float">
            <text:p>360</text:p>
          </table:table-cell>
          <table:table-cell office:value-type="float" office:value="-71.11668" calcext:value-type="float">
            <text:p>-71.11668</text:p>
          </table:table-cell>
          <table:table-cell office:value-type="float" office:value="0" calcext:value-type="float">
            <text:p>0</text:p>
          </table:table-cell>
          <table:table-cell office:value-type="float" office:value="246.1255" calcext:value-type="float">
            <text:p>246.1255</text:p>
          </table:table-cell>
          <table:table-cell office:value-type="float" office:value="274.1992" calcext:value-type="float">
            <text:p>274.1992</text:p>
          </table:table-cell>
          <table:table-cell office:value-type="float" office:value="897.1177" calcext:value-type="float">
            <text:p>897.1177</text:p>
          </table:table-cell>
          <table:table-cell office:value-type="float" office:value="856.4792" calcext:value-type="float">
            <text:p>856.4792</text:p>
          </table:table-cell>
          <table:table-cell office:value-type="float" office:value="846.1407" calcext:value-type="float">
            <text:p>846.1407</text:p>
          </table:table-cell>
          <table:table-cell office:value-type="float" office:value="862.6735" calcext:value-type="float">
            <text:p>862.6735</text:p>
          </table:table-cell>
          <table:table-cell office:value-type="float" office:value="333.7096" calcext:value-type="float">
            <text:p>333.7096</text:p>
          </table:table-cell>
          <table:table-cell office:value-type="float" office:value="448.8673" calcext:value-type="float">
            <text:p>448.8673</text:p>
          </table:table-cell>
          <table:table-cell office:value-type="float" office:value="389.0224" calcext:value-type="float">
            <text:p>389.0224</text:p>
          </table:table-cell>
          <table:table-cell office:value-type="float" office:value="336.6909" calcext:value-type="float">
            <text:p>336.690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32004" calcext:value-type="float">
            <text:p>10032004</text:p>
          </table:table-cell>
          <table:table-cell office:value-type="float" office:value="380.9199" calcext:value-type="float">
            <text:p>380.9199</text:p>
          </table:table-cell>
          <table:table-cell office:value-type="float" office:value="5398.005" calcext:value-type="float">
            <text:p>5398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6041" calcext:value-type="float">
            <text:p>-71.6041</text:p>
          </table:table-cell>
          <table:table-cell office:value-type="float" office:value="156.6064" calcext:value-type="float">
            <text:p>156.6064</text:p>
          </table:table-cell>
          <table:table-cell office:value-type="float" office:value="0" calcext:value-type="float">
            <text:p>0</text:p>
          </table:table-cell>
          <table:table-cell office:value-type="float" office:value="114.4457" calcext:value-type="float">
            <text:p>114.4457</text:p>
          </table:table-cell>
          <table:table-cell office:value-type="float" office:value="181.7482" calcext:value-type="float">
            <text:p>181.7482</text:p>
          </table:table-cell>
          <table:table-cell office:value-type="float" office:value="0.01880328" calcext:value-type="float">
            <text:p>0.01880328</text:p>
          </table:table-cell>
          <table:table-cell office:value-type="float" office:value="0" calcext:value-type="float">
            <text:p>0</text:p>
          </table:table-cell>
          <table:table-cell office:value-type="float" office:value="0.05664957" calcext:value-type="float">
            <text:p>0.05664957</text:p>
          </table:table-cell>
          <table:table-cell office:value-type="float" office:value="0.2741732" calcext:value-type="float">
            <text:p>0.2741732</text:p>
          </table:table-cell>
          <table:table-cell office:value-type="float" office:value="360" calcext:value-type="float">
            <text:p>360</text:p>
          </table:table-cell>
          <table:table-cell office:value-type="float" office:value="-71.91611" calcext:value-type="float">
            <text:p>-71.91611</text:p>
          </table:table-cell>
          <table:table-cell office:value-type="float" office:value="0" calcext:value-type="float">
            <text:p>0</text:p>
          </table:table-cell>
          <table:table-cell office:value-type="float" office:value="246.468" calcext:value-type="float">
            <text:p>246.468</text:p>
          </table:table-cell>
          <table:table-cell office:value-type="float" office:value="274.1867" calcext:value-type="float">
            <text:p>274.1867</text:p>
          </table:table-cell>
          <table:table-cell office:value-type="float" office:value="897.0777" calcext:value-type="float">
            <text:p>897.0777</text:p>
          </table:table-cell>
          <table:table-cell office:value-type="float" office:value="856.4532" calcext:value-type="float">
            <text:p>856.4532</text:p>
          </table:table-cell>
          <table:table-cell office:value-type="float" office:value="846.1187" calcext:value-type="float">
            <text:p>846.1187</text:p>
          </table:table-cell>
          <table:table-cell office:value-type="float" office:value="862.6546" calcext:value-type="float">
            <text:p>862.6546</text:p>
          </table:table-cell>
          <table:table-cell office:value-type="float" office:value="333.6942" calcext:value-type="float">
            <text:p>333.6942</text:p>
          </table:table-cell>
          <table:table-cell office:value-type="float" office:value="448.8582" calcext:value-type="float">
            <text:p>448.8582</text:p>
          </table:table-cell>
          <table:table-cell office:value-type="float" office:value="389.0182" calcext:value-type="float">
            <text:p>389.0182</text:p>
          </table:table-cell>
          <table:table-cell office:value-type="float" office:value="336.6869" calcext:value-type="float">
            <text:p>336.68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032004" calcext:value-type="float">
            <text:p>11032004</text:p>
          </table:table-cell>
          <table:table-cell office:value-type="float" office:value="379.8329" calcext:value-type="float">
            <text:p>379.8329</text:p>
          </table:table-cell>
          <table:table-cell office:value-type="float" office:value="5398.323" calcext:value-type="float">
            <text:p>5398.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37717" calcext:value-type="float">
            <text:p>-72.37717</text:p>
          </table:table-cell>
          <table:table-cell office:value-type="float" office:value="160.5025" calcext:value-type="float">
            <text:p>160.5025</text:p>
          </table:table-cell>
          <table:table-cell office:value-type="float" office:value="0" calcext:value-type="float">
            <text:p>0</text:p>
          </table:table-cell>
          <table:table-cell office:value-type="float" office:value="114.4061" calcext:value-type="float">
            <text:p>114.4061</text:p>
          </table:table-cell>
          <table:table-cell office:value-type="float" office:value="180.7973" calcext:value-type="float">
            <text:p>180.7973</text:p>
          </table:table-cell>
          <table:table-cell office:value-type="float" office:value="0.0189884" calcext:value-type="float">
            <text:p>0.0189884</text:p>
          </table:table-cell>
          <table:table-cell office:value-type="float" office:value="0" calcext:value-type="float">
            <text:p>0</text:p>
          </table:table-cell>
          <table:table-cell office:value-type="float" office:value="0.05881738" calcext:value-type="float">
            <text:p>0.05881738</text:p>
          </table:table-cell>
          <table:table-cell office:value-type="float" office:value="0.2833689" calcext:value-type="float">
            <text:p>0.2833689</text:p>
          </table:table-cell>
          <table:table-cell office:value-type="float" office:value="360" calcext:value-type="float">
            <text:p>360</text:p>
          </table:table-cell>
          <table:table-cell office:value-type="float" office:value="-72.70037" calcext:value-type="float">
            <text:p>-72.70037</text:p>
          </table:table-cell>
          <table:table-cell office:value-type="float" office:value="0" calcext:value-type="float">
            <text:p>0</text:p>
          </table:table-cell>
          <table:table-cell office:value-type="float" office:value="246.802" calcext:value-type="float">
            <text:p>246.802</text:p>
          </table:table-cell>
          <table:table-cell office:value-type="float" office:value="274.174" calcext:value-type="float">
            <text:p>274.174</text:p>
          </table:table-cell>
          <table:table-cell office:value-type="float" office:value="897.0383" calcext:value-type="float">
            <text:p>897.0383</text:p>
          </table:table-cell>
          <table:table-cell office:value-type="float" office:value="856.4276" calcext:value-type="float">
            <text:p>856.4276</text:p>
          </table:table-cell>
          <table:table-cell office:value-type="float" office:value="846.0964" calcext:value-type="float">
            <text:p>846.0964</text:p>
          </table:table-cell>
          <table:table-cell office:value-type="float" office:value="862.6359" calcext:value-type="float">
            <text:p>862.6359</text:p>
          </table:table-cell>
          <table:table-cell office:value-type="float" office:value="333.6788" calcext:value-type="float">
            <text:p>333.6788</text:p>
          </table:table-cell>
          <table:table-cell office:value-type="float" office:value="448.8489" calcext:value-type="float">
            <text:p>448.8489</text:p>
          </table:table-cell>
          <table:table-cell office:value-type="float" office:value="389.0139" calcext:value-type="float">
            <text:p>389.0139</text:p>
          </table:table-cell>
          <table:table-cell office:value-type="float" office:value="336.6829" calcext:value-type="float">
            <text:p>336.68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032004" calcext:value-type="float">
            <text:p>12032004</text:p>
          </table:table-cell>
          <table:table-cell office:value-type="float" office:value="378.761" calcext:value-type="float">
            <text:p>378.761</text:p>
          </table:table-cell>
          <table:table-cell office:value-type="float" office:value="5398.638" calcext:value-type="float">
            <text:p>5398.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.12986" calcext:value-type="float">
            <text:p>-73.12986</text:p>
          </table:table-cell>
          <table:table-cell office:value-type="float" office:value="163.094" calcext:value-type="float">
            <text:p>163.094</text:p>
          </table:table-cell>
          <table:table-cell office:value-type="float" office:value="0" calcext:value-type="float">
            <text:p>0</text:p>
          </table:table-cell>
          <table:table-cell office:value-type="float" office:value="114.3591" calcext:value-type="float">
            <text:p>114.3591</text:p>
          </table:table-cell>
          <table:table-cell office:value-type="float" office:value="179.8649" calcext:value-type="float">
            <text:p>179.8649</text:p>
          </table:table-cell>
          <table:table-cell office:value-type="float" office:value="0.01919864" calcext:value-type="float">
            <text:p>0.01919864</text:p>
          </table:table-cell>
          <table:table-cell office:value-type="float" office:value="0" calcext:value-type="float">
            <text:p>0</text:p>
          </table:table-cell>
          <table:table-cell office:value-type="float" office:value="0.06053967" calcext:value-type="float">
            <text:p>0.06053967</text:p>
          </table:table-cell>
          <table:table-cell office:value-type="float" office:value="0.290206" calcext:value-type="float">
            <text:p>0.290206</text:p>
          </table:table-cell>
          <table:table-cell office:value-type="float" office:value="360" calcext:value-type="float">
            <text:p>360</text:p>
          </table:table-cell>
          <table:table-cell office:value-type="float" office:value="-73.46141" calcext:value-type="float">
            <text:p>-73.46141</text:p>
          </table:table-cell>
          <table:table-cell office:value-type="float" office:value="0" calcext:value-type="float">
            <text:p>0</text:p>
          </table:table-cell>
          <table:table-cell office:value-type="float" office:value="247.1284" calcext:value-type="float">
            <text:p>247.1284</text:p>
          </table:table-cell>
          <table:table-cell office:value-type="float" office:value="274.1617" calcext:value-type="float">
            <text:p>274.1617</text:p>
          </table:table-cell>
          <table:table-cell office:value-type="float" office:value="896.9987" calcext:value-type="float">
            <text:p>896.9987</text:p>
          </table:table-cell>
          <table:table-cell office:value-type="float" office:value="856.4019" calcext:value-type="float">
            <text:p>856.4019</text:p>
          </table:table-cell>
          <table:table-cell office:value-type="float" office:value="846.0743" calcext:value-type="float">
            <text:p>846.0743</text:p>
          </table:table-cell>
          <table:table-cell office:value-type="float" office:value="862.6174" calcext:value-type="float">
            <text:p>862.6174</text:p>
          </table:table-cell>
          <table:table-cell office:value-type="float" office:value="333.6635" calcext:value-type="float">
            <text:p>333.6635</text:p>
          </table:table-cell>
          <table:table-cell office:value-type="float" office:value="448.8397" calcext:value-type="float">
            <text:p>448.8397</text:p>
          </table:table-cell>
          <table:table-cell office:value-type="float" office:value="389.0097" calcext:value-type="float">
            <text:p>389.0097</text:p>
          </table:table-cell>
          <table:table-cell office:value-type="float" office:value="336.679" calcext:value-type="float">
            <text:p>336.6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032004" calcext:value-type="float">
            <text:p>13032004</text:p>
          </table:table-cell>
          <table:table-cell office:value-type="float" office:value="377.7029" calcext:value-type="float">
            <text:p>377.7029</text:p>
          </table:table-cell>
          <table:table-cell office:value-type="float" office:value="5398.95" calcext:value-type="float">
            <text:p>5398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.86288" calcext:value-type="float">
            <text:p>-73.86288</text:p>
          </table:table-cell>
          <table:table-cell office:value-type="float" office:value="165.9353" calcext:value-type="float">
            <text:p>165.9353</text:p>
          </table:table-cell>
          <table:table-cell office:value-type="float" office:value="0" calcext:value-type="float">
            <text:p>0</text:p>
          </table:table-cell>
          <table:table-cell office:value-type="float" office:value="114.3048" calcext:value-type="float">
            <text:p>114.3048</text:p>
          </table:table-cell>
          <table:table-cell office:value-type="float" office:value="178.9461" calcext:value-type="float">
            <text:p>178.9461</text:p>
          </table:table-cell>
          <table:table-cell office:value-type="float" office:value="0.01943043" calcext:value-type="float">
            <text:p>0.01943043</text:p>
          </table:table-cell>
          <table:table-cell office:value-type="float" office:value="0" calcext:value-type="float">
            <text:p>0</text:p>
          </table:table-cell>
          <table:table-cell office:value-type="float" office:value="0.06184371" calcext:value-type="float">
            <text:p>0.06184371</text:p>
          </table:table-cell>
          <table:table-cell office:value-type="float" office:value="0.2955912" calcext:value-type="float">
            <text:p>0.2955912</text:p>
          </table:table-cell>
          <table:table-cell office:value-type="float" office:value="360" calcext:value-type="float">
            <text:p>360</text:p>
          </table:table-cell>
          <table:table-cell office:value-type="float" office:value="-74.20088" calcext:value-type="float">
            <text:p>-74.20088</text:p>
          </table:table-cell>
          <table:table-cell office:value-type="float" office:value="0" calcext:value-type="float">
            <text:p>0</text:p>
          </table:table-cell>
          <table:table-cell office:value-type="float" office:value="247.4517" calcext:value-type="float">
            <text:p>247.4517</text:p>
          </table:table-cell>
          <table:table-cell office:value-type="float" office:value="274.1493" calcext:value-type="float">
            <text:p>274.1493</text:p>
          </table:table-cell>
          <table:table-cell office:value-type="float" office:value="896.96" calcext:value-type="float">
            <text:p>896.96</text:p>
          </table:table-cell>
          <table:table-cell office:value-type="float" office:value="856.3765" calcext:value-type="float">
            <text:p>856.3765</text:p>
          </table:table-cell>
          <table:table-cell office:value-type="float" office:value="846.0522" calcext:value-type="float">
            <text:p>846.0522</text:p>
          </table:table-cell>
          <table:table-cell office:value-type="float" office:value="862.5989" calcext:value-type="float">
            <text:p>862.5989</text:p>
          </table:table-cell>
          <table:table-cell office:value-type="float" office:value="333.6483" calcext:value-type="float">
            <text:p>333.6483</text:p>
          </table:table-cell>
          <table:table-cell office:value-type="float" office:value="448.8303" calcext:value-type="float">
            <text:p>448.8303</text:p>
          </table:table-cell>
          <table:table-cell office:value-type="float" office:value="389.0055" calcext:value-type="float">
            <text:p>389.0055</text:p>
          </table:table-cell>
          <table:table-cell office:value-type="float" office:value="336.675" calcext:value-type="float">
            <text:p>336.6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032004" calcext:value-type="float">
            <text:p>14032004</text:p>
          </table:table-cell>
          <table:table-cell office:value-type="float" office:value="376.6573" calcext:value-type="float">
            <text:p>376.6573</text:p>
          </table:table-cell>
          <table:table-cell office:value-type="float" office:value="5399.262" calcext:value-type="float">
            <text:p>5399.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.58937" calcext:value-type="float">
            <text:p>-74.58937</text:p>
          </table:table-cell>
          <table:table-cell office:value-type="float" office:value="168.6134" calcext:value-type="float">
            <text:p>168.6134</text:p>
          </table:table-cell>
          <table:table-cell office:value-type="float" office:value="0" calcext:value-type="float">
            <text:p>0</text:p>
          </table:table-cell>
          <table:table-cell office:value-type="float" office:value="114.2446" calcext:value-type="float">
            <text:p>114.2446</text:p>
          </table:table-cell>
          <table:table-cell office:value-type="float" office:value="178.0397" calcext:value-type="float">
            <text:p>178.0397</text:p>
          </table:table-cell>
          <table:table-cell office:value-type="float" office:value="0.01967978" calcext:value-type="float">
            <text:p>0.01967978</text:p>
          </table:table-cell>
          <table:table-cell office:value-type="float" office:value="0" calcext:value-type="float">
            <text:p>0</text:p>
          </table:table-cell>
          <table:table-cell office:value-type="float" office:value="0.06282701" calcext:value-type="float">
            <text:p>0.06282701</text:p>
          </table:table-cell>
          <table:table-cell office:value-type="float" office:value="0.2998382" calcext:value-type="float">
            <text:p>0.2998382</text:p>
          </table:table-cell>
          <table:table-cell office:value-type="float" office:value="360" calcext:value-type="float">
            <text:p>360</text:p>
          </table:table-cell>
          <table:table-cell office:value-type="float" office:value="-74.93236" calcext:value-type="float">
            <text:p>-74.93236</text:p>
          </table:table-cell>
          <table:table-cell office:value-type="float" office:value="0" calcext:value-type="float">
            <text:p>0</text:p>
          </table:table-cell>
          <table:table-cell office:value-type="float" office:value="247.7726" calcext:value-type="float">
            <text:p>247.7726</text:p>
          </table:table-cell>
          <table:table-cell office:value-type="float" office:value="274.1371" calcext:value-type="float">
            <text:p>274.1371</text:p>
          </table:table-cell>
          <table:table-cell office:value-type="float" office:value="896.9211" calcext:value-type="float">
            <text:p>896.9211</text:p>
          </table:table-cell>
          <table:table-cell office:value-type="float" office:value="856.3514" calcext:value-type="float">
            <text:p>856.3514</text:p>
          </table:table-cell>
          <table:table-cell office:value-type="float" office:value="846.0303" calcext:value-type="float">
            <text:p>846.0303</text:p>
          </table:table-cell>
          <table:table-cell office:value-type="float" office:value="862.5806" calcext:value-type="float">
            <text:p>862.5806</text:p>
          </table:table-cell>
          <table:table-cell office:value-type="float" office:value="333.6333" calcext:value-type="float">
            <text:p>333.6333</text:p>
          </table:table-cell>
          <table:table-cell office:value-type="float" office:value="448.8209" calcext:value-type="float">
            <text:p>448.8209</text:p>
          </table:table-cell>
          <table:table-cell office:value-type="float" office:value="389.0013" calcext:value-type="float">
            <text:p>389.0013</text:p>
          </table:table-cell>
          <table:table-cell office:value-type="float" office:value="336.671" calcext:value-type="float">
            <text:p>336.6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32004" calcext:value-type="float">
            <text:p>15032004</text:p>
          </table:table-cell>
          <table:table-cell office:value-type="float" office:value="375.6244" calcext:value-type="float">
            <text:p>375.6244</text:p>
          </table:table-cell>
          <table:table-cell office:value-type="float" office:value="5399.571" calcext:value-type="float">
            <text:p>5399.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31049" calcext:value-type="float">
            <text:p>-75.31049</text:p>
          </table:table-cell>
          <table:table-cell office:value-type="float" office:value="171.0038" calcext:value-type="float">
            <text:p>171.0038</text:p>
          </table:table-cell>
          <table:table-cell office:value-type="float" office:value="0" calcext:value-type="float">
            <text:p>0</text:p>
          </table:table-cell>
          <table:table-cell office:value-type="float" office:value="114.1794" calcext:value-type="float">
            <text:p>114.1794</text:p>
          </table:table-cell>
          <table:table-cell office:value-type="float" office:value="177.1458" calcext:value-type="float">
            <text:p>177.1458</text:p>
          </table:table-cell>
          <table:table-cell office:value-type="float" office:value="0.01994034" calcext:value-type="float">
            <text:p>0.01994034</text:p>
          </table:table-cell>
          <table:table-cell office:value-type="float" office:value="0" calcext:value-type="float">
            <text:p>0</text:p>
          </table:table-cell>
          <table:table-cell office:value-type="float" office:value="0.06360079" calcext:value-type="float">
            <text:p>0.06360079</text:p>
          </table:table-cell>
          <table:table-cell office:value-type="float" office:value="0.3033208" calcext:value-type="float">
            <text:p>0.3033208</text:p>
          </table:table-cell>
          <table:table-cell office:value-type="float" office:value="360" calcext:value-type="float">
            <text:p>360</text:p>
          </table:table-cell>
          <table:table-cell office:value-type="float" office:value="-75.65746" calcext:value-type="float">
            <text:p>-75.65746</text:p>
          </table:table-cell>
          <table:table-cell office:value-type="float" office:value="0" calcext:value-type="float">
            <text:p>0</text:p>
          </table:table-cell>
          <table:table-cell office:value-type="float" office:value="248.0914" calcext:value-type="float">
            <text:p>248.0914</text:p>
          </table:table-cell>
          <table:table-cell office:value-type="float" office:value="274.1249" calcext:value-type="float">
            <text:p>274.1249</text:p>
          </table:table-cell>
          <table:table-cell office:value-type="float" office:value="896.8823" calcext:value-type="float">
            <text:p>896.8823</text:p>
          </table:table-cell>
          <table:table-cell office:value-type="float" office:value="856.3263" calcext:value-type="float">
            <text:p>856.3263</text:p>
          </table:table-cell>
          <table:table-cell office:value-type="float" office:value="846.0085" calcext:value-type="float">
            <text:p>846.0085</text:p>
          </table:table-cell>
          <table:table-cell office:value-type="float" office:value="862.5624" calcext:value-type="float">
            <text:p>862.5624</text:p>
          </table:table-cell>
          <table:table-cell office:value-type="float" office:value="333.6183" calcext:value-type="float">
            <text:p>333.6183</text:p>
          </table:table-cell>
          <table:table-cell office:value-type="float" office:value="448.8115" calcext:value-type="float">
            <text:p>448.8115</text:p>
          </table:table-cell>
          <table:table-cell office:value-type="float" office:value="388.997" calcext:value-type="float">
            <text:p>388.997</text:p>
          </table:table-cell>
          <table:table-cell office:value-type="float" office:value="336.667" calcext:value-type="float">
            <text:p>336.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032004" calcext:value-type="float">
            <text:p>16032004</text:p>
          </table:table-cell>
          <table:table-cell office:value-type="float" office:value="374.6037" calcext:value-type="float">
            <text:p>374.6037</text:p>
          </table:table-cell>
          <table:table-cell office:value-type="float" office:value="5399.876" calcext:value-type="float">
            <text:p>5399.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.01897" calcext:value-type="float">
            <text:p>-76.01897</text:p>
          </table:table-cell>
          <table:table-cell office:value-type="float" office:value="172.9438" calcext:value-type="float">
            <text:p>172.9438</text:p>
          </table:table-cell>
          <table:table-cell office:value-type="float" office:value="0" calcext:value-type="float">
            <text:p>0</text:p>
          </table:table-cell>
          <table:table-cell office:value-type="float" office:value="114.11" calcext:value-type="float">
            <text:p>114.11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0.02020515" calcext:value-type="float">
            <text:p>0.02020515</text:p>
          </table:table-cell>
          <table:table-cell office:value-type="float" office:value="0" calcext:value-type="float">
            <text:p>0</text:p>
          </table:table-cell>
          <table:table-cell office:value-type="float" office:value="0.06424876" calcext:value-type="float">
            <text:p>0.06424876</text:p>
          </table:table-cell>
          <table:table-cell office:value-type="float" office:value="0.306352" calcext:value-type="float">
            <text:p>0.306352</text:p>
          </table:table-cell>
          <table:table-cell office:value-type="float" office:value="360" calcext:value-type="float">
            <text:p>360</text:p>
          </table:table-cell>
          <table:table-cell office:value-type="float" office:value="-76.36937" calcext:value-type="float">
            <text:p>-76.36937</text:p>
          </table:table-cell>
          <table:table-cell office:value-type="float" office:value="0" calcext:value-type="float">
            <text:p>0</text:p>
          </table:table-cell>
          <table:table-cell office:value-type="float" office:value="248.4058" calcext:value-type="float">
            <text:p>248.4058</text:p>
          </table:table-cell>
          <table:table-cell office:value-type="float" office:value="274.1125" calcext:value-type="float">
            <text:p>274.1125</text:p>
          </table:table-cell>
          <table:table-cell office:value-type="float" office:value="896.8441" calcext:value-type="float">
            <text:p>896.8441</text:p>
          </table:table-cell>
          <table:table-cell office:value-type="float" office:value="856.3013" calcext:value-type="float">
            <text:p>856.3013</text:p>
          </table:table-cell>
          <table:table-cell office:value-type="float" office:value="845.9874" calcext:value-type="float">
            <text:p>845.9874</text:p>
          </table:table-cell>
          <table:table-cell office:value-type="float" office:value="862.5442" calcext:value-type="float">
            <text:p>862.5442</text:p>
          </table:table-cell>
          <table:table-cell office:value-type="float" office:value="333.6033" calcext:value-type="float">
            <text:p>333.6033</text:p>
          </table:table-cell>
          <table:table-cell office:value-type="float" office:value="448.8021" calcext:value-type="float">
            <text:p>448.8021</text:p>
          </table:table-cell>
          <table:table-cell office:value-type="float" office:value="388.9928" calcext:value-type="float">
            <text:p>388.9928</text:p>
          </table:table-cell>
          <table:table-cell office:value-type="float" office:value="336.663" calcext:value-type="float">
            <text:p>336.6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032004" calcext:value-type="float">
            <text:p>17032004</text:p>
          </table:table-cell>
          <table:table-cell office:value-type="float" office:value="373.595" calcext:value-type="float">
            <text:p>373.595</text:p>
          </table:table-cell>
          <table:table-cell office:value-type="float" office:value="5400.181" calcext:value-type="float">
            <text:p>5400.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.71364" calcext:value-type="float">
            <text:p>-76.71364</text:p>
          </table:table-cell>
          <table:table-cell office:value-type="float" office:value="174.6903" calcext:value-type="float">
            <text:p>174.6903</text:p>
          </table:table-cell>
          <table:table-cell office:value-type="float" office:value="0" calcext:value-type="float">
            <text:p>0</text:p>
          </table:table-cell>
          <table:table-cell office:value-type="float" office:value="114.0364" calcext:value-type="float">
            <text:p>114.0364</text:p>
          </table:table-cell>
          <table:table-cell office:value-type="float" office:value="175.393" calcext:value-type="float">
            <text:p>175.393</text:p>
          </table:table-cell>
          <table:table-cell office:value-type="float" office:value="0.02046988" calcext:value-type="float">
            <text:p>0.02046988</text:p>
          </table:table-cell>
          <table:table-cell office:value-type="float" office:value="0" calcext:value-type="float">
            <text:p>0</text:p>
          </table:table-cell>
          <table:table-cell office:value-type="float" office:value="0.06481735" calcext:value-type="float">
            <text:p>0.06481735</text:p>
          </table:table-cell>
          <table:table-cell office:value-type="float" office:value="0.3091186" calcext:value-type="float">
            <text:p>0.3091186</text:p>
          </table:table-cell>
          <table:table-cell office:value-type="float" office:value="360" calcext:value-type="float">
            <text:p>360</text:p>
          </table:table-cell>
          <table:table-cell office:value-type="float" office:value="-77.06711" calcext:value-type="float">
            <text:p>-77.06711</text:p>
          </table:table-cell>
          <table:table-cell office:value-type="float" office:value="0" calcext:value-type="float">
            <text:p>0</text:p>
          </table:table-cell>
          <table:table-cell office:value-type="float" office:value="248.7184" calcext:value-type="float">
            <text:p>248.7184</text:p>
          </table:table-cell>
          <table:table-cell office:value-type="float" office:value="274.1008" calcext:value-type="float">
            <text:p>274.1008</text:p>
          </table:table-cell>
          <table:table-cell office:value-type="float" office:value="896.8055" calcext:value-type="float">
            <text:p>896.8055</text:p>
          </table:table-cell>
          <table:table-cell office:value-type="float" office:value="856.2764" calcext:value-type="float">
            <text:p>856.2764</text:p>
          </table:table-cell>
          <table:table-cell office:value-type="float" office:value="845.9673" calcext:value-type="float">
            <text:p>845.9673</text:p>
          </table:table-cell>
          <table:table-cell office:value-type="float" office:value="862.5261" calcext:value-type="float">
            <text:p>862.5261</text:p>
          </table:table-cell>
          <table:table-cell office:value-type="float" office:value="333.5886" calcext:value-type="float">
            <text:p>333.5886</text:p>
          </table:table-cell>
          <table:table-cell office:value-type="float" office:value="448.7928" calcext:value-type="float">
            <text:p>448.7928</text:p>
          </table:table-cell>
          <table:table-cell office:value-type="float" office:value="388.9886" calcext:value-type="float">
            <text:p>388.9886</text:p>
          </table:table-cell>
          <table:table-cell office:value-type="float" office:value="336.6591" calcext:value-type="float">
            <text:p>336.659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032004" calcext:value-type="float">
            <text:p>18032004</text:p>
          </table:table-cell>
          <table:table-cell office:value-type="float" office:value="372.5942" calcext:value-type="float">
            <text:p>372.5942</text:p>
          </table:table-cell>
          <table:table-cell office:value-type="float" office:value="5400.485" calcext:value-type="float">
            <text:p>5400.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.39469" calcext:value-type="float">
            <text:p>-77.39469</text:p>
          </table:table-cell>
          <table:table-cell office:value-type="float" office:value="176.9416" calcext:value-type="float">
            <text:p>176.9416</text:p>
          </table:table-cell>
          <table:table-cell office:value-type="float" office:value="0" calcext:value-type="float">
            <text:p>0</text:p>
          </table:table-cell>
          <table:table-cell office:value-type="float" office:value="113.9601" calcext:value-type="float">
            <text:p>113.9601</text:p>
          </table:table-cell>
          <table:table-cell office:value-type="float" office:value="174.5298" calcext:value-type="float">
            <text:p>174.5298</text:p>
          </table:table-cell>
          <table:table-cell office:value-type="float" office:value="0.02073517" calcext:value-type="float">
            <text:p>0.02073517</text:p>
          </table:table-cell>
          <table:table-cell office:value-type="float" office:value="0" calcext:value-type="float">
            <text:p>0</text:p>
          </table:table-cell>
          <table:table-cell office:value-type="float" office:value="0.06533216" calcext:value-type="float">
            <text:p>0.06533216</text:p>
          </table:table-cell>
          <table:table-cell office:value-type="float" office:value="0.3117019" calcext:value-type="float">
            <text:p>0.3117019</text:p>
          </table:table-cell>
          <table:table-cell office:value-type="float" office:value="360" calcext:value-type="float">
            <text:p>360</text:p>
          </table:table-cell>
          <table:table-cell office:value-type="float" office:value="-77.75098" calcext:value-type="float">
            <text:p>-77.75098</text:p>
          </table:table-cell>
          <table:table-cell office:value-type="float" office:value="0" calcext:value-type="float">
            <text:p>0</text:p>
          </table:table-cell>
          <table:table-cell office:value-type="float" office:value="249.0298" calcext:value-type="float">
            <text:p>249.0298</text:p>
          </table:table-cell>
          <table:table-cell office:value-type="float" office:value="274.0885" calcext:value-type="float">
            <text:p>274.0885</text:p>
          </table:table-cell>
          <table:table-cell office:value-type="float" office:value="896.7679" calcext:value-type="float">
            <text:p>896.7679</text:p>
          </table:table-cell>
          <table:table-cell office:value-type="float" office:value="856.2515" calcext:value-type="float">
            <text:p>856.2515</text:p>
          </table:table-cell>
          <table:table-cell office:value-type="float" office:value="845.9472" calcext:value-type="float">
            <text:p>845.9472</text:p>
          </table:table-cell>
          <table:table-cell office:value-type="float" office:value="862.5081" calcext:value-type="float">
            <text:p>862.5081</text:p>
          </table:table-cell>
          <table:table-cell office:value-type="float" office:value="333.5738" calcext:value-type="float">
            <text:p>333.5738</text:p>
          </table:table-cell>
          <table:table-cell office:value-type="float" office:value="448.7834" calcext:value-type="float">
            <text:p>448.7834</text:p>
          </table:table-cell>
          <table:table-cell office:value-type="float" office:value="388.9844" calcext:value-type="float">
            <text:p>388.9844</text:p>
          </table:table-cell>
          <table:table-cell office:value-type="float" office:value="336.6552" calcext:value-type="float">
            <text:p>336.65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032004" calcext:value-type="float">
            <text:p>19032004</text:p>
          </table:table-cell>
          <table:table-cell office:value-type="float" office:value="371.5963" calcext:value-type="float">
            <text:p>371.5963</text:p>
          </table:table-cell>
          <table:table-cell office:value-type="float" office:value="5400.788" calcext:value-type="float">
            <text:p>5400.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.07648" calcext:value-type="float">
            <text:p>-78.07648</text:p>
          </table:table-cell>
          <table:table-cell office:value-type="float" office:value="178.8665" calcext:value-type="float">
            <text:p>178.8665</text:p>
          </table:table-cell>
          <table:table-cell office:value-type="float" office:value="0" calcext:value-type="float">
            <text:p>0</text:p>
          </table:table-cell>
          <table:table-cell office:value-type="float" office:value="113.8827" calcext:value-type="float">
            <text:p>113.8827</text:p>
          </table:table-cell>
          <table:table-cell office:value-type="float" office:value="173.6696" calcext:value-type="float">
            <text:p>173.6696</text:p>
          </table:table-cell>
          <table:table-cell office:value-type="float" office:value="0.02099846" calcext:value-type="float">
            <text:p>0.02099846</text:p>
          </table:table-cell>
          <table:table-cell office:value-type="float" office:value="0" calcext:value-type="float">
            <text:p>0</text:p>
          </table:table-cell>
          <table:table-cell office:value-type="float" office:value="0.0658211" calcext:value-type="float">
            <text:p>0.0658211</text:p>
          </table:table-cell>
          <table:table-cell office:value-type="float" office:value="0.3141668" calcext:value-type="float">
            <text:p>0.3141668</text:p>
          </table:table-cell>
          <table:table-cell office:value-type="float" office:value="360" calcext:value-type="float">
            <text:p>360</text:p>
          </table:table-cell>
          <table:table-cell office:value-type="float" office:value="-78.43546" calcext:value-type="float">
            <text:p>-78.43546</text:p>
          </table:table-cell>
          <table:table-cell office:value-type="float" office:value="0" calcext:value-type="float">
            <text:p>0</text:p>
          </table:table-cell>
          <table:table-cell office:value-type="float" office:value="249.3394" calcext:value-type="float">
            <text:p>249.3394</text:p>
          </table:table-cell>
          <table:table-cell office:value-type="float" office:value="274.0764" calcext:value-type="float">
            <text:p>274.0764</text:p>
          </table:table-cell>
          <table:table-cell office:value-type="float" office:value="896.7299" calcext:value-type="float">
            <text:p>896.7299</text:p>
          </table:table-cell>
          <table:table-cell office:value-type="float" office:value="856.2268" calcext:value-type="float">
            <text:p>856.2268</text:p>
          </table:table-cell>
          <table:table-cell office:value-type="float" office:value="845.9271" calcext:value-type="float">
            <text:p>845.9271</text:p>
          </table:table-cell>
          <table:table-cell office:value-type="float" office:value="862.4902" calcext:value-type="float">
            <text:p>862.4902</text:p>
          </table:table-cell>
          <table:table-cell office:value-type="float" office:value="333.5591" calcext:value-type="float">
            <text:p>333.5591</text:p>
          </table:table-cell>
          <table:table-cell office:value-type="float" office:value="448.7741" calcext:value-type="float">
            <text:p>448.7741</text:p>
          </table:table-cell>
          <table:table-cell office:value-type="float" office:value="388.9802" calcext:value-type="float">
            <text:p>388.9802</text:p>
          </table:table-cell>
          <table:table-cell office:value-type="float" office:value="336.6513" calcext:value-type="float">
            <text:p>336.65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32004" calcext:value-type="float">
            <text:p>20032004</text:p>
          </table:table-cell>
          <table:table-cell office:value-type="float" office:value="370.606" calcext:value-type="float">
            <text:p>370.606</text:p>
          </table:table-cell>
          <table:table-cell office:value-type="float" office:value="5401.087" calcext:value-type="float">
            <text:p>5401.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.75354" calcext:value-type="float">
            <text:p>-78.75354</text:p>
          </table:table-cell>
          <table:table-cell office:value-type="float" office:value="180.8096" calcext:value-type="float">
            <text:p>180.8096</text:p>
          </table:table-cell>
          <table:table-cell office:value-type="float" office:value="0" calcext:value-type="float">
            <text:p>0</text:p>
          </table:table-cell>
          <table:table-cell office:value-type="float" office:value="113.803" calcext:value-type="float">
            <text:p>113.803</text:p>
          </table:table-cell>
          <table:table-cell office:value-type="float" office:value="172.8161" calcext:value-type="float">
            <text:p>172.8161</text:p>
          </table:table-cell>
          <table:table-cell office:value-type="float" office:value="0.02126336" calcext:value-type="float">
            <text:p>0.02126336</text:p>
          </table:table-cell>
          <table:table-cell office:value-type="float" office:value="0" calcext:value-type="float">
            <text:p>0</text:p>
          </table:table-cell>
          <table:table-cell office:value-type="float" office:value="0.06629923" calcext:value-type="float">
            <text:p>0.06629923</text:p>
          </table:table-cell>
          <table:table-cell office:value-type="float" office:value="0.3164645" calcext:value-type="float">
            <text:p>0.3164645</text:p>
          </table:table-cell>
          <table:table-cell office:value-type="float" office:value="360" calcext:value-type="float">
            <text:p>360</text:p>
          </table:table-cell>
          <table:table-cell office:value-type="float" office:value="-79.11504" calcext:value-type="float">
            <text:p>-79.11504</text:p>
          </table:table-cell>
          <table:table-cell office:value-type="float" office:value="0" calcext:value-type="float">
            <text:p>0</text:p>
          </table:table-cell>
          <table:table-cell office:value-type="float" office:value="249.6474" calcext:value-type="float">
            <text:p>249.6474</text:p>
          </table:table-cell>
          <table:table-cell office:value-type="float" office:value="274.0647" calcext:value-type="float">
            <text:p>274.0647</text:p>
          </table:table-cell>
          <table:table-cell office:value-type="float" office:value="896.6915" calcext:value-type="float">
            <text:p>896.6915</text:p>
          </table:table-cell>
          <table:table-cell office:value-type="float" office:value="856.2021" calcext:value-type="float">
            <text:p>856.2021</text:p>
          </table:table-cell>
          <table:table-cell office:value-type="float" office:value="845.9072" calcext:value-type="float">
            <text:p>845.9072</text:p>
          </table:table-cell>
          <table:table-cell office:value-type="float" office:value="862.4722" calcext:value-type="float">
            <text:p>862.4722</text:p>
          </table:table-cell>
          <table:table-cell office:value-type="float" office:value="333.5444" calcext:value-type="float">
            <text:p>333.5444</text:p>
          </table:table-cell>
          <table:table-cell office:value-type="float" office:value="448.7647" calcext:value-type="float">
            <text:p>448.7647</text:p>
          </table:table-cell>
          <table:table-cell office:value-type="float" office:value="388.976" calcext:value-type="float">
            <text:p>388.976</text:p>
          </table:table-cell>
          <table:table-cell office:value-type="float" office:value="336.6474" calcext:value-type="float">
            <text:p>336.647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032004" calcext:value-type="float">
            <text:p>21032004</text:p>
          </table:table-cell>
          <table:table-cell office:value-type="float" office:value="369.6212" calcext:value-type="float">
            <text:p>369.6212</text:p>
          </table:table-cell>
          <table:table-cell office:value-type="float" office:value="5401.387" calcext:value-type="float">
            <text:p>5401.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.42311" calcext:value-type="float">
            <text:p>-79.42311</text:p>
          </table:table-cell>
          <table:table-cell office:value-type="float" office:value="183.0678" calcext:value-type="float">
            <text:p>183.0678</text:p>
          </table:table-cell>
          <table:table-cell office:value-type="float" office:value="0" calcext:value-type="float">
            <text:p>0</text:p>
          </table:table-cell>
          <table:table-cell office:value-type="float" office:value="113.7217" calcext:value-type="float">
            <text:p>113.7217</text:p>
          </table:table-cell>
          <table:table-cell office:value-type="float" office:value="171.9677" calcext:value-type="float">
            <text:p>171.9677</text:p>
          </table:table-cell>
          <table:table-cell office:value-type="float" office:value="0.0215277" calcext:value-type="float">
            <text:p>0.0215277</text:p>
          </table:table-cell>
          <table:table-cell office:value-type="float" office:value="0" calcext:value-type="float">
            <text:p>0</text:p>
          </table:table-cell>
          <table:table-cell office:value-type="float" office:value="0.06677232" calcext:value-type="float">
            <text:p>0.06677232</text:p>
          </table:table-cell>
          <table:table-cell office:value-type="float" office:value="0.3187107" calcext:value-type="float">
            <text:p>0.3187107</text:p>
          </table:table-cell>
          <table:table-cell office:value-type="float" office:value="360" calcext:value-type="float">
            <text:p>360</text:p>
          </table:table-cell>
          <table:table-cell office:value-type="float" office:value="-79.78706" calcext:value-type="float">
            <text:p>-79.78706</text:p>
          </table:table-cell>
          <table:table-cell office:value-type="float" office:value="0" calcext:value-type="float">
            <text:p>0</text:p>
          </table:table-cell>
          <table:table-cell office:value-type="float" office:value="249.9549" calcext:value-type="float">
            <text:p>249.9549</text:p>
          </table:table-cell>
          <table:table-cell office:value-type="float" office:value="274.0529" calcext:value-type="float">
            <text:p>274.0529</text:p>
          </table:table-cell>
          <table:table-cell office:value-type="float" office:value="896.6534" calcext:value-type="float">
            <text:p>896.6534</text:p>
          </table:table-cell>
          <table:table-cell office:value-type="float" office:value="856.1774" calcext:value-type="float">
            <text:p>856.1774</text:p>
          </table:table-cell>
          <table:table-cell office:value-type="float" office:value="845.8871" calcext:value-type="float">
            <text:p>845.8871</text:p>
          </table:table-cell>
          <table:table-cell office:value-type="float" office:value="862.4542" calcext:value-type="float">
            <text:p>862.4542</text:p>
          </table:table-cell>
          <table:table-cell office:value-type="float" office:value="333.5297" calcext:value-type="float">
            <text:p>333.5297</text:p>
          </table:table-cell>
          <table:table-cell office:value-type="float" office:value="448.7554" calcext:value-type="float">
            <text:p>448.7554</text:p>
          </table:table-cell>
          <table:table-cell office:value-type="float" office:value="388.9719" calcext:value-type="float">
            <text:p>388.9719</text:p>
          </table:table-cell>
          <table:table-cell office:value-type="float" office:value="336.6436" calcext:value-type="float">
            <text:p>336.643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032004" calcext:value-type="float">
            <text:p>22032004</text:p>
          </table:table-cell>
          <table:table-cell office:value-type="float" office:value="368.641" calcext:value-type="float">
            <text:p>368.641</text:p>
          </table:table-cell>
          <table:table-cell office:value-type="float" office:value="5401.686" calcext:value-type="float">
            <text:p>5401.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.09507" calcext:value-type="float">
            <text:p>-80.09507</text:p>
          </table:table-cell>
          <table:table-cell office:value-type="float" office:value="184.7829" calcext:value-type="float">
            <text:p>184.7829</text:p>
          </table:table-cell>
          <table:table-cell office:value-type="float" office:value="0" calcext:value-type="float">
            <text:p>0</text:p>
          </table:table-cell>
          <table:table-cell office:value-type="float" office:value="113.6387" calcext:value-type="float">
            <text:p>113.6387</text:p>
          </table:table-cell>
          <table:table-cell office:value-type="float" office:value="171.1249" calcext:value-type="float">
            <text:p>171.1249</text:p>
          </table:table-cell>
          <table:table-cell office:value-type="float" office:value="0.02179096" calcext:value-type="float">
            <text:p>0.02179096</text:p>
          </table:table-cell>
          <table:table-cell office:value-type="float" office:value="0" calcext:value-type="float">
            <text:p>0</text:p>
          </table:table-cell>
          <table:table-cell office:value-type="float" office:value="0.06724321" calcext:value-type="float">
            <text:p>0.06724321</text:p>
          </table:table-cell>
          <table:table-cell office:value-type="float" office:value="0.3209212" calcext:value-type="float">
            <text:p>0.3209212</text:p>
          </table:table-cell>
          <table:table-cell office:value-type="float" office:value="360" calcext:value-type="float">
            <text:p>360</text:p>
          </table:table-cell>
          <table:table-cell office:value-type="float" office:value="-80.46145" calcext:value-type="float">
            <text:p>-80.46145</text:p>
          </table:table-cell>
          <table:table-cell office:value-type="float" office:value="0" calcext:value-type="float">
            <text:p>0</text:p>
          </table:table-cell>
          <table:table-cell office:value-type="float" office:value="250.261" calcext:value-type="float">
            <text:p>250.261</text:p>
          </table:table-cell>
          <table:table-cell office:value-type="float" office:value="274.0406" calcext:value-type="float">
            <text:p>274.0406</text:p>
          </table:table-cell>
          <table:table-cell office:value-type="float" office:value="896.6157" calcext:value-type="float">
            <text:p>896.6157</text:p>
          </table:table-cell>
          <table:table-cell office:value-type="float" office:value="856.1526" calcext:value-type="float">
            <text:p>856.1526</text:p>
          </table:table-cell>
          <table:table-cell office:value-type="float" office:value="845.8671" calcext:value-type="float">
            <text:p>845.8671</text:p>
          </table:table-cell>
          <table:table-cell office:value-type="float" office:value="862.4362" calcext:value-type="float">
            <text:p>862.4362</text:p>
          </table:table-cell>
          <table:table-cell office:value-type="float" office:value="333.515" calcext:value-type="float">
            <text:p>333.515</text:p>
          </table:table-cell>
          <table:table-cell office:value-type="float" office:value="448.7461" calcext:value-type="float">
            <text:p>448.7461</text:p>
          </table:table-cell>
          <table:table-cell office:value-type="float" office:value="388.9678" calcext:value-type="float">
            <text:p>388.9678</text:p>
          </table:table-cell>
          <table:table-cell office:value-type="float" office:value="336.6397" calcext:value-type="float">
            <text:p>336.639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032004" calcext:value-type="float">
            <text:p>23032004</text:p>
          </table:table-cell>
          <table:table-cell office:value-type="float" office:value="367.6686" calcext:value-type="float">
            <text:p>367.6686</text:p>
          </table:table-cell>
          <table:table-cell office:value-type="float" office:value="5401.982" calcext:value-type="float">
            <text:p>5401.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.75922" calcext:value-type="float">
            <text:p>-80.75922</text:p>
          </table:table-cell>
          <table:table-cell office:value-type="float" office:value="186.7177" calcext:value-type="float">
            <text:p>186.7177</text:p>
          </table:table-cell>
          <table:table-cell office:value-type="float" office:value="0" calcext:value-type="float">
            <text:p>0</text:p>
          </table:table-cell>
          <table:table-cell office:value-type="float" office:value="113.5531" calcext:value-type="float">
            <text:p>113.5531</text:p>
          </table:table-cell>
          <table:table-cell office:value-type="float" office:value="170.2898" calcext:value-type="float">
            <text:p>170.2898</text:p>
          </table:table-cell>
          <table:table-cell office:value-type="float" office:value="0.02205499" calcext:value-type="float">
            <text:p>0.02205499</text:p>
          </table:table-cell>
          <table:table-cell office:value-type="float" office:value="0" calcext:value-type="float">
            <text:p>0</text:p>
          </table:table-cell>
          <table:table-cell office:value-type="float" office:value="0.06771452" calcext:value-type="float">
            <text:p>0.06771452</text:p>
          </table:table-cell>
          <table:table-cell office:value-type="float" office:value="0.323099" calcext:value-type="float">
            <text:p>0.323099</text:p>
          </table:table-cell>
          <table:table-cell office:value-type="float" office:value="360" calcext:value-type="float">
            <text:p>360</text:p>
          </table:table-cell>
          <table:table-cell office:value-type="float" office:value="-81.12797" calcext:value-type="float">
            <text:p>-81.12797</text:p>
          </table:table-cell>
          <table:table-cell office:value-type="float" office:value="0" calcext:value-type="float">
            <text:p>0</text:p>
          </table:table-cell>
          <table:table-cell office:value-type="float" office:value="250.5645" calcext:value-type="float">
            <text:p>250.5645</text:p>
          </table:table-cell>
          <table:table-cell office:value-type="float" office:value="274.0287" calcext:value-type="float">
            <text:p>274.0287</text:p>
          </table:table-cell>
          <table:table-cell office:value-type="float" office:value="896.5776" calcext:value-type="float">
            <text:p>896.5776</text:p>
          </table:table-cell>
          <table:table-cell office:value-type="float" office:value="856.1279" calcext:value-type="float">
            <text:p>856.1279</text:p>
          </table:table-cell>
          <table:table-cell office:value-type="float" office:value="845.8472" calcext:value-type="float">
            <text:p>845.8472</text:p>
          </table:table-cell>
          <table:table-cell office:value-type="float" office:value="862.4183" calcext:value-type="float">
            <text:p>862.4183</text:p>
          </table:table-cell>
          <table:table-cell office:value-type="float" office:value="333.5004" calcext:value-type="float">
            <text:p>333.5004</text:p>
          </table:table-cell>
          <table:table-cell office:value-type="float" office:value="448.7368" calcext:value-type="float">
            <text:p>448.7368</text:p>
          </table:table-cell>
          <table:table-cell office:value-type="float" office:value="388.9636" calcext:value-type="float">
            <text:p>388.9636</text:p>
          </table:table-cell>
          <table:table-cell office:value-type="float" office:value="336.6359" calcext:value-type="float">
            <text:p>336.63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32004" calcext:value-type="float">
            <text:p>24032004</text:p>
          </table:table-cell>
          <table:table-cell office:value-type="float" office:value="366.7051" calcext:value-type="float">
            <text:p>366.7051</text:p>
          </table:table-cell>
          <table:table-cell office:value-type="float" office:value="5402.276" calcext:value-type="float">
            <text:p>5402.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.41835" calcext:value-type="float">
            <text:p>-81.41835</text:p>
          </table:table-cell>
          <table:table-cell office:value-type="float" office:value="188.0773" calcext:value-type="float">
            <text:p>188.0773</text:p>
          </table:table-cell>
          <table:table-cell office:value-type="float" office:value="0" calcext:value-type="float">
            <text:p>0</text:p>
          </table:table-cell>
          <table:table-cell office:value-type="float" office:value="113.4651" calcext:value-type="float">
            <text:p>113.4651</text:p>
          </table:table-cell>
          <table:table-cell office:value-type="float" office:value="169.4634" calcext:value-type="float">
            <text:p>169.4634</text:p>
          </table:table-cell>
          <table:table-cell office:value-type="float" office:value="0.02231781" calcext:value-type="float">
            <text:p>0.02231781</text:p>
          </table:table-cell>
          <table:table-cell office:value-type="float" office:value="0" calcext:value-type="float">
            <text:p>0</text:p>
          </table:table-cell>
          <table:table-cell office:value-type="float" office:value="0.06817345" calcext:value-type="float">
            <text:p>0.06817345</text:p>
          </table:table-cell>
          <table:table-cell office:value-type="float" office:value="0.3252185" calcext:value-type="float">
            <text:p>0.3252185</text:p>
          </table:table-cell>
          <table:table-cell office:value-type="float" office:value="360" calcext:value-type="float">
            <text:p>360</text:p>
          </table:table-cell>
          <table:table-cell office:value-type="float" office:value="-81.78943" calcext:value-type="float">
            <text:p>-81.78943</text:p>
          </table:table-cell>
          <table:table-cell office:value-type="float" office:value="0" calcext:value-type="float">
            <text:p>0</text:p>
          </table:table-cell>
          <table:table-cell office:value-type="float" office:value="250.8655" calcext:value-type="float">
            <text:p>250.8655</text:p>
          </table:table-cell>
          <table:table-cell office:value-type="float" office:value="274.017" calcext:value-type="float">
            <text:p>274.017</text:p>
          </table:table-cell>
          <table:table-cell office:value-type="float" office:value="896.5395" calcext:value-type="float">
            <text:p>896.5395</text:p>
          </table:table-cell>
          <table:table-cell office:value-type="float" office:value="856.1032" calcext:value-type="float">
            <text:p>856.1032</text:p>
          </table:table-cell>
          <table:table-cell office:value-type="float" office:value="845.8272" calcext:value-type="float">
            <text:p>845.8272</text:p>
          </table:table-cell>
          <table:table-cell office:value-type="float" office:value="862.4003" calcext:value-type="float">
            <text:p>862.4003</text:p>
          </table:table-cell>
          <table:table-cell office:value-type="float" office:value="333.4858" calcext:value-type="float">
            <text:p>333.4858</text:p>
          </table:table-cell>
          <table:table-cell office:value-type="float" office:value="448.7275" calcext:value-type="float">
            <text:p>448.7275</text:p>
          </table:table-cell>
          <table:table-cell office:value-type="float" office:value="388.9595" calcext:value-type="float">
            <text:p>388.9595</text:p>
          </table:table-cell>
          <table:table-cell office:value-type="float" office:value="336.632" calcext:value-type="float">
            <text:p>336.63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32004" calcext:value-type="float">
            <text:p>25032004</text:p>
          </table:table-cell>
          <table:table-cell office:value-type="float" office:value="365.7363" calcext:value-type="float">
            <text:p>365.7363</text:p>
          </table:table-cell>
          <table:table-cell office:value-type="float" office:value="5402.573" calcext:value-type="float">
            <text:p>5402.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.99882" calcext:value-type="float">
            <text:p>-81.99882</text:p>
          </table:table-cell>
          <table:table-cell office:value-type="float" office:value="187.3055" calcext:value-type="float">
            <text:p>187.3055</text:p>
          </table:table-cell>
          <table:table-cell office:value-type="float" office:value="0" calcext:value-type="float">
            <text:p>0</text:p>
          </table:table-cell>
          <table:table-cell office:value-type="float" office:value="113.3755" calcext:value-type="float">
            <text:p>113.3755</text:p>
          </table:table-cell>
          <table:table-cell office:value-type="float" office:value="168.5502" calcext:value-type="float">
            <text:p>168.5502</text:p>
          </table:table-cell>
          <table:table-cell office:value-type="float" office:value="0.02251991" calcext:value-type="float">
            <text:p>0.02251991</text:p>
          </table:table-cell>
          <table:table-cell office:value-type="float" office:value="0" calcext:value-type="float">
            <text:p>0</text:p>
          </table:table-cell>
          <table:table-cell office:value-type="float" office:value="0.06960486" calcext:value-type="float">
            <text:p>0.06960486</text:p>
          </table:table-cell>
          <table:table-cell office:value-type="float" office:value="0.3305726" calcext:value-type="float">
            <text:p>0.3305726</text:p>
          </table:table-cell>
          <table:table-cell office:value-type="float" office:value="360" calcext:value-type="float">
            <text:p>360</text:p>
          </table:table-cell>
          <table:table-cell office:value-type="float" office:value="-82.37647" calcext:value-type="float">
            <text:p>-82.37647</text:p>
          </table:table-cell>
          <table:table-cell office:value-type="float" office:value="0" calcext:value-type="float">
            <text:p>0</text:p>
          </table:table-cell>
          <table:table-cell office:value-type="float" office:value="251.2305" calcext:value-type="float">
            <text:p>251.2305</text:p>
          </table:table-cell>
          <table:table-cell office:value-type="float" office:value="274.0202" calcext:value-type="float">
            <text:p>274.0202</text:p>
          </table:table-cell>
          <table:table-cell office:value-type="float" office:value="896.5054" calcext:value-type="float">
            <text:p>896.5054</text:p>
          </table:table-cell>
          <table:table-cell office:value-type="float" office:value="856.0797" calcext:value-type="float">
            <text:p>856.0797</text:p>
          </table:table-cell>
          <table:table-cell office:value-type="float" office:value="845.8076" calcext:value-type="float">
            <text:p>845.8076</text:p>
          </table:table-cell>
          <table:table-cell office:value-type="float" office:value="862.3829" calcext:value-type="float">
            <text:p>862.3829</text:p>
          </table:table-cell>
          <table:table-cell office:value-type="float" office:value="333.4713" calcext:value-type="float">
            <text:p>333.4713</text:p>
          </table:table-cell>
          <table:table-cell office:value-type="float" office:value="448.7182" calcext:value-type="float">
            <text:p>448.7182</text:p>
          </table:table-cell>
          <table:table-cell office:value-type="float" office:value="388.9554" calcext:value-type="float">
            <text:p>388.9554</text:p>
          </table:table-cell>
          <table:table-cell office:value-type="float" office:value="336.6281" calcext:value-type="float">
            <text:p>336.628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032004" calcext:value-type="float">
            <text:p>26032004</text:p>
          </table:table-cell>
          <table:table-cell office:value-type="float" office:value="364.7755" calcext:value-type="float">
            <text:p>364.7755</text:p>
          </table:table-cell>
          <table:table-cell office:value-type="float" office:value="5402.869" calcext:value-type="float">
            <text:p>5402.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2.57833" calcext:value-type="float">
            <text:p>-82.57833</text:p>
          </table:table-cell>
          <table:table-cell office:value-type="float" office:value="186.6665" calcext:value-type="float">
            <text:p>186.6665</text:p>
          </table:table-cell>
          <table:table-cell office:value-type="float" office:value="0" calcext:value-type="float">
            <text:p>0</text:p>
          </table:table-cell>
          <table:table-cell office:value-type="float" office:value="113.2863" calcext:value-type="float">
            <text:p>113.2863</text:p>
          </table:table-cell>
          <table:table-cell office:value-type="float" office:value="167.6133" calcext:value-type="float">
            <text:p>167.6133</text:p>
          </table:table-cell>
          <table:table-cell office:value-type="float" office:value="0.02267257" calcext:value-type="float">
            <text:p>0.02267257</text:p>
          </table:table-cell>
          <table:table-cell office:value-type="float" office:value="0" calcext:value-type="float">
            <text:p>0</text:p>
          </table:table-cell>
          <table:table-cell office:value-type="float" office:value="0.07242078" calcext:value-type="float">
            <text:p>0.07242078</text:p>
          </table:table-cell>
          <table:table-cell office:value-type="float" office:value="0.3422401" calcext:value-type="float">
            <text:p>0.3422401</text:p>
          </table:table-cell>
          <table:table-cell office:value-type="float" office:value="360" calcext:value-type="float">
            <text:p>360</text:p>
          </table:table-cell>
          <table:table-cell office:value-type="float" office:value="-82.97031" calcext:value-type="float">
            <text:p>-82.97031</text:p>
          </table:table-cell>
          <table:table-cell office:value-type="float" office:value="0" calcext:value-type="float">
            <text:p>0</text:p>
          </table:table-cell>
          <table:table-cell office:value-type="float" office:value="251.6229" calcext:value-type="float">
            <text:p>251.6229</text:p>
          </table:table-cell>
          <table:table-cell office:value-type="float" office:value="274.0247" calcext:value-type="float">
            <text:p>274.0247</text:p>
          </table:table-cell>
          <table:table-cell office:value-type="float" office:value="896.4703" calcext:value-type="float">
            <text:p>896.4703</text:p>
          </table:table-cell>
          <table:table-cell office:value-type="float" office:value="856.056" calcext:value-type="float">
            <text:p>856.056</text:p>
          </table:table-cell>
          <table:table-cell office:value-type="float" office:value="845.7886" calcext:value-type="float">
            <text:p>845.7886</text:p>
          </table:table-cell>
          <table:table-cell office:value-type="float" office:value="862.3673" calcext:value-type="float">
            <text:p>862.3673</text:p>
          </table:table-cell>
          <table:table-cell office:value-type="float" office:value="333.457" calcext:value-type="float">
            <text:p>333.457</text:p>
          </table:table-cell>
          <table:table-cell office:value-type="float" office:value="448.709" calcext:value-type="float">
            <text:p>448.709</text:p>
          </table:table-cell>
          <table:table-cell office:value-type="float" office:value="388.9512" calcext:value-type="float">
            <text:p>388.9512</text:p>
          </table:table-cell>
          <table:table-cell office:value-type="float" office:value="336.6243" calcext:value-type="float">
            <text:p>336.62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032004" calcext:value-type="float">
            <text:p>27032004</text:p>
          </table:table-cell>
          <table:table-cell office:value-type="float" office:value="363.8253" calcext:value-type="float">
            <text:p>363.8253</text:p>
          </table:table-cell>
          <table:table-cell office:value-type="float" office:value="5403.167" calcext:value-type="float">
            <text:p>5403.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.09562" calcext:value-type="float">
            <text:p>-83.09562</text:p>
          </table:table-cell>
          <table:table-cell office:value-type="float" office:value="183.7672" calcext:value-type="float">
            <text:p>183.7672</text:p>
          </table:table-cell>
          <table:table-cell office:value-type="float" office:value="0" calcext:value-type="float">
            <text:p>0</text:p>
          </table:table-cell>
          <table:table-cell office:value-type="float" office:value="113.1885" calcext:value-type="float">
            <text:p>113.1885</text:p>
          </table:table-cell>
          <table:table-cell office:value-type="float" office:value="166.6167" calcext:value-type="float">
            <text:p>166.6167</text:p>
          </table:table-cell>
          <table:table-cell office:value-type="float" office:value="0.02277766" calcext:value-type="float">
            <text:p>0.02277766</text:p>
          </table:table-cell>
          <table:table-cell office:value-type="float" office:value="0" calcext:value-type="float">
            <text:p>0</text:p>
          </table:table-cell>
          <table:table-cell office:value-type="float" office:value="0.07612303" calcext:value-type="float">
            <text:p>0.07612303</text:p>
          </table:table-cell>
          <table:table-cell office:value-type="float" office:value="0.3606687" calcext:value-type="float">
            <text:p>0.3606687</text:p>
          </table:table-cell>
          <table:table-cell office:value-type="float" office:value="360" calcext:value-type="float">
            <text:p>360</text:p>
          </table:table-cell>
          <table:table-cell office:value-type="float" office:value="-83.50964" calcext:value-type="float">
            <text:p>-83.50964</text:p>
          </table:table-cell>
          <table:table-cell office:value-type="float" office:value="0" calcext:value-type="float">
            <text:p>0</text:p>
          </table:table-cell>
          <table:table-cell office:value-type="float" office:value="252.0525" calcext:value-type="float">
            <text:p>252.0525</text:p>
          </table:table-cell>
          <table:table-cell office:value-type="float" office:value="274.0494" calcext:value-type="float">
            <text:p>274.0494</text:p>
          </table:table-cell>
          <table:table-cell office:value-type="float" office:value="896.4447" calcext:value-type="float">
            <text:p>896.4447</text:p>
          </table:table-cell>
          <table:table-cell office:value-type="float" office:value="856.0338" calcext:value-type="float">
            <text:p>856.0338</text:p>
          </table:table-cell>
          <table:table-cell office:value-type="float" office:value="845.7703" calcext:value-type="float">
            <text:p>845.7703</text:p>
          </table:table-cell>
          <table:table-cell office:value-type="float" office:value="862.3525" calcext:value-type="float">
            <text:p>862.3525</text:p>
          </table:table-cell>
          <table:table-cell office:value-type="float" office:value="333.4441" calcext:value-type="float">
            <text:p>333.4441</text:p>
          </table:table-cell>
          <table:table-cell office:value-type="float" office:value="448.6999" calcext:value-type="float">
            <text:p>448.6999</text:p>
          </table:table-cell>
          <table:table-cell office:value-type="float" office:value="388.9471" calcext:value-type="float">
            <text:p>388.9471</text:p>
          </table:table-cell>
          <table:table-cell office:value-type="float" office:value="336.6205" calcext:value-type="float">
            <text:p>336.62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032004" calcext:value-type="float">
            <text:p>28032004</text:p>
          </table:table-cell>
          <table:table-cell office:value-type="float" office:value="362.901" calcext:value-type="float">
            <text:p>362.901</text:p>
          </table:table-cell>
          <table:table-cell office:value-type="float" office:value="5403.454" calcext:value-type="float">
            <text:p>5403.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.69486" calcext:value-type="float">
            <text:p>-83.69486</text:p>
          </table:table-cell>
          <table:table-cell office:value-type="float" office:value="182.6627" calcext:value-type="float">
            <text:p>182.6627</text:p>
          </table:table-cell>
          <table:table-cell office:value-type="float" office:value="0" calcext:value-type="float">
            <text:p>0</text:p>
          </table:table-cell>
          <table:table-cell office:value-type="float" office:value="113.0931" calcext:value-type="float">
            <text:p>113.0931</text:p>
          </table:table-cell>
          <table:table-cell office:value-type="float" office:value="165.7307" calcext:value-type="float">
            <text:p>165.7307</text:p>
          </table:table-cell>
          <table:table-cell office:value-type="float" office:value="0.02285969" calcext:value-type="float">
            <text:p>0.02285969</text:p>
          </table:table-cell>
          <table:table-cell office:value-type="float" office:value="0" calcext:value-type="float">
            <text:p>0</text:p>
          </table:table-cell>
          <table:table-cell office:value-type="float" office:value="0.07978518" calcext:value-type="float">
            <text:p>0.07978518</text:p>
          </table:table-cell>
          <table:table-cell office:value-type="float" office:value="0.386596" calcext:value-type="float">
            <text:p>0.386596</text:p>
          </table:table-cell>
          <table:table-cell office:value-type="float" office:value="360" calcext:value-type="float">
            <text:p>360</text:p>
          </table:table-cell>
          <table:table-cell office:value-type="float" office:value="-84.13839" calcext:value-type="float">
            <text:p>-84.13839</text:p>
          </table:table-cell>
          <table:table-cell office:value-type="float" office:value="0" calcext:value-type="float">
            <text:p>0</text:p>
          </table:table-cell>
          <table:table-cell office:value-type="float" office:value="252.4204" calcext:value-type="float">
            <text:p>252.4204</text:p>
          </table:table-cell>
          <table:table-cell office:value-type="float" office:value="274.0508" calcext:value-type="float">
            <text:p>274.0508</text:p>
          </table:table-cell>
          <table:table-cell office:value-type="float" office:value="896.4121" calcext:value-type="float">
            <text:p>896.4121</text:p>
          </table:table-cell>
          <table:table-cell office:value-type="float" office:value="856.0097" calcext:value-type="float">
            <text:p>856.0097</text:p>
          </table:table-cell>
          <table:table-cell office:value-type="float" office:value="845.7507" calcext:value-type="float">
            <text:p>845.7507</text:p>
          </table:table-cell>
          <table:table-cell office:value-type="float" office:value="862.3362" calcext:value-type="float">
            <text:p>862.3362</text:p>
          </table:table-cell>
          <table:table-cell office:value-type="float" office:value="333.4308" calcext:value-type="float">
            <text:p>333.4308</text:p>
          </table:table-cell>
          <table:table-cell office:value-type="float" office:value="448.6936" calcext:value-type="float">
            <text:p>448.6936</text:p>
          </table:table-cell>
          <table:table-cell office:value-type="float" office:value="388.9431" calcext:value-type="float">
            <text:p>388.9431</text:p>
          </table:table-cell>
          <table:table-cell office:value-type="float" office:value="336.6166" calcext:value-type="float">
            <text:p>336.61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032004" calcext:value-type="float">
            <text:p>29032004</text:p>
          </table:table-cell>
          <table:table-cell office:value-type="float" office:value="361.9915" calcext:value-type="float">
            <text:p>361.9915</text:p>
          </table:table-cell>
          <table:table-cell office:value-type="float" office:value="5403.742" calcext:value-type="float">
            <text:p>5403.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4.23206" calcext:value-type="float">
            <text:p>-84.23206</text:p>
          </table:table-cell>
          <table:table-cell office:value-type="float" office:value="180.2454" calcext:value-type="float">
            <text:p>180.2454</text:p>
          </table:table-cell>
          <table:table-cell office:value-type="float" office:value="0" calcext:value-type="float">
            <text:p>0</text:p>
          </table:table-cell>
          <table:table-cell office:value-type="float" office:value="112.9893" calcext:value-type="float">
            <text:p>112.9893</text:p>
          </table:table-cell>
          <table:table-cell office:value-type="float" office:value="164.7823" calcext:value-type="float">
            <text:p>164.7823</text:p>
          </table:table-cell>
          <table:table-cell office:value-type="float" office:value="0.02293438" calcext:value-type="float">
            <text:p>0.02293438</text:p>
          </table:table-cell>
          <table:table-cell office:value-type="float" office:value="0" calcext:value-type="float">
            <text:p>0</text:p>
          </table:table-cell>
          <table:table-cell office:value-type="float" office:value="0.08364332" calcext:value-type="float">
            <text:p>0.08364332</text:p>
          </table:table-cell>
          <table:table-cell office:value-type="float" office:value="0.4110824" calcext:value-type="float">
            <text:p>0.4110824</text:p>
          </table:table-cell>
          <table:table-cell office:value-type="float" office:value="360" calcext:value-type="float">
            <text:p>360</text:p>
          </table:table-cell>
          <table:table-cell office:value-type="float" office:value="-84.70384" calcext:value-type="float">
            <text:p>-84.70384</text:p>
          </table:table-cell>
          <table:table-cell office:value-type="float" office:value="0" calcext:value-type="float">
            <text:p>0</text:p>
          </table:table-cell>
          <table:table-cell office:value-type="float" office:value="252.8179" calcext:value-type="float">
            <text:p>252.8179</text:p>
          </table:table-cell>
          <table:table-cell office:value-type="float" office:value="274.081" calcext:value-type="float">
            <text:p>274.081</text:p>
          </table:table-cell>
          <table:table-cell office:value-type="float" office:value="896.393" calcext:value-type="float">
            <text:p>896.393</text:p>
          </table:table-cell>
          <table:table-cell office:value-type="float" office:value="855.9887" calcext:value-type="float">
            <text:p>855.9887</text:p>
          </table:table-cell>
          <table:table-cell office:value-type="float" office:value="845.7327" calcext:value-type="float">
            <text:p>845.7327</text:p>
          </table:table-cell>
          <table:table-cell office:value-type="float" office:value="862.3212" calcext:value-type="float">
            <text:p>862.3212</text:p>
          </table:table-cell>
          <table:table-cell office:value-type="float" office:value="333.4171" calcext:value-type="float">
            <text:p>333.4171</text:p>
          </table:table-cell>
          <table:table-cell office:value-type="float" office:value="448.6867" calcext:value-type="float">
            <text:p>448.6867</text:p>
          </table:table-cell>
          <table:table-cell office:value-type="float" office:value="388.9394" calcext:value-type="float">
            <text:p>388.9394</text:p>
          </table:table-cell>
          <table:table-cell office:value-type="float" office:value="336.6128" calcext:value-type="float">
            <text:p>336.61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032004" calcext:value-type="float">
            <text:p>30032004</text:p>
          </table:table-cell>
          <table:table-cell office:value-type="float" office:value="361.105" calcext:value-type="float">
            <text:p>361.105</text:p>
          </table:table-cell>
          <table:table-cell office:value-type="float" office:value="5404.021" calcext:value-type="float">
            <text:p>5404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4.82349" calcext:value-type="float">
            <text:p>-84.82349</text:p>
          </table:table-cell>
          <table:table-cell office:value-type="float" office:value="175.5271" calcext:value-type="float">
            <text:p>175.5271</text:p>
          </table:table-cell>
          <table:table-cell office:value-type="float" office:value="0" calcext:value-type="float">
            <text:p>0</text:p>
          </table:table-cell>
          <table:table-cell office:value-type="float" office:value="112.8802" calcext:value-type="float">
            <text:p>112.8802</text:p>
          </table:table-cell>
          <table:table-cell office:value-type="float" office:value="163.8669" calcext:value-type="float">
            <text:p>163.8669</text:p>
          </table:table-cell>
          <table:table-cell office:value-type="float" office:value="0.02299054" calcext:value-type="float">
            <text:p>0.02299054</text:p>
          </table:table-cell>
          <table:table-cell office:value-type="float" office:value="0" calcext:value-type="float">
            <text:p>0</text:p>
          </table:table-cell>
          <table:table-cell office:value-type="float" office:value="0.0882455" calcext:value-type="float">
            <text:p>0.0882455</text:p>
          </table:table-cell>
          <table:table-cell office:value-type="float" office:value="0.444308" calcext:value-type="float">
            <text:p>0.444308</text:p>
          </table:table-cell>
          <table:table-cell office:value-type="float" office:value="360" calcext:value-type="float">
            <text:p>360</text:p>
          </table:table-cell>
          <table:table-cell office:value-type="float" office:value="-85.33306" calcext:value-type="float">
            <text:p>-85.33306</text:p>
          </table:table-cell>
          <table:table-cell office:value-type="float" office:value="0" calcext:value-type="float">
            <text:p>0</text:p>
          </table:table-cell>
          <table:table-cell office:value-type="float" office:value="253.2116" calcext:value-type="float">
            <text:p>253.2116</text:p>
          </table:table-cell>
          <table:table-cell office:value-type="float" office:value="274.1012" calcext:value-type="float">
            <text:p>274.1012</text:p>
          </table:table-cell>
          <table:table-cell office:value-type="float" office:value="896.3686" calcext:value-type="float">
            <text:p>896.3686</text:p>
          </table:table-cell>
          <table:table-cell office:value-type="float" office:value="855.9664" calcext:value-type="float">
            <text:p>855.9664</text:p>
          </table:table-cell>
          <table:table-cell office:value-type="float" office:value="845.7141" calcext:value-type="float">
            <text:p>845.7141</text:p>
          </table:table-cell>
          <table:table-cell office:value-type="float" office:value="862.3054" calcext:value-type="float">
            <text:p>862.3054</text:p>
          </table:table-cell>
          <table:table-cell office:value-type="float" office:value="333.4036" calcext:value-type="float">
            <text:p>333.4036</text:p>
          </table:table-cell>
          <table:table-cell office:value-type="float" office:value="448.6794" calcext:value-type="float">
            <text:p>448.6794</text:p>
          </table:table-cell>
          <table:table-cell office:value-type="float" office:value="388.94" calcext:value-type="float">
            <text:p>388.94</text:p>
          </table:table-cell>
          <table:table-cell office:value-type="float" office:value="336.6096" calcext:value-type="float">
            <text:p>336.60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032004" calcext:value-type="float">
            <text:p>31032004</text:p>
          </table:table-cell>
          <table:table-cell office:value-type="float" office:value="360.2433" calcext:value-type="float">
            <text:p>360.2433</text:p>
          </table:table-cell>
          <table:table-cell office:value-type="float" office:value="5404.294" calcext:value-type="float">
            <text:p>5404.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5.37704" calcext:value-type="float">
            <text:p>-85.37704</text:p>
          </table:table-cell>
          <table:table-cell office:value-type="float" office:value="175.2065" calcext:value-type="float">
            <text:p>175.2065</text:p>
          </table:table-cell>
          <table:table-cell office:value-type="float" office:value="0" calcext:value-type="float">
            <text:p>0</text:p>
          </table:table-cell>
          <table:table-cell office:value-type="float" office:value="112.7724" calcext:value-type="float">
            <text:p>112.7724</text:p>
          </table:table-cell>
          <table:table-cell office:value-type="float" office:value="163.0151" calcext:value-type="float">
            <text:p>163.0151</text:p>
          </table:table-cell>
          <table:table-cell office:value-type="float" office:value="0.0230658" calcext:value-type="float">
            <text:p>0.0230658</text:p>
          </table:table-cell>
          <table:table-cell office:value-type="float" office:value="0" calcext:value-type="float">
            <text:p>0</text:p>
          </table:table-cell>
          <table:table-cell office:value-type="float" office:value="0.09210208" calcext:value-type="float">
            <text:p>0.09210208</text:p>
          </table:table-cell>
          <table:table-cell office:value-type="float" office:value="0.4772717" calcext:value-type="float">
            <text:p>0.4772717</text:p>
          </table:table-cell>
          <table:table-cell office:value-type="float" office:value="360" calcext:value-type="float">
            <text:p>360</text:p>
          </table:table-cell>
          <table:table-cell office:value-type="float" office:value="-85.92335" calcext:value-type="float">
            <text:p>-85.92335</text:p>
          </table:table-cell>
          <table:table-cell office:value-type="float" office:value="0" calcext:value-type="float">
            <text:p>0</text:p>
          </table:table-cell>
          <table:table-cell office:value-type="float" office:value="253.5708" calcext:value-type="float">
            <text:p>253.5708</text:p>
          </table:table-cell>
          <table:table-cell office:value-type="float" office:value="274.1138" calcext:value-type="float">
            <text:p>274.1138</text:p>
          </table:table-cell>
          <table:table-cell office:value-type="float" office:value="896.342" calcext:value-type="float">
            <text:p>896.342</text:p>
          </table:table-cell>
          <table:table-cell office:value-type="float" office:value="855.9446" calcext:value-type="float">
            <text:p>855.9446</text:p>
          </table:table-cell>
          <table:table-cell office:value-type="float" office:value="845.6959" calcext:value-type="float">
            <text:p>845.6959</text:p>
          </table:table-cell>
          <table:table-cell office:value-type="float" office:value="862.2902" calcext:value-type="float">
            <text:p>862.2902</text:p>
          </table:table-cell>
          <table:table-cell office:value-type="float" office:value="333.3899" calcext:value-type="float">
            <text:p>333.3899</text:p>
          </table:table-cell>
          <table:table-cell office:value-type="float" office:value="448.6706" calcext:value-type="float">
            <text:p>448.6706</text:p>
          </table:table-cell>
          <table:table-cell office:value-type="float" office:value="388.9365" calcext:value-type="float">
            <text:p>388.9365</text:p>
          </table:table-cell>
          <table:table-cell office:value-type="float" office:value="336.6077" calcext:value-type="float">
            <text:p>336.607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42004" calcext:value-type="float">
            <text:p>1042004</text:p>
          </table:table-cell>
          <table:table-cell office:value-type="float" office:value="359.3964" calcext:value-type="float">
            <text:p>359.3964</text:p>
          </table:table-cell>
          <table:table-cell office:value-type="float" office:value="5404.56" calcext:value-type="float">
            <text:p>5404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5.91817" calcext:value-type="float">
            <text:p>-85.91817</text:p>
          </table:table-cell>
          <table:table-cell office:value-type="float" office:value="175.847" calcext:value-type="float">
            <text:p>175.847</text:p>
          </table:table-cell>
          <table:table-cell office:value-type="float" office:value="0" calcext:value-type="float">
            <text:p>0</text:p>
          </table:table-cell>
          <table:table-cell office:value-type="float" office:value="112.6635" calcext:value-type="float">
            <text:p>112.6635</text:p>
          </table:table-cell>
          <table:table-cell office:value-type="float" office:value="162.2066" calcext:value-type="float">
            <text:p>162.2066</text:p>
          </table:table-cell>
          <table:table-cell office:value-type="float" office:value="0.0231434" calcext:value-type="float">
            <text:p>0.0231434</text:p>
          </table:table-cell>
          <table:table-cell office:value-type="float" office:value="0" calcext:value-type="float">
            <text:p>0</text:p>
          </table:table-cell>
          <table:table-cell office:value-type="float" office:value="0.09590117" calcext:value-type="float">
            <text:p>0.09590117</text:p>
          </table:table-cell>
          <table:table-cell office:value-type="float" office:value="0.5111564" calcext:value-type="float">
            <text:p>0.5111564</text:p>
          </table:table-cell>
          <table:table-cell office:value-type="float" office:value="360" calcext:value-type="float">
            <text:p>360</text:p>
          </table:table-cell>
          <table:table-cell office:value-type="float" office:value="-86.50208" calcext:value-type="float">
            <text:p>-86.50208</text:p>
          </table:table-cell>
          <table:table-cell office:value-type="float" office:value="0" calcext:value-type="float">
            <text:p>0</text:p>
          </table:table-cell>
          <table:table-cell office:value-type="float" office:value="253.9049" calcext:value-type="float">
            <text:p>253.9049</text:p>
          </table:table-cell>
          <table:table-cell office:value-type="float" office:value="274.1197" calcext:value-type="float">
            <text:p>274.1197</text:p>
          </table:table-cell>
          <table:table-cell office:value-type="float" office:value="896.3131" calcext:value-type="float">
            <text:p>896.3131</text:p>
          </table:table-cell>
          <table:table-cell office:value-type="float" office:value="855.9223" calcext:value-type="float">
            <text:p>855.9223</text:p>
          </table:table-cell>
          <table:table-cell office:value-type="float" office:value="845.6776" calcext:value-type="float">
            <text:p>845.6776</text:p>
          </table:table-cell>
          <table:table-cell office:value-type="float" office:value="862.275" calcext:value-type="float">
            <text:p>862.275</text:p>
          </table:table-cell>
          <table:table-cell office:value-type="float" office:value="333.3766" calcext:value-type="float">
            <text:p>333.3766</text:p>
          </table:table-cell>
          <table:table-cell office:value-type="float" office:value="448.6622" calcext:value-type="float">
            <text:p>448.6622</text:p>
          </table:table-cell>
          <table:table-cell office:value-type="float" office:value="388.9329" calcext:value-type="float">
            <text:p>388.9329</text:p>
          </table:table-cell>
          <table:table-cell office:value-type="float" office:value="336.6055" calcext:value-type="float">
            <text:p>336.605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42004" calcext:value-type="float">
            <text:p>2042004</text:p>
          </table:table-cell>
          <table:table-cell office:value-type="float" office:value="358.569" calcext:value-type="float">
            <text:p>358.569</text:p>
          </table:table-cell>
          <table:table-cell office:value-type="float" office:value="5404.819" calcext:value-type="float">
            <text:p>5404.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6.48328" calcext:value-type="float">
            <text:p>-86.48328</text:p>
          </table:table-cell>
          <table:table-cell office:value-type="float" office:value="178.6904" calcext:value-type="float">
            <text:p>178.6904</text:p>
          </table:table-cell>
          <table:table-cell office:value-type="float" office:value="0" calcext:value-type="float">
            <text:p>0</text:p>
          </table:table-cell>
          <table:table-cell office:value-type="float" office:value="112.5567" calcext:value-type="float">
            <text:p>112.5567</text:p>
          </table:table-cell>
          <table:table-cell office:value-type="float" office:value="161.4605" calcext:value-type="float">
            <text:p>161.4605</text:p>
          </table:table-cell>
          <table:table-cell office:value-type="float" office:value="0.0232352" calcext:value-type="float">
            <text:p>0.0232352</text:p>
          </table:table-cell>
          <table:table-cell office:value-type="float" office:value="0" calcext:value-type="float">
            <text:p>0</text:p>
          </table:table-cell>
          <table:table-cell office:value-type="float" office:value="0.09939869" calcext:value-type="float">
            <text:p>0.09939869</text:p>
          </table:table-cell>
          <table:table-cell office:value-type="float" office:value="0.543558" calcext:value-type="float">
            <text:p>0.543558</text:p>
          </table:table-cell>
          <table:table-cell office:value-type="float" office:value="360" calcext:value-type="float">
            <text:p>360</text:p>
          </table:table-cell>
          <table:table-cell office:value-type="float" office:value="-87.103" calcext:value-type="float">
            <text:p>-87.103</text:p>
          </table:table-cell>
          <table:table-cell office:value-type="float" office:value="0" calcext:value-type="float">
            <text:p>0</text:p>
          </table:table-cell>
          <table:table-cell office:value-type="float" office:value="254.2048" calcext:value-type="float">
            <text:p>254.2048</text:p>
          </table:table-cell>
          <table:table-cell office:value-type="float" office:value="274.1149" calcext:value-type="float">
            <text:p>274.1149</text:p>
          </table:table-cell>
          <table:table-cell office:value-type="float" office:value="896.2816" calcext:value-type="float">
            <text:p>896.2816</text:p>
          </table:table-cell>
          <table:table-cell office:value-type="float" office:value="855.8995" calcext:value-type="float">
            <text:p>855.8995</text:p>
          </table:table-cell>
          <table:table-cell office:value-type="float" office:value="845.6592" calcext:value-type="float">
            <text:p>845.6592</text:p>
          </table:table-cell>
          <table:table-cell office:value-type="float" office:value="862.2596" calcext:value-type="float">
            <text:p>862.2596</text:p>
          </table:table-cell>
          <table:table-cell office:value-type="float" office:value="333.363" calcext:value-type="float">
            <text:p>333.363</text:p>
          </table:table-cell>
          <table:table-cell office:value-type="float" office:value="448.6535" calcext:value-type="float">
            <text:p>448.6535</text:p>
          </table:table-cell>
          <table:table-cell office:value-type="float" office:value="388.9286" calcext:value-type="float">
            <text:p>388.9286</text:p>
          </table:table-cell>
          <table:table-cell office:value-type="float" office:value="336.6035" calcext:value-type="float">
            <text:p>336.60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42004" calcext:value-type="float">
            <text:p>3042004</text:p>
          </table:table-cell>
          <table:table-cell office:value-type="float" office:value="357.7575" calcext:value-type="float">
            <text:p>357.7575</text:p>
          </table:table-cell>
          <table:table-cell office:value-type="float" office:value="5405.074" calcext:value-type="float">
            <text:p>5405.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7.07689" calcext:value-type="float">
            <text:p>-87.07689</text:p>
          </table:table-cell>
          <table:table-cell office:value-type="float" office:value="182.9536" calcext:value-type="float">
            <text:p>182.9536</text:p>
          </table:table-cell>
          <table:table-cell office:value-type="float" office:value="0" calcext:value-type="float">
            <text:p>0</text:p>
          </table:table-cell>
          <table:table-cell office:value-type="float" office:value="112.4493" calcext:value-type="float">
            <text:p>112.4493</text:p>
          </table:table-cell>
          <table:table-cell office:value-type="float" office:value="160.7581" calcext:value-type="float">
            <text:p>160.7581</text:p>
          </table:table-cell>
          <table:table-cell office:value-type="float" office:value="0.02335449" calcext:value-type="float">
            <text:p>0.02335449</text:p>
          </table:table-cell>
          <table:table-cell office:value-type="float" office:value="0" calcext:value-type="float">
            <text:p>0</text:p>
          </table:table-cell>
          <table:table-cell office:value-type="float" office:value="0.1025371" calcext:value-type="float">
            <text:p>0.1025371</text:p>
          </table:table-cell>
          <table:table-cell office:value-type="float" office:value="0.5706248" calcext:value-type="float">
            <text:p>0.5706248</text:p>
          </table:table-cell>
          <table:table-cell office:value-type="float" office:value="360" calcext:value-type="float">
            <text:p>360</text:p>
          </table:table-cell>
          <table:table-cell office:value-type="float" office:value="-87.7267" calcext:value-type="float">
            <text:p>-87.7267</text:p>
          </table:table-cell>
          <table:table-cell office:value-type="float" office:value="0" calcext:value-type="float">
            <text:p>0</text:p>
          </table:table-cell>
          <table:table-cell office:value-type="float" office:value="254.4771" calcext:value-type="float">
            <text:p>254.4771</text:p>
          </table:table-cell>
          <table:table-cell office:value-type="float" office:value="274.1056" calcext:value-type="float">
            <text:p>274.1056</text:p>
          </table:table-cell>
          <table:table-cell office:value-type="float" office:value="896.2493" calcext:value-type="float">
            <text:p>896.2493</text:p>
          </table:table-cell>
          <table:table-cell office:value-type="float" office:value="855.877" calcext:value-type="float">
            <text:p>855.877</text:p>
          </table:table-cell>
          <table:table-cell office:value-type="float" office:value="845.6408" calcext:value-type="float">
            <text:p>845.6408</text:p>
          </table:table-cell>
          <table:table-cell office:value-type="float" office:value="862.2444" calcext:value-type="float">
            <text:p>862.2444</text:p>
          </table:table-cell>
          <table:table-cell office:value-type="float" office:value="333.3494" calcext:value-type="float">
            <text:p>333.3494</text:p>
          </table:table-cell>
          <table:table-cell office:value-type="float" office:value="448.6446" calcext:value-type="float">
            <text:p>448.6446</text:p>
          </table:table-cell>
          <table:table-cell office:value-type="float" office:value="388.9243" calcext:value-type="float">
            <text:p>388.9243</text:p>
          </table:table-cell>
          <table:table-cell office:value-type="float" office:value="336.6007" calcext:value-type="float">
            <text:p>336.600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42004" calcext:value-type="float">
            <text:p>4042004</text:p>
          </table:table-cell>
          <table:table-cell office:value-type="float" office:value="356.9528" calcext:value-type="float">
            <text:p>356.9528</text:p>
          </table:table-cell>
          <table:table-cell office:value-type="float" office:value="5405.328" calcext:value-type="float">
            <text:p>5405.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7.60483" calcext:value-type="float">
            <text:p>-87.60483</text:p>
          </table:table-cell>
          <table:table-cell office:value-type="float" office:value="185.6876" calcext:value-type="float">
            <text:p>185.6876</text:p>
          </table:table-cell>
          <table:table-cell office:value-type="float" office:value="0" calcext:value-type="float">
            <text:p>0</text:p>
          </table:table-cell>
          <table:table-cell office:value-type="float" office:value="112.3373" calcext:value-type="float">
            <text:p>112.3373</text:p>
          </table:table-cell>
          <table:table-cell office:value-type="float" office:value="160.0293" calcext:value-type="float">
            <text:p>160.0293</text:p>
          </table:table-cell>
          <table:table-cell office:value-type="float" office:value="0.02348343" calcext:value-type="float">
            <text:p>0.02348343</text:p>
          </table:table-cell>
          <table:table-cell office:value-type="float" office:value="0" calcext:value-type="float">
            <text:p>0</text:p>
          </table:table-cell>
          <table:table-cell office:value-type="float" office:value="0.1057455" calcext:value-type="float">
            <text:p>0.1057455</text:p>
          </table:table-cell>
          <table:table-cell office:value-type="float" office:value="0.5940484" calcext:value-type="float">
            <text:p>0.5940484</text:p>
          </table:table-cell>
          <table:table-cell office:value-type="float" office:value="360" calcext:value-type="float">
            <text:p>360</text:p>
          </table:table-cell>
          <table:table-cell office:value-type="float" office:value="-88.28114" calcext:value-type="float">
            <text:p>-88.28114</text:p>
          </table:table-cell>
          <table:table-cell office:value-type="float" office:value="0" calcext:value-type="float">
            <text:p>0</text:p>
          </table:table-cell>
          <table:table-cell office:value-type="float" office:value="254.7717" calcext:value-type="float">
            <text:p>254.7717</text:p>
          </table:table-cell>
          <table:table-cell office:value-type="float" office:value="274.1027" calcext:value-type="float">
            <text:p>274.1027</text:p>
          </table:table-cell>
          <table:table-cell office:value-type="float" office:value="896.2189" calcext:value-type="float">
            <text:p>896.2189</text:p>
          </table:table-cell>
          <table:table-cell office:value-type="float" office:value="855.8552" calcext:value-type="float">
            <text:p>855.8552</text:p>
          </table:table-cell>
          <table:table-cell office:value-type="float" office:value="845.623" calcext:value-type="float">
            <text:p>845.623</text:p>
          </table:table-cell>
          <table:table-cell office:value-type="float" office:value="862.2296" calcext:value-type="float">
            <text:p>862.2296</text:p>
          </table:table-cell>
          <table:table-cell office:value-type="float" office:value="333.3361" calcext:value-type="float">
            <text:p>333.3361</text:p>
          </table:table-cell>
          <table:table-cell office:value-type="float" office:value="448.6358" calcext:value-type="float">
            <text:p>448.6358</text:p>
          </table:table-cell>
          <table:table-cell office:value-type="float" office:value="388.9202" calcext:value-type="float">
            <text:p>388.9202</text:p>
          </table:table-cell>
          <table:table-cell office:value-type="float" office:value="336.5974" calcext:value-type="float">
            <text:p>336.597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042004" calcext:value-type="float">
            <text:p>5042004</text:p>
          </table:table-cell>
          <table:table-cell office:value-type="float" office:value="356.1561" calcext:value-type="float">
            <text:p>356.1561</text:p>
          </table:table-cell>
          <table:table-cell office:value-type="float" office:value="5405.579" calcext:value-type="float">
            <text:p>5405.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8.11131" calcext:value-type="float">
            <text:p>-88.11131</text:p>
          </table:table-cell>
          <table:table-cell office:value-type="float" office:value="187.9788" calcext:value-type="float">
            <text:p>187.9788</text:p>
          </table:table-cell>
          <table:table-cell office:value-type="float" office:value="0" calcext:value-type="float">
            <text:p>0</text:p>
          </table:table-cell>
          <table:table-cell office:value-type="float" office:value="112.2233" calcext:value-type="float">
            <text:p>112.2233</text:p>
          </table:table-cell>
          <table:table-cell office:value-type="float" office:value="159.3008" calcext:value-type="float">
            <text:p>159.3008</text:p>
          </table:table-cell>
          <table:table-cell office:value-type="float" office:value="0.02360924" calcext:value-type="float">
            <text:p>0.02360924</text:p>
          </table:table-cell>
          <table:table-cell office:value-type="float" office:value="0" calcext:value-type="float">
            <text:p>0</text:p>
          </table:table-cell>
          <table:table-cell office:value-type="float" office:value="0.1090192" calcext:value-type="float">
            <text:p>0.1090192</text:p>
          </table:table-cell>
          <table:table-cell office:value-type="float" office:value="0.6172518" calcext:value-type="float">
            <text:p>0.6172518</text:p>
          </table:table-cell>
          <table:table-cell office:value-type="float" office:value="360" calcext:value-type="float">
            <text:p>360</text:p>
          </table:table-cell>
          <table:table-cell office:value-type="float" office:value="-88.81396" calcext:value-type="float">
            <text:p>-88.81396</text:p>
          </table:table-cell>
          <table:table-cell office:value-type="float" office:value="0" calcext:value-type="float">
            <text:p>0</text:p>
          </table:table-cell>
          <table:table-cell office:value-type="float" office:value="255.0685" calcext:value-type="float">
            <text:p>255.0685</text:p>
          </table:table-cell>
          <table:table-cell office:value-type="float" office:value="274.1016" calcext:value-type="float">
            <text:p>274.1016</text:p>
          </table:table-cell>
          <table:table-cell office:value-type="float" office:value="896.1891" calcext:value-type="float">
            <text:p>896.1891</text:p>
          </table:table-cell>
          <table:table-cell office:value-type="float" office:value="855.8337" calcext:value-type="float">
            <text:p>855.8337</text:p>
          </table:table-cell>
          <table:table-cell office:value-type="float" office:value="845.6055" calcext:value-type="float">
            <text:p>845.6055</text:p>
          </table:table-cell>
          <table:table-cell office:value-type="float" office:value="862.2151" calcext:value-type="float">
            <text:p>862.2151</text:p>
          </table:table-cell>
          <table:table-cell office:value-type="float" office:value="333.3232" calcext:value-type="float">
            <text:p>333.3232</text:p>
          </table:table-cell>
          <table:table-cell office:value-type="float" office:value="448.6272" calcext:value-type="float">
            <text:p>448.6272</text:p>
          </table:table-cell>
          <table:table-cell office:value-type="float" office:value="388.9162" calcext:value-type="float">
            <text:p>388.9162</text:p>
          </table:table-cell>
          <table:table-cell office:value-type="float" office:value="336.5938" calcext:value-type="float">
            <text:p>336.593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42004" calcext:value-type="float">
            <text:p>6042004</text:p>
          </table:table-cell>
          <table:table-cell office:value-type="float" office:value="355.3521" calcext:value-type="float">
            <text:p>355.3521</text:p>
          </table:table-cell>
          <table:table-cell office:value-type="float" office:value="5405.834" calcext:value-type="float">
            <text:p>5405.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8.62151" calcext:value-type="float">
            <text:p>-88.62151</text:p>
          </table:table-cell>
          <table:table-cell office:value-type="float" office:value="190.3277" calcext:value-type="float">
            <text:p>190.3277</text:p>
          </table:table-cell>
          <table:table-cell office:value-type="float" office:value="0" calcext:value-type="float">
            <text:p>0</text:p>
          </table:table-cell>
          <table:table-cell office:value-type="float" office:value="112.1108" calcext:value-type="float">
            <text:p>112.1108</text:p>
          </table:table-cell>
          <table:table-cell office:value-type="float" office:value="158.5661" calcext:value-type="float">
            <text:p>158.5661</text:p>
          </table:table-cell>
          <table:table-cell office:value-type="float" office:value="0.02373388" calcext:value-type="float">
            <text:p>0.02373388</text:p>
          </table:table-cell>
          <table:table-cell office:value-type="float" office:value="0" calcext:value-type="float">
            <text:p>0</text:p>
          </table:table-cell>
          <table:table-cell office:value-type="float" office:value="0.1123155" calcext:value-type="float">
            <text:p>0.1123155</text:p>
          </table:table-cell>
          <table:table-cell office:value-type="float" office:value="0.6405737" calcext:value-type="float">
            <text:p>0.6405737</text:p>
          </table:table-cell>
          <table:table-cell office:value-type="float" office:value="360" calcext:value-type="float">
            <text:p>360</text:p>
          </table:table-cell>
          <table:table-cell office:value-type="float" office:value="-89.35066" calcext:value-type="float">
            <text:p>-89.35066</text:p>
          </table:table-cell>
          <table:table-cell office:value-type="float" office:value="0" calcext:value-type="float">
            <text:p>0</text:p>
          </table:table-cell>
          <table:table-cell office:value-type="float" office:value="255.3669" calcext:value-type="float">
            <text:p>255.3669</text:p>
          </table:table-cell>
          <table:table-cell office:value-type="float" office:value="274.1008" calcext:value-type="float">
            <text:p>274.1008</text:p>
          </table:table-cell>
          <table:table-cell office:value-type="float" office:value="896.1594" calcext:value-type="float">
            <text:p>896.1594</text:p>
          </table:table-cell>
          <table:table-cell office:value-type="float" office:value="855.812" calcext:value-type="float">
            <text:p>855.812</text:p>
          </table:table-cell>
          <table:table-cell office:value-type="float" office:value="845.588" calcext:value-type="float">
            <text:p>845.588</text:p>
          </table:table-cell>
          <table:table-cell office:value-type="float" office:value="862.2006" calcext:value-type="float">
            <text:p>862.2006</text:p>
          </table:table-cell>
          <table:table-cell office:value-type="float" office:value="333.3103" calcext:value-type="float">
            <text:p>333.3103</text:p>
          </table:table-cell>
          <table:table-cell office:value-type="float" office:value="448.6188" calcext:value-type="float">
            <text:p>448.6188</text:p>
          </table:table-cell>
          <table:table-cell office:value-type="float" office:value="388.9123" calcext:value-type="float">
            <text:p>388.9123</text:p>
          </table:table-cell>
          <table:table-cell office:value-type="float" office:value="336.5901" calcext:value-type="float">
            <text:p>336.59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42004" calcext:value-type="float">
            <text:p>7042004</text:p>
          </table:table-cell>
          <table:table-cell office:value-type="float" office:value="354.5377" calcext:value-type="float">
            <text:p>354.5377</text:p>
          </table:table-cell>
          <table:table-cell office:value-type="float" office:value="5406.092" calcext:value-type="float">
            <text:p>5406.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9.13314" calcext:value-type="float">
            <text:p>-89.13314</text:p>
          </table:table-cell>
          <table:table-cell office:value-type="float" office:value="192.3794" calcext:value-type="float">
            <text:p>192.3794</text:p>
          </table:table-cell>
          <table:table-cell office:value-type="float" office:value="0" calcext:value-type="float">
            <text:p>0</text:p>
          </table:table-cell>
          <table:table-cell office:value-type="float" office:value="112.0006" calcext:value-type="float">
            <text:p>112.0006</text:p>
          </table:table-cell>
          <table:table-cell office:value-type="float" office:value="157.8192" calcext:value-type="float">
            <text:p>157.8192</text:p>
          </table:table-cell>
          <table:table-cell office:value-type="float" office:value="0.02385642" calcext:value-type="float">
            <text:p>0.02385642</text:p>
          </table:table-cell>
          <table:table-cell office:value-type="float" office:value="0" calcext:value-type="float">
            <text:p>0</text:p>
          </table:table-cell>
          <table:table-cell office:value-type="float" office:value="0.1156498" calcext:value-type="float">
            <text:p>0.1156498</text:p>
          </table:table-cell>
          <table:table-cell office:value-type="float" office:value="0.6639822" calcext:value-type="float">
            <text:p>0.6639822</text:p>
          </table:table-cell>
          <table:table-cell office:value-type="float" office:value="360" calcext:value-type="float">
            <text:p>360</text:p>
          </table:table-cell>
          <table:table-cell office:value-type="float" office:value="-89.88891" calcext:value-type="float">
            <text:p>-89.88891</text:p>
          </table:table-cell>
          <table:table-cell office:value-type="float" office:value="0" calcext:value-type="float">
            <text:p>0</text:p>
          </table:table-cell>
          <table:table-cell office:value-type="float" office:value="255.6707" calcext:value-type="float">
            <text:p>255.6707</text:p>
          </table:table-cell>
          <table:table-cell office:value-type="float" office:value="274.1003" calcext:value-type="float">
            <text:p>274.1003</text:p>
          </table:table-cell>
          <table:table-cell office:value-type="float" office:value="896.1292" calcext:value-type="float">
            <text:p>896.1292</text:p>
          </table:table-cell>
          <table:table-cell office:value-type="float" office:value="855.7902" calcext:value-type="float">
            <text:p>855.7902</text:p>
          </table:table-cell>
          <table:table-cell office:value-type="float" office:value="845.5703" calcext:value-type="float">
            <text:p>845.5703</text:p>
          </table:table-cell>
          <table:table-cell office:value-type="float" office:value="862.1859" calcext:value-type="float">
            <text:p>862.1859</text:p>
          </table:table-cell>
          <table:table-cell office:value-type="float" office:value="333.2974" calcext:value-type="float">
            <text:p>333.2974</text:p>
          </table:table-cell>
          <table:table-cell office:value-type="float" office:value="448.6105" calcext:value-type="float">
            <text:p>448.6105</text:p>
          </table:table-cell>
          <table:table-cell office:value-type="float" office:value="388.9084" calcext:value-type="float">
            <text:p>388.9084</text:p>
          </table:table-cell>
          <table:table-cell office:value-type="float" office:value="336.5865" calcext:value-type="float">
            <text:p>336.58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42004" calcext:value-type="float">
            <text:p>8042004</text:p>
          </table:table-cell>
          <table:table-cell office:value-type="float" office:value="353.7319" calcext:value-type="float">
            <text:p>353.7319</text:p>
          </table:table-cell>
          <table:table-cell office:value-type="float" office:value="5406.347" calcext:value-type="float">
            <text:p>5406.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9.65723" calcext:value-type="float">
            <text:p>-89.65723</text:p>
          </table:table-cell>
          <table:table-cell office:value-type="float" office:value="195.1756" calcext:value-type="float">
            <text:p>195.1756</text:p>
          </table:table-cell>
          <table:table-cell office:value-type="float" office:value="0" calcext:value-type="float">
            <text:p>0</text:p>
          </table:table-cell>
          <table:table-cell office:value-type="float" office:value="111.8898" calcext:value-type="float">
            <text:p>111.8898</text:p>
          </table:table-cell>
          <table:table-cell office:value-type="float" office:value="157.0937" calcext:value-type="float">
            <text:p>157.0937</text:p>
          </table:table-cell>
          <table:table-cell office:value-type="float" office:value="0.02398314" calcext:value-type="float">
            <text:p>0.02398314</text:p>
          </table:table-cell>
          <table:table-cell office:value-type="float" office:value="0" calcext:value-type="float">
            <text:p>0</text:p>
          </table:table-cell>
          <table:table-cell office:value-type="float" office:value="0.1188943" calcext:value-type="float">
            <text:p>0.1188943</text:p>
          </table:table-cell>
          <table:table-cell office:value-type="float" office:value="0.6869947" calcext:value-type="float">
            <text:p>0.6869947</text:p>
          </table:table-cell>
          <table:table-cell office:value-type="float" office:value="360" calcext:value-type="float">
            <text:p>360</text:p>
          </table:table-cell>
          <table:table-cell office:value-type="float" office:value="-90.43913" calcext:value-type="float">
            <text:p>-90.43913</text:p>
          </table:table-cell>
          <table:table-cell office:value-type="float" office:value="0" calcext:value-type="float">
            <text:p>0</text:p>
          </table:table-cell>
          <table:table-cell office:value-type="float" office:value="255.9626" calcext:value-type="float">
            <text:p>255.9626</text:p>
          </table:table-cell>
          <table:table-cell office:value-type="float" office:value="274.0969" calcext:value-type="float">
            <text:p>274.0969</text:p>
          </table:table-cell>
          <table:table-cell office:value-type="float" office:value="896.0987" calcext:value-type="float">
            <text:p>896.0987</text:p>
          </table:table-cell>
          <table:table-cell office:value-type="float" office:value="855.7679" calcext:value-type="float">
            <text:p>855.7679</text:p>
          </table:table-cell>
          <table:table-cell office:value-type="float" office:value="845.5523" calcext:value-type="float">
            <text:p>845.5523</text:p>
          </table:table-cell>
          <table:table-cell office:value-type="float" office:value="862.171" calcext:value-type="float">
            <text:p>862.171</text:p>
          </table:table-cell>
          <table:table-cell office:value-type="float" office:value="333.2844" calcext:value-type="float">
            <text:p>333.2844</text:p>
          </table:table-cell>
          <table:table-cell office:value-type="float" office:value="448.6022" calcext:value-type="float">
            <text:p>448.6022</text:p>
          </table:table-cell>
          <table:table-cell office:value-type="float" office:value="388.9047" calcext:value-type="float">
            <text:p>388.9047</text:p>
          </table:table-cell>
          <table:table-cell office:value-type="float" office:value="336.5829" calcext:value-type="float">
            <text:p>336.58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42004" calcext:value-type="float">
            <text:p>9042004</text:p>
          </table:table-cell>
          <table:table-cell office:value-type="float" office:value="352.9354" calcext:value-type="float">
            <text:p>352.9354</text:p>
          </table:table-cell>
          <table:table-cell office:value-type="float" office:value="5406.598" calcext:value-type="float">
            <text:p>5406.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17765" calcext:value-type="float">
            <text:p>-90.17765</text:p>
          </table:table-cell>
          <table:table-cell office:value-type="float" office:value="197.913" calcext:value-type="float">
            <text:p>197.913</text:p>
          </table:table-cell>
          <table:table-cell office:value-type="float" office:value="0" calcext:value-type="float">
            <text:p>0</text:p>
          </table:table-cell>
          <table:table-cell office:value-type="float" office:value="111.777" calcext:value-type="float">
            <text:p>111.777</text:p>
          </table:table-cell>
          <table:table-cell office:value-type="float" office:value="156.3801" calcext:value-type="float">
            <text:p>156.3801</text:p>
          </table:table-cell>
          <table:table-cell office:value-type="float" office:value="0.02411673" calcext:value-type="float">
            <text:p>0.02411673</text:p>
          </table:table-cell>
          <table:table-cell office:value-type="float" office:value="0" calcext:value-type="float">
            <text:p>0</text:p>
          </table:table-cell>
          <table:table-cell office:value-type="float" office:value="0.122058" calcext:value-type="float">
            <text:p>0.122058</text:p>
          </table:table-cell>
          <table:table-cell office:value-type="float" office:value="0.7087327" calcext:value-type="float">
            <text:p>0.7087327</text:p>
          </table:table-cell>
          <table:table-cell office:value-type="float" office:value="360" calcext:value-type="float">
            <text:p>360</text:p>
          </table:table-cell>
          <table:table-cell office:value-type="float" office:value="-90.98432" calcext:value-type="float">
            <text:p>-90.98432</text:p>
          </table:table-cell>
          <table:table-cell office:value-type="float" office:value="0" calcext:value-type="float">
            <text:p>0</text:p>
          </table:table-cell>
          <table:table-cell office:value-type="float" office:value="256.2491" calcext:value-type="float">
            <text:p>256.2491</text:p>
          </table:table-cell>
          <table:table-cell office:value-type="float" office:value="274.0944" calcext:value-type="float">
            <text:p>274.0944</text:p>
          </table:table-cell>
          <table:table-cell office:value-type="float" office:value="896.0671" calcext:value-type="float">
            <text:p>896.0671</text:p>
          </table:table-cell>
          <table:table-cell office:value-type="float" office:value="855.7459" calcext:value-type="float">
            <text:p>855.7459</text:p>
          </table:table-cell>
          <table:table-cell office:value-type="float" office:value="845.5343" calcext:value-type="float">
            <text:p>845.5343</text:p>
          </table:table-cell>
          <table:table-cell office:value-type="float" office:value="862.1563" calcext:value-type="float">
            <text:p>862.1563</text:p>
          </table:table-cell>
          <table:table-cell office:value-type="float" office:value="333.2712" calcext:value-type="float">
            <text:p>333.2712</text:p>
          </table:table-cell>
          <table:table-cell office:value-type="float" office:value="448.5938" calcext:value-type="float">
            <text:p>448.5938</text:p>
          </table:table-cell>
          <table:table-cell office:value-type="float" office:value="388.9009" calcext:value-type="float">
            <text:p>388.9009</text:p>
          </table:table-cell>
          <table:table-cell office:value-type="float" office:value="336.5792" calcext:value-type="float">
            <text:p>336.579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42004" calcext:value-type="float">
            <text:p>10042004</text:p>
          </table:table-cell>
          <table:table-cell office:value-type="float" office:value="352.149" calcext:value-type="float">
            <text:p>352.149</text:p>
          </table:table-cell>
          <table:table-cell office:value-type="float" office:value="5406.848" calcext:value-type="float">
            <text:p>5406.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68439" calcext:value-type="float">
            <text:p>-90.68439</text:p>
          </table:table-cell>
          <table:table-cell office:value-type="float" office:value="200.3015" calcext:value-type="float">
            <text:p>200.3015</text:p>
          </table:table-cell>
          <table:table-cell office:value-type="float" office:value="0" calcext:value-type="float">
            <text:p>0</text:p>
          </table:table-cell>
          <table:table-cell office:value-type="float" office:value="111.6619" calcext:value-type="float">
            <text:p>111.6619</text:p>
          </table:table-cell>
          <table:table-cell office:value-type="float" office:value="155.6717" calcext:value-type="float">
            <text:p>155.6717</text:p>
          </table:table-cell>
          <table:table-cell office:value-type="float" office:value="0.02425341" calcext:value-type="float">
            <text:p>0.02425341</text:p>
          </table:table-cell>
          <table:table-cell office:value-type="float" office:value="0" calcext:value-type="float">
            <text:p>0</text:p>
          </table:table-cell>
          <table:table-cell office:value-type="float" office:value="0.1252016" calcext:value-type="float">
            <text:p>0.1252016</text:p>
          </table:table-cell>
          <table:table-cell office:value-type="float" office:value="0.7295923" calcext:value-type="float">
            <text:p>0.7295923</text:p>
          </table:table-cell>
          <table:table-cell office:value-type="float" office:value="360" calcext:value-type="float">
            <text:p>360</text:p>
          </table:table-cell>
          <table:table-cell office:value-type="float" office:value="-91.51493" calcext:value-type="float">
            <text:p>-91.51493</text:p>
          </table:table-cell>
          <table:table-cell office:value-type="float" office:value="0" calcext:value-type="float">
            <text:p>0</text:p>
          </table:table-cell>
          <table:table-cell office:value-type="float" office:value="256.5355" calcext:value-type="float">
            <text:p>256.5355</text:p>
          </table:table-cell>
          <table:table-cell office:value-type="float" office:value="274.0928" calcext:value-type="float">
            <text:p>274.0928</text:p>
          </table:table-cell>
          <table:table-cell office:value-type="float" office:value="896.0366" calcext:value-type="float">
            <text:p>896.0366</text:p>
          </table:table-cell>
          <table:table-cell office:value-type="float" office:value="855.724" calcext:value-type="float">
            <text:p>855.724</text:p>
          </table:table-cell>
          <table:table-cell office:value-type="float" office:value="845.5166" calcext:value-type="float">
            <text:p>845.5166</text:p>
          </table:table-cell>
          <table:table-cell office:value-type="float" office:value="862.1417" calcext:value-type="float">
            <text:p>862.1417</text:p>
          </table:table-cell>
          <table:table-cell office:value-type="float" office:value="333.2581" calcext:value-type="float">
            <text:p>333.2581</text:p>
          </table:table-cell>
          <table:table-cell office:value-type="float" office:value="448.5854" calcext:value-type="float">
            <text:p>448.5854</text:p>
          </table:table-cell>
          <table:table-cell office:value-type="float" office:value="388.8971" calcext:value-type="float">
            <text:p>388.8971</text:p>
          </table:table-cell>
          <table:table-cell office:value-type="float" office:value="336.5756" calcext:value-type="float">
            <text:p>336.575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42004" calcext:value-type="float">
            <text:p>11042004</text:p>
          </table:table-cell>
          <table:table-cell office:value-type="float" office:value="351.3731" calcext:value-type="float">
            <text:p>351.3731</text:p>
          </table:table-cell>
          <table:table-cell office:value-type="float" office:value="5407.092" calcext:value-type="float">
            <text:p>5407.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1.16731" calcext:value-type="float">
            <text:p>-91.16731</text:p>
          </table:table-cell>
          <table:table-cell office:value-type="float" office:value="201.8279" calcext:value-type="float">
            <text:p>201.8279</text:p>
          </table:table-cell>
          <table:table-cell office:value-type="float" office:value="0" calcext:value-type="float">
            <text:p>0</text:p>
          </table:table-cell>
          <table:table-cell office:value-type="float" office:value="111.544" calcext:value-type="float">
            <text:p>111.544</text:p>
          </table:table-cell>
          <table:table-cell office:value-type="float" office:value="154.9613" calcext:value-type="float">
            <text:p>154.9613</text:p>
          </table:table-cell>
          <table:table-cell office:value-type="float" office:value="0.02438334" calcext:value-type="float">
            <text:p>0.02438334</text:p>
          </table:table-cell>
          <table:table-cell office:value-type="float" office:value="0" calcext:value-type="float">
            <text:p>0</text:p>
          </table:table-cell>
          <table:table-cell office:value-type="float" office:value="0.1284274" calcext:value-type="float">
            <text:p>0.1284274</text:p>
          </table:table-cell>
          <table:table-cell office:value-type="float" office:value="0.7505654" calcext:value-type="float">
            <text:p>0.7505654</text:p>
          </table:table-cell>
          <table:table-cell office:value-type="float" office:value="360" calcext:value-type="float">
            <text:p>360</text:p>
          </table:table-cell>
          <table:table-cell office:value-type="float" office:value="-92.02192" calcext:value-type="float">
            <text:p>-92.02192</text:p>
          </table:table-cell>
          <table:table-cell office:value-type="float" office:value="0" calcext:value-type="float">
            <text:p>0</text:p>
          </table:table-cell>
          <table:table-cell office:value-type="float" office:value="256.8259" calcext:value-type="float">
            <text:p>256.8259</text:p>
          </table:table-cell>
          <table:table-cell office:value-type="float" office:value="274.0941" calcext:value-type="float">
            <text:p>274.0941</text:p>
          </table:table-cell>
          <table:table-cell office:value-type="float" office:value="896.0063" calcext:value-type="float">
            <text:p>896.0063</text:p>
          </table:table-cell>
          <table:table-cell office:value-type="float" office:value="855.7025" calcext:value-type="float">
            <text:p>855.7025</text:p>
          </table:table-cell>
          <table:table-cell office:value-type="float" office:value="845.4991" calcext:value-type="float">
            <text:p>845.4991</text:p>
          </table:table-cell>
          <table:table-cell office:value-type="float" office:value="862.1272" calcext:value-type="float">
            <text:p>862.1272</text:p>
          </table:table-cell>
          <table:table-cell office:value-type="float" office:value="333.2453" calcext:value-type="float">
            <text:p>333.2453</text:p>
          </table:table-cell>
          <table:table-cell office:value-type="float" office:value="448.577" calcext:value-type="float">
            <text:p>448.577</text:p>
          </table:table-cell>
          <table:table-cell office:value-type="float" office:value="388.8934" calcext:value-type="float">
            <text:p>388.8934</text:p>
          </table:table-cell>
          <table:table-cell office:value-type="float" office:value="336.5719" calcext:value-type="float">
            <text:p>336.571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42004" calcext:value-type="float">
            <text:p>12042004</text:p>
          </table:table-cell>
          <table:table-cell office:value-type="float" office:value="350.61" calcext:value-type="float">
            <text:p>350.61</text:p>
          </table:table-cell>
          <table:table-cell office:value-type="float" office:value="5407.334" calcext:value-type="float">
            <text:p>5407.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1.6321" calcext:value-type="float">
            <text:p>-91.6321</text:p>
          </table:table-cell>
          <table:table-cell office:value-type="float" office:value="202.8573" calcext:value-type="float">
            <text:p>202.8573</text:p>
          </table:table-cell>
          <table:table-cell office:value-type="float" office:value="0" calcext:value-type="float">
            <text:p>0</text:p>
          </table:table-cell>
          <table:table-cell office:value-type="float" office:value="111.4235" calcext:value-type="float">
            <text:p>111.4235</text:p>
          </table:table-cell>
          <table:table-cell office:value-type="float" office:value="154.2552" calcext:value-type="float">
            <text:p>154.2552</text:p>
          </table:table-cell>
          <table:table-cell office:value-type="float" office:value="0.02450101" calcext:value-type="float">
            <text:p>0.02450101</text:p>
          </table:table-cell>
          <table:table-cell office:value-type="float" office:value="0" calcext:value-type="float">
            <text:p>0</text:p>
          </table:table-cell>
          <table:table-cell office:value-type="float" office:value="0.1317633" calcext:value-type="float">
            <text:p>0.1317633</text:p>
          </table:table-cell>
          <table:table-cell office:value-type="float" office:value="0.772633" calcext:value-type="float">
            <text:p>0.772633</text:p>
          </table:table-cell>
          <table:table-cell office:value-type="float" office:value="360" calcext:value-type="float">
            <text:p>360</text:p>
          </table:table-cell>
          <table:table-cell office:value-type="float" office:value="-92.512" calcext:value-type="float">
            <text:p>-92.512</text:p>
          </table:table-cell>
          <table:table-cell office:value-type="float" office:value="0" calcext:value-type="float">
            <text:p>0</text:p>
          </table:table-cell>
          <table:table-cell office:value-type="float" office:value="257.1174" calcext:value-type="float">
            <text:p>257.1174</text:p>
          </table:table-cell>
          <table:table-cell office:value-type="float" office:value="274.0969" calcext:value-type="float">
            <text:p>274.0969</text:p>
          </table:table-cell>
          <table:table-cell office:value-type="float" office:value="895.9776" calcext:value-type="float">
            <text:p>895.9776</text:p>
          </table:table-cell>
          <table:table-cell office:value-type="float" office:value="855.6813" calcext:value-type="float">
            <text:p>855.6813</text:p>
          </table:table-cell>
          <table:table-cell office:value-type="float" office:value="845.482" calcext:value-type="float">
            <text:p>845.482</text:p>
          </table:table-cell>
          <table:table-cell office:value-type="float" office:value="862.113" calcext:value-type="float">
            <text:p>862.113</text:p>
          </table:table-cell>
          <table:table-cell office:value-type="float" office:value="333.2328" calcext:value-type="float">
            <text:p>333.2328</text:p>
          </table:table-cell>
          <table:table-cell office:value-type="float" office:value="448.5688" calcext:value-type="float">
            <text:p>448.5688</text:p>
          </table:table-cell>
          <table:table-cell office:value-type="float" office:value="388.8897" calcext:value-type="float">
            <text:p>388.8897</text:p>
          </table:table-cell>
          <table:table-cell office:value-type="float" office:value="336.5683" calcext:value-type="float">
            <text:p>336.568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042004" calcext:value-type="float">
            <text:p>13042004</text:p>
          </table:table-cell>
          <table:table-cell office:value-type="float" office:value="349.8463" calcext:value-type="float">
            <text:p>349.8463</text:p>
          </table:table-cell>
          <table:table-cell office:value-type="float" office:value="5407.58" calcext:value-type="float">
            <text:p>5407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.08157" calcext:value-type="float">
            <text:p>-92.08157</text:p>
          </table:table-cell>
          <table:table-cell office:value-type="float" office:value="203.2175" calcext:value-type="float">
            <text:p>203.2175</text:p>
          </table:table-cell>
          <table:table-cell office:value-type="float" office:value="0" calcext:value-type="float">
            <text:p>0</text:p>
          </table:table-cell>
          <table:table-cell office:value-type="float" office:value="111.3013" calcext:value-type="float">
            <text:p>111.3013</text:p>
          </table:table-cell>
          <table:table-cell office:value-type="float" office:value="153.5336" calcext:value-type="float">
            <text:p>153.5336</text:p>
          </table:table-cell>
          <table:table-cell office:value-type="float" office:value="0.02460404" calcext:value-type="float">
            <text:p>0.02460404</text:p>
          </table:table-cell>
          <table:table-cell office:value-type="float" office:value="0" calcext:value-type="float">
            <text:p>0</text:p>
          </table:table-cell>
          <table:table-cell office:value-type="float" office:value="0.1352454" calcext:value-type="float">
            <text:p>0.1352454</text:p>
          </table:table-cell>
          <table:table-cell office:value-type="float" office:value="0.7963094" calcext:value-type="float">
            <text:p>0.7963094</text:p>
          </table:table-cell>
          <table:table-cell office:value-type="float" office:value="360" calcext:value-type="float">
            <text:p>360</text:p>
          </table:table-cell>
          <table:table-cell office:value-type="float" office:value="-92.98852" calcext:value-type="float">
            <text:p>-92.98852</text:p>
          </table:table-cell>
          <table:table-cell office:value-type="float" office:value="0" calcext:value-type="float">
            <text:p>0</text:p>
          </table:table-cell>
          <table:table-cell office:value-type="float" office:value="257.4198" calcext:value-type="float">
            <text:p>257.4198</text:p>
          </table:table-cell>
          <table:table-cell office:value-type="float" office:value="274.1029" calcext:value-type="float">
            <text:p>274.1029</text:p>
          </table:table-cell>
          <table:table-cell office:value-type="float" office:value="895.9506" calcext:value-type="float">
            <text:p>895.9506</text:p>
          </table:table-cell>
          <table:table-cell office:value-type="float" office:value="855.6606" calcext:value-type="float">
            <text:p>855.6606</text:p>
          </table:table-cell>
          <table:table-cell office:value-type="float" office:value="845.465" calcext:value-type="float">
            <text:p>845.465</text:p>
          </table:table-cell>
          <table:table-cell office:value-type="float" office:value="862.099" calcext:value-type="float">
            <text:p>862.099</text:p>
          </table:table-cell>
          <table:table-cell office:value-type="float" office:value="333.2208" calcext:value-type="float">
            <text:p>333.2208</text:p>
          </table:table-cell>
          <table:table-cell office:value-type="float" office:value="448.5608" calcext:value-type="float">
            <text:p>448.5608</text:p>
          </table:table-cell>
          <table:table-cell office:value-type="float" office:value="388.886" calcext:value-type="float">
            <text:p>388.886</text:p>
          </table:table-cell>
          <table:table-cell office:value-type="float" office:value="336.5646" calcext:value-type="float">
            <text:p>336.564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042004" calcext:value-type="float">
            <text:p>14042004</text:p>
          </table:table-cell>
          <table:table-cell office:value-type="float" office:value="349.0807" calcext:value-type="float">
            <text:p>349.0807</text:p>
          </table:table-cell>
          <table:table-cell office:value-type="float" office:value="5407.824" calcext:value-type="float">
            <text:p>5407.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.54533" calcext:value-type="float">
            <text:p>-92.54533</text:p>
          </table:table-cell>
          <table:table-cell office:value-type="float" office:value="204.6142" calcext:value-type="float">
            <text:p>204.6142</text:p>
          </table:table-cell>
          <table:table-cell office:value-type="float" office:value="0" calcext:value-type="float">
            <text:p>0</text:p>
          </table:table-cell>
          <table:table-cell office:value-type="float" office:value="111.1825" calcext:value-type="float">
            <text:p>111.1825</text:p>
          </table:table-cell>
          <table:table-cell office:value-type="float" office:value="152.8289" calcext:value-type="float">
            <text:p>152.8289</text:p>
          </table:table-cell>
          <table:table-cell office:value-type="float" office:value="0.02470177" calcext:value-type="float">
            <text:p>0.02470177</text:p>
          </table:table-cell>
          <table:table-cell office:value-type="float" office:value="0" calcext:value-type="float">
            <text:p>0</text:p>
          </table:table-cell>
          <table:table-cell office:value-type="float" office:value="0.1386882" calcext:value-type="float">
            <text:p>0.1386882</text:p>
          </table:table-cell>
          <table:table-cell office:value-type="float" office:value="0.8216693" calcext:value-type="float">
            <text:p>0.8216693</text:p>
          </table:table-cell>
          <table:table-cell office:value-type="float" office:value="360" calcext:value-type="float">
            <text:p>360</text:p>
          </table:table-cell>
          <table:table-cell office:value-type="float" office:value="-93.48098" calcext:value-type="float">
            <text:p>-93.48098</text:p>
          </table:table-cell>
          <table:table-cell office:value-type="float" office:value="0" calcext:value-type="float">
            <text:p>0</text:p>
          </table:table-cell>
          <table:table-cell office:value-type="float" office:value="257.7126" calcext:value-type="float">
            <text:p>257.7126</text:p>
          </table:table-cell>
          <table:table-cell office:value-type="float" office:value="274.1036" calcext:value-type="float">
            <text:p>274.1036</text:p>
          </table:table-cell>
          <table:table-cell office:value-type="float" office:value="895.9208" calcext:value-type="float">
            <text:p>895.9208</text:p>
          </table:table-cell>
          <table:table-cell office:value-type="float" office:value="855.6391" calcext:value-type="float">
            <text:p>855.6391</text:p>
          </table:table-cell>
          <table:table-cell office:value-type="float" office:value="845.4476" calcext:value-type="float">
            <text:p>845.4476</text:p>
          </table:table-cell>
          <table:table-cell office:value-type="float" office:value="862.0845" calcext:value-type="float">
            <text:p>862.0845</text:p>
          </table:table-cell>
          <table:table-cell office:value-type="float" office:value="333.2082" calcext:value-type="float">
            <text:p>333.2082</text:p>
          </table:table-cell>
          <table:table-cell office:value-type="float" office:value="448.5531" calcext:value-type="float">
            <text:p>448.5531</text:p>
          </table:table-cell>
          <table:table-cell office:value-type="float" office:value="388.8824" calcext:value-type="float">
            <text:p>388.8824</text:p>
          </table:table-cell>
          <table:table-cell office:value-type="float" office:value="336.561" calcext:value-type="float">
            <text:p>336.56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042004" calcext:value-type="float">
            <text:p>15042004</text:p>
          </table:table-cell>
          <table:table-cell office:value-type="float" office:value="348.3005" calcext:value-type="float">
            <text:p>348.3005</text:p>
          </table:table-cell>
          <table:table-cell office:value-type="float" office:value="5408.073" calcext:value-type="float">
            <text:p>5408.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3.00488" calcext:value-type="float">
            <text:p>-93.00488</text:p>
          </table:table-cell>
          <table:table-cell office:value-type="float" office:value="202.701" calcext:value-type="float">
            <text:p>202.701</text:p>
          </table:table-cell>
          <table:table-cell office:value-type="float" office:value="0" calcext:value-type="float">
            <text:p>0</text:p>
          </table:table-cell>
          <table:table-cell office:value-type="float" office:value="111.066" calcext:value-type="float">
            <text:p>111.066</text:p>
          </table:table-cell>
          <table:table-cell office:value-type="float" office:value="152.0555" calcext:value-type="float">
            <text:p>152.0555</text:p>
          </table:table-cell>
          <table:table-cell office:value-type="float" office:value="0.02478346" calcext:value-type="float">
            <text:p>0.02478346</text:p>
          </table:table-cell>
          <table:table-cell office:value-type="float" office:value="0" calcext:value-type="float">
            <text:p>0</text:p>
          </table:table-cell>
          <table:table-cell office:value-type="float" office:value="0.1425826" calcext:value-type="float">
            <text:p>0.1425826</text:p>
          </table:table-cell>
          <table:table-cell office:value-type="float" office:value="0.8502943" calcext:value-type="float">
            <text:p>0.8502943</text:p>
          </table:table-cell>
          <table:table-cell office:value-type="float" office:value="360" calcext:value-type="float">
            <text:p>360</text:p>
          </table:table-cell>
          <table:table-cell office:value-type="float" office:value="-93.97298" calcext:value-type="float">
            <text:p>-93.97298</text:p>
          </table:table-cell>
          <table:table-cell office:value-type="float" office:value="0" calcext:value-type="float">
            <text:p>0</text:p>
          </table:table-cell>
          <table:table-cell office:value-type="float" office:value="258.0392" calcext:value-type="float">
            <text:p>258.0392</text:p>
          </table:table-cell>
          <table:table-cell office:value-type="float" office:value="274.1181" calcext:value-type="float">
            <text:p>274.1181</text:p>
          </table:table-cell>
          <table:table-cell office:value-type="float" office:value="895.8978" calcext:value-type="float">
            <text:p>895.8978</text:p>
          </table:table-cell>
          <table:table-cell office:value-type="float" office:value="855.6191" calcext:value-type="float">
            <text:p>855.6191</text:p>
          </table:table-cell>
          <table:table-cell office:value-type="float" office:value="845.4309" calcext:value-type="float">
            <text:p>845.4309</text:p>
          </table:table-cell>
          <table:table-cell office:value-type="float" office:value="862.0707" calcext:value-type="float">
            <text:p>862.0707</text:p>
          </table:table-cell>
          <table:table-cell office:value-type="float" office:value="333.1959" calcext:value-type="float">
            <text:p>333.1959</text:p>
          </table:table-cell>
          <table:table-cell office:value-type="float" office:value="448.5476" calcext:value-type="float">
            <text:p>448.5476</text:p>
          </table:table-cell>
          <table:table-cell office:value-type="float" office:value="388.8792" calcext:value-type="float">
            <text:p>388.8792</text:p>
          </table:table-cell>
          <table:table-cell office:value-type="float" office:value="336.5574" calcext:value-type="float">
            <text:p>336.557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042004" calcext:value-type="float">
            <text:p>16042004</text:p>
          </table:table-cell>
          <table:table-cell office:value-type="float" office:value="345.9926" calcext:value-type="float">
            <text:p>345.9926</text:p>
          </table:table-cell>
          <table:table-cell office:value-type="float" office:value="5408.868" calcext:value-type="float">
            <text:p>5408.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4.28941" calcext:value-type="float">
            <text:p>-94.28941</text:p>
          </table:table-cell>
          <table:table-cell office:value-type="float" office:value="203.627" calcext:value-type="float">
            <text:p>203.627</text:p>
          </table:table-cell>
          <table:table-cell office:value-type="float" office:value="0" calcext:value-type="float">
            <text:p>0</text:p>
          </table:table-cell>
          <table:table-cell office:value-type="float" office:value="111.4261" calcext:value-type="float">
            <text:p>111.4261</text:p>
          </table:table-cell>
          <table:table-cell office:value-type="float" office:value="149.5059" calcext:value-type="float">
            <text:p>149.5059</text:p>
          </table:table-cell>
          <table:table-cell office:value-type="float" office:value="0.02490008" calcext:value-type="float">
            <text:p>0.02490008</text:p>
          </table:table-cell>
          <table:table-cell office:value-type="float" office:value="0" calcext:value-type="float">
            <text:p>0</text:p>
          </table:table-cell>
          <table:table-cell office:value-type="float" office:value="0.1549953" calcext:value-type="float">
            <text:p>0.1549953</text:p>
          </table:table-cell>
          <table:table-cell office:value-type="float" office:value="0.8857949" calcext:value-type="float">
            <text:p>0.8857949</text:p>
          </table:table-cell>
          <table:table-cell office:value-type="float" office:value="360" calcext:value-type="float">
            <text:p>360</text:p>
          </table:table-cell>
          <table:table-cell office:value-type="float" office:value="-95.3053" calcext:value-type="float">
            <text:p>-95.3053</text:p>
          </table:table-cell>
          <table:table-cell office:value-type="float" office:value="0" calcext:value-type="float">
            <text:p>0</text:p>
          </table:table-cell>
          <table:table-cell office:value-type="float" office:value="259.0537" calcext:value-type="float">
            <text:p>259.0537</text:p>
          </table:table-cell>
          <table:table-cell office:value-type="float" office:value="274.2677" calcext:value-type="float">
            <text:p>274.2677</text:p>
          </table:table-cell>
          <table:table-cell office:value-type="float" office:value="895.8784" calcext:value-type="float">
            <text:p>895.8784</text:p>
          </table:table-cell>
          <table:table-cell office:value-type="float" office:value="855.5809" calcext:value-type="float">
            <text:p>855.5809</text:p>
          </table:table-cell>
          <table:table-cell office:value-type="float" office:value="845.4057" calcext:value-type="float">
            <text:p>845.4057</text:p>
          </table:table-cell>
          <table:table-cell office:value-type="float" office:value="862.0519" calcext:value-type="float">
            <text:p>862.0519</text:p>
          </table:table-cell>
          <table:table-cell office:value-type="float" office:value="333.1814" calcext:value-type="float">
            <text:p>333.1814</text:p>
          </table:table-cell>
          <table:table-cell office:value-type="float" office:value="448.5397" calcext:value-type="float">
            <text:p>448.5397</text:p>
          </table:table-cell>
          <table:table-cell office:value-type="float" office:value="388.878" calcext:value-type="float">
            <text:p>388.878</text:p>
          </table:table-cell>
          <table:table-cell office:value-type="float" office:value="336.5544" calcext:value-type="float">
            <text:p>336.554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042004" calcext:value-type="float">
            <text:p>17042004</text:p>
          </table:table-cell>
          <table:table-cell office:value-type="float" office:value="342.1066" calcext:value-type="float">
            <text:p>342.1066</text:p>
          </table:table-cell>
          <table:table-cell office:value-type="float" office:value="5410" calcext:value-type="float">
            <text:p>5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7.15393" calcext:value-type="float">
            <text:p>-97.15393</text:p>
          </table:table-cell>
          <table:table-cell office:value-type="float" office:value="213.9117" calcext:value-type="float">
            <text:p>213.9117</text:p>
          </table:table-cell>
          <table:table-cell office:value-type="float" office:value="0" calcext:value-type="float">
            <text:p>0</text:p>
          </table:table-cell>
          <table:table-cell office:value-type="float" office:value="112.623" calcext:value-type="float">
            <text:p>112.623</text:p>
          </table:table-cell>
          <table:table-cell office:value-type="float" office:value="145.9748" calcext:value-type="float">
            <text:p>145.9748</text:p>
          </table:table-cell>
          <table:table-cell office:value-type="float" office:value="0.02508377" calcext:value-type="float">
            <text:p>0.02508377</text:p>
          </table:table-cell>
          <table:table-cell office:value-type="float" office:value="0" calcext:value-type="float">
            <text:p>0</text:p>
          </table:table-cell>
          <table:table-cell office:value-type="float" office:value="0.1595048" calcext:value-type="float">
            <text:p>0.1595048</text:p>
          </table:table-cell>
          <table:table-cell office:value-type="float" office:value="0.9201221" calcext:value-type="float">
            <text:p>0.9201221</text:p>
          </table:table-cell>
          <table:table-cell office:value-type="float" office:value="360" calcext:value-type="float">
            <text:p>360</text:p>
          </table:table-cell>
          <table:table-cell office:value-type="float" office:value="-98.20847" calcext:value-type="float">
            <text:p>-98.20847</text:p>
          </table:table-cell>
          <table:table-cell office:value-type="float" office:value="0" calcext:value-type="float">
            <text:p>0</text:p>
          </table:table-cell>
          <table:table-cell office:value-type="float" office:value="260.1655" calcext:value-type="float">
            <text:p>260.1655</text:p>
          </table:table-cell>
          <table:table-cell office:value-type="float" office:value="274.2255" calcext:value-type="float">
            <text:p>274.2255</text:p>
          </table:table-cell>
          <table:table-cell office:value-type="float" office:value="895.7739" calcext:value-type="float">
            <text:p>895.7739</text:p>
          </table:table-cell>
          <table:table-cell office:value-type="float" office:value="855.513" calcext:value-type="float">
            <text:p>855.513</text:p>
          </table:table-cell>
          <table:table-cell office:value-type="float" office:value="845.358" calcext:value-type="float">
            <text:p>845.358</text:p>
          </table:table-cell>
          <table:table-cell office:value-type="float" office:value="862.0203" calcext:value-type="float">
            <text:p>862.0203</text:p>
          </table:table-cell>
          <table:table-cell office:value-type="float" office:value="333.1592" calcext:value-type="float">
            <text:p>333.1592</text:p>
          </table:table-cell>
          <table:table-cell office:value-type="float" office:value="448.5276" calcext:value-type="float">
            <text:p>448.5276</text:p>
          </table:table-cell>
          <table:table-cell office:value-type="float" office:value="388.8742" calcext:value-type="float">
            <text:p>388.8742</text:p>
          </table:table-cell>
          <table:table-cell office:value-type="float" office:value="336.5522" calcext:value-type="float">
            <text:p>336.55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042004" calcext:value-type="float">
            <text:p>18042004</text:p>
          </table:table-cell>
          <table:table-cell office:value-type="float" office:value="338.9252" calcext:value-type="float">
            <text:p>338.9252</text:p>
          </table:table-cell>
          <table:table-cell office:value-type="float" office:value="5410.964" calcext:value-type="float">
            <text:p>5410.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.37072" calcext:value-type="float">
            <text:p>-99.37072</text:p>
          </table:table-cell>
          <table:table-cell office:value-type="float" office:value="223.1696" calcext:value-type="float">
            <text:p>223.1696</text:p>
          </table:table-cell>
          <table:table-cell office:value-type="float" office:value="0" calcext:value-type="float">
            <text:p>0</text:p>
          </table:table-cell>
          <table:table-cell office:value-type="float" office:value="113.2424" calcext:value-type="float">
            <text:p>113.2424</text:p>
          </table:table-cell>
          <table:table-cell office:value-type="float" office:value="143.1945" calcext:value-type="float">
            <text:p>143.1945</text:p>
          </table:table-cell>
          <table:table-cell office:value-type="float" office:value="0.02531693" calcext:value-type="float">
            <text:p>0.02531693</text:p>
          </table:table-cell>
          <table:table-cell office:value-type="float" office:value="0" calcext:value-type="float">
            <text:p>0</text:p>
          </table:table-cell>
          <table:table-cell office:value-type="float" office:value="0.1629928" calcext:value-type="float">
            <text:p>0.1629928</text:p>
          </table:table-cell>
          <table:table-cell office:value-type="float" office:value="0.9427598" calcext:value-type="float">
            <text:p>0.9427598</text:p>
          </table:table-cell>
          <table:table-cell office:value-type="float" office:value="360" calcext:value-type="float">
            <text:p>360</text:p>
          </table:table-cell>
          <table:table-cell office:value-type="float" office:value="-100.4512" calcext:value-type="float">
            <text:p>-100.4512</text:p>
          </table:table-cell>
          <table:table-cell office:value-type="float" office:value="0" calcext:value-type="float">
            <text:p>0</text:p>
          </table:table-cell>
          <table:table-cell office:value-type="float" office:value="261.1227" calcext:value-type="float">
            <text:p>261.1227</text:p>
          </table:table-cell>
          <table:table-cell office:value-type="float" office:value="274.1845" calcext:value-type="float">
            <text:p>274.1845</text:p>
          </table:table-cell>
          <table:table-cell office:value-type="float" office:value="895.6599" calcext:value-type="float">
            <text:p>895.6599</text:p>
          </table:table-cell>
          <table:table-cell office:value-type="float" office:value="855.4337" calcext:value-type="float">
            <text:p>855.4337</text:p>
          </table:table-cell>
          <table:table-cell office:value-type="float" office:value="845.2952" calcext:value-type="float">
            <text:p>845.2952</text:p>
          </table:table-cell>
          <table:table-cell office:value-type="float" office:value="861.9758" calcext:value-type="float">
            <text:p>861.9758</text:p>
          </table:table-cell>
          <table:table-cell office:value-type="float" office:value="333.1297" calcext:value-type="float">
            <text:p>333.1297</text:p>
          </table:table-cell>
          <table:table-cell office:value-type="float" office:value="448.512" calcext:value-type="float">
            <text:p>448.512</text:p>
          </table:table-cell>
          <table:table-cell office:value-type="float" office:value="388.8694" calcext:value-type="float">
            <text:p>388.8694</text:p>
          </table:table-cell>
          <table:table-cell office:value-type="float" office:value="336.5493" calcext:value-type="float">
            <text:p>336.54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042004" calcext:value-type="float">
            <text:p>19042004</text:p>
          </table:table-cell>
          <table:table-cell office:value-type="float" office:value="334.9273" calcext:value-type="float">
            <text:p>334.9273</text:p>
          </table:table-cell>
          <table:table-cell office:value-type="float" office:value="5412.214" calcext:value-type="float">
            <text:p>5412.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2.0769" calcext:value-type="float">
            <text:p>-102.0769</text:p>
          </table:table-cell>
          <table:table-cell office:value-type="float" office:value="233.1481" calcext:value-type="float">
            <text:p>233.1481</text:p>
          </table:table-cell>
          <table:table-cell office:value-type="float" office:value="0" calcext:value-type="float">
            <text:p>0</text:p>
          </table:table-cell>
          <table:table-cell office:value-type="float" office:value="113.9975" calcext:value-type="float">
            <text:p>113.9975</text:p>
          </table:table-cell>
          <table:table-cell office:value-type="float" office:value="139.6767" calcext:value-type="float">
            <text:p>139.6767</text:p>
          </table:table-cell>
          <table:table-cell office:value-type="float" office:value="0.02560675" calcext:value-type="float">
            <text:p>0.02560675</text:p>
          </table:table-cell>
          <table:table-cell office:value-type="float" office:value="0" calcext:value-type="float">
            <text:p>0</text:p>
          </table:table-cell>
          <table:table-cell office:value-type="float" office:value="0.1657922" calcext:value-type="float">
            <text:p>0.1657922</text:p>
          </table:table-cell>
          <table:table-cell office:value-type="float" office:value="0.9604263" calcext:value-type="float">
            <text:p>0.9604263</text:p>
          </table:table-cell>
          <table:table-cell office:value-type="float" office:value="360" calcext:value-type="float">
            <text:p>360</text:p>
          </table:table-cell>
          <table:table-cell office:value-type="float" office:value="-103.1775" calcext:value-type="float">
            <text:p>-103.1775</text:p>
          </table:table-cell>
          <table:table-cell office:value-type="float" office:value="0" calcext:value-type="float">
            <text:p>0</text:p>
          </table:table-cell>
          <table:table-cell office:value-type="float" office:value="262.3546" calcext:value-type="float">
            <text:p>262.3546</text:p>
          </table:table-cell>
          <table:table-cell office:value-type="float" office:value="274.1334" calcext:value-type="float">
            <text:p>274.1334</text:p>
          </table:table-cell>
          <table:table-cell office:value-type="float" office:value="895.5216" calcext:value-type="float">
            <text:p>895.5216</text:p>
          </table:table-cell>
          <table:table-cell office:value-type="float" office:value="855.34" calcext:value-type="float">
            <text:p>855.34</text:p>
          </table:table-cell>
          <table:table-cell office:value-type="float" office:value="845.2269" calcext:value-type="float">
            <text:p>845.2269</text:p>
          </table:table-cell>
          <table:table-cell office:value-type="float" office:value="861.9253" calcext:value-type="float">
            <text:p>861.9253</text:p>
          </table:table-cell>
          <table:table-cell office:value-type="float" office:value="333.0961" calcext:value-type="float">
            <text:p>333.0961</text:p>
          </table:table-cell>
          <table:table-cell office:value-type="float" office:value="448.4943" calcext:value-type="float">
            <text:p>448.4943</text:p>
          </table:table-cell>
          <table:table-cell office:value-type="float" office:value="388.864" calcext:value-type="float">
            <text:p>388.864</text:p>
          </table:table-cell>
          <table:table-cell office:value-type="float" office:value="336.546" calcext:value-type="float">
            <text:p>336.54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042004" calcext:value-type="float">
            <text:p>20042004</text:p>
          </table:table-cell>
          <table:table-cell office:value-type="float" office:value="331.9382" calcext:value-type="float">
            <text:p>331.9382</text:p>
          </table:table-cell>
          <table:table-cell office:value-type="float" office:value="5413.104" calcext:value-type="float">
            <text:p>5413.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4.134" calcext:value-type="float">
            <text:p>-104.134</text:p>
          </table:table-cell>
          <table:table-cell office:value-type="float" office:value="241.5211" calcext:value-type="float">
            <text:p>241.5211</text:p>
          </table:table-cell>
          <table:table-cell office:value-type="float" office:value="0" calcext:value-type="float">
            <text:p>0</text:p>
          </table:table-cell>
          <table:table-cell office:value-type="float" office:value="113.9136" calcext:value-type="float">
            <text:p>113.9136</text:p>
          </table:table-cell>
          <table:table-cell office:value-type="float" office:value="137.2413" calcext:value-type="float">
            <text:p>137.2413</text:p>
          </table:table-cell>
          <table:table-cell office:value-type="float" office:value="0.02593525" calcext:value-type="float">
            <text:p>0.02593525</text:p>
          </table:table-cell>
          <table:table-cell office:value-type="float" office:value="0" calcext:value-type="float">
            <text:p>0</text:p>
          </table:table-cell>
          <table:table-cell office:value-type="float" office:value="0.1678308" calcext:value-type="float">
            <text:p>0.1678308</text:p>
          </table:table-cell>
          <table:table-cell office:value-type="float" office:value="0.9751886" calcext:value-type="float">
            <text:p>0.9751886</text:p>
          </table:table-cell>
          <table:table-cell office:value-type="float" office:value="360" calcext:value-type="float">
            <text:p>360</text:p>
          </table:table-cell>
          <table:table-cell office:value-type="float" office:value="-105.2511" calcext:value-type="float">
            <text:p>-105.2511</text:p>
          </table:table-cell>
          <table:table-cell office:value-type="float" office:value="0" calcext:value-type="float">
            <text:p>0</text:p>
          </table:table-cell>
          <table:table-cell office:value-type="float" office:value="263.2228" calcext:value-type="float">
            <text:p>263.2228</text:p>
          </table:table-cell>
          <table:table-cell office:value-type="float" office:value="274.0732" calcext:value-type="float">
            <text:p>274.0732</text:p>
          </table:table-cell>
          <table:table-cell office:value-type="float" office:value="895.3624" calcext:value-type="float">
            <text:p>895.3624</text:p>
          </table:table-cell>
          <table:table-cell office:value-type="float" office:value="855.2306" calcext:value-type="float">
            <text:p>855.2306</text:p>
          </table:table-cell>
          <table:table-cell office:value-type="float" office:value="845.1493" calcext:value-type="float">
            <text:p>845.1493</text:p>
          </table:table-cell>
          <table:table-cell office:value-type="float" office:value="861.8675" calcext:value-type="float">
            <text:p>861.8675</text:p>
          </table:table-cell>
          <table:table-cell office:value-type="float" office:value="333.0571" calcext:value-type="float">
            <text:p>333.0571</text:p>
          </table:table-cell>
          <table:table-cell office:value-type="float" office:value="448.4739" calcext:value-type="float">
            <text:p>448.4739</text:p>
          </table:table-cell>
          <table:table-cell office:value-type="float" office:value="388.858" calcext:value-type="float">
            <text:p>388.858</text:p>
          </table:table-cell>
          <table:table-cell office:value-type="float" office:value="336.5422" calcext:value-type="float">
            <text:p>336.542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042004" calcext:value-type="float">
            <text:p>21042004</text:p>
          </table:table-cell>
          <table:table-cell office:value-type="float" office:value="329.8482" calcext:value-type="float">
            <text:p>329.8482</text:p>
          </table:table-cell>
          <table:table-cell office:value-type="float" office:value="5413.829" calcext:value-type="float">
            <text:p>5413.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.4282" calcext:value-type="float">
            <text:p>-105.4282</text:p>
          </table:table-cell>
          <table:table-cell office:value-type="float" office:value="245.7217" calcext:value-type="float">
            <text:p>245.7217</text:p>
          </table:table-cell>
          <table:table-cell office:value-type="float" office:value="0" calcext:value-type="float">
            <text:p>0</text:p>
          </table:table-cell>
          <table:table-cell office:value-type="float" office:value="110.2515" calcext:value-type="float">
            <text:p>110.2515</text:p>
          </table:table-cell>
          <table:table-cell office:value-type="float" office:value="135.7884" calcext:value-type="float">
            <text:p>135.7884</text:p>
          </table:table-cell>
          <table:table-cell office:value-type="float" office:value="0.02623944" calcext:value-type="float">
            <text:p>0.02623944</text:p>
          </table:table-cell>
          <table:table-cell office:value-type="float" office:value="0" calcext:value-type="float">
            <text:p>0</text:p>
          </table:table-cell>
          <table:table-cell office:value-type="float" office:value="0.1695605" calcext:value-type="float">
            <text:p>0.1695605</text:p>
          </table:table-cell>
          <table:table-cell office:value-type="float" office:value="0.9882101" calcext:value-type="float">
            <text:p>0.9882101</text:p>
          </table:table-cell>
          <table:table-cell office:value-type="float" office:value="360" calcext:value-type="float">
            <text:p>360</text:p>
          </table:table-cell>
          <table:table-cell office:value-type="float" office:value="-106.5598" calcext:value-type="float">
            <text:p>-106.5598</text:p>
          </table:table-cell>
          <table:table-cell office:value-type="float" office:value="0" calcext:value-type="float">
            <text:p>0</text:p>
          </table:table-cell>
          <table:table-cell office:value-type="float" office:value="263.9294" calcext:value-type="float">
            <text:p>263.9294</text:p>
          </table:table-cell>
          <table:table-cell office:value-type="float" office:value="274.0009" calcext:value-type="float">
            <text:p>274.0009</text:p>
          </table:table-cell>
          <table:table-cell office:value-type="float" office:value="895.1793" calcext:value-type="float">
            <text:p>895.1793</text:p>
          </table:table-cell>
          <table:table-cell office:value-type="float" office:value="855.1028" calcext:value-type="float">
            <text:p>855.1028</text:p>
          </table:table-cell>
          <table:table-cell office:value-type="float" office:value="845.0595" calcext:value-type="float">
            <text:p>845.0595</text:p>
          </table:table-cell>
          <table:table-cell office:value-type="float" office:value="861.8012" calcext:value-type="float">
            <text:p>861.8012</text:p>
          </table:table-cell>
          <table:table-cell office:value-type="float" office:value="333.0126" calcext:value-type="float">
            <text:p>333.0126</text:p>
          </table:table-cell>
          <table:table-cell office:value-type="float" office:value="448.4507" calcext:value-type="float">
            <text:p>448.4507</text:p>
          </table:table-cell>
          <table:table-cell office:value-type="float" office:value="388.8513" calcext:value-type="float">
            <text:p>388.8513</text:p>
          </table:table-cell>
          <table:table-cell office:value-type="float" office:value="336.5381" calcext:value-type="float">
            <text:p>336.538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042004" calcext:value-type="float">
            <text:p>22042004</text:p>
          </table:table-cell>
          <table:table-cell office:value-type="float" office:value="327.806" calcext:value-type="float">
            <text:p>327.806</text:p>
          </table:table-cell>
          <table:table-cell office:value-type="float" office:value="5414.436" calcext:value-type="float">
            <text:p>5414.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6.7706" calcext:value-type="float">
            <text:p>-106.7706</text:p>
          </table:table-cell>
          <table:table-cell office:value-type="float" office:value="248.8076" calcext:value-type="float">
            <text:p>248.8076</text:p>
          </table:table-cell>
          <table:table-cell office:value-type="float" office:value="0" calcext:value-type="float">
            <text:p>0</text:p>
          </table:table-cell>
          <table:table-cell office:value-type="float" office:value="107.0151" calcext:value-type="float">
            <text:p>107.0151</text:p>
          </table:table-cell>
          <table:table-cell office:value-type="float" office:value="134.5462" calcext:value-type="float">
            <text:p>134.5462</text:p>
          </table:table-cell>
          <table:table-cell office:value-type="float" office:value="0.0264808" calcext:value-type="float">
            <text:p>0.0264808</text:p>
          </table:table-cell>
          <table:table-cell office:value-type="float" office:value="0" calcext:value-type="float">
            <text:p>0</text:p>
          </table:table-cell>
          <table:table-cell office:value-type="float" office:value="0.171176" calcext:value-type="float">
            <text:p>0.171176</text:p>
          </table:table-cell>
          <table:table-cell office:value-type="float" office:value="1.00023" calcext:value-type="float">
            <text:p>1.00023</text:p>
          </table:table-cell>
          <table:table-cell office:value-type="float" office:value="360" calcext:value-type="float">
            <text:p>360</text:p>
          </table:table-cell>
          <table:table-cell office:value-type="float" office:value="-107.9155" calcext:value-type="float">
            <text:p>-107.9155</text:p>
          </table:table-cell>
          <table:table-cell office:value-type="float" office:value="0" calcext:value-type="float">
            <text:p>0</text:p>
          </table:table-cell>
          <table:table-cell office:value-type="float" office:value="264.5104" calcext:value-type="float">
            <text:p>264.5104</text:p>
          </table:table-cell>
          <table:table-cell office:value-type="float" office:value="273.9084" calcext:value-type="float">
            <text:p>273.9084</text:p>
          </table:table-cell>
          <table:table-cell office:value-type="float" office:value="894.9423" calcext:value-type="float">
            <text:p>894.9423</text:p>
          </table:table-cell>
          <table:table-cell office:value-type="float" office:value="854.9442" calcext:value-type="float">
            <text:p>854.9442</text:p>
          </table:table-cell>
          <table:table-cell office:value-type="float" office:value="844.9467" calcext:value-type="float">
            <text:p>844.9467</text:p>
          </table:table-cell>
          <table:table-cell office:value-type="float" office:value="861.72" calcext:value-type="float">
            <text:p>861.72</text:p>
          </table:table-cell>
          <table:table-cell office:value-type="float" office:value="332.9598" calcext:value-type="float">
            <text:p>332.9598</text:p>
          </table:table-cell>
          <table:table-cell office:value-type="float" office:value="448.4229" calcext:value-type="float">
            <text:p>448.4229</text:p>
          </table:table-cell>
          <table:table-cell office:value-type="float" office:value="388.8437" calcext:value-type="float">
            <text:p>388.8437</text:p>
          </table:table-cell>
          <table:table-cell office:value-type="float" office:value="336.5337" calcext:value-type="float">
            <text:p>336.53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042004" calcext:value-type="float">
            <text:p>23042004</text:p>
          </table:table-cell>
          <table:table-cell office:value-type="float" office:value="325.5477" calcext:value-type="float">
            <text:p>325.5477</text:p>
          </table:table-cell>
          <table:table-cell office:value-type="float" office:value="5415.035" calcext:value-type="float">
            <text:p>5415.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1161" calcext:value-type="float">
            <text:p>-108.1161</text:p>
          </table:table-cell>
          <table:table-cell office:value-type="float" office:value="249.356" calcext:value-type="float">
            <text:p>249.356</text:p>
          </table:table-cell>
          <table:table-cell office:value-type="float" office:value="0" calcext:value-type="float">
            <text:p>0</text:p>
          </table:table-cell>
          <table:table-cell office:value-type="float" office:value="105.3047" calcext:value-type="float">
            <text:p>105.3047</text:p>
          </table:table-cell>
          <table:table-cell office:value-type="float" office:value="132.9261" calcext:value-type="float">
            <text:p>132.9261</text:p>
          </table:table-cell>
          <table:table-cell office:value-type="float" office:value="0.02673563" calcext:value-type="float">
            <text:p>0.02673563</text:p>
          </table:table-cell>
          <table:table-cell office:value-type="float" office:value="0" calcext:value-type="float">
            <text:p>0</text:p>
          </table:table-cell>
          <table:table-cell office:value-type="float" office:value="0.1749868" calcext:value-type="float">
            <text:p>0.1749868</text:p>
          </table:table-cell>
          <table:table-cell office:value-type="float" office:value="1.013749" calcext:value-type="float">
            <text:p>1.013749</text:p>
          </table:table-cell>
          <table:table-cell office:value-type="float" office:value="360" calcext:value-type="float">
            <text:p>360</text:p>
          </table:table-cell>
          <table:table-cell office:value-type="float" office:value="-109.2781" calcext:value-type="float">
            <text:p>-109.2781</text:p>
          </table:table-cell>
          <table:table-cell office:value-type="float" office:value="0" calcext:value-type="float">
            <text:p>0</text:p>
          </table:table-cell>
          <table:table-cell office:value-type="float" office:value="265.2202" calcext:value-type="float">
            <text:p>265.2202</text:p>
          </table:table-cell>
          <table:table-cell office:value-type="float" office:value="273.8788" calcext:value-type="float">
            <text:p>273.8788</text:p>
          </table:table-cell>
          <table:table-cell office:value-type="float" office:value="894.7197" calcext:value-type="float">
            <text:p>894.7197</text:p>
          </table:table-cell>
          <table:table-cell office:value-type="float" office:value="854.7725" calcext:value-type="float">
            <text:p>854.7725</text:p>
          </table:table-cell>
          <table:table-cell office:value-type="float" office:value="844.8233" calcext:value-type="float">
            <text:p>844.8233</text:p>
          </table:table-cell>
          <table:table-cell office:value-type="float" office:value="861.628" calcext:value-type="float">
            <text:p>861.628</text:p>
          </table:table-cell>
          <table:table-cell office:value-type="float" office:value="332.8982" calcext:value-type="float">
            <text:p>332.8982</text:p>
          </table:table-cell>
          <table:table-cell office:value-type="float" office:value="448.3878" calcext:value-type="float">
            <text:p>448.3878</text:p>
          </table:table-cell>
          <table:table-cell office:value-type="float" office:value="388.8349" calcext:value-type="float">
            <text:p>388.8349</text:p>
          </table:table-cell>
          <table:table-cell office:value-type="float" office:value="336.5289" calcext:value-type="float">
            <text:p>336.528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042004" calcext:value-type="float">
            <text:p>24042004</text:p>
          </table:table-cell>
          <table:table-cell office:value-type="float" office:value="322.3554" calcext:value-type="float">
            <text:p>322.3554</text:p>
          </table:table-cell>
          <table:table-cell office:value-type="float" office:value="5415.81" calcext:value-type="float">
            <text:p>5415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6067" calcext:value-type="float">
            <text:p>-110.6067</text:p>
          </table:table-cell>
          <table:table-cell office:value-type="float" office:value="259.0901" calcext:value-type="float">
            <text:p>259.0901</text:p>
          </table:table-cell>
          <table:table-cell office:value-type="float" office:value="0" calcext:value-type="float">
            <text:p>0</text:p>
          </table:table-cell>
          <table:table-cell office:value-type="float" office:value="106.3949" calcext:value-type="float">
            <text:p>106.3949</text:p>
          </table:table-cell>
          <table:table-cell office:value-type="float" office:value="130.4216" calcext:value-type="float">
            <text:p>130.4216</text:p>
          </table:table-cell>
          <table:table-cell office:value-type="float" office:value="0.02704322" calcext:value-type="float">
            <text:p>0.02704322</text:p>
          </table:table-cell>
          <table:table-cell office:value-type="float" office:value="0" calcext:value-type="float">
            <text:p>0</text:p>
          </table:table-cell>
          <table:table-cell office:value-type="float" office:value="0.1779407" calcext:value-type="float">
            <text:p>0.1779407</text:p>
          </table:table-cell>
          <table:table-cell office:value-type="float" office:value="1.031077" calcext:value-type="float">
            <text:p>1.031077</text:p>
          </table:table-cell>
          <table:table-cell office:value-type="float" office:value="360" calcext:value-type="float">
            <text:p>360</text:p>
          </table:table-cell>
          <table:table-cell office:value-type="float" office:value="-111.7886" calcext:value-type="float">
            <text:p>-111.7886</text:p>
          </table:table-cell>
          <table:table-cell office:value-type="float" office:value="0" calcext:value-type="float">
            <text:p>0</text:p>
          </table:table-cell>
          <table:table-cell office:value-type="float" office:value="265.9868" calcext:value-type="float">
            <text:p>265.9868</text:p>
          </table:table-cell>
          <table:table-cell office:value-type="float" office:value="273.8124" calcext:value-type="float">
            <text:p>273.8124</text:p>
          </table:table-cell>
          <table:table-cell office:value-type="float" office:value="894.5423" calcext:value-type="float">
            <text:p>894.5423</text:p>
          </table:table-cell>
          <table:table-cell office:value-type="float" office:value="854.634" calcext:value-type="float">
            <text:p>854.634</text:p>
          </table:table-cell>
          <table:table-cell office:value-type="float" office:value="844.717" calcext:value-type="float">
            <text:p>844.717</text:p>
          </table:table-cell>
          <table:table-cell office:value-type="float" office:value="861.5479" calcext:value-type="float">
            <text:p>861.5479</text:p>
          </table:table-cell>
          <table:table-cell office:value-type="float" office:value="332.8399" calcext:value-type="float">
            <text:p>332.8399</text:p>
          </table:table-cell>
          <table:table-cell office:value-type="float" office:value="448.3506" calcext:value-type="float">
            <text:p>448.3506</text:p>
          </table:table-cell>
          <table:table-cell office:value-type="float" office:value="388.8251" calcext:value-type="float">
            <text:p>388.8251</text:p>
          </table:table-cell>
          <table:table-cell office:value-type="float" office:value="336.5238" calcext:value-type="float">
            <text:p>336.52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42004" calcext:value-type="float">
            <text:p>25042004</text:p>
          </table:table-cell>
          <table:table-cell office:value-type="float" office:value="320.3486" calcext:value-type="float">
            <text:p>320.3486</text:p>
          </table:table-cell>
          <table:table-cell office:value-type="float" office:value="5416.268" calcext:value-type="float">
            <text:p>5416.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1514" calcext:value-type="float">
            <text:p>-112.1514</text:p>
          </table:table-cell>
          <table:table-cell office:value-type="float" office:value="265.7268" calcext:value-type="float">
            <text:p>265.7268</text:p>
          </table:table-cell>
          <table:table-cell office:value-type="float" office:value="0" calcext:value-type="float">
            <text:p>0</text:p>
          </table:table-cell>
          <table:table-cell office:value-type="float" office:value="106.6866" calcext:value-type="float">
            <text:p>106.6866</text:p>
          </table:table-cell>
          <table:table-cell office:value-type="float" office:value="128.9971" calcext:value-type="float">
            <text:p>128.9971</text:p>
          </table:table-cell>
          <table:table-cell office:value-type="float" office:value="0.02735848" calcext:value-type="float">
            <text:p>0.02735848</text:p>
          </table:table-cell>
          <table:table-cell office:value-type="float" office:value="0" calcext:value-type="float">
            <text:p>0</text:p>
          </table:table-cell>
          <table:table-cell office:value-type="float" office:value="0.1791869" calcext:value-type="float">
            <text:p>0.1791869</text:p>
          </table:table-cell>
          <table:table-cell office:value-type="float" office:value="1.041779" calcext:value-type="float">
            <text:p>1.041779</text:p>
          </table:table-cell>
          <table:table-cell office:value-type="float" office:value="360" calcext:value-type="float">
            <text:p>360</text:p>
          </table:table-cell>
          <table:table-cell office:value-type="float" office:value="-113.345" calcext:value-type="float">
            <text:p>-113.345</text:p>
          </table:table-cell>
          <table:table-cell office:value-type="float" office:value="0" calcext:value-type="float">
            <text:p>0</text:p>
          </table:table-cell>
          <table:table-cell office:value-type="float" office:value="266.4605" calcext:value-type="float">
            <text:p>266.4605</text:p>
          </table:table-cell>
          <table:table-cell office:value-type="float" office:value="273.7575" calcext:value-type="float">
            <text:p>273.7575</text:p>
          </table:table-cell>
          <table:table-cell office:value-type="float" office:value="894.3875" calcext:value-type="float">
            <text:p>894.3875</text:p>
          </table:table-cell>
          <table:table-cell office:value-type="float" office:value="854.5123" calcext:value-type="float">
            <text:p>854.5123</text:p>
          </table:table-cell>
          <table:table-cell office:value-type="float" office:value="844.626" calcext:value-type="float">
            <text:p>844.626</text:p>
          </table:table-cell>
          <table:table-cell office:value-type="float" office:value="861.4757" calcext:value-type="float">
            <text:p>861.4757</text:p>
          </table:table-cell>
          <table:table-cell office:value-type="float" office:value="332.7878" calcext:value-type="float">
            <text:p>332.7878</text:p>
          </table:table-cell>
          <table:table-cell office:value-type="float" office:value="448.3148" calcext:value-type="float">
            <text:p>448.3148</text:p>
          </table:table-cell>
          <table:table-cell office:value-type="float" office:value="388.8148" calcext:value-type="float">
            <text:p>388.8148</text:p>
          </table:table-cell>
          <table:table-cell office:value-type="float" office:value="336.5183" calcext:value-type="float">
            <text:p>336.518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042004" calcext:value-type="float">
            <text:p>26042004</text:p>
          </table:table-cell>
          <table:table-cell office:value-type="float" office:value="319.524" calcext:value-type="float">
            <text:p>319.524</text:p>
          </table:table-cell>
          <table:table-cell office:value-type="float" office:value="5416.394" calcext:value-type="float">
            <text:p>5416.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8275" calcext:value-type="float">
            <text:p>-112.8275</text:p>
          </table:table-cell>
          <table:table-cell office:value-type="float" office:value="266.7147" calcext:value-type="float">
            <text:p>266.7147</text:p>
          </table:table-cell>
          <table:table-cell office:value-type="float" office:value="0" calcext:value-type="float">
            <text:p>0</text:p>
          </table:table-cell>
          <table:table-cell office:value-type="float" office:value="105.9065" calcext:value-type="float">
            <text:p>105.9065</text:p>
          </table:table-cell>
          <table:table-cell office:value-type="float" office:value="128.6689" calcext:value-type="float">
            <text:p>128.6689</text:p>
          </table:table-cell>
          <table:table-cell office:value-type="float" office:value="0.02764548" calcext:value-type="float">
            <text:p>0.02764548</text:p>
          </table:table-cell>
          <table:table-cell office:value-type="float" office:value="0" calcext:value-type="float">
            <text:p>0</text:p>
          </table:table-cell>
          <table:table-cell office:value-type="float" office:value="0.1800807" calcext:value-type="float">
            <text:p>0.1800807</text:p>
          </table:table-cell>
          <table:table-cell office:value-type="float" office:value="1.050777" calcext:value-type="float">
            <text:p>1.050777</text:p>
          </table:table-cell>
          <table:table-cell office:value-type="float" office:value="360" calcext:value-type="float">
            <text:p>360</text:p>
          </table:table-cell>
          <table:table-cell office:value-type="float" office:value="-114.0307" calcext:value-type="float">
            <text:p>-114.0307</text:p>
          </table:table-cell>
          <table:table-cell office:value-type="float" office:value="0" calcext:value-type="float">
            <text:p>0</text:p>
          </table:table-cell>
          <table:table-cell office:value-type="float" office:value="266.6236" calcext:value-type="float">
            <text:p>266.6236</text:p>
          </table:table-cell>
          <table:table-cell office:value-type="float" office:value="273.7101" calcext:value-type="float">
            <text:p>273.7101</text:p>
          </table:table-cell>
          <table:table-cell office:value-type="float" office:value="894.2521" calcext:value-type="float">
            <text:p>894.2521</text:p>
          </table:table-cell>
          <table:table-cell office:value-type="float" office:value="854.4099" calcext:value-type="float">
            <text:p>854.4099</text:p>
          </table:table-cell>
          <table:table-cell office:value-type="float" office:value="844.541" calcext:value-type="float">
            <text:p>844.541</text:p>
          </table:table-cell>
          <table:table-cell office:value-type="float" office:value="861.4099" calcext:value-type="float">
            <text:p>861.4099</text:p>
          </table:table-cell>
          <table:table-cell office:value-type="float" office:value="332.7402" calcext:value-type="float">
            <text:p>332.7402</text:p>
          </table:table-cell>
          <table:table-cell office:value-type="float" office:value="448.2804" calcext:value-type="float">
            <text:p>448.2804</text:p>
          </table:table-cell>
          <table:table-cell office:value-type="float" office:value="388.8045" calcext:value-type="float">
            <text:p>388.8045</text:p>
          </table:table-cell>
          <table:table-cell office:value-type="float" office:value="336.5125" calcext:value-type="float">
            <text:p>336.51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7042004" calcext:value-type="float">
            <text:p>27042004</text:p>
          </table:table-cell>
          <table:table-cell office:value-type="float" office:value="317.9912" calcext:value-type="float">
            <text:p>317.9912</text:p>
          </table:table-cell>
          <table:table-cell office:value-type="float" office:value="5416.782" calcext:value-type="float">
            <text:p>5416.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.8951" calcext:value-type="float">
            <text:p>-113.8951</text:p>
          </table:table-cell>
          <table:table-cell office:value-type="float" office:value="267.0237" calcext:value-type="float">
            <text:p>267.0237</text:p>
          </table:table-cell>
          <table:table-cell office:value-type="float" office:value="0" calcext:value-type="float">
            <text:p>0</text:p>
          </table:table-cell>
          <table:table-cell office:value-type="float" office:value="103.7061" calcext:value-type="float">
            <text:p>103.7061</text:p>
          </table:table-cell>
          <table:table-cell office:value-type="float" office:value="127.8332" calcext:value-type="float">
            <text:p>127.8332</text:p>
          </table:table-cell>
          <table:table-cell office:value-type="float" office:value="0.0279123" calcext:value-type="float">
            <text:p>0.0279123</text:p>
          </table:table-cell>
          <table:table-cell office:value-type="float" office:value="0" calcext:value-type="float">
            <text:p>0</text:p>
          </table:table-cell>
          <table:table-cell office:value-type="float" office:value="0.1808867" calcext:value-type="float">
            <text:p>0.1808867</text:p>
          </table:table-cell>
          <table:table-cell office:value-type="float" office:value="1.05895" calcext:value-type="float">
            <text:p>1.05895</text:p>
          </table:table-cell>
          <table:table-cell office:value-type="float" office:value="360" calcext:value-type="float">
            <text:p>360</text:p>
          </table:table-cell>
          <table:table-cell office:value-type="float" office:value="-115.107" calcext:value-type="float">
            <text:p>-115.107</text:p>
          </table:table-cell>
          <table:table-cell office:value-type="float" office:value="0" calcext:value-type="float">
            <text:p>0</text:p>
          </table:table-cell>
          <table:table-cell office:value-type="float" office:value="267.0174" calcext:value-type="float">
            <text:p>267.0174</text:p>
          </table:table-cell>
          <table:table-cell office:value-type="float" office:value="273.6281" calcext:value-type="float">
            <text:p>273.6281</text:p>
          </table:table-cell>
          <table:table-cell office:value-type="float" office:value="894.046" calcext:value-type="float">
            <text:p>894.046</text:p>
          </table:table-cell>
          <table:table-cell office:value-type="float" office:value="854.2696" calcext:value-type="float">
            <text:p>854.2696</text:p>
          </table:table-cell>
          <table:table-cell office:value-type="float" office:value="844.4413" calcext:value-type="float">
            <text:p>844.4413</text:p>
          </table:table-cell>
          <table:table-cell office:value-type="float" office:value="861.3356" calcext:value-type="float">
            <text:p>861.3356</text:p>
          </table:table-cell>
          <table:table-cell office:value-type="float" office:value="332.69" calcext:value-type="float">
            <text:p>332.69</text:p>
          </table:table-cell>
          <table:table-cell office:value-type="float" office:value="448.2464" calcext:value-type="float">
            <text:p>448.2464</text:p>
          </table:table-cell>
          <table:table-cell office:value-type="float" office:value="388.7942" calcext:value-type="float">
            <text:p>388.7942</text:p>
          </table:table-cell>
          <table:table-cell office:value-type="float" office:value="336.5064" calcext:value-type="float">
            <text:p>336.506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8042004" calcext:value-type="float">
            <text:p>28042004</text:p>
          </table:table-cell>
          <table:table-cell office:value-type="float" office:value="316.3287" calcext:value-type="float">
            <text:p>316.3287</text:p>
          </table:table-cell>
          <table:table-cell office:value-type="float" office:value="5417.132" calcext:value-type="float">
            <text:p>5417.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5.1087" calcext:value-type="float">
            <text:p>-115.1087</text:p>
          </table:table-cell>
          <table:table-cell office:value-type="float" office:value="272.1902" calcext:value-type="float">
            <text:p>272.1902</text:p>
          </table:table-cell>
          <table:table-cell office:value-type="float" office:value="0" calcext:value-type="float">
            <text:p>0</text:p>
          </table:table-cell>
          <table:table-cell office:value-type="float" office:value="101.6612" calcext:value-type="float">
            <text:p>101.6612</text:p>
          </table:table-cell>
          <table:table-cell office:value-type="float" office:value="127.0473" calcext:value-type="float">
            <text:p>127.0473</text:p>
          </table:table-cell>
          <table:table-cell office:value-type="float" office:value="0.02817656" calcext:value-type="float">
            <text:p>0.02817656</text:p>
          </table:table-cell>
          <table:table-cell office:value-type="float" office:value="0" calcext:value-type="float">
            <text:p>0</text:p>
          </table:table-cell>
          <table:table-cell office:value-type="float" office:value="0.1816643" calcext:value-type="float">
            <text:p>0.1816643</text:p>
          </table:table-cell>
          <table:table-cell office:value-type="float" office:value="1.066622" calcext:value-type="float">
            <text:p>1.066622</text:p>
          </table:table-cell>
          <table:table-cell office:value-type="float" office:value="360" calcext:value-type="float">
            <text:p>360</text:p>
          </table:table-cell>
          <table:table-cell office:value-type="float" office:value="-116.3288" calcext:value-type="float">
            <text:p>-116.3288</text:p>
          </table:table-cell>
          <table:table-cell office:value-type="float" office:value="0" calcext:value-type="float">
            <text:p>0</text:p>
          </table:table-cell>
          <table:table-cell office:value-type="float" office:value="267.3855" calcext:value-type="float">
            <text:p>267.3855</text:p>
          </table:table-cell>
          <table:table-cell office:value-type="float" office:value="273.5227" calcext:value-type="float">
            <text:p>273.5227</text:p>
          </table:table-cell>
          <table:table-cell office:value-type="float" office:value="893.7778" calcext:value-type="float">
            <text:p>893.7778</text:p>
          </table:table-cell>
          <table:table-cell office:value-type="float" office:value="854.0891" calcext:value-type="float">
            <text:p>854.0891</text:p>
          </table:table-cell>
          <table:table-cell office:value-type="float" office:value="844.3112" calcext:value-type="float">
            <text:p>844.3112</text:p>
          </table:table-cell>
          <table:table-cell office:value-type="float" office:value="861.2427" calcext:value-type="float">
            <text:p>861.2427</text:p>
          </table:table-cell>
          <table:table-cell office:value-type="float" office:value="332.6271" calcext:value-type="float">
            <text:p>332.6271</text:p>
          </table:table-cell>
          <table:table-cell office:value-type="float" office:value="448.2084" calcext:value-type="float">
            <text:p>448.2084</text:p>
          </table:table-cell>
          <table:table-cell office:value-type="float" office:value="388.7835" calcext:value-type="float">
            <text:p>388.7835</text:p>
          </table:table-cell>
          <table:table-cell office:value-type="float" office:value="336.5002" calcext:value-type="float">
            <text:p>336.50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042004" calcext:value-type="float">
            <text:p>29042004</text:p>
          </table:table-cell>
          <table:table-cell office:value-type="float" office:value="314.8311" calcext:value-type="float">
            <text:p>314.8311</text:p>
          </table:table-cell>
          <table:table-cell office:value-type="float" office:value="5417.307" calcext:value-type="float">
            <text:p>5417.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6.317" calcext:value-type="float">
            <text:p>-116.317</text:p>
          </table:table-cell>
          <table:table-cell office:value-type="float" office:value="275.3108" calcext:value-type="float">
            <text:p>275.3108</text:p>
          </table:table-cell>
          <table:table-cell office:value-type="float" office:value="0" calcext:value-type="float">
            <text:p>0</text:p>
          </table:table-cell>
          <table:table-cell office:value-type="float" office:value="100.4164" calcext:value-type="float">
            <text:p>100.4164</text:p>
          </table:table-cell>
          <table:table-cell office:value-type="float" office:value="126.5599" calcext:value-type="float">
            <text:p>126.5599</text:p>
          </table:table-cell>
          <table:table-cell office:value-type="float" office:value="0.0284362" calcext:value-type="float">
            <text:p>0.0284362</text:p>
          </table:table-cell>
          <table:table-cell office:value-type="float" office:value="0" calcext:value-type="float">
            <text:p>0</text:p>
          </table:table-cell>
          <table:table-cell office:value-type="float" office:value="0.1824201" calcext:value-type="float">
            <text:p>0.1824201</text:p>
          </table:table-cell>
          <table:table-cell office:value-type="float" office:value="1.073878" calcext:value-type="float">
            <text:p>1.073878</text:p>
          </table:table-cell>
          <table:table-cell office:value-type="float" office:value="360" calcext:value-type="float">
            <text:p>360</text:p>
          </table:table-cell>
          <table:table-cell office:value-type="float" office:value="-117.5449" calcext:value-type="float">
            <text:p>-117.5449</text:p>
          </table:table-cell>
          <table:table-cell office:value-type="float" office:value="0" calcext:value-type="float">
            <text:p>0</text:p>
          </table:table-cell>
          <table:table-cell office:value-type="float" office:value="267.6111" calcext:value-type="float">
            <text:p>267.6111</text:p>
          </table:table-cell>
          <table:table-cell office:value-type="float" office:value="273.3998" calcext:value-type="float">
            <text:p>273.3998</text:p>
          </table:table-cell>
          <table:table-cell office:value-type="float" office:value="893.4597" calcext:value-type="float">
            <text:p>893.4597</text:p>
          </table:table-cell>
          <table:table-cell office:value-type="float" office:value="853.8749" calcext:value-type="float">
            <text:p>853.8749</text:p>
          </table:table-cell>
          <table:table-cell office:value-type="float" office:value="844.1538" calcext:value-type="float">
            <text:p>844.1538</text:p>
          </table:table-cell>
          <table:table-cell office:value-type="float" office:value="861.1309" calcext:value-type="float">
            <text:p>861.1309</text:p>
          </table:table-cell>
          <table:table-cell office:value-type="float" office:value="332.5532" calcext:value-type="float">
            <text:p>332.5532</text:p>
          </table:table-cell>
          <table:table-cell office:value-type="float" office:value="448.165" calcext:value-type="float">
            <text:p>448.165</text:p>
          </table:table-cell>
          <table:table-cell office:value-type="float" office:value="388.7718" calcext:value-type="float">
            <text:p>388.7718</text:p>
          </table:table-cell>
          <table:table-cell office:value-type="float" office:value="336.4937" calcext:value-type="float">
            <text:p>336.493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042004" calcext:value-type="float">
            <text:p>30042004</text:p>
          </table:table-cell>
          <table:table-cell office:value-type="float" office:value="313.448" calcext:value-type="float">
            <text:p>313.448</text:p>
          </table:table-cell>
          <table:table-cell office:value-type="float" office:value="5417.362" calcext:value-type="float">
            <text:p>5417.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7.534" calcext:value-type="float">
            <text:p>-117.534</text:p>
          </table:table-cell>
          <table:table-cell office:value-type="float" office:value="275.95" calcext:value-type="float">
            <text:p>275.95</text:p>
          </table:table-cell>
          <table:table-cell office:value-type="float" office:value="0" calcext:value-type="float">
            <text:p>0</text:p>
          </table:table-cell>
          <table:table-cell office:value-type="float" office:value="99.79843" calcext:value-type="float">
            <text:p>99.79843</text:p>
          </table:table-cell>
          <table:table-cell office:value-type="float" office:value="126.2731" calcext:value-type="float">
            <text:p>126.2731</text:p>
          </table:table-cell>
          <table:table-cell office:value-type="float" office:value="0.02869764" calcext:value-type="float">
            <text:p>0.02869764</text:p>
          </table:table-cell>
          <table:table-cell office:value-type="float" office:value="0" calcext:value-type="float">
            <text:p>0</text:p>
          </table:table-cell>
          <table:table-cell office:value-type="float" office:value="0.1831453" calcext:value-type="float">
            <text:p>0.1831453</text:p>
          </table:table-cell>
          <table:table-cell office:value-type="float" office:value="1.080722" calcext:value-type="float">
            <text:p>1.080722</text:p>
          </table:table-cell>
          <table:table-cell office:value-type="float" office:value="360" calcext:value-type="float">
            <text:p>360</text:p>
          </table:table-cell>
          <table:table-cell office:value-type="float" office:value="-118.7692" calcext:value-type="float">
            <text:p>-118.7692</text:p>
          </table:table-cell>
          <table:table-cell office:value-type="float" office:value="0" calcext:value-type="float">
            <text:p>0</text:p>
          </table:table-cell>
          <table:table-cell office:value-type="float" office:value="267.7454" calcext:value-type="float">
            <text:p>267.7454</text:p>
          </table:table-cell>
          <table:table-cell office:value-type="float" office:value="273.268" calcext:value-type="float">
            <text:p>273.268</text:p>
          </table:table-cell>
          <table:table-cell office:value-type="float" office:value="893.1108" calcext:value-type="float">
            <text:p>893.1108</text:p>
          </table:table-cell>
          <table:table-cell office:value-type="float" office:value="853.6391" calcext:value-type="float">
            <text:p>853.6391</text:p>
          </table:table-cell>
          <table:table-cell office:value-type="float" office:value="843.9726" calcext:value-type="float">
            <text:p>843.9726</text:p>
          </table:table-cell>
          <table:table-cell office:value-type="float" office:value="861.005" calcext:value-type="float">
            <text:p>861.005</text:p>
          </table:table-cell>
          <table:table-cell office:value-type="float" office:value="332.4688" calcext:value-type="float">
            <text:p>332.4688</text:p>
          </table:table-cell>
          <table:table-cell office:value-type="float" office:value="448.1161" calcext:value-type="float">
            <text:p>448.1161</text:p>
          </table:table-cell>
          <table:table-cell office:value-type="float" office:value="388.7588" calcext:value-type="float">
            <text:p>388.7588</text:p>
          </table:table-cell>
          <table:table-cell office:value-type="float" office:value="336.4869" calcext:value-type="float">
            <text:p>336.486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52004" calcext:value-type="float">
            <text:p>1052004</text:p>
          </table:table-cell>
          <table:table-cell office:value-type="float" office:value="310.8551" calcext:value-type="float">
            <text:p>310.8551</text:p>
          </table:table-cell>
          <table:table-cell office:value-type="float" office:value="5417.828" calcext:value-type="float">
            <text:p>5417.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9.4389" calcext:value-type="float">
            <text:p>-119.4389</text:p>
          </table:table-cell>
          <table:table-cell office:value-type="float" office:value="283.7299" calcext:value-type="float">
            <text:p>283.7299</text:p>
          </table:table-cell>
          <table:table-cell office:value-type="float" office:value="0" calcext:value-type="float">
            <text:p>0</text:p>
          </table:table-cell>
          <table:table-cell office:value-type="float" office:value="100.4901" calcext:value-type="float">
            <text:p>100.4901</text:p>
          </table:table-cell>
          <table:table-cell office:value-type="float" office:value="124.561" calcext:value-type="float">
            <text:p>124.561</text:p>
          </table:table-cell>
          <table:table-cell office:value-type="float" office:value="0.02897847" calcext:value-type="float">
            <text:p>0.02897847</text:p>
          </table:table-cell>
          <table:table-cell office:value-type="float" office:value="0" calcext:value-type="float">
            <text:p>0</text:p>
          </table:table-cell>
          <table:table-cell office:value-type="float" office:value="0.1860441" calcext:value-type="float">
            <text:p>0.1860441</text:p>
          </table:table-cell>
          <table:table-cell office:value-type="float" office:value="1.091145" calcext:value-type="float">
            <text:p>1.091145</text:p>
          </table:table-cell>
          <table:table-cell office:value-type="float" office:value="360" calcext:value-type="float">
            <text:p>360</text:p>
          </table:table-cell>
          <table:table-cell office:value-type="float" office:value="-120.6871" calcext:value-type="float">
            <text:p>-120.6871</text:p>
          </table:table-cell>
          <table:table-cell office:value-type="float" office:value="0" calcext:value-type="float">
            <text:p>0</text:p>
          </table:table-cell>
          <table:table-cell office:value-type="float" office:value="268.3376" calcext:value-type="float">
            <text:p>268.3376</text:p>
          </table:table-cell>
          <table:table-cell office:value-type="float" office:value="273.1942" calcext:value-type="float">
            <text:p>273.1942</text:p>
          </table:table-cell>
          <table:table-cell office:value-type="float" office:value="892.8373" calcext:value-type="float">
            <text:p>892.8373</text:p>
          </table:table-cell>
          <table:table-cell office:value-type="float" office:value="853.4351" calcext:value-type="float">
            <text:p>853.4351</text:p>
          </table:table-cell>
          <table:table-cell office:value-type="float" office:value="843.8046" calcext:value-type="float">
            <text:p>843.8046</text:p>
          </table:table-cell>
          <table:table-cell office:value-type="float" office:value="860.882" calcext:value-type="float">
            <text:p>860.882</text:p>
          </table:table-cell>
          <table:table-cell office:value-type="float" office:value="332.3802" calcext:value-type="float">
            <text:p>332.3802</text:p>
          </table:table-cell>
          <table:table-cell office:value-type="float" office:value="448.0618" calcext:value-type="float">
            <text:p>448.0618</text:p>
          </table:table-cell>
          <table:table-cell office:value-type="float" office:value="388.7444" calcext:value-type="float">
            <text:p>388.7444</text:p>
          </table:table-cell>
          <table:table-cell office:value-type="float" office:value="336.4796" calcext:value-type="float">
            <text:p>336.479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52004" calcext:value-type="float">
            <text:p>2052004</text:p>
          </table:table-cell>
          <table:table-cell office:value-type="float" office:value="307.6564" calcext:value-type="float">
            <text:p>307.6564</text:p>
          </table:table-cell>
          <table:table-cell office:value-type="float" office:value="5418.537" calcext:value-type="float">
            <text:p>5418.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1.8835" calcext:value-type="float">
            <text:p>-121.8835</text:p>
          </table:table-cell>
          <table:table-cell office:value-type="float" office:value="291.8981" calcext:value-type="float">
            <text:p>291.8981</text:p>
          </table:table-cell>
          <table:table-cell office:value-type="float" office:value="0" calcext:value-type="float">
            <text:p>0</text:p>
          </table:table-cell>
          <table:table-cell office:value-type="float" office:value="101.5398" calcext:value-type="float">
            <text:p>101.5398</text:p>
          </table:table-cell>
          <table:table-cell office:value-type="float" office:value="122.2063" calcext:value-type="float">
            <text:p>122.2063</text:p>
          </table:table-cell>
          <table:table-cell office:value-type="float" office:value="0.02928542" calcext:value-type="float">
            <text:p>0.02928542</text:p>
          </table:table-cell>
          <table:table-cell office:value-type="float" office:value="0" calcext:value-type="float">
            <text:p>0</text:p>
          </table:table-cell>
          <table:table-cell office:value-type="float" office:value="0.1890821" calcext:value-type="float">
            <text:p>0.1890821</text:p>
          </table:table-cell>
          <table:table-cell office:value-type="float" office:value="1.102694" calcext:value-type="float">
            <text:p>1.102694</text:p>
          </table:table-cell>
          <table:table-cell office:value-type="float" office:value="360" calcext:value-type="float">
            <text:p>360</text:p>
          </table:table-cell>
          <table:table-cell office:value-type="float" office:value="-123.146" calcext:value-type="float">
            <text:p>-123.146</text:p>
          </table:table-cell>
          <table:table-cell office:value-type="float" office:value="0" calcext:value-type="float">
            <text:p>0</text:p>
          </table:table-cell>
          <table:table-cell office:value-type="float" office:value="269.0863" calcext:value-type="float">
            <text:p>269.0863</text:p>
          </table:table-cell>
          <table:table-cell office:value-type="float" office:value="273.1184" calcext:value-type="float">
            <text:p>273.1184</text:p>
          </table:table-cell>
          <table:table-cell office:value-type="float" office:value="892.6052" calcext:value-type="float">
            <text:p>892.6052</text:p>
          </table:table-cell>
          <table:table-cell office:value-type="float" office:value="853.2603" calcext:value-type="float">
            <text:p>853.2603</text:p>
          </table:table-cell>
          <table:table-cell office:value-type="float" office:value="843.6657" calcext:value-type="float">
            <text:p>843.6657</text:p>
          </table:table-cell>
          <table:table-cell office:value-type="float" office:value="860.7735" calcext:value-type="float">
            <text:p>860.7735</text:p>
          </table:table-cell>
          <table:table-cell office:value-type="float" office:value="332.3031" calcext:value-type="float">
            <text:p>332.3031</text:p>
          </table:table-cell>
          <table:table-cell office:value-type="float" office:value="448.0089" calcext:value-type="float">
            <text:p>448.0089</text:p>
          </table:table-cell>
          <table:table-cell office:value-type="float" office:value="388.7292" calcext:value-type="float">
            <text:p>388.7292</text:p>
          </table:table-cell>
          <table:table-cell office:value-type="float" office:value="336.4716" calcext:value-type="float">
            <text:p>336.47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52004" calcext:value-type="float">
            <text:p>3052004</text:p>
          </table:table-cell>
          <table:table-cell office:value-type="float" office:value="303.9671" calcext:value-type="float">
            <text:p>303.9671</text:p>
          </table:table-cell>
          <table:table-cell office:value-type="float" office:value="5419.465" calcext:value-type="float">
            <text:p>5419.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.5646" calcext:value-type="float">
            <text:p>-124.5646</text:p>
          </table:table-cell>
          <table:table-cell office:value-type="float" office:value="299.3543" calcext:value-type="float">
            <text:p>299.3543</text:p>
          </table:table-cell>
          <table:table-cell office:value-type="float" office:value="0" calcext:value-type="float">
            <text:p>0</text:p>
          </table:table-cell>
          <table:table-cell office:value-type="float" office:value="102.7041" calcext:value-type="float">
            <text:p>102.7041</text:p>
          </table:table-cell>
          <table:table-cell office:value-type="float" office:value="119.286" calcext:value-type="float">
            <text:p>119.286</text:p>
          </table:table-cell>
          <table:table-cell office:value-type="float" office:value="0.02960144" calcext:value-type="float">
            <text:p>0.02960144</text:p>
          </table:table-cell>
          <table:table-cell office:value-type="float" office:value="0" calcext:value-type="float">
            <text:p>0</text:p>
          </table:table-cell>
          <table:table-cell office:value-type="float" office:value="0.1917734" calcext:value-type="float">
            <text:p>0.1917734</text:p>
          </table:table-cell>
          <table:table-cell office:value-type="float" office:value="1.111286" calcext:value-type="float">
            <text:p>1.111286</text:p>
          </table:table-cell>
          <table:table-cell office:value-type="float" office:value="360" calcext:value-type="float">
            <text:p>360</text:p>
          </table:table-cell>
          <table:table-cell office:value-type="float" office:value="-125.8381" calcext:value-type="float">
            <text:p>-125.8381</text:p>
          </table:table-cell>
          <table:table-cell office:value-type="float" office:value="0" calcext:value-type="float">
            <text:p>0</text:p>
          </table:table-cell>
          <table:table-cell office:value-type="float" office:value="270.1043" calcext:value-type="float">
            <text:p>270.1043</text:p>
          </table:table-cell>
          <table:table-cell office:value-type="float" office:value="273.0551" calcext:value-type="float">
            <text:p>273.0551</text:p>
          </table:table-cell>
          <table:table-cell office:value-type="float" office:value="892.3775" calcext:value-type="float">
            <text:p>892.3775</text:p>
          </table:table-cell>
          <table:table-cell office:value-type="float" office:value="853.0865" calcext:value-type="float">
            <text:p>853.0865</text:p>
          </table:table-cell>
          <table:table-cell office:value-type="float" office:value="843.5275" calcext:value-type="float">
            <text:p>843.5275</text:p>
          </table:table-cell>
          <table:table-cell office:value-type="float" office:value="860.667" calcext:value-type="float">
            <text:p>860.667</text:p>
          </table:table-cell>
          <table:table-cell office:value-type="float" office:value="332.2289" calcext:value-type="float">
            <text:p>332.2289</text:p>
          </table:table-cell>
          <table:table-cell office:value-type="float" office:value="447.9576" calcext:value-type="float">
            <text:p>447.9576</text:p>
          </table:table-cell>
          <table:table-cell office:value-type="float" office:value="388.7136" calcext:value-type="float">
            <text:p>388.7136</text:p>
          </table:table-cell>
          <table:table-cell office:value-type="float" office:value="336.4633" calcext:value-type="float">
            <text:p>336.46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52004" calcext:value-type="float">
            <text:p>4052004</text:p>
          </table:table-cell>
          <table:table-cell office:value-type="float" office:value="299.5983" calcext:value-type="float">
            <text:p>299.5983</text:p>
          </table:table-cell>
          <table:table-cell office:value-type="float" office:value="5420.681" calcext:value-type="float">
            <text:p>5420.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7.6654" calcext:value-type="float">
            <text:p>-127.6654</text:p>
          </table:table-cell>
          <table:table-cell office:value-type="float" office:value="308.6044" calcext:value-type="float">
            <text:p>308.6044</text:p>
          </table:table-cell>
          <table:table-cell office:value-type="float" office:value="0" calcext:value-type="float">
            <text:p>0</text:p>
          </table:table-cell>
          <table:table-cell office:value-type="float" office:value="103.9473" calcext:value-type="float">
            <text:p>103.9473</text:p>
          </table:table-cell>
          <table:table-cell office:value-type="float" office:value="115.8113" calcext:value-type="float">
            <text:p>115.8113</text:p>
          </table:table-cell>
          <table:table-cell office:value-type="float" office:value="0.02992939" calcext:value-type="float">
            <text:p>0.02992939</text:p>
          </table:table-cell>
          <table:table-cell office:value-type="float" office:value="0" calcext:value-type="float">
            <text:p>0</text:p>
          </table:table-cell>
          <table:table-cell office:value-type="float" office:value="0.1935355" calcext:value-type="float">
            <text:p>0.1935355</text:p>
          </table:table-cell>
          <table:table-cell office:value-type="float" office:value="1.118583" calcext:value-type="float">
            <text:p>1.118583</text:p>
          </table:table-cell>
          <table:table-cell office:value-type="float" office:value="360" calcext:value-type="float">
            <text:p>360</text:p>
          </table:table-cell>
          <table:table-cell office:value-type="float" office:value="-128.9476" calcext:value-type="float">
            <text:p>-128.9476</text:p>
          </table:table-cell>
          <table:table-cell office:value-type="float" office:value="0" calcext:value-type="float">
            <text:p>0</text:p>
          </table:table-cell>
          <table:table-cell office:value-type="float" office:value="271.3409" calcext:value-type="float">
            <text:p>271.3409</text:p>
          </table:table-cell>
          <table:table-cell office:value-type="float" office:value="272.967" calcext:value-type="float">
            <text:p>272.967</text:p>
          </table:table-cell>
          <table:table-cell office:value-type="float" office:value="892.1282" calcext:value-type="float">
            <text:p>892.1282</text:p>
          </table:table-cell>
          <table:table-cell office:value-type="float" office:value="852.9067" calcext:value-type="float">
            <text:p>852.9067</text:p>
          </table:table-cell>
          <table:table-cell office:value-type="float" office:value="843.3865" calcext:value-type="float">
            <text:p>843.3865</text:p>
          </table:table-cell>
          <table:table-cell office:value-type="float" office:value="860.5602" calcext:value-type="float">
            <text:p>860.5602</text:p>
          </table:table-cell>
          <table:table-cell office:value-type="float" office:value="332.1543" calcext:value-type="float">
            <text:p>332.1543</text:p>
          </table:table-cell>
          <table:table-cell office:value-type="float" office:value="447.9062" calcext:value-type="float">
            <text:p>447.9062</text:p>
          </table:table-cell>
          <table:table-cell office:value-type="float" office:value="388.6979" calcext:value-type="float">
            <text:p>388.6979</text:p>
          </table:table-cell>
          <table:table-cell office:value-type="float" office:value="336.4546" calcext:value-type="float">
            <text:p>336.454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52004" calcext:value-type="float">
            <text:p>5052004</text:p>
          </table:table-cell>
          <table:table-cell office:value-type="float" office:value="295.3844" calcext:value-type="float">
            <text:p>295.3844</text:p>
          </table:table-cell>
          <table:table-cell office:value-type="float" office:value="5421.903" calcext:value-type="float">
            <text:p>5421.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0.6085" calcext:value-type="float">
            <text:p>-130.6085</text:p>
          </table:table-cell>
          <table:table-cell office:value-type="float" office:value="317.1964" calcext:value-type="float">
            <text:p>317.1964</text:p>
          </table:table-cell>
          <table:table-cell office:value-type="float" office:value="0" calcext:value-type="float">
            <text:p>0</text:p>
          </table:table-cell>
          <table:table-cell office:value-type="float" office:value="104.6171" calcext:value-type="float">
            <text:p>104.6171</text:p>
          </table:table-cell>
          <table:table-cell office:value-type="float" office:value="112.5496" calcext:value-type="float">
            <text:p>112.5496</text:p>
          </table:table-cell>
          <table:table-cell office:value-type="float" office:value="0.03026757" calcext:value-type="float">
            <text:p>0.03026757</text:p>
          </table:table-cell>
          <table:table-cell office:value-type="float" office:value="0" calcext:value-type="float">
            <text:p>0</text:p>
          </table:table-cell>
          <table:table-cell office:value-type="float" office:value="0.1945137" calcext:value-type="float">
            <text:p>0.1945137</text:p>
          </table:table-cell>
          <table:table-cell office:value-type="float" office:value="1.124103" calcext:value-type="float">
            <text:p>1.124103</text:p>
          </table:table-cell>
          <table:table-cell office:value-type="float" office:value="360" calcext:value-type="float">
            <text:p>360</text:p>
          </table:table-cell>
          <table:table-cell office:value-type="float" office:value="-131.8969" calcext:value-type="float">
            <text:p>-131.8969</text:p>
          </table:table-cell>
          <table:table-cell office:value-type="float" office:value="0" calcext:value-type="float">
            <text:p>0</text:p>
          </table:table-cell>
          <table:table-cell office:value-type="float" office:value="272.5959" calcext:value-type="float">
            <text:p>272.5959</text:p>
          </table:table-cell>
          <table:table-cell office:value-type="float" office:value="272.8708" calcext:value-type="float">
            <text:p>272.8708</text:p>
          </table:table-cell>
          <table:table-cell office:value-type="float" office:value="891.8556" calcext:value-type="float">
            <text:p>891.8556</text:p>
          </table:table-cell>
          <table:table-cell office:value-type="float" office:value="852.7122" calcext:value-type="float">
            <text:p>852.7122</text:p>
          </table:table-cell>
          <table:table-cell office:value-type="float" office:value="843.2347" calcext:value-type="float">
            <text:p>843.2347</text:p>
          </table:table-cell>
          <table:table-cell office:value-type="float" office:value="860.4483" calcext:value-type="float">
            <text:p>860.4483</text:p>
          </table:table-cell>
          <table:table-cell office:value-type="float" office:value="332.0749" calcext:value-type="float">
            <text:p>332.0749</text:p>
          </table:table-cell>
          <table:table-cell office:value-type="float" office:value="447.8528" calcext:value-type="float">
            <text:p>447.8528</text:p>
          </table:table-cell>
          <table:table-cell office:value-type="float" office:value="388.6818" calcext:value-type="float">
            <text:p>388.6818</text:p>
          </table:table-cell>
          <table:table-cell office:value-type="float" office:value="336.4456" calcext:value-type="float">
            <text:p>336.445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052004" calcext:value-type="float">
            <text:p>6052004</text:p>
          </table:table-cell>
          <table:table-cell office:value-type="float" office:value="292.2791" calcext:value-type="float">
            <text:p>292.2791</text:p>
          </table:table-cell>
          <table:table-cell office:value-type="float" office:value="5422.71" calcext:value-type="float">
            <text:p>542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2.8671" calcext:value-type="float">
            <text:p>-132.8671</text:p>
          </table:table-cell>
          <table:table-cell office:value-type="float" office:value="323.1951" calcext:value-type="float">
            <text:p>323.1951</text:p>
          </table:table-cell>
          <table:table-cell office:value-type="float" office:value="0" calcext:value-type="float">
            <text:p>0</text:p>
          </table:table-cell>
          <table:table-cell office:value-type="float" office:value="104.1685" calcext:value-type="float">
            <text:p>104.1685</text:p>
          </table:table-cell>
          <table:table-cell office:value-type="float" office:value="110.4511" calcext:value-type="float">
            <text:p>110.4511</text:p>
          </table:table-cell>
          <table:table-cell office:value-type="float" office:value="0.03060031" calcext:value-type="float">
            <text:p>0.03060031</text:p>
          </table:table-cell>
          <table:table-cell office:value-type="float" office:value="0" calcext:value-type="float">
            <text:p>0</text:p>
          </table:table-cell>
          <table:table-cell office:value-type="float" office:value="0.1950876" calcext:value-type="float">
            <text:p>0.1950876</text:p>
          </table:table-cell>
          <table:table-cell office:value-type="float" office:value="1.128545" calcext:value-type="float">
            <text:p>1.128545</text:p>
          </table:table-cell>
          <table:table-cell office:value-type="float" office:value="360" calcext:value-type="float">
            <text:p>360</text:p>
          </table:table-cell>
          <table:table-cell office:value-type="float" office:value="-134.1602" calcext:value-type="float">
            <text:p>-134.1602</text:p>
          </table:table-cell>
          <table:table-cell office:value-type="float" office:value="0" calcext:value-type="float">
            <text:p>0</text:p>
          </table:table-cell>
          <table:table-cell office:value-type="float" office:value="273.4426" calcext:value-type="float">
            <text:p>273.4426</text:p>
          </table:table-cell>
          <table:table-cell office:value-type="float" office:value="272.7672" calcext:value-type="float">
            <text:p>272.7672</text:p>
          </table:table-cell>
          <table:table-cell office:value-type="float" office:value="891.5647" calcext:value-type="float">
            <text:p>891.5647</text:p>
          </table:table-cell>
          <table:table-cell office:value-type="float" office:value="852.5082" calcext:value-type="float">
            <text:p>852.5082</text:p>
          </table:table-cell>
          <table:table-cell office:value-type="float" office:value="843.0702" calcext:value-type="float">
            <text:p>843.0702</text:p>
          </table:table-cell>
          <table:table-cell office:value-type="float" office:value="860.3311" calcext:value-type="float">
            <text:p>860.3311</text:p>
          </table:table-cell>
          <table:table-cell office:value-type="float" office:value="331.9904" calcext:value-type="float">
            <text:p>331.9904</text:p>
          </table:table-cell>
          <table:table-cell office:value-type="float" office:value="447.7969" calcext:value-type="float">
            <text:p>447.7969</text:p>
          </table:table-cell>
          <table:table-cell office:value-type="float" office:value="388.665" calcext:value-type="float">
            <text:p>388.665</text:p>
          </table:table-cell>
          <table:table-cell office:value-type="float" office:value="336.4362" calcext:value-type="float">
            <text:p>336.43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52004" calcext:value-type="float">
            <text:p>7052004</text:p>
          </table:table-cell>
          <table:table-cell office:value-type="float" office:value="289.7894" calcext:value-type="float">
            <text:p>289.7894</text:p>
          </table:table-cell>
          <table:table-cell office:value-type="float" office:value="5423.298" calcext:value-type="float">
            <text:p>5423.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4.6828" calcext:value-type="float">
            <text:p>-134.6828</text:p>
          </table:table-cell>
          <table:table-cell office:value-type="float" office:value="326.6526" calcext:value-type="float">
            <text:p>326.6526</text:p>
          </table:table-cell>
          <table:table-cell office:value-type="float" office:value="0" calcext:value-type="float">
            <text:p>0</text:p>
          </table:table-cell>
          <table:table-cell office:value-type="float" office:value="101.1508" calcext:value-type="float">
            <text:p>101.1508</text:p>
          </table:table-cell>
          <table:table-cell office:value-type="float" office:value="109.086" calcext:value-type="float">
            <text:p>109.086</text:p>
          </table:table-cell>
          <table:table-cell office:value-type="float" office:value="0.03088073" calcext:value-type="float">
            <text:p>0.03088073</text:p>
          </table:table-cell>
          <table:table-cell office:value-type="float" office:value="0" calcext:value-type="float">
            <text:p>0</text:p>
          </table:table-cell>
          <table:table-cell office:value-type="float" office:value="0.1955904" calcext:value-type="float">
            <text:p>0.1955904</text:p>
          </table:table-cell>
          <table:table-cell office:value-type="float" office:value="1.132424" calcext:value-type="float">
            <text:p>1.132424</text:p>
          </table:table-cell>
          <table:table-cell office:value-type="float" office:value="360" calcext:value-type="float">
            <text:p>360</text:p>
          </table:table-cell>
          <table:table-cell office:value-type="float" office:value="-135.9799" calcext:value-type="float">
            <text:p>-135.9799</text:p>
          </table:table-cell>
          <table:table-cell office:value-type="float" office:value="0" calcext:value-type="float">
            <text:p>0</text:p>
          </table:table-cell>
          <table:table-cell office:value-type="float" office:value="274.1076" calcext:value-type="float">
            <text:p>274.1076</text:p>
          </table:table-cell>
          <table:table-cell office:value-type="float" office:value="272.6385" calcext:value-type="float">
            <text:p>272.6385</text:p>
          </table:table-cell>
          <table:table-cell office:value-type="float" office:value="891.2187" calcext:value-type="float">
            <text:p>891.2187</text:p>
          </table:table-cell>
          <table:table-cell office:value-type="float" office:value="852.2709" calcext:value-type="float">
            <text:p>852.2709</text:p>
          </table:table-cell>
          <table:table-cell office:value-type="float" office:value="842.8885" calcext:value-type="float">
            <text:p>842.8885</text:p>
          </table:table-cell>
          <table:table-cell office:value-type="float" office:value="860.2015" calcext:value-type="float">
            <text:p>860.2015</text:p>
          </table:table-cell>
          <table:table-cell office:value-type="float" office:value="331.8994" calcext:value-type="float">
            <text:p>331.8994</text:p>
          </table:table-cell>
          <table:table-cell office:value-type="float" office:value="447.7383" calcext:value-type="float">
            <text:p>447.7383</text:p>
          </table:table-cell>
          <table:table-cell office:value-type="float" office:value="388.6458" calcext:value-type="float">
            <text:p>388.6458</text:p>
          </table:table-cell>
          <table:table-cell office:value-type="float" office:value="336.4266" calcext:value-type="float">
            <text:p>336.426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052004" calcext:value-type="float">
            <text:p>8052004</text:p>
          </table:table-cell>
          <table:table-cell office:value-type="float" office:value="288.4089" calcext:value-type="float">
            <text:p>288.4089</text:p>
          </table:table-cell>
          <table:table-cell office:value-type="float" office:value="5423.362" calcext:value-type="float">
            <text:p>5423.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5.9295" calcext:value-type="float">
            <text:p>-135.9295</text:p>
          </table:table-cell>
          <table:table-cell office:value-type="float" office:value="331.4295" calcext:value-type="float">
            <text:p>331.4295</text:p>
          </table:table-cell>
          <table:table-cell office:value-type="float" office:value="0" calcext:value-type="float">
            <text:p>0</text:p>
          </table:table-cell>
          <table:table-cell office:value-type="float" office:value="100.4899" calcext:value-type="float">
            <text:p>100.4899</text:p>
          </table:table-cell>
          <table:table-cell office:value-type="float" office:value="108.7113" calcext:value-type="float">
            <text:p>108.7113</text:p>
          </table:table-cell>
          <table:table-cell office:value-type="float" office:value="0.03119279" calcext:value-type="float">
            <text:p>0.03119279</text:p>
          </table:table-cell>
          <table:table-cell office:value-type="float" office:value="0" calcext:value-type="float">
            <text:p>0</text:p>
          </table:table-cell>
          <table:table-cell office:value-type="float" office:value="0.1960781" calcext:value-type="float">
            <text:p>0.1960781</text:p>
          </table:table-cell>
          <table:table-cell office:value-type="float" office:value="1.135419" calcext:value-type="float">
            <text:p>1.135419</text:p>
          </table:table-cell>
          <table:table-cell office:value-type="float" office:value="360" calcext:value-type="float">
            <text:p>360</text:p>
          </table:table-cell>
          <table:table-cell office:value-type="float" office:value="-137.2298" calcext:value-type="float">
            <text:p>-137.2298</text:p>
          </table:table-cell>
          <table:table-cell office:value-type="float" office:value="0" calcext:value-type="float">
            <text:p>0</text:p>
          </table:table-cell>
          <table:table-cell office:value-type="float" office:value="274.3026" calcext:value-type="float">
            <text:p>274.3026</text:p>
          </table:table-cell>
          <table:table-cell office:value-type="float" office:value="272.5372" calcext:value-type="float">
            <text:p>272.5372</text:p>
          </table:table-cell>
          <table:table-cell office:value-type="float" office:value="890.9204" calcext:value-type="float">
            <text:p>890.9204</text:p>
          </table:table-cell>
          <table:table-cell office:value-type="float" office:value="852.0458" calcext:value-type="float">
            <text:p>852.0458</text:p>
          </table:table-cell>
          <table:table-cell office:value-type="float" office:value="842.7036" calcext:value-type="float">
            <text:p>842.7036</text:p>
          </table:table-cell>
          <table:table-cell office:value-type="float" office:value="860.0652" calcext:value-type="float">
            <text:p>860.0652</text:p>
          </table:table-cell>
          <table:table-cell office:value-type="float" office:value="331.8026" calcext:value-type="float">
            <text:p>331.8026</text:p>
          </table:table-cell>
          <table:table-cell office:value-type="float" office:value="447.6754" calcext:value-type="float">
            <text:p>447.6754</text:p>
          </table:table-cell>
          <table:table-cell office:value-type="float" office:value="388.6243" calcext:value-type="float">
            <text:p>388.6243</text:p>
          </table:table-cell>
          <table:table-cell office:value-type="float" office:value="336.4166" calcext:value-type="float">
            <text:p>336.41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052004" calcext:value-type="float">
            <text:p>9052004</text:p>
          </table:table-cell>
          <table:table-cell office:value-type="float" office:value="286.8305" calcext:value-type="float">
            <text:p>286.8305</text:p>
          </table:table-cell>
          <table:table-cell office:value-type="float" office:value="5423.566" calcext:value-type="float">
            <text:p>5423.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7.2396" calcext:value-type="float">
            <text:p>-137.2396</text:p>
          </table:table-cell>
          <table:table-cell office:value-type="float" office:value="336.2955" calcext:value-type="float">
            <text:p>336.2955</text:p>
          </table:table-cell>
          <table:table-cell office:value-type="float" office:value="0" calcext:value-type="float">
            <text:p>0</text:p>
          </table:table-cell>
          <table:table-cell office:value-type="float" office:value="99.7533" calcext:value-type="float">
            <text:p>99.7533</text:p>
          </table:table-cell>
          <table:table-cell office:value-type="float" office:value="108.0579" calcext:value-type="float">
            <text:p>108.0579</text:p>
          </table:table-cell>
          <table:table-cell office:value-type="float" office:value="0.03148673" calcext:value-type="float">
            <text:p>0.03148673</text:p>
          </table:table-cell>
          <table:table-cell office:value-type="float" office:value="0" calcext:value-type="float">
            <text:p>0</text:p>
          </table:table-cell>
          <table:table-cell office:value-type="float" office:value="0.196556" calcext:value-type="float">
            <text:p>0.196556</text:p>
          </table:table-cell>
          <table:table-cell office:value-type="float" office:value="1.137175" calcext:value-type="float">
            <text:p>1.137175</text:p>
          </table:table-cell>
          <table:table-cell office:value-type="float" office:value="360" calcext:value-type="float">
            <text:p>360</text:p>
          </table:table-cell>
          <table:table-cell office:value-type="float" office:value="-138.5418" calcext:value-type="float">
            <text:p>-138.5418</text:p>
          </table:table-cell>
          <table:table-cell office:value-type="float" office:value="0" calcext:value-type="float">
            <text:p>0</text:p>
          </table:table-cell>
          <table:table-cell office:value-type="float" office:value="274.622" calcext:value-type="float">
            <text:p>274.622</text:p>
          </table:table-cell>
          <table:table-cell office:value-type="float" office:value="272.4419" calcext:value-type="float">
            <text:p>272.4419</text:p>
          </table:table-cell>
          <table:table-cell office:value-type="float" office:value="890.6476" calcext:value-type="float">
            <text:p>890.6476</text:p>
          </table:table-cell>
          <table:table-cell office:value-type="float" office:value="851.8431" calcext:value-type="float">
            <text:p>851.8431</text:p>
          </table:table-cell>
          <table:table-cell office:value-type="float" office:value="842.5406" calcext:value-type="float">
            <text:p>842.5406</text:p>
          </table:table-cell>
          <table:table-cell office:value-type="float" office:value="859.943" calcext:value-type="float">
            <text:p>859.943</text:p>
          </table:table-cell>
          <table:table-cell office:value-type="float" office:value="331.7129" calcext:value-type="float">
            <text:p>331.7129</text:p>
          </table:table-cell>
          <table:table-cell office:value-type="float" office:value="447.613" calcext:value-type="float">
            <text:p>447.613</text:p>
          </table:table-cell>
          <table:table-cell office:value-type="float" office:value="388.6021" calcext:value-type="float">
            <text:p>388.6021</text:p>
          </table:table-cell>
          <table:table-cell office:value-type="float" office:value="336.4062" calcext:value-type="float">
            <text:p>336.406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52004" calcext:value-type="float">
            <text:p>10052004</text:p>
          </table:table-cell>
          <table:table-cell office:value-type="float" office:value="284.9541" calcext:value-type="float">
            <text:p>284.9541</text:p>
          </table:table-cell>
          <table:table-cell office:value-type="float" office:value="5423.848" calcext:value-type="float">
            <text:p>5423.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8.7708" calcext:value-type="float">
            <text:p>-138.7708</text:p>
          </table:table-cell>
          <table:table-cell office:value-type="float" office:value="337.2994" calcext:value-type="float">
            <text:p>337.2994</text:p>
          </table:table-cell>
          <table:table-cell office:value-type="float" office:value="0" calcext:value-type="float">
            <text:p>0</text:p>
          </table:table-cell>
          <table:table-cell office:value-type="float" office:value="99.02413" calcext:value-type="float">
            <text:p>99.02413</text:p>
          </table:table-cell>
          <table:table-cell office:value-type="float" office:value="107.143" calcext:value-type="float">
            <text:p>107.143</text:p>
          </table:table-cell>
          <table:table-cell office:value-type="float" office:value="0.03181365" calcext:value-type="float">
            <text:p>0.03181365</text:p>
          </table:table-cell>
          <table:table-cell office:value-type="float" office:value="0" calcext:value-type="float">
            <text:p>0</text:p>
          </table:table-cell>
          <table:table-cell office:value-type="float" office:value="0.1970258" calcext:value-type="float">
            <text:p>0.1970258</text:p>
          </table:table-cell>
          <table:table-cell office:value-type="float" office:value="1.138651" calcext:value-type="float">
            <text:p>1.138651</text:p>
          </table:table-cell>
          <table:table-cell office:value-type="float" office:value="360" calcext:value-type="float">
            <text:p>360</text:p>
          </table:table-cell>
          <table:table-cell office:value-type="float" office:value="-140.0747" calcext:value-type="float">
            <text:p>-140.0747</text:p>
          </table:table-cell>
          <table:table-cell office:value-type="float" office:value="0" calcext:value-type="float">
            <text:p>0</text:p>
          </table:table-cell>
          <table:table-cell office:value-type="float" office:value="275.0262" calcext:value-type="float">
            <text:p>275.0262</text:p>
          </table:table-cell>
          <table:table-cell office:value-type="float" office:value="272.3379" calcext:value-type="float">
            <text:p>272.3379</text:p>
          </table:table-cell>
          <table:table-cell office:value-type="float" office:value="890.3549" calcext:value-type="float">
            <text:p>890.3549</text:p>
          </table:table-cell>
          <table:table-cell office:value-type="float" office:value="851.6357" calcext:value-type="float">
            <text:p>851.6357</text:p>
          </table:table-cell>
          <table:table-cell office:value-type="float" office:value="842.3704" calcext:value-type="float">
            <text:p>842.3704</text:p>
          </table:table-cell>
          <table:table-cell office:value-type="float" office:value="859.8196" calcext:value-type="float">
            <text:p>859.8196</text:p>
          </table:table-cell>
          <table:table-cell office:value-type="float" office:value="331.6235" calcext:value-type="float">
            <text:p>331.6235</text:p>
          </table:table-cell>
          <table:table-cell office:value-type="float" office:value="447.5507" calcext:value-type="float">
            <text:p>447.5507</text:p>
          </table:table-cell>
          <table:table-cell office:value-type="float" office:value="388.5795" calcext:value-type="float">
            <text:p>388.5795</text:p>
          </table:table-cell>
          <table:table-cell office:value-type="float" office:value="336.3954" calcext:value-type="float">
            <text:p>336.395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052004" calcext:value-type="float">
            <text:p>11052004</text:p>
          </table:table-cell>
          <table:table-cell office:value-type="float" office:value="283.4077" calcext:value-type="float">
            <text:p>283.4077</text:p>
          </table:table-cell>
          <table:table-cell office:value-type="float" office:value="5423.917" calcext:value-type="float">
            <text:p>5423.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0.1437" calcext:value-type="float">
            <text:p>-140.1437</text:p>
          </table:table-cell>
          <table:table-cell office:value-type="float" office:value="342.9991" calcext:value-type="float">
            <text:p>342.9991</text:p>
          </table:table-cell>
          <table:table-cell office:value-type="float" office:value="0" calcext:value-type="float">
            <text:p>0</text:p>
          </table:table-cell>
          <table:table-cell office:value-type="float" office:value="97.97346" calcext:value-type="float">
            <text:p>97.97346</text:p>
          </table:table-cell>
          <table:table-cell office:value-type="float" office:value="106.722" calcext:value-type="float">
            <text:p>106.722</text:p>
          </table:table-cell>
          <table:table-cell office:value-type="float" office:value="0.03208578" calcext:value-type="float">
            <text:p>0.03208578</text:p>
          </table:table-cell>
          <table:table-cell office:value-type="float" office:value="0" calcext:value-type="float">
            <text:p>0</text:p>
          </table:table-cell>
          <table:table-cell office:value-type="float" office:value="0.1974878" calcext:value-type="float">
            <text:p>0.1974878</text:p>
          </table:table-cell>
          <table:table-cell office:value-type="float" office:value="1.13988" calcext:value-type="float">
            <text:p>1.13988</text:p>
          </table:table-cell>
          <table:table-cell office:value-type="float" office:value="360" calcext:value-type="float">
            <text:p>360</text:p>
          </table:table-cell>
          <table:table-cell office:value-type="float" office:value="-141.4489" calcext:value-type="float">
            <text:p>-141.4489</text:p>
          </table:table-cell>
          <table:table-cell office:value-type="float" office:value="0" calcext:value-type="float">
            <text:p>0</text:p>
          </table:table-cell>
          <table:table-cell office:value-type="float" office:value="275.2417" calcext:value-type="float">
            <text:p>275.2417</text:p>
          </table:table-cell>
          <table:table-cell office:value-type="float" office:value="272.2049" calcext:value-type="float">
            <text:p>272.2049</text:p>
          </table:table-cell>
          <table:table-cell office:value-type="float" office:value="889.997" calcext:value-type="float">
            <text:p>889.997</text:p>
          </table:table-cell>
          <table:table-cell office:value-type="float" office:value="851.3791" calcext:value-type="float">
            <text:p>851.3791</text:p>
          </table:table-cell>
          <table:table-cell office:value-type="float" office:value="842.178" calcext:value-type="float">
            <text:p>842.178</text:p>
          </table:table-cell>
          <table:table-cell office:value-type="float" office:value="859.6815" calcext:value-type="float">
            <text:p>859.6815</text:p>
          </table:table-cell>
          <table:table-cell office:value-type="float" office:value="331.5273" calcext:value-type="float">
            <text:p>331.5273</text:p>
          </table:table-cell>
          <table:table-cell office:value-type="float" office:value="447.4863" calcext:value-type="float">
            <text:p>447.4863</text:p>
          </table:table-cell>
          <table:table-cell office:value-type="float" office:value="388.5565" calcext:value-type="float">
            <text:p>388.5565</text:p>
          </table:table-cell>
          <table:table-cell office:value-type="float" office:value="336.3842" calcext:value-type="float">
            <text:p>336.384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052004" calcext:value-type="float">
            <text:p>12052004</text:p>
          </table:table-cell>
          <table:table-cell office:value-type="float" office:value="281.9892" calcext:value-type="float">
            <text:p>281.9892</text:p>
          </table:table-cell>
          <table:table-cell office:value-type="float" office:value="5423.853" calcext:value-type="float">
            <text:p>5423.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1.515" calcext:value-type="float">
            <text:p>-141.515</text:p>
          </table:table-cell>
          <table:table-cell office:value-type="float" office:value="347.1959" calcext:value-type="float">
            <text:p>347.1959</text:p>
          </table:table-cell>
          <table:table-cell office:value-type="float" office:value="0" calcext:value-type="float">
            <text:p>0</text:p>
          </table:table-cell>
          <table:table-cell office:value-type="float" office:value="97.47322" calcext:value-type="float">
            <text:p>97.47322</text:p>
          </table:table-cell>
          <table:table-cell office:value-type="float" office:value="106.506" calcext:value-type="float">
            <text:p>106.506</text:p>
          </table:table-cell>
          <table:table-cell office:value-type="float" office:value="0.03236242" calcext:value-type="float">
            <text:p>0.03236242</text:p>
          </table:table-cell>
          <table:table-cell office:value-type="float" office:value="0" calcext:value-type="float">
            <text:p>0</text:p>
          </table:table-cell>
          <table:table-cell office:value-type="float" office:value="0.1979484" calcext:value-type="float">
            <text:p>0.1979484</text:p>
          </table:table-cell>
          <table:table-cell office:value-type="float" office:value="1.140883" calcext:value-type="float">
            <text:p>1.140883</text:p>
          </table:table-cell>
          <table:table-cell office:value-type="float" office:value="360" calcext:value-type="float">
            <text:p>360</text:p>
          </table:table-cell>
          <table:table-cell office:value-type="float" office:value="-142.8215" calcext:value-type="float">
            <text:p>-142.8215</text:p>
          </table:table-cell>
          <table:table-cell office:value-type="float" office:value="0" calcext:value-type="float">
            <text:p>0</text:p>
          </table:table-cell>
          <table:table-cell office:value-type="float" office:value="275.3611" calcext:value-type="float">
            <text:p>275.3611</text:p>
          </table:table-cell>
          <table:table-cell office:value-type="float" office:value="272.0643" calcext:value-type="float">
            <text:p>272.0643</text:p>
          </table:table-cell>
          <table:table-cell office:value-type="float" office:value="889.6059" calcext:value-type="float">
            <text:p>889.6059</text:p>
          </table:table-cell>
          <table:table-cell office:value-type="float" office:value="851.1018" calcext:value-type="float">
            <text:p>851.1018</text:p>
          </table:table-cell>
          <table:table-cell office:value-type="float" office:value="841.9708" calcext:value-type="float">
            <text:p>841.9708</text:p>
          </table:table-cell>
          <table:table-cell office:value-type="float" office:value="859.5229" calcext:value-type="float">
            <text:p>859.5229</text:p>
          </table:table-cell>
          <table:table-cell office:value-type="float" office:value="331.4218" calcext:value-type="float">
            <text:p>331.4218</text:p>
          </table:table-cell>
          <table:table-cell office:value-type="float" office:value="447.4165" calcext:value-type="float">
            <text:p>447.4165</text:p>
          </table:table-cell>
          <table:table-cell office:value-type="float" office:value="388.5326" calcext:value-type="float">
            <text:p>388.5326</text:p>
          </table:table-cell>
          <table:table-cell office:value-type="float" office:value="336.3727" calcext:value-type="float">
            <text:p>336.372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052004" calcext:value-type="float">
            <text:p>13052004</text:p>
          </table:table-cell>
          <table:table-cell office:value-type="float" office:value="280.5784" calcext:value-type="float">
            <text:p>280.5784</text:p>
          </table:table-cell>
          <table:table-cell office:value-type="float" office:value="5423.736" calcext:value-type="float">
            <text:p>5423.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2.9282" calcext:value-type="float">
            <text:p>-142.9282</text:p>
          </table:table-cell>
          <table:table-cell office:value-type="float" office:value="347.7578" calcext:value-type="float">
            <text:p>347.7578</text:p>
          </table:table-cell>
          <table:table-cell office:value-type="float" office:value="0" calcext:value-type="float">
            <text:p>0</text:p>
          </table:table-cell>
          <table:table-cell office:value-type="float" office:value="97.15839" calcext:value-type="float">
            <text:p>97.15839</text:p>
          </table:table-cell>
          <table:table-cell office:value-type="float" office:value="106.3554" calcext:value-type="float">
            <text:p>106.3554</text:p>
          </table:table-cell>
          <table:table-cell office:value-type="float" office:value="0.03260581" calcext:value-type="float">
            <text:p>0.03260581</text:p>
          </table:table-cell>
          <table:table-cell office:value-type="float" office:value="0" calcext:value-type="float">
            <text:p>0</text:p>
          </table:table-cell>
          <table:table-cell office:value-type="float" office:value="0.1984046" calcext:value-type="float">
            <text:p>0.1984046</text:p>
          </table:table-cell>
          <table:table-cell office:value-type="float" office:value="1.141657" calcext:value-type="float">
            <text:p>1.141657</text:p>
          </table:table-cell>
          <table:table-cell office:value-type="float" office:value="360" calcext:value-type="float">
            <text:p>360</text:p>
          </table:table-cell>
          <table:table-cell office:value-type="float" office:value="-144.2357" calcext:value-type="float">
            <text:p>-144.2357</text:p>
          </table:table-cell>
          <table:table-cell office:value-type="float" office:value="0" calcext:value-type="float">
            <text:p>0</text:p>
          </table:table-cell>
          <table:table-cell office:value-type="float" office:value="275.4525" calcext:value-type="float">
            <text:p>275.4525</text:p>
          </table:table-cell>
          <table:table-cell office:value-type="float" office:value="271.9142" calcext:value-type="float">
            <text:p>271.9142</text:p>
          </table:table-cell>
          <table:table-cell office:value-type="float" office:value="889.1927" calcext:value-type="float">
            <text:p>889.1927</text:p>
          </table:table-cell>
          <table:table-cell office:value-type="float" office:value="850.806" calcext:value-type="float">
            <text:p>850.806</text:p>
          </table:table-cell>
          <table:table-cell office:value-type="float" office:value="841.7565" calcext:value-type="float">
            <text:p>841.7565</text:p>
          </table:table-cell>
          <table:table-cell office:value-type="float" office:value="859.3514" calcext:value-type="float">
            <text:p>859.3514</text:p>
          </table:table-cell>
          <table:table-cell office:value-type="float" office:value="331.31" calcext:value-type="float">
            <text:p>331.31</text:p>
          </table:table-cell>
          <table:table-cell office:value-type="float" office:value="447.3419" calcext:value-type="float">
            <text:p>447.3419</text:p>
          </table:table-cell>
          <table:table-cell office:value-type="float" office:value="388.5073" calcext:value-type="float">
            <text:p>388.5073</text:p>
          </table:table-cell>
          <table:table-cell office:value-type="float" office:value="336.3607" calcext:value-type="float">
            <text:p>336.360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052004" calcext:value-type="float">
            <text:p>14052004</text:p>
          </table:table-cell>
          <table:table-cell office:value-type="float" office:value="279.0509" calcext:value-type="float">
            <text:p>279.0509</text:p>
          </table:table-cell>
          <table:table-cell office:value-type="float" office:value="5423.547" calcext:value-type="float">
            <text:p>5423.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4.4964" calcext:value-type="float">
            <text:p>-144.4964</text:p>
          </table:table-cell>
          <table:table-cell office:value-type="float" office:value="352.368" calcext:value-type="float">
            <text:p>352.368</text:p>
          </table:table-cell>
          <table:table-cell office:value-type="float" office:value="0" calcext:value-type="float">
            <text:p>0</text:p>
          </table:table-cell>
          <table:table-cell office:value-type="float" office:value="96.96782" calcext:value-type="float">
            <text:p>96.96782</text:p>
          </table:table-cell>
          <table:table-cell office:value-type="float" office:value="106.2455" calcext:value-type="float">
            <text:p>106.2455</text:p>
          </table:table-cell>
          <table:table-cell office:value-type="float" office:value="0.03284281" calcext:value-type="float">
            <text:p>0.03284281</text:p>
          </table:table-cell>
          <table:table-cell office:value-type="float" office:value="0" calcext:value-type="float">
            <text:p>0</text:p>
          </table:table-cell>
          <table:table-cell office:value-type="float" office:value="0.1988588" calcext:value-type="float">
            <text:p>0.1988588</text:p>
          </table:table-cell>
          <table:table-cell office:value-type="float" office:value="1.142243" calcext:value-type="float">
            <text:p>1.142243</text:p>
          </table:table-cell>
          <table:table-cell office:value-type="float" office:value="360" calcext:value-type="float">
            <text:p>360</text:p>
          </table:table-cell>
          <table:table-cell office:value-type="float" office:value="-145.8046" calcext:value-type="float">
            <text:p>-145.8046</text:p>
          </table:table-cell>
          <table:table-cell office:value-type="float" office:value="0" calcext:value-type="float">
            <text:p>0</text:p>
          </table:table-cell>
          <table:table-cell office:value-type="float" office:value="275.5317" calcext:value-type="float">
            <text:p>275.5317</text:p>
          </table:table-cell>
          <table:table-cell office:value-type="float" office:value="271.7443" calcext:value-type="float">
            <text:p>271.7443</text:p>
          </table:table-cell>
          <table:table-cell office:value-type="float" office:value="888.7153" calcext:value-type="float">
            <text:p>888.7153</text:p>
          </table:table-cell>
          <table:table-cell office:value-type="float" office:value="850.4596" calcext:value-type="float">
            <text:p>850.4596</text:p>
          </table:table-cell>
          <table:table-cell office:value-type="float" office:value="841.5109" calcext:value-type="float">
            <text:p>841.5109</text:p>
          </table:table-cell>
          <table:table-cell office:value-type="float" office:value="859.1527" calcext:value-type="float">
            <text:p>859.1527</text:p>
          </table:table-cell>
          <table:table-cell office:value-type="float" office:value="331.1853" calcext:value-type="float">
            <text:p>331.1853</text:p>
          </table:table-cell>
          <table:table-cell office:value-type="float" office:value="447.2589" calcext:value-type="float">
            <text:p>447.2589</text:p>
          </table:table-cell>
          <table:table-cell office:value-type="float" office:value="388.4806" calcext:value-type="float">
            <text:p>388.4806</text:p>
          </table:table-cell>
          <table:table-cell office:value-type="float" office:value="336.3481" calcext:value-type="float">
            <text:p>336.348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052004" calcext:value-type="float">
            <text:p>15052004</text:p>
          </table:table-cell>
          <table:table-cell office:value-type="float" office:value="277.2437" calcext:value-type="float">
            <text:p>277.2437</text:p>
          </table:table-cell>
          <table:table-cell office:value-type="float" office:value="5423.458" calcext:value-type="float">
            <text:p>5423.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6.2569" calcext:value-type="float">
            <text:p>-146.2569</text:p>
          </table:table-cell>
          <table:table-cell office:value-type="float" office:value="357.3503" calcext:value-type="float">
            <text:p>357.3503</text:p>
          </table:table-cell>
          <table:table-cell office:value-type="float" office:value="0" calcext:value-type="float">
            <text:p>0</text:p>
          </table:table-cell>
          <table:table-cell office:value-type="float" office:value="96.76334" calcext:value-type="float">
            <text:p>96.76334</text:p>
          </table:table-cell>
          <table:table-cell office:value-type="float" office:value="53.07221" calcext:value-type="float">
            <text:p>53.07221</text:p>
          </table:table-cell>
          <table:table-cell office:value-type="float" office:value="0.03309033" calcext:value-type="float">
            <text:p>0.03309033</text:p>
          </table:table-cell>
          <table:table-cell office:value-type="float" office:value="0" calcext:value-type="float">
            <text:p>0</text:p>
          </table:table-cell>
          <table:table-cell office:value-type="float" office:value="0.1993132" calcext:value-type="float">
            <text:p>0.1993132</text:p>
          </table:table-cell>
          <table:table-cell office:value-type="float" office:value="1.142624" calcext:value-type="float">
            <text:p>1.142624</text:p>
          </table:table-cell>
          <table:table-cell office:value-type="float" office:value="360" calcext:value-type="float">
            <text:p>360</text:p>
          </table:table-cell>
          <table:table-cell office:value-type="float" office:value="-147.5657" calcext:value-type="float">
            <text:p>-147.5657</text:p>
          </table:table-cell>
          <table:table-cell office:value-type="float" office:value="0" calcext:value-type="float">
            <text:p>0</text:p>
          </table:table-cell>
          <table:table-cell office:value-type="float" office:value="247.5755" calcext:value-type="float">
            <text:p>247.5755</text:p>
          </table:table-cell>
          <table:table-cell office:value-type="float" office:value="300.3516" calcext:value-type="float">
            <text:p>300.3516</text:p>
          </table:table-cell>
          <table:table-cell office:value-type="float" office:value="940.4484" calcext:value-type="float">
            <text:p>940.4484</text:p>
          </table:table-cell>
          <table:table-cell office:value-type="float" office:value="850.0995" calcext:value-type="float">
            <text:p>850.0995</text:p>
          </table:table-cell>
          <table:table-cell office:value-type="float" office:value="841.2474" calcext:value-type="float">
            <text:p>841.2474</text:p>
          </table:table-cell>
          <table:table-cell office:value-type="float" office:value="858.936" calcext:value-type="float">
            <text:p>858.936</text:p>
          </table:table-cell>
          <table:table-cell office:value-type="float" office:value="331.0498" calcext:value-type="float">
            <text:p>331.0498</text:p>
          </table:table-cell>
          <table:table-cell office:value-type="float" office:value="447.1683" calcext:value-type="float">
            <text:p>447.1683</text:p>
          </table:table-cell>
          <table:table-cell office:value-type="float" office:value="388.4523" calcext:value-type="float">
            <text:p>388.4523</text:p>
          </table:table-cell>
          <table:table-cell office:value-type="float" office:value="336.335" calcext:value-type="float">
            <text:p>336.3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052004" calcext:value-type="float">
            <text:p>16052004</text:p>
          </table:table-cell>
          <table:table-cell office:value-type="float" office:value="275.1771" calcext:value-type="float">
            <text:p>275.1771</text:p>
          </table:table-cell>
          <table:table-cell office:value-type="float" office:value="5423.421" calcext:value-type="float">
            <text:p>5423.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8.2148" calcext:value-type="float">
            <text:p>-148.2148</text:p>
          </table:table-cell>
          <table:table-cell office:value-type="float" office:value="364.29" calcext:value-type="float">
            <text:p>364.29</text:p>
          </table:table-cell>
          <table:table-cell office:value-type="float" office:value="0" calcext:value-type="float">
            <text:p>0</text:p>
          </table:table-cell>
          <table:table-cell office:value-type="float" office:value="96.50349" calcext:value-type="float">
            <text:p>96.50349</text:p>
          </table:table-cell>
          <table:table-cell office:value-type="float" office:value="53.00928" calcext:value-type="float">
            <text:p>53.00928</text:p>
          </table:table-cell>
          <table:table-cell office:value-type="float" office:value="0.03330388" calcext:value-type="float">
            <text:p>0.03330388</text:p>
          </table:table-cell>
          <table:table-cell office:value-type="float" office:value="0" calcext:value-type="float">
            <text:p>0</text:p>
          </table:table-cell>
          <table:table-cell office:value-type="float" office:value="0.1997673" calcext:value-type="float">
            <text:p>0.1997673</text:p>
          </table:table-cell>
          <table:table-cell office:value-type="float" office:value="1.142816" calcext:value-type="float">
            <text:p>1.142816</text:p>
          </table:table-cell>
          <table:table-cell office:value-type="float" office:value="360" calcext:value-type="float">
            <text:p>360</text:p>
          </table:table-cell>
          <table:table-cell office:value-type="float" office:value="-149.524" calcext:value-type="float">
            <text:p>-149.524</text:p>
          </table:table-cell>
          <table:table-cell office:value-type="float" office:value="0" calcext:value-type="float">
            <text:p>0</text:p>
          </table:table-cell>
          <table:table-cell office:value-type="float" office:value="247.6302" calcext:value-type="float">
            <text:p>247.6302</text:p>
          </table:table-cell>
          <table:table-cell office:value-type="float" office:value="300.0995" calcext:value-type="float">
            <text:p>300.0995</text:p>
          </table:table-cell>
          <table:table-cell office:value-type="float" office:value="939.7869" calcext:value-type="float">
            <text:p>939.7869</text:p>
          </table:table-cell>
          <table:table-cell office:value-type="float" office:value="849.7112" calcext:value-type="float">
            <text:p>849.7112</text:p>
          </table:table-cell>
          <table:table-cell office:value-type="float" office:value="840.9688" calcext:value-type="float">
            <text:p>840.9688</text:p>
          </table:table-cell>
          <table:table-cell office:value-type="float" office:value="858.7048" calcext:value-type="float">
            <text:p>858.7048</text:p>
          </table:table-cell>
          <table:table-cell office:value-type="float" office:value="330.9058" calcext:value-type="float">
            <text:p>330.9058</text:p>
          </table:table-cell>
          <table:table-cell office:value-type="float" office:value="447.0723" calcext:value-type="float">
            <text:p>447.0723</text:p>
          </table:table-cell>
          <table:table-cell office:value-type="float" office:value="388.4223" calcext:value-type="float">
            <text:p>388.4223</text:p>
          </table:table-cell>
          <table:table-cell office:value-type="float" office:value="336.3212" calcext:value-type="float">
            <text:p>336.321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052004" calcext:value-type="float">
            <text:p>17052004</text:p>
          </table:table-cell>
          <table:table-cell office:value-type="float" office:value="273.2184" calcext:value-type="float">
            <text:p>273.2184</text:p>
          </table:table-cell>
          <table:table-cell office:value-type="float" office:value="5423.332" calcext:value-type="float">
            <text:p>5423.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0.1364" calcext:value-type="float">
            <text:p>-150.1364</text:p>
          </table:table-cell>
          <table:table-cell office:value-type="float" office:value="371.6255" calcext:value-type="float">
            <text:p>371.6255</text:p>
          </table:table-cell>
          <table:table-cell office:value-type="float" office:value="0" calcext:value-type="float">
            <text:p>0</text:p>
          </table:table-cell>
          <table:table-cell office:value-type="float" office:value="96.36449" calcext:value-type="float">
            <text:p>96.36449</text:p>
          </table:table-cell>
          <table:table-cell office:value-type="float" office:value="52.99583" calcext:value-type="float">
            <text:p>52.99583</text:p>
          </table:table-cell>
          <table:table-cell office:value-type="float" office:value="0.03352822" calcext:value-type="float">
            <text:p>0.03352822</text:p>
          </table:table-cell>
          <table:table-cell office:value-type="float" office:value="0" calcext:value-type="float">
            <text:p>0</text:p>
          </table:table-cell>
          <table:table-cell office:value-type="float" office:value="0.2002199" calcext:value-type="float">
            <text:p>0.2002199</text:p>
          </table:table-cell>
          <table:table-cell office:value-type="float" office:value="1.142808" calcext:value-type="float">
            <text:p>1.142808</text:p>
          </table:table-cell>
          <table:table-cell office:value-type="float" office:value="360" calcext:value-type="float">
            <text:p>360</text:p>
          </table:table-cell>
          <table:table-cell office:value-type="float" office:value="-151.4459" calcext:value-type="float">
            <text:p>-151.4459</text:p>
          </table:table-cell>
          <table:table-cell office:value-type="float" office:value="0" calcext:value-type="float">
            <text:p>0</text:p>
          </table:table-cell>
          <table:table-cell office:value-type="float" office:value="247.6697" calcext:value-type="float">
            <text:p>247.6697</text:p>
          </table:table-cell>
          <table:table-cell office:value-type="float" office:value="299.8542" calcext:value-type="float">
            <text:p>299.8542</text:p>
          </table:table-cell>
          <table:table-cell office:value-type="float" office:value="939.1428" calcext:value-type="float">
            <text:p>939.1428</text:p>
          </table:table-cell>
          <table:table-cell office:value-type="float" office:value="849.3306" calcext:value-type="float">
            <text:p>849.3306</text:p>
          </table:table-cell>
          <table:table-cell office:value-type="float" office:value="840.6956" calcext:value-type="float">
            <text:p>840.6956</text:p>
          </table:table-cell>
          <table:table-cell office:value-type="float" office:value="858.4696" calcext:value-type="float">
            <text:p>858.4696</text:p>
          </table:table-cell>
          <table:table-cell office:value-type="float" office:value="330.7584" calcext:value-type="float">
            <text:p>330.7584</text:p>
          </table:table-cell>
          <table:table-cell office:value-type="float" office:value="446.9706" calcext:value-type="float">
            <text:p>446.9706</text:p>
          </table:table-cell>
          <table:table-cell office:value-type="float" office:value="388.3906" calcext:value-type="float">
            <text:p>388.3906</text:p>
          </table:table-cell>
          <table:table-cell office:value-type="float" office:value="336.3066" calcext:value-type="float">
            <text:p>336.306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052004" calcext:value-type="float">
            <text:p>18052004</text:p>
          </table:table-cell>
          <table:table-cell office:value-type="float" office:value="271.4171" calcext:value-type="float">
            <text:p>271.4171</text:p>
          </table:table-cell>
          <table:table-cell office:value-type="float" office:value="5423.238" calcext:value-type="float">
            <text:p>5423.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1.9328" calcext:value-type="float">
            <text:p>-151.9328</text:p>
          </table:table-cell>
          <table:table-cell office:value-type="float" office:value="376.8073" calcext:value-type="float">
            <text:p>376.8073</text:p>
          </table:table-cell>
          <table:table-cell office:value-type="float" office:value="0" calcext:value-type="float">
            <text:p>0</text:p>
          </table:table-cell>
          <table:table-cell office:value-type="float" office:value="96.27955" calcext:value-type="float">
            <text:p>96.27955</text:p>
          </table:table-cell>
          <table:table-cell office:value-type="float" office:value="52.98803" calcext:value-type="float">
            <text:p>52.98803</text:p>
          </table:table-cell>
          <table:table-cell office:value-type="float" office:value="0.03376931" calcext:value-type="float">
            <text:p>0.03376931</text:p>
          </table:table-cell>
          <table:table-cell office:value-type="float" office:value="0" calcext:value-type="float">
            <text:p>0</text:p>
          </table:table-cell>
          <table:table-cell office:value-type="float" office:value="0.2006709" calcext:value-type="float">
            <text:p>0.2006709</text:p>
          </table:table-cell>
          <table:table-cell office:value-type="float" office:value="1.142599" calcext:value-type="float">
            <text:p>1.142599</text:p>
          </table:table-cell>
          <table:table-cell office:value-type="float" office:value="360" calcext:value-type="float">
            <text:p>360</text:p>
          </table:table-cell>
          <table:table-cell office:value-type="float" office:value="-153.2423" calcext:value-type="float">
            <text:p>-153.2423</text:p>
          </table:table-cell>
          <table:table-cell office:value-type="float" office:value="0" calcext:value-type="float">
            <text:p>0</text:p>
          </table:table-cell>
          <table:table-cell office:value-type="float" office:value="247.7146" calcext:value-type="float">
            <text:p>247.7146</text:p>
          </table:table-cell>
          <table:table-cell office:value-type="float" office:value="299.6248" calcext:value-type="float">
            <text:p>299.6248</text:p>
          </table:table-cell>
          <table:table-cell office:value-type="float" office:value="938.5601" calcext:value-type="float">
            <text:p>938.5601</text:p>
          </table:table-cell>
          <table:table-cell office:value-type="float" office:value="848.986" calcext:value-type="float">
            <text:p>848.986</text:p>
          </table:table-cell>
          <table:table-cell office:value-type="float" office:value="840.4392" calcext:value-type="float">
            <text:p>840.4392</text:p>
          </table:table-cell>
          <table:table-cell office:value-type="float" office:value="858.2452" calcext:value-type="float">
            <text:p>858.2452</text:p>
          </table:table-cell>
          <table:table-cell office:value-type="float" office:value="330.6157" calcext:value-type="float">
            <text:p>330.6157</text:p>
          </table:table-cell>
          <table:table-cell office:value-type="float" office:value="446.8669" calcext:value-type="float">
            <text:p>446.8669</text:p>
          </table:table-cell>
          <table:table-cell office:value-type="float" office:value="388.3576" calcext:value-type="float">
            <text:p>388.3576</text:p>
          </table:table-cell>
          <table:table-cell office:value-type="float" office:value="336.2913" calcext:value-type="float">
            <text:p>336.291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052004" calcext:value-type="float">
            <text:p>19052004</text:p>
          </table:table-cell>
          <table:table-cell office:value-type="float" office:value="269.5878" calcext:value-type="float">
            <text:p>269.5878</text:p>
          </table:table-cell>
          <table:table-cell office:value-type="float" office:value="5423.135" calcext:value-type="float">
            <text:p>5423.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3.7534" calcext:value-type="float">
            <text:p>-153.7534</text:p>
          </table:table-cell>
          <table:table-cell office:value-type="float" office:value="385.2625" calcext:value-type="float">
            <text:p>385.2625</text:p>
          </table:table-cell>
          <table:table-cell office:value-type="float" office:value="0" calcext:value-type="float">
            <text:p>0</text:p>
          </table:table-cell>
          <table:table-cell office:value-type="float" office:value="96.11519" calcext:value-type="float">
            <text:p>96.11519</text:p>
          </table:table-cell>
          <table:table-cell office:value-type="float" office:value="52.97696" calcext:value-type="float">
            <text:p>52.97696</text:p>
          </table:table-cell>
          <table:table-cell office:value-type="float" office:value="0.03398488" calcext:value-type="float">
            <text:p>0.03398488</text:p>
          </table:table-cell>
          <table:table-cell office:value-type="float" office:value="0" calcext:value-type="float">
            <text:p>0</text:p>
          </table:table-cell>
          <table:table-cell office:value-type="float" office:value="0.2011195" calcext:value-type="float">
            <text:p>0.2011195</text:p>
          </table:table-cell>
          <table:table-cell office:value-type="float" office:value="1.142215" calcext:value-type="float">
            <text:p>1.142215</text:p>
          </table:table-cell>
          <table:table-cell office:value-type="float" office:value="360" calcext:value-type="float">
            <text:p>360</text:p>
          </table:table-cell>
          <table:table-cell office:value-type="float" office:value="-155.0628" calcext:value-type="float">
            <text:p>-155.0628</text:p>
          </table:table-cell>
          <table:table-cell office:value-type="float" office:value="0" calcext:value-type="float">
            <text:p>0</text:p>
          </table:table-cell>
          <table:table-cell office:value-type="float" office:value="247.7622" calcext:value-type="float">
            <text:p>247.7622</text:p>
          </table:table-cell>
          <table:table-cell office:value-type="float" office:value="299.3805" calcext:value-type="float">
            <text:p>299.3805</text:p>
          </table:table-cell>
          <table:table-cell office:value-type="float" office:value="937.9485" calcext:value-type="float">
            <text:p>937.9485</text:p>
          </table:table-cell>
          <table:table-cell office:value-type="float" office:value="848.6348" calcext:value-type="float">
            <text:p>848.6348</text:p>
          </table:table-cell>
          <table:table-cell office:value-type="float" office:value="840.1848" calcext:value-type="float">
            <text:p>840.1848</text:p>
          </table:table-cell>
          <table:table-cell office:value-type="float" office:value="858.0282" calcext:value-type="float">
            <text:p>858.0282</text:p>
          </table:table-cell>
          <table:table-cell office:value-type="float" office:value="330.4774" calcext:value-type="float">
            <text:p>330.4774</text:p>
          </table:table-cell>
          <table:table-cell office:value-type="float" office:value="446.7645" calcext:value-type="float">
            <text:p>446.7645</text:p>
          </table:table-cell>
          <table:table-cell office:value-type="float" office:value="388.3236" calcext:value-type="float">
            <text:p>388.3236</text:p>
          </table:table-cell>
          <table:table-cell office:value-type="float" office:value="336.2751" calcext:value-type="float">
            <text:p>336.275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052004" calcext:value-type="float">
            <text:p>20052004</text:p>
          </table:table-cell>
          <table:table-cell office:value-type="float" office:value="268.0193" calcext:value-type="float">
            <text:p>268.0193</text:p>
          </table:table-cell>
          <table:table-cell office:value-type="float" office:value="5423.028" calcext:value-type="float">
            <text:p>5423.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5.382" calcext:value-type="float">
            <text:p>-155.382</text:p>
          </table:table-cell>
          <table:table-cell office:value-type="float" office:value="389.1711" calcext:value-type="float">
            <text:p>389.1711</text:p>
          </table:table-cell>
          <table:table-cell office:value-type="float" office:value="0" calcext:value-type="float">
            <text:p>0</text:p>
          </table:table-cell>
          <table:table-cell office:value-type="float" office:value="96.03887" calcext:value-type="float">
            <text:p>96.03887</text:p>
          </table:table-cell>
          <table:table-cell office:value-type="float" office:value="52.97001" calcext:value-type="float">
            <text:p>52.97001</text:p>
          </table:table-cell>
          <table:table-cell office:value-type="float" office:value="0.03424926" calcext:value-type="float">
            <text:p>0.03424926</text:p>
          </table:table-cell>
          <table:table-cell office:value-type="float" office:value="0" calcext:value-type="float">
            <text:p>0</text:p>
          </table:table-cell>
          <table:table-cell office:value-type="float" office:value="0.2015682" calcext:value-type="float">
            <text:p>0.2015682</text:p>
          </table:table-cell>
          <table:table-cell office:value-type="float" office:value="1.141659" calcext:value-type="float">
            <text:p>1.141659</text:p>
          </table:table-cell>
          <table:table-cell office:value-type="float" office:value="360" calcext:value-type="float">
            <text:p>360</text:p>
          </table:table-cell>
          <table:table-cell office:value-type="float" office:value="-156.6909" calcext:value-type="float">
            <text:p>-156.6909</text:p>
          </table:table-cell>
          <table:table-cell office:value-type="float" office:value="0" calcext:value-type="float">
            <text:p>0</text:p>
          </table:table-cell>
          <table:table-cell office:value-type="float" office:value="247.8107" calcext:value-type="float">
            <text:p>247.8107</text:p>
          </table:table-cell>
          <table:table-cell office:value-type="float" office:value="299.1937" calcext:value-type="float">
            <text:p>299.1937</text:p>
          </table:table-cell>
          <table:table-cell office:value-type="float" office:value="937.4564" calcext:value-type="float">
            <text:p>937.4564</text:p>
          </table:table-cell>
          <table:table-cell office:value-type="float" office:value="848.3335" calcext:value-type="float">
            <text:p>848.3335</text:p>
          </table:table-cell>
          <table:table-cell office:value-type="float" office:value="839.95" calcext:value-type="float">
            <text:p>839.95</text:p>
          </table:table-cell>
          <table:table-cell office:value-type="float" office:value="857.8188" calcext:value-type="float">
            <text:p>857.8188</text:p>
          </table:table-cell>
          <table:table-cell office:value-type="float" office:value="330.3412" calcext:value-type="float">
            <text:p>330.3412</text:p>
          </table:table-cell>
          <table:table-cell office:value-type="float" office:value="446.6603" calcext:value-type="float">
            <text:p>446.6603</text:p>
          </table:table-cell>
          <table:table-cell office:value-type="float" office:value="388.2888" calcext:value-type="float">
            <text:p>388.2888</text:p>
          </table:table-cell>
          <table:table-cell office:value-type="float" office:value="336.2582" calcext:value-type="float">
            <text:p>336.258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052004" calcext:value-type="float">
            <text:p>21052004</text:p>
          </table:table-cell>
          <table:table-cell office:value-type="float" office:value="266.6427" calcext:value-type="float">
            <text:p>266.6427</text:p>
          </table:table-cell>
          <table:table-cell office:value-type="float" office:value="5422.95" calcext:value-type="float">
            <text:p>5422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7896" calcext:value-type="float">
            <text:p>-156.7896</text:p>
          </table:table-cell>
          <table:table-cell office:value-type="float" office:value="395.4345" calcext:value-type="float">
            <text:p>395.4345</text:p>
          </table:table-cell>
          <table:table-cell office:value-type="float" office:value="0" calcext:value-type="float">
            <text:p>0</text:p>
          </table:table-cell>
          <table:table-cell office:value-type="float" office:value="95.89513" calcext:value-type="float">
            <text:p>95.89513</text:p>
          </table:table-cell>
          <table:table-cell office:value-type="float" office:value="52.9633" calcext:value-type="float">
            <text:p>52.9633</text:p>
          </table:table-cell>
          <table:table-cell office:value-type="float" office:value="0.03452794" calcext:value-type="float">
            <text:p>0.03452794</text:p>
          </table:table-cell>
          <table:table-cell office:value-type="float" office:value="0" calcext:value-type="float">
            <text:p>0</text:p>
          </table:table-cell>
          <table:table-cell office:value-type="float" office:value="0.2020148" calcext:value-type="float">
            <text:p>0.2020148</text:p>
          </table:table-cell>
          <table:table-cell office:value-type="float" office:value="1.140942" calcext:value-type="float">
            <text:p>1.140942</text:p>
          </table:table-cell>
          <table:table-cell office:value-type="float" office:value="360" calcext:value-type="float">
            <text:p>360</text:p>
          </table:table-cell>
          <table:table-cell office:value-type="float" office:value="-158.098" calcext:value-type="float">
            <text:p>-158.098</text:p>
          </table:table-cell>
          <table:table-cell office:value-type="float" office:value="0" calcext:value-type="float">
            <text:p>0</text:p>
          </table:table-cell>
          <table:table-cell office:value-type="float" office:value="247.8509" calcext:value-type="float">
            <text:p>247.8509</text:p>
          </table:table-cell>
          <table:table-cell office:value-type="float" office:value="299.0111" calcext:value-type="float">
            <text:p>299.0111</text:p>
          </table:table-cell>
          <table:table-cell office:value-type="float" office:value="937.0171" calcext:value-type="float">
            <text:p>937.0171</text:p>
          </table:table-cell>
          <table:table-cell office:value-type="float" office:value="848.0842" calcext:value-type="float">
            <text:p>848.0842</text:p>
          </table:table-cell>
          <table:table-cell office:value-type="float" office:value="839.7652" calcext:value-type="float">
            <text:p>839.7652</text:p>
          </table:table-cell>
          <table:table-cell office:value-type="float" office:value="857.6477" calcext:value-type="float">
            <text:p>857.6477</text:p>
          </table:table-cell>
          <table:table-cell office:value-type="float" office:value="330.2283" calcext:value-type="float">
            <text:p>330.2283</text:p>
          </table:table-cell>
          <table:table-cell office:value-type="float" office:value="446.5652" calcext:value-type="float">
            <text:p>446.5652</text:p>
          </table:table-cell>
          <table:table-cell office:value-type="float" office:value="388.2538" calcext:value-type="float">
            <text:p>388.2538</text:p>
          </table:table-cell>
          <table:table-cell office:value-type="float" office:value="336.2407" calcext:value-type="float">
            <text:p>336.240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052004" calcext:value-type="float">
            <text:p>22052004</text:p>
          </table:table-cell>
          <table:table-cell office:value-type="float" office:value="265.1705" calcext:value-type="float">
            <text:p>265.1705</text:p>
          </table:table-cell>
          <table:table-cell office:value-type="float" office:value="5422.853" calcext:value-type="float">
            <text:p>5422.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8.2837" calcext:value-type="float">
            <text:p>-158.2837</text:p>
          </table:table-cell>
          <table:table-cell office:value-type="float" office:value="398.034" calcext:value-type="float">
            <text:p>398.034</text:p>
          </table:table-cell>
          <table:table-cell office:value-type="float" office:value="0" calcext:value-type="float">
            <text:p>0</text:p>
          </table:table-cell>
          <table:table-cell office:value-type="float" office:value="95.72156" calcext:value-type="float">
            <text:p>95.72156</text:p>
          </table:table-cell>
          <table:table-cell office:value-type="float" office:value="52.95811" calcext:value-type="float">
            <text:p>52.95811</text:p>
          </table:table-cell>
          <table:table-cell office:value-type="float" office:value="0.03478549" calcext:value-type="float">
            <text:p>0.03478549</text:p>
          </table:table-cell>
          <table:table-cell office:value-type="float" office:value="0" calcext:value-type="float">
            <text:p>0</text:p>
          </table:table-cell>
          <table:table-cell office:value-type="float" office:value="0.2024588" calcext:value-type="float">
            <text:p>0.2024588</text:p>
          </table:table-cell>
          <table:table-cell office:value-type="float" office:value="1.140117" calcext:value-type="float">
            <text:p>1.140117</text:p>
          </table:table-cell>
          <table:table-cell office:value-type="float" office:value="360" calcext:value-type="float">
            <text:p>360</text:p>
          </table:table-cell>
          <table:table-cell office:value-type="float" office:value="-159.5915" calcext:value-type="float">
            <text:p>-159.5915</text:p>
          </table:table-cell>
          <table:table-cell office:value-type="float" office:value="0" calcext:value-type="float">
            <text:p>0</text:p>
          </table:table-cell>
          <table:table-cell office:value-type="float" office:value="247.8907" calcext:value-type="float">
            <text:p>247.8907</text:p>
          </table:table-cell>
          <table:table-cell office:value-type="float" office:value="298.8033" calcext:value-type="float">
            <text:p>298.8033</text:p>
          </table:table-cell>
          <table:table-cell office:value-type="float" office:value="936.5203" calcext:value-type="float">
            <text:p>936.5203</text:p>
          </table:table-cell>
          <table:table-cell office:value-type="float" office:value="847.8074" calcext:value-type="float">
            <text:p>847.8074</text:p>
          </table:table-cell>
          <table:table-cell office:value-type="float" office:value="839.5727" calcext:value-type="float">
            <text:p>839.5727</text:p>
          </table:table-cell>
          <table:table-cell office:value-type="float" office:value="857.4717" calcext:value-type="float">
            <text:p>857.4717</text:p>
          </table:table-cell>
          <table:table-cell office:value-type="float" office:value="330.1164" calcext:value-type="float">
            <text:p>330.1164</text:p>
          </table:table-cell>
          <table:table-cell office:value-type="float" office:value="446.4742" calcext:value-type="float">
            <text:p>446.4742</text:p>
          </table:table-cell>
          <table:table-cell office:value-type="float" office:value="388.2195" calcext:value-type="float">
            <text:p>388.2195</text:p>
          </table:table-cell>
          <table:table-cell office:value-type="float" office:value="336.2226" calcext:value-type="float">
            <text:p>336.222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052004" calcext:value-type="float">
            <text:p>23052004</text:p>
          </table:table-cell>
          <table:table-cell office:value-type="float" office:value="263.5886" calcext:value-type="float">
            <text:p>263.5886</text:p>
          </table:table-cell>
          <table:table-cell office:value-type="float" office:value="5422.725" calcext:value-type="float">
            <text:p>5422.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9.8956" calcext:value-type="float">
            <text:p>-159.8956</text:p>
          </table:table-cell>
          <table:table-cell office:value-type="float" office:value="402.745" calcext:value-type="float">
            <text:p>402.745</text:p>
          </table:table-cell>
          <table:table-cell office:value-type="float" office:value="0" calcext:value-type="float">
            <text:p>0</text:p>
          </table:table-cell>
          <table:table-cell office:value-type="float" office:value="95.53843" calcext:value-type="float">
            <text:p>95.53843</text:p>
          </table:table-cell>
          <table:table-cell office:value-type="float" office:value="52.955" calcext:value-type="float">
            <text:p>52.955</text:p>
          </table:table-cell>
          <table:table-cell office:value-type="float" office:value="0.03500863" calcext:value-type="float">
            <text:p>0.03500863</text:p>
          </table:table-cell>
          <table:table-cell office:value-type="float" office:value="0" calcext:value-type="float">
            <text:p>0</text:p>
          </table:table-cell>
          <table:table-cell office:value-type="float" office:value="0.2029012" calcext:value-type="float">
            <text:p>0.2029012</text:p>
          </table:table-cell>
          <table:table-cell office:value-type="float" office:value="1.139189" calcext:value-type="float">
            <text:p>1.139189</text:p>
          </table:table-cell>
          <table:table-cell office:value-type="float" office:value="360" calcext:value-type="float">
            <text:p>360</text:p>
          </table:table-cell>
          <table:table-cell office:value-type="float" office:value="-161.2027" calcext:value-type="float">
            <text:p>-161.2027</text:p>
          </table:table-cell>
          <table:table-cell office:value-type="float" office:value="0" calcext:value-type="float">
            <text:p>0</text:p>
          </table:table-cell>
          <table:table-cell office:value-type="float" office:value="247.9333" calcext:value-type="float">
            <text:p>247.9333</text:p>
          </table:table-cell>
          <table:table-cell office:value-type="float" office:value="298.5753" calcext:value-type="float">
            <text:p>298.5753</text:p>
          </table:table-cell>
          <table:table-cell office:value-type="float" office:value="935.9734" calcext:value-type="float">
            <text:p>935.9734</text:p>
          </table:table-cell>
          <table:table-cell office:value-type="float" office:value="847.5034" calcext:value-type="float">
            <text:p>847.5034</text:p>
          </table:table-cell>
          <table:table-cell office:value-type="float" office:value="839.3582" calcext:value-type="float">
            <text:p>839.3582</text:p>
          </table:table-cell>
          <table:table-cell office:value-type="float" office:value="857.2805" calcext:value-type="float">
            <text:p>857.2805</text:p>
          </table:table-cell>
          <table:table-cell office:value-type="float" office:value="329.9983" calcext:value-type="float">
            <text:p>329.9983</text:p>
          </table:table-cell>
          <table:table-cell office:value-type="float" office:value="446.3813" calcext:value-type="float">
            <text:p>446.3813</text:p>
          </table:table-cell>
          <table:table-cell office:value-type="float" office:value="388.1852" calcext:value-type="float">
            <text:p>388.1852</text:p>
          </table:table-cell>
          <table:table-cell office:value-type="float" office:value="336.204" calcext:value-type="float">
            <text:p>336.20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052004" calcext:value-type="float">
            <text:p>24052004</text:p>
          </table:table-cell>
          <table:table-cell office:value-type="float" office:value="261.9515" calcext:value-type="float">
            <text:p>261.9515</text:p>
          </table:table-cell>
          <table:table-cell office:value-type="float" office:value="5422.577" calcext:value-type="float">
            <text:p>5422.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1.582" calcext:value-type="float">
            <text:p>-161.582</text:p>
          </table:table-cell>
          <table:table-cell office:value-type="float" office:value="409.235" calcext:value-type="float">
            <text:p>409.235</text:p>
          </table:table-cell>
          <table:table-cell office:value-type="float" office:value="0" calcext:value-type="float">
            <text:p>0</text:p>
          </table:table-cell>
          <table:table-cell office:value-type="float" office:value="95.34695" calcext:value-type="float">
            <text:p>95.34695</text:p>
          </table:table-cell>
          <table:table-cell office:value-type="float" office:value="52.95224" calcext:value-type="float">
            <text:p>52.95224</text:p>
          </table:table-cell>
          <table:table-cell office:value-type="float" office:value="0.035236" calcext:value-type="float">
            <text:p>0.035236</text:p>
          </table:table-cell>
          <table:table-cell office:value-type="float" office:value="0" calcext:value-type="float">
            <text:p>0</text:p>
          </table:table-cell>
          <table:table-cell office:value-type="float" office:value="0.2033437" calcext:value-type="float">
            <text:p>0.2033437</text:p>
          </table:table-cell>
          <table:table-cell office:value-type="float" office:value="1.138092" calcext:value-type="float">
            <text:p>1.138092</text:p>
          </table:table-cell>
          <table:table-cell office:value-type="float" office:value="360" calcext:value-type="float">
            <text:p>360</text:p>
          </table:table-cell>
          <table:table-cell office:value-type="float" office:value="-162.8882" calcext:value-type="float">
            <text:p>-162.8882</text:p>
          </table:table-cell>
          <table:table-cell office:value-type="float" office:value="0" calcext:value-type="float">
            <text:p>0</text:p>
          </table:table-cell>
          <table:table-cell office:value-type="float" office:value="247.9787" calcext:value-type="float">
            <text:p>247.9787</text:p>
          </table:table-cell>
          <table:table-cell office:value-type="float" office:value="298.3404" calcext:value-type="float">
            <text:p>298.3404</text:p>
          </table:table-cell>
          <table:table-cell office:value-type="float" office:value="935.404" calcext:value-type="float">
            <text:p>935.404</text:p>
          </table:table-cell>
          <table:table-cell office:value-type="float" office:value="847.1818" calcext:value-type="float">
            <text:p>847.1818</text:p>
          </table:table-cell>
          <table:table-cell office:value-type="float" office:value="839.1272" calcext:value-type="float">
            <text:p>839.1272</text:p>
          </table:table-cell>
          <table:table-cell office:value-type="float" office:value="857.0842" calcext:value-type="float">
            <text:p>857.0842</text:p>
          </table:table-cell>
          <table:table-cell office:value-type="float" office:value="329.8744" calcext:value-type="float">
            <text:p>329.8744</text:p>
          </table:table-cell>
          <table:table-cell office:value-type="float" office:value="446.285" calcext:value-type="float">
            <text:p>446.285</text:p>
          </table:table-cell>
          <table:table-cell office:value-type="float" office:value="388.1503" calcext:value-type="float">
            <text:p>388.1503</text:p>
          </table:table-cell>
          <table:table-cell office:value-type="float" office:value="336.1851" calcext:value-type="float">
            <text:p>336.18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052004" calcext:value-type="float">
            <text:p>25052004</text:p>
          </table:table-cell>
          <table:table-cell office:value-type="float" office:value="260.4076" calcext:value-type="float">
            <text:p>260.4076</text:p>
          </table:table-cell>
          <table:table-cell office:value-type="float" office:value="5422.429" calcext:value-type="float">
            <text:p>5422.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3.2034" calcext:value-type="float">
            <text:p>-163.2034</text:p>
          </table:table-cell>
          <table:table-cell office:value-type="float" office:value="411.8796" calcext:value-type="float">
            <text:p>411.8796</text:p>
          </table:table-cell>
          <table:table-cell office:value-type="float" office:value="0" calcext:value-type="float">
            <text:p>0</text:p>
          </table:table-cell>
          <table:table-cell office:value-type="float" office:value="95.1912" calcext:value-type="float">
            <text:p>95.1912</text:p>
          </table:table-cell>
          <table:table-cell office:value-type="float" office:value="52.95029" calcext:value-type="float">
            <text:p>52.95029</text:p>
          </table:table-cell>
          <table:table-cell office:value-type="float" office:value="0.03548142" calcext:value-type="float">
            <text:p>0.03548142</text:p>
          </table:table-cell>
          <table:table-cell office:value-type="float" office:value="0" calcext:value-type="float">
            <text:p>0</text:p>
          </table:table-cell>
          <table:table-cell office:value-type="float" office:value="0.2037867" calcext:value-type="float">
            <text:p>0.2037867</text:p>
          </table:table-cell>
          <table:table-cell office:value-type="float" office:value="1.136879" calcext:value-type="float">
            <text:p>1.136879</text:p>
          </table:table-cell>
          <table:table-cell office:value-type="float" office:value="360" calcext:value-type="float">
            <text:p>360</text:p>
          </table:table-cell>
          <table:table-cell office:value-type="float" office:value="-164.5086" calcext:value-type="float">
            <text:p>-164.5086</text:p>
          </table:table-cell>
          <table:table-cell office:value-type="float" office:value="0" calcext:value-type="float">
            <text:p>0</text:p>
          </table:table-cell>
          <table:table-cell office:value-type="float" office:value="248.0243" calcext:value-type="float">
            <text:p>248.0243</text:p>
          </table:table-cell>
          <table:table-cell office:value-type="float" office:value="298.127" calcext:value-type="float">
            <text:p>298.127</text:p>
          </table:table-cell>
          <table:table-cell office:value-type="float" office:value="934.8821" calcext:value-type="float">
            <text:p>934.8821</text:p>
          </table:table-cell>
          <table:table-cell office:value-type="float" office:value="846.8827" calcext:value-type="float">
            <text:p>846.8827</text:p>
          </table:table-cell>
          <table:table-cell office:value-type="float" office:value="838.9041" calcext:value-type="float">
            <text:p>838.9041</text:p>
          </table:table-cell>
          <table:table-cell office:value-type="float" office:value="856.884" calcext:value-type="float">
            <text:p>856.884</text:p>
          </table:table-cell>
          <table:table-cell office:value-type="float" office:value="329.7503" calcext:value-type="float">
            <text:p>329.7503</text:p>
          </table:table-cell>
          <table:table-cell office:value-type="float" office:value="446.1863" calcext:value-type="float">
            <text:p>446.1863</text:p>
          </table:table-cell>
          <table:table-cell office:value-type="float" office:value="388.1145" calcext:value-type="float">
            <text:p>388.1145</text:p>
          </table:table-cell>
          <table:table-cell office:value-type="float" office:value="336.1656" calcext:value-type="float">
            <text:p>336.165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052004" calcext:value-type="float">
            <text:p>26052004</text:p>
          </table:table-cell>
          <table:table-cell office:value-type="float" office:value="258.9518" calcext:value-type="float">
            <text:p>258.9518</text:p>
          </table:table-cell>
          <table:table-cell office:value-type="float" office:value="5422.291" calcext:value-type="float">
            <text:p>5422.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4.7286" calcext:value-type="float">
            <text:p>-164.7286</text:p>
          </table:table-cell>
          <table:table-cell office:value-type="float" office:value="419.9242" calcext:value-type="float">
            <text:p>419.9242</text:p>
          </table:table-cell>
          <table:table-cell office:value-type="float" office:value="0" calcext:value-type="float">
            <text:p>0</text:p>
          </table:table-cell>
          <table:table-cell office:value-type="float" office:value="94.99985" calcext:value-type="float">
            <text:p>94.99985</text:p>
          </table:table-cell>
          <table:table-cell office:value-type="float" office:value="52.94768" calcext:value-type="float">
            <text:p>52.94768</text:p>
          </table:table-cell>
          <table:table-cell office:value-type="float" office:value="0.03571732" calcext:value-type="float">
            <text:p>0.03571732</text:p>
          </table:table-cell>
          <table:table-cell office:value-type="float" office:value="0" calcext:value-type="float">
            <text:p>0</text:p>
          </table:table-cell>
          <table:table-cell office:value-type="float" office:value="0.2042305" calcext:value-type="float">
            <text:p>0.2042305</text:p>
          </table:table-cell>
          <table:table-cell office:value-type="float" office:value="1.135594" calcext:value-type="float">
            <text:p>1.135594</text:p>
          </table:table-cell>
          <table:table-cell office:value-type="float" office:value="360" calcext:value-type="float">
            <text:p>360</text:p>
          </table:table-cell>
          <table:table-cell office:value-type="float" office:value="-166.0327" calcext:value-type="float">
            <text:p>-166.0327</text:p>
          </table:table-cell>
          <table:table-cell office:value-type="float" office:value="0" calcext:value-type="float">
            <text:p>0</text:p>
          </table:table-cell>
          <table:table-cell office:value-type="float" office:value="248.0669" calcext:value-type="float">
            <text:p>248.0669</text:p>
          </table:table-cell>
          <table:table-cell office:value-type="float" office:value="297.9176" calcext:value-type="float">
            <text:p>297.9176</text:p>
          </table:table-cell>
          <table:table-cell office:value-type="float" office:value="934.3857" calcext:value-type="float">
            <text:p>934.3857</text:p>
          </table:table-cell>
          <table:table-cell office:value-type="float" office:value="846.6053" calcext:value-type="float">
            <text:p>846.6053</text:p>
          </table:table-cell>
          <table:table-cell office:value-type="float" office:value="838.7014" calcext:value-type="float">
            <text:p>838.7014</text:p>
          </table:table-cell>
          <table:table-cell office:value-type="float" office:value="856.7026" calcext:value-type="float">
            <text:p>856.7026</text:p>
          </table:table-cell>
          <table:table-cell office:value-type="float" office:value="329.636" calcext:value-type="float">
            <text:p>329.636</text:p>
          </table:table-cell>
          <table:table-cell office:value-type="float" office:value="446.0906" calcext:value-type="float">
            <text:p>446.0906</text:p>
          </table:table-cell>
          <table:table-cell office:value-type="float" office:value="388.0782" calcext:value-type="float">
            <text:p>388.0782</text:p>
          </table:table-cell>
          <table:table-cell office:value-type="float" office:value="336.1457" calcext:value-type="float">
            <text:p>336.145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7052004" calcext:value-type="float">
            <text:p>27052004</text:p>
          </table:table-cell>
          <table:table-cell office:value-type="float" office:value="257.3017" calcext:value-type="float">
            <text:p>257.3017</text:p>
          </table:table-cell>
          <table:table-cell office:value-type="float" office:value="5422.117" calcext:value-type="float">
            <text:p>5422.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6.4434" calcext:value-type="float">
            <text:p>-166.4434</text:p>
          </table:table-cell>
          <table:table-cell office:value-type="float" office:value="425.0067" calcext:value-type="float">
            <text:p>425.0067</text:p>
          </table:table-cell>
          <table:table-cell office:value-type="float" office:value="0" calcext:value-type="float">
            <text:p>0</text:p>
          </table:table-cell>
          <table:table-cell office:value-type="float" office:value="94.73989" calcext:value-type="float">
            <text:p>94.73989</text:p>
          </table:table-cell>
          <table:table-cell office:value-type="float" office:value="52.94133" calcext:value-type="float">
            <text:p>52.94133</text:p>
          </table:table-cell>
          <table:table-cell office:value-type="float" office:value="0.03591749" calcext:value-type="float">
            <text:p>0.03591749</text:p>
          </table:table-cell>
          <table:table-cell office:value-type="float" office:value="0" calcext:value-type="float">
            <text:p>0</text:p>
          </table:table-cell>
          <table:table-cell office:value-type="float" office:value="0.2046741" calcext:value-type="float">
            <text:p>0.2046741</text:p>
          </table:table-cell>
          <table:table-cell office:value-type="float" office:value="1.134254" calcext:value-type="float">
            <text:p>1.134254</text:p>
          </table:table-cell>
          <table:table-cell office:value-type="float" office:value="360" calcext:value-type="float">
            <text:p>360</text:p>
          </table:table-cell>
          <table:table-cell office:value-type="float" office:value="-167.7464" calcext:value-type="float">
            <text:p>-167.7464</text:p>
          </table:table-cell>
          <table:table-cell office:value-type="float" office:value="0" calcext:value-type="float">
            <text:p>0</text:p>
          </table:table-cell>
          <table:table-cell office:value-type="float" office:value="248.1179" calcext:value-type="float">
            <text:p>248.1179</text:p>
          </table:table-cell>
          <table:table-cell office:value-type="float" office:value="297.6714" calcext:value-type="float">
            <text:p>297.6714</text:p>
          </table:table-cell>
          <table:table-cell office:value-type="float" office:value="933.7957" calcext:value-type="float">
            <text:p>933.7957</text:p>
          </table:table-cell>
          <table:table-cell office:value-type="float" office:value="846.2787" calcext:value-type="float">
            <text:p>846.2787</text:p>
          </table:table-cell>
          <table:table-cell office:value-type="float" office:value="838.4724" calcext:value-type="float">
            <text:p>838.4724</text:p>
          </table:table-cell>
          <table:table-cell office:value-type="float" office:value="856.4995" calcext:value-type="float">
            <text:p>856.4995</text:p>
          </table:table-cell>
          <table:table-cell office:value-type="float" office:value="329.5146" calcext:value-type="float">
            <text:p>329.5146</text:p>
          </table:table-cell>
          <table:table-cell office:value-type="float" office:value="445.9945" calcext:value-type="float">
            <text:p>445.9945</text:p>
          </table:table-cell>
          <table:table-cell office:value-type="float" office:value="388.0416" calcext:value-type="float">
            <text:p>388.0416</text:p>
          </table:table-cell>
          <table:table-cell office:value-type="float" office:value="336.1251" calcext:value-type="float">
            <text:p>336.125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8052004" calcext:value-type="float">
            <text:p>28052004</text:p>
          </table:table-cell>
          <table:table-cell office:value-type="float" office:value="255.5385" calcext:value-type="float">
            <text:p>255.5385</text:p>
          </table:table-cell>
          <table:table-cell office:value-type="float" office:value="5422.088" calcext:value-type="float">
            <text:p>5422.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8.179" calcext:value-type="float">
            <text:p>-168.179</text:p>
          </table:table-cell>
          <table:table-cell office:value-type="float" office:value="429.9316" calcext:value-type="float">
            <text:p>429.9316</text:p>
          </table:table-cell>
          <table:table-cell office:value-type="float" office:value="0" calcext:value-type="float">
            <text:p>0</text:p>
          </table:table-cell>
          <table:table-cell office:value-type="float" office:value="94.3988" calcext:value-type="float">
            <text:p>94.3988</text:p>
          </table:table-cell>
          <table:table-cell office:value-type="float" office:value="52.70716" calcext:value-type="float">
            <text:p>52.70716</text:p>
          </table:table-cell>
          <table:table-cell office:value-type="float" office:value="0.03621755" calcext:value-type="float">
            <text:p>0.03621755</text:p>
          </table:table-cell>
          <table:table-cell office:value-type="float" office:value="0" calcext:value-type="float">
            <text:p>0</text:p>
          </table:table-cell>
          <table:table-cell office:value-type="float" office:value="0.205119" calcext:value-type="float">
            <text:p>0.205119</text:p>
          </table:table-cell>
          <table:table-cell office:value-type="float" office:value="1.132856" calcext:value-type="float">
            <text:p>1.132856</text:p>
          </table:table-cell>
          <table:table-cell office:value-type="float" office:value="360" calcext:value-type="float">
            <text:p>360</text:p>
          </table:table-cell>
          <table:table-cell office:value-type="float" office:value="-169.4808" calcext:value-type="float">
            <text:p>-169.4808</text:p>
          </table:table-cell>
          <table:table-cell office:value-type="float" office:value="0" calcext:value-type="float">
            <text:p>0</text:p>
          </table:table-cell>
          <table:table-cell office:value-type="float" office:value="248.2615" calcext:value-type="float">
            <text:p>248.2615</text:p>
          </table:table-cell>
          <table:table-cell office:value-type="float" office:value="297.4728" calcext:value-type="float">
            <text:p>297.4728</text:p>
          </table:table-cell>
          <table:table-cell office:value-type="float" office:value="933.2999" calcext:value-type="float">
            <text:p>933.2999</text:p>
          </table:table-cell>
          <table:table-cell office:value-type="float" office:value="845.98" calcext:value-type="float">
            <text:p>845.98</text:p>
          </table:table-cell>
          <table:table-cell office:value-type="float" office:value="838.2504" calcext:value-type="float">
            <text:p>838.2504</text:p>
          </table:table-cell>
          <table:table-cell office:value-type="float" office:value="856.2952" calcext:value-type="float">
            <text:p>856.2952</text:p>
          </table:table-cell>
          <table:table-cell office:value-type="float" office:value="329.3894" calcext:value-type="float">
            <text:p>329.3894</text:p>
          </table:table-cell>
          <table:table-cell office:value-type="float" office:value="445.8966" calcext:value-type="float">
            <text:p>445.8966</text:p>
          </table:table-cell>
          <table:table-cell office:value-type="float" office:value="388.0042" calcext:value-type="float">
            <text:p>388.0042</text:p>
          </table:table-cell>
          <table:table-cell office:value-type="float" office:value="336.1041" calcext:value-type="float">
            <text:p>336.10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052004" calcext:value-type="float">
            <text:p>29052004</text:p>
          </table:table-cell>
          <table:table-cell office:value-type="float" office:value="254.0305" calcext:value-type="float">
            <text:p>254.0305</text:p>
          </table:table-cell>
          <table:table-cell office:value-type="float" office:value="5422.019" calcext:value-type="float">
            <text:p>5422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9.7193" calcext:value-type="float">
            <text:p>-169.7193</text:p>
          </table:table-cell>
          <table:table-cell office:value-type="float" office:value="436.5313" calcext:value-type="float">
            <text:p>436.5313</text:p>
          </table:table-cell>
          <table:table-cell office:value-type="float" office:value="0" calcext:value-type="float">
            <text:p>0</text:p>
          </table:table-cell>
          <table:table-cell office:value-type="float" office:value="94.03223" calcext:value-type="float">
            <text:p>94.03223</text:p>
          </table:table-cell>
          <table:table-cell office:value-type="float" office:value="52.57837" calcext:value-type="float">
            <text:p>52.57837</text:p>
          </table:table-cell>
          <table:table-cell office:value-type="float" office:value="0.03650661" calcext:value-type="float">
            <text:p>0.03650661</text:p>
          </table:table-cell>
          <table:table-cell office:value-type="float" office:value="0" calcext:value-type="float">
            <text:p>0</text:p>
          </table:table-cell>
          <table:table-cell office:value-type="float" office:value="0.205563" calcext:value-type="float">
            <text:p>0.205563</text:p>
          </table:table-cell>
          <table:table-cell office:value-type="float" office:value="1.131382" calcext:value-type="float">
            <text:p>1.131382</text:p>
          </table:table-cell>
          <table:table-cell office:value-type="float" office:value="360" calcext:value-type="float">
            <text:p>360</text:p>
          </table:table-cell>
          <table:table-cell office:value-type="float" office:value="-171.0198" calcext:value-type="float">
            <text:p>-171.0198</text:p>
          </table:table-cell>
          <table:table-cell office:value-type="float" office:value="0" calcext:value-type="float">
            <text:p>0</text:p>
          </table:table-cell>
          <table:table-cell office:value-type="float" office:value="248.3503" calcext:value-type="float">
            <text:p>248.3503</text:p>
          </table:table-cell>
          <table:table-cell office:value-type="float" office:value="297.2807" calcext:value-type="float">
            <text:p>297.2807</text:p>
          </table:table-cell>
          <table:table-cell office:value-type="float" office:value="932.8459" calcext:value-type="float">
            <text:p>932.8459</text:p>
          </table:table-cell>
          <table:table-cell office:value-type="float" office:value="845.7162" calcext:value-type="float">
            <text:p>845.7162</text:p>
          </table:table-cell>
          <table:table-cell office:value-type="float" office:value="838.0629" calcext:value-type="float">
            <text:p>838.0629</text:p>
          </table:table-cell>
          <table:table-cell office:value-type="float" office:value="856.1182" calcext:value-type="float">
            <text:p>856.1182</text:p>
          </table:table-cell>
          <table:table-cell office:value-type="float" office:value="329.28" calcext:value-type="float">
            <text:p>329.28</text:p>
          </table:table-cell>
          <table:table-cell office:value-type="float" office:value="445.8021" calcext:value-type="float">
            <text:p>445.8021</text:p>
          </table:table-cell>
          <table:table-cell office:value-type="float" office:value="387.9664" calcext:value-type="float">
            <text:p>387.9664</text:p>
          </table:table-cell>
          <table:table-cell office:value-type="float" office:value="336.0824" calcext:value-type="float">
            <text:p>336.082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0052004" calcext:value-type="float">
            <text:p>30052004</text:p>
          </table:table-cell>
          <table:table-cell office:value-type="float" office:value="252.3055" calcext:value-type="float">
            <text:p>252.3055</text:p>
          </table:table-cell>
          <table:table-cell office:value-type="float" office:value="5422.126" calcext:value-type="float">
            <text:p>5422.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1.0751" calcext:value-type="float">
            <text:p>-171.0751</text:p>
          </table:table-cell>
          <table:table-cell office:value-type="float" office:value="437.5213" calcext:value-type="float">
            <text:p>437.5213</text:p>
          </table:table-cell>
          <table:table-cell office:value-type="float" office:value="0" calcext:value-type="float">
            <text:p>0</text:p>
          </table:table-cell>
          <table:table-cell office:value-type="float" office:value="93.91386" calcext:value-type="float">
            <text:p>93.91386</text:p>
          </table:table-cell>
          <table:table-cell office:value-type="float" office:value="52.07806" calcext:value-type="float">
            <text:p>52.07806</text:p>
          </table:table-cell>
          <table:table-cell office:value-type="float" office:value="0.03665549" calcext:value-type="float">
            <text:p>0.03665549</text:p>
          </table:table-cell>
          <table:table-cell office:value-type="float" office:value="0" calcext:value-type="float">
            <text:p>0</text:p>
          </table:table-cell>
          <table:table-cell office:value-type="float" office:value="0.2086878" calcext:value-type="float">
            <text:p>0.2086878</text:p>
          </table:table-cell>
          <table:table-cell office:value-type="float" office:value="1.136885" calcext:value-type="float">
            <text:p>1.136885</text:p>
          </table:table-cell>
          <table:table-cell office:value-type="float" office:value="360" calcext:value-type="float">
            <text:p>360</text:p>
          </table:table-cell>
          <table:table-cell office:value-type="float" office:value="-172.384" calcext:value-type="float">
            <text:p>-172.384</text:p>
          </table:table-cell>
          <table:table-cell office:value-type="float" office:value="0" calcext:value-type="float">
            <text:p>0</text:p>
          </table:table-cell>
          <table:table-cell office:value-type="float" office:value="248.5363" calcext:value-type="float">
            <text:p>248.5363</text:p>
          </table:table-cell>
          <table:table-cell office:value-type="float" office:value="297.1384" calcext:value-type="float">
            <text:p>297.1384</text:p>
          </table:table-cell>
          <table:table-cell office:value-type="float" office:value="932.4797" calcext:value-type="float">
            <text:p>932.4797</text:p>
          </table:table-cell>
          <table:table-cell office:value-type="float" office:value="845.5029" calcext:value-type="float">
            <text:p>845.5029</text:p>
          </table:table-cell>
          <table:table-cell office:value-type="float" office:value="837.899" calcext:value-type="float">
            <text:p>837.899</text:p>
          </table:table-cell>
          <table:table-cell office:value-type="float" office:value="855.9542" calcext:value-type="float">
            <text:p>855.9542</text:p>
          </table:table-cell>
          <table:table-cell office:value-type="float" office:value="329.178" calcext:value-type="float">
            <text:p>329.178</text:p>
          </table:table-cell>
          <table:table-cell office:value-type="float" office:value="445.7106" calcext:value-type="float">
            <text:p>445.7106</text:p>
          </table:table-cell>
          <table:table-cell office:value-type="float" office:value="387.9288" calcext:value-type="float">
            <text:p>387.9288</text:p>
          </table:table-cell>
          <table:table-cell office:value-type="float" office:value="336.0604" calcext:value-type="float">
            <text:p>336.060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052004" calcext:value-type="float">
            <text:p>31052004</text:p>
          </table:table-cell>
          <table:table-cell office:value-type="float" office:value="250.7146" calcext:value-type="float">
            <text:p>250.7146</text:p>
          </table:table-cell>
          <table:table-cell office:value-type="float" office:value="5422.222" calcext:value-type="float">
            <text:p>5422.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2.6336" calcext:value-type="float">
            <text:p>-172.6336</text:p>
          </table:table-cell>
          <table:table-cell office:value-type="float" office:value="446.6055" calcext:value-type="float">
            <text:p>446.6055</text:p>
          </table:table-cell>
          <table:table-cell office:value-type="float" office:value="0" calcext:value-type="float">
            <text:p>0</text:p>
          </table:table-cell>
          <table:table-cell office:value-type="float" office:value="93.77468" calcext:value-type="float">
            <text:p>93.77468</text:p>
          </table:table-cell>
          <table:table-cell office:value-type="float" office:value="51.6247" calcext:value-type="float">
            <text:p>51.6247</text:p>
          </table:table-cell>
          <table:table-cell office:value-type="float" office:value="0.03688763" calcext:value-type="float">
            <text:p>0.03688763</text:p>
          </table:table-cell>
          <table:table-cell office:value-type="float" office:value="0" calcext:value-type="float">
            <text:p>0</text:p>
          </table:table-cell>
          <table:table-cell office:value-type="float" office:value="0.211757" calcext:value-type="float">
            <text:p>0.211757</text:p>
          </table:table-cell>
          <table:table-cell office:value-type="float" office:value="1.141328" calcext:value-type="float">
            <text:p>1.141328</text:p>
          </table:table-cell>
          <table:table-cell office:value-type="float" office:value="360" calcext:value-type="float">
            <text:p>360</text:p>
          </table:table-cell>
          <table:table-cell office:value-type="float" office:value="-173.9498" calcext:value-type="float">
            <text:p>-173.9498</text:p>
          </table:table-cell>
          <table:table-cell office:value-type="float" office:value="0" calcext:value-type="float">
            <text:p>0</text:p>
          </table:table-cell>
          <table:table-cell office:value-type="float" office:value="248.7079" calcext:value-type="float">
            <text:p>248.7079</text:p>
          </table:table-cell>
          <table:table-cell office:value-type="float" office:value="297.0008" calcext:value-type="float">
            <text:p>297.0008</text:p>
          </table:table-cell>
          <table:table-cell office:value-type="float" office:value="932.1435" calcext:value-type="float">
            <text:p>932.1435</text:p>
          </table:table-cell>
          <table:table-cell office:value-type="float" office:value="845.2938" calcext:value-type="float">
            <text:p>845.2938</text:p>
          </table:table-cell>
          <table:table-cell office:value-type="float" office:value="837.7407" calcext:value-type="float">
            <text:p>837.7407</text:p>
          </table:table-cell>
          <table:table-cell office:value-type="float" office:value="855.8182" calcext:value-type="float">
            <text:p>855.8182</text:p>
          </table:table-cell>
          <table:table-cell office:value-type="float" office:value="329.0867" calcext:value-type="float">
            <text:p>329.0867</text:p>
          </table:table-cell>
          <table:table-cell office:value-type="float" office:value="445.6257" calcext:value-type="float">
            <text:p>445.6257</text:p>
          </table:table-cell>
          <table:table-cell office:value-type="float" office:value="387.892" calcext:value-type="float">
            <text:p>387.892</text:p>
          </table:table-cell>
          <table:table-cell office:value-type="float" office:value="336.038" calcext:value-type="float">
            <text:p>336.0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62004" calcext:value-type="float">
            <text:p>1062004</text:p>
          </table:table-cell>
          <table:table-cell office:value-type="float" office:value="249.3856" calcext:value-type="float">
            <text:p>249.3856</text:p>
          </table:table-cell>
          <table:table-cell office:value-type="float" office:value="5422.224" calcext:value-type="float">
            <text:p>5422.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3.9014" calcext:value-type="float">
            <text:p>-173.9014</text:p>
          </table:table-cell>
          <table:table-cell office:value-type="float" office:value="448.6758" calcext:value-type="float">
            <text:p>448.6758</text:p>
          </table:table-cell>
          <table:table-cell office:value-type="float" office:value="0" calcext:value-type="float">
            <text:p>0</text:p>
          </table:table-cell>
          <table:table-cell office:value-type="float" office:value="93.39006" calcext:value-type="float">
            <text:p>93.39006</text:p>
          </table:table-cell>
          <table:table-cell office:value-type="float" office:value="51.38711" calcext:value-type="float">
            <text:p>51.38711</text:p>
          </table:table-cell>
          <table:table-cell office:value-type="float" office:value="0.03712664" calcext:value-type="float">
            <text:p>0.03712664</text:p>
          </table:table-cell>
          <table:table-cell office:value-type="float" office:value="0" calcext:value-type="float">
            <text:p>0</text:p>
          </table:table-cell>
          <table:table-cell office:value-type="float" office:value="0.2138163" calcext:value-type="float">
            <text:p>0.2138163</text:p>
          </table:table-cell>
          <table:table-cell office:value-type="float" office:value="1.142609" calcext:value-type="float">
            <text:p>1.142609</text:p>
          </table:table-cell>
          <table:table-cell office:value-type="float" office:value="360" calcext:value-type="float">
            <text:p>360</text:p>
          </table:table-cell>
          <table:table-cell office:value-type="float" office:value="-175.2207" calcext:value-type="float">
            <text:p>-175.2207</text:p>
          </table:table-cell>
          <table:table-cell office:value-type="float" office:value="0" calcext:value-type="float">
            <text:p>0</text:p>
          </table:table-cell>
          <table:table-cell office:value-type="float" office:value="248.8341" calcext:value-type="float">
            <text:p>248.8341</text:p>
          </table:table-cell>
          <table:table-cell office:value-type="float" office:value="296.8553" calcext:value-type="float">
            <text:p>296.8553</text:p>
          </table:table-cell>
          <table:table-cell office:value-type="float" office:value="931.795" calcext:value-type="float">
            <text:p>931.795</text:p>
          </table:table-cell>
          <table:table-cell office:value-type="float" office:value="845.0853" calcext:value-type="float">
            <text:p>845.0853</text:p>
          </table:table-cell>
          <table:table-cell office:value-type="float" office:value="837.5797" calcext:value-type="float">
            <text:p>837.5797</text:p>
          </table:table-cell>
          <table:table-cell office:value-type="float" office:value="855.6904" calcext:value-type="float">
            <text:p>855.6904</text:p>
          </table:table-cell>
          <table:table-cell office:value-type="float" office:value="329.0001" calcext:value-type="float">
            <text:p>329.0001</text:p>
          </table:table-cell>
          <table:table-cell office:value-type="float" office:value="445.5451" calcext:value-type="float">
            <text:p>445.5451</text:p>
          </table:table-cell>
          <table:table-cell office:value-type="float" office:value="387.8561" calcext:value-type="float">
            <text:p>387.8561</text:p>
          </table:table-cell>
          <table:table-cell office:value-type="float" office:value="336.0153" calcext:value-type="float">
            <text:p>336.0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62004" calcext:value-type="float">
            <text:p>2062004</text:p>
          </table:table-cell>
          <table:table-cell office:value-type="float" office:value="247.6222" calcext:value-type="float">
            <text:p>247.6222</text:p>
          </table:table-cell>
          <table:table-cell office:value-type="float" office:value="5422.435" calcext:value-type="float">
            <text:p>5422.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5.4504" calcext:value-type="float">
            <text:p>-175.4504</text:p>
          </table:table-cell>
          <table:table-cell office:value-type="float" office:value="454.715" calcext:value-type="float">
            <text:p>454.715</text:p>
          </table:table-cell>
          <table:table-cell office:value-type="float" office:value="0" calcext:value-type="float">
            <text:p>0</text:p>
          </table:table-cell>
          <table:table-cell office:value-type="float" office:value="93.43886" calcext:value-type="float">
            <text:p>93.43886</text:p>
          </table:table-cell>
          <table:table-cell office:value-type="float" office:value="50.63422" calcext:value-type="float">
            <text:p>50.63422</text:p>
          </table:table-cell>
          <table:table-cell office:value-type="float" office:value="0.03740206" calcext:value-type="float">
            <text:p>0.03740206</text:p>
          </table:table-cell>
          <table:table-cell office:value-type="float" office:value="0" calcext:value-type="float">
            <text:p>0</text:p>
          </table:table-cell>
          <table:table-cell office:value-type="float" office:value="0.2154766" calcext:value-type="float">
            <text:p>0.2154766</text:p>
          </table:table-cell>
          <table:table-cell office:value-type="float" office:value="1.14332" calcext:value-type="float">
            <text:p>1.14332</text:p>
          </table:table-cell>
          <table:table-cell office:value-type="float" office:value="360" calcext:value-type="float">
            <text:p>360</text:p>
          </table:table-cell>
          <table:table-cell office:value-type="float" office:value="-176.7718" calcext:value-type="float">
            <text:p>-176.7718</text:p>
          </table:table-cell>
          <table:table-cell office:value-type="float" office:value="0" calcext:value-type="float">
            <text:p>0</text:p>
          </table:table-cell>
          <table:table-cell office:value-type="float" office:value="249.0973" calcext:value-type="float">
            <text:p>249.0973</text:p>
          </table:table-cell>
          <table:table-cell office:value-type="float" office:value="296.7428" calcext:value-type="float">
            <text:p>296.7428</text:p>
          </table:table-cell>
          <table:table-cell office:value-type="float" office:value="931.5062" calcext:value-type="float">
            <text:p>931.5062</text:p>
          </table:table-cell>
          <table:table-cell office:value-type="float" office:value="844.9048" calcext:value-type="float">
            <text:p>844.9048</text:p>
          </table:table-cell>
          <table:table-cell office:value-type="float" office:value="837.4341" calcext:value-type="float">
            <text:p>837.4341</text:p>
          </table:table-cell>
          <table:table-cell office:value-type="float" office:value="855.5729" calcext:value-type="float">
            <text:p>855.5729</text:p>
          </table:table-cell>
          <table:table-cell office:value-type="float" office:value="328.9186" calcext:value-type="float">
            <text:p>328.9186</text:p>
          </table:table-cell>
          <table:table-cell office:value-type="float" office:value="445.4671" calcext:value-type="float">
            <text:p>445.4671</text:p>
          </table:table-cell>
          <table:table-cell office:value-type="float" office:value="387.8211" calcext:value-type="float">
            <text:p>387.8211</text:p>
          </table:table-cell>
          <table:table-cell office:value-type="float" office:value="335.9925" calcext:value-type="float">
            <text:p>335.99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62004" calcext:value-type="float">
            <text:p>3062004</text:p>
          </table:table-cell>
          <table:table-cell office:value-type="float" office:value="246.2477" calcext:value-type="float">
            <text:p>246.2477</text:p>
          </table:table-cell>
          <table:table-cell office:value-type="float" office:value="5422.556" calcext:value-type="float">
            <text:p>5422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6.7249" calcext:value-type="float">
            <text:p>-176.7249</text:p>
          </table:table-cell>
          <table:table-cell office:value-type="float" office:value="459.3749" calcext:value-type="float">
            <text:p>459.3749</text:p>
          </table:table-cell>
          <table:table-cell office:value-type="float" office:value="0" calcext:value-type="float">
            <text:p>0</text:p>
          </table:table-cell>
          <table:table-cell office:value-type="float" office:value="93.16253" calcext:value-type="float">
            <text:p>93.16253</text:p>
          </table:table-cell>
          <table:table-cell office:value-type="float" office:value="50.19679" calcext:value-type="float">
            <text:p>50.19679</text:p>
          </table:table-cell>
          <table:table-cell office:value-type="float" office:value="0.03770063" calcext:value-type="float">
            <text:p>0.03770063</text:p>
          </table:table-cell>
          <table:table-cell office:value-type="float" office:value="0" calcext:value-type="float">
            <text:p>0</text:p>
          </table:table-cell>
          <table:table-cell office:value-type="float" office:value="0.2160743" calcext:value-type="float">
            <text:p>0.2160743</text:p>
          </table:table-cell>
          <table:table-cell office:value-type="float" office:value="1.142461" calcext:value-type="float">
            <text:p>1.142461</text:p>
          </table:table-cell>
          <table:table-cell office:value-type="float" office:value="360" calcext:value-type="float">
            <text:p>360</text:p>
          </table:table-cell>
          <table:table-cell office:value-type="float" office:value="-178.0457" calcext:value-type="float">
            <text:p>-178.0457</text:p>
          </table:table-cell>
          <table:table-cell office:value-type="float" office:value="0" calcext:value-type="float">
            <text:p>0</text:p>
          </table:table-cell>
          <table:table-cell office:value-type="float" office:value="249.2733" calcext:value-type="float">
            <text:p>249.2733</text:p>
          </table:table-cell>
          <table:table-cell office:value-type="float" office:value="296.6292" calcext:value-type="float">
            <text:p>296.6292</text:p>
          </table:table-cell>
          <table:table-cell office:value-type="float" office:value="931.236" calcext:value-type="float">
            <text:p>931.236</text:p>
          </table:table-cell>
          <table:table-cell office:value-type="float" office:value="844.7375" calcext:value-type="float">
            <text:p>844.7375</text:p>
          </table:table-cell>
          <table:table-cell office:value-type="float" office:value="837.3025" calcext:value-type="float">
            <text:p>837.3025</text:p>
          </table:table-cell>
          <table:table-cell office:value-type="float" office:value="855.4664" calcext:value-type="float">
            <text:p>855.4664</text:p>
          </table:table-cell>
          <table:table-cell office:value-type="float" office:value="328.846" calcext:value-type="float">
            <text:p>328.846</text:p>
          </table:table-cell>
          <table:table-cell office:value-type="float" office:value="445.3944" calcext:value-type="float">
            <text:p>445.3944</text:p>
          </table:table-cell>
          <table:table-cell office:value-type="float" office:value="387.7869" calcext:value-type="float">
            <text:p>387.7869</text:p>
          </table:table-cell>
          <table:table-cell office:value-type="float" office:value="335.9696" calcext:value-type="float">
            <text:p>335.969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062004" calcext:value-type="float">
            <text:p>4062004</text:p>
          </table:table-cell>
          <table:table-cell office:value-type="float" office:value="244.9413" calcext:value-type="float">
            <text:p>244.9413</text:p>
          </table:table-cell>
          <table:table-cell office:value-type="float" office:value="5422.575" calcext:value-type="float">
            <text:p>5422.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7.9632" calcext:value-type="float">
            <text:p>-177.9632</text:p>
          </table:table-cell>
          <table:table-cell office:value-type="float" office:value="465.8736" calcext:value-type="float">
            <text:p>465.8736</text:p>
          </table:table-cell>
          <table:table-cell office:value-type="float" office:value="0" calcext:value-type="float">
            <text:p>0</text:p>
          </table:table-cell>
          <table:table-cell office:value-type="float" office:value="92.40831" calcext:value-type="float">
            <text:p>92.40831</text:p>
          </table:table-cell>
          <table:table-cell office:value-type="float" office:value="49.98581" calcext:value-type="float">
            <text:p>49.98581</text:p>
          </table:table-cell>
          <table:table-cell office:value-type="float" office:value="0.03795543" calcext:value-type="float">
            <text:p>0.03795543</text:p>
          </table:table-cell>
          <table:table-cell office:value-type="float" office:value="0" calcext:value-type="float">
            <text:p>0</text:p>
          </table:table-cell>
          <table:table-cell office:value-type="float" office:value="0.2165636" calcext:value-type="float">
            <text:p>0.2165636</text:p>
          </table:table-cell>
          <table:table-cell office:value-type="float" office:value="1.141186" calcext:value-type="float">
            <text:p>1.141186</text:p>
          </table:table-cell>
          <table:table-cell office:value-type="float" office:value="360" calcext:value-type="float">
            <text:p>360</text:p>
          </table:table-cell>
          <table:table-cell office:value-type="float" office:value="-179.283" calcext:value-type="float">
            <text:p>-179.283</text:p>
          </table:table-cell>
          <table:table-cell office:value-type="float" office:value="0" calcext:value-type="float">
            <text:p>0</text:p>
          </table:table-cell>
          <table:table-cell office:value-type="float" office:value="249.392" calcext:value-type="float">
            <text:p>249.392</text:p>
          </table:table-cell>
          <table:table-cell office:value-type="float" office:value="296.4691" calcext:value-type="float">
            <text:p>296.4691</text:p>
          </table:table-cell>
          <table:table-cell office:value-type="float" office:value="930.8774" calcext:value-type="float">
            <text:p>930.8774</text:p>
          </table:table-cell>
          <table:table-cell office:value-type="float" office:value="844.5331" calcext:value-type="float">
            <text:p>844.5331</text:p>
          </table:table-cell>
          <table:table-cell office:value-type="float" office:value="837.1487" calcext:value-type="float">
            <text:p>837.1487</text:p>
          </table:table-cell>
          <table:table-cell office:value-type="float" office:value="855.3499" calcext:value-type="float">
            <text:p>855.3499</text:p>
          </table:table-cell>
          <table:table-cell office:value-type="float" office:value="328.7708" calcext:value-type="float">
            <text:p>328.7708</text:p>
          </table:table-cell>
          <table:table-cell office:value-type="float" office:value="445.3239" calcext:value-type="float">
            <text:p>445.3239</text:p>
          </table:table-cell>
          <table:table-cell office:value-type="float" office:value="387.7538" calcext:value-type="float">
            <text:p>387.7538</text:p>
          </table:table-cell>
          <table:table-cell office:value-type="float" office:value="335.9467" calcext:value-type="float">
            <text:p>335.946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62004" calcext:value-type="float">
            <text:p>5062004</text:p>
          </table:table-cell>
          <table:table-cell office:value-type="float" office:value="243.8415" calcext:value-type="float">
            <text:p>243.8415</text:p>
          </table:table-cell>
          <table:table-cell office:value-type="float" office:value="5422.506" calcext:value-type="float">
            <text:p>5422.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9.0934" calcext:value-type="float">
            <text:p>-179.0934</text:p>
          </table:table-cell>
          <table:table-cell office:value-type="float" office:value="467.2957" calcext:value-type="float">
            <text:p>467.2957</text:p>
          </table:table-cell>
          <table:table-cell office:value-type="float" office:value="0" calcext:value-type="float">
            <text:p>0</text:p>
          </table:table-cell>
          <table:table-cell office:value-type="float" office:value="92.09542" calcext:value-type="float">
            <text:p>92.09542</text:p>
          </table:table-cell>
          <table:table-cell office:value-type="float" office:value="49.92482" calcext:value-type="float">
            <text:p>49.92482</text:p>
          </table:table-cell>
          <table:table-cell office:value-type="float" office:value="0.03822211" calcext:value-type="float">
            <text:p>0.03822211</text:p>
          </table:table-cell>
          <table:table-cell office:value-type="float" office:value="0" calcext:value-type="float">
            <text:p>0</text:p>
          </table:table-cell>
          <table:table-cell office:value-type="float" office:value="0.2170254" calcext:value-type="float">
            <text:p>0.2170254</text:p>
          </table:table-cell>
          <table:table-cell office:value-type="float" office:value="1.139813" calcext:value-type="float">
            <text:p>1.139813</text:p>
          </table:table-cell>
          <table:table-cell office:value-type="float" office:value="360" calcext:value-type="float">
            <text:p>360</text:p>
          </table:table-cell>
          <table:table-cell office:value-type="float" office:value="-180.412" calcext:value-type="float">
            <text:p>-180.412</text:p>
          </table:table-cell>
          <table:table-cell office:value-type="float" office:value="0" calcext:value-type="float">
            <text:p>0</text:p>
          </table:table-cell>
          <table:table-cell office:value-type="float" office:value="249.4456" calcext:value-type="float">
            <text:p>249.4456</text:p>
          </table:table-cell>
          <table:table-cell office:value-type="float" office:value="296.3331" calcext:value-type="float">
            <text:p>296.3331</text:p>
          </table:table-cell>
          <table:table-cell office:value-type="float" office:value="930.5547" calcext:value-type="float">
            <text:p>930.5547</text:p>
          </table:table-cell>
          <table:table-cell office:value-type="float" office:value="844.324" calcext:value-type="float">
            <text:p>844.324</text:p>
          </table:table-cell>
          <table:table-cell office:value-type="float" office:value="836.9907" calcext:value-type="float">
            <text:p>836.9907</text:p>
          </table:table-cell>
          <table:table-cell office:value-type="float" office:value="855.2252" calcext:value-type="float">
            <text:p>855.2252</text:p>
          </table:table-cell>
          <table:table-cell office:value-type="float" office:value="328.6895" calcext:value-type="float">
            <text:p>328.6895</text:p>
          </table:table-cell>
          <table:table-cell office:value-type="float" office:value="445.2504" calcext:value-type="float">
            <text:p>445.2504</text:p>
          </table:table-cell>
          <table:table-cell office:value-type="float" office:value="387.7207" calcext:value-type="float">
            <text:p>387.7207</text:p>
          </table:table-cell>
          <table:table-cell office:value-type="float" office:value="335.9237" calcext:value-type="float">
            <text:p>335.923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062004" calcext:value-type="float">
            <text:p>6062004</text:p>
          </table:table-cell>
          <table:table-cell office:value-type="float" office:value="242.8528" calcext:value-type="float">
            <text:p>242.8528</text:p>
          </table:table-cell>
          <table:table-cell office:value-type="float" office:value="5422.457" calcext:value-type="float">
            <text:p>5422.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0.1089" calcext:value-type="float">
            <text:p>-180.1089</text:p>
          </table:table-cell>
          <table:table-cell office:value-type="float" office:value="472.5364" calcext:value-type="float">
            <text:p>472.5364</text:p>
          </table:table-cell>
          <table:table-cell office:value-type="float" office:value="0" calcext:value-type="float">
            <text:p>0</text:p>
          </table:table-cell>
          <table:table-cell office:value-type="float" office:value="91.8511" calcext:value-type="float">
            <text:p>91.8511</text:p>
          </table:table-cell>
          <table:table-cell office:value-type="float" office:value="49.86165" calcext:value-type="float">
            <text:p>49.86165</text:p>
          </table:table-cell>
          <table:table-cell office:value-type="float" office:value="0.03849201" calcext:value-type="float">
            <text:p>0.03849201</text:p>
          </table:table-cell>
          <table:table-cell office:value-type="float" office:value="0" calcext:value-type="float">
            <text:p>0</text:p>
          </table:table-cell>
          <table:table-cell office:value-type="float" office:value="0.2174789" calcext:value-type="float">
            <text:p>0.2174789</text:p>
          </table:table-cell>
          <table:table-cell office:value-type="float" office:value="1.138405" calcext:value-type="float">
            <text:p>1.138405</text:p>
          </table:table-cell>
          <table:table-cell office:value-type="float" office:value="360" calcext:value-type="float">
            <text:p>360</text:p>
          </table:table-cell>
          <table:table-cell office:value-type="float" office:value="-181.4263" calcext:value-type="float">
            <text:p>-181.4263</text:p>
          </table:table-cell>
          <table:table-cell office:value-type="float" office:value="0" calcext:value-type="float">
            <text:p>0</text:p>
          </table:table-cell>
          <table:table-cell office:value-type="float" office:value="249.5025" calcext:value-type="float">
            <text:p>249.5025</text:p>
          </table:table-cell>
          <table:table-cell office:value-type="float" office:value="296.221" calcext:value-type="float">
            <text:p>296.221</text:p>
          </table:table-cell>
          <table:table-cell office:value-type="float" office:value="930.2812" calcext:value-type="float">
            <text:p>930.2812</text:p>
          </table:table-cell>
          <table:table-cell office:value-type="float" office:value="844.1414" calcext:value-type="float">
            <text:p>844.1414</text:p>
          </table:table-cell>
          <table:table-cell office:value-type="float" office:value="836.8468" calcext:value-type="float">
            <text:p>836.8468</text:p>
          </table:table-cell>
          <table:table-cell office:value-type="float" office:value="855.111" calcext:value-type="float">
            <text:p>855.111</text:p>
          </table:table-cell>
          <table:table-cell office:value-type="float" office:value="328.6126" calcext:value-type="float">
            <text:p>328.6126</text:p>
          </table:table-cell>
          <table:table-cell office:value-type="float" office:value="445.1775" calcext:value-type="float">
            <text:p>445.1775</text:p>
          </table:table-cell>
          <table:table-cell office:value-type="float" office:value="387.6875" calcext:value-type="float">
            <text:p>387.6875</text:p>
          </table:table-cell>
          <table:table-cell office:value-type="float" office:value="335.9008" calcext:value-type="float">
            <text:p>335.900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062004" calcext:value-type="float">
            <text:p>7062004</text:p>
          </table:table-cell>
          <table:table-cell office:value-type="float" office:value="241.6646" calcext:value-type="float">
            <text:p>241.6646</text:p>
          </table:table-cell>
          <table:table-cell office:value-type="float" office:value="5422.488" calcext:value-type="float">
            <text:p>5422.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1.2232" calcext:value-type="float">
            <text:p>-181.2232</text:p>
          </table:table-cell>
          <table:table-cell office:value-type="float" office:value="476.9347" calcext:value-type="float">
            <text:p>476.9347</text:p>
          </table:table-cell>
          <table:table-cell office:value-type="float" office:value="0" calcext:value-type="float">
            <text:p>0</text:p>
          </table:table-cell>
          <table:table-cell office:value-type="float" office:value="91.48243" calcext:value-type="float">
            <text:p>91.48243</text:p>
          </table:table-cell>
          <table:table-cell office:value-type="float" office:value="49.65626" calcext:value-type="float">
            <text:p>49.65626</text:p>
          </table:table-cell>
          <table:table-cell office:value-type="float" office:value="0.03875758" calcext:value-type="float">
            <text:p>0.03875758</text:p>
          </table:table-cell>
          <table:table-cell office:value-type="float" office:value="0" calcext:value-type="float">
            <text:p>0</text:p>
          </table:table-cell>
          <table:table-cell office:value-type="float" office:value="0.2179287" calcext:value-type="float">
            <text:p>0.2179287</text:p>
          </table:table-cell>
          <table:table-cell office:value-type="float" office:value="1.136996" calcext:value-type="float">
            <text:p>1.136996</text:p>
          </table:table-cell>
          <table:table-cell office:value-type="float" office:value="360" calcext:value-type="float">
            <text:p>360</text:p>
          </table:table-cell>
          <table:table-cell office:value-type="float" office:value="-182.5394" calcext:value-type="float">
            <text:p>-182.5394</text:p>
          </table:table-cell>
          <table:table-cell office:value-type="float" office:value="0" calcext:value-type="float">
            <text:p>0</text:p>
          </table:table-cell>
          <table:table-cell office:value-type="float" office:value="249.6174" calcext:value-type="float">
            <text:p>249.6174</text:p>
          </table:table-cell>
          <table:table-cell office:value-type="float" office:value="296.0921" calcext:value-type="float">
            <text:p>296.0921</text:p>
          </table:table-cell>
          <table:table-cell office:value-type="float" office:value="929.9866" calcext:value-type="float">
            <text:p>929.9866</text:p>
          </table:table-cell>
          <table:table-cell office:value-type="float" office:value="843.9526" calcext:value-type="float">
            <text:p>843.9526</text:p>
          </table:table-cell>
          <table:table-cell office:value-type="float" office:value="836.7036" calcext:value-type="float">
            <text:p>836.7036</text:p>
          </table:table-cell>
          <table:table-cell office:value-type="float" office:value="854.9988" calcext:value-type="float">
            <text:p>854.9988</text:p>
          </table:table-cell>
          <table:table-cell office:value-type="float" office:value="328.5399" calcext:value-type="float">
            <text:p>328.5399</text:p>
          </table:table-cell>
          <table:table-cell office:value-type="float" office:value="445.1075" calcext:value-type="float">
            <text:p>445.1075</text:p>
          </table:table-cell>
          <table:table-cell office:value-type="float" office:value="387.6545" calcext:value-type="float">
            <text:p>387.6545</text:p>
          </table:table-cell>
          <table:table-cell office:value-type="float" office:value="335.8776" calcext:value-type="float">
            <text:p>335.87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062004" calcext:value-type="float">
            <text:p>8062004</text:p>
          </table:table-cell>
          <table:table-cell office:value-type="float" office:value="240.3761" calcext:value-type="float">
            <text:p>240.3761</text:p>
          </table:table-cell>
          <table:table-cell office:value-type="float" office:value="5422.464" calcext:value-type="float">
            <text:p>5422.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2.4553" calcext:value-type="float">
            <text:p>-182.4553</text:p>
          </table:table-cell>
          <table:table-cell office:value-type="float" office:value="484.9891" calcext:value-type="float">
            <text:p>484.9891</text:p>
          </table:table-cell>
          <table:table-cell office:value-type="float" office:value="0" calcext:value-type="float">
            <text:p>0</text:p>
          </table:table-cell>
          <table:table-cell office:value-type="float" office:value="91.02932" calcext:value-type="float">
            <text:p>91.02932</text:p>
          </table:table-cell>
          <table:table-cell office:value-type="float" office:value="49.55187" calcext:value-type="float">
            <text:p>49.55187</text:p>
          </table:table-cell>
          <table:table-cell office:value-type="float" office:value="0.03898348" calcext:value-type="float">
            <text:p>0.03898348</text:p>
          </table:table-cell>
          <table:table-cell office:value-type="float" office:value="0" calcext:value-type="float">
            <text:p>0</text:p>
          </table:table-cell>
          <table:table-cell office:value-type="float" office:value="0.2183775" calcext:value-type="float">
            <text:p>0.2183775</text:p>
          </table:table-cell>
          <table:table-cell office:value-type="float" office:value="1.135594" calcext:value-type="float">
            <text:p>1.135594</text:p>
          </table:table-cell>
          <table:table-cell office:value-type="float" office:value="360" calcext:value-type="float">
            <text:p>360</text:p>
          </table:table-cell>
          <table:table-cell office:value-type="float" office:value="-183.7703" calcext:value-type="float">
            <text:p>-183.7703</text:p>
          </table:table-cell>
          <table:table-cell office:value-type="float" office:value="0" calcext:value-type="float">
            <text:p>0</text:p>
          </table:table-cell>
          <table:table-cell office:value-type="float" office:value="249.6922" calcext:value-type="float">
            <text:p>249.6922</text:p>
          </table:table-cell>
          <table:table-cell office:value-type="float" office:value="295.9196" calcext:value-type="float">
            <text:p>295.9196</text:p>
          </table:table-cell>
          <table:table-cell office:value-type="float" office:value="929.6111" calcext:value-type="float">
            <text:p>929.6111</text:p>
          </table:table-cell>
          <table:table-cell office:value-type="float" office:value="843.717" calcext:value-type="float">
            <text:p>843.717</text:p>
          </table:table-cell>
          <table:table-cell office:value-type="float" office:value="836.5385" calcext:value-type="float">
            <text:p>836.5385</text:p>
          </table:table-cell>
          <table:table-cell office:value-type="float" office:value="854.8706" calcext:value-type="float">
            <text:p>854.8706</text:p>
          </table:table-cell>
          <table:table-cell office:value-type="float" office:value="328.4608" calcext:value-type="float">
            <text:p>328.4608</text:p>
          </table:table-cell>
          <table:table-cell office:value-type="float" office:value="445.0367" calcext:value-type="float">
            <text:p>445.0367</text:p>
          </table:table-cell>
          <table:table-cell office:value-type="float" office:value="387.6218" calcext:value-type="float">
            <text:p>387.6218</text:p>
          </table:table-cell>
          <table:table-cell office:value-type="float" office:value="335.8543" calcext:value-type="float">
            <text:p>335.854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062004" calcext:value-type="float">
            <text:p>9062004</text:p>
          </table:table-cell>
          <table:table-cell office:value-type="float" office:value="238.9058" calcext:value-type="float">
            <text:p>238.9058</text:p>
          </table:table-cell>
          <table:table-cell office:value-type="float" office:value="5422.412" calcext:value-type="float">
            <text:p>5422.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3.8071" calcext:value-type="float">
            <text:p>-183.8071</text:p>
          </table:table-cell>
          <table:table-cell office:value-type="float" office:value="492.1575" calcext:value-type="float">
            <text:p>492.1575</text:p>
          </table:table-cell>
          <table:table-cell office:value-type="float" office:value="0" calcext:value-type="float">
            <text:p>0</text:p>
          </table:table-cell>
          <table:table-cell office:value-type="float" office:value="90.61388" calcext:value-type="float">
            <text:p>90.61388</text:p>
          </table:table-cell>
          <table:table-cell office:value-type="float" office:value="49.45124" calcext:value-type="float">
            <text:p>49.45124</text:p>
          </table:table-cell>
          <table:table-cell office:value-type="float" office:value="0.03917518" calcext:value-type="float">
            <text:p>0.03917518</text:p>
          </table:table-cell>
          <table:table-cell office:value-type="float" office:value="0" calcext:value-type="float">
            <text:p>0</text:p>
          </table:table-cell>
          <table:table-cell office:value-type="float" office:value="0.2188272" calcext:value-type="float">
            <text:p>0.2188272</text:p>
          </table:table-cell>
          <table:table-cell office:value-type="float" office:value="1.134214" calcext:value-type="float">
            <text:p>1.134214</text:p>
          </table:table-cell>
          <table:table-cell office:value-type="float" office:value="360" calcext:value-type="float">
            <text:p>360</text:p>
          </table:table-cell>
          <table:table-cell office:value-type="float" office:value="-185.121" calcext:value-type="float">
            <text:p>-185.121</text:p>
          </table:table-cell>
          <table:table-cell office:value-type="float" office:value="0" calcext:value-type="float">
            <text:p>0</text:p>
          </table:table-cell>
          <table:table-cell office:value-type="float" office:value="249.7639" calcext:value-type="float">
            <text:p>249.7639</text:p>
          </table:table-cell>
          <table:table-cell office:value-type="float" office:value="295.726" calcext:value-type="float">
            <text:p>295.726</text:p>
          </table:table-cell>
          <table:table-cell office:value-type="float" office:value="929.1797" calcext:value-type="float">
            <text:p>929.1797</text:p>
          </table:table-cell>
          <table:table-cell office:value-type="float" office:value="843.4329" calcext:value-type="float">
            <text:p>843.4329</text:p>
          </table:table-cell>
          <table:table-cell office:value-type="float" office:value="836.3421" calcext:value-type="float">
            <text:p>836.3421</text:p>
          </table:table-cell>
          <table:table-cell office:value-type="float" office:value="854.7099" calcext:value-type="float">
            <text:p>854.7099</text:p>
          </table:table-cell>
          <table:table-cell office:value-type="float" office:value="328.3679" calcext:value-type="float">
            <text:p>328.3679</text:p>
          </table:table-cell>
          <table:table-cell office:value-type="float" office:value="444.9597" calcext:value-type="float">
            <text:p>444.9597</text:p>
          </table:table-cell>
          <table:table-cell office:value-type="float" office:value="387.5884" calcext:value-type="float">
            <text:p>387.5884</text:p>
          </table:table-cell>
          <table:table-cell office:value-type="float" office:value="335.8308" calcext:value-type="float">
            <text:p>335.830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62004" calcext:value-type="float">
            <text:p>10062004</text:p>
          </table:table-cell>
          <table:table-cell office:value-type="float" office:value="237.3211" calcext:value-type="float">
            <text:p>237.3211</text:p>
          </table:table-cell>
          <table:table-cell office:value-type="float" office:value="5422.467" calcext:value-type="float">
            <text:p>5422.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5.3051" calcext:value-type="float">
            <text:p>-185.3051</text:p>
          </table:table-cell>
          <table:table-cell office:value-type="float" office:value="499.1489" calcext:value-type="float">
            <text:p>499.1489</text:p>
          </table:table-cell>
          <table:table-cell office:value-type="float" office:value="0" calcext:value-type="float">
            <text:p>0</text:p>
          </table:table-cell>
          <table:table-cell office:value-type="float" office:value="90.38034" calcext:value-type="float">
            <text:p>90.38034</text:p>
          </table:table-cell>
          <table:table-cell office:value-type="float" office:value="49.17757" calcext:value-type="float">
            <text:p>49.17757</text:p>
          </table:table-cell>
          <table:table-cell office:value-type="float" office:value="0.0393738" calcext:value-type="float">
            <text:p>0.0393738</text:p>
          </table:table-cell>
          <table:table-cell office:value-type="float" office:value="0" calcext:value-type="float">
            <text:p>0</text:p>
          </table:table-cell>
          <table:table-cell office:value-type="float" office:value="0.2195695" calcext:value-type="float">
            <text:p>0.2195695</text:p>
          </table:table-cell>
          <table:table-cell office:value-type="float" office:value="1.133141" calcext:value-type="float">
            <text:p>1.133141</text:p>
          </table:table-cell>
          <table:table-cell office:value-type="float" office:value="360" calcext:value-type="float">
            <text:p>360</text:p>
          </table:table-cell>
          <table:table-cell office:value-type="float" office:value="-186.6184" calcext:value-type="float">
            <text:p>-186.6184</text:p>
          </table:table-cell>
          <table:table-cell office:value-type="float" office:value="0" calcext:value-type="float">
            <text:p>0</text:p>
          </table:table-cell>
          <table:table-cell office:value-type="float" office:value="249.8847" calcext:value-type="float">
            <text:p>249.8847</text:p>
          </table:table-cell>
          <table:table-cell office:value-type="float" office:value="295.5693" calcext:value-type="float">
            <text:p>295.5693</text:p>
          </table:table-cell>
          <table:table-cell office:value-type="float" office:value="928.8066" calcext:value-type="float">
            <text:p>928.8066</text:p>
          </table:table-cell>
          <table:table-cell office:value-type="float" office:value="843.1707" calcext:value-type="float">
            <text:p>843.1707</text:p>
          </table:table-cell>
          <table:table-cell office:value-type="float" office:value="836.1609" calcext:value-type="float">
            <text:p>836.1609</text:p>
          </table:table-cell>
          <table:table-cell office:value-type="float" office:value="854.5433" calcext:value-type="float">
            <text:p>854.5433</text:p>
          </table:table-cell>
          <table:table-cell office:value-type="float" office:value="328.2714" calcext:value-type="float">
            <text:p>328.2714</text:p>
          </table:table-cell>
          <table:table-cell office:value-type="float" office:value="444.8782" calcext:value-type="float">
            <text:p>444.8782</text:p>
          </table:table-cell>
          <table:table-cell office:value-type="float" office:value="387.5536" calcext:value-type="float">
            <text:p>387.5536</text:p>
          </table:table-cell>
          <table:table-cell office:value-type="float" office:value="335.8069" calcext:value-type="float">
            <text:p>335.806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062004" calcext:value-type="float">
            <text:p>11062004</text:p>
          </table:table-cell>
          <table:table-cell office:value-type="float" office:value="235.755" calcext:value-type="float">
            <text:p>235.755</text:p>
          </table:table-cell>
          <table:table-cell office:value-type="float" office:value="5422.584" calcext:value-type="float">
            <text:p>5422.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6.5839" calcext:value-type="float">
            <text:p>-186.5839</text:p>
          </table:table-cell>
          <table:table-cell office:value-type="float" office:value="507.3874" calcext:value-type="float">
            <text:p>507.3874</text:p>
          </table:table-cell>
          <table:table-cell office:value-type="float" office:value="0" calcext:value-type="float">
            <text:p>0</text:p>
          </table:table-cell>
          <table:table-cell office:value-type="float" office:value="90.27225" calcext:value-type="float">
            <text:p>90.27225</text:p>
          </table:table-cell>
          <table:table-cell office:value-type="float" office:value="48.71495" calcext:value-type="float">
            <text:p>48.71495</text:p>
          </table:table-cell>
          <table:table-cell office:value-type="float" office:value="0.03955949" calcext:value-type="float">
            <text:p>0.03955949</text:p>
          </table:table-cell>
          <table:table-cell office:value-type="float" office:value="0" calcext:value-type="float">
            <text:p>0</text:p>
          </table:table-cell>
          <table:table-cell office:value-type="float" office:value="0.2228751" calcext:value-type="float">
            <text:p>0.2228751</text:p>
          </table:table-cell>
          <table:table-cell office:value-type="float" office:value="1.135372" calcext:value-type="float">
            <text:p>1.135372</text:p>
          </table:table-cell>
          <table:table-cell office:value-type="float" office:value="360" calcext:value-type="float">
            <text:p>360</text:p>
          </table:table-cell>
          <table:table-cell office:value-type="float" office:value="-187.9026" calcext:value-type="float">
            <text:p>-187.9026</text:p>
          </table:table-cell>
          <table:table-cell office:value-type="float" office:value="0" calcext:value-type="float">
            <text:p>0</text:p>
          </table:table-cell>
          <table:table-cell office:value-type="float" office:value="250.0712" calcext:value-type="float">
            <text:p>250.0712</text:p>
          </table:table-cell>
          <table:table-cell office:value-type="float" office:value="295.4512" calcext:value-type="float">
            <text:p>295.4512</text:p>
          </table:table-cell>
          <table:table-cell office:value-type="float" office:value="928.52" calcext:value-type="float">
            <text:p>928.52</text:p>
          </table:table-cell>
          <table:table-cell office:value-type="float" office:value="842.9486" calcext:value-type="float">
            <text:p>842.9486</text:p>
          </table:table-cell>
          <table:table-cell office:value-type="float" office:value="835.9933" calcext:value-type="float">
            <text:p>835.9933</text:p>
          </table:table-cell>
          <table:table-cell office:value-type="float" office:value="854.397" calcext:value-type="float">
            <text:p>854.397</text:p>
          </table:table-cell>
          <table:table-cell office:value-type="float" office:value="328.1805" calcext:value-type="float">
            <text:p>328.1805</text:p>
          </table:table-cell>
          <table:table-cell office:value-type="float" office:value="444.7972" calcext:value-type="float">
            <text:p>444.7972</text:p>
          </table:table-cell>
          <table:table-cell office:value-type="float" office:value="387.5178" calcext:value-type="float">
            <text:p>387.5178</text:p>
          </table:table-cell>
          <table:table-cell office:value-type="float" office:value="335.7824" calcext:value-type="float">
            <text:p>335.782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062004" calcext:value-type="float">
            <text:p>12062004</text:p>
          </table:table-cell>
          <table:table-cell office:value-type="float" office:value="233.5988" calcext:value-type="float">
            <text:p>233.5988</text:p>
          </table:table-cell>
          <table:table-cell office:value-type="float" office:value="5422.916" calcext:value-type="float">
            <text:p>5422.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8.0317" calcext:value-type="float">
            <text:p>-188.0317</text:p>
          </table:table-cell>
          <table:table-cell office:value-type="float" office:value="511.3279" calcext:value-type="float">
            <text:p>511.3279</text:p>
          </table:table-cell>
          <table:table-cell office:value-type="float" office:value="0" calcext:value-type="float">
            <text:p>0</text:p>
          </table:table-cell>
          <table:table-cell office:value-type="float" office:value="90.20501" calcext:value-type="float">
            <text:p>90.20501</text:p>
          </table:table-cell>
          <table:table-cell office:value-type="float" office:value="47.59278" calcext:value-type="float">
            <text:p>47.59278</text:p>
          </table:table-cell>
          <table:table-cell office:value-type="float" office:value="0.03934623" calcext:value-type="float">
            <text:p>0.03934623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2354145" calcext:value-type="float">
            <text:p>0.2354145</text:p>
          </table:table-cell>
          <table:table-cell office:value-type="float" office:value="1.158348" calcext:value-type="float">
            <text:p>1.158348</text:p>
          </table:table-cell>
          <table:table-cell office:value-type="float" office:value="360" calcext:value-type="float">
            <text:p>360</text:p>
          </table:table-cell>
          <table:table-cell office:value-type="float" office:value="-189.4205" calcext:value-type="float">
            <text:p>-189.4205</text:p>
          </table:table-cell>
          <table:table-cell office:value-type="float" office:value="0" calcext:value-type="float">
            <text:p>0</text:p>
          </table:table-cell>
          <table:table-cell office:value-type="float" office:value="250.4535" calcext:value-type="float">
            <text:p>250.4535</text:p>
          </table:table-cell>
          <table:table-cell office:value-type="float" office:value="295.349" calcext:value-type="float">
            <text:p>295.349</text:p>
          </table:table-cell>
          <table:table-cell office:value-type="float" office:value="928.2168" calcext:value-type="float">
            <text:p>928.2168</text:p>
          </table:table-cell>
          <table:table-cell office:value-type="float" office:value="842.7656" calcext:value-type="float">
            <text:p>842.7656</text:p>
          </table:table-cell>
          <table:table-cell office:value-type="float" office:value="835.8414" calcext:value-type="float">
            <text:p>835.8414</text:p>
          </table:table-cell>
          <table:table-cell office:value-type="float" office:value="854.2704" calcext:value-type="float">
            <text:p>854.2704</text:p>
          </table:table-cell>
          <table:table-cell office:value-type="float" office:value="328.1002" calcext:value-type="float">
            <text:p>328.1002</text:p>
          </table:table-cell>
          <table:table-cell office:value-type="float" office:value="444.7203" calcext:value-type="float">
            <text:p>444.7203</text:p>
          </table:table-cell>
          <table:table-cell office:value-type="float" office:value="387.4819" calcext:value-type="float">
            <text:p>387.4819</text:p>
          </table:table-cell>
          <table:table-cell office:value-type="float" office:value="335.7574" calcext:value-type="float">
            <text:p>335.757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062004" calcext:value-type="float">
            <text:p>13062004</text:p>
          </table:table-cell>
          <table:table-cell office:value-type="float" office:value="231.4319" calcext:value-type="float">
            <text:p>231.4319</text:p>
          </table:table-cell>
          <table:table-cell office:value-type="float" office:value="5423.327" calcext:value-type="float">
            <text:p>5423.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9.4676" calcext:value-type="float">
            <text:p>-189.4676</text:p>
          </table:table-cell>
          <table:table-cell office:value-type="float" office:value="516.1637" calcext:value-type="float">
            <text:p>516.1637</text:p>
          </table:table-cell>
          <table:table-cell office:value-type="float" office:value="0" calcext:value-type="float">
            <text:p>0</text:p>
          </table:table-cell>
          <table:table-cell office:value-type="float" office:value="90.21237" calcext:value-type="float">
            <text:p>90.21237</text:p>
          </table:table-cell>
          <table:table-cell office:value-type="float" office:value="46.29159" calcext:value-type="float">
            <text:p>46.29159</text:p>
          </table:table-cell>
          <table:table-cell office:value-type="float" office:value="0.03930763" calcext:value-type="float">
            <text:p>0.03930763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2466877" calcext:value-type="float">
            <text:p>0.2466877</text:p>
          </table:table-cell>
          <table:table-cell office:value-type="float" office:value="1.182789" calcext:value-type="float">
            <text:p>1.182789</text:p>
          </table:table-cell>
          <table:table-cell office:value-type="float" office:value="360" calcext:value-type="float">
            <text:p>360</text:p>
          </table:table-cell>
          <table:table-cell office:value-type="float" office:value="-190.8923" calcext:value-type="float">
            <text:p>-190.8923</text:p>
          </table:table-cell>
          <table:table-cell office:value-type="float" office:value="0" calcext:value-type="float">
            <text:p>0</text:p>
          </table:table-cell>
          <table:table-cell office:value-type="float" office:value="250.9495" calcext:value-type="float">
            <text:p>250.9495</text:p>
          </table:table-cell>
          <table:table-cell office:value-type="float" office:value="295.2782" calcext:value-type="float">
            <text:p>295.2782</text:p>
          </table:table-cell>
          <table:table-cell office:value-type="float" office:value="927.9865" calcext:value-type="float">
            <text:p>927.9865</text:p>
          </table:table-cell>
          <table:table-cell office:value-type="float" office:value="842.6003" calcext:value-type="float">
            <text:p>842.6003</text:p>
          </table:table-cell>
          <table:table-cell office:value-type="float" office:value="835.694" calcext:value-type="float">
            <text:p>835.694</text:p>
          </table:table-cell>
          <table:table-cell office:value-type="float" office:value="854.1469" calcext:value-type="float">
            <text:p>854.1469</text:p>
          </table:table-cell>
          <table:table-cell office:value-type="float" office:value="328.0217" calcext:value-type="float">
            <text:p>328.0217</text:p>
          </table:table-cell>
          <table:table-cell office:value-type="float" office:value="444.6459" calcext:value-type="float">
            <text:p>444.6459</text:p>
          </table:table-cell>
          <table:table-cell office:value-type="float" office:value="387.4464" calcext:value-type="float">
            <text:p>387.4464</text:p>
          </table:table-cell>
          <table:table-cell office:value-type="float" office:value="335.7319" calcext:value-type="float">
            <text:p>335.731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062004" calcext:value-type="float">
            <text:p>14062004</text:p>
          </table:table-cell>
          <table:table-cell office:value-type="float" office:value="228.6517" calcext:value-type="float">
            <text:p>228.6517</text:p>
          </table:table-cell>
          <table:table-cell office:value-type="float" office:value="5423.882" calcext:value-type="float">
            <text:p>5423.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1.459" calcext:value-type="float">
            <text:p>-191.459</text:p>
          </table:table-cell>
          <table:table-cell office:value-type="float" office:value="524.5779" calcext:value-type="float">
            <text:p>524.5779</text:p>
          </table:table-cell>
          <table:table-cell office:value-type="float" office:value="0" calcext:value-type="float">
            <text:p>0</text:p>
          </table:table-cell>
          <table:table-cell office:value-type="float" office:value="90.42911" calcext:value-type="float">
            <text:p>90.42911</text:p>
          </table:table-cell>
          <table:table-cell office:value-type="float" office:value="44.69206" calcext:value-type="float">
            <text:p>44.69206</text:p>
          </table:table-cell>
          <table:table-cell office:value-type="float" office:value="0.03893176" calcext:value-type="float">
            <text:p>0.03893176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2604695" calcext:value-type="float">
            <text:p>0.2604695</text:p>
          </table:table-cell>
          <table:table-cell office:value-type="float" office:value="1.22563" calcext:value-type="float">
            <text:p>1.22563</text:p>
          </table:table-cell>
          <table:table-cell office:value-type="float" office:value="360" calcext:value-type="float">
            <text:p>360</text:p>
          </table:table-cell>
          <table:table-cell office:value-type="float" office:value="-192.9407" calcext:value-type="float">
            <text:p>-192.9407</text:p>
          </table:table-cell>
          <table:table-cell office:value-type="float" office:value="0" calcext:value-type="float">
            <text:p>0</text:p>
          </table:table-cell>
          <table:table-cell office:value-type="float" office:value="251.5366" calcext:value-type="float">
            <text:p>251.5366</text:p>
          </table:table-cell>
          <table:table-cell office:value-type="float" office:value="295.1256" calcext:value-type="float">
            <text:p>295.1256</text:p>
          </table:table-cell>
          <table:table-cell office:value-type="float" office:value="927.6033" calcext:value-type="float">
            <text:p>927.6033</text:p>
          </table:table-cell>
          <table:table-cell office:value-type="float" office:value="842.4075" calcext:value-type="float">
            <text:p>842.4075</text:p>
          </table:table-cell>
          <table:table-cell office:value-type="float" office:value="835.5435" calcext:value-type="float">
            <text:p>835.5435</text:p>
          </table:table-cell>
          <table:table-cell office:value-type="float" office:value="854.025" calcext:value-type="float">
            <text:p>854.025</text:p>
          </table:table-cell>
          <table:table-cell office:value-type="float" office:value="327.9439" calcext:value-type="float">
            <text:p>327.9439</text:p>
          </table:table-cell>
          <table:table-cell office:value-type="float" office:value="444.5738" calcext:value-type="float">
            <text:p>444.5738</text:p>
          </table:table-cell>
          <table:table-cell office:value-type="float" office:value="387.4115" calcext:value-type="float">
            <text:p>387.4115</text:p>
          </table:table-cell>
          <table:table-cell office:value-type="float" office:value="335.7062" calcext:value-type="float">
            <text:p>335.706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062004" calcext:value-type="float">
            <text:p>15062004</text:p>
          </table:table-cell>
          <table:table-cell office:value-type="float" office:value="225.9312" calcext:value-type="float">
            <text:p>225.9312</text:p>
          </table:table-cell>
          <table:table-cell office:value-type="float" office:value="5424.404" calcext:value-type="float">
            <text:p>5424.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3.625" calcext:value-type="float">
            <text:p>-193.625</text:p>
          </table:table-cell>
          <table:table-cell office:value-type="float" office:value="534.6866" calcext:value-type="float">
            <text:p>534.6866</text:p>
          </table:table-cell>
          <table:table-cell office:value-type="float" office:value="0" calcext:value-type="float">
            <text:p>0</text:p>
          </table:table-cell>
          <table:table-cell office:value-type="float" office:value="90.60334" calcext:value-type="float">
            <text:p>90.60334</text:p>
          </table:table-cell>
          <table:table-cell office:value-type="float" office:value="43.10308" calcext:value-type="float">
            <text:p>43.10308</text:p>
          </table:table-cell>
          <table:table-cell office:value-type="float" office:value="0.03899538" calcext:value-type="float">
            <text:p>0.03899538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2683022" calcext:value-type="float">
            <text:p>0.2683022</text:p>
          </table:table-cell>
          <table:table-cell office:value-type="float" office:value="1.252843" calcext:value-type="float">
            <text:p>1.252843</text:p>
          </table:table-cell>
          <table:table-cell office:value-type="float" office:value="360" calcext:value-type="float">
            <text:p>360</text:p>
          </table:table-cell>
          <table:table-cell office:value-type="float" office:value="-195.1416" calcext:value-type="float">
            <text:p>-195.1416</text:p>
          </table:table-cell>
          <table:table-cell office:value-type="float" office:value="0" calcext:value-type="float">
            <text:p>0</text:p>
          </table:table-cell>
          <table:table-cell office:value-type="float" office:value="252.1863" calcext:value-type="float">
            <text:p>252.1863</text:p>
          </table:table-cell>
          <table:table-cell office:value-type="float" office:value="294.9941" calcext:value-type="float">
            <text:p>294.9941</text:p>
          </table:table-cell>
          <table:table-cell office:value-type="float" office:value="927.2068" calcext:value-type="float">
            <text:p>927.2068</text:p>
          </table:table-cell>
          <table:table-cell office:value-type="float" office:value="842.1854" calcext:value-type="float">
            <text:p>842.1854</text:p>
          </table:table-cell>
          <table:table-cell office:value-type="float" office:value="835.3806" calcext:value-type="float">
            <text:p>835.3806</text:p>
          </table:table-cell>
          <table:table-cell office:value-type="float" office:value="853.8942" calcext:value-type="float">
            <text:p>853.8942</text:p>
          </table:table-cell>
          <table:table-cell office:value-type="float" office:value="327.8619" calcext:value-type="float">
            <text:p>327.8619</text:p>
          </table:table-cell>
          <table:table-cell office:value-type="float" office:value="444.5006" calcext:value-type="float">
            <text:p>444.5006</text:p>
          </table:table-cell>
          <table:table-cell office:value-type="float" office:value="387.3766" calcext:value-type="float">
            <text:p>387.3766</text:p>
          </table:table-cell>
          <table:table-cell office:value-type="float" office:value="335.6801" calcext:value-type="float">
            <text:p>335.68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062004" calcext:value-type="float">
            <text:p>16062004</text:p>
          </table:table-cell>
          <table:table-cell office:value-type="float" office:value="223.1872" calcext:value-type="float">
            <text:p>223.1872</text:p>
          </table:table-cell>
          <table:table-cell office:value-type="float" office:value="5424.936" calcext:value-type="float">
            <text:p>5424.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5.8486" calcext:value-type="float">
            <text:p>-195.8486</text:p>
          </table:table-cell>
          <table:table-cell office:value-type="float" office:value="543.7892" calcext:value-type="float">
            <text:p>543.7892</text:p>
          </table:table-cell>
          <table:table-cell office:value-type="float" office:value="0" calcext:value-type="float">
            <text:p>0</text:p>
          </table:table-cell>
          <table:table-cell office:value-type="float" office:value="90.62056" calcext:value-type="float">
            <text:p>90.62056</text:p>
          </table:table-cell>
          <table:table-cell office:value-type="float" office:value="41.49226" calcext:value-type="float">
            <text:p>41.49226</text:p>
          </table:table-cell>
          <table:table-cell office:value-type="float" office:value="0.03910595" calcext:value-type="float">
            <text:p>0.03910595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2750768" calcext:value-type="float">
            <text:p>0.2750768</text:p>
          </table:table-cell>
          <table:table-cell office:value-type="float" office:value="1.270228" calcext:value-type="float">
            <text:p>1.270228</text:p>
          </table:table-cell>
          <table:table-cell office:value-type="float" office:value="360" calcext:value-type="float">
            <text:p>360</text:p>
          </table:table-cell>
          <table:table-cell office:value-type="float" office:value="-197.3893" calcext:value-type="float">
            <text:p>-197.3893</text:p>
          </table:table-cell>
          <table:table-cell office:value-type="float" office:value="0" calcext:value-type="float">
            <text:p>0</text:p>
          </table:table-cell>
          <table:table-cell office:value-type="float" office:value="252.8652" calcext:value-type="float">
            <text:p>252.8652</text:p>
          </table:table-cell>
          <table:table-cell office:value-type="float" office:value="294.8474" calcext:value-type="float">
            <text:p>294.8474</text:p>
          </table:table-cell>
          <table:table-cell office:value-type="float" office:value="926.805" calcext:value-type="float">
            <text:p>926.805</text:p>
          </table:table-cell>
          <table:table-cell office:value-type="float" office:value="841.9634" calcext:value-type="float">
            <text:p>841.9634</text:p>
          </table:table-cell>
          <table:table-cell office:value-type="float" office:value="835.217" calcext:value-type="float">
            <text:p>835.217</text:p>
          </table:table-cell>
          <table:table-cell office:value-type="float" office:value="853.7643" calcext:value-type="float">
            <text:p>853.7643</text:p>
          </table:table-cell>
          <table:table-cell office:value-type="float" office:value="327.7805" calcext:value-type="float">
            <text:p>327.7805</text:p>
          </table:table-cell>
          <table:table-cell office:value-type="float" office:value="444.4273" calcext:value-type="float">
            <text:p>444.4273</text:p>
          </table:table-cell>
          <table:table-cell office:value-type="float" office:value="387.3417" calcext:value-type="float">
            <text:p>387.3417</text:p>
          </table:table-cell>
          <table:table-cell office:value-type="float" office:value="335.6539" calcext:value-type="float">
            <text:p>335.653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62004" calcext:value-type="float">
            <text:p>17062004</text:p>
          </table:table-cell>
          <table:table-cell office:value-type="float" office:value="220.2599" calcext:value-type="float">
            <text:p>220.2599</text:p>
          </table:table-cell>
          <table:table-cell office:value-type="float" office:value="5425.541" calcext:value-type="float">
            <text:p>5425.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7.9059" calcext:value-type="float">
            <text:p>-197.9059</text:p>
          </table:table-cell>
          <table:table-cell office:value-type="float" office:value="550.3091" calcext:value-type="float">
            <text:p>550.3091</text:p>
          </table:table-cell>
          <table:table-cell office:value-type="float" office:value="0" calcext:value-type="float">
            <text:p>0</text:p>
          </table:table-cell>
          <table:table-cell office:value-type="float" office:value="90.40421" calcext:value-type="float">
            <text:p>90.40421</text:p>
          </table:table-cell>
          <table:table-cell office:value-type="float" office:value="39.68816" calcext:value-type="float">
            <text:p>39.68816</text:p>
          </table:table-cell>
          <table:table-cell office:value-type="float" office:value="0.03879669" calcext:value-type="float">
            <text:p>0.03879669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2879308" calcext:value-type="float">
            <text:p>0.2879308</text:p>
          </table:table-cell>
          <table:table-cell office:value-type="float" office:value="1.296015" calcext:value-type="float">
            <text:p>1.296015</text:p>
          </table:table-cell>
          <table:table-cell office:value-type="float" office:value="360" calcext:value-type="float">
            <text:p>360</text:p>
          </table:table-cell>
          <table:table-cell office:value-type="float" office:value="-199.4856" calcext:value-type="float">
            <text:p>-199.4856</text:p>
          </table:table-cell>
          <table:table-cell office:value-type="float" office:value="0" calcext:value-type="float">
            <text:p>0</text:p>
          </table:table-cell>
          <table:table-cell office:value-type="float" office:value="253.637" calcext:value-type="float">
            <text:p>253.637</text:p>
          </table:table-cell>
          <table:table-cell office:value-type="float" office:value="294.7112" calcext:value-type="float">
            <text:p>294.7112</text:p>
          </table:table-cell>
          <table:table-cell office:value-type="float" office:value="926.4017" calcext:value-type="float">
            <text:p>926.4017</text:p>
          </table:table-cell>
          <table:table-cell office:value-type="float" office:value="841.7326" calcext:value-type="float">
            <text:p>841.7326</text:p>
          </table:table-cell>
          <table:table-cell office:value-type="float" office:value="835.0489" calcext:value-type="float">
            <text:p>835.0489</text:p>
          </table:table-cell>
          <table:table-cell office:value-type="float" office:value="853.6304" calcext:value-type="float">
            <text:p>853.6304</text:p>
          </table:table-cell>
          <table:table-cell office:value-type="float" office:value="327.6985" calcext:value-type="float">
            <text:p>327.6985</text:p>
          </table:table-cell>
          <table:table-cell office:value-type="float" office:value="444.3536" calcext:value-type="float">
            <text:p>444.3536</text:p>
          </table:table-cell>
          <table:table-cell office:value-type="float" office:value="387.3064" calcext:value-type="float">
            <text:p>387.3064</text:p>
          </table:table-cell>
          <table:table-cell office:value-type="float" office:value="335.6273" calcext:value-type="float">
            <text:p>335.627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62004" calcext:value-type="float">
            <text:p>18062004</text:p>
          </table:table-cell>
          <table:table-cell office:value-type="float" office:value="217.9014" calcext:value-type="float">
            <text:p>217.9014</text:p>
          </table:table-cell>
          <table:table-cell office:value-type="float" office:value="5425.794" calcext:value-type="float">
            <text:p>5425.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0.0853" calcext:value-type="float">
            <text:p>-200.0853</text:p>
          </table:table-cell>
          <table:table-cell office:value-type="float" office:value="558.7281" calcext:value-type="float">
            <text:p>558.7281</text:p>
          </table:table-cell>
          <table:table-cell office:value-type="float" office:value="0" calcext:value-type="float">
            <text:p>0</text:p>
          </table:table-cell>
          <table:table-cell office:value-type="float" office:value="89.27907" calcext:value-type="float">
            <text:p>89.27907</text:p>
          </table:table-cell>
          <table:table-cell office:value-type="float" office:value="38.59703" calcext:value-type="float">
            <text:p>38.59703</text:p>
          </table:table-cell>
          <table:table-cell office:value-type="float" office:value="0.03891489" calcext:value-type="float">
            <text:p>0.03891489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2938521" calcext:value-type="float">
            <text:p>0.2938521</text:p>
          </table:table-cell>
          <table:table-cell office:value-type="float" office:value="1.31069" calcext:value-type="float">
            <text:p>1.31069</text:p>
          </table:table-cell>
          <table:table-cell office:value-type="float" office:value="360" calcext:value-type="float">
            <text:p>360</text:p>
          </table:table-cell>
          <table:table-cell office:value-type="float" office:value="-201.6854" calcext:value-type="float">
            <text:p>-201.6854</text:p>
          </table:table-cell>
          <table:table-cell office:value-type="float" office:value="0" calcext:value-type="float">
            <text:p>0</text:p>
          </table:table-cell>
          <table:table-cell office:value-type="float" office:value="254.0935" calcext:value-type="float">
            <text:p>254.0935</text:p>
          </table:table-cell>
          <table:table-cell office:value-type="float" office:value="294.5139" calcext:value-type="float">
            <text:p>294.5139</text:p>
          </table:table-cell>
          <table:table-cell office:value-type="float" office:value="925.9255" calcext:value-type="float">
            <text:p>925.9255</text:p>
          </table:table-cell>
          <table:table-cell office:value-type="float" office:value="841.4804" calcext:value-type="float">
            <text:p>841.4804</text:p>
          </table:table-cell>
          <table:table-cell office:value-type="float" office:value="834.8722" calcext:value-type="float">
            <text:p>834.8722</text:p>
          </table:table-cell>
          <table:table-cell office:value-type="float" office:value="853.4865" calcext:value-type="float">
            <text:p>853.4865</text:p>
          </table:table-cell>
          <table:table-cell office:value-type="float" office:value="327.6122" calcext:value-type="float">
            <text:p>327.6122</text:p>
          </table:table-cell>
          <table:table-cell office:value-type="float" office:value="444.2785" calcext:value-type="float">
            <text:p>444.2785</text:p>
          </table:table-cell>
          <table:table-cell office:value-type="float" office:value="387.2706" calcext:value-type="float">
            <text:p>387.2706</text:p>
          </table:table-cell>
          <table:table-cell office:value-type="float" office:value="335.6003" calcext:value-type="float">
            <text:p>335.600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062004" calcext:value-type="float">
            <text:p>19062004</text:p>
          </table:table-cell>
          <table:table-cell office:value-type="float" office:value="215.7344" calcext:value-type="float">
            <text:p>215.7344</text:p>
          </table:table-cell>
          <table:table-cell office:value-type="float" office:value="5425.758" calcext:value-type="float">
            <text:p>5425.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2.2392" calcext:value-type="float">
            <text:p>-202.2392</text:p>
          </table:table-cell>
          <table:table-cell office:value-type="float" office:value="562.3359" calcext:value-type="float">
            <text:p>562.3359</text:p>
          </table:table-cell>
          <table:table-cell office:value-type="float" office:value="0" calcext:value-type="float">
            <text:p>0</text:p>
          </table:table-cell>
          <table:table-cell office:value-type="float" office:value="86.76741" calcext:value-type="float">
            <text:p>86.76741</text:p>
          </table:table-cell>
          <table:table-cell office:value-type="float" office:value="37.90257" calcext:value-type="float">
            <text:p>37.90257</text:p>
          </table:table-cell>
          <table:table-cell office:value-type="float" office:value="0.03902706" calcext:value-type="float">
            <text:p>0.03902706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298772" calcext:value-type="float">
            <text:p>0.298772</text:p>
          </table:table-cell>
          <table:table-cell office:value-type="float" office:value="1.318198" calcext:value-type="float">
            <text:p>1.318198</text:p>
          </table:table-cell>
          <table:table-cell office:value-type="float" office:value="360" calcext:value-type="float">
            <text:p>360</text:p>
          </table:table-cell>
          <table:table-cell office:value-type="float" office:value="-203.8516" calcext:value-type="float">
            <text:p>-203.8516</text:p>
          </table:table-cell>
          <table:table-cell office:value-type="float" office:value="0" calcext:value-type="float">
            <text:p>0</text:p>
          </table:table-cell>
          <table:table-cell office:value-type="float" office:value="254.3962" calcext:value-type="float">
            <text:p>254.3962</text:p>
          </table:table-cell>
          <table:table-cell office:value-type="float" office:value="294.2618" calcext:value-type="float">
            <text:p>294.2618</text:p>
          </table:table-cell>
          <table:table-cell office:value-type="float" office:value="925.3091" calcext:value-type="float">
            <text:p>925.3091</text:p>
          </table:table-cell>
          <table:table-cell office:value-type="float" office:value="841.1649" calcext:value-type="float">
            <text:p>841.1649</text:p>
          </table:table-cell>
          <table:table-cell office:value-type="float" office:value="834.6647" calcext:value-type="float">
            <text:p>834.6647</text:p>
          </table:table-cell>
          <table:table-cell office:value-type="float" office:value="853.3059" calcext:value-type="float">
            <text:p>853.3059</text:p>
          </table:table-cell>
          <table:table-cell office:value-type="float" office:value="327.5161" calcext:value-type="float">
            <text:p>327.5161</text:p>
          </table:table-cell>
          <table:table-cell office:value-type="float" office:value="444.1995" calcext:value-type="float">
            <text:p>444.1995</text:p>
          </table:table-cell>
          <table:table-cell office:value-type="float" office:value="387.2342" calcext:value-type="float">
            <text:p>387.2342</text:p>
          </table:table-cell>
          <table:table-cell office:value-type="float" office:value="335.573" calcext:value-type="float">
            <text:p>335.57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062004" calcext:value-type="float">
            <text:p>20062004</text:p>
          </table:table-cell>
          <table:table-cell office:value-type="float" office:value="213.9207" calcext:value-type="float">
            <text:p>213.9207</text:p>
          </table:table-cell>
          <table:table-cell office:value-type="float" office:value="5425.43" calcext:value-type="float">
            <text:p>5425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4.3183" calcext:value-type="float">
            <text:p>-204.3183</text:p>
          </table:table-cell>
          <table:table-cell office:value-type="float" office:value="568.8809" calcext:value-type="float">
            <text:p>568.8809</text:p>
          </table:table-cell>
          <table:table-cell office:value-type="float" office:value="0" calcext:value-type="float">
            <text:p>0</text:p>
          </table:table-cell>
          <table:table-cell office:value-type="float" office:value="85.50391" calcext:value-type="float">
            <text:p>85.50391</text:p>
          </table:table-cell>
          <table:table-cell office:value-type="float" office:value="37.63909" calcext:value-type="float">
            <text:p>37.63909</text:p>
          </table:table-cell>
          <table:table-cell office:value-type="float" office:value="0.039148" calcext:value-type="float">
            <text:p>0.039148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3024326" calcext:value-type="float">
            <text:p>0.3024326</text:p>
          </table:table-cell>
          <table:table-cell office:value-type="float" office:value="1.322351" calcext:value-type="float">
            <text:p>1.322351</text:p>
          </table:table-cell>
          <table:table-cell office:value-type="float" office:value="360" calcext:value-type="float">
            <text:p>360</text:p>
          </table:table-cell>
          <table:table-cell office:value-type="float" office:value="-205.9384" calcext:value-type="float">
            <text:p>-205.9384</text:p>
          </table:table-cell>
          <table:table-cell office:value-type="float" office:value="0" calcext:value-type="float">
            <text:p>0</text:p>
          </table:table-cell>
          <table:table-cell office:value-type="float" office:value="254.531" calcext:value-type="float">
            <text:p>254.531</text:p>
          </table:table-cell>
          <table:table-cell office:value-type="float" office:value="293.996" calcext:value-type="float">
            <text:p>293.996</text:p>
          </table:table-cell>
          <table:table-cell office:value-type="float" office:value="924.6434" calcext:value-type="float">
            <text:p>924.6434</text:p>
          </table:table-cell>
          <table:table-cell office:value-type="float" office:value="840.8067" calcext:value-type="float">
            <text:p>840.8067</text:p>
          </table:table-cell>
          <table:table-cell office:value-type="float" office:value="834.4203" calcext:value-type="float">
            <text:p>834.4203</text:p>
          </table:table-cell>
          <table:table-cell office:value-type="float" office:value="853.0946" calcext:value-type="float">
            <text:p>853.0946</text:p>
          </table:table-cell>
          <table:table-cell office:value-type="float" office:value="327.4041" calcext:value-type="float">
            <text:p>327.4041</text:p>
          </table:table-cell>
          <table:table-cell office:value-type="float" office:value="444.1091" calcext:value-type="float">
            <text:p>444.1091</text:p>
          </table:table-cell>
          <table:table-cell office:value-type="float" office:value="387.1963" calcext:value-type="float">
            <text:p>387.1963</text:p>
          </table:table-cell>
          <table:table-cell office:value-type="float" office:value="335.5451" calcext:value-type="float">
            <text:p>335.545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062004" calcext:value-type="float">
            <text:p>21062004</text:p>
          </table:table-cell>
          <table:table-cell office:value-type="float" office:value="212.2282" calcext:value-type="float">
            <text:p>212.2282</text:p>
          </table:table-cell>
          <table:table-cell office:value-type="float" office:value="5425.007" calcext:value-type="float">
            <text:p>5425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6.3644" calcext:value-type="float">
            <text:p>-206.3644</text:p>
          </table:table-cell>
          <table:table-cell office:value-type="float" office:value="576.187" calcext:value-type="float">
            <text:p>576.187</text:p>
          </table:table-cell>
          <table:table-cell office:value-type="float" office:value="0" calcext:value-type="float">
            <text:p>0</text:p>
          </table:table-cell>
          <table:table-cell office:value-type="float" office:value="84.6341" calcext:value-type="float">
            <text:p>84.6341</text:p>
          </table:table-cell>
          <table:table-cell office:value-type="float" office:value="37.5204" calcext:value-type="float">
            <text:p>37.5204</text:p>
          </table:table-cell>
          <table:table-cell office:value-type="float" office:value="0.0392802" calcext:value-type="float">
            <text:p>0.0392802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304877" calcext:value-type="float">
            <text:p>0.304877</text:p>
          </table:table-cell>
          <table:table-cell office:value-type="float" office:value="1.324303" calcext:value-type="float">
            <text:p>1.324303</text:p>
          </table:table-cell>
          <table:table-cell office:value-type="float" office:value="360" calcext:value-type="float">
            <text:p>360</text:p>
          </table:table-cell>
          <table:table-cell office:value-type="float" office:value="-207.9888" calcext:value-type="float">
            <text:p>-207.9888</text:p>
          </table:table-cell>
          <table:table-cell office:value-type="float" office:value="0" calcext:value-type="float">
            <text:p>0</text:p>
          </table:table-cell>
          <table:table-cell office:value-type="float" office:value="254.6167" calcext:value-type="float">
            <text:p>254.6167</text:p>
          </table:table-cell>
          <table:table-cell office:value-type="float" office:value="293.729" calcext:value-type="float">
            <text:p>293.729</text:p>
          </table:table-cell>
          <table:table-cell office:value-type="float" office:value="923.9648" calcext:value-type="float">
            <text:p>923.9648</text:p>
          </table:table-cell>
          <table:table-cell office:value-type="float" office:value="840.4334" calcext:value-type="float">
            <text:p>840.4334</text:p>
          </table:table-cell>
          <table:table-cell office:value-type="float" office:value="834.1649" calcext:value-type="float">
            <text:p>834.1649</text:p>
          </table:table-cell>
          <table:table-cell office:value-type="float" office:value="852.8729" calcext:value-type="float">
            <text:p>852.8729</text:p>
          </table:table-cell>
          <table:table-cell office:value-type="float" office:value="327.2841" calcext:value-type="float">
            <text:p>327.2841</text:p>
          </table:table-cell>
          <table:table-cell office:value-type="float" office:value="444.0116" calcext:value-type="float">
            <text:p>444.0116</text:p>
          </table:table-cell>
          <table:table-cell office:value-type="float" office:value="387.1566" calcext:value-type="float">
            <text:p>387.1566</text:p>
          </table:table-cell>
          <table:table-cell office:value-type="float" office:value="335.5164" calcext:value-type="float">
            <text:p>335.516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062004" calcext:value-type="float">
            <text:p>22062004</text:p>
          </table:table-cell>
          <table:table-cell office:value-type="float" office:value="210.6079" calcext:value-type="float">
            <text:p>210.6079</text:p>
          </table:table-cell>
          <table:table-cell office:value-type="float" office:value="5424.551" calcext:value-type="float">
            <text:p>5424.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8.3694" calcext:value-type="float">
            <text:p>-208.3694</text:p>
          </table:table-cell>
          <table:table-cell office:value-type="float" office:value="580.871" calcext:value-type="float">
            <text:p>580.871</text:p>
          </table:table-cell>
          <table:table-cell office:value-type="float" office:value="0" calcext:value-type="float">
            <text:p>0</text:p>
          </table:table-cell>
          <table:table-cell office:value-type="float" office:value="84.04434" calcext:value-type="float">
            <text:p>84.04434</text:p>
          </table:table-cell>
          <table:table-cell office:value-type="float" office:value="37.45132" calcext:value-type="float">
            <text:p>37.45132</text:p>
          </table:table-cell>
          <table:table-cell office:value-type="float" office:value="0.03940643" calcext:value-type="float">
            <text:p>0.03940643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3065208" calcext:value-type="float">
            <text:p>0.3065208</text:p>
          </table:table-cell>
          <table:table-cell office:value-type="float" office:value="1.324908" calcext:value-type="float">
            <text:p>1.324908</text:p>
          </table:table-cell>
          <table:table-cell office:value-type="float" office:value="360" calcext:value-type="float">
            <text:p>360</text:p>
          </table:table-cell>
          <table:table-cell office:value-type="float" office:value="-209.9959" calcext:value-type="float">
            <text:p>-209.9959</text:p>
          </table:table-cell>
          <table:table-cell office:value-type="float" office:value="0" calcext:value-type="float">
            <text:p>0</text:p>
          </table:table-cell>
          <table:table-cell office:value-type="float" office:value="254.692" calcext:value-type="float">
            <text:p>254.692</text:p>
          </table:table-cell>
          <table:table-cell office:value-type="float" office:value="293.4688" calcext:value-type="float">
            <text:p>293.4688</text:p>
          </table:table-cell>
          <table:table-cell office:value-type="float" office:value="923.2961" calcext:value-type="float">
            <text:p>923.2961</text:p>
          </table:table-cell>
          <table:table-cell office:value-type="float" office:value="840.0602" calcext:value-type="float">
            <text:p>840.0602</text:p>
          </table:table-cell>
          <table:table-cell office:value-type="float" office:value="833.9097" calcext:value-type="float">
            <text:p>833.9097</text:p>
          </table:table-cell>
          <table:table-cell office:value-type="float" office:value="852.6447" calcext:value-type="float">
            <text:p>852.6447</text:p>
          </table:table-cell>
          <table:table-cell office:value-type="float" office:value="327.1597" calcext:value-type="float">
            <text:p>327.1597</text:p>
          </table:table-cell>
          <table:table-cell office:value-type="float" office:value="443.91" calcext:value-type="float">
            <text:p>443.91</text:p>
          </table:table-cell>
          <table:table-cell office:value-type="float" office:value="387.1148" calcext:value-type="float">
            <text:p>387.1148</text:p>
          </table:table-cell>
          <table:table-cell office:value-type="float" office:value="335.4866" calcext:value-type="float">
            <text:p>335.486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062004" calcext:value-type="float">
            <text:p>23062004</text:p>
          </table:table-cell>
          <table:table-cell office:value-type="float" office:value="209.0034" calcext:value-type="float">
            <text:p>209.0034</text:p>
          </table:table-cell>
          <table:table-cell office:value-type="float" office:value="5424.081" calcext:value-type="float">
            <text:p>5424.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0.3646" calcext:value-type="float">
            <text:p>-210.3646</text:p>
          </table:table-cell>
          <table:table-cell office:value-type="float" office:value="588.886" calcext:value-type="float">
            <text:p>588.886</text:p>
          </table:table-cell>
          <table:table-cell office:value-type="float" office:value="0" calcext:value-type="float">
            <text:p>0</text:p>
          </table:table-cell>
          <table:table-cell office:value-type="float" office:value="83.4168" calcext:value-type="float">
            <text:p>83.4168</text:p>
          </table:table-cell>
          <table:table-cell office:value-type="float" office:value="37.39564" calcext:value-type="float">
            <text:p>37.39564</text:p>
          </table:table-cell>
          <table:table-cell office:value-type="float" office:value="0.0395747" calcext:value-type="float">
            <text:p>0.0395747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3076964" calcext:value-type="float">
            <text:p>0.3076964</text:p>
          </table:table-cell>
          <table:table-cell office:value-type="float" office:value="1.324663" calcext:value-type="float">
            <text:p>1.324663</text:p>
          </table:table-cell>
          <table:table-cell office:value-type="float" office:value="360" calcext:value-type="float">
            <text:p>360</text:p>
          </table:table-cell>
          <table:table-cell office:value-type="float" office:value="-211.9919" calcext:value-type="float">
            <text:p>-211.9919</text:p>
          </table:table-cell>
          <table:table-cell office:value-type="float" office:value="0" calcext:value-type="float">
            <text:p>0</text:p>
          </table:table-cell>
          <table:table-cell office:value-type="float" office:value="254.7637" calcext:value-type="float">
            <text:p>254.7637</text:p>
          </table:table-cell>
          <table:table-cell office:value-type="float" office:value="293.2103" calcext:value-type="float">
            <text:p>293.2103</text:p>
          </table:table-cell>
          <table:table-cell office:value-type="float" office:value="922.6306" calcext:value-type="float">
            <text:p>922.6306</text:p>
          </table:table-cell>
          <table:table-cell office:value-type="float" office:value="839.6869" calcext:value-type="float">
            <text:p>839.6869</text:p>
          </table:table-cell>
          <table:table-cell office:value-type="float" office:value="833.6508" calcext:value-type="float">
            <text:p>833.6508</text:p>
          </table:table-cell>
          <table:table-cell office:value-type="float" office:value="852.4138" calcext:value-type="float">
            <text:p>852.4138</text:p>
          </table:table-cell>
          <table:table-cell office:value-type="float" office:value="327.0345" calcext:value-type="float">
            <text:p>327.0345</text:p>
          </table:table-cell>
          <table:table-cell office:value-type="float" office:value="443.806" calcext:value-type="float">
            <text:p>443.806</text:p>
          </table:table-cell>
          <table:table-cell office:value-type="float" office:value="387.0714" calcext:value-type="float">
            <text:p>387.0714</text:p>
          </table:table-cell>
          <table:table-cell office:value-type="float" office:value="335.4557" calcext:value-type="float">
            <text:p>335.455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062004" calcext:value-type="float">
            <text:p>24062004</text:p>
          </table:table-cell>
          <table:table-cell office:value-type="float" office:value="207.3189" calcext:value-type="float">
            <text:p>207.3189</text:p>
          </table:table-cell>
          <table:table-cell office:value-type="float" office:value="5423.761" calcext:value-type="float">
            <text:p>5423.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2.2729" calcext:value-type="float">
            <text:p>-212.2729</text:p>
          </table:table-cell>
          <table:table-cell office:value-type="float" office:value="595.4286" calcext:value-type="float">
            <text:p>595.4286</text:p>
          </table:table-cell>
          <table:table-cell office:value-type="float" office:value="0" calcext:value-type="float">
            <text:p>0</text:p>
          </table:table-cell>
          <table:table-cell office:value-type="float" office:value="83.10616" calcext:value-type="float">
            <text:p>83.10616</text:p>
          </table:table-cell>
          <table:table-cell office:value-type="float" office:value="37.14074" calcext:value-type="float">
            <text:p>37.14074</text:p>
          </table:table-cell>
          <table:table-cell office:value-type="float" office:value="0.03976994" calcext:value-type="float">
            <text:p>0.03976994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3087158" calcext:value-type="float">
            <text:p>0.3087158</text:p>
          </table:table-cell>
          <table:table-cell office:value-type="float" office:value="1.324009" calcext:value-type="float">
            <text:p>1.324009</text:p>
          </table:table-cell>
          <table:table-cell office:value-type="float" office:value="360" calcext:value-type="float">
            <text:p>360</text:p>
          </table:table-cell>
          <table:table-cell office:value-type="float" office:value="-213.9003" calcext:value-type="float">
            <text:p>-213.9003</text:p>
          </table:table-cell>
          <table:table-cell office:value-type="float" office:value="0" calcext:value-type="float">
            <text:p>0</text:p>
          </table:table-cell>
          <table:table-cell office:value-type="float" office:value="254.8993" calcext:value-type="float">
            <text:p>254.8993</text:p>
          </table:table-cell>
          <table:table-cell office:value-type="float" office:value="292.9938" calcext:value-type="float">
            <text:p>292.9938</text:p>
          </table:table-cell>
          <table:table-cell office:value-type="float" office:value="922.0624" calcext:value-type="float">
            <text:p>922.0624</text:p>
          </table:table-cell>
          <table:table-cell office:value-type="float" office:value="839.3561" calcext:value-type="float">
            <text:p>839.3561</text:p>
          </table:table-cell>
          <table:table-cell office:value-type="float" office:value="833.4102" calcext:value-type="float">
            <text:p>833.4102</text:p>
          </table:table-cell>
          <table:table-cell office:value-type="float" office:value="852.195" calcext:value-type="float">
            <text:p>852.195</text:p>
          </table:table-cell>
          <table:table-cell office:value-type="float" office:value="326.9121" calcext:value-type="float">
            <text:p>326.9121</text:p>
          </table:table-cell>
          <table:table-cell office:value-type="float" office:value="443.698" calcext:value-type="float">
            <text:p>443.698</text:p>
          </table:table-cell>
          <table:table-cell office:value-type="float" office:value="387.0235" calcext:value-type="float">
            <text:p>387.0235</text:p>
          </table:table-cell>
          <table:table-cell office:value-type="float" office:value="335.4235" calcext:value-type="float">
            <text:p>335.423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062004" calcext:value-type="float">
            <text:p>25062004</text:p>
          </table:table-cell>
          <table:table-cell office:value-type="float" office:value="205.2477" calcext:value-type="float">
            <text:p>205.2477</text:p>
          </table:table-cell>
          <table:table-cell office:value-type="float" office:value="5423.792" calcext:value-type="float">
            <text:p>5423.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3.9019" calcext:value-type="float">
            <text:p>-213.9019</text:p>
          </table:table-cell>
          <table:table-cell office:value-type="float" office:value="599.3969" calcext:value-type="float">
            <text:p>599.3969</text:p>
          </table:table-cell>
          <table:table-cell office:value-type="float" office:value="0" calcext:value-type="float">
            <text:p>0</text:p>
          </table:table-cell>
          <table:table-cell office:value-type="float" office:value="82.93318" calcext:value-type="float">
            <text:p>82.93318</text:p>
          </table:table-cell>
          <table:table-cell office:value-type="float" office:value="36.18074" calcext:value-type="float">
            <text:p>36.18074</text:p>
          </table:table-cell>
          <table:table-cell office:value-type="float" office:value="0.03990583" calcext:value-type="float">
            <text:p>0.03990583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3143495" calcext:value-type="float">
            <text:p>0.3143495</text:p>
          </table:table-cell>
          <table:table-cell office:value-type="float" office:value="1.330577" calcext:value-type="float">
            <text:p>1.330577</text:p>
          </table:table-cell>
          <table:table-cell office:value-type="float" office:value="360" calcext:value-type="float">
            <text:p>360</text:p>
          </table:table-cell>
          <table:table-cell office:value-type="float" office:value="-215.5414" calcext:value-type="float">
            <text:p>-215.5414</text:p>
          </table:table-cell>
          <table:table-cell office:value-type="float" office:value="0" calcext:value-type="float">
            <text:p>0</text:p>
          </table:table-cell>
          <table:table-cell office:value-type="float" office:value="255.2524" calcext:value-type="float">
            <text:p>255.2524</text:p>
          </table:table-cell>
          <table:table-cell office:value-type="float" office:value="292.8679" calcext:value-type="float">
            <text:p>292.8679</text:p>
          </table:table-cell>
          <table:table-cell office:value-type="float" office:value="921.6848" calcext:value-type="float">
            <text:p>921.6848</text:p>
          </table:table-cell>
          <table:table-cell office:value-type="float" office:value="839.0977" calcext:value-type="float">
            <text:p>839.0977</text:p>
          </table:table-cell>
          <table:table-cell office:value-type="float" office:value="833.2122" calcext:value-type="float">
            <text:p>833.2122</text:p>
          </table:table-cell>
          <table:table-cell office:value-type="float" office:value="852.0051" calcext:value-type="float">
            <text:p>852.0051</text:p>
          </table:table-cell>
          <table:table-cell office:value-type="float" office:value="326.8078" calcext:value-type="float">
            <text:p>326.8078</text:p>
          </table:table-cell>
          <table:table-cell office:value-type="float" office:value="443.5999" calcext:value-type="float">
            <text:p>443.5999</text:p>
          </table:table-cell>
          <table:table-cell office:value-type="float" office:value="386.9753" calcext:value-type="float">
            <text:p>386.9753</text:p>
          </table:table-cell>
          <table:table-cell office:value-type="float" office:value="335.3903" calcext:value-type="float">
            <text:p>335.390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062004" calcext:value-type="float">
            <text:p>26062004</text:p>
          </table:table-cell>
          <table:table-cell office:value-type="float" office:value="203.073" calcext:value-type="float">
            <text:p>203.073</text:p>
          </table:table-cell>
          <table:table-cell office:value-type="float" office:value="5423.832" calcext:value-type="float">
            <text:p>5423.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5.803" calcext:value-type="float">
            <text:p>-215.803</text:p>
          </table:table-cell>
          <table:table-cell office:value-type="float" office:value="604.5806" calcext:value-type="float">
            <text:p>604.5806</text:p>
          </table:table-cell>
          <table:table-cell office:value-type="float" office:value="0" calcext:value-type="float">
            <text:p>0</text:p>
          </table:table-cell>
          <table:table-cell office:value-type="float" office:value="82.80016" calcext:value-type="float">
            <text:p>82.80016</text:p>
          </table:table-cell>
          <table:table-cell office:value-type="float" office:value="35.35987" calcext:value-type="float">
            <text:p>35.35987</text:p>
          </table:table-cell>
          <table:table-cell office:value-type="float" office:value="0.03969683" calcext:value-type="float">
            <text:p>0.03969683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3262299" calcext:value-type="float">
            <text:p>0.3262299</text:p>
          </table:table-cell>
          <table:table-cell office:value-type="float" office:value="1.358022" calcext:value-type="float">
            <text:p>1.358022</text:p>
          </table:table-cell>
          <table:table-cell office:value-type="float" office:value="360" calcext:value-type="float">
            <text:p>360</text:p>
          </table:table-cell>
          <table:table-cell office:value-type="float" office:value="-217.482" calcext:value-type="float">
            <text:p>-217.482</text:p>
          </table:table-cell>
          <table:table-cell office:value-type="float" office:value="0" calcext:value-type="float">
            <text:p>0</text:p>
          </table:table-cell>
          <table:table-cell office:value-type="float" office:value="255.5411" calcext:value-type="float">
            <text:p>255.5411</text:p>
          </table:table-cell>
          <table:table-cell office:value-type="float" office:value="292.67" calcext:value-type="float">
            <text:p>292.67</text:p>
          </table:table-cell>
          <table:table-cell office:value-type="float" office:value="921.1808" calcext:value-type="float">
            <text:p>921.1808</text:p>
          </table:table-cell>
          <table:table-cell office:value-type="float" office:value="838.8324" calcext:value-type="float">
            <text:p>838.8324</text:p>
          </table:table-cell>
          <table:table-cell office:value-type="float" office:value="833.0287" calcext:value-type="float">
            <text:p>833.0287</text:p>
          </table:table-cell>
          <table:table-cell office:value-type="float" office:value="851.8262" calcext:value-type="float">
            <text:p>851.8262</text:p>
          </table:table-cell>
          <table:table-cell office:value-type="float" office:value="326.7086" calcext:value-type="float">
            <text:p>326.7086</text:p>
          </table:table-cell>
          <table:table-cell office:value-type="float" office:value="443.5082" calcext:value-type="float">
            <text:p>443.5082</text:p>
          </table:table-cell>
          <table:table-cell office:value-type="float" office:value="386.9279" calcext:value-type="float">
            <text:p>386.9279</text:p>
          </table:table-cell>
          <table:table-cell office:value-type="float" office:value="335.3563" calcext:value-type="float">
            <text:p>335.356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062004" calcext:value-type="float">
            <text:p>27062004</text:p>
          </table:table-cell>
          <table:table-cell office:value-type="float" office:value="201.1871" calcext:value-type="float">
            <text:p>201.1871</text:p>
          </table:table-cell>
          <table:table-cell office:value-type="float" office:value="5423.805" calcext:value-type="float">
            <text:p>5423.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7.7923" calcext:value-type="float">
            <text:p>-217.7923</text:p>
          </table:table-cell>
          <table:table-cell office:value-type="float" office:value="614.6896" calcext:value-type="float">
            <text:p>614.6896</text:p>
          </table:table-cell>
          <table:table-cell office:value-type="float" office:value="0" calcext:value-type="float">
            <text:p>0</text:p>
          </table:table-cell>
          <table:table-cell office:value-type="float" office:value="82.71431" calcext:value-type="float">
            <text:p>82.71431</text:p>
          </table:table-cell>
          <table:table-cell office:value-type="float" office:value="34.69288" calcext:value-type="float">
            <text:p>34.69288</text:p>
          </table:table-cell>
          <table:table-cell office:value-type="float" office:value="0.03983042" calcext:value-type="float">
            <text:p>0.03983042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3329665" calcext:value-type="float">
            <text:p>0.3329665</text:p>
          </table:table-cell>
          <table:table-cell office:value-type="float" office:value="1.377544" calcext:value-type="float">
            <text:p>1.377544</text:p>
          </table:table-cell>
          <table:table-cell office:value-type="float" office:value="360" calcext:value-type="float">
            <text:p>360</text:p>
          </table:table-cell>
          <table:table-cell office:value-type="float" office:value="-219.4975" calcext:value-type="float">
            <text:p>-219.4975</text:p>
          </table:table-cell>
          <table:table-cell office:value-type="float" office:value="0" calcext:value-type="float">
            <text:p>0</text:p>
          </table:table-cell>
          <table:table-cell office:value-type="float" office:value="255.7864" calcext:value-type="float">
            <text:p>255.7864</text:p>
          </table:table-cell>
          <table:table-cell office:value-type="float" office:value="292.495" calcext:value-type="float">
            <text:p>292.495</text:p>
          </table:table-cell>
          <table:table-cell office:value-type="float" office:value="920.7374" calcext:value-type="float">
            <text:p>920.7374</text:p>
          </table:table-cell>
          <table:table-cell office:value-type="float" office:value="838.5757" calcext:value-type="float">
            <text:p>838.5757</text:p>
          </table:table-cell>
          <table:table-cell office:value-type="float" office:value="832.8527" calcext:value-type="float">
            <text:p>832.8527</text:p>
          </table:table-cell>
          <table:table-cell office:value-type="float" office:value="851.6522" calcext:value-type="float">
            <text:p>851.6522</text:p>
          </table:table-cell>
          <table:table-cell office:value-type="float" office:value="326.6125" calcext:value-type="float">
            <text:p>326.6125</text:p>
          </table:table-cell>
          <table:table-cell office:value-type="float" office:value="443.4194" calcext:value-type="float">
            <text:p>443.4194</text:p>
          </table:table-cell>
          <table:table-cell office:value-type="float" office:value="386.8815" calcext:value-type="float">
            <text:p>386.8815</text:p>
          </table:table-cell>
          <table:table-cell office:value-type="float" office:value="335.3217" calcext:value-type="float">
            <text:p>335.32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062004" calcext:value-type="float">
            <text:p>28062004</text:p>
          </table:table-cell>
          <table:table-cell office:value-type="float" office:value="199.798" calcext:value-type="float">
            <text:p>199.798</text:p>
          </table:table-cell>
          <table:table-cell office:value-type="float" office:value="5423.56" calcext:value-type="float">
            <text:p>5423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9.4441" calcext:value-type="float">
            <text:p>-219.4441</text:p>
          </table:table-cell>
          <table:table-cell office:value-type="float" office:value="619.9594" calcext:value-type="float">
            <text:p>619.9594</text:p>
          </table:table-cell>
          <table:table-cell office:value-type="float" office:value="0" calcext:value-type="float">
            <text:p>0</text:p>
          </table:table-cell>
          <table:table-cell office:value-type="float" office:value="81.93369" calcext:value-type="float">
            <text:p>81.93369</text:p>
          </table:table-cell>
          <table:table-cell office:value-type="float" office:value="34.45938" calcext:value-type="float">
            <text:p>34.45938</text:p>
          </table:table-cell>
          <table:table-cell office:value-type="float" office:value="0.04002306" calcext:value-type="float">
            <text:p>0.04002306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3377683" calcext:value-type="float">
            <text:p>0.3377683</text:p>
          </table:table-cell>
          <table:table-cell office:value-type="float" office:value="1.385841" calcext:value-type="float">
            <text:p>1.385841</text:p>
          </table:table-cell>
          <table:table-cell office:value-type="float" office:value="360" calcext:value-type="float">
            <text:p>360</text:p>
          </table:table-cell>
          <table:table-cell office:value-type="float" office:value="-221.1621" calcext:value-type="float">
            <text:p>-221.1621</text:p>
          </table:table-cell>
          <table:table-cell office:value-type="float" office:value="0" calcext:value-type="float">
            <text:p>0</text:p>
          </table:table-cell>
          <table:table-cell office:value-type="float" office:value="255.9115" calcext:value-type="float">
            <text:p>255.9115</text:p>
          </table:table-cell>
          <table:table-cell office:value-type="float" office:value="292.3047" calcext:value-type="float">
            <text:p>292.3047</text:p>
          </table:table-cell>
          <table:table-cell office:value-type="float" office:value="920.2681" calcext:value-type="float">
            <text:p>920.2681</text:p>
          </table:table-cell>
          <table:table-cell office:value-type="float" office:value="838.3109" calcext:value-type="float">
            <text:p>838.3109</text:p>
          </table:table-cell>
          <table:table-cell office:value-type="float" office:value="832.6788" calcext:value-type="float">
            <text:p>832.6788</text:p>
          </table:table-cell>
          <table:table-cell office:value-type="float" office:value="851.4827" calcext:value-type="float">
            <text:p>851.4827</text:p>
          </table:table-cell>
          <table:table-cell office:value-type="float" office:value="326.5202" calcext:value-type="float">
            <text:p>326.5202</text:p>
          </table:table-cell>
          <table:table-cell office:value-type="float" office:value="443.3344" calcext:value-type="float">
            <text:p>443.3344</text:p>
          </table:table-cell>
          <table:table-cell office:value-type="float" office:value="386.8387" calcext:value-type="float">
            <text:p>386.8387</text:p>
          </table:table-cell>
          <table:table-cell office:value-type="float" office:value="335.2841" calcext:value-type="float">
            <text:p>335.284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062004" calcext:value-type="float">
            <text:p>29062004</text:p>
          </table:table-cell>
          <table:table-cell office:value-type="float" office:value="198.5399" calcext:value-type="float">
            <text:p>198.5399</text:p>
          </table:table-cell>
          <table:table-cell office:value-type="float" office:value="5423.244" calcext:value-type="float">
            <text:p>5423.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1.0174" calcext:value-type="float">
            <text:p>-221.0174</text:p>
          </table:table-cell>
          <table:table-cell office:value-type="float" office:value="624.5109" calcext:value-type="float">
            <text:p>624.5109</text:p>
          </table:table-cell>
          <table:table-cell office:value-type="float" office:value="0" calcext:value-type="float">
            <text:p>0</text:p>
          </table:table-cell>
          <table:table-cell office:value-type="float" office:value="81.48178" calcext:value-type="float">
            <text:p>81.48178</text:p>
          </table:table-cell>
          <table:table-cell office:value-type="float" office:value="34.33169" calcext:value-type="float">
            <text:p>34.33169</text:p>
          </table:table-cell>
          <table:table-cell office:value-type="float" office:value="0.04019885" calcext:value-type="float">
            <text:p>0.04019885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3411282" calcext:value-type="float">
            <text:p>0.3411282</text:p>
          </table:table-cell>
          <table:table-cell office:value-type="float" office:value="1.3897" calcext:value-type="float">
            <text:p>1.3897</text:p>
          </table:table-cell>
          <table:table-cell office:value-type="float" office:value="360" calcext:value-type="float">
            <text:p>360</text:p>
          </table:table-cell>
          <table:table-cell office:value-type="float" office:value="-222.7425" calcext:value-type="float">
            <text:p>-222.7425</text:p>
          </table:table-cell>
          <table:table-cell office:value-type="float" office:value="0" calcext:value-type="float">
            <text:p>0</text:p>
          </table:table-cell>
          <table:table-cell office:value-type="float" office:value="255.9981" calcext:value-type="float">
            <text:p>255.9981</text:p>
          </table:table-cell>
          <table:table-cell office:value-type="float" office:value="292.1212" calcext:value-type="float">
            <text:p>292.1212</text:p>
          </table:table-cell>
          <table:table-cell office:value-type="float" office:value="919.8036" calcext:value-type="float">
            <text:p>919.8036</text:p>
          </table:table-cell>
          <table:table-cell office:value-type="float" office:value="838.0396" calcext:value-type="float">
            <text:p>838.0396</text:p>
          </table:table-cell>
          <table:table-cell office:value-type="float" office:value="832.5002" calcext:value-type="float">
            <text:p>832.5002</text:p>
          </table:table-cell>
          <table:table-cell office:value-type="float" office:value="851.3064" calcext:value-type="float">
            <text:p>851.3064</text:p>
          </table:table-cell>
          <table:table-cell office:value-type="float" office:value="326.4252" calcext:value-type="float">
            <text:p>326.4252</text:p>
          </table:table-cell>
          <table:table-cell office:value-type="float" office:value="443.249" calcext:value-type="float">
            <text:p>443.249</text:p>
          </table:table-cell>
          <table:table-cell office:value-type="float" office:value="386.797" calcext:value-type="float">
            <text:p>386.797</text:p>
          </table:table-cell>
          <table:table-cell office:value-type="float" office:value="335.246" calcext:value-type="float">
            <text:p>335.24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062004" calcext:value-type="float">
            <text:p>30062004</text:p>
          </table:table-cell>
          <table:table-cell office:value-type="float" office:value="196.9311" calcext:value-type="float">
            <text:p>196.9311</text:p>
          </table:table-cell>
          <table:table-cell office:value-type="float" office:value="5423.247" calcext:value-type="float">
            <text:p>5423.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2.4875" calcext:value-type="float">
            <text:p>-222.4875</text:p>
          </table:table-cell>
          <table:table-cell office:value-type="float" office:value="629.1139" calcext:value-type="float">
            <text:p>629.1139</text:p>
          </table:table-cell>
          <table:table-cell office:value-type="float" office:value="0" calcext:value-type="float">
            <text:p>0</text:p>
          </table:table-cell>
          <table:table-cell office:value-type="float" office:value="81.42858" calcext:value-type="float">
            <text:p>81.42858</text:p>
          </table:table-cell>
          <table:table-cell office:value-type="float" office:value="33.68937" calcext:value-type="float">
            <text:p>33.68937</text:p>
          </table:table-cell>
          <table:table-cell office:value-type="float" office:value="0.04036241" calcext:value-type="float">
            <text:p>0.04036241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3457233" calcext:value-type="float">
            <text:p>0.3457233</text:p>
          </table:table-cell>
          <table:table-cell office:value-type="float" office:value="1.396684" calcext:value-type="float">
            <text:p>1.396684</text:p>
          </table:table-cell>
          <table:table-cell office:value-type="float" office:value="360" calcext:value-type="float">
            <text:p>360</text:p>
          </table:table-cell>
          <table:table-cell office:value-type="float" office:value="-224.224" calcext:value-type="float">
            <text:p>-224.224</text:p>
          </table:table-cell>
          <table:table-cell office:value-type="float" office:value="0" calcext:value-type="float">
            <text:p>0</text:p>
          </table:table-cell>
          <table:table-cell office:value-type="float" office:value="256.2566" calcext:value-type="float">
            <text:p>256.2566</text:p>
          </table:table-cell>
          <table:table-cell office:value-type="float" office:value="292" calcext:value-type="float">
            <text:p>292</text:p>
          </table:table-cell>
          <table:table-cell office:value-type="float" office:value="919.4612" calcext:value-type="float">
            <text:p>919.4612</text:p>
          </table:table-cell>
          <table:table-cell office:value-type="float" office:value="837.83" calcext:value-type="float">
            <text:p>837.83</text:p>
          </table:table-cell>
          <table:table-cell office:value-type="float" office:value="832.3477" calcext:value-type="float">
            <text:p>832.3477</text:p>
          </table:table-cell>
          <table:table-cell office:value-type="float" office:value="851.1578" calcext:value-type="float">
            <text:p>851.1578</text:p>
          </table:table-cell>
          <table:table-cell office:value-type="float" office:value="326.3398" calcext:value-type="float">
            <text:p>326.3398</text:p>
          </table:table-cell>
          <table:table-cell office:value-type="float" office:value="443.1667" calcext:value-type="float">
            <text:p>443.1667</text:p>
          </table:table-cell>
          <table:table-cell office:value-type="float" office:value="386.7556" calcext:value-type="float">
            <text:p>386.7556</text:p>
          </table:table-cell>
          <table:table-cell office:value-type="float" office:value="335.2077" calcext:value-type="float">
            <text:p>335.207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72004" calcext:value-type="float">
            <text:p>1072004</text:p>
          </table:table-cell>
          <table:table-cell office:value-type="float" office:value="195.3735" calcext:value-type="float">
            <text:p>195.3735</text:p>
          </table:table-cell>
          <table:table-cell office:value-type="float" office:value="5423.152" calcext:value-type="float">
            <text:p>5423.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4.171" calcext:value-type="float">
            <text:p>-224.171</text:p>
          </table:table-cell>
          <table:table-cell office:value-type="float" office:value="635.8586" calcext:value-type="float">
            <text:p>635.8586</text:p>
          </table:table-cell>
          <table:table-cell office:value-type="float" office:value="0" calcext:value-type="float">
            <text:p>0</text:p>
          </table:table-cell>
          <table:table-cell office:value-type="float" office:value="80.78297" calcext:value-type="float">
            <text:p>80.78297</text:p>
          </table:table-cell>
          <table:table-cell office:value-type="float" office:value="33.21949" calcext:value-type="float">
            <text:p>33.21949</text:p>
          </table:table-cell>
          <table:table-cell office:value-type="float" office:value="0.040549" calcext:value-type="float">
            <text:p>0.040549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3489327" calcext:value-type="float">
            <text:p>0.3489327</text:p>
          </table:table-cell>
          <table:table-cell office:value-type="float" office:value="1.400253" calcext:value-type="float">
            <text:p>1.400253</text:p>
          </table:table-cell>
          <table:table-cell office:value-type="float" office:value="360" calcext:value-type="float">
            <text:p>360</text:p>
          </table:table-cell>
          <table:table-cell office:value-type="float" office:value="-225.9142" calcext:value-type="float">
            <text:p>-225.9142</text:p>
          </table:table-cell>
          <table:table-cell office:value-type="float" office:value="0" calcext:value-type="float">
            <text:p>0</text:p>
          </table:table-cell>
          <table:table-cell office:value-type="float" office:value="256.4485" calcext:value-type="float">
            <text:p>256.4485</text:p>
          </table:table-cell>
          <table:table-cell office:value-type="float" office:value="291.82" calcext:value-type="float">
            <text:p>291.82</text:p>
          </table:table-cell>
          <table:table-cell office:value-type="float" office:value="919.0323" calcext:value-type="float">
            <text:p>919.0323</text:p>
          </table:table-cell>
          <table:table-cell office:value-type="float" office:value="837.5956" calcext:value-type="float">
            <text:p>837.5956</text:p>
          </table:table-cell>
          <table:table-cell office:value-type="float" office:value="832.1865" calcext:value-type="float">
            <text:p>832.1865</text:p>
          </table:table-cell>
          <table:table-cell office:value-type="float" office:value="851.0221" calcext:value-type="float">
            <text:p>851.0221</text:p>
          </table:table-cell>
          <table:table-cell office:value-type="float" office:value="326.2613" calcext:value-type="float">
            <text:p>326.2613</text:p>
          </table:table-cell>
          <table:table-cell office:value-type="float" office:value="443.0905" calcext:value-type="float">
            <text:p>443.0905</text:p>
          </table:table-cell>
          <table:table-cell office:value-type="float" office:value="386.7154" calcext:value-type="float">
            <text:p>386.7154</text:p>
          </table:table-cell>
          <table:table-cell office:value-type="float" office:value="335.1692" calcext:value-type="float">
            <text:p>335.169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72004" calcext:value-type="float">
            <text:p>2072004</text:p>
          </table:table-cell>
          <table:table-cell office:value-type="float" office:value="193.9839" calcext:value-type="float">
            <text:p>193.9839</text:p>
          </table:table-cell>
          <table:table-cell office:value-type="float" office:value="5422.811" calcext:value-type="float">
            <text:p>5422.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8561" calcext:value-type="float">
            <text:p>-225.8561</text:p>
          </table:table-cell>
          <table:table-cell office:value-type="float" office:value="639.2607" calcext:value-type="float">
            <text:p>639.2607</text:p>
          </table:table-cell>
          <table:table-cell office:value-type="float" office:value="0" calcext:value-type="float">
            <text:p>0</text:p>
          </table:table-cell>
          <table:table-cell office:value-type="float" office:value="79.95277" calcext:value-type="float">
            <text:p>79.95277</text:p>
          </table:table-cell>
          <table:table-cell office:value-type="float" office:value="33.05338" calcext:value-type="float">
            <text:p>33.05338</text:p>
          </table:table-cell>
          <table:table-cell office:value-type="float" office:value="0.04073434" calcext:value-type="float">
            <text:p>0.04073434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3511719" calcext:value-type="float">
            <text:p>0.3511719</text:p>
          </table:table-cell>
          <table:table-cell office:value-type="float" office:value="1.401018" calcext:value-type="float">
            <text:p>1.401018</text:p>
          </table:table-cell>
          <table:table-cell office:value-type="float" office:value="360" calcext:value-type="float">
            <text:p>360</text:p>
          </table:table-cell>
          <table:table-cell office:value-type="float" office:value="-227.602" calcext:value-type="float">
            <text:p>-227.602</text:p>
          </table:table-cell>
          <table:table-cell office:value-type="float" office:value="0" calcext:value-type="float">
            <text:p>0</text:p>
          </table:table-cell>
          <table:table-cell office:value-type="float" office:value="256.5386" calcext:value-type="float">
            <text:p>256.5386</text:p>
          </table:table-cell>
          <table:table-cell office:value-type="float" office:value="291.604" calcext:value-type="float">
            <text:p>291.604</text:p>
          </table:table-cell>
          <table:table-cell office:value-type="float" office:value="918.4962" calcext:value-type="float">
            <text:p>918.4962</text:p>
          </table:table-cell>
          <table:table-cell office:value-type="float" office:value="837.3028" calcext:value-type="float">
            <text:p>837.3028</text:p>
          </table:table-cell>
          <table:table-cell office:value-type="float" office:value="831.9976" calcext:value-type="float">
            <text:p>831.9976</text:p>
          </table:table-cell>
          <table:table-cell office:value-type="float" office:value="850.8481" calcext:value-type="float">
            <text:p>850.8481</text:p>
          </table:table-cell>
          <table:table-cell office:value-type="float" office:value="326.1712" calcext:value-type="float">
            <text:p>326.1712</text:p>
          </table:table-cell>
          <table:table-cell office:value-type="float" office:value="443.0117" calcext:value-type="float">
            <text:p>443.0117</text:p>
          </table:table-cell>
          <table:table-cell office:value-type="float" office:value="386.6759" calcext:value-type="float">
            <text:p>386.6759</text:p>
          </table:table-cell>
          <table:table-cell office:value-type="float" office:value="335.1306" calcext:value-type="float">
            <text:p>335.130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072004" calcext:value-type="float">
            <text:p>3072004</text:p>
          </table:table-cell>
          <table:table-cell office:value-type="float" office:value="192.4352" calcext:value-type="float">
            <text:p>192.4352</text:p>
          </table:table-cell>
          <table:table-cell office:value-type="float" office:value="5422.669" calcext:value-type="float">
            <text:p>5422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7.4802" calcext:value-type="float">
            <text:p>-227.4802</text:p>
          </table:table-cell>
          <table:table-cell office:value-type="float" office:value="644.5305" calcext:value-type="float">
            <text:p>644.5305</text:p>
          </table:table-cell>
          <table:table-cell office:value-type="float" office:value="0" calcext:value-type="float">
            <text:p>0</text:p>
          </table:table-cell>
          <table:table-cell office:value-type="float" office:value="79.81065" calcext:value-type="float">
            <text:p>79.81065</text:p>
          </table:table-cell>
          <table:table-cell office:value-type="float" office:value="32.58711" calcext:value-type="float">
            <text:p>32.58711</text:p>
          </table:table-cell>
          <table:table-cell office:value-type="float" office:value="0.04094565" calcext:value-type="float">
            <text:p>0.04094565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3537163" calcext:value-type="float">
            <text:p>0.3537163</text:p>
          </table:table-cell>
          <table:table-cell office:value-type="float" office:value="1.402039" calcext:value-type="float">
            <text:p>1.402039</text:p>
          </table:table-cell>
          <table:table-cell office:value-type="float" office:value="360" calcext:value-type="float">
            <text:p>360</text:p>
          </table:table-cell>
          <table:table-cell office:value-type="float" office:value="-229.2295" calcext:value-type="float">
            <text:p>-229.2295</text:p>
          </table:table-cell>
          <table:table-cell office:value-type="float" office:value="0" calcext:value-type="float">
            <text:p>0</text:p>
          </table:table-cell>
          <table:table-cell office:value-type="float" office:value="256.7307" calcext:value-type="float">
            <text:p>256.7307</text:p>
          </table:table-cell>
          <table:table-cell office:value-type="float" office:value="291.4532" calcext:value-type="float">
            <text:p>291.4532</text:p>
          </table:table-cell>
          <table:table-cell office:value-type="float" office:value="918.0833" calcext:value-type="float">
            <text:p>918.0833</text:p>
          </table:table-cell>
          <table:table-cell office:value-type="float" office:value="837.0504" calcext:value-type="float">
            <text:p>837.0504</text:p>
          </table:table-cell>
          <table:table-cell office:value-type="float" office:value="831.8253" calcext:value-type="float">
            <text:p>831.8253</text:p>
          </table:table-cell>
          <table:table-cell office:value-type="float" office:value="850.6755" calcext:value-type="float">
            <text:p>850.6755</text:p>
          </table:table-cell>
          <table:table-cell office:value-type="float" office:value="326.0784" calcext:value-type="float">
            <text:p>326.0784</text:p>
          </table:table-cell>
          <table:table-cell office:value-type="float" office:value="442.9285" calcext:value-type="float">
            <text:p>442.9285</text:p>
          </table:table-cell>
          <table:table-cell office:value-type="float" office:value="386.6357" calcext:value-type="float">
            <text:p>386.6357</text:p>
          </table:table-cell>
          <table:table-cell office:value-type="float" office:value="335.0919" calcext:value-type="float">
            <text:p>335.091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072004" calcext:value-type="float">
            <text:p>4072004</text:p>
          </table:table-cell>
          <table:table-cell office:value-type="float" office:value="191.064" calcext:value-type="float">
            <text:p>191.064</text:p>
          </table:table-cell>
          <table:table-cell office:value-type="float" office:value="5422.486" calcext:value-type="float">
            <text:p>5422.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9.0446" calcext:value-type="float">
            <text:p>-229.0446</text:p>
          </table:table-cell>
          <table:table-cell office:value-type="float" office:value="648.374" calcext:value-type="float">
            <text:p>648.374</text:p>
          </table:table-cell>
          <table:table-cell office:value-type="float" office:value="0" calcext:value-type="float">
            <text:p>0</text:p>
          </table:table-cell>
          <table:table-cell office:value-type="float" office:value="79.3031" calcext:value-type="float">
            <text:p>79.3031</text:p>
          </table:table-cell>
          <table:table-cell office:value-type="float" office:value="32.27102" calcext:value-type="float">
            <text:p>32.27102</text:p>
          </table:table-cell>
          <table:table-cell office:value-type="float" office:value="0.041169" calcext:value-type="float">
            <text:p>0.041169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3549367" calcext:value-type="float">
            <text:p>0.3549367</text:p>
          </table:table-cell>
          <table:table-cell office:value-type="float" office:value="1.401469" calcext:value-type="float">
            <text:p>1.401469</text:p>
          </table:table-cell>
          <table:table-cell office:value-type="float" office:value="360" calcext:value-type="float">
            <text:p>360</text:p>
          </table:table-cell>
          <table:table-cell office:value-type="float" office:value="-230.7943" calcext:value-type="float">
            <text:p>-230.7943</text:p>
          </table:table-cell>
          <table:table-cell office:value-type="float" office:value="0" calcext:value-type="float">
            <text:p>0</text:p>
          </table:table-cell>
          <table:table-cell office:value-type="float" office:value="256.8688" calcext:value-type="float">
            <text:p>256.8688</text:p>
          </table:table-cell>
          <table:table-cell office:value-type="float" office:value="291.2797" calcext:value-type="float">
            <text:p>291.2797</text:p>
          </table:table-cell>
          <table:table-cell office:value-type="float" office:value="917.662" calcext:value-type="float">
            <text:p>917.662</text:p>
          </table:table-cell>
          <table:table-cell office:value-type="float" office:value="836.8142" calcext:value-type="float">
            <text:p>836.8142</text:p>
          </table:table-cell>
          <table:table-cell office:value-type="float" office:value="831.6627" calcext:value-type="float">
            <text:p>831.6627</text:p>
          </table:table-cell>
          <table:table-cell office:value-type="float" office:value="850.5312" calcext:value-type="float">
            <text:p>850.5312</text:p>
          </table:table-cell>
          <table:table-cell office:value-type="float" office:value="325.9971" calcext:value-type="float">
            <text:p>325.9971</text:p>
          </table:table-cell>
          <table:table-cell office:value-type="float" office:value="442.8507" calcext:value-type="float">
            <text:p>442.8507</text:p>
          </table:table-cell>
          <table:table-cell office:value-type="float" office:value="386.5954" calcext:value-type="float">
            <text:p>386.5954</text:p>
          </table:table-cell>
          <table:table-cell office:value-type="float" office:value="335.053" calcext:value-type="float">
            <text:p>335.05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072004" calcext:value-type="float">
            <text:p>5072004</text:p>
          </table:table-cell>
          <table:table-cell office:value-type="float" office:value="189.9929" calcext:value-type="float">
            <text:p>189.9929</text:p>
          </table:table-cell>
          <table:table-cell office:value-type="float" office:value="5422.154" calcext:value-type="float">
            <text:p>5422.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0.4304" calcext:value-type="float">
            <text:p>-230.4304</text:p>
          </table:table-cell>
          <table:table-cell office:value-type="float" office:value="651.7184" calcext:value-type="float">
            <text:p>651.7184</text:p>
          </table:table-cell>
          <table:table-cell office:value-type="float" office:value="0" calcext:value-type="float">
            <text:p>0</text:p>
          </table:table-cell>
          <table:table-cell office:value-type="float" office:value="78.9193" calcext:value-type="float">
            <text:p>78.9193</text:p>
          </table:table-cell>
          <table:table-cell office:value-type="float" office:value="32.19824" calcext:value-type="float">
            <text:p>32.19824</text:p>
          </table:table-cell>
          <table:table-cell office:value-type="float" office:value="0.04141006" calcext:value-type="float">
            <text:p>0.04141006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3557877" calcext:value-type="float">
            <text:p>0.3557877</text:p>
          </table:table-cell>
          <table:table-cell office:value-type="float" office:value="1.400124" calcext:value-type="float">
            <text:p>1.400124</text:p>
          </table:table-cell>
          <table:table-cell office:value-type="float" office:value="360" calcext:value-type="float">
            <text:p>360</text:p>
          </table:table-cell>
          <table:table-cell office:value-type="float" office:value="-232.1794" calcext:value-type="float">
            <text:p>-232.1794</text:p>
          </table:table-cell>
          <table:table-cell office:value-type="float" office:value="0" calcext:value-type="float">
            <text:p>0</text:p>
          </table:table-cell>
          <table:table-cell office:value-type="float" office:value="256.9287" calcext:value-type="float">
            <text:p>256.9287</text:p>
          </table:table-cell>
          <table:table-cell office:value-type="float" office:value="291.1111" calcext:value-type="float">
            <text:p>291.1111</text:p>
          </table:table-cell>
          <table:table-cell office:value-type="float" office:value="917.2437" calcext:value-type="float">
            <text:p>917.2437</text:p>
          </table:table-cell>
          <table:table-cell office:value-type="float" office:value="836.5721" calcext:value-type="float">
            <text:p>836.5721</text:p>
          </table:table-cell>
          <table:table-cell office:value-type="float" office:value="831.4958" calcext:value-type="float">
            <text:p>831.4958</text:p>
          </table:table-cell>
          <table:table-cell office:value-type="float" office:value="850.3767" calcext:value-type="float">
            <text:p>850.3767</text:p>
          </table:table-cell>
          <table:table-cell office:value-type="float" office:value="325.9135" calcext:value-type="float">
            <text:p>325.9135</text:p>
          </table:table-cell>
          <table:table-cell office:value-type="float" office:value="442.7735" calcext:value-type="float">
            <text:p>442.7735</text:p>
          </table:table-cell>
          <table:table-cell office:value-type="float" office:value="386.5559" calcext:value-type="float">
            <text:p>386.5559</text:p>
          </table:table-cell>
          <table:table-cell office:value-type="float" office:value="335.0139" calcext:value-type="float">
            <text:p>335.013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072004" calcext:value-type="float">
            <text:p>6072004</text:p>
          </table:table-cell>
          <table:table-cell office:value-type="float" office:value="188.8171" calcext:value-type="float">
            <text:p>188.8171</text:p>
          </table:table-cell>
          <table:table-cell office:value-type="float" office:value="5421.797" calcext:value-type="float">
            <text:p>5421.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1.9092" calcext:value-type="float">
            <text:p>-231.9092</text:p>
          </table:table-cell>
          <table:table-cell office:value-type="float" office:value="656.4916" calcext:value-type="float">
            <text:p>656.4916</text:p>
          </table:table-cell>
          <table:table-cell office:value-type="float" office:value="0" calcext:value-type="float">
            <text:p>0</text:p>
          </table:table-cell>
          <table:table-cell office:value-type="float" office:value="78.3906" calcext:value-type="float">
            <text:p>78.3906</text:p>
          </table:table-cell>
          <table:table-cell office:value-type="float" office:value="32.10633" calcext:value-type="float">
            <text:p>32.10633</text:p>
          </table:table-cell>
          <table:table-cell office:value-type="float" office:value="0.04160471" calcext:value-type="float">
            <text:p>0.04160471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3563804" calcext:value-type="float">
            <text:p>0.3563804</text:p>
          </table:table-cell>
          <table:table-cell office:value-type="float" office:value="1.39841" calcext:value-type="float">
            <text:p>1.39841</text:p>
          </table:table-cell>
          <table:table-cell office:value-type="float" office:value="360" calcext:value-type="float">
            <text:p>360</text:p>
          </table:table-cell>
          <table:table-cell office:value-type="float" office:value="-233.6568" calcext:value-type="float">
            <text:p>-233.6568</text:p>
          </table:table-cell>
          <table:table-cell office:value-type="float" office:value="0" calcext:value-type="float">
            <text:p>0</text:p>
          </table:table-cell>
          <table:table-cell office:value-type="float" office:value="256.9955" calcext:value-type="float">
            <text:p>256.9955</text:p>
          </table:table-cell>
          <table:table-cell office:value-type="float" office:value="290.9138" calcext:value-type="float">
            <text:p>290.9138</text:p>
          </table:table-cell>
          <table:table-cell office:value-type="float" office:value="916.7675" calcext:value-type="float">
            <text:p>916.7675</text:p>
          </table:table-cell>
          <table:table-cell office:value-type="float" office:value="836.3086" calcext:value-type="float">
            <text:p>836.3086</text:p>
          </table:table-cell>
          <table:table-cell office:value-type="float" office:value="831.3193" calcext:value-type="float">
            <text:p>831.3193</text:p>
          </table:table-cell>
          <table:table-cell office:value-type="float" office:value="850.2208" calcext:value-type="float">
            <text:p>850.2208</text:p>
          </table:table-cell>
          <table:table-cell office:value-type="float" office:value="325.8297" calcext:value-type="float">
            <text:p>325.8297</text:p>
          </table:table-cell>
          <table:table-cell office:value-type="float" office:value="442.6971" calcext:value-type="float">
            <text:p>442.6971</text:p>
          </table:table-cell>
          <table:table-cell office:value-type="float" office:value="386.5166" calcext:value-type="float">
            <text:p>386.5166</text:p>
          </table:table-cell>
          <table:table-cell office:value-type="float" office:value="334.9746" calcext:value-type="float">
            <text:p>334.974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072004" calcext:value-type="float">
            <text:p>7072004</text:p>
          </table:table-cell>
          <table:table-cell office:value-type="float" office:value="187.7413" calcext:value-type="float">
            <text:p>187.7413</text:p>
          </table:table-cell>
          <table:table-cell office:value-type="float" office:value="5421.425" calcext:value-type="float">
            <text:p>5421.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3.3241" calcext:value-type="float">
            <text:p>-233.3241</text:p>
          </table:table-cell>
          <table:table-cell office:value-type="float" office:value="659.7402" calcext:value-type="float">
            <text:p>659.7402</text:p>
          </table:table-cell>
          <table:table-cell office:value-type="float" office:value="0" calcext:value-type="float">
            <text:p>0</text:p>
          </table:table-cell>
          <table:table-cell office:value-type="float" office:value="78.10004" calcext:value-type="float">
            <text:p>78.10004</text:p>
          </table:table-cell>
          <table:table-cell office:value-type="float" office:value="32.04855" calcext:value-type="float">
            <text:p>32.04855</text:p>
          </table:table-cell>
          <table:table-cell office:value-type="float" office:value="0.04184549" calcext:value-type="float">
            <text:p>0.04184549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3569053" calcext:value-type="float">
            <text:p>0.3569053</text:p>
          </table:table-cell>
          <table:table-cell office:value-type="float" office:value="1.396551" calcext:value-type="float">
            <text:p>1.396551</text:p>
          </table:table-cell>
          <table:table-cell office:value-type="float" office:value="360" calcext:value-type="float">
            <text:p>360</text:p>
          </table:table-cell>
          <table:table-cell office:value-type="float" office:value="-235.0702" calcext:value-type="float">
            <text:p>-235.0702</text:p>
          </table:table-cell>
          <table:table-cell office:value-type="float" office:value="0" calcext:value-type="float">
            <text:p>0</text:p>
          </table:table-cell>
          <table:table-cell office:value-type="float" office:value="257.0573" calcext:value-type="float">
            <text:p>257.0573</text:p>
          </table:table-cell>
          <table:table-cell office:value-type="float" office:value="290.7417" calcext:value-type="float">
            <text:p>290.7417</text:p>
          </table:table-cell>
          <table:table-cell office:value-type="float" office:value="916.331" calcext:value-type="float">
            <text:p>916.331</text:p>
          </table:table-cell>
          <table:table-cell office:value-type="float" office:value="836.0539" calcext:value-type="float">
            <text:p>836.0539</text:p>
          </table:table-cell>
          <table:table-cell office:value-type="float" office:value="831.1461" calcext:value-type="float">
            <text:p>831.1461</text:p>
          </table:table-cell>
          <table:table-cell office:value-type="float" office:value="850.054" calcext:value-type="float">
            <text:p>850.054</text:p>
          </table:table-cell>
          <table:table-cell office:value-type="float" office:value="325.7415" calcext:value-type="float">
            <text:p>325.7415</text:p>
          </table:table-cell>
          <table:table-cell office:value-type="float" office:value="442.618" calcext:value-type="float">
            <text:p>442.618</text:p>
          </table:table-cell>
          <table:table-cell office:value-type="float" office:value="386.4745" calcext:value-type="float">
            <text:p>386.4745</text:p>
          </table:table-cell>
          <table:table-cell office:value-type="float" office:value="334.9351" calcext:value-type="float">
            <text:p>334.935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072004" calcext:value-type="float">
            <text:p>8072004</text:p>
          </table:table-cell>
          <table:table-cell office:value-type="float" office:value="186.5491" calcext:value-type="float">
            <text:p>186.5491</text:p>
          </table:table-cell>
          <table:table-cell office:value-type="float" office:value="5421.06" calcext:value-type="float">
            <text:p>5421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4.6052" calcext:value-type="float">
            <text:p>-234.6052</text:p>
          </table:table-cell>
          <table:table-cell office:value-type="float" office:value="665.1964" calcext:value-type="float">
            <text:p>665.1964</text:p>
          </table:table-cell>
          <table:table-cell office:value-type="float" office:value="0" calcext:value-type="float">
            <text:p>0</text:p>
          </table:table-cell>
          <table:table-cell office:value-type="float" office:value="77.67167" calcext:value-type="float">
            <text:p>77.67167</text:p>
          </table:table-cell>
          <table:table-cell office:value-type="float" office:value="31.8904" calcext:value-type="float">
            <text:p>31.8904</text:p>
          </table:table-cell>
          <table:table-cell office:value-type="float" office:value="0.04202419" calcext:value-type="float">
            <text:p>0.04202419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3577864" calcext:value-type="float">
            <text:p>0.3577864</text:p>
          </table:table-cell>
          <table:table-cell office:value-type="float" office:value="1.397773" calcext:value-type="float">
            <text:p>1.397773</text:p>
          </table:table-cell>
          <table:table-cell office:value-type="float" office:value="360" calcext:value-type="float">
            <text:p>360</text:p>
          </table:table-cell>
          <table:table-cell office:value-type="float" office:value="-236.3532" calcext:value-type="float">
            <text:p>-236.3532</text:p>
          </table:table-cell>
          <table:table-cell office:value-type="float" office:value="0" calcext:value-type="float">
            <text:p>0</text:p>
          </table:table-cell>
          <table:table-cell office:value-type="float" office:value="257.1629" calcext:value-type="float">
            <text:p>257.1629</text:p>
          </table:table-cell>
          <table:table-cell office:value-type="float" office:value="290.5591" calcext:value-type="float">
            <text:p>290.5591</text:p>
          </table:table-cell>
          <table:table-cell office:value-type="float" office:value="915.8644" calcext:value-type="float">
            <text:p>915.8644</text:p>
          </table:table-cell>
          <table:table-cell office:value-type="float" office:value="835.7854" calcext:value-type="float">
            <text:p>835.7854</text:p>
          </table:table-cell>
          <table:table-cell office:value-type="float" office:value="830.9697" calcext:value-type="float">
            <text:p>830.9697</text:p>
          </table:table-cell>
          <table:table-cell office:value-type="float" office:value="849.8889" calcext:value-type="float">
            <text:p>849.8889</text:p>
          </table:table-cell>
          <table:table-cell office:value-type="float" office:value="325.6562" calcext:value-type="float">
            <text:p>325.6562</text:p>
          </table:table-cell>
          <table:table-cell office:value-type="float" office:value="442.5403" calcext:value-type="float">
            <text:p>442.5403</text:p>
          </table:table-cell>
          <table:table-cell office:value-type="float" office:value="386.4316" calcext:value-type="float">
            <text:p>386.4316</text:p>
          </table:table-cell>
          <table:table-cell office:value-type="float" office:value="334.8953" calcext:value-type="float">
            <text:p>334.895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072004" calcext:value-type="float">
            <text:p>9072004</text:p>
          </table:table-cell>
          <table:table-cell office:value-type="float" office:value="185.141" calcext:value-type="float">
            <text:p>185.141</text:p>
          </table:table-cell>
          <table:table-cell office:value-type="float" office:value="5420.875" calcext:value-type="float">
            <text:p>5420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1642" calcext:value-type="float">
            <text:p>-236.1642</text:p>
          </table:table-cell>
          <table:table-cell office:value-type="float" office:value="671.1301" calcext:value-type="float">
            <text:p>671.1301</text:p>
          </table:table-cell>
          <table:table-cell office:value-type="float" office:value="0" calcext:value-type="float">
            <text:p>0</text:p>
          </table:table-cell>
          <table:table-cell office:value-type="float" office:value="77.50835" calcext:value-type="float">
            <text:p>77.50835</text:p>
          </table:table-cell>
          <table:table-cell office:value-type="float" office:value="31.54502" calcext:value-type="float">
            <text:p>31.54502</text:p>
          </table:table-cell>
          <table:table-cell office:value-type="float" office:value="0.04215963" calcext:value-type="float">
            <text:p>0.04215963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3638898" calcext:value-type="float">
            <text:p>0.3638898</text:p>
          </table:table-cell>
          <table:table-cell office:value-type="float" office:value="1.409802" calcext:value-type="float">
            <text:p>1.409802</text:p>
          </table:table-cell>
          <table:table-cell office:value-type="float" office:value="360" calcext:value-type="float">
            <text:p>360</text:p>
          </table:table-cell>
          <table:table-cell office:value-type="float" office:value="-237.9302" calcext:value-type="float">
            <text:p>-237.9302</text:p>
          </table:table-cell>
          <table:table-cell office:value-type="float" office:value="0" calcext:value-type="float">
            <text:p>0</text:p>
          </table:table-cell>
          <table:table-cell office:value-type="float" office:value="257.2769" calcext:value-type="float">
            <text:p>257.2769</text:p>
          </table:table-cell>
          <table:table-cell office:value-type="float" office:value="290.3978" calcext:value-type="float">
            <text:p>290.3978</text:p>
          </table:table-cell>
          <table:table-cell office:value-type="float" office:value="915.464" calcext:value-type="float">
            <text:p>915.464</text:p>
          </table:table-cell>
          <table:table-cell office:value-type="float" office:value="835.5519" calcext:value-type="float">
            <text:p>835.5519</text:p>
          </table:table-cell>
          <table:table-cell office:value-type="float" office:value="830.8063" calcext:value-type="float">
            <text:p>830.8063</text:p>
          </table:table-cell>
          <table:table-cell office:value-type="float" office:value="849.732" calcext:value-type="float">
            <text:p>849.732</text:p>
          </table:table-cell>
          <table:table-cell office:value-type="float" office:value="325.5718" calcext:value-type="float">
            <text:p>325.5718</text:p>
          </table:table-cell>
          <table:table-cell office:value-type="float" office:value="442.4624" calcext:value-type="float">
            <text:p>442.4624</text:p>
          </table:table-cell>
          <table:table-cell office:value-type="float" office:value="386.3887" calcext:value-type="float">
            <text:p>386.3887</text:p>
          </table:table-cell>
          <table:table-cell office:value-type="float" office:value="334.8553" calcext:value-type="float">
            <text:p>334.855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72004" calcext:value-type="float">
            <text:p>10072004</text:p>
          </table:table-cell>
          <table:table-cell office:value-type="float" office:value="184.1022" calcext:value-type="float">
            <text:p>184.1022</text:p>
          </table:table-cell>
          <table:table-cell office:value-type="float" office:value="5420.562" calcext:value-type="float">
            <text:p>5420.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524" calcext:value-type="float">
            <text:p>-237.524</text:p>
          </table:table-cell>
          <table:table-cell office:value-type="float" office:value="676.1527" calcext:value-type="float">
            <text:p>676.1527</text:p>
          </table:table-cell>
          <table:table-cell office:value-type="float" office:value="0" calcext:value-type="float">
            <text:p>0</text:p>
          </table:table-cell>
          <table:table-cell office:value-type="float" office:value="77.12595" calcext:value-type="float">
            <text:p>77.12595</text:p>
          </table:table-cell>
          <table:table-cell office:value-type="float" office:value="31.43946" calcext:value-type="float">
            <text:p>31.43946</text:p>
          </table:table-cell>
          <table:table-cell office:value-type="float" office:value="0.04236977" calcext:value-type="float">
            <text:p>0.04236977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3673715" calcext:value-type="float">
            <text:p>0.3673715</text:p>
          </table:table-cell>
          <table:table-cell office:value-type="float" office:value="1.413842" calcext:value-type="float">
            <text:p>1.413842</text:p>
          </table:table-cell>
          <table:table-cell office:value-type="float" office:value="360" calcext:value-type="float">
            <text:p>360</text:p>
          </table:table-cell>
          <table:table-cell office:value-type="float" office:value="-239.2973" calcext:value-type="float">
            <text:p>-239.2973</text:p>
          </table:table-cell>
          <table:table-cell office:value-type="float" office:value="0" calcext:value-type="float">
            <text:p>0</text:p>
          </table:table-cell>
          <table:table-cell office:value-type="float" office:value="257.3467" calcext:value-type="float">
            <text:p>257.3467</text:p>
          </table:table-cell>
          <table:table-cell office:value-type="float" office:value="290.236" calcext:value-type="float">
            <text:p>290.236</text:p>
          </table:table-cell>
          <table:table-cell office:value-type="float" office:value="915.0715" calcext:value-type="float">
            <text:p>915.0715</text:p>
          </table:table-cell>
          <table:table-cell office:value-type="float" office:value="835.3245" calcext:value-type="float">
            <text:p>835.3245</text:p>
          </table:table-cell>
          <table:table-cell office:value-type="float" office:value="830.6454" calcext:value-type="float">
            <text:p>830.6454</text:p>
          </table:table-cell>
          <table:table-cell office:value-type="float" office:value="849.5939" calcext:value-type="float">
            <text:p>849.5939</text:p>
          </table:table-cell>
          <table:table-cell office:value-type="float" office:value="325.4941" calcext:value-type="float">
            <text:p>325.4941</text:p>
          </table:table-cell>
          <table:table-cell office:value-type="float" office:value="442.3879" calcext:value-type="float">
            <text:p>442.3879</text:p>
          </table:table-cell>
          <table:table-cell office:value-type="float" office:value="386.3461" calcext:value-type="float">
            <text:p>386.3461</text:p>
          </table:table-cell>
          <table:table-cell office:value-type="float" office:value="334.815" calcext:value-type="float">
            <text:p>334.81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072004" calcext:value-type="float">
            <text:p>11072004</text:p>
          </table:table-cell>
          <table:table-cell office:value-type="float" office:value="182.9566" calcext:value-type="float">
            <text:p>182.9566</text:p>
          </table:table-cell>
          <table:table-cell office:value-type="float" office:value="5420.168" calcext:value-type="float">
            <text:p>5420.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0126" calcext:value-type="float">
            <text:p>-239.0126</text:p>
          </table:table-cell>
          <table:table-cell office:value-type="float" office:value="679.5514" calcext:value-type="float">
            <text:p>679.5514</text:p>
          </table:table-cell>
          <table:table-cell office:value-type="float" office:value="0" calcext:value-type="float">
            <text:p>0</text:p>
          </table:table-cell>
          <table:table-cell office:value-type="float" office:value="76.60181" calcext:value-type="float">
            <text:p>76.60181</text:p>
          </table:table-cell>
          <table:table-cell office:value-type="float" office:value="31.35416" calcext:value-type="float">
            <text:p>31.35416</text:p>
          </table:table-cell>
          <table:table-cell office:value-type="float" office:value="0.04253701" calcext:value-type="float">
            <text:p>0.04253701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3698953" calcext:value-type="float">
            <text:p>0.3698953</text:p>
          </table:table-cell>
          <table:table-cell office:value-type="float" office:value="1.41525" calcext:value-type="float">
            <text:p>1.41525</text:p>
          </table:table-cell>
          <table:table-cell office:value-type="float" office:value="360" calcext:value-type="float">
            <text:p>360</text:p>
          </table:table-cell>
          <table:table-cell office:value-type="float" office:value="-240.7897" calcext:value-type="float">
            <text:p>-240.7897</text:p>
          </table:table-cell>
          <table:table-cell office:value-type="float" office:value="0" calcext:value-type="float">
            <text:p>0</text:p>
          </table:table-cell>
          <table:table-cell office:value-type="float" office:value="257.4101" calcext:value-type="float">
            <text:p>257.4101</text:p>
          </table:table-cell>
          <table:table-cell office:value-type="float" office:value="290.0371" calcext:value-type="float">
            <text:p>290.0371</text:p>
          </table:table-cell>
          <table:table-cell office:value-type="float" office:value="914.5893" calcext:value-type="float">
            <text:p>914.5893</text:p>
          </table:table-cell>
          <table:table-cell office:value-type="float" office:value="835.0563" calcext:value-type="float">
            <text:p>835.0563</text:p>
          </table:table-cell>
          <table:table-cell office:value-type="float" office:value="830.468" calcext:value-type="float">
            <text:p>830.468</text:p>
          </table:table-cell>
          <table:table-cell office:value-type="float" office:value="849.4397" calcext:value-type="float">
            <text:p>849.4397</text:p>
          </table:table-cell>
          <table:table-cell office:value-type="float" office:value="325.413" calcext:value-type="float">
            <text:p>325.413</text:p>
          </table:table-cell>
          <table:table-cell office:value-type="float" office:value="442.3143" calcext:value-type="float">
            <text:p>442.3143</text:p>
          </table:table-cell>
          <table:table-cell office:value-type="float" office:value="386.3042" calcext:value-type="float">
            <text:p>386.3042</text:p>
          </table:table-cell>
          <table:table-cell office:value-type="float" office:value="334.7746" calcext:value-type="float">
            <text:p>334.774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072004" calcext:value-type="float">
            <text:p>12072004</text:p>
          </table:table-cell>
          <table:table-cell office:value-type="float" office:value="181.7218" calcext:value-type="float">
            <text:p>181.7218</text:p>
          </table:table-cell>
          <table:table-cell office:value-type="float" office:value="5419.829" calcext:value-type="float">
            <text:p>5419.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5582" calcext:value-type="float">
            <text:p>-240.5582</text:p>
          </table:table-cell>
          <table:table-cell office:value-type="float" office:value="685.7341" calcext:value-type="float">
            <text:p>685.7341</text:p>
          </table:table-cell>
          <table:table-cell office:value-type="float" office:value="0" calcext:value-type="float">
            <text:p>0</text:p>
          </table:table-cell>
          <table:table-cell office:value-type="float" office:value="76.3018" calcext:value-type="float">
            <text:p>76.3018</text:p>
          </table:table-cell>
          <table:table-cell office:value-type="float" office:value="31.17945" calcext:value-type="float">
            <text:p>31.17945</text:p>
          </table:table-cell>
          <table:table-cell office:value-type="float" office:value="0.04277667" calcext:value-type="float">
            <text:p>0.04277667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3713257" calcext:value-type="float">
            <text:p>0.3713257</text:p>
          </table:table-cell>
          <table:table-cell office:value-type="float" office:value="1.415102" calcext:value-type="float">
            <text:p>1.415102</text:p>
          </table:table-cell>
          <table:table-cell office:value-type="float" office:value="360" calcext:value-type="float">
            <text:p>360</text:p>
          </table:table-cell>
          <table:table-cell office:value-type="float" office:value="-242.3364" calcext:value-type="float">
            <text:p>-242.3364</text:p>
          </table:table-cell>
          <table:table-cell office:value-type="float" office:value="0" calcext:value-type="float">
            <text:p>0</text:p>
          </table:table-cell>
          <table:table-cell office:value-type="float" office:value="257.4991" calcext:value-type="float">
            <text:p>257.4991</text:p>
          </table:table-cell>
          <table:table-cell office:value-type="float" office:value="289.8558" calcext:value-type="float">
            <text:p>289.8558</text:p>
          </table:table-cell>
          <table:table-cell office:value-type="float" office:value="914.1354" calcext:value-type="float">
            <text:p>914.1354</text:p>
          </table:table-cell>
          <table:table-cell office:value-type="float" office:value="834.7933" calcext:value-type="float">
            <text:p>834.7933</text:p>
          </table:table-cell>
          <table:table-cell office:value-type="float" office:value="830.2946" calcext:value-type="float">
            <text:p>830.2946</text:p>
          </table:table-cell>
          <table:table-cell office:value-type="float" office:value="849.2684" calcext:value-type="float">
            <text:p>849.2684</text:p>
          </table:table-cell>
          <table:table-cell office:value-type="float" office:value="325.3262" calcext:value-type="float">
            <text:p>325.3262</text:p>
          </table:table-cell>
          <table:table-cell office:value-type="float" office:value="442.2372" calcext:value-type="float">
            <text:p>442.2372</text:p>
          </table:table-cell>
          <table:table-cell office:value-type="float" office:value="386.2621" calcext:value-type="float">
            <text:p>386.2621</text:p>
          </table:table-cell>
          <table:table-cell office:value-type="float" office:value="334.7341" calcext:value-type="float">
            <text:p>334.734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072004" calcext:value-type="float">
            <text:p>13072004</text:p>
          </table:table-cell>
          <table:table-cell office:value-type="float" office:value="180.4939" calcext:value-type="float">
            <text:p>180.4939</text:p>
          </table:table-cell>
          <table:table-cell office:value-type="float" office:value="5419.365" calcext:value-type="float">
            <text:p>5419.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1768" calcext:value-type="float">
            <text:p>-242.1768</text:p>
          </table:table-cell>
          <table:table-cell office:value-type="float" office:value="689.1682" calcext:value-type="float">
            <text:p>689.1682</text:p>
          </table:table-cell>
          <table:table-cell office:value-type="float" office:value="0" calcext:value-type="float">
            <text:p>0</text:p>
          </table:table-cell>
          <table:table-cell office:value-type="float" office:value="75.65782" calcext:value-type="float">
            <text:p>75.65782</text:p>
          </table:table-cell>
          <table:table-cell office:value-type="float" office:value="31.11312" calcext:value-type="float">
            <text:p>31.11312</text:p>
          </table:table-cell>
          <table:table-cell office:value-type="float" office:value="0.04294901" calcext:value-type="float">
            <text:p>0.04294901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3723407" calcext:value-type="float">
            <text:p>0.3723407</text:p>
          </table:table-cell>
          <table:table-cell office:value-type="float" office:value="1.414101" calcext:value-type="float">
            <text:p>1.414101</text:p>
          </table:table-cell>
          <table:table-cell office:value-type="float" office:value="360" calcext:value-type="float">
            <text:p>360</text:p>
          </table:table-cell>
          <table:table-cell office:value-type="float" office:value="-243.9547" calcext:value-type="float">
            <text:p>-243.9547</text:p>
          </table:table-cell>
          <table:table-cell office:value-type="float" office:value="0" calcext:value-type="float">
            <text:p>0</text:p>
          </table:table-cell>
          <table:table-cell office:value-type="float" office:value="257.5558" calcext:value-type="float">
            <text:p>257.5558</text:p>
          </table:table-cell>
          <table:table-cell office:value-type="float" office:value="289.638" calcext:value-type="float">
            <text:p>289.638</text:p>
          </table:table-cell>
          <table:table-cell office:value-type="float" office:value="913.5975" calcext:value-type="float">
            <text:p>913.5975</text:p>
          </table:table-cell>
          <table:table-cell office:value-type="float" office:value="834.4944" calcext:value-type="float">
            <text:p>834.4944</text:p>
          </table:table-cell>
          <table:table-cell office:value-type="float" office:value="830.0994" calcext:value-type="float">
            <text:p>830.0994</text:p>
          </table:table-cell>
          <table:table-cell office:value-type="float" office:value="849.0871" calcext:value-type="float">
            <text:p>849.0871</text:p>
          </table:table-cell>
          <table:table-cell office:value-type="float" office:value="325.237" calcext:value-type="float">
            <text:p>325.237</text:p>
          </table:table-cell>
          <table:table-cell office:value-type="float" office:value="442.1595" calcext:value-type="float">
            <text:p>442.1595</text:p>
          </table:table-cell>
          <table:table-cell office:value-type="float" office:value="386.2195" calcext:value-type="float">
            <text:p>386.2195</text:p>
          </table:table-cell>
          <table:table-cell office:value-type="float" office:value="334.6934" calcext:value-type="float">
            <text:p>334.693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072004" calcext:value-type="float">
            <text:p>14072004</text:p>
          </table:table-cell>
          <table:table-cell office:value-type="float" office:value="179.1958" calcext:value-type="float">
            <text:p>179.1958</text:p>
          </table:table-cell>
          <table:table-cell office:value-type="float" office:value="5418.817" calcext:value-type="float">
            <text:p>5418.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3.9389" calcext:value-type="float">
            <text:p>-243.9389</text:p>
          </table:table-cell>
          <table:table-cell office:value-type="float" office:value="692.3455" calcext:value-type="float">
            <text:p>692.3455</text:p>
          </table:table-cell>
          <table:table-cell office:value-type="float" office:value="0" calcext:value-type="float">
            <text:p>0</text:p>
          </table:table-cell>
          <table:table-cell office:value-type="float" office:value="74.94678" calcext:value-type="float">
            <text:p>74.94678</text:p>
          </table:table-cell>
          <table:table-cell office:value-type="float" office:value="31.07942" calcext:value-type="float">
            <text:p>31.07942</text:p>
          </table:table-cell>
          <table:table-cell office:value-type="float" office:value="0.0431218" calcext:value-type="float">
            <text:p>0.0431218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3730842" calcext:value-type="float">
            <text:p>0.3730842</text:p>
          </table:table-cell>
          <table:table-cell office:value-type="float" office:value="1.412718" calcext:value-type="float">
            <text:p>1.412718</text:p>
          </table:table-cell>
          <table:table-cell office:value-type="float" office:value="360" calcext:value-type="float">
            <text:p>360</text:p>
          </table:table-cell>
          <table:table-cell office:value-type="float" office:value="-245.716" calcext:value-type="float">
            <text:p>-245.716</text:p>
          </table:table-cell>
          <table:table-cell office:value-type="float" office:value="0" calcext:value-type="float">
            <text:p>0</text:p>
          </table:table-cell>
          <table:table-cell office:value-type="float" office:value="257.6083" calcext:value-type="float">
            <text:p>257.6083</text:p>
          </table:table-cell>
          <table:table-cell office:value-type="float" office:value="289.4029" calcext:value-type="float">
            <text:p>289.4029</text:p>
          </table:table-cell>
          <table:table-cell office:value-type="float" office:value="913.0127" calcext:value-type="float">
            <text:p>913.0127</text:p>
          </table:table-cell>
          <table:table-cell office:value-type="float" office:value="834.1555" calcext:value-type="float">
            <text:p>834.1555</text:p>
          </table:table-cell>
          <table:table-cell office:value-type="float" office:value="829.8707" calcext:value-type="float">
            <text:p>829.8707</text:p>
          </table:table-cell>
          <table:table-cell office:value-type="float" office:value="848.8808" calcext:value-type="float">
            <text:p>848.8808</text:p>
          </table:table-cell>
          <table:table-cell office:value-type="float" office:value="325.1363" calcext:value-type="float">
            <text:p>325.1363</text:p>
          </table:table-cell>
          <table:table-cell office:value-type="float" office:value="442.0737" calcext:value-type="float">
            <text:p>442.0737</text:p>
          </table:table-cell>
          <table:table-cell office:value-type="float" office:value="386.1763" calcext:value-type="float">
            <text:p>386.1763</text:p>
          </table:table-cell>
          <table:table-cell office:value-type="float" office:value="334.6526" calcext:value-type="float">
            <text:p>334.652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072004" calcext:value-type="float">
            <text:p>15072004</text:p>
          </table:table-cell>
          <table:table-cell office:value-type="float" office:value="177.796" calcext:value-type="float">
            <text:p>177.796</text:p>
          </table:table-cell>
          <table:table-cell office:value-type="float" office:value="5418.375" calcext:value-type="float">
            <text:p>5418.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5.2694" calcext:value-type="float">
            <text:p>-245.2694</text:p>
          </table:table-cell>
          <table:table-cell office:value-type="float" office:value="695.9035" calcext:value-type="float">
            <text:p>695.9035</text:p>
          </table:table-cell>
          <table:table-cell office:value-type="float" office:value="0" calcext:value-type="float">
            <text:p>0</text:p>
          </table:table-cell>
          <table:table-cell office:value-type="float" office:value="74.52403" calcext:value-type="float">
            <text:p>74.52403</text:p>
          </table:table-cell>
          <table:table-cell office:value-type="float" office:value="30.89551" calcext:value-type="float">
            <text:p>30.89551</text:p>
          </table:table-cell>
          <table:table-cell office:value-type="float" office:value="0.04316813" calcext:value-type="float">
            <text:p>0.04316813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377137" calcext:value-type="float">
            <text:p>0.377137</text:p>
          </table:table-cell>
          <table:table-cell office:value-type="float" office:value="1.418754" calcext:value-type="float">
            <text:p>1.418754</text:p>
          </table:table-cell>
          <table:table-cell office:value-type="float" office:value="360" calcext:value-type="float">
            <text:p>360</text:p>
          </table:table-cell>
          <table:table-cell office:value-type="float" office:value="-247.0565" calcext:value-type="float">
            <text:p>-247.0565</text:p>
          </table:table-cell>
          <table:table-cell office:value-type="float" office:value="0" calcext:value-type="float">
            <text:p>0</text:p>
          </table:table-cell>
          <table:table-cell office:value-type="float" office:value="257.7002" calcext:value-type="float">
            <text:p>257.7002</text:p>
          </table:table-cell>
          <table:table-cell office:value-type="float" office:value="289.1953" calcext:value-type="float">
            <text:p>289.1953</text:p>
          </table:table-cell>
          <table:table-cell office:value-type="float" office:value="912.4983" calcext:value-type="float">
            <text:p>912.4983</text:p>
          </table:table-cell>
          <table:table-cell office:value-type="float" office:value="833.8411" calcext:value-type="float">
            <text:p>833.8411</text:p>
          </table:table-cell>
          <table:table-cell office:value-type="float" office:value="829.6485" calcext:value-type="float">
            <text:p>829.6485</text:p>
          </table:table-cell>
          <table:table-cell office:value-type="float" office:value="848.6713" calcext:value-type="float">
            <text:p>848.6713</text:p>
          </table:table-cell>
          <table:table-cell office:value-type="float" office:value="325.0309" calcext:value-type="float">
            <text:p>325.0309</text:p>
          </table:table-cell>
          <table:table-cell office:value-type="float" office:value="441.9827" calcext:value-type="float">
            <text:p>441.9827</text:p>
          </table:table-cell>
          <table:table-cell office:value-type="float" office:value="386.1315" calcext:value-type="float">
            <text:p>386.1315</text:p>
          </table:table-cell>
          <table:table-cell office:value-type="float" office:value="334.6113" calcext:value-type="float">
            <text:p>334.611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072004" calcext:value-type="float">
            <text:p>16072004</text:p>
          </table:table-cell>
          <table:table-cell office:value-type="float" office:value="176.1632" calcext:value-type="float">
            <text:p>176.1632</text:p>
          </table:table-cell>
          <table:table-cell office:value-type="float" office:value="5418.166" calcext:value-type="float">
            <text:p>5418.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6.9605" calcext:value-type="float">
            <text:p>-246.9605</text:p>
          </table:table-cell>
          <table:table-cell office:value-type="float" office:value="701.2424" calcext:value-type="float">
            <text:p>701.2424</text:p>
          </table:table-cell>
          <table:table-cell office:value-type="float" office:value="0" calcext:value-type="float">
            <text:p>0</text:p>
          </table:table-cell>
          <table:table-cell office:value-type="float" office:value="74.38463" calcext:value-type="float">
            <text:p>74.38463</text:p>
          </table:table-cell>
          <table:table-cell office:value-type="float" office:value="30.35238" calcext:value-type="float">
            <text:p>30.35238</text:p>
          </table:table-cell>
          <table:table-cell office:value-type="float" office:value="0.04301089" calcext:value-type="float">
            <text:p>0.04301089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3865416" calcext:value-type="float">
            <text:p>0.3865416</text:p>
          </table:table-cell>
          <table:table-cell office:value-type="float" office:value="1.443297" calcext:value-type="float">
            <text:p>1.443297</text:p>
          </table:table-cell>
          <table:table-cell office:value-type="float" office:value="360" calcext:value-type="float">
            <text:p>360</text:p>
          </table:table-cell>
          <table:table-cell office:value-type="float" office:value="-248.7818" calcext:value-type="float">
            <text:p>-248.7818</text:p>
          </table:table-cell>
          <table:table-cell office:value-type="float" office:value="0" calcext:value-type="float">
            <text:p>0</text:p>
          </table:table-cell>
          <table:table-cell office:value-type="float" office:value="257.9002" calcext:value-type="float">
            <text:p>257.9002</text:p>
          </table:table-cell>
          <table:table-cell office:value-type="float" office:value="289.0348" calcext:value-type="float">
            <text:p>289.0348</text:p>
          </table:table-cell>
          <table:table-cell office:value-type="float" office:value="912.059" calcext:value-type="float">
            <text:p>912.059</text:p>
          </table:table-cell>
          <table:table-cell office:value-type="float" office:value="833.5755" calcext:value-type="float">
            <text:p>833.5755</text:p>
          </table:table-cell>
          <table:table-cell office:value-type="float" office:value="829.4659" calcext:value-type="float">
            <text:p>829.4659</text:p>
          </table:table-cell>
          <table:table-cell office:value-type="float" office:value="848.4897" calcext:value-type="float">
            <text:p>848.4897</text:p>
          </table:table-cell>
          <table:table-cell office:value-type="float" office:value="324.9381" calcext:value-type="float">
            <text:p>324.9381</text:p>
          </table:table-cell>
          <table:table-cell office:value-type="float" office:value="441.8947" calcext:value-type="float">
            <text:p>441.8947</text:p>
          </table:table-cell>
          <table:table-cell office:value-type="float" office:value="386.0859" calcext:value-type="float">
            <text:p>386.0859</text:p>
          </table:table-cell>
          <table:table-cell office:value-type="float" office:value="334.5691" calcext:value-type="float">
            <text:p>334.569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072004" calcext:value-type="float">
            <text:p>17072004</text:p>
          </table:table-cell>
          <table:table-cell office:value-type="float" office:value="174.8083" calcext:value-type="float">
            <text:p>174.8083</text:p>
          </table:table-cell>
          <table:table-cell office:value-type="float" office:value="5417.882" calcext:value-type="float">
            <text:p>5417.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8.7065" calcext:value-type="float">
            <text:p>-248.7065</text:p>
          </table:table-cell>
          <table:table-cell office:value-type="float" office:value="706.0458" calcext:value-type="float">
            <text:p>706.0458</text:p>
          </table:table-cell>
          <table:table-cell office:value-type="float" office:value="0" calcext:value-type="float">
            <text:p>0</text:p>
          </table:table-cell>
          <table:table-cell office:value-type="float" office:value="74.01242" calcext:value-type="float">
            <text:p>74.01242</text:p>
          </table:table-cell>
          <table:table-cell office:value-type="float" office:value="30.03486" calcext:value-type="float">
            <text:p>30.03486</text:p>
          </table:table-cell>
          <table:table-cell office:value-type="float" office:value="0.04313965" calcext:value-type="float">
            <text:p>0.04313965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3920608" calcext:value-type="float">
            <text:p>0.3920608</text:p>
          </table:table-cell>
          <table:table-cell office:value-type="float" office:value="1.455696" calcext:value-type="float">
            <text:p>1.455696</text:p>
          </table:table-cell>
          <table:table-cell office:value-type="float" office:value="360" calcext:value-type="float">
            <text:p>360</text:p>
          </table:table-cell>
          <table:table-cell office:value-type="float" office:value="-250.5455" calcext:value-type="float">
            <text:p>-250.5455</text:p>
          </table:table-cell>
          <table:table-cell office:value-type="float" office:value="0" calcext:value-type="float">
            <text:p>0</text:p>
          </table:table-cell>
          <table:table-cell office:value-type="float" office:value="258.0357" calcext:value-type="float">
            <text:p>258.0357</text:p>
          </table:table-cell>
          <table:table-cell office:value-type="float" office:value="288.8651" calcext:value-type="float">
            <text:p>288.8651</text:p>
          </table:table-cell>
          <table:table-cell office:value-type="float" office:value="911.6224" calcext:value-type="float">
            <text:p>911.6224</text:p>
          </table:table-cell>
          <table:table-cell office:value-type="float" office:value="833.3183" calcext:value-type="float">
            <text:p>833.3183</text:p>
          </table:table-cell>
          <table:table-cell office:value-type="float" office:value="829.2985" calcext:value-type="float">
            <text:p>829.2985</text:p>
          </table:table-cell>
          <table:table-cell office:value-type="float" office:value="848.3189" calcext:value-type="float">
            <text:p>848.3189</text:p>
          </table:table-cell>
          <table:table-cell office:value-type="float" office:value="324.8523" calcext:value-type="float">
            <text:p>324.8523</text:p>
          </table:table-cell>
          <table:table-cell office:value-type="float" office:value="441.8133" calcext:value-type="float">
            <text:p>441.8133</text:p>
          </table:table-cell>
          <table:table-cell office:value-type="float" office:value="386.0408" calcext:value-type="float">
            <text:p>386.0408</text:p>
          </table:table-cell>
          <table:table-cell office:value-type="float" office:value="334.5263" calcext:value-type="float">
            <text:p>334.52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72004" calcext:value-type="float">
            <text:p>18072004</text:p>
          </table:table-cell>
          <table:table-cell office:value-type="float" office:value="173.6723" calcext:value-type="float">
            <text:p>173.6723</text:p>
          </table:table-cell>
          <table:table-cell office:value-type="float" office:value="5417.429" calcext:value-type="float">
            <text:p>5417.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0.2992" calcext:value-type="float">
            <text:p>-250.2992</text:p>
          </table:table-cell>
          <table:table-cell office:value-type="float" office:value="715.1178" calcext:value-type="float">
            <text:p>715.1178</text:p>
          </table:table-cell>
          <table:table-cell office:value-type="float" office:value="0" calcext:value-type="float">
            <text:p>0</text:p>
          </table:table-cell>
          <table:table-cell office:value-type="float" office:value="73.54182" calcext:value-type="float">
            <text:p>73.54182</text:p>
          </table:table-cell>
          <table:table-cell office:value-type="float" office:value="29.9431" calcext:value-type="float">
            <text:p>29.9431</text:p>
          </table:table-cell>
          <table:table-cell office:value-type="float" office:value="0.04328044" calcext:value-type="float">
            <text:p>0.04328044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3961822" calcext:value-type="float">
            <text:p>0.3961822</text:p>
          </table:table-cell>
          <table:table-cell office:value-type="float" office:value="1.460893" calcext:value-type="float">
            <text:p>1.460893</text:p>
          </table:table-cell>
          <table:table-cell office:value-type="float" office:value="360" calcext:value-type="float">
            <text:p>360</text:p>
          </table:table-cell>
          <table:table-cell office:value-type="float" office:value="-252.1475" calcext:value-type="float">
            <text:p>-252.1475</text:p>
          </table:table-cell>
          <table:table-cell office:value-type="float" office:value="0" calcext:value-type="float">
            <text:p>0</text:p>
          </table:table-cell>
          <table:table-cell office:value-type="float" office:value="258.1036" calcext:value-type="float">
            <text:p>258.1036</text:p>
          </table:table-cell>
          <table:table-cell office:value-type="float" office:value="288.6804" calcext:value-type="float">
            <text:p>288.6804</text:p>
          </table:table-cell>
          <table:table-cell office:value-type="float" office:value="911.1395" calcext:value-type="float">
            <text:p>911.1395</text:p>
          </table:table-cell>
          <table:table-cell office:value-type="float" office:value="833.039" calcext:value-type="float">
            <text:p>833.039</text:p>
          </table:table-cell>
          <table:table-cell office:value-type="float" office:value="829.116" calcext:value-type="float">
            <text:p>829.116</text:p>
          </table:table-cell>
          <table:table-cell office:value-type="float" office:value="848.1395" calcext:value-type="float">
            <text:p>848.1395</text:p>
          </table:table-cell>
          <table:table-cell office:value-type="float" office:value="324.764" calcext:value-type="float">
            <text:p>324.764</text:p>
          </table:table-cell>
          <table:table-cell office:value-type="float" office:value="441.7328" calcext:value-type="float">
            <text:p>441.7328</text:p>
          </table:table-cell>
          <table:table-cell office:value-type="float" office:value="385.9966" calcext:value-type="float">
            <text:p>385.9966</text:p>
          </table:table-cell>
          <table:table-cell office:value-type="float" office:value="334.4832" calcext:value-type="float">
            <text:p>334.483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072004" calcext:value-type="float">
            <text:p>19072004</text:p>
          </table:table-cell>
          <table:table-cell office:value-type="float" office:value="172.4903" calcext:value-type="float">
            <text:p>172.4903</text:p>
          </table:table-cell>
          <table:table-cell office:value-type="float" office:value="5416.911" calcext:value-type="float">
            <text:p>5416.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1.9662" calcext:value-type="float">
            <text:p>-251.9662</text:p>
          </table:table-cell>
          <table:table-cell office:value-type="float" office:value="718.6044" calcext:value-type="float">
            <text:p>718.6044</text:p>
          </table:table-cell>
          <table:table-cell office:value-type="float" office:value="0" calcext:value-type="float">
            <text:p>0</text:p>
          </table:table-cell>
          <table:table-cell office:value-type="float" office:value="72.97672" calcext:value-type="float">
            <text:p>72.97672</text:p>
          </table:table-cell>
          <table:table-cell office:value-type="float" office:value="29.87892" calcext:value-type="float">
            <text:p>29.87892</text:p>
          </table:table-cell>
          <table:table-cell office:value-type="float" office:value="0.04342593" calcext:value-type="float">
            <text:p>0.04342593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3990778" calcext:value-type="float">
            <text:p>0.3990778</text:p>
          </table:table-cell>
          <table:table-cell office:value-type="float" office:value="1.462952" calcext:value-type="float">
            <text:p>1.462952</text:p>
          </table:table-cell>
          <table:table-cell office:value-type="float" office:value="360" calcext:value-type="float">
            <text:p>360</text:p>
          </table:table-cell>
          <table:table-cell office:value-type="float" office:value="-253.8193" calcext:value-type="float">
            <text:p>-253.8193</text:p>
          </table:table-cell>
          <table:table-cell office:value-type="float" office:value="0" calcext:value-type="float">
            <text:p>0</text:p>
          </table:table-cell>
          <table:table-cell office:value-type="float" office:value="258.163" calcext:value-type="float">
            <text:p>258.163</text:p>
          </table:table-cell>
          <table:table-cell office:value-type="float" office:value="288.4792" calcext:value-type="float">
            <text:p>288.4792</text:p>
          </table:table-cell>
          <table:table-cell office:value-type="float" office:value="910.6085" calcext:value-type="float">
            <text:p>910.6085</text:p>
          </table:table-cell>
          <table:table-cell office:value-type="float" office:value="832.7314" calcext:value-type="float">
            <text:p>832.7314</text:p>
          </table:table-cell>
          <table:table-cell office:value-type="float" office:value="828.9156" calcext:value-type="float">
            <text:p>828.9156</text:p>
          </table:table-cell>
          <table:table-cell office:value-type="float" office:value="847.9476" calcext:value-type="float">
            <text:p>847.9476</text:p>
          </table:table-cell>
          <table:table-cell office:value-type="float" office:value="324.6708" calcext:value-type="float">
            <text:p>324.6708</text:p>
          </table:table-cell>
          <table:table-cell office:value-type="float" office:value="441.6499" calcext:value-type="float">
            <text:p>441.6499</text:p>
          </table:table-cell>
          <table:table-cell office:value-type="float" office:value="385.9524" calcext:value-type="float">
            <text:p>385.9524</text:p>
          </table:table-cell>
          <table:table-cell office:value-type="float" office:value="334.4399" calcext:value-type="float">
            <text:p>334.439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72004" calcext:value-type="float">
            <text:p>20072004</text:p>
          </table:table-cell>
          <table:table-cell office:value-type="float" office:value="171.3267" calcext:value-type="float">
            <text:p>171.3267</text:p>
          </table:table-cell>
          <table:table-cell office:value-type="float" office:value="5416.357" calcext:value-type="float">
            <text:p>5416.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3.6438" calcext:value-type="float">
            <text:p>-253.6438</text:p>
          </table:table-cell>
          <table:table-cell office:value-type="float" office:value="719.5948" calcext:value-type="float">
            <text:p>719.5948</text:p>
          </table:table-cell>
          <table:table-cell office:value-type="float" office:value="0" calcext:value-type="float">
            <text:p>0</text:p>
          </table:table-cell>
          <table:table-cell office:value-type="float" office:value="72.44782" calcext:value-type="float">
            <text:p>72.44782</text:p>
          </table:table-cell>
          <table:table-cell office:value-type="float" office:value="29.83948" calcext:value-type="float">
            <text:p>29.83948</text:p>
          </table:table-cell>
          <table:table-cell office:value-type="float" office:value="0.04359732" calcext:value-type="float">
            <text:p>0.04359732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009663" calcext:value-type="float">
            <text:p>0.4009663</text:p>
          </table:table-cell>
          <table:table-cell office:value-type="float" office:value="1.463262" calcext:value-type="float">
            <text:p>1.463262</text:p>
          </table:table-cell>
          <table:table-cell office:value-type="float" office:value="360" calcext:value-type="float">
            <text:p>360</text:p>
          </table:table-cell>
          <table:table-cell office:value-type="float" office:value="-255.4989" calcext:value-type="float">
            <text:p>-255.4989</text:p>
          </table:table-cell>
          <table:table-cell office:value-type="float" office:value="0" calcext:value-type="float">
            <text:p>0</text:p>
          </table:table-cell>
          <table:table-cell office:value-type="float" office:value="258.2173" calcext:value-type="float">
            <text:p>258.2173</text:p>
          </table:table-cell>
          <table:table-cell office:value-type="float" office:value="288.2779" calcext:value-type="float">
            <text:p>288.2779</text:p>
          </table:table-cell>
          <table:table-cell office:value-type="float" office:value="910.0755" calcext:value-type="float">
            <text:p>910.0755</text:p>
          </table:table-cell>
          <table:table-cell office:value-type="float" office:value="832.4153" calcext:value-type="float">
            <text:p>832.4153</text:p>
          </table:table-cell>
          <table:table-cell office:value-type="float" office:value="828.7059" calcext:value-type="float">
            <text:p>828.7059</text:p>
          </table:table-cell>
          <table:table-cell office:value-type="float" office:value="847.7466" calcext:value-type="float">
            <text:p>847.7466</text:p>
          </table:table-cell>
          <table:table-cell office:value-type="float" office:value="324.5736" calcext:value-type="float">
            <text:p>324.5736</text:p>
          </table:table-cell>
          <table:table-cell office:value-type="float" office:value="441.5641" calcext:value-type="float">
            <text:p>441.5641</text:p>
          </table:table-cell>
          <table:table-cell office:value-type="float" office:value="385.9078" calcext:value-type="float">
            <text:p>385.9078</text:p>
          </table:table-cell>
          <table:table-cell office:value-type="float" office:value="334.3964" calcext:value-type="float">
            <text:p>334.396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072004" calcext:value-type="float">
            <text:p>21072004</text:p>
          </table:table-cell>
          <table:table-cell office:value-type="float" office:value="170.1222" calcext:value-type="float">
            <text:p>170.1222</text:p>
          </table:table-cell>
          <table:table-cell office:value-type="float" office:value="5415.745" calcext:value-type="float">
            <text:p>5415.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5.405" calcext:value-type="float">
            <text:p>-255.405</text:p>
          </table:table-cell>
          <table:table-cell office:value-type="float" office:value="728.6817" calcext:value-type="float">
            <text:p>728.6817</text:p>
          </table:table-cell>
          <table:table-cell office:value-type="float" office:value="0" calcext:value-type="float">
            <text:p>0</text:p>
          </table:table-cell>
          <table:table-cell office:value-type="float" office:value="71.95376" calcext:value-type="float">
            <text:p>71.95376</text:p>
          </table:table-cell>
          <table:table-cell office:value-type="float" office:value="29.8123" calcext:value-type="float">
            <text:p>29.8123</text:p>
          </table:table-cell>
          <table:table-cell office:value-type="float" office:value="0.04374279" calcext:value-type="float">
            <text:p>0.04374279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02296" calcext:value-type="float">
            <text:p>0.402296</text:p>
          </table:table-cell>
          <table:table-cell office:value-type="float" office:value="1.462604" calcext:value-type="float">
            <text:p>1.462604</text:p>
          </table:table-cell>
          <table:table-cell office:value-type="float" office:value="360" calcext:value-type="float">
            <text:p>360</text:p>
          </table:table-cell>
          <table:table-cell office:value-type="float" office:value="-257.2607" calcext:value-type="float">
            <text:p>-257.2607</text:p>
          </table:table-cell>
          <table:table-cell office:value-type="float" office:value="0" calcext:value-type="float">
            <text:p>0</text:p>
          </table:table-cell>
          <table:table-cell office:value-type="float" office:value="258.2717" calcext:value-type="float">
            <text:p>258.2717</text:p>
          </table:table-cell>
          <table:table-cell office:value-type="float" office:value="288.066" calcext:value-type="float">
            <text:p>288.066</text:p>
          </table:table-cell>
          <table:table-cell office:value-type="float" office:value="909.5089" calcext:value-type="float">
            <text:p>909.5089</text:p>
          </table:table-cell>
          <table:table-cell office:value-type="float" office:value="832.0784" calcext:value-type="float">
            <text:p>832.0784</text:p>
          </table:table-cell>
          <table:table-cell office:value-type="float" office:value="828.4753" calcext:value-type="float">
            <text:p>828.4753</text:p>
          </table:table-cell>
          <table:table-cell office:value-type="float" office:value="847.5305" calcext:value-type="float">
            <text:p>847.5305</text:p>
          </table:table-cell>
          <table:table-cell office:value-type="float" office:value="324.4702" calcext:value-type="float">
            <text:p>324.4702</text:p>
          </table:table-cell>
          <table:table-cell office:value-type="float" office:value="441.4751" calcext:value-type="float">
            <text:p>441.4751</text:p>
          </table:table-cell>
          <table:table-cell office:value-type="float" office:value="385.8622" calcext:value-type="float">
            <text:p>385.8622</text:p>
          </table:table-cell>
          <table:table-cell office:value-type="float" office:value="334.3525" calcext:value-type="float">
            <text:p>334.352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072004" calcext:value-type="float">
            <text:p>22072004</text:p>
          </table:table-cell>
          <table:table-cell office:value-type="float" office:value="168.9829" calcext:value-type="float">
            <text:p>168.9829</text:p>
          </table:table-cell>
          <table:table-cell office:value-type="float" office:value="5415.277" calcext:value-type="float">
            <text:p>5415.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6.9393" calcext:value-type="float">
            <text:p>-256.9393</text:p>
          </table:table-cell>
          <table:table-cell office:value-type="float" office:value="733.8352" calcext:value-type="float">
            <text:p>733.8352</text:p>
          </table:table-cell>
          <table:table-cell office:value-type="float" office:value="0" calcext:value-type="float">
            <text:p>0</text:p>
          </table:table-cell>
          <table:table-cell office:value-type="float" office:value="71.70673" calcext:value-type="float">
            <text:p>71.70673</text:p>
          </table:table-cell>
          <table:table-cell office:value-type="float" office:value="29.69243" calcext:value-type="float">
            <text:p>29.69243</text:p>
          </table:table-cell>
          <table:table-cell office:value-type="float" office:value="0.04396515" calcext:value-type="float">
            <text:p>0.04396515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034141" calcext:value-type="float">
            <text:p>0.4034141</text:p>
          </table:table-cell>
          <table:table-cell office:value-type="float" office:value="1.461597" calcext:value-type="float">
            <text:p>1.461597</text:p>
          </table:table-cell>
          <table:table-cell office:value-type="float" office:value="360" calcext:value-type="float">
            <text:p>360</text:p>
          </table:table-cell>
          <table:table-cell office:value-type="float" office:value="-258.7948" calcext:value-type="float">
            <text:p>-258.7948</text:p>
          </table:table-cell>
          <table:table-cell office:value-type="float" office:value="0" calcext:value-type="float">
            <text:p>0</text:p>
          </table:table-cell>
          <table:table-cell office:value-type="float" office:value="258.3543" calcext:value-type="float">
            <text:p>258.3543</text:p>
          </table:table-cell>
          <table:table-cell office:value-type="float" office:value="287.9025" calcext:value-type="float">
            <text:p>287.9025</text:p>
          </table:table-cell>
          <table:table-cell office:value-type="float" office:value="909.0613" calcext:value-type="float">
            <text:p>909.0613</text:p>
          </table:table-cell>
          <table:table-cell office:value-type="float" office:value="831.7973" calcext:value-type="float">
            <text:p>831.7973</text:p>
          </table:table-cell>
          <table:table-cell office:value-type="float" office:value="828.2747" calcext:value-type="float">
            <text:p>828.2747</text:p>
          </table:table-cell>
          <table:table-cell office:value-type="float" office:value="847.3331" calcext:value-type="float">
            <text:p>847.3331</text:p>
          </table:table-cell>
          <table:table-cell office:value-type="float" office:value="324.3717" calcext:value-type="float">
            <text:p>324.3717</text:p>
          </table:table-cell>
          <table:table-cell office:value-type="float" office:value="441.3853" calcext:value-type="float">
            <text:p>441.3853</text:p>
          </table:table-cell>
          <table:table-cell office:value-type="float" office:value="385.8156" calcext:value-type="float">
            <text:p>385.8156</text:p>
          </table:table-cell>
          <table:table-cell office:value-type="float" office:value="334.3081" calcext:value-type="float">
            <text:p>334.308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072004" calcext:value-type="float">
            <text:p>23072004</text:p>
          </table:table-cell>
          <table:table-cell office:value-type="float" office:value="167.9528" calcext:value-type="float">
            <text:p>167.9528</text:p>
          </table:table-cell>
          <table:table-cell office:value-type="float" office:value="5414.901" calcext:value-type="float">
            <text:p>5414.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8.3686" calcext:value-type="float">
            <text:p>-258.3686</text:p>
          </table:table-cell>
          <table:table-cell office:value-type="float" office:value="740.3411" calcext:value-type="float">
            <text:p>740.3411</text:p>
          </table:table-cell>
          <table:table-cell office:value-type="float" office:value="0" calcext:value-type="float">
            <text:p>0</text:p>
          </table:table-cell>
          <table:table-cell office:value-type="float" office:value="71.47955" calcext:value-type="float">
            <text:p>71.47955</text:p>
          </table:table-cell>
          <table:table-cell office:value-type="float" office:value="29.56136" calcext:value-type="float">
            <text:p>29.56136</text:p>
          </table:table-cell>
          <table:table-cell office:value-type="float" office:value="0.04418507" calcext:value-type="float">
            <text:p>0.04418507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048211" calcext:value-type="float">
            <text:p>0.4048211</text:p>
          </table:table-cell>
          <table:table-cell office:value-type="float" office:value="1.460969" calcext:value-type="float">
            <text:p>1.460969</text:p>
          </table:table-cell>
          <table:table-cell office:value-type="float" office:value="360" calcext:value-type="float">
            <text:p>360</text:p>
          </table:table-cell>
          <table:table-cell office:value-type="float" office:value="-260.2246" calcext:value-type="float">
            <text:p>-260.2246</text:p>
          </table:table-cell>
          <table:table-cell office:value-type="float" office:value="0" calcext:value-type="float">
            <text:p>0</text:p>
          </table:table-cell>
          <table:table-cell office:value-type="float" office:value="258.4216" calcext:value-type="float">
            <text:p>258.4216</text:p>
          </table:table-cell>
          <table:table-cell office:value-type="float" office:value="287.7555" calcext:value-type="float">
            <text:p>287.7555</text:p>
          </table:table-cell>
          <table:table-cell office:value-type="float" office:value="908.6765" calcext:value-type="float">
            <text:p>908.6765</text:p>
          </table:table-cell>
          <table:table-cell office:value-type="float" office:value="831.5638" calcext:value-type="float">
            <text:p>831.5638</text:p>
          </table:table-cell>
          <table:table-cell office:value-type="float" office:value="828.1188" calcext:value-type="float">
            <text:p>828.1188</text:p>
          </table:table-cell>
          <table:table-cell office:value-type="float" office:value="847.1693" calcext:value-type="float">
            <text:p>847.1693</text:p>
          </table:table-cell>
          <table:table-cell office:value-type="float" office:value="324.2889" calcext:value-type="float">
            <text:p>324.2889</text:p>
          </table:table-cell>
          <table:table-cell office:value-type="float" office:value="441.3026" calcext:value-type="float">
            <text:p>441.3026</text:p>
          </table:table-cell>
          <table:table-cell office:value-type="float" office:value="385.7693" calcext:value-type="float">
            <text:p>385.7693</text:p>
          </table:table-cell>
          <table:table-cell office:value-type="float" office:value="334.2631" calcext:value-type="float">
            <text:p>334.263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4072004" calcext:value-type="float">
            <text:p>24072004</text:p>
          </table:table-cell>
          <table:table-cell office:value-type="float" office:value="167.0321" calcext:value-type="float">
            <text:p>167.0321</text:p>
          </table:table-cell>
          <table:table-cell office:value-type="float" office:value="5414.452" calcext:value-type="float">
            <text:p>5414.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9.7194" calcext:value-type="float">
            <text:p>-259.7194</text:p>
          </table:table-cell>
          <table:table-cell office:value-type="float" office:value="739.6625" calcext:value-type="float">
            <text:p>739.6625</text:p>
          </table:table-cell>
          <table:table-cell office:value-type="float" office:value="0" calcext:value-type="float">
            <text:p>0</text:p>
          </table:table-cell>
          <table:table-cell office:value-type="float" office:value="71.21153" calcext:value-type="float">
            <text:p>71.21153</text:p>
          </table:table-cell>
          <table:table-cell office:value-type="float" office:value="29.52227" calcext:value-type="float">
            <text:p>29.52227</text:p>
          </table:table-cell>
          <table:table-cell office:value-type="float" office:value="0.04440046" calcext:value-type="float">
            <text:p>0.04440046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056891" calcext:value-type="float">
            <text:p>0.4056891</text:p>
          </table:table-cell>
          <table:table-cell office:value-type="float" office:value="1.459625" calcext:value-type="float">
            <text:p>1.459625</text:p>
          </table:table-cell>
          <table:table-cell office:value-type="float" office:value="360" calcext:value-type="float">
            <text:p>360</text:p>
          </table:table-cell>
          <table:table-cell office:value-type="float" office:value="-261.5748" calcext:value-type="float">
            <text:p>-261.5748</text:p>
          </table:table-cell>
          <table:table-cell office:value-type="float" office:value="0" calcext:value-type="float">
            <text:p>0</text:p>
          </table:table-cell>
          <table:table-cell office:value-type="float" office:value="258.4709" calcext:value-type="float">
            <text:p>258.4709</text:p>
          </table:table-cell>
          <table:table-cell office:value-type="float" office:value="287.5959" calcext:value-type="float">
            <text:p>287.5959</text:p>
          </table:table-cell>
          <table:table-cell office:value-type="float" office:value="908.2679" calcext:value-type="float">
            <text:p>908.2679</text:p>
          </table:table-cell>
          <table:table-cell office:value-type="float" office:value="831.3194" calcext:value-type="float">
            <text:p>831.3194</text:p>
          </table:table-cell>
          <table:table-cell office:value-type="float" office:value="827.9546" calcext:value-type="float">
            <text:p>827.9546</text:p>
          </table:table-cell>
          <table:table-cell office:value-type="float" office:value="847.0125" calcext:value-type="float">
            <text:p>847.0125</text:p>
          </table:table-cell>
          <table:table-cell office:value-type="float" office:value="324.2095" calcext:value-type="float">
            <text:p>324.2095</text:p>
          </table:table-cell>
          <table:table-cell office:value-type="float" office:value="441.225" calcext:value-type="float">
            <text:p>441.225</text:p>
          </table:table-cell>
          <table:table-cell office:value-type="float" office:value="385.7244" calcext:value-type="float">
            <text:p>385.7244</text:p>
          </table:table-cell>
          <table:table-cell office:value-type="float" office:value="334.218" calcext:value-type="float">
            <text:p>334.21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072004" calcext:value-type="float">
            <text:p>25072004</text:p>
          </table:table-cell>
          <table:table-cell office:value-type="float" office:value="166.0895" calcext:value-type="float">
            <text:p>166.0895</text:p>
          </table:table-cell>
          <table:table-cell office:value-type="float" office:value="5413.968" calcext:value-type="float">
            <text:p>5413.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1.1063" calcext:value-type="float">
            <text:p>-261.1063</text:p>
          </table:table-cell>
          <table:table-cell office:value-type="float" office:value="747.6575" calcext:value-type="float">
            <text:p>747.6575</text:p>
          </table:table-cell>
          <table:table-cell office:value-type="float" office:value="0" calcext:value-type="float">
            <text:p>0</text:p>
          </table:table-cell>
          <table:table-cell office:value-type="float" office:value="70.9552" calcext:value-type="float">
            <text:p>70.9552</text:p>
          </table:table-cell>
          <table:table-cell office:value-type="float" office:value="29.4911" calcext:value-type="float">
            <text:p>29.4911</text:p>
          </table:table-cell>
          <table:table-cell office:value-type="float" office:value="0.04461721" calcext:value-type="float">
            <text:p>0.04461721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062535" calcext:value-type="float">
            <text:p>0.4062535</text:p>
          </table:table-cell>
          <table:table-cell office:value-type="float" office:value="1.457943" calcext:value-type="float">
            <text:p>1.457943</text:p>
          </table:table-cell>
          <table:table-cell office:value-type="float" office:value="360" calcext:value-type="float">
            <text:p>360</text:p>
          </table:table-cell>
          <table:table-cell office:value-type="float" office:value="-262.9603" calcext:value-type="float">
            <text:p>-262.9603</text:p>
          </table:table-cell>
          <table:table-cell office:value-type="float" office:value="0" calcext:value-type="float">
            <text:p>0</text:p>
          </table:table-cell>
          <table:table-cell office:value-type="float" office:value="258.5198" calcext:value-type="float">
            <text:p>258.5198</text:p>
          </table:table-cell>
          <table:table-cell office:value-type="float" office:value="287.4272" calcext:value-type="float">
            <text:p>287.4272</text:p>
          </table:table-cell>
          <table:table-cell office:value-type="float" office:value="907.8345" calcext:value-type="float">
            <text:p>907.8345</text:p>
          </table:table-cell>
          <table:table-cell office:value-type="float" office:value="831.0604" calcext:value-type="float">
            <text:p>831.0604</text:p>
          </table:table-cell>
          <table:table-cell office:value-type="float" office:value="827.7878" calcext:value-type="float">
            <text:p>827.7878</text:p>
          </table:table-cell>
          <table:table-cell office:value-type="float" office:value="846.8441" calcext:value-type="float">
            <text:p>846.8441</text:p>
          </table:table-cell>
          <table:table-cell office:value-type="float" office:value="324.1284" calcext:value-type="float">
            <text:p>324.1284</text:p>
          </table:table-cell>
          <table:table-cell office:value-type="float" office:value="441.1482" calcext:value-type="float">
            <text:p>441.1482</text:p>
          </table:table-cell>
          <table:table-cell office:value-type="float" office:value="385.6806" calcext:value-type="float">
            <text:p>385.6806</text:p>
          </table:table-cell>
          <table:table-cell office:value-type="float" office:value="334.1729" calcext:value-type="float">
            <text:p>334.172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072004" calcext:value-type="float">
            <text:p>26072004</text:p>
          </table:table-cell>
          <table:table-cell office:value-type="float" office:value="165.1391" calcext:value-type="float">
            <text:p>165.1391</text:p>
          </table:table-cell>
          <table:table-cell office:value-type="float" office:value="5413.539" calcext:value-type="float">
            <text:p>5413.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2.4478" calcext:value-type="float">
            <text:p>-262.4478</text:p>
          </table:table-cell>
          <table:table-cell office:value-type="float" office:value="749.9995" calcext:value-type="float">
            <text:p>749.9995</text:p>
          </table:table-cell>
          <table:table-cell office:value-type="float" office:value="0" calcext:value-type="float">
            <text:p>0</text:p>
          </table:table-cell>
          <table:table-cell office:value-type="float" office:value="70.7276" calcext:value-type="float">
            <text:p>70.7276</text:p>
          </table:table-cell>
          <table:table-cell office:value-type="float" office:value="29.40613" calcext:value-type="float">
            <text:p>29.40613</text:p>
          </table:table-cell>
          <table:table-cell office:value-type="float" office:value="0.0448537" calcext:value-type="float">
            <text:p>0.0448537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067473" calcext:value-type="float">
            <text:p>0.4067473</text:p>
          </table:table-cell>
          <table:table-cell office:value-type="float" office:value="1.456113" calcext:value-type="float">
            <text:p>1.456113</text:p>
          </table:table-cell>
          <table:table-cell office:value-type="float" office:value="360" calcext:value-type="float">
            <text:p>360</text:p>
          </table:table-cell>
          <table:table-cell office:value-type="float" office:value="-264.3002" calcext:value-type="float">
            <text:p>-264.3002</text:p>
          </table:table-cell>
          <table:table-cell office:value-type="float" office:value="0" calcext:value-type="float">
            <text:p>0</text:p>
          </table:table-cell>
          <table:table-cell office:value-type="float" office:value="258.5887" calcext:value-type="float">
            <text:p>258.5887</text:p>
          </table:table-cell>
          <table:table-cell office:value-type="float" office:value="287.2768" calcext:value-type="float">
            <text:p>287.2768</text:p>
          </table:table-cell>
          <table:table-cell office:value-type="float" office:value="907.438" calcext:value-type="float">
            <text:p>907.438</text:p>
          </table:table-cell>
          <table:table-cell office:value-type="float" office:value="830.8177" calcext:value-type="float">
            <text:p>830.8177</text:p>
          </table:table-cell>
          <table:table-cell office:value-type="float" office:value="827.6269" calcext:value-type="float">
            <text:p>827.6269</text:p>
          </table:table-cell>
          <table:table-cell office:value-type="float" office:value="846.6766" calcext:value-type="float">
            <text:p>846.6766</text:p>
          </table:table-cell>
          <table:table-cell office:value-type="float" office:value="324.0475" calcext:value-type="float">
            <text:p>324.0475</text:p>
          </table:table-cell>
          <table:table-cell office:value-type="float" office:value="441.0713" calcext:value-type="float">
            <text:p>441.0713</text:p>
          </table:table-cell>
          <table:table-cell office:value-type="float" office:value="385.6372" calcext:value-type="float">
            <text:p>385.6372</text:p>
          </table:table-cell>
          <table:table-cell office:value-type="float" office:value="334.128" calcext:value-type="float">
            <text:p>334.12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7072004" calcext:value-type="float">
            <text:p>27072004</text:p>
          </table:table-cell>
          <table:table-cell office:value-type="float" office:value="164.0506" calcext:value-type="float">
            <text:p>164.0506</text:p>
          </table:table-cell>
          <table:table-cell office:value-type="float" office:value="5413.195" calcext:value-type="float">
            <text:p>5413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3.7553" calcext:value-type="float">
            <text:p>-263.7553</text:p>
          </table:table-cell>
          <table:table-cell office:value-type="float" office:value="753.6577" calcext:value-type="float">
            <text:p>753.6577</text:p>
          </table:table-cell>
          <table:table-cell office:value-type="float" office:value="0" calcext:value-type="float">
            <text:p>0</text:p>
          </table:table-cell>
          <table:table-cell office:value-type="float" office:value="70.4545" calcext:value-type="float">
            <text:p>70.4545</text:p>
          </table:table-cell>
          <table:table-cell office:value-type="float" office:value="29.17733" calcext:value-type="float">
            <text:p>29.17733</text:p>
          </table:table-cell>
          <table:table-cell office:value-type="float" office:value="0.04508995" calcext:value-type="float">
            <text:p>0.04508995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07294" calcext:value-type="float">
            <text:p>0.407294</text:p>
          </table:table-cell>
          <table:table-cell office:value-type="float" office:value="1.455531" calcext:value-type="float">
            <text:p>1.455531</text:p>
          </table:table-cell>
          <table:table-cell office:value-type="float" office:value="360" calcext:value-type="float">
            <text:p>360</text:p>
          </table:table-cell>
          <table:table-cell office:value-type="float" office:value="-265.6075" calcext:value-type="float">
            <text:p>-265.6075</text:p>
          </table:table-cell>
          <table:table-cell office:value-type="float" office:value="0" calcext:value-type="float">
            <text:p>0</text:p>
          </table:table-cell>
          <table:table-cell office:value-type="float" office:value="258.6964" calcext:value-type="float">
            <text:p>258.6964</text:p>
          </table:table-cell>
          <table:table-cell office:value-type="float" office:value="287.1305" calcext:value-type="float">
            <text:p>287.1305</text:p>
          </table:table-cell>
          <table:table-cell office:value-type="float" office:value="907.0496" calcext:value-type="float">
            <text:p>907.0496</text:p>
          </table:table-cell>
          <table:table-cell office:value-type="float" office:value="830.5857" calcext:value-type="float">
            <text:p>830.5857</text:p>
          </table:table-cell>
          <table:table-cell office:value-type="float" office:value="827.4641" calcext:value-type="float">
            <text:p>827.4641</text:p>
          </table:table-cell>
          <table:table-cell office:value-type="float" office:value="846.5307" calcext:value-type="float">
            <text:p>846.5307</text:p>
          </table:table-cell>
          <table:table-cell office:value-type="float" office:value="323.9721" calcext:value-type="float">
            <text:p>323.9721</text:p>
          </table:table-cell>
          <table:table-cell office:value-type="float" office:value="440.9987" calcext:value-type="float">
            <text:p>440.9987</text:p>
          </table:table-cell>
          <table:table-cell office:value-type="float" office:value="385.5944" calcext:value-type="float">
            <text:p>385.5944</text:p>
          </table:table-cell>
          <table:table-cell office:value-type="float" office:value="334.0831" calcext:value-type="float">
            <text:p>334.083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072004" calcext:value-type="float">
            <text:p>28072004</text:p>
          </table:table-cell>
          <table:table-cell office:value-type="float" office:value="162.9081" calcext:value-type="float">
            <text:p>162.9081</text:p>
          </table:table-cell>
          <table:table-cell office:value-type="float" office:value="5412.899" calcext:value-type="float">
            <text:p>5412.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5.1374" calcext:value-type="float">
            <text:p>-265.1374</text:p>
          </table:table-cell>
          <table:table-cell office:value-type="float" office:value="755.9918" calcext:value-type="float">
            <text:p>755.9918</text:p>
          </table:table-cell>
          <table:table-cell office:value-type="float" office:value="0" calcext:value-type="float">
            <text:p>0</text:p>
          </table:table-cell>
          <table:table-cell office:value-type="float" office:value="70.33617" calcext:value-type="float">
            <text:p>70.33617</text:p>
          </table:table-cell>
          <table:table-cell office:value-type="float" office:value="28.89681" calcext:value-type="float">
            <text:p>28.89681</text:p>
          </table:table-cell>
          <table:table-cell office:value-type="float" office:value="0.0452549" calcext:value-type="float">
            <text:p>0.0452549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111038" calcext:value-type="float">
            <text:p>0.4111038</text:p>
          </table:table-cell>
          <table:table-cell office:value-type="float" office:value="1.460762" calcext:value-type="float">
            <text:p>1.460762</text:p>
          </table:table-cell>
          <table:table-cell office:value-type="float" office:value="360" calcext:value-type="float">
            <text:p>360</text:p>
          </table:table-cell>
          <table:table-cell office:value-type="float" office:value="-266.9984" calcext:value-type="float">
            <text:p>-266.9984</text:p>
          </table:table-cell>
          <table:table-cell office:value-type="float" office:value="0" calcext:value-type="float">
            <text:p>0</text:p>
          </table:table-cell>
          <table:table-cell office:value-type="float" office:value="258.7903" calcext:value-type="float">
            <text:p>258.7903</text:p>
          </table:table-cell>
          <table:table-cell office:value-type="float" office:value="286.9914" calcext:value-type="float">
            <text:p>286.9914</text:p>
          </table:table-cell>
          <table:table-cell office:value-type="float" office:value="906.6887" calcext:value-type="float">
            <text:p>906.6887</text:p>
          </table:table-cell>
          <table:table-cell office:value-type="float" office:value="830.364" calcext:value-type="float">
            <text:p>830.364</text:p>
          </table:table-cell>
          <table:table-cell office:value-type="float" office:value="827.3038" calcext:value-type="float">
            <text:p>827.3038</text:p>
          </table:table-cell>
          <table:table-cell office:value-type="float" office:value="846.3915" calcext:value-type="float">
            <text:p>846.3915</text:p>
          </table:table-cell>
          <table:table-cell office:value-type="float" office:value="323.8982" calcext:value-type="float">
            <text:p>323.8982</text:p>
          </table:table-cell>
          <table:table-cell office:value-type="float" office:value="440.9284" calcext:value-type="float">
            <text:p>440.9284</text:p>
          </table:table-cell>
          <table:table-cell office:value-type="float" office:value="385.5526" calcext:value-type="float">
            <text:p>385.5526</text:p>
          </table:table-cell>
          <table:table-cell office:value-type="float" office:value="334.0385" calcext:value-type="float">
            <text:p>334.038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072004" calcext:value-type="float">
            <text:p>29072004</text:p>
          </table:table-cell>
          <table:table-cell office:value-type="float" office:value="161.9438" calcext:value-type="float">
            <text:p>161.9438</text:p>
          </table:table-cell>
          <table:table-cell office:value-type="float" office:value="5412.596" calcext:value-type="float">
            <text:p>5412.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6.3463" calcext:value-type="float">
            <text:p>-266.3463</text:p>
          </table:table-cell>
          <table:table-cell office:value-type="float" office:value="761.9237" calcext:value-type="float">
            <text:p>761.9237</text:p>
          </table:table-cell>
          <table:table-cell office:value-type="float" office:value="0" calcext:value-type="float">
            <text:p>0</text:p>
          </table:table-cell>
          <table:table-cell office:value-type="float" office:value="70.16083" calcext:value-type="float">
            <text:p>70.16083</text:p>
          </table:table-cell>
          <table:table-cell office:value-type="float" office:value="28.68286" calcext:value-type="float">
            <text:p>28.68286</text:p>
          </table:table-cell>
          <table:table-cell office:value-type="float" office:value="0.04545561" calcext:value-type="float">
            <text:p>0.04545561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142692" calcext:value-type="float">
            <text:p>0.4142692</text:p>
          </table:table-cell>
          <table:table-cell office:value-type="float" office:value="1.464006" calcext:value-type="float">
            <text:p>1.464006</text:p>
          </table:table-cell>
          <table:table-cell office:value-type="float" office:value="360" calcext:value-type="float">
            <text:p>360</text:p>
          </table:table-cell>
          <table:table-cell office:value-type="float" office:value="-268.2137" calcext:value-type="float">
            <text:p>-268.2137</text:p>
          </table:table-cell>
          <table:table-cell office:value-type="float" office:value="0" calcext:value-type="float">
            <text:p>0</text:p>
          </table:table-cell>
          <table:table-cell office:value-type="float" office:value="258.8875" calcext:value-type="float">
            <text:p>258.8875</text:p>
          </table:table-cell>
          <table:table-cell office:value-type="float" office:value="286.87" calcext:value-type="float">
            <text:p>286.87</text:p>
          </table:table-cell>
          <table:table-cell office:value-type="float" office:value="906.3636" calcext:value-type="float">
            <text:p>906.3636</text:p>
          </table:table-cell>
          <table:table-cell office:value-type="float" office:value="830.1602" calcext:value-type="float">
            <text:p>830.1602</text:p>
          </table:table-cell>
          <table:table-cell office:value-type="float" office:value="827.1525" calcext:value-type="float">
            <text:p>827.1525</text:p>
          </table:table-cell>
          <table:table-cell office:value-type="float" office:value="846.264" calcext:value-type="float">
            <text:p>846.264</text:p>
          </table:table-cell>
          <table:table-cell office:value-type="float" office:value="323.8289" calcext:value-type="float">
            <text:p>323.8289</text:p>
          </table:table-cell>
          <table:table-cell office:value-type="float" office:value="440.8612" calcext:value-type="float">
            <text:p>440.8612</text:p>
          </table:table-cell>
          <table:table-cell office:value-type="float" office:value="385.5115" calcext:value-type="float">
            <text:p>385.5115</text:p>
          </table:table-cell>
          <table:table-cell office:value-type="float" office:value="333.994" calcext:value-type="float">
            <text:p>333.99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072004" calcext:value-type="float">
            <text:p>30072004</text:p>
          </table:table-cell>
          <table:table-cell office:value-type="float" office:value="160.9693" calcext:value-type="float">
            <text:p>160.9693</text:p>
          </table:table-cell>
          <table:table-cell office:value-type="float" office:value="5412.319" calcext:value-type="float">
            <text:p>5412.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7.6251" calcext:value-type="float">
            <text:p>-267.6251</text:p>
          </table:table-cell>
          <table:table-cell office:value-type="float" office:value="765.8434" calcext:value-type="float">
            <text:p>765.8434</text:p>
          </table:table-cell>
          <table:table-cell office:value-type="float" office:value="0" calcext:value-type="float">
            <text:p>0</text:p>
          </table:table-cell>
          <table:table-cell office:value-type="float" office:value="69.88661" calcext:value-type="float">
            <text:p>69.88661</text:p>
          </table:table-cell>
          <table:table-cell office:value-type="float" office:value="28.45793" calcext:value-type="float">
            <text:p>28.45793</text:p>
          </table:table-cell>
          <table:table-cell office:value-type="float" office:value="0.04566161" calcext:value-type="float">
            <text:p>0.04566161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164658" calcext:value-type="float">
            <text:p>0.4164658</text:p>
          </table:table-cell>
          <table:table-cell office:value-type="float" office:value="1.465641" calcext:value-type="float">
            <text:p>1.465641</text:p>
          </table:table-cell>
          <table:table-cell office:value-type="float" office:value="360" calcext:value-type="float">
            <text:p>360</text:p>
          </table:table-cell>
          <table:table-cell office:value-type="float" office:value="-269.496" calcext:value-type="float">
            <text:p>-269.496</text:p>
          </table:table-cell>
          <table:table-cell office:value-type="float" office:value="0" calcext:value-type="float">
            <text:p>0</text:p>
          </table:table-cell>
          <table:table-cell office:value-type="float" office:value="258.9798" calcext:value-type="float">
            <text:p>258.9798</text:p>
          </table:table-cell>
          <table:table-cell office:value-type="float" office:value="286.7407" calcext:value-type="float">
            <text:p>286.7407</text:p>
          </table:table-cell>
          <table:table-cell office:value-type="float" office:value="906.0408" calcext:value-type="float">
            <text:p>906.0408</text:p>
          </table:table-cell>
          <table:table-cell office:value-type="float" office:value="829.9661" calcext:value-type="float">
            <text:p>829.9661</text:p>
          </table:table-cell>
          <table:table-cell office:value-type="float" office:value="827.0103" calcext:value-type="float">
            <text:p>827.0103</text:p>
          </table:table-cell>
          <table:table-cell office:value-type="float" office:value="846.1464" calcext:value-type="float">
            <text:p>846.1464</text:p>
          </table:table-cell>
          <table:table-cell office:value-type="float" office:value="323.7652" calcext:value-type="float">
            <text:p>323.7652</text:p>
          </table:table-cell>
          <table:table-cell office:value-type="float" office:value="440.7976" calcext:value-type="float">
            <text:p>440.7976</text:p>
          </table:table-cell>
          <table:table-cell office:value-type="float" office:value="385.4712" calcext:value-type="float">
            <text:p>385.4712</text:p>
          </table:table-cell>
          <table:table-cell office:value-type="float" office:value="333.9499" calcext:value-type="float">
            <text:p>333.949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072004" calcext:value-type="float">
            <text:p>31072004</text:p>
          </table:table-cell>
          <table:table-cell office:value-type="float" office:value="160.0934" calcext:value-type="float">
            <text:p>160.0934</text:p>
          </table:table-cell>
          <table:table-cell office:value-type="float" office:value="5411.913" calcext:value-type="float">
            <text:p>5411.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8.8801" calcext:value-type="float">
            <text:p>-268.8801</text:p>
          </table:table-cell>
          <table:table-cell office:value-type="float" office:value="772.0477" calcext:value-type="float">
            <text:p>772.0477</text:p>
          </table:table-cell>
          <table:table-cell office:value-type="float" office:value="0" calcext:value-type="float">
            <text:p>0</text:p>
          </table:table-cell>
          <table:table-cell office:value-type="float" office:value="69.47591" calcext:value-type="float">
            <text:p>69.47591</text:p>
          </table:table-cell>
          <table:table-cell office:value-type="float" office:value="28.37638" calcext:value-type="float">
            <text:p>28.37638</text:p>
          </table:table-cell>
          <table:table-cell office:value-type="float" office:value="0.04587521" calcext:value-type="float">
            <text:p>0.04587521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178965" calcext:value-type="float">
            <text:p>0.4178965</text:p>
          </table:table-cell>
          <table:table-cell office:value-type="float" office:value="1.465527" calcext:value-type="float">
            <text:p>1.465527</text:p>
          </table:table-cell>
          <table:table-cell office:value-type="float" office:value="360" calcext:value-type="float">
            <text:p>360</text:p>
          </table:table-cell>
          <table:table-cell office:value-type="float" office:value="-270.7521" calcext:value-type="float">
            <text:p>-270.7521</text:p>
          </table:table-cell>
          <table:table-cell office:value-type="float" office:value="0" calcext:value-type="float">
            <text:p>0</text:p>
          </table:table-cell>
          <table:table-cell office:value-type="float" office:value="259.0381" calcext:value-type="float">
            <text:p>259.0381</text:p>
          </table:table-cell>
          <table:table-cell office:value-type="float" office:value="286.5867" calcext:value-type="float">
            <text:p>286.5867</text:p>
          </table:table-cell>
          <table:table-cell office:value-type="float" office:value="905.6534" calcext:value-type="float">
            <text:p>905.6534</text:p>
          </table:table-cell>
          <table:table-cell office:value-type="float" office:value="829.7435" calcext:value-type="float">
            <text:p>829.7435</text:p>
          </table:table-cell>
          <table:table-cell office:value-type="float" office:value="826.8539" calcext:value-type="float">
            <text:p>826.8539</text:p>
          </table:table-cell>
          <table:table-cell office:value-type="float" office:value="846.0186" calcext:value-type="float">
            <text:p>846.0186</text:p>
          </table:table-cell>
          <table:table-cell office:value-type="float" office:value="323.6986" calcext:value-type="float">
            <text:p>323.6986</text:p>
          </table:table-cell>
          <table:table-cell office:value-type="float" office:value="440.735" calcext:value-type="float">
            <text:p>440.735</text:p>
          </table:table-cell>
          <table:table-cell office:value-type="float" office:value="385.4319" calcext:value-type="float">
            <text:p>385.4319</text:p>
          </table:table-cell>
          <table:table-cell office:value-type="float" office:value="333.9064" calcext:value-type="float">
            <text:p>333.906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82004" calcext:value-type="float">
            <text:p>1082004</text:p>
          </table:table-cell>
          <table:table-cell office:value-type="float" office:value="159.1831" calcext:value-type="float">
            <text:p>159.1831</text:p>
          </table:table-cell>
          <table:table-cell office:value-type="float" office:value="5411.433" calcext:value-type="float">
            <text:p>5411.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0.2234" calcext:value-type="float">
            <text:p>-270.2234</text:p>
          </table:table-cell>
          <table:table-cell office:value-type="float" office:value="776.0412" calcext:value-type="float">
            <text:p>776.0412</text:p>
          </table:table-cell>
          <table:table-cell office:value-type="float" office:value="0" calcext:value-type="float">
            <text:p>0</text:p>
          </table:table-cell>
          <table:table-cell office:value-type="float" office:value="69.10888" calcext:value-type="float">
            <text:p>69.10888</text:p>
          </table:table-cell>
          <table:table-cell office:value-type="float" office:value="28.32237" calcext:value-type="float">
            <text:p>28.32237</text:p>
          </table:table-cell>
          <table:table-cell office:value-type="float" office:value="0.04607242" calcext:value-type="float">
            <text:p>0.04607242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189117" calcext:value-type="float">
            <text:p>0.4189117</text:p>
          </table:table-cell>
          <table:table-cell office:value-type="float" office:value="1.464694" calcext:value-type="float">
            <text:p>1.464694</text:p>
          </table:table-cell>
          <table:table-cell office:value-type="float" office:value="360" calcext:value-type="float">
            <text:p>360</text:p>
          </table:table-cell>
          <table:table-cell office:value-type="float" office:value="-272.0954" calcext:value-type="float">
            <text:p>-272.0954</text:p>
          </table:table-cell>
          <table:table-cell office:value-type="float" office:value="0" calcext:value-type="float">
            <text:p>0</text:p>
          </table:table-cell>
          <table:table-cell office:value-type="float" office:value="259.0886" calcext:value-type="float">
            <text:p>259.0886</text:p>
          </table:table-cell>
          <table:table-cell office:value-type="float" office:value="286.4179" calcext:value-type="float">
            <text:p>286.4179</text:p>
          </table:table-cell>
          <table:table-cell office:value-type="float" office:value="905.2255" calcext:value-type="float">
            <text:p>905.2255</text:p>
          </table:table-cell>
          <table:table-cell office:value-type="float" office:value="829.4916" calcext:value-type="float">
            <text:p>829.4916</text:p>
          </table:table-cell>
          <table:table-cell office:value-type="float" office:value="826.6824" calcext:value-type="float">
            <text:p>826.6824</text:p>
          </table:table-cell>
          <table:table-cell office:value-type="float" office:value="845.8724" calcext:value-type="float">
            <text:p>845.8724</text:p>
          </table:table-cell>
          <table:table-cell office:value-type="float" office:value="323.6266" calcext:value-type="float">
            <text:p>323.6266</text:p>
          </table:table-cell>
          <table:table-cell office:value-type="float" office:value="440.67" calcext:value-type="float">
            <text:p>440.67</text:p>
          </table:table-cell>
          <table:table-cell office:value-type="float" office:value="385.3928" calcext:value-type="float">
            <text:p>385.3928</text:p>
          </table:table-cell>
          <table:table-cell office:value-type="float" office:value="333.8633" calcext:value-type="float">
            <text:p>333.863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82004" calcext:value-type="float">
            <text:p>2082004</text:p>
          </table:table-cell>
          <table:table-cell office:value-type="float" office:value="158.2592" calcext:value-type="float">
            <text:p>158.2592</text:p>
          </table:table-cell>
          <table:table-cell office:value-type="float" office:value="5410.91" calcext:value-type="float">
            <text:p>5410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1.6167" calcext:value-type="float">
            <text:p>-271.6167</text:p>
          </table:table-cell>
          <table:table-cell office:value-type="float" office:value="777.8118" calcext:value-type="float">
            <text:p>777.8118</text:p>
          </table:table-cell>
          <table:table-cell office:value-type="float" office:value="0" calcext:value-type="float">
            <text:p>0</text:p>
          </table:table-cell>
          <table:table-cell office:value-type="float" office:value="68.76559" calcext:value-type="float">
            <text:p>68.76559</text:p>
          </table:table-cell>
          <table:table-cell office:value-type="float" office:value="28.28489" calcext:value-type="float">
            <text:p>28.28489</text:p>
          </table:table-cell>
          <table:table-cell office:value-type="float" office:value="0.04628604" calcext:value-type="float">
            <text:p>0.04628604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196321" calcext:value-type="float">
            <text:p>0.4196321</text:p>
          </table:table-cell>
          <table:table-cell office:value-type="float" office:value="1.463516" calcext:value-type="float">
            <text:p>1.463516</text:p>
          </table:table-cell>
          <table:table-cell office:value-type="float" office:value="360" calcext:value-type="float">
            <text:p>360</text:p>
          </table:table-cell>
          <table:table-cell office:value-type="float" office:value="-273.488" calcext:value-type="float">
            <text:p>-273.488</text:p>
          </table:table-cell>
          <table:table-cell office:value-type="float" office:value="0" calcext:value-type="float">
            <text:p>0</text:p>
          </table:table-cell>
          <table:table-cell office:value-type="float" office:value="259.1364" calcext:value-type="float">
            <text:p>259.1364</text:p>
          </table:table-cell>
          <table:table-cell office:value-type="float" office:value="286.2432" calcext:value-type="float">
            <text:p>286.2432</text:p>
          </table:table-cell>
          <table:table-cell office:value-type="float" office:value="904.7776" calcext:value-type="float">
            <text:p>904.7776</text:p>
          </table:table-cell>
          <table:table-cell office:value-type="float" office:value="829.2231" calcext:value-type="float">
            <text:p>829.2231</text:p>
          </table:table-cell>
          <table:table-cell office:value-type="float" office:value="826.5045" calcext:value-type="float">
            <text:p>826.5045</text:p>
          </table:table-cell>
          <table:table-cell office:value-type="float" office:value="845.7112" calcext:value-type="float">
            <text:p>845.7112</text:p>
          </table:table-cell>
          <table:table-cell office:value-type="float" office:value="323.5499" calcext:value-type="float">
            <text:p>323.5499</text:p>
          </table:table-cell>
          <table:table-cell office:value-type="float" office:value="440.6014" calcext:value-type="float">
            <text:p>440.6014</text:p>
          </table:table-cell>
          <table:table-cell office:value-type="float" office:value="385.3534" calcext:value-type="float">
            <text:p>385.3534</text:p>
          </table:table-cell>
          <table:table-cell office:value-type="float" office:value="333.8205" calcext:value-type="float">
            <text:p>333.820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82004" calcext:value-type="float">
            <text:p>3082004</text:p>
          </table:table-cell>
          <table:table-cell office:value-type="float" office:value="157.3071" calcext:value-type="float">
            <text:p>157.3071</text:p>
          </table:table-cell>
          <table:table-cell office:value-type="float" office:value="5410.42" calcext:value-type="float">
            <text:p>5410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3.0129" calcext:value-type="float">
            <text:p>-273.0129</text:p>
          </table:table-cell>
          <table:table-cell office:value-type="float" office:value="782.5919" calcext:value-type="float">
            <text:p>782.5919</text:p>
          </table:table-cell>
          <table:table-cell office:value-type="float" office:value="0" calcext:value-type="float">
            <text:p>0</text:p>
          </table:table-cell>
          <table:table-cell office:value-type="float" office:value="68.44679" calcext:value-type="float">
            <text:p>68.44679</text:p>
          </table:table-cell>
          <table:table-cell office:value-type="float" office:value="28.19929" calcext:value-type="float">
            <text:p>28.19929</text:p>
          </table:table-cell>
          <table:table-cell office:value-type="float" office:value="0.0465316" calcext:value-type="float">
            <text:p>0.0465316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201564" calcext:value-type="float">
            <text:p>0.4201564</text:p>
          </table:table-cell>
          <table:table-cell office:value-type="float" office:value="1.462109" calcext:value-type="float">
            <text:p>1.462109</text:p>
          </table:table-cell>
          <table:table-cell office:value-type="float" office:value="360" calcext:value-type="float">
            <text:p>360</text:p>
          </table:table-cell>
          <table:table-cell office:value-type="float" office:value="-274.8831" calcext:value-type="float">
            <text:p>-274.8831</text:p>
          </table:table-cell>
          <table:table-cell office:value-type="float" office:value="0" calcext:value-type="float">
            <text:p>0</text:p>
          </table:table-cell>
          <table:table-cell office:value-type="float" office:value="259.2057" calcext:value-type="float">
            <text:p>259.2057</text:p>
          </table:table-cell>
          <table:table-cell office:value-type="float" office:value="286.0774" calcext:value-type="float">
            <text:p>286.0774</text:p>
          </table:table-cell>
          <table:table-cell office:value-type="float" office:value="904.3475" calcext:value-type="float">
            <text:p>904.3475</text:p>
          </table:table-cell>
          <table:table-cell office:value-type="float" office:value="828.9628" calcext:value-type="float">
            <text:p>828.9628</text:p>
          </table:table-cell>
          <table:table-cell office:value-type="float" office:value="826.3329" calcext:value-type="float">
            <text:p>826.3329</text:p>
          </table:table-cell>
          <table:table-cell office:value-type="float" office:value="845.5456" calcext:value-type="float">
            <text:p>845.5456</text:p>
          </table:table-cell>
          <table:table-cell office:value-type="float" office:value="323.4721" calcext:value-type="float">
            <text:p>323.4721</text:p>
          </table:table-cell>
          <table:table-cell office:value-type="float" office:value="440.5295" calcext:value-type="float">
            <text:p>440.5295</text:p>
          </table:table-cell>
          <table:table-cell office:value-type="float" office:value="385.3134" calcext:value-type="float">
            <text:p>385.3134</text:p>
          </table:table-cell>
          <table:table-cell office:value-type="float" office:value="333.7777" calcext:value-type="float">
            <text:p>333.777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082004" calcext:value-type="float">
            <text:p>4082004</text:p>
          </table:table-cell>
          <table:table-cell office:value-type="float" office:value="156.3818" calcext:value-type="float">
            <text:p>156.3818</text:p>
          </table:table-cell>
          <table:table-cell office:value-type="float" office:value="5409.876" calcext:value-type="float">
            <text:p>5409.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4.4223" calcext:value-type="float">
            <text:p>-274.4223</text:p>
          </table:table-cell>
          <table:table-cell office:value-type="float" office:value="787.8201" calcext:value-type="float">
            <text:p>787.8201</text:p>
          </table:table-cell>
          <table:table-cell office:value-type="float" office:value="0" calcext:value-type="float">
            <text:p>0</text:p>
          </table:table-cell>
          <table:table-cell office:value-type="float" office:value="68.09887" calcext:value-type="float">
            <text:p>68.09887</text:p>
          </table:table-cell>
          <table:table-cell office:value-type="float" office:value="28.15906" calcext:value-type="float">
            <text:p>28.15906</text:p>
          </table:table-cell>
          <table:table-cell office:value-type="float" office:value="0.04672345" calcext:value-type="float">
            <text:p>0.04672345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206375" calcext:value-type="float">
            <text:p>0.4206375</text:p>
          </table:table-cell>
          <table:table-cell office:value-type="float" office:value="1.460598" calcext:value-type="float">
            <text:p>1.460598</text:p>
          </table:table-cell>
          <table:table-cell office:value-type="float" office:value="360" calcext:value-type="float">
            <text:p>360</text:p>
          </table:table-cell>
          <table:table-cell office:value-type="float" office:value="-276.2913" calcext:value-type="float">
            <text:p>-276.2913</text:p>
          </table:table-cell>
          <table:table-cell office:value-type="float" office:value="0" calcext:value-type="float">
            <text:p>0</text:p>
          </table:table-cell>
          <table:table-cell office:value-type="float" office:value="259.2581" calcext:value-type="float">
            <text:p>259.2581</text:p>
          </table:table-cell>
          <table:table-cell office:value-type="float" office:value="285.9022" calcext:value-type="float">
            <text:p>285.9022</text:p>
          </table:table-cell>
          <table:table-cell office:value-type="float" office:value="903.8968" calcext:value-type="float">
            <text:p>903.8968</text:p>
          </table:table-cell>
          <table:table-cell office:value-type="float" office:value="828.6896" calcext:value-type="float">
            <text:p>828.6896</text:p>
          </table:table-cell>
          <table:table-cell office:value-type="float" office:value="826.1537" calcext:value-type="float">
            <text:p>826.1537</text:p>
          </table:table-cell>
          <table:table-cell office:value-type="float" office:value="845.3781" calcext:value-type="float">
            <text:p>845.3781</text:p>
          </table:table-cell>
          <table:table-cell office:value-type="float" office:value="323.3934" calcext:value-type="float">
            <text:p>323.3934</text:p>
          </table:table-cell>
          <table:table-cell office:value-type="float" office:value="440.4569" calcext:value-type="float">
            <text:p>440.4569</text:p>
          </table:table-cell>
          <table:table-cell office:value-type="float" office:value="385.2727" calcext:value-type="float">
            <text:p>385.2727</text:p>
          </table:table-cell>
          <table:table-cell office:value-type="float" office:value="333.7349" calcext:value-type="float">
            <text:p>333.734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082004" calcext:value-type="float">
            <text:p>5082004</text:p>
          </table:table-cell>
          <table:table-cell office:value-type="float" office:value="155.5598" calcext:value-type="float">
            <text:p>155.5598</text:p>
          </table:table-cell>
          <table:table-cell office:value-type="float" office:value="5409.394" calcext:value-type="float">
            <text:p>5409.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5.7031" calcext:value-type="float">
            <text:p>-275.7031</text:p>
          </table:table-cell>
          <table:table-cell office:value-type="float" office:value="787.8496" calcext:value-type="float">
            <text:p>787.8496</text:p>
          </table:table-cell>
          <table:table-cell office:value-type="float" office:value="0" calcext:value-type="float">
            <text:p>0</text:p>
          </table:table-cell>
          <table:table-cell office:value-type="float" office:value="67.89402" calcext:value-type="float">
            <text:p>67.89402</text:p>
          </table:table-cell>
          <table:table-cell office:value-type="float" office:value="28.11495" calcext:value-type="float">
            <text:p>28.11495</text:p>
          </table:table-cell>
          <table:table-cell office:value-type="float" office:value="0.04696197" calcext:value-type="float">
            <text:p>0.04696197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211088" calcext:value-type="float">
            <text:p>0.4211088</text:p>
          </table:table-cell>
          <table:table-cell office:value-type="float" office:value="1.459105" calcext:value-type="float">
            <text:p>1.459105</text:p>
          </table:table-cell>
          <table:table-cell office:value-type="float" office:value="360" calcext:value-type="float">
            <text:p>360</text:p>
          </table:table-cell>
          <table:table-cell office:value-type="float" office:value="-277.5708" calcext:value-type="float">
            <text:p>-277.5708</text:p>
          </table:table-cell>
          <table:table-cell office:value-type="float" office:value="0" calcext:value-type="float">
            <text:p>0</text:p>
          </table:table-cell>
          <table:table-cell office:value-type="float" office:value="259.3157" calcext:value-type="float">
            <text:p>259.3157</text:p>
          </table:table-cell>
          <table:table-cell office:value-type="float" office:value="285.7606" calcext:value-type="float">
            <text:p>285.7606</text:p>
          </table:table-cell>
          <table:table-cell office:value-type="float" office:value="903.5192" calcext:value-type="float">
            <text:p>903.5192</text:p>
          </table:table-cell>
          <table:table-cell office:value-type="float" office:value="828.4503" calcext:value-type="float">
            <text:p>828.4503</text:p>
          </table:table-cell>
          <table:table-cell office:value-type="float" office:value="825.9875" calcext:value-type="float">
            <text:p>825.9875</text:p>
          </table:table-cell>
          <table:table-cell office:value-type="float" office:value="845.2195" calcext:value-type="float">
            <text:p>845.2195</text:p>
          </table:table-cell>
          <table:table-cell office:value-type="float" office:value="323.3159" calcext:value-type="float">
            <text:p>323.3159</text:p>
          </table:table-cell>
          <table:table-cell office:value-type="float" office:value="440.3836" calcext:value-type="float">
            <text:p>440.3836</text:p>
          </table:table-cell>
          <table:table-cell office:value-type="float" office:value="385.2318" calcext:value-type="float">
            <text:p>385.2318</text:p>
          </table:table-cell>
          <table:table-cell office:value-type="float" office:value="333.6919" calcext:value-type="float">
            <text:p>333.691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082004" calcext:value-type="float">
            <text:p>6082004</text:p>
          </table:table-cell>
          <table:table-cell office:value-type="float" office:value="154.5364" calcext:value-type="float">
            <text:p>154.5364</text:p>
          </table:table-cell>
          <table:table-cell office:value-type="float" office:value="5409.097" calcext:value-type="float">
            <text:p>5409.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6.9964" calcext:value-type="float">
            <text:p>-276.9964</text:p>
          </table:table-cell>
          <table:table-cell office:value-type="float" office:value="793.8847" calcext:value-type="float">
            <text:p>793.8847</text:p>
          </table:table-cell>
          <table:table-cell office:value-type="float" office:value="0" calcext:value-type="float">
            <text:p>0</text:p>
          </table:table-cell>
          <table:table-cell office:value-type="float" office:value="67.72612" calcext:value-type="float">
            <text:p>67.72612</text:p>
          </table:table-cell>
          <table:table-cell office:value-type="float" office:value="27.84101" calcext:value-type="float">
            <text:p>27.84101</text:p>
          </table:table-cell>
          <table:table-cell office:value-type="float" office:value="0.04722185" calcext:value-type="float">
            <text:p>0.04722185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215699" calcext:value-type="float">
            <text:p>0.4215699</text:p>
          </table:table-cell>
          <table:table-cell office:value-type="float" office:value="1.457644" calcext:value-type="float">
            <text:p>1.457644</text:p>
          </table:table-cell>
          <table:table-cell office:value-type="float" office:value="360" calcext:value-type="float">
            <text:p>360</text:p>
          </table:table-cell>
          <table:table-cell office:value-type="float" office:value="-278.8629" calcext:value-type="float">
            <text:p>-278.8629</text:p>
          </table:table-cell>
          <table:table-cell office:value-type="float" office:value="0" calcext:value-type="float">
            <text:p>0</text:p>
          </table:table-cell>
          <table:table-cell office:value-type="float" office:value="259.4229" calcext:value-type="float">
            <text:p>259.4229</text:p>
          </table:table-cell>
          <table:table-cell office:value-type="float" office:value="285.6387" calcext:value-type="float">
            <text:p>285.6387</text:p>
          </table:table-cell>
          <table:table-cell office:value-type="float" office:value="903.1987" calcext:value-type="float">
            <text:p>903.1987</text:p>
          </table:table-cell>
          <table:table-cell office:value-type="float" office:value="828.2421" calcext:value-type="float">
            <text:p>828.2421</text:p>
          </table:table-cell>
          <table:table-cell office:value-type="float" office:value="825.8356" calcext:value-type="float">
            <text:p>825.8356</text:p>
          </table:table-cell>
          <table:table-cell office:value-type="float" office:value="845.0902" calcext:value-type="float">
            <text:p>845.0902</text:p>
          </table:table-cell>
          <table:table-cell office:value-type="float" office:value="323.2459" calcext:value-type="float">
            <text:p>323.2459</text:p>
          </table:table-cell>
          <table:table-cell office:value-type="float" office:value="440.3154" calcext:value-type="float">
            <text:p>440.3154</text:p>
          </table:table-cell>
          <table:table-cell office:value-type="float" office:value="385.1911" calcext:value-type="float">
            <text:p>385.1911</text:p>
          </table:table-cell>
          <table:table-cell office:value-type="float" office:value="333.6487" calcext:value-type="float">
            <text:p>333.648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082004" calcext:value-type="float">
            <text:p>7082004</text:p>
          </table:table-cell>
          <table:table-cell office:value-type="float" office:value="153.4746" calcext:value-type="float">
            <text:p>153.4746</text:p>
          </table:table-cell>
          <table:table-cell office:value-type="float" office:value="5408.814" calcext:value-type="float">
            <text:p>5408.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8.3269" calcext:value-type="float">
            <text:p>-278.3269</text:p>
          </table:table-cell>
          <table:table-cell office:value-type="float" office:value="797.2055" calcext:value-type="float">
            <text:p>797.2055</text:p>
          </table:table-cell>
          <table:table-cell office:value-type="float" office:value="0" calcext:value-type="float">
            <text:p>0</text:p>
          </table:table-cell>
          <table:table-cell office:value-type="float" office:value="67.57624" calcext:value-type="float">
            <text:p>67.57624</text:p>
          </table:table-cell>
          <table:table-cell office:value-type="float" office:value="27.5312" calcext:value-type="float">
            <text:p>27.5312</text:p>
          </table:table-cell>
          <table:table-cell office:value-type="float" office:value="0.04747214" calcext:value-type="float">
            <text:p>0.04747214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220174" calcext:value-type="float">
            <text:p>0.4220174</text:p>
          </table:table-cell>
          <table:table-cell office:value-type="float" office:value="1.456158" calcext:value-type="float">
            <text:p>1.456158</text:p>
          </table:table-cell>
          <table:table-cell office:value-type="float" office:value="360" calcext:value-type="float">
            <text:p>360</text:p>
          </table:table-cell>
          <table:table-cell office:value-type="float" office:value="-280.192" calcext:value-type="float">
            <text:p>-280.192</text:p>
          </table:table-cell>
          <table:table-cell office:value-type="float" office:value="0" calcext:value-type="float">
            <text:p>0</text:p>
          </table:table-cell>
          <table:table-cell office:value-type="float" office:value="259.5366" calcext:value-type="float">
            <text:p>259.5366</text:p>
          </table:table-cell>
          <table:table-cell office:value-type="float" office:value="285.5097" calcext:value-type="float">
            <text:p>285.5097</text:p>
          </table:table-cell>
          <table:table-cell office:value-type="float" office:value="902.8688" calcext:value-type="float">
            <text:p>902.8688</text:p>
          </table:table-cell>
          <table:table-cell office:value-type="float" office:value="828.0375" calcext:value-type="float">
            <text:p>828.0375</text:p>
          </table:table-cell>
          <table:table-cell office:value-type="float" office:value="825.6866" calcext:value-type="float">
            <text:p>825.6866</text:p>
          </table:table-cell>
          <table:table-cell office:value-type="float" office:value="844.966" calcext:value-type="float">
            <text:p>844.966</text:p>
          </table:table-cell>
          <table:table-cell office:value-type="float" office:value="323.1807" calcext:value-type="float">
            <text:p>323.1807</text:p>
          </table:table-cell>
          <table:table-cell office:value-type="float" office:value="440.2525" calcext:value-type="float">
            <text:p>440.2525</text:p>
          </table:table-cell>
          <table:table-cell office:value-type="float" office:value="385.1514" calcext:value-type="float">
            <text:p>385.1514</text:p>
          </table:table-cell>
          <table:table-cell office:value-type="float" office:value="333.6056" calcext:value-type="float">
            <text:p>333.605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082004" calcext:value-type="float">
            <text:p>8082004</text:p>
          </table:table-cell>
          <table:table-cell office:value-type="float" office:value="152.4709" calcext:value-type="float">
            <text:p>152.4709</text:p>
          </table:table-cell>
          <table:table-cell office:value-type="float" office:value="5408.384" calcext:value-type="float">
            <text:p>5408.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9.698" calcext:value-type="float">
            <text:p>-279.698</text:p>
          </table:table-cell>
          <table:table-cell office:value-type="float" office:value="802.4307" calcext:value-type="float">
            <text:p>802.4307</text:p>
          </table:table-cell>
          <table:table-cell office:value-type="float" office:value="0" calcext:value-type="float">
            <text:p>0</text:p>
          </table:table-cell>
          <table:table-cell office:value-type="float" office:value="66.98389" calcext:value-type="float">
            <text:p>66.98389</text:p>
          </table:table-cell>
          <table:table-cell office:value-type="float" office:value="27.36004" calcext:value-type="float">
            <text:p>27.36004</text:p>
          </table:table-cell>
          <table:table-cell office:value-type="float" office:value="0.04770484" calcext:value-type="float">
            <text:p>0.04770484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224506" calcext:value-type="float">
            <text:p>0.4224506</text:p>
          </table:table-cell>
          <table:table-cell office:value-type="float" office:value="1.454664" calcext:value-type="float">
            <text:p>1.454664</text:p>
          </table:table-cell>
          <table:table-cell office:value-type="float" office:value="360" calcext:value-type="float">
            <text:p>360</text:p>
          </table:table-cell>
          <table:table-cell office:value-type="float" office:value="-281.5619" calcext:value-type="float">
            <text:p>-281.5619</text:p>
          </table:table-cell>
          <table:table-cell office:value-type="float" office:value="0" calcext:value-type="float">
            <text:p>0</text:p>
          </table:table-cell>
          <table:table-cell office:value-type="float" office:value="259.6362" calcext:value-type="float">
            <text:p>259.6362</text:p>
          </table:table-cell>
          <table:table-cell office:value-type="float" office:value="285.3421" calcext:value-type="float">
            <text:p>285.3421</text:p>
          </table:table-cell>
          <table:table-cell office:value-type="float" office:value="902.4445" calcext:value-type="float">
            <text:p>902.4445</text:p>
          </table:table-cell>
          <table:table-cell office:value-type="float" office:value="827.7867" calcext:value-type="float">
            <text:p>827.7867</text:p>
          </table:table-cell>
          <table:table-cell office:value-type="float" office:value="825.5196" calcext:value-type="float">
            <text:p>825.5196</text:p>
          </table:table-cell>
          <table:table-cell office:value-type="float" office:value="844.8252" calcext:value-type="float">
            <text:p>844.8252</text:p>
          </table:table-cell>
          <table:table-cell office:value-type="float" office:value="323.1121" calcext:value-type="float">
            <text:p>323.1121</text:p>
          </table:table-cell>
          <table:table-cell office:value-type="float" office:value="440.1902" calcext:value-type="float">
            <text:p>440.1902</text:p>
          </table:table-cell>
          <table:table-cell office:value-type="float" office:value="385.1128" calcext:value-type="float">
            <text:p>385.1128</text:p>
          </table:table-cell>
          <table:table-cell office:value-type="float" office:value="333.5627" calcext:value-type="float">
            <text:p>333.562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082004" calcext:value-type="float">
            <text:p>9082004</text:p>
          </table:table-cell>
          <table:table-cell office:value-type="float" office:value="151.1801" calcext:value-type="float">
            <text:p>151.1801</text:p>
          </table:table-cell>
          <table:table-cell office:value-type="float" office:value="5408.07" calcext:value-type="float">
            <text:p>5408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1.26" calcext:value-type="float">
            <text:p>-281.26</text:p>
          </table:table-cell>
          <table:table-cell office:value-type="float" office:value="807.7754" calcext:value-type="float">
            <text:p>807.7754</text:p>
          </table:table-cell>
          <table:table-cell office:value-type="float" office:value="0" calcext:value-type="float">
            <text:p>0</text:p>
          </table:table-cell>
          <table:table-cell office:value-type="float" office:value="66.91637" calcext:value-type="float">
            <text:p>66.91637</text:p>
          </table:table-cell>
          <table:table-cell office:value-type="float" office:value="26.91947" calcext:value-type="float">
            <text:p>26.91947</text:p>
          </table:table-cell>
          <table:table-cell office:value-type="float" office:value="0.04797802" calcext:value-type="float">
            <text:p>0.04797802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228812" calcext:value-type="float">
            <text:p>0.4228812</text:p>
          </table:table-cell>
          <table:table-cell office:value-type="float" office:value="1.453193" calcext:value-type="float">
            <text:p>1.453193</text:p>
          </table:table-cell>
          <table:table-cell office:value-type="float" office:value="360" calcext:value-type="float">
            <text:p>360</text:p>
          </table:table-cell>
          <table:table-cell office:value-type="float" office:value="-283.1225" calcext:value-type="float">
            <text:p>-283.1225</text:p>
          </table:table-cell>
          <table:table-cell office:value-type="float" office:value="0" calcext:value-type="float">
            <text:p>0</text:p>
          </table:table-cell>
          <table:table-cell office:value-type="float" office:value="259.7897" calcext:value-type="float">
            <text:p>259.7897</text:p>
          </table:table-cell>
          <table:table-cell office:value-type="float" office:value="285.1979" calcext:value-type="float">
            <text:p>285.1979</text:p>
          </table:table-cell>
          <table:table-cell office:value-type="float" office:value="902.0613" calcext:value-type="float">
            <text:p>902.0613</text:p>
          </table:table-cell>
          <table:table-cell office:value-type="float" office:value="827.5454" calcext:value-type="float">
            <text:p>827.5454</text:p>
          </table:table-cell>
          <table:table-cell office:value-type="float" office:value="825.348" calcext:value-type="float">
            <text:p>825.348</text:p>
          </table:table-cell>
          <table:table-cell office:value-type="float" office:value="844.6743" calcext:value-type="float">
            <text:p>844.6743</text:p>
          </table:table-cell>
          <table:table-cell office:value-type="float" office:value="323.0377" calcext:value-type="float">
            <text:p>323.0377</text:p>
          </table:table-cell>
          <table:table-cell office:value-type="float" office:value="440.1213" calcext:value-type="float">
            <text:p>440.1213</text:p>
          </table:table-cell>
          <table:table-cell office:value-type="float" office:value="385.074" calcext:value-type="float">
            <text:p>385.074</text:p>
          </table:table-cell>
          <table:table-cell office:value-type="float" office:value="333.52" calcext:value-type="float">
            <text:p>333.5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82004" calcext:value-type="float">
            <text:p>10082004</text:p>
          </table:table-cell>
          <table:table-cell office:value-type="float" office:value="150.11" calcext:value-type="float">
            <text:p>150.11</text:p>
          </table:table-cell>
          <table:table-cell office:value-type="float" office:value="5407.708" calcext:value-type="float">
            <text:p>5407.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2.6636" calcext:value-type="float">
            <text:p>-282.6636</text:p>
          </table:table-cell>
          <table:table-cell office:value-type="float" office:value="812.6198" calcext:value-type="float">
            <text:p>812.6198</text:p>
          </table:table-cell>
          <table:table-cell office:value-type="float" office:value="0" calcext:value-type="float">
            <text:p>0</text:p>
          </table:table-cell>
          <table:table-cell office:value-type="float" office:value="66.60413" calcext:value-type="float">
            <text:p>66.60413</text:p>
          </table:table-cell>
          <table:table-cell office:value-type="float" office:value="26.63727" calcext:value-type="float">
            <text:p>26.63727</text:p>
          </table:table-cell>
          <table:table-cell office:value-type="float" office:value="0.04824128" calcext:value-type="float">
            <text:p>0.04824128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233052" calcext:value-type="float">
            <text:p>0.4233052</text:p>
          </table:table-cell>
          <table:table-cell office:value-type="float" office:value="1.451752" calcext:value-type="float">
            <text:p>1.451752</text:p>
          </table:table-cell>
          <table:table-cell office:value-type="float" office:value="360" calcext:value-type="float">
            <text:p>360</text:p>
          </table:table-cell>
          <table:table-cell office:value-type="float" office:value="-284.5249" calcext:value-type="float">
            <text:p>-284.5249</text:p>
          </table:table-cell>
          <table:table-cell office:value-type="float" office:value="0" calcext:value-type="float">
            <text:p>0</text:p>
          </table:table-cell>
          <table:table-cell office:value-type="float" office:value="259.9025" calcext:value-type="float">
            <text:p>259.9025</text:p>
          </table:table-cell>
          <table:table-cell office:value-type="float" office:value="285.0522" calcext:value-type="float">
            <text:p>285.0522</text:p>
          </table:table-cell>
          <table:table-cell office:value-type="float" office:value="901.6895" calcext:value-type="float">
            <text:p>901.6895</text:p>
          </table:table-cell>
          <table:table-cell office:value-type="float" office:value="827.3141" calcext:value-type="float">
            <text:p>827.3141</text:p>
          </table:table-cell>
          <table:table-cell office:value-type="float" office:value="825.1859" calcext:value-type="float">
            <text:p>825.1859</text:p>
          </table:table-cell>
          <table:table-cell office:value-type="float" office:value="844.5386" calcext:value-type="float">
            <text:p>844.5386</text:p>
          </table:table-cell>
          <table:table-cell office:value-type="float" office:value="322.9681" calcext:value-type="float">
            <text:p>322.9681</text:p>
          </table:table-cell>
          <table:table-cell office:value-type="float" office:value="440.055" calcext:value-type="float">
            <text:p>440.055</text:p>
          </table:table-cell>
          <table:table-cell office:value-type="float" office:value="385.035" calcext:value-type="float">
            <text:p>385.035</text:p>
          </table:table-cell>
          <table:table-cell office:value-type="float" office:value="333.4775" calcext:value-type="float">
            <text:p>333.477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082004" calcext:value-type="float">
            <text:p>11082004</text:p>
          </table:table-cell>
          <table:table-cell office:value-type="float" office:value="149.2828" calcext:value-type="float">
            <text:p>149.2828</text:p>
          </table:table-cell>
          <table:table-cell office:value-type="float" office:value="5407.23" calcext:value-type="float">
            <text:p>5407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3.925" calcext:value-type="float">
            <text:p>-283.925</text:p>
          </table:table-cell>
          <table:table-cell office:value-type="float" office:value="816.9071" calcext:value-type="float">
            <text:p>816.9071</text:p>
          </table:table-cell>
          <table:table-cell office:value-type="float" office:value="0" calcext:value-type="float">
            <text:p>0</text:p>
          </table:table-cell>
          <table:table-cell office:value-type="float" office:value="66.23907" calcext:value-type="float">
            <text:p>66.23907</text:p>
          </table:table-cell>
          <table:table-cell office:value-type="float" office:value="26.56179" calcext:value-type="float">
            <text:p>26.56179</text:p>
          </table:table-cell>
          <table:table-cell office:value-type="float" office:value="0.0485038" calcext:value-type="float">
            <text:p>0.0485038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237286" calcext:value-type="float">
            <text:p>0.4237286</text:p>
          </table:table-cell>
          <table:table-cell office:value-type="float" office:value="1.45032" calcext:value-type="float">
            <text:p>1.45032</text:p>
          </table:table-cell>
          <table:table-cell office:value-type="float" office:value="360" calcext:value-type="float">
            <text:p>360</text:p>
          </table:table-cell>
          <table:table-cell office:value-type="float" office:value="-285.785" calcext:value-type="float">
            <text:p>-285.785</text:p>
          </table:table-cell>
          <table:table-cell office:value-type="float" office:value="0" calcext:value-type="float">
            <text:p>0</text:p>
          </table:table-cell>
          <table:table-cell office:value-type="float" office:value="259.9603" calcext:value-type="float">
            <text:p>259.9603</text:p>
          </table:table-cell>
          <table:table-cell office:value-type="float" office:value="284.9047" calcext:value-type="float">
            <text:p>284.9047</text:p>
          </table:table-cell>
          <table:table-cell office:value-type="float" office:value="901.308" calcext:value-type="float">
            <text:p>901.308</text:p>
          </table:table-cell>
          <table:table-cell office:value-type="float" office:value="827.0801" calcext:value-type="float">
            <text:p>827.0801</text:p>
          </table:table-cell>
          <table:table-cell office:value-type="float" office:value="825.0181" calcext:value-type="float">
            <text:p>825.0181</text:p>
          </table:table-cell>
          <table:table-cell office:value-type="float" office:value="844.3998" calcext:value-type="float">
            <text:p>844.3998</text:p>
          </table:table-cell>
          <table:table-cell office:value-type="float" office:value="322.898" calcext:value-type="float">
            <text:p>322.898</text:p>
          </table:table-cell>
          <table:table-cell office:value-type="float" office:value="439.9893" calcext:value-type="float">
            <text:p>439.9893</text:p>
          </table:table-cell>
          <table:table-cell office:value-type="float" office:value="384.9962" calcext:value-type="float">
            <text:p>384.9962</text:p>
          </table:table-cell>
          <table:table-cell office:value-type="float" office:value="333.4351" calcext:value-type="float">
            <text:p>333.435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082004" calcext:value-type="float">
            <text:p>12082004</text:p>
          </table:table-cell>
          <table:table-cell office:value-type="float" office:value="148.519" calcext:value-type="float">
            <text:p>148.519</text:p>
          </table:table-cell>
          <table:table-cell office:value-type="float" office:value="5406.769" calcext:value-type="float">
            <text:p>5406.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5.114" calcext:value-type="float">
            <text:p>-285.114</text:p>
          </table:table-cell>
          <table:table-cell office:value-type="float" office:value="818.0051" calcext:value-type="float">
            <text:p>818.0051</text:p>
          </table:table-cell>
          <table:table-cell office:value-type="float" office:value="0" calcext:value-type="float">
            <text:p>0</text:p>
          </table:table-cell>
          <table:table-cell office:value-type="float" office:value="65.93285" calcext:value-type="float">
            <text:p>65.93285</text:p>
          </table:table-cell>
          <table:table-cell office:value-type="float" office:value="26.50636" calcext:value-type="float">
            <text:p>26.50636</text:p>
          </table:table-cell>
          <table:table-cell office:value-type="float" office:value="0.04876595" calcext:value-type="float">
            <text:p>0.04876595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24152" calcext:value-type="float">
            <text:p>0.424152</text:p>
          </table:table-cell>
          <table:table-cell office:value-type="float" office:value="1.448921" calcext:value-type="float">
            <text:p>1.448921</text:p>
          </table:table-cell>
          <table:table-cell office:value-type="float" office:value="360" calcext:value-type="float">
            <text:p>360</text:p>
          </table:table-cell>
          <table:table-cell office:value-type="float" office:value="-286.9728" calcext:value-type="float">
            <text:p>-286.9728</text:p>
          </table:table-cell>
          <table:table-cell office:value-type="float" office:value="0" calcext:value-type="float">
            <text:p>0</text:p>
          </table:table-cell>
          <table:table-cell office:value-type="float" office:value="260.0102" calcext:value-type="float">
            <text:p>260.0102</text:p>
          </table:table-cell>
          <table:table-cell office:value-type="float" office:value="284.765" calcext:value-type="float">
            <text:p>284.765</text:p>
          </table:table-cell>
          <table:table-cell office:value-type="float" office:value="900.9514" calcext:value-type="float">
            <text:p>900.9514</text:p>
          </table:table-cell>
          <table:table-cell office:value-type="float" office:value="826.8597" calcext:value-type="float">
            <text:p>826.8597</text:p>
          </table:table-cell>
          <table:table-cell office:value-type="float" office:value="824.8599" calcext:value-type="float">
            <text:p>824.8599</text:p>
          </table:table-cell>
          <table:table-cell office:value-type="float" office:value="844.2678" calcext:value-type="float">
            <text:p>844.2678</text:p>
          </table:table-cell>
          <table:table-cell office:value-type="float" office:value="322.8303" calcext:value-type="float">
            <text:p>322.8303</text:p>
          </table:table-cell>
          <table:table-cell office:value-type="float" office:value="439.9252" calcext:value-type="float">
            <text:p>439.9252</text:p>
          </table:table-cell>
          <table:table-cell office:value-type="float" office:value="384.9577" calcext:value-type="float">
            <text:p>384.9577</text:p>
          </table:table-cell>
          <table:table-cell office:value-type="float" office:value="333.3928" calcext:value-type="float">
            <text:p>333.392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082004" calcext:value-type="float">
            <text:p>13082004</text:p>
          </table:table-cell>
          <table:table-cell office:value-type="float" office:value="147.7286" calcext:value-type="float">
            <text:p>147.7286</text:p>
          </table:table-cell>
          <table:table-cell office:value-type="float" office:value="5406.277" calcext:value-type="float">
            <text:p>5406.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6.3438" calcext:value-type="float">
            <text:p>-286.3438</text:p>
          </table:table-cell>
          <table:table-cell office:value-type="float" office:value="819.3384" calcext:value-type="float">
            <text:p>819.3384</text:p>
          </table:table-cell>
          <table:table-cell office:value-type="float" office:value="0" calcext:value-type="float">
            <text:p>0</text:p>
          </table:table-cell>
          <table:table-cell office:value-type="float" office:value="65.60154" calcext:value-type="float">
            <text:p>65.60154</text:p>
          </table:table-cell>
          <table:table-cell office:value-type="float" office:value="26.45525" calcext:value-type="float">
            <text:p>26.45525</text:p>
          </table:table-cell>
          <table:table-cell office:value-type="float" office:value="0.04898262" calcext:value-type="float">
            <text:p>0.04898262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245755" calcext:value-type="float">
            <text:p>0.4245755</text:p>
          </table:table-cell>
          <table:table-cell office:value-type="float" office:value="1.447563" calcext:value-type="float">
            <text:p>1.447563</text:p>
          </table:table-cell>
          <table:table-cell office:value-type="float" office:value="360" calcext:value-type="float">
            <text:p>360</text:p>
          </table:table-cell>
          <table:table-cell office:value-type="float" office:value="-288.2014" calcext:value-type="float">
            <text:p>-288.2014</text:p>
          </table:table-cell>
          <table:table-cell office:value-type="float" office:value="0" calcext:value-type="float">
            <text:p>0</text:p>
          </table:table-cell>
          <table:table-cell office:value-type="float" office:value="260.0597" calcext:value-type="float">
            <text:p>260.0597</text:p>
          </table:table-cell>
          <table:table-cell office:value-type="float" office:value="284.6135" calcext:value-type="float">
            <text:p>284.6135</text:p>
          </table:table-cell>
          <table:table-cell office:value-type="float" office:value="900.566" calcext:value-type="float">
            <text:p>900.566</text:p>
          </table:table-cell>
          <table:table-cell office:value-type="float" office:value="826.6275" calcext:value-type="float">
            <text:p>826.6275</text:p>
          </table:table-cell>
          <table:table-cell office:value-type="float" office:value="824.6956" calcext:value-type="float">
            <text:p>824.6956</text:p>
          </table:table-cell>
          <table:table-cell office:value-type="float" office:value="844.1322" calcext:value-type="float">
            <text:p>844.1322</text:p>
          </table:table-cell>
          <table:table-cell office:value-type="float" office:value="322.7622" calcext:value-type="float">
            <text:p>322.7622</text:p>
          </table:table-cell>
          <table:table-cell office:value-type="float" office:value="439.8619" calcext:value-type="float">
            <text:p>439.8619</text:p>
          </table:table-cell>
          <table:table-cell office:value-type="float" office:value="384.9196" calcext:value-type="float">
            <text:p>384.9196</text:p>
          </table:table-cell>
          <table:table-cell office:value-type="float" office:value="333.3506" calcext:value-type="float">
            <text:p>333.350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082004" calcext:value-type="float">
            <text:p>14082004</text:p>
          </table:table-cell>
          <table:table-cell office:value-type="float" office:value="146.8071" calcext:value-type="float">
            <text:p>146.8071</text:p>
          </table:table-cell>
          <table:table-cell office:value-type="float" office:value="5405.768" calcext:value-type="float">
            <text:p>5405.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7.6897" calcext:value-type="float">
            <text:p>-287.6897</text:p>
          </table:table-cell>
          <table:table-cell office:value-type="float" office:value="826.7898" calcext:value-type="float">
            <text:p>826.7898</text:p>
          </table:table-cell>
          <table:table-cell office:value-type="float" office:value="0" calcext:value-type="float">
            <text:p>0</text:p>
          </table:table-cell>
          <table:table-cell office:value-type="float" office:value="65.24144" calcext:value-type="float">
            <text:p>65.24144</text:p>
          </table:table-cell>
          <table:table-cell office:value-type="float" office:value="26.3404" calcext:value-type="float">
            <text:p>26.3404</text:p>
          </table:table-cell>
          <table:table-cell office:value-type="float" office:value="0.04922397" calcext:value-type="float">
            <text:p>0.04922397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249989" calcext:value-type="float">
            <text:p>0.4249989</text:p>
          </table:table-cell>
          <table:table-cell office:value-type="float" office:value="1.446248" calcext:value-type="float">
            <text:p>1.446248</text:p>
          </table:table-cell>
          <table:table-cell office:value-type="float" office:value="360" calcext:value-type="float">
            <text:p>360</text:p>
          </table:table-cell>
          <table:table-cell office:value-type="float" office:value="-289.5462" calcext:value-type="float">
            <text:p>-289.5462</text:p>
          </table:table-cell>
          <table:table-cell office:value-type="float" office:value="0" calcext:value-type="float">
            <text:p>0</text:p>
          </table:table-cell>
          <table:table-cell office:value-type="float" office:value="260.131" calcext:value-type="float">
            <text:p>260.131</text:p>
          </table:table-cell>
          <table:table-cell office:value-type="float" office:value="284.4541" calcext:value-type="float">
            <text:p>284.4541</text:p>
          </table:table-cell>
          <table:table-cell office:value-type="float" office:value="900.1476" calcext:value-type="float">
            <text:p>900.1476</text:p>
          </table:table-cell>
          <table:table-cell office:value-type="float" office:value="826.368" calcext:value-type="float">
            <text:p>826.368</text:p>
          </table:table-cell>
          <table:table-cell office:value-type="float" office:value="824.5192" calcext:value-type="float">
            <text:p>824.5192</text:p>
          </table:table-cell>
          <table:table-cell office:value-type="float" office:value="843.978" calcext:value-type="float">
            <text:p>843.978</text:p>
          </table:table-cell>
          <table:table-cell office:value-type="float" office:value="322.689" calcext:value-type="float">
            <text:p>322.689</text:p>
          </table:table-cell>
          <table:table-cell office:value-type="float" office:value="439.7956" calcext:value-type="float">
            <text:p>439.7956</text:p>
          </table:table-cell>
          <table:table-cell office:value-type="float" office:value="384.8816" calcext:value-type="float">
            <text:p>384.8816</text:p>
          </table:table-cell>
          <table:table-cell office:value-type="float" office:value="333.3086" calcext:value-type="float">
            <text:p>333.308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82004" calcext:value-type="float">
            <text:p>15082004</text:p>
          </table:table-cell>
          <table:table-cell office:value-type="float" office:value="145.9328" calcext:value-type="float">
            <text:p>145.9328</text:p>
          </table:table-cell>
          <table:table-cell office:value-type="float" office:value="5405.322" calcext:value-type="float">
            <text:p>5405.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8.9906" calcext:value-type="float">
            <text:p>-288.9906</text:p>
          </table:table-cell>
          <table:table-cell office:value-type="float" office:value="830.636" calcext:value-type="float">
            <text:p>830.636</text:p>
          </table:table-cell>
          <table:table-cell office:value-type="float" office:value="0" calcext:value-type="float">
            <text:p>0</text:p>
          </table:table-cell>
          <table:table-cell office:value-type="float" office:value="65.01579" calcext:value-type="float">
            <text:p>65.01579</text:p>
          </table:table-cell>
          <table:table-cell office:value-type="float" office:value="26.20733" calcext:value-type="float">
            <text:p>26.20733</text:p>
          </table:table-cell>
          <table:table-cell office:value-type="float" office:value="0.0494887" calcext:value-type="float">
            <text:p>0.0494887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254215" calcext:value-type="float">
            <text:p>0.4254215</text:p>
          </table:table-cell>
          <table:table-cell office:value-type="float" office:value="1.444946" calcext:value-type="float">
            <text:p>1.444946</text:p>
          </table:table-cell>
          <table:table-cell office:value-type="float" office:value="360" calcext:value-type="float">
            <text:p>360</text:p>
          </table:table-cell>
          <table:table-cell office:value-type="float" office:value="-290.8459" calcext:value-type="float">
            <text:p>-290.8459</text:p>
          </table:table-cell>
          <table:table-cell office:value-type="float" office:value="0" calcext:value-type="float">
            <text:p>0</text:p>
          </table:table-cell>
          <table:table-cell office:value-type="float" office:value="260.1919" calcext:value-type="float">
            <text:p>260.1919</text:p>
          </table:table-cell>
          <table:table-cell office:value-type="float" office:value="284.3163" calcext:value-type="float">
            <text:p>284.3163</text:p>
          </table:table-cell>
          <table:table-cell office:value-type="float" office:value="899.787" calcext:value-type="float">
            <text:p>899.787</text:p>
          </table:table-cell>
          <table:table-cell office:value-type="float" office:value="826.1402" calcext:value-type="float">
            <text:p>826.1402</text:p>
          </table:table-cell>
          <table:table-cell office:value-type="float" office:value="824.3568" calcext:value-type="float">
            <text:p>824.3568</text:p>
          </table:table-cell>
          <table:table-cell office:value-type="float" office:value="843.8361" calcext:value-type="float">
            <text:p>843.8361</text:p>
          </table:table-cell>
          <table:table-cell office:value-type="float" office:value="322.6184" calcext:value-type="float">
            <text:p>322.6184</text:p>
          </table:table-cell>
          <table:table-cell office:value-type="float" office:value="439.7287" calcext:value-type="float">
            <text:p>439.7287</text:p>
          </table:table-cell>
          <table:table-cell office:value-type="float" office:value="384.8434" calcext:value-type="float">
            <text:p>384.8434</text:p>
          </table:table-cell>
          <table:table-cell office:value-type="float" office:value="333.2666" calcext:value-type="float">
            <text:p>333.266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082004" calcext:value-type="float">
            <text:p>16082004</text:p>
          </table:table-cell>
          <table:table-cell office:value-type="float" office:value="145.1482" calcext:value-type="float">
            <text:p>145.1482</text:p>
          </table:table-cell>
          <table:table-cell office:value-type="float" office:value="5404.811" calcext:value-type="float">
            <text:p>5404.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0.2327" calcext:value-type="float">
            <text:p>-290.2327</text:p>
          </table:table-cell>
          <table:table-cell office:value-type="float" office:value="835.1752" calcext:value-type="float">
            <text:p>835.1752</text:p>
          </table:table-cell>
          <table:table-cell office:value-type="float" office:value="0" calcext:value-type="float">
            <text:p>0</text:p>
          </table:table-cell>
          <table:table-cell office:value-type="float" office:value="64.69372" calcext:value-type="float">
            <text:p>64.69372</text:p>
          </table:table-cell>
          <table:table-cell office:value-type="float" office:value="26.15389" calcext:value-type="float">
            <text:p>26.15389</text:p>
          </table:table-cell>
          <table:table-cell office:value-type="float" office:value="0.04972663" calcext:value-type="float">
            <text:p>0.04972663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25842" calcext:value-type="float">
            <text:p>0.425842</text:p>
          </table:table-cell>
          <table:table-cell office:value-type="float" office:value="1.443669" calcext:value-type="float">
            <text:p>1.443669</text:p>
          </table:table-cell>
          <table:table-cell office:value-type="float" office:value="360" calcext:value-type="float">
            <text:p>360</text:p>
          </table:table-cell>
          <table:table-cell office:value-type="float" office:value="-292.087" calcext:value-type="float">
            <text:p>-292.087</text:p>
          </table:table-cell>
          <table:table-cell office:value-type="float" office:value="0" calcext:value-type="float">
            <text:p>0</text:p>
          </table:table-cell>
          <table:table-cell office:value-type="float" office:value="260.2421" calcext:value-type="float">
            <text:p>260.2421</text:p>
          </table:table-cell>
          <table:table-cell office:value-type="float" office:value="284.165" calcext:value-type="float">
            <text:p>284.165</text:p>
          </table:table-cell>
          <table:table-cell office:value-type="float" office:value="899.402" calcext:value-type="float">
            <text:p>899.402</text:p>
          </table:table-cell>
          <table:table-cell office:value-type="float" office:value="825.9029" calcext:value-type="float">
            <text:p>825.9029</text:p>
          </table:table-cell>
          <table:table-cell office:value-type="float" office:value="824.1906" calcext:value-type="float">
            <text:p>824.1906</text:p>
          </table:table-cell>
          <table:table-cell office:value-type="float" office:value="843.6978" calcext:value-type="float">
            <text:p>843.6978</text:p>
          </table:table-cell>
          <table:table-cell office:value-type="float" office:value="322.5497" calcext:value-type="float">
            <text:p>322.5497</text:p>
          </table:table-cell>
          <table:table-cell office:value-type="float" office:value="439.6638" calcext:value-type="float">
            <text:p>439.6638</text:p>
          </table:table-cell>
          <table:table-cell office:value-type="float" office:value="384.8053" calcext:value-type="float">
            <text:p>384.8053</text:p>
          </table:table-cell>
          <table:table-cell office:value-type="float" office:value="333.2247" calcext:value-type="float">
            <text:p>333.224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082004" calcext:value-type="float">
            <text:p>17082004</text:p>
          </table:table-cell>
          <table:table-cell office:value-type="float" office:value="144.4807" calcext:value-type="float">
            <text:p>144.4807</text:p>
          </table:table-cell>
          <table:table-cell office:value-type="float" office:value="5404.318" calcext:value-type="float">
            <text:p>5404.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1.3677" calcext:value-type="float">
            <text:p>-291.3677</text:p>
          </table:table-cell>
          <table:table-cell office:value-type="float" office:value="837.3516" calcext:value-type="float">
            <text:p>837.3516</text:p>
          </table:table-cell>
          <table:table-cell office:value-type="float" office:value="0" calcext:value-type="float">
            <text:p>0</text:p>
          </table:table-cell>
          <table:table-cell office:value-type="float" office:value="64.54016" calcext:value-type="float">
            <text:p>64.54016</text:p>
          </table:table-cell>
          <table:table-cell office:value-type="float" office:value="26.13175" calcext:value-type="float">
            <text:p>26.13175</text:p>
          </table:table-cell>
          <table:table-cell office:value-type="float" office:value="0.04998353" calcext:value-type="float">
            <text:p>0.04998353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262615" calcext:value-type="float">
            <text:p>0.4262615</text:p>
          </table:table-cell>
          <table:table-cell office:value-type="float" office:value="1.442405" calcext:value-type="float">
            <text:p>1.442405</text:p>
          </table:table-cell>
          <table:table-cell office:value-type="float" office:value="360" calcext:value-type="float">
            <text:p>360</text:p>
          </table:table-cell>
          <table:table-cell office:value-type="float" office:value="-293.2209" calcext:value-type="float">
            <text:p>-293.2209</text:p>
          </table:table-cell>
          <table:table-cell office:value-type="float" office:value="0" calcext:value-type="float">
            <text:p>0</text:p>
          </table:table-cell>
          <table:table-cell office:value-type="float" office:value="260.2816" calcext:value-type="float">
            <text:p>260.2816</text:p>
          </table:table-cell>
          <table:table-cell office:value-type="float" office:value="284.0455" calcext:value-type="float">
            <text:p>284.0455</text:p>
          </table:table-cell>
          <table:table-cell office:value-type="float" office:value="899.0762" calcext:value-type="float">
            <text:p>899.0762</text:p>
          </table:table-cell>
          <table:table-cell office:value-type="float" office:value="825.6822" calcext:value-type="float">
            <text:p>825.6822</text:p>
          </table:table-cell>
          <table:table-cell office:value-type="float" office:value="824.0322" calcext:value-type="float">
            <text:p>824.0322</text:p>
          </table:table-cell>
          <table:table-cell office:value-type="float" office:value="843.5593" calcext:value-type="float">
            <text:p>843.5593</text:p>
          </table:table-cell>
          <table:table-cell office:value-type="float" office:value="322.4803" calcext:value-type="float">
            <text:p>322.4803</text:p>
          </table:table-cell>
          <table:table-cell office:value-type="float" office:value="439.5985" calcext:value-type="float">
            <text:p>439.5985</text:p>
          </table:table-cell>
          <table:table-cell office:value-type="float" office:value="384.7675" calcext:value-type="float">
            <text:p>384.7675</text:p>
          </table:table-cell>
          <table:table-cell office:value-type="float" office:value="333.1828" calcext:value-type="float">
            <text:p>333.182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082004" calcext:value-type="float">
            <text:p>18082004</text:p>
          </table:table-cell>
          <table:table-cell office:value-type="float" office:value="143.8592" calcext:value-type="float">
            <text:p>143.8592</text:p>
          </table:table-cell>
          <table:table-cell office:value-type="float" office:value="5403.879" calcext:value-type="float">
            <text:p>5403.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2.4004" calcext:value-type="float">
            <text:p>-292.4004</text:p>
          </table:table-cell>
          <table:table-cell office:value-type="float" office:value="840.1017" calcext:value-type="float">
            <text:p>840.1017</text:p>
          </table:table-cell>
          <table:table-cell office:value-type="float" office:value="0" calcext:value-type="float">
            <text:p>0</text:p>
          </table:table-cell>
          <table:table-cell office:value-type="float" office:value="64.3539" calcext:value-type="float">
            <text:p>64.3539</text:p>
          </table:table-cell>
          <table:table-cell office:value-type="float" office:value="26.11227" calcext:value-type="float">
            <text:p>26.11227</text:p>
          </table:table-cell>
          <table:table-cell office:value-type="float" office:value="0.05024627" calcext:value-type="float">
            <text:p>0.05024627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266792" calcext:value-type="float">
            <text:p>0.4266792</text:p>
          </table:table-cell>
          <table:table-cell office:value-type="float" office:value="1.441187" calcext:value-type="float">
            <text:p>1.441187</text:p>
          </table:table-cell>
          <table:table-cell office:value-type="float" office:value="360" calcext:value-type="float">
            <text:p>360</text:p>
          </table:table-cell>
          <table:table-cell office:value-type="float" office:value="-294.2525" calcext:value-type="float">
            <text:p>-294.2525</text:p>
          </table:table-cell>
          <table:table-cell office:value-type="float" office:value="0" calcext:value-type="float">
            <text:p>0</text:p>
          </table:table-cell>
          <table:table-cell office:value-type="float" office:value="260.3153" calcext:value-type="float">
            <text:p>260.3153</text:p>
          </table:table-cell>
          <table:table-cell office:value-type="float" office:value="283.9245" calcext:value-type="float">
            <text:p>283.9245</text:p>
          </table:table-cell>
          <table:table-cell office:value-type="float" office:value="898.769" calcext:value-type="float">
            <text:p>898.769</text:p>
          </table:table-cell>
          <table:table-cell office:value-type="float" office:value="825.4909" calcext:value-type="float">
            <text:p>825.4909</text:p>
          </table:table-cell>
          <table:table-cell office:value-type="float" office:value="823.8934" calcext:value-type="float">
            <text:p>823.8934</text:p>
          </table:table-cell>
          <table:table-cell office:value-type="float" office:value="843.4412" calcext:value-type="float">
            <text:p>843.4412</text:p>
          </table:table-cell>
          <table:table-cell office:value-type="float" office:value="322.4202" calcext:value-type="float">
            <text:p>322.4202</text:p>
          </table:table-cell>
          <table:table-cell office:value-type="float" office:value="439.5396" calcext:value-type="float">
            <text:p>439.5396</text:p>
          </table:table-cell>
          <table:table-cell office:value-type="float" office:value="384.7302" calcext:value-type="float">
            <text:p>384.7302</text:p>
          </table:table-cell>
          <table:table-cell office:value-type="float" office:value="333.141" calcext:value-type="float">
            <text:p>333.14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082004" calcext:value-type="float">
            <text:p>19082004</text:p>
          </table:table-cell>
          <table:table-cell office:value-type="float" office:value="143.2227" calcext:value-type="float">
            <text:p>143.2227</text:p>
          </table:table-cell>
          <table:table-cell office:value-type="float" office:value="5403.485" calcext:value-type="float">
            <text:p>5403.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3.3503" calcext:value-type="float">
            <text:p>-293.3503</text:p>
          </table:table-cell>
          <table:table-cell office:value-type="float" office:value="843.0092" calcext:value-type="float">
            <text:p>843.0092</text:p>
          </table:table-cell>
          <table:table-cell office:value-type="float" office:value="0" calcext:value-type="float">
            <text:p>0</text:p>
          </table:table-cell>
          <table:table-cell office:value-type="float" office:value="64.18294" calcext:value-type="float">
            <text:p>64.18294</text:p>
          </table:table-cell>
          <table:table-cell office:value-type="float" office:value="26.04984" calcext:value-type="float">
            <text:p>26.04984</text:p>
          </table:table-cell>
          <table:table-cell office:value-type="float" office:value="0.05049476" calcext:value-type="float">
            <text:p>0.05049476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270949" calcext:value-type="float">
            <text:p>0.4270949</text:p>
          </table:table-cell>
          <table:table-cell office:value-type="float" office:value="1.440017" calcext:value-type="float">
            <text:p>1.440017</text:p>
          </table:table-cell>
          <table:table-cell office:value-type="float" office:value="360" calcext:value-type="float">
            <text:p>360</text:p>
          </table:table-cell>
          <table:table-cell office:value-type="float" office:value="-295.2013" calcext:value-type="float">
            <text:p>-295.2013</text:p>
          </table:table-cell>
          <table:table-cell office:value-type="float" office:value="0" calcext:value-type="float">
            <text:p>0</text:p>
          </table:table-cell>
          <table:table-cell office:value-type="float" office:value="260.3605" calcext:value-type="float">
            <text:p>260.3605</text:p>
          </table:table-cell>
          <table:table-cell office:value-type="float" office:value="283.8173" calcext:value-type="float">
            <text:p>283.8173</text:p>
          </table:table-cell>
          <table:table-cell office:value-type="float" office:value="898.4861" calcext:value-type="float">
            <text:p>898.4861</text:p>
          </table:table-cell>
          <table:table-cell office:value-type="float" office:value="825.3093" calcext:value-type="float">
            <text:p>825.3093</text:p>
          </table:table-cell>
          <table:table-cell office:value-type="float" office:value="823.7589" calcext:value-type="float">
            <text:p>823.7589</text:p>
          </table:table-cell>
          <table:table-cell office:value-type="float" office:value="843.3263" calcext:value-type="float">
            <text:p>843.3263</text:p>
          </table:table-cell>
          <table:table-cell office:value-type="float" office:value="322.3618" calcext:value-type="float">
            <text:p>322.3618</text:p>
          </table:table-cell>
          <table:table-cell office:value-type="float" office:value="439.4834" calcext:value-type="float">
            <text:p>439.4834</text:p>
          </table:table-cell>
          <table:table-cell office:value-type="float" office:value="384.6938" calcext:value-type="float">
            <text:p>384.6938</text:p>
          </table:table-cell>
          <table:table-cell office:value-type="float" office:value="333.0995" calcext:value-type="float">
            <text:p>333.099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082004" calcext:value-type="float">
            <text:p>20082004</text:p>
          </table:table-cell>
          <table:table-cell office:value-type="float" office:value="142.4624" calcext:value-type="float">
            <text:p>142.4624</text:p>
          </table:table-cell>
          <table:table-cell office:value-type="float" office:value="5403.146" calcext:value-type="float">
            <text:p>5403.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4.4362" calcext:value-type="float">
            <text:p>-294.4362</text:p>
          </table:table-cell>
          <table:table-cell office:value-type="float" office:value="845.1224" calcext:value-type="float">
            <text:p>845.1224</text:p>
          </table:table-cell>
          <table:table-cell office:value-type="float" office:value="0" calcext:value-type="float">
            <text:p>0</text:p>
          </table:table-cell>
          <table:table-cell office:value-type="float" office:value="64.02845" calcext:value-type="float">
            <text:p>64.02845</text:p>
          </table:table-cell>
          <table:table-cell office:value-type="float" office:value="25.89704" calcext:value-type="float">
            <text:p>25.89704</text:p>
          </table:table-cell>
          <table:table-cell office:value-type="float" office:value="0.05074048" calcext:value-type="float">
            <text:p>0.05074048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27509" calcext:value-type="float">
            <text:p>0.427509</text:p>
          </table:table-cell>
          <table:table-cell office:value-type="float" office:value="1.438901" calcext:value-type="float">
            <text:p>1.438901</text:p>
          </table:table-cell>
          <table:table-cell office:value-type="float" office:value="360" calcext:value-type="float">
            <text:p>360</text:p>
          </table:table-cell>
          <table:table-cell office:value-type="float" office:value="-296.2863" calcext:value-type="float">
            <text:p>-296.2863</text:p>
          </table:table-cell>
          <table:table-cell office:value-type="float" office:value="0" calcext:value-type="float">
            <text:p>0</text:p>
          </table:table-cell>
          <table:table-cell office:value-type="float" office:value="260.4192" calcext:value-type="float">
            <text:p>260.4192</text:p>
          </table:table-cell>
          <table:table-cell office:value-type="float" office:value="283.7054" calcext:value-type="float">
            <text:p>283.7054</text:p>
          </table:table-cell>
          <table:table-cell office:value-type="float" office:value="898.2" calcext:value-type="float">
            <text:p>898.2</text:p>
          </table:table-cell>
          <table:table-cell office:value-type="float" office:value="825.1312" calcext:value-type="float">
            <text:p>825.1312</text:p>
          </table:table-cell>
          <table:table-cell office:value-type="float" office:value="823.6267" calcext:value-type="float">
            <text:p>823.6267</text:p>
          </table:table-cell>
          <table:table-cell office:value-type="float" office:value="843.2152" calcext:value-type="float">
            <text:p>843.2152</text:p>
          </table:table-cell>
          <table:table-cell office:value-type="float" office:value="322.3059" calcext:value-type="float">
            <text:p>322.3059</text:p>
          </table:table-cell>
          <table:table-cell office:value-type="float" office:value="439.429" calcext:value-type="float">
            <text:p>439.429</text:p>
          </table:table-cell>
          <table:table-cell office:value-type="float" office:value="384.6584" calcext:value-type="float">
            <text:p>384.6584</text:p>
          </table:table-cell>
          <table:table-cell office:value-type="float" office:value="333.0585" calcext:value-type="float">
            <text:p>333.058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082004" calcext:value-type="float">
            <text:p>21082004</text:p>
          </table:table-cell>
          <table:table-cell office:value-type="float" office:value="141.7118" calcext:value-type="float">
            <text:p>141.7118</text:p>
          </table:table-cell>
          <table:table-cell office:value-type="float" office:value="5402.785" calcext:value-type="float">
            <text:p>5402.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5.516" calcext:value-type="float">
            <text:p>-295.516</text:p>
          </table:table-cell>
          <table:table-cell office:value-type="float" office:value="847.3381" calcext:value-type="float">
            <text:p>847.3381</text:p>
          </table:table-cell>
          <table:table-cell office:value-type="float" office:value="0" calcext:value-type="float">
            <text:p>0</text:p>
          </table:table-cell>
          <table:table-cell office:value-type="float" office:value="63.85096" calcext:value-type="float">
            <text:p>63.85096</text:p>
          </table:table-cell>
          <table:table-cell office:value-type="float" office:value="25.7471" calcext:value-type="float">
            <text:p>25.7471</text:p>
          </table:table-cell>
          <table:table-cell office:value-type="float" office:value="0.05100201" calcext:value-type="float">
            <text:p>0.05100201</text:p>
          </table:table-cell>
          <table:table-cell office:value-type="float" office:value="0.02967136" calcext:value-type="float">
            <text:p>0.02967136</text:p>
          </table:table-cell>
          <table:table-cell office:value-type="float" office:value="0.4280177" calcext:value-type="float">
            <text:p>0.4280177</text:p>
          </table:table-cell>
          <table:table-cell office:value-type="float" office:value="1.438016" calcext:value-type="float">
            <text:p>1.438016</text:p>
          </table:table-cell>
          <table:table-cell office:value-type="float" office:value="360" calcext:value-type="float">
            <text:p>360</text:p>
          </table:table-cell>
          <table:table-cell office:value-type="float" office:value="-297.3655" calcext:value-type="float">
            <text:p>-297.3655</text:p>
          </table:table-cell>
          <table:table-cell office:value-type="float" office:value="0" calcext:value-type="float">
            <text:p>0</text:p>
          </table:table-cell>
          <table:table-cell office:value-type="float" office:value="260.4842" calcext:value-type="float">
            <text:p>260.4842</text:p>
          </table:table-cell>
          <table:table-cell office:value-type="float" office:value="283.5914" calcext:value-type="float">
            <text:p>283.5914</text:p>
          </table:table-cell>
          <table:table-cell office:value-type="float" office:value="897.9043" calcext:value-type="float">
            <text:p>897.9043</text:p>
          </table:table-cell>
          <table:table-cell office:value-type="float" office:value="824.949" calcext:value-type="float">
            <text:p>824.949</text:p>
          </table:table-cell>
          <table:table-cell office:value-type="float" office:value="823.4905" calcext:value-type="float">
            <text:p>823.4905</text:p>
          </table:table-cell>
          <table:table-cell office:value-type="float" office:value="843.1021" calcext:value-type="float">
            <text:p>843.1021</text:p>
          </table:table-cell>
          <table:table-cell office:value-type="float" office:value="322.2499" calcext:value-type="float">
            <text:p>322.2499</text:p>
          </table:table-cell>
          <table:table-cell office:value-type="float" office:value="439.3757" calcext:value-type="float">
            <text:p>439.3757</text:p>
          </table:table-cell>
          <table:table-cell office:value-type="float" office:value="384.624" calcext:value-type="float">
            <text:p>384.624</text:p>
          </table:table-cell>
          <table:table-cell office:value-type="float" office:value="333.0179" calcext:value-type="float">
            <text:p>333.017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082004" calcext:value-type="float">
            <text:p>22082004</text:p>
          </table:table-cell>
          <table:table-cell office:value-type="float" office:value="141.0273" calcext:value-type="float">
            <text:p>141.0273</text:p>
          </table:table-cell>
          <table:table-cell office:value-type="float" office:value="5402.448" calcext:value-type="float">
            <text:p>5402.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6.3443" calcext:value-type="float">
            <text:p>-296.3443</text:p>
          </table:table-cell>
          <table:table-cell office:value-type="float" office:value="851.1228" calcext:value-type="float">
            <text:p>851.1228</text:p>
          </table:table-cell>
          <table:table-cell office:value-type="float" office:value="0" calcext:value-type="float">
            <text:p>0</text:p>
          </table:table-cell>
          <table:table-cell office:value-type="float" office:value="63.70251" calcext:value-type="float">
            <text:p>63.70251</text:p>
          </table:table-cell>
          <table:table-cell office:value-type="float" office:value="25.56576" calcext:value-type="float">
            <text:p>25.56576</text:p>
          </table:table-cell>
          <table:table-cell office:value-type="float" office:value="0.051211" calcext:value-type="float">
            <text:p>0.051211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289908" calcext:value-type="float">
            <text:p>0.4289908</text:p>
          </table:table-cell>
          <table:table-cell office:value-type="float" office:value="1.439536" calcext:value-type="float">
            <text:p>1.439536</text:p>
          </table:table-cell>
          <table:table-cell office:value-type="float" office:value="360" calcext:value-type="float">
            <text:p>360</text:p>
          </table:table-cell>
          <table:table-cell office:value-type="float" office:value="-298.1962" calcext:value-type="float">
            <text:p>-298.1962</text:p>
          </table:table-cell>
          <table:table-cell office:value-type="float" office:value="0" calcext:value-type="float">
            <text:p>0</text:p>
          </table:table-cell>
          <table:table-cell office:value-type="float" office:value="260.5707" calcext:value-type="float">
            <text:p>260.5707</text:p>
          </table:table-cell>
          <table:table-cell office:value-type="float" office:value="283.5058" calcext:value-type="float">
            <text:p>283.5058</text:p>
          </table:table-cell>
          <table:table-cell office:value-type="float" office:value="897.6513" calcext:value-type="float">
            <text:p>897.6513</text:p>
          </table:table-cell>
          <table:table-cell office:value-type="float" office:value="824.7801" calcext:value-type="float">
            <text:p>824.7801</text:p>
          </table:table-cell>
          <table:table-cell office:value-type="float" office:value="823.3612" calcext:value-type="float">
            <text:p>823.3612</text:p>
          </table:table-cell>
          <table:table-cell office:value-type="float" office:value="842.9923" calcext:value-type="float">
            <text:p>842.9923</text:p>
          </table:table-cell>
          <table:table-cell office:value-type="float" office:value="322.1951" calcext:value-type="float">
            <text:p>322.1951</text:p>
          </table:table-cell>
          <table:table-cell office:value-type="float" office:value="439.3231" calcext:value-type="float">
            <text:p>439.3231</text:p>
          </table:table-cell>
          <table:table-cell office:value-type="float" office:value="384.5901" calcext:value-type="float">
            <text:p>384.5901</text:p>
          </table:table-cell>
          <table:table-cell office:value-type="float" office:value="332.9778" calcext:value-type="float">
            <text:p>332.977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082004" calcext:value-type="float">
            <text:p>23082004</text:p>
          </table:table-cell>
          <table:table-cell office:value-type="float" office:value="139.8603" calcext:value-type="float">
            <text:p>139.8603</text:p>
          </table:table-cell>
          <table:table-cell office:value-type="float" office:value="5402.262" calcext:value-type="float">
            <text:p>5402.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7.5918" calcext:value-type="float">
            <text:p>-297.5918</text:p>
          </table:table-cell>
          <table:table-cell office:value-type="float" office:value="854.2505" calcext:value-type="float">
            <text:p>854.2505</text:p>
          </table:table-cell>
          <table:table-cell office:value-type="float" office:value="0" calcext:value-type="float">
            <text:p>0</text:p>
          </table:table-cell>
          <table:table-cell office:value-type="float" office:value="63.80414" calcext:value-type="float">
            <text:p>63.80414</text:p>
          </table:table-cell>
          <table:table-cell office:value-type="float" office:value="24.99959" calcext:value-type="float">
            <text:p>24.99959</text:p>
          </table:table-cell>
          <table:table-cell office:value-type="float" office:value="0.05129307" calcext:value-type="float">
            <text:p>0.05129307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350542" calcext:value-type="float">
            <text:p>0.4350542</text:p>
          </table:table-cell>
          <table:table-cell office:value-type="float" office:value="1.454291" calcext:value-type="float">
            <text:p>1.454291</text:p>
          </table:table-cell>
          <table:table-cell office:value-type="float" office:value="360" calcext:value-type="float">
            <text:p>360</text:p>
          </table:table-cell>
          <table:table-cell office:value-type="float" office:value="-299.4644" calcext:value-type="float">
            <text:p>-299.4644</text:p>
          </table:table-cell>
          <table:table-cell office:value-type="float" office:value="0" calcext:value-type="float">
            <text:p>0</text:p>
          </table:table-cell>
          <table:table-cell office:value-type="float" office:value="260.7376" calcext:value-type="float">
            <text:p>260.7376</text:p>
          </table:table-cell>
          <table:table-cell office:value-type="float" office:value="283.4131" calcext:value-type="float">
            <text:p>283.4131</text:p>
          </table:table-cell>
          <table:table-cell office:value-type="float" office:value="897.3749" calcext:value-type="float">
            <text:p>897.3749</text:p>
          </table:table-cell>
          <table:table-cell office:value-type="float" office:value="824.607" calcext:value-type="float">
            <text:p>824.607</text:p>
          </table:table-cell>
          <table:table-cell office:value-type="float" office:value="823.2354" calcext:value-type="float">
            <text:p>823.2354</text:p>
          </table:table-cell>
          <table:table-cell office:value-type="float" office:value="842.8862" calcext:value-type="float">
            <text:p>842.8862</text:p>
          </table:table-cell>
          <table:table-cell office:value-type="float" office:value="322.1419" calcext:value-type="float">
            <text:p>322.1419</text:p>
          </table:table-cell>
          <table:table-cell office:value-type="float" office:value="439.272" calcext:value-type="float">
            <text:p>439.272</text:p>
          </table:table-cell>
          <table:table-cell office:value-type="float" office:value="384.5568" calcext:value-type="float">
            <text:p>384.5568</text:p>
          </table:table-cell>
          <table:table-cell office:value-type="float" office:value="332.9383" calcext:value-type="float">
            <text:p>332.938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082004" calcext:value-type="float">
            <text:p>24082004</text:p>
          </table:table-cell>
          <table:table-cell office:value-type="float" office:value="138.6605" calcext:value-type="float">
            <text:p>138.6605</text:p>
          </table:table-cell>
          <table:table-cell office:value-type="float" office:value="5402.142" calcext:value-type="float">
            <text:p>5402.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8.6834" calcext:value-type="float">
            <text:p>-298.6834</text:p>
          </table:table-cell>
          <table:table-cell office:value-type="float" office:value="857.6035" calcext:value-type="float">
            <text:p>857.6035</text:p>
          </table:table-cell>
          <table:table-cell office:value-type="float" office:value="0" calcext:value-type="float">
            <text:p>0</text:p>
          </table:table-cell>
          <table:table-cell office:value-type="float" office:value="63.89333" calcext:value-type="float">
            <text:p>63.89333</text:p>
          </table:table-cell>
          <table:table-cell office:value-type="float" office:value="24.3359" calcext:value-type="float">
            <text:p>24.3359</text:p>
          </table:table-cell>
          <table:table-cell office:value-type="float" office:value="0.05133134" calcext:value-type="float">
            <text:p>0.05133134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410051" calcext:value-type="float">
            <text:p>0.4410051</text:p>
          </table:table-cell>
          <table:table-cell office:value-type="float" office:value="1.467918" calcext:value-type="float">
            <text:p>1.467918</text:p>
          </table:table-cell>
          <table:table-cell office:value-type="float" office:value="360" calcext:value-type="float">
            <text:p>360</text:p>
          </table:table-cell>
          <table:table-cell office:value-type="float" office:value="-300.5755" calcext:value-type="float">
            <text:p>-300.5755</text:p>
          </table:table-cell>
          <table:table-cell office:value-type="float" office:value="0" calcext:value-type="float">
            <text:p>0</text:p>
          </table:table-cell>
          <table:table-cell office:value-type="float" office:value="260.9601" calcext:value-type="float">
            <text:p>260.9601</text:p>
          </table:table-cell>
          <table:table-cell office:value-type="float" office:value="283.3391" calcext:value-type="float">
            <text:p>283.3391</text:p>
          </table:table-cell>
          <table:table-cell office:value-type="float" office:value="897.1317" calcext:value-type="float">
            <text:p>897.1317</text:p>
          </table:table-cell>
          <table:table-cell office:value-type="float" office:value="824.4426" calcext:value-type="float">
            <text:p>824.4426</text:p>
          </table:table-cell>
          <table:table-cell office:value-type="float" office:value="823.1141" calcext:value-type="float">
            <text:p>823.1141</text:p>
          </table:table-cell>
          <table:table-cell office:value-type="float" office:value="842.7823" calcext:value-type="float">
            <text:p>842.7823</text:p>
          </table:table-cell>
          <table:table-cell office:value-type="float" office:value="322.0901" calcext:value-type="float">
            <text:p>322.0901</text:p>
          </table:table-cell>
          <table:table-cell office:value-type="float" office:value="439.2217" calcext:value-type="float">
            <text:p>439.2217</text:p>
          </table:table-cell>
          <table:table-cell office:value-type="float" office:value="384.524" calcext:value-type="float">
            <text:p>384.524</text:p>
          </table:table-cell>
          <table:table-cell office:value-type="float" office:value="332.8992" calcext:value-type="float">
            <text:p>332.899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082004" calcext:value-type="float">
            <text:p>25082004</text:p>
          </table:table-cell>
          <table:table-cell office:value-type="float" office:value="137.4566" calcext:value-type="float">
            <text:p>137.4566</text:p>
          </table:table-cell>
          <table:table-cell office:value-type="float" office:value="5401.99" calcext:value-type="float">
            <text:p>5401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0.1005" calcext:value-type="float">
            <text:p>-300.1005</text:p>
          </table:table-cell>
          <table:table-cell office:value-type="float" office:value="864.9214" calcext:value-type="float">
            <text:p>864.9214</text:p>
          </table:table-cell>
          <table:table-cell office:value-type="float" office:value="0" calcext:value-type="float">
            <text:p>0</text:p>
          </table:table-cell>
          <table:table-cell office:value-type="float" office:value="63.94952" calcext:value-type="float">
            <text:p>63.94952</text:p>
          </table:table-cell>
          <table:table-cell office:value-type="float" office:value="23.76257" calcext:value-type="float">
            <text:p>23.76257</text:p>
          </table:table-cell>
          <table:table-cell office:value-type="float" office:value="0.05147908" calcext:value-type="float">
            <text:p>0.05147908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451644" calcext:value-type="float">
            <text:p>0.4451644</text:p>
          </table:table-cell>
          <table:table-cell office:value-type="float" office:value="1.479826" calcext:value-type="float">
            <text:p>1.479826</text:p>
          </table:table-cell>
          <table:table-cell office:value-type="float" office:value="360" calcext:value-type="float">
            <text:p>360</text:p>
          </table:table-cell>
          <table:table-cell office:value-type="float" office:value="-302.0085" calcext:value-type="float">
            <text:p>-302.0085</text:p>
          </table:table-cell>
          <table:table-cell office:value-type="float" office:value="0" calcext:value-type="float">
            <text:p>0</text:p>
          </table:table-cell>
          <table:table-cell office:value-type="float" office:value="261.1487" calcext:value-type="float">
            <text:p>261.1487</text:p>
          </table:table-cell>
          <table:table-cell office:value-type="float" office:value="283.2323" calcext:value-type="float">
            <text:p>283.2323</text:p>
          </table:table-cell>
          <table:table-cell office:value-type="float" office:value="896.8494" calcext:value-type="float">
            <text:p>896.8494</text:p>
          </table:table-cell>
          <table:table-cell office:value-type="float" office:value="824.2661" calcext:value-type="float">
            <text:p>824.2661</text:p>
          </table:table-cell>
          <table:table-cell office:value-type="float" office:value="822.9869" calcext:value-type="float">
            <text:p>822.9869</text:p>
          </table:table-cell>
          <table:table-cell office:value-type="float" office:value="842.6766" calcext:value-type="float">
            <text:p>842.6766</text:p>
          </table:table-cell>
          <table:table-cell office:value-type="float" office:value="322.038" calcext:value-type="float">
            <text:p>322.038</text:p>
          </table:table-cell>
          <table:table-cell office:value-type="float" office:value="439.1722" calcext:value-type="float">
            <text:p>439.1722</text:p>
          </table:table-cell>
          <table:table-cell office:value-type="float" office:value="384.4919" calcext:value-type="float">
            <text:p>384.4919</text:p>
          </table:table-cell>
          <table:table-cell office:value-type="float" office:value="332.8604" calcext:value-type="float">
            <text:p>332.860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082004" calcext:value-type="float">
            <text:p>26082004</text:p>
          </table:table-cell>
          <table:table-cell office:value-type="float" office:value="136.571" calcext:value-type="float">
            <text:p>136.571</text:p>
          </table:table-cell>
          <table:table-cell office:value-type="float" office:value="5401.667" calcext:value-type="float">
            <text:p>5401.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1.3008" calcext:value-type="float">
            <text:p>-301.3008</text:p>
          </table:table-cell>
          <table:table-cell office:value-type="float" office:value="869.9809" calcext:value-type="float">
            <text:p>869.9809</text:p>
          </table:table-cell>
          <table:table-cell office:value-type="float" office:value="0" calcext:value-type="float">
            <text:p>0</text:p>
          </table:table-cell>
          <table:table-cell office:value-type="float" office:value="63.19688" calcext:value-type="float">
            <text:p>63.19688</text:p>
          </table:table-cell>
          <table:table-cell office:value-type="float" office:value="23.49738" calcext:value-type="float">
            <text:p>23.49738</text:p>
          </table:table-cell>
          <table:table-cell office:value-type="float" office:value="0.0516642" calcext:value-type="float">
            <text:p>0.0516642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48141" calcext:value-type="float">
            <text:p>0.448141</text:p>
          </table:table-cell>
          <table:table-cell office:value-type="float" office:value="1.485033" calcext:value-type="float">
            <text:p>1.485033</text:p>
          </table:table-cell>
          <table:table-cell office:value-type="float" office:value="360" calcext:value-type="float">
            <text:p>360</text:p>
          </table:table-cell>
          <table:table-cell office:value-type="float" office:value="-303.2168" calcext:value-type="float">
            <text:p>-303.2168</text:p>
          </table:table-cell>
          <table:table-cell office:value-type="float" office:value="0" calcext:value-type="float">
            <text:p>0</text:p>
          </table:table-cell>
          <table:table-cell office:value-type="float" office:value="261.2659" calcext:value-type="float">
            <text:p>261.2659</text:p>
          </table:table-cell>
          <table:table-cell office:value-type="float" office:value="283.1058" calcext:value-type="float">
            <text:p>283.1058</text:p>
          </table:table-cell>
          <table:table-cell office:value-type="float" office:value="896.5294" calcext:value-type="float">
            <text:p>896.5294</text:p>
          </table:table-cell>
          <table:table-cell office:value-type="float" office:value="824.0723" calcext:value-type="float">
            <text:p>824.0723</text:p>
          </table:table-cell>
          <table:table-cell office:value-type="float" office:value="822.8522" calcext:value-type="float">
            <text:p>822.8522</text:p>
          </table:table-cell>
          <table:table-cell office:value-type="float" office:value="842.5656" calcext:value-type="float">
            <text:p>842.5656</text:p>
          </table:table-cell>
          <table:table-cell office:value-type="float" office:value="321.9845" calcext:value-type="float">
            <text:p>321.9845</text:p>
          </table:table-cell>
          <table:table-cell office:value-type="float" office:value="439.1226" calcext:value-type="float">
            <text:p>439.1226</text:p>
          </table:table-cell>
          <table:table-cell office:value-type="float" office:value="384.4601" calcext:value-type="float">
            <text:p>384.4601</text:p>
          </table:table-cell>
          <table:table-cell office:value-type="float" office:value="332.8221" calcext:value-type="float">
            <text:p>332.822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082004" calcext:value-type="float">
            <text:p>27082004</text:p>
          </table:table-cell>
          <table:table-cell office:value-type="float" office:value="135.8332" calcext:value-type="float">
            <text:p>135.8332</text:p>
          </table:table-cell>
          <table:table-cell office:value-type="float" office:value="5401.224" calcext:value-type="float">
            <text:p>5401.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2.4561" calcext:value-type="float">
            <text:p>-302.4561</text:p>
          </table:table-cell>
          <table:table-cell office:value-type="float" office:value="871.5806" calcext:value-type="float">
            <text:p>871.5806</text:p>
          </table:table-cell>
          <table:table-cell office:value-type="float" office:value="0" calcext:value-type="float">
            <text:p>0</text:p>
          </table:table-cell>
          <table:table-cell office:value-type="float" office:value="62.72607" calcext:value-type="float">
            <text:p>62.72607</text:p>
          </table:table-cell>
          <table:table-cell office:value-type="float" office:value="23.38288" calcext:value-type="float">
            <text:p>23.38288</text:p>
          </table:table-cell>
          <table:table-cell office:value-type="float" office:value="0.05186044" calcext:value-type="float">
            <text:p>0.05186044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502921" calcext:value-type="float">
            <text:p>0.4502921</text:p>
          </table:table-cell>
          <table:table-cell office:value-type="float" office:value="1.487737" calcext:value-type="float">
            <text:p>1.487737</text:p>
          </table:table-cell>
          <table:table-cell office:value-type="float" office:value="360" calcext:value-type="float">
            <text:p>360</text:p>
          </table:table-cell>
          <table:table-cell office:value-type="float" office:value="-304.3768" calcext:value-type="float">
            <text:p>-304.3768</text:p>
          </table:table-cell>
          <table:table-cell office:value-type="float" office:value="0" calcext:value-type="float">
            <text:p>0</text:p>
          </table:table-cell>
          <table:table-cell office:value-type="float" office:value="261.3291" calcext:value-type="float">
            <text:p>261.3291</text:p>
          </table:table-cell>
          <table:table-cell office:value-type="float" office:value="282.9728" calcext:value-type="float">
            <text:p>282.9728</text:p>
          </table:table-cell>
          <table:table-cell office:value-type="float" office:value="896.1896" calcext:value-type="float">
            <text:p>896.1896</text:p>
          </table:table-cell>
          <table:table-cell office:value-type="float" office:value="823.8634" calcext:value-type="float">
            <text:p>823.8634</text:p>
          </table:table-cell>
          <table:table-cell office:value-type="float" office:value="822.7042" calcext:value-type="float">
            <text:p>822.7042</text:p>
          </table:table-cell>
          <table:table-cell office:value-type="float" office:value="842.4443" calcext:value-type="float">
            <text:p>842.4443</text:p>
          </table:table-cell>
          <table:table-cell office:value-type="float" office:value="321.9267" calcext:value-type="float">
            <text:p>321.9267</text:p>
          </table:table-cell>
          <table:table-cell office:value-type="float" office:value="439.0709" calcext:value-type="float">
            <text:p>439.0709</text:p>
          </table:table-cell>
          <table:table-cell office:value-type="float" office:value="384.4282" calcext:value-type="float">
            <text:p>384.4282</text:p>
          </table:table-cell>
          <table:table-cell office:value-type="float" office:value="332.7842" calcext:value-type="float">
            <text:p>332.784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8082004" calcext:value-type="float">
            <text:p>28082004</text:p>
          </table:table-cell>
          <table:table-cell office:value-type="float" office:value="134.9663" calcext:value-type="float">
            <text:p>134.9663</text:p>
          </table:table-cell>
          <table:table-cell office:value-type="float" office:value="5400.881" calcext:value-type="float">
            <text:p>5400.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3.6462" calcext:value-type="float">
            <text:p>-303.6462</text:p>
          </table:table-cell>
          <table:table-cell office:value-type="float" office:value="876.8906" calcext:value-type="float">
            <text:p>876.8906</text:p>
          </table:table-cell>
          <table:table-cell office:value-type="float" office:value="0" calcext:value-type="float">
            <text:p>0</text:p>
          </table:table-cell>
          <table:table-cell office:value-type="float" office:value="62.58055" calcext:value-type="float">
            <text:p>62.58055</text:p>
          </table:table-cell>
          <table:table-cell office:value-type="float" office:value="23.10141" calcext:value-type="float">
            <text:p>23.10141</text:p>
          </table:table-cell>
          <table:table-cell office:value-type="float" office:value="0.05210042" calcext:value-type="float">
            <text:p>0.05210042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516177" calcext:value-type="float">
            <text:p>0.4516177</text:p>
          </table:table-cell>
          <table:table-cell office:value-type="float" office:value="1.488977" calcext:value-type="float">
            <text:p>1.488977</text:p>
          </table:table-cell>
          <table:table-cell office:value-type="float" office:value="360" calcext:value-type="float">
            <text:p>360</text:p>
          </table:table-cell>
          <table:table-cell office:value-type="float" office:value="-305.5692" calcext:value-type="float">
            <text:p>-305.5692</text:p>
          </table:table-cell>
          <table:table-cell office:value-type="float" office:value="0" calcext:value-type="float">
            <text:p>0</text:p>
          </table:table-cell>
          <table:table-cell office:value-type="float" office:value="261.4411" calcext:value-type="float">
            <text:p>261.4411</text:p>
          </table:table-cell>
          <table:table-cell office:value-type="float" office:value="282.8618" calcext:value-type="float">
            <text:p>282.8618</text:p>
          </table:table-cell>
          <table:table-cell office:value-type="float" office:value="895.8926" calcext:value-type="float">
            <text:p>895.8926</text:p>
          </table:table-cell>
          <table:table-cell office:value-type="float" office:value="823.6713" calcext:value-type="float">
            <text:p>823.6713</text:p>
          </table:table-cell>
          <table:table-cell office:value-type="float" office:value="822.5624" calcext:value-type="float">
            <text:p>822.5624</text:p>
          </table:table-cell>
          <table:table-cell office:value-type="float" office:value="842.3265" calcext:value-type="float">
            <text:p>842.3265</text:p>
          </table:table-cell>
          <table:table-cell office:value-type="float" office:value="321.8687" calcext:value-type="float">
            <text:p>321.8687</text:p>
          </table:table-cell>
          <table:table-cell office:value-type="float" office:value="439.0182" calcext:value-type="float">
            <text:p>439.0182</text:p>
          </table:table-cell>
          <table:table-cell office:value-type="float" office:value="384.3961" calcext:value-type="float">
            <text:p>384.3961</text:p>
          </table:table-cell>
          <table:table-cell office:value-type="float" office:value="332.7465" calcext:value-type="float">
            <text:p>332.746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082004" calcext:value-type="float">
            <text:p>29082004</text:p>
          </table:table-cell>
          <table:table-cell office:value-type="float" office:value="134.2153" calcext:value-type="float">
            <text:p>134.2153</text:p>
          </table:table-cell>
          <table:table-cell office:value-type="float" office:value="5400.55" calcext:value-type="float">
            <text:p>5400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4.7218" calcext:value-type="float">
            <text:p>-304.7218</text:p>
          </table:table-cell>
          <table:table-cell office:value-type="float" office:value="880.4403" calcext:value-type="float">
            <text:p>880.4403</text:p>
          </table:table-cell>
          <table:table-cell office:value-type="float" office:value="0" calcext:value-type="float">
            <text:p>0</text:p>
          </table:table-cell>
          <table:table-cell office:value-type="float" office:value="62.35642" calcext:value-type="float">
            <text:p>62.35642</text:p>
          </table:table-cell>
          <table:table-cell office:value-type="float" office:value="22.88921" calcext:value-type="float">
            <text:p>22.88921</text:p>
          </table:table-cell>
          <table:table-cell office:value-type="float" office:value="0.0523481" calcext:value-type="float">
            <text:p>0.0523481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52342" calcext:value-type="float">
            <text:p>0.452342</text:p>
          </table:table-cell>
          <table:table-cell office:value-type="float" office:value="1.489245" calcext:value-type="float">
            <text:p>1.489245</text:p>
          </table:table-cell>
          <table:table-cell office:value-type="float" office:value="360" calcext:value-type="float">
            <text:p>360</text:p>
          </table:table-cell>
          <table:table-cell office:value-type="float" office:value="-306.6455" calcext:value-type="float">
            <text:p>-306.6455</text:p>
          </table:table-cell>
          <table:table-cell office:value-type="float" office:value="0" calcext:value-type="float">
            <text:p>0</text:p>
          </table:table-cell>
          <table:table-cell office:value-type="float" office:value="261.5241" calcext:value-type="float">
            <text:p>261.5241</text:p>
          </table:table-cell>
          <table:table-cell office:value-type="float" office:value="282.7587" calcext:value-type="float">
            <text:p>282.7587</text:p>
          </table:table-cell>
          <table:table-cell office:value-type="float" office:value="895.6243" calcext:value-type="float">
            <text:p>895.6243</text:p>
          </table:table-cell>
          <table:table-cell office:value-type="float" office:value="823.499" calcext:value-type="float">
            <text:p>823.499</text:p>
          </table:table-cell>
          <table:table-cell office:value-type="float" office:value="822.4352" calcext:value-type="float">
            <text:p>822.4352</text:p>
          </table:table-cell>
          <table:table-cell office:value-type="float" office:value="842.219" calcext:value-type="float">
            <text:p>842.219</text:p>
          </table:table-cell>
          <table:table-cell office:value-type="float" office:value="321.8154" calcext:value-type="float">
            <text:p>321.8154</text:p>
          </table:table-cell>
          <table:table-cell office:value-type="float" office:value="438.9673" calcext:value-type="float">
            <text:p>438.9673</text:p>
          </table:table-cell>
          <table:table-cell office:value-type="float" office:value="384.364" calcext:value-type="float">
            <text:p>384.364</text:p>
          </table:table-cell>
          <table:table-cell office:value-type="float" office:value="332.709" calcext:value-type="float">
            <text:p>332.70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0082004" calcext:value-type="float">
            <text:p>30082004</text:p>
          </table:table-cell>
          <table:table-cell office:value-type="float" office:value="133.5832" calcext:value-type="float">
            <text:p>133.5832</text:p>
          </table:table-cell>
          <table:table-cell office:value-type="float" office:value="5400.146" calcext:value-type="float">
            <text:p>5400.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5.7259" calcext:value-type="float">
            <text:p>-305.7259</text:p>
          </table:table-cell>
          <table:table-cell office:value-type="float" office:value="883.0729" calcext:value-type="float">
            <text:p>883.0729</text:p>
          </table:table-cell>
          <table:table-cell office:value-type="float" office:value="0" calcext:value-type="float">
            <text:p>0</text:p>
          </table:table-cell>
          <table:table-cell office:value-type="float" office:value="61.98125" calcext:value-type="float">
            <text:p>61.98125</text:p>
          </table:table-cell>
          <table:table-cell office:value-type="float" office:value="22.80052" calcext:value-type="float">
            <text:p>22.80052</text:p>
          </table:table-cell>
          <table:table-cell office:value-type="float" office:value="0.05259744" calcext:value-type="float">
            <text:p>0.05259744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529282" calcext:value-type="float">
            <text:p>0.4529282</text:p>
          </table:table-cell>
          <table:table-cell office:value-type="float" office:value="1.48912" calcext:value-type="float">
            <text:p>1.48912</text:p>
          </table:table-cell>
          <table:table-cell office:value-type="float" office:value="360" calcext:value-type="float">
            <text:p>360</text:p>
          </table:table-cell>
          <table:table-cell office:value-type="float" office:value="-307.6498" calcext:value-type="float">
            <text:p>-307.6498</text:p>
          </table:table-cell>
          <table:table-cell office:value-type="float" office:value="0" calcext:value-type="float">
            <text:p>0</text:p>
          </table:table-cell>
          <table:table-cell office:value-type="float" office:value="261.5779" calcext:value-type="float">
            <text:p>261.5779</text:p>
          </table:table-cell>
          <table:table-cell office:value-type="float" office:value="282.6422" calcext:value-type="float">
            <text:p>282.6422</text:p>
          </table:table-cell>
          <table:table-cell office:value-type="float" office:value="895.3306" calcext:value-type="float">
            <text:p>895.3306</text:p>
          </table:table-cell>
          <table:table-cell office:value-type="float" office:value="823.3151" calcext:value-type="float">
            <text:p>823.3151</text:p>
          </table:table-cell>
          <table:table-cell office:value-type="float" office:value="822.3071" calcext:value-type="float">
            <text:p>822.3071</text:p>
          </table:table-cell>
          <table:table-cell office:value-type="float" office:value="842.1109" calcext:value-type="float">
            <text:p>842.1109</text:p>
          </table:table-cell>
          <table:table-cell office:value-type="float" office:value="321.763" calcext:value-type="float">
            <text:p>321.763</text:p>
          </table:table-cell>
          <table:table-cell office:value-type="float" office:value="438.918" calcext:value-type="float">
            <text:p>438.918</text:p>
          </table:table-cell>
          <table:table-cell office:value-type="float" office:value="384.3324" calcext:value-type="float">
            <text:p>384.3324</text:p>
          </table:table-cell>
          <table:table-cell office:value-type="float" office:value="332.6717" calcext:value-type="float">
            <text:p>332.671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1082004" calcext:value-type="float">
            <text:p>31082004</text:p>
          </table:table-cell>
          <table:table-cell office:value-type="float" office:value="132.9951" calcext:value-type="float">
            <text:p>132.9951</text:p>
          </table:table-cell>
          <table:table-cell office:value-type="float" office:value="5399.714" calcext:value-type="float">
            <text:p>5399.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6.7109" calcext:value-type="float">
            <text:p>-306.7109</text:p>
          </table:table-cell>
          <table:table-cell office:value-type="float" office:value="886.7969" calcext:value-type="float">
            <text:p>886.7969</text:p>
          </table:table-cell>
          <table:table-cell office:value-type="float" office:value="0" calcext:value-type="float">
            <text:p>0</text:p>
          </table:table-cell>
          <table:table-cell office:value-type="float" office:value="61.69877" calcext:value-type="float">
            <text:p>61.69877</text:p>
          </table:table-cell>
          <table:table-cell office:value-type="float" office:value="22.75109" calcext:value-type="float">
            <text:p>22.75109</text:p>
          </table:table-cell>
          <table:table-cell office:value-type="float" office:value="0.0528212" calcext:value-type="float">
            <text:p>0.0528212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53442" calcext:value-type="float">
            <text:p>0.453442</text:p>
          </table:table-cell>
          <table:table-cell office:value-type="float" office:value="1.488825" calcext:value-type="float">
            <text:p>1.488825</text:p>
          </table:table-cell>
          <table:table-cell office:value-type="float" office:value="360" calcext:value-type="float">
            <text:p>360</text:p>
          </table:table-cell>
          <table:table-cell office:value-type="float" office:value="-308.6349" calcext:value-type="float">
            <text:p>-308.6349</text:p>
          </table:table-cell>
          <table:table-cell office:value-type="float" office:value="0" calcext:value-type="float">
            <text:p>0</text:p>
          </table:table-cell>
          <table:table-cell office:value-type="float" office:value="261.617" calcext:value-type="float">
            <text:p>261.617</text:p>
          </table:table-cell>
          <table:table-cell office:value-type="float" office:value="282.5252" calcext:value-type="float">
            <text:p>282.5252</text:p>
          </table:table-cell>
          <table:table-cell office:value-type="float" office:value="895.0353" calcext:value-type="float">
            <text:p>895.0353</text:p>
          </table:table-cell>
          <table:table-cell office:value-type="float" office:value="823.1314" calcext:value-type="float">
            <text:p>823.1314</text:p>
          </table:table-cell>
          <table:table-cell office:value-type="float" office:value="822.1741" calcext:value-type="float">
            <text:p>822.1741</text:p>
          </table:table-cell>
          <table:table-cell office:value-type="float" office:value="842.0007" calcext:value-type="float">
            <text:p>842.0007</text:p>
          </table:table-cell>
          <table:table-cell office:value-type="float" office:value="321.7096" calcext:value-type="float">
            <text:p>321.7096</text:p>
          </table:table-cell>
          <table:table-cell office:value-type="float" office:value="438.8686" calcext:value-type="float">
            <text:p>438.8686</text:p>
          </table:table-cell>
          <table:table-cell office:value-type="float" office:value="384.3011" calcext:value-type="float">
            <text:p>384.3011</text:p>
          </table:table-cell>
          <table:table-cell office:value-type="float" office:value="332.6346" calcext:value-type="float">
            <text:p>332.634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92004" calcext:value-type="float">
            <text:p>1092004</text:p>
          </table:table-cell>
          <table:table-cell office:value-type="float" office:value="132.3429" calcext:value-type="float">
            <text:p>132.3429</text:p>
          </table:table-cell>
          <table:table-cell office:value-type="float" office:value="5399.377" calcext:value-type="float">
            <text:p>5399.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7.6411" calcext:value-type="float">
            <text:p>-307.6411</text:p>
          </table:table-cell>
          <table:table-cell office:value-type="float" office:value="888.6104" calcext:value-type="float">
            <text:p>888.6104</text:p>
          </table:table-cell>
          <table:table-cell office:value-type="float" office:value="0" calcext:value-type="float">
            <text:p>0</text:p>
          </table:table-cell>
          <table:table-cell office:value-type="float" office:value="61.57748" calcext:value-type="float">
            <text:p>61.57748</text:p>
          </table:table-cell>
          <table:table-cell office:value-type="float" office:value="22.5863" calcext:value-type="float">
            <text:p>22.5863</text:p>
          </table:table-cell>
          <table:table-cell office:value-type="float" office:value="0.05308577" calcext:value-type="float">
            <text:p>0.05308577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539229" calcext:value-type="float">
            <text:p>0.4539229</text:p>
          </table:table-cell>
          <table:table-cell office:value-type="float" office:value="1.488452" calcext:value-type="float">
            <text:p>1.488452</text:p>
          </table:table-cell>
          <table:table-cell office:value-type="float" office:value="360" calcext:value-type="float">
            <text:p>360</text:p>
          </table:table-cell>
          <table:table-cell office:value-type="float" office:value="-309.5648" calcext:value-type="float">
            <text:p>-309.5648</text:p>
          </table:table-cell>
          <table:table-cell office:value-type="float" office:value="0" calcext:value-type="float">
            <text:p>0</text:p>
          </table:table-cell>
          <table:table-cell office:value-type="float" office:value="261.6849" calcext:value-type="float">
            <text:p>261.6849</text:p>
          </table:table-cell>
          <table:table-cell office:value-type="float" office:value="282.4384" calcext:value-type="float">
            <text:p>282.4384</text:p>
          </table:table-cell>
          <table:table-cell office:value-type="float" office:value="894.7919" calcext:value-type="float">
            <text:p>894.7919</text:p>
          </table:table-cell>
          <table:table-cell office:value-type="float" office:value="822.9699" calcext:value-type="float">
            <text:p>822.9699</text:p>
          </table:table-cell>
          <table:table-cell office:value-type="float" office:value="822.0506" calcext:value-type="float">
            <text:p>822.0506</text:p>
          </table:table-cell>
          <table:table-cell office:value-type="float" office:value="841.8936" calcext:value-type="float">
            <text:p>841.8936</text:p>
          </table:table-cell>
          <table:table-cell office:value-type="float" office:value="321.6577" calcext:value-type="float">
            <text:p>321.6577</text:p>
          </table:table-cell>
          <table:table-cell office:value-type="float" office:value="438.8194" calcext:value-type="float">
            <text:p>438.8194</text:p>
          </table:table-cell>
          <table:table-cell office:value-type="float" office:value="384.27" calcext:value-type="float">
            <text:p>384.27</text:p>
          </table:table-cell>
          <table:table-cell office:value-type="float" office:value="332.5976" calcext:value-type="float">
            <text:p>332.597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92004" calcext:value-type="float">
            <text:p>2092004</text:p>
          </table:table-cell>
          <table:table-cell office:value-type="float" office:value="131.4885" calcext:value-type="float">
            <text:p>131.4885</text:p>
          </table:table-cell>
          <table:table-cell office:value-type="float" office:value="5399.181" calcext:value-type="float">
            <text:p>5399.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8.674" calcext:value-type="float">
            <text:p>-308.674</text:p>
          </table:table-cell>
          <table:table-cell office:value-type="float" office:value="891.9866" calcext:value-type="float">
            <text:p>891.9866</text:p>
          </table:table-cell>
          <table:table-cell office:value-type="float" office:value="0" calcext:value-type="float">
            <text:p>0</text:p>
          </table:table-cell>
          <table:table-cell office:value-type="float" office:value="61.60118" calcext:value-type="float">
            <text:p>61.60118</text:p>
          </table:table-cell>
          <table:table-cell office:value-type="float" office:value="22.22331" calcext:value-type="float">
            <text:p>22.22331</text:p>
          </table:table-cell>
          <table:table-cell office:value-type="float" office:value="0.05333906" calcext:value-type="float">
            <text:p>0.05333906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551275" calcext:value-type="float">
            <text:p>0.4551275</text:p>
          </table:table-cell>
          <table:table-cell office:value-type="float" office:value="1.48914" calcext:value-type="float">
            <text:p>1.48914</text:p>
          </table:table-cell>
          <table:table-cell office:value-type="float" office:value="360" calcext:value-type="float">
            <text:p>360</text:p>
          </table:table-cell>
          <table:table-cell office:value-type="float" office:value="-310.5995" calcext:value-type="float">
            <text:p>-310.5995</text:p>
          </table:table-cell>
          <table:table-cell office:value-type="float" office:value="0" calcext:value-type="float">
            <text:p>0</text:p>
          </table:table-cell>
          <table:table-cell office:value-type="float" office:value="261.7908" calcext:value-type="float">
            <text:p>261.7908</text:p>
          </table:table-cell>
          <table:table-cell office:value-type="float" office:value="282.3588" calcext:value-type="float">
            <text:p>282.3588</text:p>
          </table:table-cell>
          <table:table-cell office:value-type="float" office:value="894.576" calcext:value-type="float">
            <text:p>894.576</text:p>
          </table:table-cell>
          <table:table-cell office:value-type="float" office:value="822.8228" calcext:value-type="float">
            <text:p>822.8228</text:p>
          </table:table-cell>
          <table:table-cell office:value-type="float" office:value="821.9507" calcext:value-type="float">
            <text:p>821.9507</text:p>
          </table:table-cell>
          <table:table-cell office:value-type="float" office:value="841.8013" calcext:value-type="float">
            <text:p>841.8013</text:p>
          </table:table-cell>
          <table:table-cell office:value-type="float" office:value="321.6116" calcext:value-type="float">
            <text:p>321.6116</text:p>
          </table:table-cell>
          <table:table-cell office:value-type="float" office:value="438.7729" calcext:value-type="float">
            <text:p>438.7729</text:p>
          </table:table-cell>
          <table:table-cell office:value-type="float" office:value="384.2393" calcext:value-type="float">
            <text:p>384.2393</text:p>
          </table:table-cell>
          <table:table-cell office:value-type="float" office:value="332.5609" calcext:value-type="float">
            <text:p>332.560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092004" calcext:value-type="float">
            <text:p>3092004</text:p>
          </table:table-cell>
          <table:table-cell office:value-type="float" office:value="130.8361" calcext:value-type="float">
            <text:p>130.8361</text:p>
          </table:table-cell>
          <table:table-cell office:value-type="float" office:value="5398.923" calcext:value-type="float">
            <text:p>5398.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9.5869" calcext:value-type="float">
            <text:p>-309.5869</text:p>
          </table:table-cell>
          <table:table-cell office:value-type="float" office:value="893.0848" calcext:value-type="float">
            <text:p>893.0848</text:p>
          </table:table-cell>
          <table:table-cell office:value-type="float" office:value="0" calcext:value-type="float">
            <text:p>0</text:p>
          </table:table-cell>
          <table:table-cell office:value-type="float" office:value="61.46609" calcext:value-type="float">
            <text:p>61.46609</text:p>
          </table:table-cell>
          <table:table-cell office:value-type="float" office:value="22.02425" calcext:value-type="float">
            <text:p>22.02425</text:p>
          </table:table-cell>
          <table:table-cell office:value-type="float" office:value="0.05360361" calcext:value-type="float">
            <text:p>0.05360361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557672" calcext:value-type="float">
            <text:p>0.4557672</text:p>
          </table:table-cell>
          <table:table-cell office:value-type="float" office:value="1.489118" calcext:value-type="float">
            <text:p>1.489118</text:p>
          </table:table-cell>
          <table:table-cell office:value-type="float" office:value="360" calcext:value-type="float">
            <text:p>360</text:p>
          </table:table-cell>
          <table:table-cell office:value-type="float" office:value="-311.5127" calcext:value-type="float">
            <text:p>-311.5127</text:p>
          </table:table-cell>
          <table:table-cell office:value-type="float" office:value="0" calcext:value-type="float">
            <text:p>0</text:p>
          </table:table-cell>
          <table:table-cell office:value-type="float" office:value="261.8579" calcext:value-type="float">
            <text:p>261.8579</text:p>
          </table:table-cell>
          <table:table-cell office:value-type="float" office:value="282.278" calcext:value-type="float">
            <text:p>282.278</text:p>
          </table:table-cell>
          <table:table-cell office:value-type="float" office:value="894.3632" calcext:value-type="float">
            <text:p>894.3632</text:p>
          </table:table-cell>
          <table:table-cell office:value-type="float" office:value="822.6787" calcext:value-type="float">
            <text:p>822.6787</text:p>
          </table:table-cell>
          <table:table-cell office:value-type="float" office:value="821.8533" calcext:value-type="float">
            <text:p>821.8533</text:p>
          </table:table-cell>
          <table:table-cell office:value-type="float" office:value="841.713" calcext:value-type="float">
            <text:p>841.713</text:p>
          </table:table-cell>
          <table:table-cell office:value-type="float" office:value="321.5681" calcext:value-type="float">
            <text:p>321.5681</text:p>
          </table:table-cell>
          <table:table-cell office:value-type="float" office:value="438.7285" calcext:value-type="float">
            <text:p>438.7285</text:p>
          </table:table-cell>
          <table:table-cell office:value-type="float" office:value="384.2096" calcext:value-type="float">
            <text:p>384.2096</text:p>
          </table:table-cell>
          <table:table-cell office:value-type="float" office:value="332.5246" calcext:value-type="float">
            <text:p>332.524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092004" calcext:value-type="float">
            <text:p>4092004</text:p>
          </table:table-cell>
          <table:table-cell office:value-type="float" office:value="130.2535" calcext:value-type="float">
            <text:p>130.2535</text:p>
          </table:table-cell>
          <table:table-cell office:value-type="float" office:value="5398.571" calcext:value-type="float">
            <text:p>5398.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0.481" calcext:value-type="float">
            <text:p>-310.481</text:p>
          </table:table-cell>
          <table:table-cell office:value-type="float" office:value="896.3467" calcext:value-type="float">
            <text:p>896.3467</text:p>
          </table:table-cell>
          <table:table-cell office:value-type="float" office:value="0" calcext:value-type="float">
            <text:p>0</text:p>
          </table:table-cell>
          <table:table-cell office:value-type="float" office:value="61.05851" calcext:value-type="float">
            <text:p>61.05851</text:p>
          </table:table-cell>
          <table:table-cell office:value-type="float" office:value="21.92424" calcext:value-type="float">
            <text:p>21.92424</text:p>
          </table:table-cell>
          <table:table-cell office:value-type="float" office:value="0.05384677" calcext:value-type="float">
            <text:p>0.05384677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562373" calcext:value-type="float">
            <text:p>0.4562373</text:p>
          </table:table-cell>
          <table:table-cell office:value-type="float" office:value="1.488751" calcext:value-type="float">
            <text:p>1.488751</text:p>
          </table:table-cell>
          <table:table-cell office:value-type="float" office:value="360" calcext:value-type="float">
            <text:p>360</text:p>
          </table:table-cell>
          <table:table-cell office:value-type="float" office:value="-312.4067" calcext:value-type="float">
            <text:p>-312.4067</text:p>
          </table:table-cell>
          <table:table-cell office:value-type="float" office:value="0" calcext:value-type="float">
            <text:p>0</text:p>
          </table:table-cell>
          <table:table-cell office:value-type="float" office:value="261.9147" calcext:value-type="float">
            <text:p>261.9147</text:p>
          </table:table-cell>
          <table:table-cell office:value-type="float" office:value="282.1701" calcext:value-type="float">
            <text:p>282.1701</text:p>
          </table:table-cell>
          <table:table-cell office:value-type="float" office:value="894.0993" calcext:value-type="float">
            <text:p>894.0993</text:p>
          </table:table-cell>
          <table:table-cell office:value-type="float" office:value="822.5134" calcext:value-type="float">
            <text:p>822.5134</text:p>
          </table:table-cell>
          <table:table-cell office:value-type="float" office:value="821.7458" calcext:value-type="float">
            <text:p>821.7458</text:p>
          </table:table-cell>
          <table:table-cell office:value-type="float" office:value="841.6188" calcext:value-type="float">
            <text:p>841.6188</text:p>
          </table:table-cell>
          <table:table-cell office:value-type="float" office:value="321.5238" calcext:value-type="float">
            <text:p>321.5238</text:p>
          </table:table-cell>
          <table:table-cell office:value-type="float" office:value="438.6848" calcext:value-type="float">
            <text:p>438.6848</text:p>
          </table:table-cell>
          <table:table-cell office:value-type="float" office:value="384.1805" calcext:value-type="float">
            <text:p>384.1805</text:p>
          </table:table-cell>
          <table:table-cell office:value-type="float" office:value="332.4888" calcext:value-type="float">
            <text:p>332.488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092004" calcext:value-type="float">
            <text:p>5092004</text:p>
          </table:table-cell>
          <table:table-cell office:value-type="float" office:value="129.6304" calcext:value-type="float">
            <text:p>129.6304</text:p>
          </table:table-cell>
          <table:table-cell office:value-type="float" office:value="5398.135" calcext:value-type="float">
            <text:p>5398.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1.4804" calcext:value-type="float">
            <text:p>-311.4804</text:p>
          </table:table-cell>
          <table:table-cell office:value-type="float" office:value="900.781" calcext:value-type="float">
            <text:p>900.781</text:p>
          </table:table-cell>
          <table:table-cell office:value-type="float" office:value="0" calcext:value-type="float">
            <text:p>0</text:p>
          </table:table-cell>
          <table:table-cell office:value-type="float" office:value="60.72485" calcext:value-type="float">
            <text:p>60.72485</text:p>
          </table:table-cell>
          <table:table-cell office:value-type="float" office:value="21.8407" calcext:value-type="float">
            <text:p>21.8407</text:p>
          </table:table-cell>
          <table:table-cell office:value-type="float" office:value="0.0540761" calcext:value-type="float">
            <text:p>0.0540761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566829" calcext:value-type="float">
            <text:p>0.4566829</text:p>
          </table:table-cell>
          <table:table-cell office:value-type="float" office:value="1.488333" calcext:value-type="float">
            <text:p>1.488333</text:p>
          </table:table-cell>
          <table:table-cell office:value-type="float" office:value="360" calcext:value-type="float">
            <text:p>360</text:p>
          </table:table-cell>
          <table:table-cell office:value-type="float" office:value="-313.4059" calcext:value-type="float">
            <text:p>-313.4059</text:p>
          </table:table-cell>
          <table:table-cell office:value-type="float" office:value="0" calcext:value-type="float">
            <text:p>0</text:p>
          </table:table-cell>
          <table:table-cell office:value-type="float" office:value="261.9669" calcext:value-type="float">
            <text:p>261.9669</text:p>
          </table:table-cell>
          <table:table-cell office:value-type="float" office:value="282.0449" calcext:value-type="float">
            <text:p>282.0449</text:p>
          </table:table-cell>
          <table:table-cell office:value-type="float" office:value="893.7883" calcext:value-type="float">
            <text:p>893.7883</text:p>
          </table:table-cell>
          <table:table-cell office:value-type="float" office:value="822.3207" calcext:value-type="float">
            <text:p>822.3207</text:p>
          </table:table-cell>
          <table:table-cell office:value-type="float" office:value="821.6154" calcext:value-type="float">
            <text:p>821.6154</text:p>
          </table:table-cell>
          <table:table-cell office:value-type="float" office:value="841.5105" calcext:value-type="float">
            <text:p>841.5105</text:p>
          </table:table-cell>
          <table:table-cell office:value-type="float" office:value="321.4737" calcext:value-type="float">
            <text:p>321.4737</text:p>
          </table:table-cell>
          <table:table-cell office:value-type="float" office:value="438.6393" calcext:value-type="float">
            <text:p>438.6393</text:p>
          </table:table-cell>
          <table:table-cell office:value-type="float" office:value="384.1516" calcext:value-type="float">
            <text:p>384.1516</text:p>
          </table:table-cell>
          <table:table-cell office:value-type="float" office:value="332.4535" calcext:value-type="float">
            <text:p>332.453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92004" calcext:value-type="float">
            <text:p>6092004</text:p>
          </table:table-cell>
          <table:table-cell office:value-type="float" office:value="129.037" calcext:value-type="float">
            <text:p>129.037</text:p>
          </table:table-cell>
          <table:table-cell office:value-type="float" office:value="5397.733" calcext:value-type="float">
            <text:p>5397.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2.4355" calcext:value-type="float">
            <text:p>-312.4355</text:p>
          </table:table-cell>
          <table:table-cell office:value-type="float" office:value="902.8868" calcext:value-type="float">
            <text:p>902.8868</text:p>
          </table:table-cell>
          <table:table-cell office:value-type="float" office:value="0" calcext:value-type="float">
            <text:p>0</text:p>
          </table:table-cell>
          <table:table-cell office:value-type="float" office:value="60.53793" calcext:value-type="float">
            <text:p>60.53793</text:p>
          </table:table-cell>
          <table:table-cell office:value-type="float" office:value="21.73864" calcext:value-type="float">
            <text:p>21.73864</text:p>
          </table:table-cell>
          <table:table-cell office:value-type="float" office:value="0.05432718" calcext:value-type="float">
            <text:p>0.05432718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571252" calcext:value-type="float">
            <text:p>0.4571252</text:p>
          </table:table-cell>
          <table:table-cell office:value-type="float" office:value="1.487939" calcext:value-type="float">
            <text:p>1.487939</text:p>
          </table:table-cell>
          <table:table-cell office:value-type="float" office:value="360" calcext:value-type="float">
            <text:p>360</text:p>
          </table:table-cell>
          <table:table-cell office:value-type="float" office:value="-314.3608" calcext:value-type="float">
            <text:p>-314.3608</text:p>
          </table:table-cell>
          <table:table-cell office:value-type="float" office:value="0" calcext:value-type="float">
            <text:p>0</text:p>
          </table:table-cell>
          <table:table-cell office:value-type="float" office:value="262.0195" calcext:value-type="float">
            <text:p>262.0195</text:p>
          </table:table-cell>
          <table:table-cell office:value-type="float" office:value="281.9438" calcext:value-type="float">
            <text:p>281.9438</text:p>
          </table:table-cell>
          <table:table-cell office:value-type="float" office:value="893.519" calcext:value-type="float">
            <text:p>893.519</text:p>
          </table:table-cell>
          <table:table-cell office:value-type="float" office:value="822.1462" calcext:value-type="float">
            <text:p>822.1462</text:p>
          </table:table-cell>
          <table:table-cell office:value-type="float" office:value="821.4871" calcext:value-type="float">
            <text:p>821.4871</text:p>
          </table:table-cell>
          <table:table-cell office:value-type="float" office:value="841.4011" calcext:value-type="float">
            <text:p>841.4011</text:p>
          </table:table-cell>
          <table:table-cell office:value-type="float" office:value="321.4223" calcext:value-type="float">
            <text:p>321.4223</text:p>
          </table:table-cell>
          <table:table-cell office:value-type="float" office:value="438.5921" calcext:value-type="float">
            <text:p>438.5921</text:p>
          </table:table-cell>
          <table:table-cell office:value-type="float" office:value="384.1226" calcext:value-type="float">
            <text:p>384.1226</text:p>
          </table:table-cell>
          <table:table-cell office:value-type="float" office:value="332.4186" calcext:value-type="float">
            <text:p>332.418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092004" calcext:value-type="float">
            <text:p>7092004</text:p>
          </table:table-cell>
          <table:table-cell office:value-type="float" office:value="128.443" calcext:value-type="float">
            <text:p>128.443</text:p>
          </table:table-cell>
          <table:table-cell office:value-type="float" office:value="5397.462" calcext:value-type="float">
            <text:p>5397.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3.2693" calcext:value-type="float">
            <text:p>-313.2693</text:p>
          </table:table-cell>
          <table:table-cell office:value-type="float" office:value="906.6423" calcext:value-type="float">
            <text:p>906.6423</text:p>
          </table:table-cell>
          <table:table-cell office:value-type="float" office:value="0" calcext:value-type="float">
            <text:p>0</text:p>
          </table:table-cell>
          <table:table-cell office:value-type="float" office:value="60.43513" calcext:value-type="float">
            <text:p>60.43513</text:p>
          </table:table-cell>
          <table:table-cell office:value-type="float" office:value="21.55426" calcext:value-type="float">
            <text:p>21.55426</text:p>
          </table:table-cell>
          <table:table-cell office:value-type="float" office:value="0.05460152" calcext:value-type="float">
            <text:p>0.05460152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575596" calcext:value-type="float">
            <text:p>0.4575596</text:p>
          </table:table-cell>
          <table:table-cell office:value-type="float" office:value="1.487568" calcext:value-type="float">
            <text:p>1.487568</text:p>
          </table:table-cell>
          <table:table-cell office:value-type="float" office:value="360" calcext:value-type="float">
            <text:p>360</text:p>
          </table:table-cell>
          <table:table-cell office:value-type="float" office:value="-315.1943" calcext:value-type="float">
            <text:p>-315.1943</text:p>
          </table:table-cell>
          <table:table-cell office:value-type="float" office:value="0" calcext:value-type="float">
            <text:p>0</text:p>
          </table:table-cell>
          <table:table-cell office:value-type="float" office:value="262.0888" calcext:value-type="float">
            <text:p>262.0888</text:p>
          </table:table-cell>
          <table:table-cell office:value-type="float" office:value="281.8739" calcext:value-type="float">
            <text:p>281.8739</text:p>
          </table:table-cell>
          <table:table-cell office:value-type="float" office:value="893.3221" calcext:value-type="float">
            <text:p>893.3221</text:p>
          </table:table-cell>
          <table:table-cell office:value-type="float" office:value="822.0054" calcext:value-type="float">
            <text:p>822.0054</text:p>
          </table:table-cell>
          <table:table-cell office:value-type="float" office:value="821.3888" calcext:value-type="float">
            <text:p>821.3888</text:p>
          </table:table-cell>
          <table:table-cell office:value-type="float" office:value="841.3101" calcext:value-type="float">
            <text:p>841.3101</text:p>
          </table:table-cell>
          <table:table-cell office:value-type="float" office:value="321.3778" calcext:value-type="float">
            <text:p>321.3778</text:p>
          </table:table-cell>
          <table:table-cell office:value-type="float" office:value="438.5466" calcext:value-type="float">
            <text:p>438.5466</text:p>
          </table:table-cell>
          <table:table-cell office:value-type="float" office:value="384.0934" calcext:value-type="float">
            <text:p>384.0934</text:p>
          </table:table-cell>
          <table:table-cell office:value-type="float" office:value="332.3839" calcext:value-type="float">
            <text:p>332.383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092004" calcext:value-type="float">
            <text:p>8092004</text:p>
          </table:table-cell>
          <table:table-cell office:value-type="float" office:value="127.8115" calcext:value-type="float">
            <text:p>127.8115</text:p>
          </table:table-cell>
          <table:table-cell office:value-type="float" office:value="5397.243" calcext:value-type="float">
            <text:p>5397.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4.1138" calcext:value-type="float">
            <text:p>-314.1138</text:p>
          </table:table-cell>
          <table:table-cell office:value-type="float" office:value="910.1552" calcext:value-type="float">
            <text:p>910.1552</text:p>
          </table:table-cell>
          <table:table-cell office:value-type="float" office:value="0" calcext:value-type="float">
            <text:p>0</text:p>
          </table:table-cell>
          <table:table-cell office:value-type="float" office:value="60.37899" calcext:value-type="float">
            <text:p>60.37899</text:p>
          </table:table-cell>
          <table:table-cell office:value-type="float" office:value="21.33237" calcext:value-type="float">
            <text:p>21.33237</text:p>
          </table:table-cell>
          <table:table-cell office:value-type="float" office:value="0.054911" calcext:value-type="float">
            <text:p>0.054911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581766" calcext:value-type="float">
            <text:p>0.4581766</text:p>
          </table:table-cell>
          <table:table-cell office:value-type="float" office:value="1.48754" calcext:value-type="float">
            <text:p>1.48754</text:p>
          </table:table-cell>
          <table:table-cell office:value-type="float" office:value="360" calcext:value-type="float">
            <text:p>360</text:p>
          </table:table-cell>
          <table:table-cell office:value-type="float" office:value="-316.0392" calcext:value-type="float">
            <text:p>-316.0392</text:p>
          </table:table-cell>
          <table:table-cell office:value-type="float" office:value="0" calcext:value-type="float">
            <text:p>0</text:p>
          </table:table-cell>
          <table:table-cell office:value-type="float" office:value="262.155" calcext:value-type="float">
            <text:p>262.155</text:p>
          </table:table-cell>
          <table:table-cell office:value-type="float" office:value="281.8058" calcext:value-type="float">
            <text:p>281.8058</text:p>
          </table:table-cell>
          <table:table-cell office:value-type="float" office:value="893.1371" calcext:value-type="float">
            <text:p>893.1371</text:p>
          </table:table-cell>
          <table:table-cell office:value-type="float" office:value="821.8767" calcext:value-type="float">
            <text:p>821.8767</text:p>
          </table:table-cell>
          <table:table-cell office:value-type="float" office:value="821.3006" calcext:value-type="float">
            <text:p>821.3006</text:p>
          </table:table-cell>
          <table:table-cell office:value-type="float" office:value="841.2289" calcext:value-type="float">
            <text:p>841.2289</text:p>
          </table:table-cell>
          <table:table-cell office:value-type="float" office:value="321.3374" calcext:value-type="float">
            <text:p>321.3374</text:p>
          </table:table-cell>
          <table:table-cell office:value-type="float" office:value="438.506" calcext:value-type="float">
            <text:p>438.506</text:p>
          </table:table-cell>
          <table:table-cell office:value-type="float" office:value="384.065" calcext:value-type="float">
            <text:p>384.065</text:p>
          </table:table-cell>
          <table:table-cell office:value-type="float" office:value="332.3494" calcext:value-type="float">
            <text:p>332.349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092004" calcext:value-type="float">
            <text:p>9092004</text:p>
          </table:table-cell>
          <table:table-cell office:value-type="float" office:value="127.3264" calcext:value-type="float">
            <text:p>127.3264</text:p>
          </table:table-cell>
          <table:table-cell office:value-type="float" office:value="5396.95" calcext:value-type="float">
            <text:p>5396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4.8714" calcext:value-type="float">
            <text:p>-314.8714</text:p>
          </table:table-cell>
          <table:table-cell office:value-type="float" office:value="911.1187" calcext:value-type="float">
            <text:p>911.1187</text:p>
          </table:table-cell>
          <table:table-cell office:value-type="float" office:value="0" calcext:value-type="float">
            <text:p>0</text:p>
          </table:table-cell>
          <table:table-cell office:value-type="float" office:value="60.11303" calcext:value-type="float">
            <text:p>60.11303</text:p>
          </table:table-cell>
          <table:table-cell office:value-type="float" office:value="21.24216" calcext:value-type="float">
            <text:p>21.24216</text:p>
          </table:table-cell>
          <table:table-cell office:value-type="float" office:value="0.05522792" calcext:value-type="float">
            <text:p>0.05522792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58741" calcext:value-type="float">
            <text:p>0.458741</text:p>
          </table:table-cell>
          <table:table-cell office:value-type="float" office:value="1.487492" calcext:value-type="float">
            <text:p>1.487492</text:p>
          </table:table-cell>
          <table:table-cell office:value-type="float" office:value="360" calcext:value-type="float">
            <text:p>360</text:p>
          </table:table-cell>
          <table:table-cell office:value-type="float" office:value="-316.7969" calcext:value-type="float">
            <text:p>-316.7969</text:p>
          </table:table-cell>
          <table:table-cell office:value-type="float" office:value="0" calcext:value-type="float">
            <text:p>0</text:p>
          </table:table-cell>
          <table:table-cell office:value-type="float" office:value="262.201" calcext:value-type="float">
            <text:p>262.201</text:p>
          </table:table-cell>
          <table:table-cell office:value-type="float" office:value="281.7232" calcext:value-type="float">
            <text:p>281.7232</text:p>
          </table:table-cell>
          <table:table-cell office:value-type="float" office:value="892.9299" calcext:value-type="float">
            <text:p>892.9299</text:p>
          </table:table-cell>
          <table:table-cell office:value-type="float" office:value="821.7399" calcext:value-type="float">
            <text:p>821.7399</text:p>
          </table:table-cell>
          <table:table-cell office:value-type="float" office:value="821.2111" calcext:value-type="float">
            <text:p>821.2111</text:p>
          </table:table-cell>
          <table:table-cell office:value-type="float" office:value="841.1492" calcext:value-type="float">
            <text:p>841.1492</text:p>
          </table:table-cell>
          <table:table-cell office:value-type="float" office:value="321.2986" calcext:value-type="float">
            <text:p>321.2986</text:p>
          </table:table-cell>
          <table:table-cell office:value-type="float" office:value="438.4687" calcext:value-type="float">
            <text:p>438.4687</text:p>
          </table:table-cell>
          <table:table-cell office:value-type="float" office:value="384.0374" calcext:value-type="float">
            <text:p>384.0374</text:p>
          </table:table-cell>
          <table:table-cell office:value-type="float" office:value="332.3154" calcext:value-type="float">
            <text:p>332.315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92004" calcext:value-type="float">
            <text:p>10092004</text:p>
          </table:table-cell>
          <table:table-cell office:value-type="float" office:value="126.857" calcext:value-type="float">
            <text:p>126.857</text:p>
          </table:table-cell>
          <table:table-cell office:value-type="float" office:value="5396.613" calcext:value-type="float">
            <text:p>5396.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5.6411" calcext:value-type="float">
            <text:p>-315.6411</text:p>
          </table:table-cell>
          <table:table-cell office:value-type="float" office:value="913.1406" calcext:value-type="float">
            <text:p>913.1406</text:p>
          </table:table-cell>
          <table:table-cell office:value-type="float" office:value="0" calcext:value-type="float">
            <text:p>0</text:p>
          </table:table-cell>
          <table:table-cell office:value-type="float" office:value="59.85018" calcext:value-type="float">
            <text:p>59.85018</text:p>
          </table:table-cell>
          <table:table-cell office:value-type="float" office:value="21.18279" calcext:value-type="float">
            <text:p>21.18279</text:p>
          </table:table-cell>
          <table:table-cell office:value-type="float" office:value="0.05548452" calcext:value-type="float">
            <text:p>0.05548452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591732" calcext:value-type="float">
            <text:p>0.4591732</text:p>
          </table:table-cell>
          <table:table-cell office:value-type="float" office:value="1.487242" calcext:value-type="float">
            <text:p>1.487242</text:p>
          </table:table-cell>
          <table:table-cell office:value-type="float" office:value="360" calcext:value-type="float">
            <text:p>360</text:p>
          </table:table-cell>
          <table:table-cell office:value-type="float" office:value="-317.5665" calcext:value-type="float">
            <text:p>-317.5665</text:p>
          </table:table-cell>
          <table:table-cell office:value-type="float" office:value="0" calcext:value-type="float">
            <text:p>0</text:p>
          </table:table-cell>
          <table:table-cell office:value-type="float" office:value="262.2404" calcext:value-type="float">
            <text:p>262.2404</text:p>
          </table:table-cell>
          <table:table-cell office:value-type="float" office:value="281.6307" calcext:value-type="float">
            <text:p>281.6307</text:p>
          </table:table-cell>
          <table:table-cell office:value-type="float" office:value="892.7026" calcext:value-type="float">
            <text:p>892.7026</text:p>
          </table:table-cell>
          <table:table-cell office:value-type="float" office:value="821.5922" calcext:value-type="float">
            <text:p>821.5922</text:p>
          </table:table-cell>
          <table:table-cell office:value-type="float" office:value="821.1158" calcext:value-type="float">
            <text:p>821.1158</text:p>
          </table:table-cell>
          <table:table-cell office:value-type="float" office:value="841.0648" calcext:value-type="float">
            <text:p>841.0648</text:p>
          </table:table-cell>
          <table:table-cell office:value-type="float" office:value="321.2582" calcext:value-type="float">
            <text:p>321.2582</text:p>
          </table:table-cell>
          <table:table-cell office:value-type="float" office:value="438.4315" calcext:value-type="float">
            <text:p>438.4315</text:p>
          </table:table-cell>
          <table:table-cell office:value-type="float" office:value="384.0104" calcext:value-type="float">
            <text:p>384.0104</text:p>
          </table:table-cell>
          <table:table-cell office:value-type="float" office:value="332.2819" calcext:value-type="float">
            <text:p>332.281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092004" calcext:value-type="float">
            <text:p>11092004</text:p>
          </table:table-cell>
          <table:table-cell office:value-type="float" office:value="126.3209" calcext:value-type="float">
            <text:p>126.3209</text:p>
          </table:table-cell>
          <table:table-cell office:value-type="float" office:value="5396.215" calcext:value-type="float">
            <text:p>5396.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6.5229" calcext:value-type="float">
            <text:p>-316.5229</text:p>
          </table:table-cell>
          <table:table-cell office:value-type="float" office:value="918.0708" calcext:value-type="float">
            <text:p>918.0708</text:p>
          </table:table-cell>
          <table:table-cell office:value-type="float" office:value="0" calcext:value-type="float">
            <text:p>0</text:p>
          </table:table-cell>
          <table:table-cell office:value-type="float" office:value="59.58902" calcext:value-type="float">
            <text:p>59.58902</text:p>
          </table:table-cell>
          <table:table-cell office:value-type="float" office:value="21.11371" calcext:value-type="float">
            <text:p>21.11371</text:p>
          </table:table-cell>
          <table:table-cell office:value-type="float" office:value="0.05572867" calcext:value-type="float">
            <text:p>0.05572867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596058" calcext:value-type="float">
            <text:p>0.4596058</text:p>
          </table:table-cell>
          <table:table-cell office:value-type="float" office:value="1.487027" calcext:value-type="float">
            <text:p>1.487027</text:p>
          </table:table-cell>
          <table:table-cell office:value-type="float" office:value="360" calcext:value-type="float">
            <text:p>360</text:p>
          </table:table-cell>
          <table:table-cell office:value-type="float" office:value="-318.4483" calcext:value-type="float">
            <text:p>-318.4483</text:p>
          </table:table-cell>
          <table:table-cell office:value-type="float" office:value="0" calcext:value-type="float">
            <text:p>0</text:p>
          </table:table-cell>
          <table:table-cell office:value-type="float" office:value="262.2853" calcext:value-type="float">
            <text:p>262.2853</text:p>
          </table:table-cell>
          <table:table-cell office:value-type="float" office:value="281.5219" calcext:value-type="float">
            <text:p>281.5219</text:p>
          </table:table-cell>
          <table:table-cell office:value-type="float" office:value="892.4321" calcext:value-type="float">
            <text:p>892.4321</text:p>
          </table:table-cell>
          <table:table-cell office:value-type="float" office:value="821.4158" calcext:value-type="float">
            <text:p>821.4158</text:p>
          </table:table-cell>
          <table:table-cell office:value-type="float" office:value="821.0023" calcext:value-type="float">
            <text:p>821.0023</text:p>
          </table:table-cell>
          <table:table-cell office:value-type="float" office:value="840.967" calcext:value-type="float">
            <text:p>840.967</text:p>
          </table:table-cell>
          <table:table-cell office:value-type="float" office:value="321.2139" calcext:value-type="float">
            <text:p>321.2139</text:p>
          </table:table-cell>
          <table:table-cell office:value-type="float" office:value="438.3916" calcext:value-type="float">
            <text:p>438.3916</text:p>
          </table:table-cell>
          <table:table-cell office:value-type="float" office:value="383.9836" calcext:value-type="float">
            <text:p>383.9836</text:p>
          </table:table-cell>
          <table:table-cell office:value-type="float" office:value="332.2489" calcext:value-type="float">
            <text:p>332.24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092004" calcext:value-type="float">
            <text:p>12092004</text:p>
          </table:table-cell>
          <table:table-cell office:value-type="float" office:value="125.865" calcext:value-type="float">
            <text:p>125.865</text:p>
          </table:table-cell>
          <table:table-cell office:value-type="float" office:value="5395.833" calcext:value-type="float">
            <text:p>5395.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7.3244" calcext:value-type="float">
            <text:p>-317.3244</text:p>
          </table:table-cell>
          <table:table-cell office:value-type="float" office:value="919.8521" calcext:value-type="float">
            <text:p>919.8521</text:p>
          </table:table-cell>
          <table:table-cell office:value-type="float" office:value="0" calcext:value-type="float">
            <text:p>0</text:p>
          </table:table-cell>
          <table:table-cell office:value-type="float" office:value="59.39513" calcext:value-type="float">
            <text:p>59.39513</text:p>
          </table:table-cell>
          <table:table-cell office:value-type="float" office:value="21.07623" calcext:value-type="float">
            <text:p>21.07623</text:p>
          </table:table-cell>
          <table:table-cell office:value-type="float" office:value="0.05599128" calcext:value-type="float">
            <text:p>0.05599128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600372" calcext:value-type="float">
            <text:p>0.4600372</text:p>
          </table:table-cell>
          <table:table-cell office:value-type="float" office:value="1.486835" calcext:value-type="float">
            <text:p>1.486835</text:p>
          </table:table-cell>
          <table:table-cell office:value-type="float" office:value="360" calcext:value-type="float">
            <text:p>360</text:p>
          </table:table-cell>
          <table:table-cell office:value-type="float" office:value="-319.2498" calcext:value-type="float">
            <text:p>-319.2498</text:p>
          </table:table-cell>
          <table:table-cell office:value-type="float" office:value="0" calcext:value-type="float">
            <text:p>0</text:p>
          </table:table-cell>
          <table:table-cell office:value-type="float" office:value="262.3185" calcext:value-type="float">
            <text:p>262.3185</text:p>
          </table:table-cell>
          <table:table-cell office:value-type="float" office:value="281.4294" calcext:value-type="float">
            <text:p>281.4294</text:p>
          </table:table-cell>
          <table:table-cell office:value-type="float" office:value="892.1964" calcext:value-type="float">
            <text:p>892.1964</text:p>
          </table:table-cell>
          <table:table-cell office:value-type="float" office:value="821.2595" calcext:value-type="float">
            <text:p>821.2595</text:p>
          </table:table-cell>
          <table:table-cell office:value-type="float" office:value="820.8954" calcext:value-type="float">
            <text:p>820.8954</text:p>
          </table:table-cell>
          <table:table-cell office:value-type="float" office:value="840.8723" calcext:value-type="float">
            <text:p>840.8723</text:p>
          </table:table-cell>
          <table:table-cell office:value-type="float" office:value="321.1696" calcext:value-type="float">
            <text:p>321.1696</text:p>
          </table:table-cell>
          <table:table-cell office:value-type="float" office:value="438.3489" calcext:value-type="float">
            <text:p>438.3489</text:p>
          </table:table-cell>
          <table:table-cell office:value-type="float" office:value="383.9566" calcext:value-type="float">
            <text:p>383.9566</text:p>
          </table:table-cell>
          <table:table-cell office:value-type="float" office:value="332.2162" calcext:value-type="float">
            <text:p>332.216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092004" calcext:value-type="float">
            <text:p>13092004</text:p>
          </table:table-cell>
          <table:table-cell office:value-type="float" office:value="125.3607" calcext:value-type="float">
            <text:p>125.3607</text:p>
          </table:table-cell>
          <table:table-cell office:value-type="float" office:value="5395.57" calcext:value-type="float">
            <text:p>5395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8.0502" calcext:value-type="float">
            <text:p>-318.0502</text:p>
          </table:table-cell>
          <table:table-cell office:value-type="float" office:value="920.7156" calcext:value-type="float">
            <text:p>920.7156</text:p>
          </table:table-cell>
          <table:table-cell office:value-type="float" office:value="0" calcext:value-type="float">
            <text:p>0</text:p>
          </table:table-cell>
          <table:table-cell office:value-type="float" office:value="59.30939" calcext:value-type="float">
            <text:p>59.30939</text:p>
          </table:table-cell>
          <table:table-cell office:value-type="float" office:value="20.93822" calcext:value-type="float">
            <text:p>20.93822</text:p>
          </table:table-cell>
          <table:table-cell office:value-type="float" office:value="0.0562539" calcext:value-type="float">
            <text:p>0.0562539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604637" calcext:value-type="float">
            <text:p>0.4604637</text:p>
          </table:table-cell>
          <table:table-cell office:value-type="float" office:value="1.486668" calcext:value-type="float">
            <text:p>1.486668</text:p>
          </table:table-cell>
          <table:table-cell office:value-type="float" office:value="360" calcext:value-type="float">
            <text:p>360</text:p>
          </table:table-cell>
          <table:table-cell office:value-type="float" office:value="-319.9756" calcext:value-type="float">
            <text:p>-319.9756</text:p>
          </table:table-cell>
          <table:table-cell office:value-type="float" office:value="0" calcext:value-type="float">
            <text:p>0</text:p>
          </table:table-cell>
          <table:table-cell office:value-type="float" office:value="262.3708" calcext:value-type="float">
            <text:p>262.3708</text:p>
          </table:table-cell>
          <table:table-cell office:value-type="float" office:value="281.3665" calcext:value-type="float">
            <text:p>281.3665</text:p>
          </table:table-cell>
          <table:table-cell office:value-type="float" office:value="892.0198" calcext:value-type="float">
            <text:p>892.0198</text:p>
          </table:table-cell>
          <table:table-cell office:value-type="float" office:value="821.1293" calcext:value-type="float">
            <text:p>821.1293</text:p>
          </table:table-cell>
          <table:table-cell office:value-type="float" office:value="820.8071" calcext:value-type="float">
            <text:p>820.8071</text:p>
          </table:table-cell>
          <table:table-cell office:value-type="float" office:value="840.7886" calcext:value-type="float">
            <text:p>840.7886</text:p>
          </table:table-cell>
          <table:table-cell office:value-type="float" office:value="321.1291" calcext:value-type="float">
            <text:p>321.1291</text:p>
          </table:table-cell>
          <table:table-cell office:value-type="float" office:value="438.3088" calcext:value-type="float">
            <text:p>438.3088</text:p>
          </table:table-cell>
          <table:table-cell office:value-type="float" office:value="383.9297" calcext:value-type="float">
            <text:p>383.9297</text:p>
          </table:table-cell>
          <table:table-cell office:value-type="float" office:value="332.1838" calcext:value-type="float">
            <text:p>332.183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092004" calcext:value-type="float">
            <text:p>14092004</text:p>
          </table:table-cell>
          <table:table-cell office:value-type="float" office:value="124.6635" calcext:value-type="float">
            <text:p>124.6635</text:p>
          </table:table-cell>
          <table:table-cell office:value-type="float" office:value="5395.393" calcext:value-type="float">
            <text:p>5395.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8.8594" calcext:value-type="float">
            <text:p>-318.8594</text:p>
          </table:table-cell>
          <table:table-cell office:value-type="float" office:value="923.0536" calcext:value-type="float">
            <text:p>923.0536</text:p>
          </table:table-cell>
          <table:table-cell office:value-type="float" office:value="0" calcext:value-type="float">
            <text:p>0</text:p>
          </table:table-cell>
          <table:table-cell office:value-type="float" office:value="59.31666" calcext:value-type="float">
            <text:p>59.31666</text:p>
          </table:table-cell>
          <table:table-cell office:value-type="float" office:value="20.62866" calcext:value-type="float">
            <text:p>20.62866</text:p>
          </table:table-cell>
          <table:table-cell office:value-type="float" office:value="0.05649064" calcext:value-type="float">
            <text:p>0.05649064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620764" calcext:value-type="float">
            <text:p>0.4620764</text:p>
          </table:table-cell>
          <table:table-cell office:value-type="float" office:value="1.488221" calcext:value-type="float">
            <text:p>1.488221</text:p>
          </table:table-cell>
          <table:table-cell office:value-type="float" office:value="360" calcext:value-type="float">
            <text:p>360</text:p>
          </table:table-cell>
          <table:table-cell office:value-type="float" office:value="-320.7878" calcext:value-type="float">
            <text:p>-320.7878</text:p>
          </table:table-cell>
          <table:table-cell office:value-type="float" office:value="0" calcext:value-type="float">
            <text:p>0</text:p>
          </table:table-cell>
          <table:table-cell office:value-type="float" office:value="262.4618" calcext:value-type="float">
            <text:p>262.4618</text:p>
          </table:table-cell>
          <table:table-cell office:value-type="float" office:value="281.3038" calcext:value-type="float">
            <text:p>281.3038</text:p>
          </table:table-cell>
          <table:table-cell office:value-type="float" office:value="891.84" calcext:value-type="float">
            <text:p>891.84</text:p>
          </table:table-cell>
          <table:table-cell office:value-type="float" office:value="821.0042" calcext:value-type="float">
            <text:p>821.0042</text:p>
          </table:table-cell>
          <table:table-cell office:value-type="float" office:value="820.7255" calcext:value-type="float">
            <text:p>820.7255</text:p>
          </table:table-cell>
          <table:table-cell office:value-type="float" office:value="840.7136" calcext:value-type="float">
            <text:p>840.7136</text:p>
          </table:table-cell>
          <table:table-cell office:value-type="float" office:value="321.0921" calcext:value-type="float">
            <text:p>321.0921</text:p>
          </table:table-cell>
          <table:table-cell office:value-type="float" office:value="438.2728" calcext:value-type="float">
            <text:p>438.2728</text:p>
          </table:table-cell>
          <table:table-cell office:value-type="float" office:value="383.9033" calcext:value-type="float">
            <text:p>383.9033</text:p>
          </table:table-cell>
          <table:table-cell office:value-type="float" office:value="332.1517" calcext:value-type="float">
            <text:p>332.151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092004" calcext:value-type="float">
            <text:p>15092004</text:p>
          </table:table-cell>
          <table:table-cell office:value-type="float" office:value="124.0928" calcext:value-type="float">
            <text:p>124.0928</text:p>
          </table:table-cell>
          <table:table-cell office:value-type="float" office:value="5395.145" calcext:value-type="float">
            <text:p>5395.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9.6778" calcext:value-type="float">
            <text:p>-319.6778</text:p>
          </table:table-cell>
          <table:table-cell office:value-type="float" office:value="926.9614" calcext:value-type="float">
            <text:p>926.9614</text:p>
          </table:table-cell>
          <table:table-cell office:value-type="float" office:value="0" calcext:value-type="float">
            <text:p>0</text:p>
          </table:table-cell>
          <table:table-cell office:value-type="float" office:value="59.2135" calcext:value-type="float">
            <text:p>59.2135</text:p>
          </table:table-cell>
          <table:table-cell office:value-type="float" office:value="20.44571" calcext:value-type="float">
            <text:p>20.44571</text:p>
          </table:table-cell>
          <table:table-cell office:value-type="float" office:value="0.05674116" calcext:value-type="float">
            <text:p>0.05674116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633287" calcext:value-type="float">
            <text:p>0.4633287</text:p>
          </table:table-cell>
          <table:table-cell office:value-type="float" office:value="1.489618" calcext:value-type="float">
            <text:p>1.489618</text:p>
          </table:table-cell>
          <table:table-cell office:value-type="float" office:value="360" calcext:value-type="float">
            <text:p>360</text:p>
          </table:table-cell>
          <table:table-cell office:value-type="float" office:value="-321.6085" calcext:value-type="float">
            <text:p>-321.6085</text:p>
          </table:table-cell>
          <table:table-cell office:value-type="float" office:value="0" calcext:value-type="float">
            <text:p>0</text:p>
          </table:table-cell>
          <table:table-cell office:value-type="float" office:value="262.5191" calcext:value-type="float">
            <text:p>262.5191</text:p>
          </table:table-cell>
          <table:table-cell office:value-type="float" office:value="281.2303" calcext:value-type="float">
            <text:p>281.2303</text:p>
          </table:table-cell>
          <table:table-cell office:value-type="float" office:value="891.6482" calcext:value-type="float">
            <text:p>891.6482</text:p>
          </table:table-cell>
          <table:table-cell office:value-type="float" office:value="820.871" calcext:value-type="float">
            <text:p>820.871</text:p>
          </table:table-cell>
          <table:table-cell office:value-type="float" office:value="820.6389" calcext:value-type="float">
            <text:p>820.6389</text:p>
          </table:table-cell>
          <table:table-cell office:value-type="float" office:value="840.6357" calcext:value-type="float">
            <text:p>840.6357</text:p>
          </table:table-cell>
          <table:table-cell office:value-type="float" office:value="321.055" calcext:value-type="float">
            <text:p>321.055</text:p>
          </table:table-cell>
          <table:table-cell office:value-type="float" office:value="438.2374" calcext:value-type="float">
            <text:p>438.2374</text:p>
          </table:table-cell>
          <table:table-cell office:value-type="float" office:value="383.8774" calcext:value-type="float">
            <text:p>383.8774</text:p>
          </table:table-cell>
          <table:table-cell office:value-type="float" office:value="332.12" calcext:value-type="float">
            <text:p>332.1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092004" calcext:value-type="float">
            <text:p>16092004</text:p>
          </table:table-cell>
          <table:table-cell office:value-type="float" office:value="123.6513" calcext:value-type="float">
            <text:p>123.6513</text:p>
          </table:table-cell>
          <table:table-cell office:value-type="float" office:value="5394.836" calcext:value-type="float">
            <text:p>5394.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0.401" calcext:value-type="float">
            <text:p>-320.401</text:p>
          </table:table-cell>
          <table:table-cell office:value-type="float" office:value="928.3386" calcext:value-type="float">
            <text:p>928.3386</text:p>
          </table:table-cell>
          <table:table-cell office:value-type="float" office:value="0" calcext:value-type="float">
            <text:p>0</text:p>
          </table:table-cell>
          <table:table-cell office:value-type="float" office:value="58.91779" calcext:value-type="float">
            <text:p>58.91779</text:p>
          </table:table-cell>
          <table:table-cell office:value-type="float" office:value="20.3763" calcext:value-type="float">
            <text:p>20.3763</text:p>
          </table:table-cell>
          <table:table-cell office:value-type="float" office:value="0.05699533" calcext:value-type="float">
            <text:p>0.05699533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640776" calcext:value-type="float">
            <text:p>0.4640776</text:p>
          </table:table-cell>
          <table:table-cell office:value-type="float" office:value="1.490119" calcext:value-type="float">
            <text:p>1.490119</text:p>
          </table:table-cell>
          <table:table-cell office:value-type="float" office:value="360" calcext:value-type="float">
            <text:p>360</text:p>
          </table:table-cell>
          <table:table-cell office:value-type="float" office:value="-322.3327" calcext:value-type="float">
            <text:p>-322.3327</text:p>
          </table:table-cell>
          <table:table-cell office:value-type="float" office:value="0" calcext:value-type="float">
            <text:p>0</text:p>
          </table:table-cell>
          <table:table-cell office:value-type="float" office:value="262.56" calcext:value-type="float">
            <text:p>262.56</text:p>
          </table:table-cell>
          <table:table-cell office:value-type="float" office:value="281.1458" calcext:value-type="float">
            <text:p>281.1458</text:p>
          </table:table-cell>
          <table:table-cell office:value-type="float" office:value="891.44" calcext:value-type="float">
            <text:p>891.44</text:p>
          </table:table-cell>
          <table:table-cell office:value-type="float" office:value="820.7357" calcext:value-type="float">
            <text:p>820.7357</text:p>
          </table:table-cell>
          <table:table-cell office:value-type="float" office:value="820.551" calcext:value-type="float">
            <text:p>820.551</text:p>
          </table:table-cell>
          <table:table-cell office:value-type="float" office:value="840.558" calcext:value-type="float">
            <text:p>840.558</text:p>
          </table:table-cell>
          <table:table-cell office:value-type="float" office:value="321.0184" calcext:value-type="float">
            <text:p>321.0184</text:p>
          </table:table-cell>
          <table:table-cell office:value-type="float" office:value="438.2022" calcext:value-type="float">
            <text:p>438.2022</text:p>
          </table:table-cell>
          <table:table-cell office:value-type="float" office:value="383.8521" calcext:value-type="float">
            <text:p>383.8521</text:p>
          </table:table-cell>
          <table:table-cell office:value-type="float" office:value="332.0887" calcext:value-type="float">
            <text:p>332.088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092004" calcext:value-type="float">
            <text:p>17092004</text:p>
          </table:table-cell>
          <table:table-cell office:value-type="float" office:value="123.2167" calcext:value-type="float">
            <text:p>123.2167</text:p>
          </table:table-cell>
          <table:table-cell office:value-type="float" office:value="5394.492" calcext:value-type="float">
            <text:p>5394.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1.1419" calcext:value-type="float">
            <text:p>-321.1419</text:p>
          </table:table-cell>
          <table:table-cell office:value-type="float" office:value="931.2617" calcext:value-type="float">
            <text:p>931.2617</text:p>
          </table:table-cell>
          <table:table-cell office:value-type="float" office:value="0" calcext:value-type="float">
            <text:p>0</text:p>
          </table:table-cell>
          <table:table-cell office:value-type="float" office:value="58.67318" calcext:value-type="float">
            <text:p>58.67318</text:p>
          </table:table-cell>
          <table:table-cell office:value-type="float" office:value="20.32906" calcext:value-type="float">
            <text:p>20.32906</text:p>
          </table:table-cell>
          <table:table-cell office:value-type="float" office:value="0.05723057" calcext:value-type="float">
            <text:p>0.05723057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64633" calcext:value-type="float">
            <text:p>0.464633</text:p>
          </table:table-cell>
          <table:table-cell office:value-type="float" office:value="1.490332" calcext:value-type="float">
            <text:p>1.490332</text:p>
          </table:table-cell>
          <table:table-cell office:value-type="float" office:value="360" calcext:value-type="float">
            <text:p>360</text:p>
          </table:table-cell>
          <table:table-cell office:value-type="float" office:value="-323.0742" calcext:value-type="float">
            <text:p>-323.0742</text:p>
          </table:table-cell>
          <table:table-cell office:value-type="float" office:value="0" calcext:value-type="float">
            <text:p>0</text:p>
          </table:table-cell>
          <table:table-cell office:value-type="float" office:value="262.5928" calcext:value-type="float">
            <text:p>262.5928</text:p>
          </table:table-cell>
          <table:table-cell office:value-type="float" office:value="281.0552" calcext:value-type="float">
            <text:p>281.0552</text:p>
          </table:table-cell>
          <table:table-cell office:value-type="float" office:value="891.2171" calcext:value-type="float">
            <text:p>891.2171</text:p>
          </table:table-cell>
          <table:table-cell office:value-type="float" office:value="820.5908" calcext:value-type="float">
            <text:p>820.5908</text:p>
          </table:table-cell>
          <table:table-cell office:value-type="float" office:value="820.4571" calcext:value-type="float">
            <text:p>820.4571</text:p>
          </table:table-cell>
          <table:table-cell office:value-type="float" office:value="840.4756" calcext:value-type="float">
            <text:p>840.4756</text:p>
          </table:table-cell>
          <table:table-cell office:value-type="float" office:value="320.9802" calcext:value-type="float">
            <text:p>320.9802</text:p>
          </table:table-cell>
          <table:table-cell office:value-type="float" office:value="438.1668" calcext:value-type="float">
            <text:p>438.1668</text:p>
          </table:table-cell>
          <table:table-cell office:value-type="float" office:value="383.8275" calcext:value-type="float">
            <text:p>383.8275</text:p>
          </table:table-cell>
          <table:table-cell office:value-type="float" office:value="332.0578" calcext:value-type="float">
            <text:p>332.057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8092004" calcext:value-type="float">
            <text:p>18092004</text:p>
          </table:table-cell>
          <table:table-cell office:value-type="float" office:value="122.7106" calcext:value-type="float">
            <text:p>122.7106</text:p>
          </table:table-cell>
          <table:table-cell office:value-type="float" office:value="5394.105" calcext:value-type="float">
            <text:p>5394.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1.981" calcext:value-type="float">
            <text:p>-321.981</text:p>
          </table:table-cell>
          <table:table-cell office:value-type="float" office:value="935.1719" calcext:value-type="float">
            <text:p>935.1719</text:p>
          </table:table-cell>
          <table:table-cell office:value-type="float" office:value="0" calcext:value-type="float">
            <text:p>0</text:p>
          </table:table-cell>
          <table:table-cell office:value-type="float" office:value="58.39525" calcext:value-type="float">
            <text:p>58.39525</text:p>
          </table:table-cell>
          <table:table-cell office:value-type="float" office:value="20.25871" calcext:value-type="float">
            <text:p>20.25871</text:p>
          </table:table-cell>
          <table:table-cell office:value-type="float" office:value="0.05747891" calcext:value-type="float">
            <text:p>0.05747891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650623" calcext:value-type="float">
            <text:p>0.4650623</text:p>
          </table:table-cell>
          <table:table-cell office:value-type="float" office:value="1.490371" calcext:value-type="float">
            <text:p>1.490371</text:p>
          </table:table-cell>
          <table:table-cell office:value-type="float" office:value="360" calcext:value-type="float">
            <text:p>360</text:p>
          </table:table-cell>
          <table:table-cell office:value-type="float" office:value="-323.9135" calcext:value-type="float">
            <text:p>-323.9135</text:p>
          </table:table-cell>
          <table:table-cell office:value-type="float" office:value="0" calcext:value-type="float">
            <text:p>0</text:p>
          </table:table-cell>
          <table:table-cell office:value-type="float" office:value="262.6363" calcext:value-type="float">
            <text:p>262.6363</text:p>
          </table:table-cell>
          <table:table-cell office:value-type="float" office:value="280.9484" calcext:value-type="float">
            <text:p>280.9484</text:p>
          </table:table-cell>
          <table:table-cell office:value-type="float" office:value="890.9557" calcext:value-type="float">
            <text:p>890.9557</text:p>
          </table:table-cell>
          <table:table-cell office:value-type="float" office:value="820.4243" calcext:value-type="float">
            <text:p>820.4243</text:p>
          </table:table-cell>
          <table:table-cell office:value-type="float" office:value="820.3514" calcext:value-type="float">
            <text:p>820.3514</text:p>
          </table:table-cell>
          <table:table-cell office:value-type="float" office:value="840.3831" calcext:value-type="float">
            <text:p>840.3831</text:p>
          </table:table-cell>
          <table:table-cell office:value-type="float" office:value="320.939" calcext:value-type="float">
            <text:p>320.939</text:p>
          </table:table-cell>
          <table:table-cell office:value-type="float" office:value="438.1309" calcext:value-type="float">
            <text:p>438.1309</text:p>
          </table:table-cell>
          <table:table-cell office:value-type="float" office:value="383.8024" calcext:value-type="float">
            <text:p>383.8024</text:p>
          </table:table-cell>
          <table:table-cell office:value-type="float" office:value="332.0273" calcext:value-type="float">
            <text:p>332.027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092004" calcext:value-type="float">
            <text:p>19092004</text:p>
          </table:table-cell>
          <table:table-cell office:value-type="float" office:value="122.276" calcext:value-type="float">
            <text:p>122.276</text:p>
          </table:table-cell>
          <table:table-cell office:value-type="float" office:value="5393.736" calcext:value-type="float">
            <text:p>5393.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2.7546" calcext:value-type="float">
            <text:p>-322.7546</text:p>
          </table:table-cell>
          <table:table-cell office:value-type="float" office:value="935.0888" calcext:value-type="float">
            <text:p>935.0888</text:p>
          </table:table-cell>
          <table:table-cell office:value-type="float" office:value="0" calcext:value-type="float">
            <text:p>0</text:p>
          </table:table-cell>
          <table:table-cell office:value-type="float" office:value="58.23915" calcext:value-type="float">
            <text:p>58.23915</text:p>
          </table:table-cell>
          <table:table-cell office:value-type="float" office:value="20.21058" calcext:value-type="float">
            <text:p>20.21058</text:p>
          </table:table-cell>
          <table:table-cell office:value-type="float" office:value="0.05774347" calcext:value-type="float">
            <text:p>0.05774347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654861" calcext:value-type="float">
            <text:p>0.4654861</text:p>
          </table:table-cell>
          <table:table-cell office:value-type="float" office:value="1.49042" calcext:value-type="float">
            <text:p>1.49042</text:p>
          </table:table-cell>
          <table:table-cell office:value-type="float" office:value="360" calcext:value-type="float">
            <text:p>360</text:p>
          </table:table-cell>
          <table:table-cell office:value-type="float" office:value="-324.6873" calcext:value-type="float">
            <text:p>-324.6873</text:p>
          </table:table-cell>
          <table:table-cell office:value-type="float" office:value="0" calcext:value-type="float">
            <text:p>0</text:p>
          </table:table-cell>
          <table:table-cell office:value-type="float" office:value="262.6728" calcext:value-type="float">
            <text:p>262.6728</text:p>
          </table:table-cell>
          <table:table-cell office:value-type="float" office:value="280.8656" calcext:value-type="float">
            <text:p>280.8656</text:p>
          </table:table-cell>
          <table:table-cell office:value-type="float" office:value="890.7351" calcext:value-type="float">
            <text:p>890.7351</text:p>
          </table:table-cell>
          <table:table-cell office:value-type="float" office:value="820.2693" calcext:value-type="float">
            <text:p>820.2693</text:p>
          </table:table-cell>
          <table:table-cell office:value-type="float" office:value="820.2482" calcext:value-type="float">
            <text:p>820.2482</text:p>
          </table:table-cell>
          <table:table-cell office:value-type="float" office:value="840.2902" calcext:value-type="float">
            <text:p>840.2902</text:p>
          </table:table-cell>
          <table:table-cell office:value-type="float" office:value="320.8966" calcext:value-type="float">
            <text:p>320.8966</text:p>
          </table:table-cell>
          <table:table-cell office:value-type="float" office:value="438.0916" calcext:value-type="float">
            <text:p>438.0916</text:p>
          </table:table-cell>
          <table:table-cell office:value-type="float" office:value="383.777" calcext:value-type="float">
            <text:p>383.777</text:p>
          </table:table-cell>
          <table:table-cell office:value-type="float" office:value="331.9971" calcext:value-type="float">
            <text:p>331.997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092004" calcext:value-type="float">
            <text:p>20092004</text:p>
          </table:table-cell>
          <table:table-cell office:value-type="float" office:value="121.792" calcext:value-type="float">
            <text:p>121.792</text:p>
          </table:table-cell>
          <table:table-cell office:value-type="float" office:value="5393.351" calcext:value-type="float">
            <text:p>5393.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3.5694" calcext:value-type="float">
            <text:p>-323.5694</text:p>
          </table:table-cell>
          <table:table-cell office:value-type="float" office:value="938.4686" calcext:value-type="float">
            <text:p>938.4686</text:p>
          </table:table-cell>
          <table:table-cell office:value-type="float" office:value="0" calcext:value-type="float">
            <text:p>0</text:p>
          </table:table-cell>
          <table:table-cell office:value-type="float" office:value="57.98964" calcext:value-type="float">
            <text:p>57.98964</text:p>
          </table:table-cell>
          <table:table-cell office:value-type="float" office:value="20.15053" calcext:value-type="float">
            <text:p>20.15053</text:p>
          </table:table-cell>
          <table:table-cell office:value-type="float" office:value="0.05798299" calcext:value-type="float">
            <text:p>0.05798299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659072" calcext:value-type="float">
            <text:p>0.4659072</text:p>
          </table:table-cell>
          <table:table-cell office:value-type="float" office:value="1.490468" calcext:value-type="float">
            <text:p>1.490468</text:p>
          </table:table-cell>
          <table:table-cell office:value-type="float" office:value="360" calcext:value-type="float">
            <text:p>360</text:p>
          </table:table-cell>
          <table:table-cell office:value-type="float" office:value="-325.5023" calcext:value-type="float">
            <text:p>-325.5023</text:p>
          </table:table-cell>
          <table:table-cell office:value-type="float" office:value="0" calcext:value-type="float">
            <text:p>0</text:p>
          </table:table-cell>
          <table:table-cell office:value-type="float" office:value="262.7134" calcext:value-type="float">
            <text:p>262.7134</text:p>
          </table:table-cell>
          <table:table-cell office:value-type="float" office:value="280.7617" calcext:value-type="float">
            <text:p>280.7617</text:p>
          </table:table-cell>
          <table:table-cell office:value-type="float" office:value="890.4797" calcext:value-type="float">
            <text:p>890.4797</text:p>
          </table:table-cell>
          <table:table-cell office:value-type="float" office:value="820.1079" calcext:value-type="float">
            <text:p>820.1079</text:p>
          </table:table-cell>
          <table:table-cell office:value-type="float" office:value="820.1437" calcext:value-type="float">
            <text:p>820.1437</text:p>
          </table:table-cell>
          <table:table-cell office:value-type="float" office:value="840.1986" calcext:value-type="float">
            <text:p>840.1986</text:p>
          </table:table-cell>
          <table:table-cell office:value-type="float" office:value="320.8556" calcext:value-type="float">
            <text:p>320.8556</text:p>
          </table:table-cell>
          <table:table-cell office:value-type="float" office:value="438.0545" calcext:value-type="float">
            <text:p>438.0545</text:p>
          </table:table-cell>
          <table:table-cell office:value-type="float" office:value="383.7516" calcext:value-type="float">
            <text:p>383.7516</text:p>
          </table:table-cell>
          <table:table-cell office:value-type="float" office:value="331.967" calcext:value-type="float">
            <text:p>331.96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092004" calcext:value-type="float">
            <text:p>21092004</text:p>
          </table:table-cell>
          <table:table-cell office:value-type="float" office:value="121.3474" calcext:value-type="float">
            <text:p>121.3474</text:p>
          </table:table-cell>
          <table:table-cell office:value-type="float" office:value="5393.05" calcext:value-type="float">
            <text:p>5393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4.2975" calcext:value-type="float">
            <text:p>-324.2975</text:p>
          </table:table-cell>
          <table:table-cell office:value-type="float" office:value="941.5646" calcext:value-type="float">
            <text:p>941.5646</text:p>
          </table:table-cell>
          <table:table-cell office:value-type="float" office:value="0" calcext:value-type="float">
            <text:p>0</text:p>
          </table:table-cell>
          <table:table-cell office:value-type="float" office:value="57.89673" calcext:value-type="float">
            <text:p>57.89673</text:p>
          </table:table-cell>
          <table:table-cell office:value-type="float" office:value="20.05825" calcext:value-type="float">
            <text:p>20.05825</text:p>
          </table:table-cell>
          <table:table-cell office:value-type="float" office:value="0.0582812" calcext:value-type="float">
            <text:p>0.0582812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663252" calcext:value-type="float">
            <text:p>0.4663252</text:p>
          </table:table-cell>
          <table:table-cell office:value-type="float" office:value="1.490546" calcext:value-type="float">
            <text:p>1.490546</text:p>
          </table:table-cell>
          <table:table-cell office:value-type="float" office:value="360" calcext:value-type="float">
            <text:p>360</text:p>
          </table:table-cell>
          <table:table-cell office:value-type="float" office:value="-326.2307" calcext:value-type="float">
            <text:p>-326.2307</text:p>
          </table:table-cell>
          <table:table-cell office:value-type="float" office:value="0" calcext:value-type="float">
            <text:p>0</text:p>
          </table:table-cell>
          <table:table-cell office:value-type="float" office:value="262.7513" calcext:value-type="float">
            <text:p>262.7513</text:p>
          </table:table-cell>
          <table:table-cell office:value-type="float" office:value="280.7008" calcext:value-type="float">
            <text:p>280.7008</text:p>
          </table:table-cell>
          <table:table-cell office:value-type="float" office:value="890.3007" calcext:value-type="float">
            <text:p>890.3007</text:p>
          </table:table-cell>
          <table:table-cell office:value-type="float" office:value="819.9725" calcext:value-type="float">
            <text:p>819.9725</text:p>
          </table:table-cell>
          <table:table-cell office:value-type="float" office:value="820.051" calcext:value-type="float">
            <text:p>820.051</text:p>
          </table:table-cell>
          <table:table-cell office:value-type="float" office:value="840.1113" calcext:value-type="float">
            <text:p>840.1113</text:p>
          </table:table-cell>
          <table:table-cell office:value-type="float" office:value="320.8146" calcext:value-type="float">
            <text:p>320.8146</text:p>
          </table:table-cell>
          <table:table-cell office:value-type="float" office:value="438.015" calcext:value-type="float">
            <text:p>438.015</text:p>
          </table:table-cell>
          <table:table-cell office:value-type="float" office:value="383.7261" calcext:value-type="float">
            <text:p>383.7261</text:p>
          </table:table-cell>
          <table:table-cell office:value-type="float" office:value="331.937" calcext:value-type="float">
            <text:p>331.93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092004" calcext:value-type="float">
            <text:p>22092004</text:p>
          </table:table-cell>
          <table:table-cell office:value-type="float" office:value="121.0324" calcext:value-type="float">
            <text:p>121.0324</text:p>
          </table:table-cell>
          <table:table-cell office:value-type="float" office:value="5392.801" calcext:value-type="float">
            <text:p>5392.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4.8594" calcext:value-type="float">
            <text:p>-324.8594</text:p>
          </table:table-cell>
          <table:table-cell office:value-type="float" office:value="945.2589" calcext:value-type="float">
            <text:p>945.2589</text:p>
          </table:table-cell>
          <table:table-cell office:value-type="float" office:value="0" calcext:value-type="float">
            <text:p>0</text:p>
          </table:table-cell>
          <table:table-cell office:value-type="float" office:value="57.7841" calcext:value-type="float">
            <text:p>57.7841</text:p>
          </table:table-cell>
          <table:table-cell office:value-type="float" office:value="20.02409" calcext:value-type="float">
            <text:p>20.02409</text:p>
          </table:table-cell>
          <table:table-cell office:value-type="float" office:value="0.05859284" calcext:value-type="float">
            <text:p>0.05859284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667306" calcext:value-type="float">
            <text:p>0.4667306</text:p>
          </table:table-cell>
          <table:table-cell office:value-type="float" office:value="1.490592" calcext:value-type="float">
            <text:p>1.490592</text:p>
          </table:table-cell>
          <table:table-cell office:value-type="float" office:value="360" calcext:value-type="float">
            <text:p>360</text:p>
          </table:table-cell>
          <table:table-cell office:value-type="float" office:value="-326.7927" calcext:value-type="float">
            <text:p>-326.7927</text:p>
          </table:table-cell>
          <table:table-cell office:value-type="float" office:value="0" calcext:value-type="float">
            <text:p>0</text:p>
          </table:table-cell>
          <table:table-cell office:value-type="float" office:value="262.7689" calcext:value-type="float">
            <text:p>262.7689</text:p>
          </table:table-cell>
          <table:table-cell office:value-type="float" office:value="280.6494" calcext:value-type="float">
            <text:p>280.6494</text:p>
          </table:table-cell>
          <table:table-cell office:value-type="float" office:value="890.1571" calcext:value-type="float">
            <text:p>890.1571</text:p>
          </table:table-cell>
          <table:table-cell office:value-type="float" office:value="819.8755" calcext:value-type="float">
            <text:p>819.8755</text:p>
          </table:table-cell>
          <table:table-cell office:value-type="float" office:value="819.9824" calcext:value-type="float">
            <text:p>819.9824</text:p>
          </table:table-cell>
          <table:table-cell office:value-type="float" office:value="840.0455" calcext:value-type="float">
            <text:p>840.0455</text:p>
          </table:table-cell>
          <table:table-cell office:value-type="float" office:value="320.7824" calcext:value-type="float">
            <text:p>320.7824</text:p>
          </table:table-cell>
          <table:table-cell office:value-type="float" office:value="437.9808" calcext:value-type="float">
            <text:p>437.9808</text:p>
          </table:table-cell>
          <table:table-cell office:value-type="float" office:value="383.701" calcext:value-type="float">
            <text:p>383.701</text:p>
          </table:table-cell>
          <table:table-cell office:value-type="float" office:value="331.9072" calcext:value-type="float">
            <text:p>331.907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3092004" calcext:value-type="float">
            <text:p>23092004</text:p>
          </table:table-cell>
          <table:table-cell office:value-type="float" office:value="120.7639" calcext:value-type="float">
            <text:p>120.7639</text:p>
          </table:table-cell>
          <table:table-cell office:value-type="float" office:value="5392.565" calcext:value-type="float">
            <text:p>5392.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5.3532" calcext:value-type="float">
            <text:p>-325.3532</text:p>
          </table:table-cell>
          <table:table-cell office:value-type="float" office:value="942.8433" calcext:value-type="float">
            <text:p>942.8433</text:p>
          </table:table-cell>
          <table:table-cell office:value-type="float" office:value="0" calcext:value-type="float">
            <text:p>0</text:p>
          </table:table-cell>
          <table:table-cell office:value-type="float" office:value="57.67315" calcext:value-type="float">
            <text:p>57.67315</text:p>
          </table:table-cell>
          <table:table-cell office:value-type="float" office:value="20.00492" calcext:value-type="float">
            <text:p>20.00492</text:p>
          </table:table-cell>
          <table:table-cell office:value-type="float" office:value="0.05889702" calcext:value-type="float">
            <text:p>0.05889702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671292" calcext:value-type="float">
            <text:p>0.4671292</text:p>
          </table:table-cell>
          <table:table-cell office:value-type="float" office:value="1.490659" calcext:value-type="float">
            <text:p>1.490659</text:p>
          </table:table-cell>
          <table:table-cell office:value-type="float" office:value="360" calcext:value-type="float">
            <text:p>360</text:p>
          </table:table-cell>
          <table:table-cell office:value-type="float" office:value="-327.2866" calcext:value-type="float">
            <text:p>-327.2866</text:p>
          </table:table-cell>
          <table:table-cell office:value-type="float" office:value="0" calcext:value-type="float">
            <text:p>0</text:p>
          </table:table-cell>
          <table:table-cell office:value-type="float" office:value="262.7888" calcext:value-type="float">
            <text:p>262.7888</text:p>
          </table:table-cell>
          <table:table-cell office:value-type="float" office:value="280.6011" calcext:value-type="float">
            <text:p>280.6011</text:p>
          </table:table-cell>
          <table:table-cell office:value-type="float" office:value="890.0245" calcext:value-type="float">
            <text:p>890.0245</text:p>
          </table:table-cell>
          <table:table-cell office:value-type="float" office:value="819.7889" calcext:value-type="float">
            <text:p>819.7889</text:p>
          </table:table-cell>
          <table:table-cell office:value-type="float" office:value="819.9164" calcext:value-type="float">
            <text:p>819.9164</text:p>
          </table:table-cell>
          <table:table-cell office:value-type="float" office:value="839.9858" calcext:value-type="float">
            <text:p>839.9858</text:p>
          </table:table-cell>
          <table:table-cell office:value-type="float" office:value="320.7529" calcext:value-type="float">
            <text:p>320.7529</text:p>
          </table:table-cell>
          <table:table-cell office:value-type="float" office:value="437.9491" calcext:value-type="float">
            <text:p>437.9491</text:p>
          </table:table-cell>
          <table:table-cell office:value-type="float" office:value="383.6799" calcext:value-type="float">
            <text:p>383.6799</text:p>
          </table:table-cell>
          <table:table-cell office:value-type="float" office:value="331.8777" calcext:value-type="float">
            <text:p>331.877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092004" calcext:value-type="float">
            <text:p>24092004</text:p>
          </table:table-cell>
          <table:table-cell office:value-type="float" office:value="120.433" calcext:value-type="float">
            <text:p>120.433</text:p>
          </table:table-cell>
          <table:table-cell office:value-type="float" office:value="5392.305" calcext:value-type="float">
            <text:p>5392.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5.9125" calcext:value-type="float">
            <text:p>-325.9125</text:p>
          </table:table-cell>
          <table:table-cell office:value-type="float" office:value="945.8461" calcext:value-type="float">
            <text:p>945.8461</text:p>
          </table:table-cell>
          <table:table-cell office:value-type="float" office:value="0" calcext:value-type="float">
            <text:p>0</text:p>
          </table:table-cell>
          <table:table-cell office:value-type="float" office:value="57.52062" calcext:value-type="float">
            <text:p>57.52062</text:p>
          </table:table-cell>
          <table:table-cell office:value-type="float" office:value="19.96375" calcext:value-type="float">
            <text:p>19.96375</text:p>
          </table:table-cell>
          <table:table-cell office:value-type="float" office:value="0.0591908" calcext:value-type="float">
            <text:p>0.0591908</text:p>
          </table:table-cell>
          <table:table-cell office:value-type="float" office:value="0.02972362" calcext:value-type="float">
            <text:p>0.02972362</text:p>
          </table:table-cell>
          <table:table-cell office:value-type="float" office:value="0.467524" calcext:value-type="float">
            <text:p>0.467524</text:p>
          </table:table-cell>
          <table:table-cell office:value-type="float" office:value="1.490755" calcext:value-type="float">
            <text:p>1.490755</text:p>
          </table:table-cell>
          <table:table-cell office:value-type="float" office:value="360" calcext:value-type="float">
            <text:p>360</text:p>
          </table:table-cell>
          <table:table-cell office:value-type="float" office:value="-327.8461" calcext:value-type="float">
            <text:p>-327.8461</text:p>
          </table:table-cell>
          <table:table-cell office:value-type="float" office:value="0" calcext:value-type="float">
            <text:p>0</text:p>
          </table:table-cell>
          <table:table-cell office:value-type="float" office:value="262.8178" calcext:value-type="float">
            <text:p>262.8178</text:p>
          </table:table-cell>
          <table:table-cell office:value-type="float" office:value="280.5359" calcext:value-type="float">
            <text:p>280.5359</text:p>
          </table:table-cell>
          <table:table-cell office:value-type="float" office:value="889.8596" calcext:value-type="float">
            <text:p>889.8596</text:p>
          </table:table-cell>
          <table:table-cell office:value-type="float" office:value="819.6832" calcext:value-type="float">
            <text:p>819.6832</text:p>
          </table:table-cell>
          <table:table-cell office:value-type="float" office:value="819.8462" calcext:value-type="float">
            <text:p>819.8462</text:p>
          </table:table-cell>
          <table:table-cell office:value-type="float" office:value="839.9222" calcext:value-type="float">
            <text:p>839.9222</text:p>
          </table:table-cell>
          <table:table-cell office:value-type="float" office:value="320.7232" calcext:value-type="float">
            <text:p>320.7232</text:p>
          </table:table-cell>
          <table:table-cell office:value-type="float" office:value="437.9185" calcext:value-type="float">
            <text:p>437.9185</text:p>
          </table:table-cell>
          <table:table-cell office:value-type="float" office:value="383.6599" calcext:value-type="float">
            <text:p>383.6599</text:p>
          </table:table-cell>
          <table:table-cell office:value-type="float" office:value="331.8487" calcext:value-type="float">
            <text:p>331.848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092004" calcext:value-type="float">
            <text:p>25092004</text:p>
          </table:table-cell>
          <table:table-cell office:value-type="float" office:value="119.9081" calcext:value-type="float">
            <text:p>119.9081</text:p>
          </table:table-cell>
          <table:table-cell office:value-type="float" office:value="5392.058" calcext:value-type="float">
            <text:p>5392.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6.421" calcext:value-type="float">
            <text:p>-326.421</text:p>
          </table:table-cell>
          <table:table-cell office:value-type="float" office:value="944.7839" calcext:value-type="float">
            <text:p>944.7839</text:p>
          </table:table-cell>
          <table:table-cell office:value-type="float" office:value="0" calcext:value-type="float">
            <text:p>0</text:p>
          </table:table-cell>
          <table:table-cell office:value-type="float" office:value="57.41452" calcext:value-type="float">
            <text:p>57.41452</text:p>
          </table:table-cell>
          <table:table-cell office:value-type="float" office:value="19.68276" calcext:value-type="float">
            <text:p>19.68276</text:p>
          </table:table-cell>
          <table:table-cell office:value-type="float" office:value="0.05938983" calcext:value-type="float">
            <text:p>0.05938983</text:p>
          </table:table-cell>
          <table:table-cell office:value-type="float" office:value="0.06989354" calcext:value-type="float">
            <text:p>0.06989354</text:p>
          </table:table-cell>
          <table:table-cell office:value-type="float" office:value="0.4686012" calcext:value-type="float">
            <text:p>0.4686012</text:p>
          </table:table-cell>
          <table:table-cell office:value-type="float" office:value="1.493369" calcext:value-type="float">
            <text:p>1.493369</text:p>
          </table:table-cell>
          <table:table-cell office:value-type="float" office:value="360" calcext:value-type="float">
            <text:p>360</text:p>
          </table:table-cell>
          <table:table-cell office:value-type="float" office:value="-328.4006" calcext:value-type="float">
            <text:p>-328.4006</text:p>
          </table:table-cell>
          <table:table-cell office:value-type="float" office:value="0" calcext:value-type="float">
            <text:p>0</text:p>
          </table:table-cell>
          <table:table-cell office:value-type="float" office:value="262.8949" calcext:value-type="float">
            <text:p>262.8949</text:p>
          </table:table-cell>
          <table:table-cell office:value-type="float" office:value="280.4995" calcext:value-type="float">
            <text:p>280.4995</text:p>
          </table:table-cell>
          <table:table-cell office:value-type="float" office:value="889.7045" calcext:value-type="float">
            <text:p>889.7045</text:p>
          </table:table-cell>
          <table:table-cell office:value-type="float" office:value="819.5661" calcext:value-type="float">
            <text:p>819.5661</text:p>
          </table:table-cell>
          <table:table-cell office:value-type="float" office:value="819.7665" calcext:value-type="float">
            <text:p>819.7665</text:p>
          </table:table-cell>
          <table:table-cell office:value-type="float" office:value="839.8529" calcext:value-type="float">
            <text:p>839.8529</text:p>
          </table:table-cell>
          <table:table-cell office:value-type="float" office:value="320.692" calcext:value-type="float">
            <text:p>320.692</text:p>
          </table:table-cell>
          <table:table-cell office:value-type="float" office:value="437.8872" calcext:value-type="float">
            <text:p>437.8872</text:p>
          </table:table-cell>
          <table:table-cell office:value-type="float" office:value="383.6404" calcext:value-type="float">
            <text:p>383.6404</text:p>
          </table:table-cell>
          <table:table-cell office:value-type="float" office:value="331.8203" calcext:value-type="float">
            <text:p>331.820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092004" calcext:value-type="float">
            <text:p>26092004</text:p>
          </table:table-cell>
          <table:table-cell office:value-type="float" office:value="119.0158" calcext:value-type="float">
            <text:p>119.0158</text:p>
          </table:table-cell>
          <table:table-cell office:value-type="float" office:value="5391.882" calcext:value-type="float">
            <text:p>5391.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7.2794" calcext:value-type="float">
            <text:p>-327.2794</text:p>
          </table:table-cell>
          <table:table-cell office:value-type="float" office:value="943.8757" calcext:value-type="float">
            <text:p>943.8757</text:p>
          </table:table-cell>
          <table:table-cell office:value-type="float" office:value="0" calcext:value-type="float">
            <text:p>0</text:p>
          </table:table-cell>
          <table:table-cell office:value-type="float" office:value="57.53259" calcext:value-type="float">
            <text:p>57.53259</text:p>
          </table:table-cell>
          <table:table-cell office:value-type="float" office:value="19.17052" calcext:value-type="float">
            <text:p>19.17052</text:p>
          </table:table-cell>
          <table:table-cell office:value-type="float" office:value="0.05933597" calcext:value-type="float">
            <text:p>0.05933597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4755389" calcext:value-type="float">
            <text:p>0.4755389</text:p>
          </table:table-cell>
          <table:table-cell office:value-type="float" office:value="1.517835" calcext:value-type="float">
            <text:p>1.517835</text:p>
          </table:table-cell>
          <table:table-cell office:value-type="float" office:value="360" calcext:value-type="float">
            <text:p>360</text:p>
          </table:table-cell>
          <table:table-cell office:value-type="float" office:value="-329.302" calcext:value-type="float">
            <text:p>-329.302</text:p>
          </table:table-cell>
          <table:table-cell office:value-type="float" office:value="0" calcext:value-type="float">
            <text:p>0</text:p>
          </table:table-cell>
          <table:table-cell office:value-type="float" office:value="263.0152" calcext:value-type="float">
            <text:p>263.0152</text:p>
          </table:table-cell>
          <table:table-cell office:value-type="float" office:value="280.4427" calcext:value-type="float">
            <text:p>280.4427</text:p>
          </table:table-cell>
          <table:table-cell office:value-type="float" office:value="889.501" calcext:value-type="float">
            <text:p>889.501</text:p>
          </table:table-cell>
          <table:table-cell office:value-type="float" office:value="819.4305" calcext:value-type="float">
            <text:p>819.4305</text:p>
          </table:table-cell>
          <table:table-cell office:value-type="float" office:value="819.6784" calcext:value-type="float">
            <text:p>819.6784</text:p>
          </table:table-cell>
          <table:table-cell office:value-type="float" office:value="839.7751" calcext:value-type="float">
            <text:p>839.7751</text:p>
          </table:table-cell>
          <table:table-cell office:value-type="float" office:value="320.658" calcext:value-type="float">
            <text:p>320.658</text:p>
          </table:table-cell>
          <table:table-cell office:value-type="float" office:value="437.8553" calcext:value-type="float">
            <text:p>437.8553</text:p>
          </table:table-cell>
          <table:table-cell office:value-type="float" office:value="383.6208" calcext:value-type="float">
            <text:p>383.6208</text:p>
          </table:table-cell>
          <table:table-cell office:value-type="float" office:value="331.7923" calcext:value-type="float">
            <text:p>331.792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2004" calcext:value-type="float">
            <text:p>27092004</text:p>
          </table:table-cell>
          <table:table-cell office:value-type="float" office:value="118.3515" calcext:value-type="float">
            <text:p>118.3515</text:p>
          </table:table-cell>
          <table:table-cell office:value-type="float" office:value="5391.683" calcext:value-type="float">
            <text:p>5391.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8.1418" calcext:value-type="float">
            <text:p>-328.1418</text:p>
          </table:table-cell>
          <table:table-cell office:value-type="float" office:value="950.4332" calcext:value-type="float">
            <text:p>950.4332</text:p>
          </table:table-cell>
          <table:table-cell office:value-type="float" office:value="0" calcext:value-type="float">
            <text:p>0</text:p>
          </table:table-cell>
          <table:table-cell office:value-type="float" office:value="57.56293" calcext:value-type="float">
            <text:p>57.56293</text:p>
          </table:table-cell>
          <table:table-cell office:value-type="float" office:value="18.88571" calcext:value-type="float">
            <text:p>18.88571</text:p>
          </table:table-cell>
          <table:table-cell office:value-type="float" office:value="0.05945645" calcext:value-type="float">
            <text:p>0.05945645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4790934" calcext:value-type="float">
            <text:p>0.4790934</text:p>
          </table:table-cell>
          <table:table-cell office:value-type="float" office:value="1.535418" calcext:value-type="float">
            <text:p>1.535418</text:p>
          </table:table-cell>
          <table:table-cell office:value-type="float" office:value="360" calcext:value-type="float">
            <text:p>360</text:p>
          </table:table-cell>
          <table:table-cell office:value-type="float" office:value="-330.1853" calcext:value-type="float">
            <text:p>-330.1853</text:p>
          </table:table-cell>
          <table:table-cell office:value-type="float" office:value="0" calcext:value-type="float">
            <text:p>0</text:p>
          </table:table-cell>
          <table:table-cell office:value-type="float" office:value="263.0974" calcext:value-type="float">
            <text:p>263.0974</text:p>
          </table:table-cell>
          <table:table-cell office:value-type="float" office:value="280.3765" calcext:value-type="float">
            <text:p>280.3765</text:p>
          </table:table-cell>
          <table:table-cell office:value-type="float" office:value="889.3163" calcext:value-type="float">
            <text:p>889.3163</text:p>
          </table:table-cell>
          <table:table-cell office:value-type="float" office:value="819.2994" calcext:value-type="float">
            <text:p>819.2994</text:p>
          </table:table-cell>
          <table:table-cell office:value-type="float" office:value="819.5932" calcext:value-type="float">
            <text:p>819.5932</text:p>
          </table:table-cell>
          <table:table-cell office:value-type="float" office:value="839.6974" calcext:value-type="float">
            <text:p>839.6974</text:p>
          </table:table-cell>
          <table:table-cell office:value-type="float" office:value="320.6219" calcext:value-type="float">
            <text:p>320.6219</text:p>
          </table:table-cell>
          <table:table-cell office:value-type="float" office:value="437.822" calcext:value-type="float">
            <text:p>437.822</text:p>
          </table:table-cell>
          <table:table-cell office:value-type="float" office:value="383.6011" calcext:value-type="float">
            <text:p>383.6011</text:p>
          </table:table-cell>
          <table:table-cell office:value-type="float" office:value="331.7647" calcext:value-type="float">
            <text:p>331.764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092004" calcext:value-type="float">
            <text:p>28092004</text:p>
          </table:table-cell>
          <table:table-cell office:value-type="float" office:value="117.9545" calcext:value-type="float">
            <text:p>117.9545</text:p>
          </table:table-cell>
          <table:table-cell office:value-type="float" office:value="5391.457" calcext:value-type="float">
            <text:p>5391.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8.7596" calcext:value-type="float">
            <text:p>-328.7596</text:p>
          </table:table-cell>
          <table:table-cell office:value-type="float" office:value="953.083" calcext:value-type="float">
            <text:p>953.083</text:p>
          </table:table-cell>
          <table:table-cell office:value-type="float" office:value="0" calcext:value-type="float">
            <text:p>0</text:p>
          </table:table-cell>
          <table:table-cell office:value-type="float" office:value="57.4001" calcext:value-type="float">
            <text:p>57.4001</text:p>
          </table:table-cell>
          <table:table-cell office:value-type="float" office:value="18.77895" calcext:value-type="float">
            <text:p>18.77895</text:p>
          </table:table-cell>
          <table:table-cell office:value-type="float" office:value="0.05964071" calcext:value-type="float">
            <text:p>0.05964071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4816496" calcext:value-type="float">
            <text:p>0.4816496</text:p>
          </table:table-cell>
          <table:table-cell office:value-type="float" office:value="1.544931" calcext:value-type="float">
            <text:p>1.544931</text:p>
          </table:table-cell>
          <table:table-cell office:value-type="float" office:value="360" calcext:value-type="float">
            <text:p>360</text:p>
          </table:table-cell>
          <table:table-cell office:value-type="float" office:value="-330.8151" calcext:value-type="float">
            <text:p>-330.8151</text:p>
          </table:table-cell>
          <table:table-cell office:value-type="float" office:value="0" calcext:value-type="float">
            <text:p>0</text:p>
          </table:table-cell>
          <table:table-cell office:value-type="float" office:value="263.1425" calcext:value-type="float">
            <text:p>263.1425</text:p>
          </table:table-cell>
          <table:table-cell office:value-type="float" office:value="280.3213" calcext:value-type="float">
            <text:p>280.3213</text:p>
          </table:table-cell>
          <table:table-cell office:value-type="float" office:value="889.1613" calcext:value-type="float">
            <text:p>889.1613</text:p>
          </table:table-cell>
          <table:table-cell office:value-type="float" office:value="819.1979" calcext:value-type="float">
            <text:p>819.1979</text:p>
          </table:table-cell>
          <table:table-cell office:value-type="float" office:value="819.5204" calcext:value-type="float">
            <text:p>819.5204</text:p>
          </table:table-cell>
          <table:table-cell office:value-type="float" office:value="839.6313" calcext:value-type="float">
            <text:p>839.6313</text:p>
          </table:table-cell>
          <table:table-cell office:value-type="float" office:value="320.5902" calcext:value-type="float">
            <text:p>320.5902</text:p>
          </table:table-cell>
          <table:table-cell office:value-type="float" office:value="437.7902" calcext:value-type="float">
            <text:p>437.7902</text:p>
          </table:table-cell>
          <table:table-cell office:value-type="float" office:value="383.5815" calcext:value-type="float">
            <text:p>383.5815</text:p>
          </table:table-cell>
          <table:table-cell office:value-type="float" office:value="331.7374" calcext:value-type="float">
            <text:p>331.737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9092004" calcext:value-type="float">
            <text:p>29092004</text:p>
          </table:table-cell>
          <table:table-cell office:value-type="float" office:value="117.3481" calcext:value-type="float">
            <text:p>117.3481</text:p>
          </table:table-cell>
          <table:table-cell office:value-type="float" office:value="5391.289" calcext:value-type="float">
            <text:p>5391.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9.5224" calcext:value-type="float">
            <text:p>-329.5224</text:p>
          </table:table-cell>
          <table:table-cell office:value-type="float" office:value="957.0176" calcext:value-type="float">
            <text:p>957.0176</text:p>
          </table:table-cell>
          <table:table-cell office:value-type="float" office:value="0" calcext:value-type="float">
            <text:p>0</text:p>
          </table:table-cell>
          <table:table-cell office:value-type="float" office:value="57.38734" calcext:value-type="float">
            <text:p>57.38734</text:p>
          </table:table-cell>
          <table:table-cell office:value-type="float" office:value="18.5093" calcext:value-type="float">
            <text:p>18.5093</text:p>
          </table:table-cell>
          <table:table-cell office:value-type="float" office:value="0.05985031" calcext:value-type="float">
            <text:p>0.05985031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4838506" calcext:value-type="float">
            <text:p>0.4838506</text:p>
          </table:table-cell>
          <table:table-cell office:value-type="float" office:value="1.551532" calcext:value-type="float">
            <text:p>1.551532</text:p>
          </table:table-cell>
          <table:table-cell office:value-type="float" office:value="360" calcext:value-type="float">
            <text:p>360</text:p>
          </table:table-cell>
          <table:table-cell office:value-type="float" office:value="-331.5865" calcext:value-type="float">
            <text:p>-331.5865</text:p>
          </table:table-cell>
          <table:table-cell office:value-type="float" office:value="0" calcext:value-type="float">
            <text:p>0</text:p>
          </table:table-cell>
          <table:table-cell office:value-type="float" office:value="263.2202" calcext:value-type="float">
            <text:p>263.2202</text:p>
          </table:table-cell>
          <table:table-cell office:value-type="float" office:value="280.2617" calcext:value-type="float">
            <text:p>280.2617</text:p>
          </table:table-cell>
          <table:table-cell office:value-type="float" office:value="888.9956" calcext:value-type="float">
            <text:p>888.9956</text:p>
          </table:table-cell>
          <table:table-cell office:value-type="float" office:value="819.0892" calcext:value-type="float">
            <text:p>819.0892</text:p>
          </table:table-cell>
          <table:table-cell office:value-type="float" office:value="819.4466" calcext:value-type="float">
            <text:p>819.4466</text:p>
          </table:table-cell>
          <table:table-cell office:value-type="float" office:value="839.5652" calcext:value-type="float">
            <text:p>839.5652</text:p>
          </table:table-cell>
          <table:table-cell office:value-type="float" office:value="320.5591" calcext:value-type="float">
            <text:p>320.5591</text:p>
          </table:table-cell>
          <table:table-cell office:value-type="float" office:value="437.7593" calcext:value-type="float">
            <text:p>437.7593</text:p>
          </table:table-cell>
          <table:table-cell office:value-type="float" office:value="383.5623" calcext:value-type="float">
            <text:p>383.5623</text:p>
          </table:table-cell>
          <table:table-cell office:value-type="float" office:value="331.7103" calcext:value-type="float">
            <text:p>331.710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0092004" calcext:value-type="float">
            <text:p>30092004</text:p>
          </table:table-cell>
          <table:table-cell office:value-type="float" office:value="116.8164" calcext:value-type="float">
            <text:p>116.8164</text:p>
          </table:table-cell>
          <table:table-cell office:value-type="float" office:value="5391.137" calcext:value-type="float">
            <text:p>5391.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0.1179" calcext:value-type="float">
            <text:p>-330.1179</text:p>
          </table:table-cell>
          <table:table-cell office:value-type="float" office:value="959.5676" calcext:value-type="float">
            <text:p>959.5676</text:p>
          </table:table-cell>
          <table:table-cell office:value-type="float" office:value="0" calcext:value-type="float">
            <text:p>0</text:p>
          </table:table-cell>
          <table:table-cell office:value-type="float" office:value="57.40055" calcext:value-type="float">
            <text:p>57.40055</text:p>
          </table:table-cell>
          <table:table-cell office:value-type="float" office:value="18.257" calcext:value-type="float">
            <text:p>18.257</text:p>
          </table:table-cell>
          <table:table-cell office:value-type="float" office:value="0.0600119" calcext:value-type="float">
            <text:p>0.0600119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4866007" calcext:value-type="float">
            <text:p>0.4866007</text:p>
          </table:table-cell>
          <table:table-cell office:value-type="float" office:value="1.561047" calcext:value-type="float">
            <text:p>1.561047</text:p>
          </table:table-cell>
          <table:table-cell office:value-type="float" office:value="360" calcext:value-type="float">
            <text:p>360</text:p>
          </table:table-cell>
          <table:table-cell office:value-type="float" office:value="-332.1941" calcext:value-type="float">
            <text:p>-332.1941</text:p>
          </table:table-cell>
          <table:table-cell office:value-type="float" office:value="0" calcext:value-type="float">
            <text:p>0</text:p>
          </table:table-cell>
          <table:table-cell office:value-type="float" office:value="263.2957" calcext:value-type="float">
            <text:p>263.2957</text:p>
          </table:table-cell>
          <table:table-cell office:value-type="float" office:value="280.2224" calcext:value-type="float">
            <text:p>280.2224</text:p>
          </table:table-cell>
          <table:table-cell office:value-type="float" office:value="888.8589" calcext:value-type="float">
            <text:p>888.8589</text:p>
          </table:table-cell>
          <table:table-cell office:value-type="float" office:value="818.9955" calcext:value-type="float">
            <text:p>818.9955</text:p>
          </table:table-cell>
          <table:table-cell office:value-type="float" office:value="819.3784" calcext:value-type="float">
            <text:p>819.3784</text:p>
          </table:table-cell>
          <table:table-cell office:value-type="float" office:value="839.5023" calcext:value-type="float">
            <text:p>839.5023</text:p>
          </table:table-cell>
          <table:table-cell office:value-type="float" office:value="320.5294" calcext:value-type="float">
            <text:p>320.5294</text:p>
          </table:table-cell>
          <table:table-cell office:value-type="float" office:value="437.729" calcext:value-type="float">
            <text:p>437.729</text:p>
          </table:table-cell>
          <table:table-cell office:value-type="float" office:value="383.5433" calcext:value-type="float">
            <text:p>383.5433</text:p>
          </table:table-cell>
          <table:table-cell office:value-type="float" office:value="331.6835" calcext:value-type="float">
            <text:p>331.683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02004" calcext:value-type="float">
            <text:p>1102004</text:p>
          </table:table-cell>
          <table:table-cell office:value-type="float" office:value="116.4095" calcext:value-type="float">
            <text:p>116.4095</text:p>
          </table:table-cell>
          <table:table-cell office:value-type="float" office:value="5391.005" calcext:value-type="float">
            <text:p>5391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0.6862" calcext:value-type="float">
            <text:p>-330.6862</text:p>
          </table:table-cell>
          <table:table-cell office:value-type="float" office:value="962.9329" calcext:value-type="float">
            <text:p>962.9329</text:p>
          </table:table-cell>
          <table:table-cell office:value-type="float" office:value="0" calcext:value-type="float">
            <text:p>0</text:p>
          </table:table-cell>
          <table:table-cell office:value-type="float" office:value="57.36996" calcext:value-type="float">
            <text:p>57.36996</text:p>
          </table:table-cell>
          <table:table-cell office:value-type="float" office:value="18.08846" calcext:value-type="float">
            <text:p>18.08846</text:p>
          </table:table-cell>
          <table:table-cell office:value-type="float" office:value="0.0602351" calcext:value-type="float">
            <text:p>0.0602351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4882099" calcext:value-type="float">
            <text:p>0.4882099</text:p>
          </table:table-cell>
          <table:table-cell office:value-type="float" office:value="1.566449" calcext:value-type="float">
            <text:p>1.566449</text:p>
          </table:table-cell>
          <table:table-cell office:value-type="float" office:value="360" calcext:value-type="float">
            <text:p>360</text:p>
          </table:table-cell>
          <table:table-cell office:value-type="float" office:value="-332.7691" calcext:value-type="float">
            <text:p>-332.7691</text:p>
          </table:table-cell>
          <table:table-cell office:value-type="float" office:value="0" calcext:value-type="float">
            <text:p>0</text:p>
          </table:table-cell>
          <table:table-cell office:value-type="float" office:value="263.3466" calcext:value-type="float">
            <text:p>263.3466</text:p>
          </table:table-cell>
          <table:table-cell office:value-type="float" office:value="280.1852" calcext:value-type="float">
            <text:p>280.1852</text:p>
          </table:table-cell>
          <table:table-cell office:value-type="float" office:value="888.7515" calcext:value-type="float">
            <text:p>888.7515</text:p>
          </table:table-cell>
          <table:table-cell office:value-type="float" office:value="818.9227" calcext:value-type="float">
            <text:p>818.9227</text:p>
          </table:table-cell>
          <table:table-cell office:value-type="float" office:value="819.3224" calcext:value-type="float">
            <text:p>819.3224</text:p>
          </table:table-cell>
          <table:table-cell office:value-type="float" office:value="839.4527" calcext:value-type="float">
            <text:p>839.4527</text:p>
          </table:table-cell>
          <table:table-cell office:value-type="float" office:value="320.5047" calcext:value-type="float">
            <text:p>320.5047</text:p>
          </table:table-cell>
          <table:table-cell office:value-type="float" office:value="437.7009" calcext:value-type="float">
            <text:p>437.7009</text:p>
          </table:table-cell>
          <table:table-cell office:value-type="float" office:value="383.5249" calcext:value-type="float">
            <text:p>383.5249</text:p>
          </table:table-cell>
          <table:table-cell office:value-type="float" office:value="331.6571" calcext:value-type="float">
            <text:p>331.657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102004" calcext:value-type="float">
            <text:p>2102004</text:p>
          </table:table-cell>
          <table:table-cell office:value-type="float" office:value="116.037" calcext:value-type="float">
            <text:p>116.037</text:p>
          </table:table-cell>
          <table:table-cell office:value-type="float" office:value="5390.865" calcext:value-type="float">
            <text:p>5390.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1.2115" calcext:value-type="float">
            <text:p>-331.2115</text:p>
          </table:table-cell>
          <table:table-cell office:value-type="float" office:value="966.2" calcext:value-type="float">
            <text:p>966.2</text:p>
          </table:table-cell>
          <table:table-cell office:value-type="float" office:value="0" calcext:value-type="float">
            <text:p>0</text:p>
          </table:table-cell>
          <table:table-cell office:value-type="float" office:value="57.31086" calcext:value-type="float">
            <text:p>57.31086</text:p>
          </table:table-cell>
          <table:table-cell office:value-type="float" office:value="17.94954" calcext:value-type="float">
            <text:p>17.94954</text:p>
          </table:table-cell>
          <table:table-cell office:value-type="float" office:value="0.06054712" calcext:value-type="float">
            <text:p>0.06054712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4891195" calcext:value-type="float">
            <text:p>0.4891195</text:p>
          </table:table-cell>
          <table:table-cell office:value-type="float" office:value="1.569163" calcext:value-type="float">
            <text:p>1.569163</text:p>
          </table:table-cell>
          <table:table-cell office:value-type="float" office:value="360" calcext:value-type="float">
            <text:p>360</text:p>
          </table:table-cell>
          <table:table-cell office:value-type="float" office:value="-333.2978" calcext:value-type="float">
            <text:p>-333.2978</text:p>
          </table:table-cell>
          <table:table-cell office:value-type="float" office:value="0" calcext:value-type="float">
            <text:p>0</text:p>
          </table:table-cell>
          <table:table-cell office:value-type="float" office:value="263.3863" calcext:value-type="float">
            <text:p>263.3863</text:p>
          </table:table-cell>
          <table:table-cell office:value-type="float" office:value="280.1463" calcext:value-type="float">
            <text:p>280.1463</text:p>
          </table:table-cell>
          <table:table-cell office:value-type="float" office:value="888.6431" calcext:value-type="float">
            <text:p>888.6431</text:p>
          </table:table-cell>
          <table:table-cell office:value-type="float" office:value="818.8503" calcext:value-type="float">
            <text:p>818.8503</text:p>
          </table:table-cell>
          <table:table-cell office:value-type="float" office:value="819.2682" calcext:value-type="float">
            <text:p>819.2682</text:p>
          </table:table-cell>
          <table:table-cell office:value-type="float" office:value="839.4056" calcext:value-type="float">
            <text:p>839.4056</text:p>
          </table:table-cell>
          <table:table-cell office:value-type="float" office:value="320.4816" calcext:value-type="float">
            <text:p>320.4816</text:p>
          </table:table-cell>
          <table:table-cell office:value-type="float" office:value="437.6754" calcext:value-type="float">
            <text:p>437.6754</text:p>
          </table:table-cell>
          <table:table-cell office:value-type="float" office:value="383.5072" calcext:value-type="float">
            <text:p>383.5072</text:p>
          </table:table-cell>
          <table:table-cell office:value-type="float" office:value="331.6311" calcext:value-type="float">
            <text:p>331.631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102004" calcext:value-type="float">
            <text:p>3102004</text:p>
          </table:table-cell>
          <table:table-cell office:value-type="float" office:value="115.7823" calcext:value-type="float">
            <text:p>115.7823</text:p>
          </table:table-cell>
          <table:table-cell office:value-type="float" office:value="5390.693" calcext:value-type="float">
            <text:p>5390.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1.6419" calcext:value-type="float">
            <text:p>-331.6419</text:p>
          </table:table-cell>
          <table:table-cell office:value-type="float" office:value="967.2263" calcext:value-type="float">
            <text:p>967.2263</text:p>
          </table:table-cell>
          <table:table-cell office:value-type="float" office:value="0" calcext:value-type="float">
            <text:p>0</text:p>
          </table:table-cell>
          <table:table-cell office:value-type="float" office:value="57.10968" calcext:value-type="float">
            <text:p>57.10968</text:p>
          </table:table-cell>
          <table:table-cell office:value-type="float" office:value="17.90126" calcext:value-type="float">
            <text:p>17.90126</text:p>
          </table:table-cell>
          <table:table-cell office:value-type="float" office:value="0.0608606" calcext:value-type="float">
            <text:p>0.0608606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4898231" calcext:value-type="float">
            <text:p>0.4898231</text:p>
          </table:table-cell>
          <table:table-cell office:value-type="float" office:value="1.570875" calcext:value-type="float">
            <text:p>1.570875</text:p>
          </table:table-cell>
          <table:table-cell office:value-type="float" office:value="360" calcext:value-type="float">
            <text:p>360</text:p>
          </table:table-cell>
          <table:table-cell office:value-type="float" office:value="-333.7303" calcext:value-type="float">
            <text:p>-333.7303</text:p>
          </table:table-cell>
          <table:table-cell office:value-type="float" office:value="0" calcext:value-type="float">
            <text:p>0</text:p>
          </table:table-cell>
          <table:table-cell office:value-type="float" office:value="263.4097" calcext:value-type="float">
            <text:p>263.4097</text:p>
          </table:table-cell>
          <table:table-cell office:value-type="float" office:value="280.1057" calcext:value-type="float">
            <text:p>280.1057</text:p>
          </table:table-cell>
          <table:table-cell office:value-type="float" office:value="888.5361" calcext:value-type="float">
            <text:p>888.5361</text:p>
          </table:table-cell>
          <table:table-cell office:value-type="float" office:value="818.78" calcext:value-type="float">
            <text:p>818.78</text:p>
          </table:table-cell>
          <table:table-cell office:value-type="float" office:value="819.2158" calcext:value-type="float">
            <text:p>819.2158</text:p>
          </table:table-cell>
          <table:table-cell office:value-type="float" office:value="839.3599" calcext:value-type="float">
            <text:p>839.3599</text:p>
          </table:table-cell>
          <table:table-cell office:value-type="float" office:value="320.4598" calcext:value-type="float">
            <text:p>320.4598</text:p>
          </table:table-cell>
          <table:table-cell office:value-type="float" office:value="437.6533" calcext:value-type="float">
            <text:p>437.6533</text:p>
          </table:table-cell>
          <table:table-cell office:value-type="float" office:value="383.4902" calcext:value-type="float">
            <text:p>383.4902</text:p>
          </table:table-cell>
          <table:table-cell office:value-type="float" office:value="331.6058" calcext:value-type="float">
            <text:p>331.605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102004" calcext:value-type="float">
            <text:p>4102004</text:p>
          </table:table-cell>
          <table:table-cell office:value-type="float" office:value="115.5261" calcext:value-type="float">
            <text:p>115.5261</text:p>
          </table:table-cell>
          <table:table-cell office:value-type="float" office:value="5390.494" calcext:value-type="float">
            <text:p>5390.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0834" calcext:value-type="float">
            <text:p>-332.0834</text:p>
          </table:table-cell>
          <table:table-cell office:value-type="float" office:value="968.0068" calcext:value-type="float">
            <text:p>968.0068</text:p>
          </table:table-cell>
          <table:table-cell office:value-type="float" office:value="0" calcext:value-type="float">
            <text:p>0</text:p>
          </table:table-cell>
          <table:table-cell office:value-type="float" office:value="56.89682" calcext:value-type="float">
            <text:p>56.89682</text:p>
          </table:table-cell>
          <table:table-cell office:value-type="float" office:value="17.86609" calcext:value-type="float">
            <text:p>17.86609</text:p>
          </table:table-cell>
          <table:table-cell office:value-type="float" office:value="0.06114775" calcext:value-type="float">
            <text:p>0.06114775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4904278" calcext:value-type="float">
            <text:p>0.4904278</text:p>
          </table:table-cell>
          <table:table-cell office:value-type="float" office:value="1.572159" calcext:value-type="float">
            <text:p>1.572159</text:p>
          </table:table-cell>
          <table:table-cell office:value-type="float" office:value="360" calcext:value-type="float">
            <text:p>360</text:p>
          </table:table-cell>
          <table:table-cell office:value-type="float" office:value="-334.1733" calcext:value-type="float">
            <text:p>-334.1733</text:p>
          </table:table-cell>
          <table:table-cell office:value-type="float" office:value="0" calcext:value-type="float">
            <text:p>0</text:p>
          </table:table-cell>
          <table:table-cell office:value-type="float" office:value="263.4268" calcext:value-type="float">
            <text:p>263.4268</text:p>
          </table:table-cell>
          <table:table-cell office:value-type="float" office:value="280.0579" calcext:value-type="float">
            <text:p>280.0579</text:p>
          </table:table-cell>
          <table:table-cell office:value-type="float" office:value="888.4139" calcext:value-type="float">
            <text:p>888.4139</text:p>
          </table:table-cell>
          <table:table-cell office:value-type="float" office:value="818.7015" calcext:value-type="float">
            <text:p>818.7015</text:p>
          </table:table-cell>
          <table:table-cell office:value-type="float" office:value="819.1599" calcext:value-type="float">
            <text:p>819.1599</text:p>
          </table:table-cell>
          <table:table-cell office:value-type="float" office:value="839.3124" calcext:value-type="float">
            <text:p>839.3124</text:p>
          </table:table-cell>
          <table:table-cell office:value-type="float" office:value="320.4372" calcext:value-type="float">
            <text:p>320.4372</text:p>
          </table:table-cell>
          <table:table-cell office:value-type="float" office:value="437.6319" calcext:value-type="float">
            <text:p>437.6319</text:p>
          </table:table-cell>
          <table:table-cell office:value-type="float" office:value="383.4736" calcext:value-type="float">
            <text:p>383.4736</text:p>
          </table:table-cell>
          <table:table-cell office:value-type="float" office:value="331.5811" calcext:value-type="float">
            <text:p>331.581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102004" calcext:value-type="float">
            <text:p>5102004</text:p>
          </table:table-cell>
          <table:table-cell office:value-type="float" office:value="115.2786" calcext:value-type="float">
            <text:p>115.2786</text:p>
          </table:table-cell>
          <table:table-cell office:value-type="float" office:value="5390.288" calcext:value-type="float">
            <text:p>5390.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5233" calcext:value-type="float">
            <text:p>-332.5233</text:p>
          </table:table-cell>
          <table:table-cell office:value-type="float" office:value="971.2273" calcext:value-type="float">
            <text:p>971.2273</text:p>
          </table:table-cell>
          <table:table-cell office:value-type="float" office:value="0" calcext:value-type="float">
            <text:p>0</text:p>
          </table:table-cell>
          <table:table-cell office:value-type="float" office:value="56.70878" calcext:value-type="float">
            <text:p>56.70878</text:p>
          </table:table-cell>
          <table:table-cell office:value-type="float" office:value="17.83821" calcext:value-type="float">
            <text:p>17.83821</text:p>
          </table:table-cell>
          <table:table-cell office:value-type="float" office:value="0.06141387" calcext:value-type="float">
            <text:p>0.06141387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4909508" calcext:value-type="float">
            <text:p>0.4909508</text:p>
          </table:table-cell>
          <table:table-cell office:value-type="float" office:value="1.573195" calcext:value-type="float">
            <text:p>1.573195</text:p>
          </table:table-cell>
          <table:table-cell office:value-type="float" office:value="360" calcext:value-type="float">
            <text:p>360</text:p>
          </table:table-cell>
          <table:table-cell office:value-type="float" office:value="-334.6145" calcext:value-type="float">
            <text:p>-334.6145</text:p>
          </table:table-cell>
          <table:table-cell office:value-type="float" office:value="0" calcext:value-type="float">
            <text:p>0</text:p>
          </table:table-cell>
          <table:table-cell office:value-type="float" office:value="263.443" calcext:value-type="float">
            <text:p>263.443</text:p>
          </table:table-cell>
          <table:table-cell office:value-type="float" office:value="280.0106" calcext:value-type="float">
            <text:p>280.0106</text:p>
          </table:table-cell>
          <table:table-cell office:value-type="float" office:value="888.2902" calcext:value-type="float">
            <text:p>888.2902</text:p>
          </table:table-cell>
          <table:table-cell office:value-type="float" office:value="818.6203" calcext:value-type="float">
            <text:p>818.6203</text:p>
          </table:table-cell>
          <table:table-cell office:value-type="float" office:value="819.104" calcext:value-type="float">
            <text:p>819.104</text:p>
          </table:table-cell>
          <table:table-cell office:value-type="float" office:value="839.264" calcext:value-type="float">
            <text:p>839.264</text:p>
          </table:table-cell>
          <table:table-cell office:value-type="float" office:value="320.4141" calcext:value-type="float">
            <text:p>320.4141</text:p>
          </table:table-cell>
          <table:table-cell office:value-type="float" office:value="437.6104" calcext:value-type="float">
            <text:p>437.6104</text:p>
          </table:table-cell>
          <table:table-cell office:value-type="float" office:value="383.4574" calcext:value-type="float">
            <text:p>383.4574</text:p>
          </table:table-cell>
          <table:table-cell office:value-type="float" office:value="331.557" calcext:value-type="float">
            <text:p>331.55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102004" calcext:value-type="float">
            <text:p>6102004</text:p>
          </table:table-cell>
          <table:table-cell office:value-type="float" office:value="114.869" calcext:value-type="float">
            <text:p>114.869</text:p>
          </table:table-cell>
          <table:table-cell office:value-type="float" office:value="5390.157" calcext:value-type="float">
            <text:p>5390.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8763" calcext:value-type="float">
            <text:p>-332.8763</text:p>
          </table:table-cell>
          <table:table-cell office:value-type="float" office:value="966.0576" calcext:value-type="float">
            <text:p>966.0576</text:p>
          </table:table-cell>
          <table:table-cell office:value-type="float" office:value="0" calcext:value-type="float">
            <text:p>0</text:p>
          </table:table-cell>
          <table:table-cell office:value-type="float" office:value="56.69524" calcext:value-type="float">
            <text:p>56.69524</text:p>
          </table:table-cell>
          <table:table-cell office:value-type="float" office:value="17.60387" calcext:value-type="float">
            <text:p>17.60387</text:p>
          </table:table-cell>
          <table:table-cell office:value-type="float" office:value="0.06158908" calcext:value-type="float">
            <text:p>0.06158908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4931236" calcext:value-type="float">
            <text:p>0.4931236</text:p>
          </table:table-cell>
          <table:table-cell office:value-type="float" office:value="1.579664" calcext:value-type="float">
            <text:p>1.579664</text:p>
          </table:table-cell>
          <table:table-cell office:value-type="float" office:value="360" calcext:value-type="float">
            <text:p>360</text:p>
          </table:table-cell>
          <table:table-cell office:value-type="float" office:value="-334.976" calcext:value-type="float">
            <text:p>-334.976</text:p>
          </table:table-cell>
          <table:table-cell office:value-type="float" office:value="0" calcext:value-type="float">
            <text:p>0</text:p>
          </table:table-cell>
          <table:table-cell office:value-type="float" office:value="263.5161" calcext:value-type="float">
            <text:p>263.5161</text:p>
          </table:table-cell>
          <table:table-cell office:value-type="float" office:value="279.9921" calcext:value-type="float">
            <text:p>279.9921</text:p>
          </table:table-cell>
          <table:table-cell office:value-type="float" office:value="888.1859" calcext:value-type="float">
            <text:p>888.1859</text:p>
          </table:table-cell>
          <table:table-cell office:value-type="float" office:value="818.5472" calcext:value-type="float">
            <text:p>818.5472</text:p>
          </table:table-cell>
          <table:table-cell office:value-type="float" office:value="819.0508" calcext:value-type="float">
            <text:p>819.0508</text:p>
          </table:table-cell>
          <table:table-cell office:value-type="float" office:value="839.217" calcext:value-type="float">
            <text:p>839.217</text:p>
          </table:table-cell>
          <table:table-cell office:value-type="float" office:value="320.3915" calcext:value-type="float">
            <text:p>320.3915</text:p>
          </table:table-cell>
          <table:table-cell office:value-type="float" office:value="437.5889" calcext:value-type="float">
            <text:p>437.5889</text:p>
          </table:table-cell>
          <table:table-cell office:value-type="float" office:value="383.4413" calcext:value-type="float">
            <text:p>383.4413</text:p>
          </table:table-cell>
          <table:table-cell office:value-type="float" office:value="331.5335" calcext:value-type="float">
            <text:p>331.533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102004" calcext:value-type="float">
            <text:p>7102004</text:p>
          </table:table-cell>
          <table:table-cell office:value-type="float" office:value="114.3323" calcext:value-type="float">
            <text:p>114.3323</text:p>
          </table:table-cell>
          <table:table-cell office:value-type="float" office:value="5390.049" calcext:value-type="float">
            <text:p>5390.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3.4541" calcext:value-type="float">
            <text:p>-333.4541</text:p>
          </table:table-cell>
          <table:table-cell office:value-type="float" office:value="968.8211" calcext:value-type="float">
            <text:p>968.8211</text:p>
          </table:table-cell>
          <table:table-cell office:value-type="float" office:value="0" calcext:value-type="float">
            <text:p>0</text:p>
          </table:table-cell>
          <table:table-cell office:value-type="float" office:value="56.7258" calcext:value-type="float">
            <text:p>56.7258</text:p>
          </table:table-cell>
          <table:table-cell office:value-type="float" office:value="17.33338" calcext:value-type="float">
            <text:p>17.33338</text:p>
          </table:table-cell>
          <table:table-cell office:value-type="float" office:value="0.06170599" calcext:value-type="float">
            <text:p>0.06170599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4963654" calcext:value-type="float">
            <text:p>0.4963654</text:p>
          </table:table-cell>
          <table:table-cell office:value-type="float" office:value="1.596648" calcext:value-type="float">
            <text:p>1.596648</text:p>
          </table:table-cell>
          <table:table-cell office:value-type="float" office:value="360" calcext:value-type="float">
            <text:p>360</text:p>
          </table:table-cell>
          <table:table-cell office:value-type="float" office:value="-335.5739" calcext:value-type="float">
            <text:p>-335.5739</text:p>
          </table:table-cell>
          <table:table-cell office:value-type="float" office:value="0" calcext:value-type="float">
            <text:p>0</text:p>
          </table:table-cell>
          <table:table-cell office:value-type="float" office:value="263.5916" calcext:value-type="float">
            <text:p>263.5916</text:p>
          </table:table-cell>
          <table:table-cell office:value-type="float" office:value="279.9473" calcext:value-type="float">
            <text:p>279.9473</text:p>
          </table:table-cell>
          <table:table-cell office:value-type="float" office:value="888.0553" calcext:value-type="float">
            <text:p>888.0553</text:p>
          </table:table-cell>
          <table:table-cell office:value-type="float" office:value="818.4638" calcext:value-type="float">
            <text:p>818.4638</text:p>
          </table:table-cell>
          <table:table-cell office:value-type="float" office:value="818.9924" calcext:value-type="float">
            <text:p>818.9924</text:p>
          </table:table-cell>
          <table:table-cell office:value-type="float" office:value="839.1677" calcext:value-type="float">
            <text:p>839.1677</text:p>
          </table:table-cell>
          <table:table-cell office:value-type="float" office:value="320.369" calcext:value-type="float">
            <text:p>320.369</text:p>
          </table:table-cell>
          <table:table-cell office:value-type="float" office:value="437.5677" calcext:value-type="float">
            <text:p>437.5677</text:p>
          </table:table-cell>
          <table:table-cell office:value-type="float" office:value="383.4258" calcext:value-type="float">
            <text:p>383.4258</text:p>
          </table:table-cell>
          <table:table-cell office:value-type="float" office:value="331.5105" calcext:value-type="float">
            <text:p>331.510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102004" calcext:value-type="float">
            <text:p>8102004</text:p>
          </table:table-cell>
          <table:table-cell office:value-type="float" office:value="113.8284" calcext:value-type="float">
            <text:p>113.8284</text:p>
          </table:table-cell>
          <table:table-cell office:value-type="float" office:value="5389.941" calcext:value-type="float">
            <text:p>5389.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4.0735" calcext:value-type="float">
            <text:p>-334.0735</text:p>
          </table:table-cell>
          <table:table-cell office:value-type="float" office:value="973.3881" calcext:value-type="float">
            <text:p>973.3881</text:p>
          </table:table-cell>
          <table:table-cell office:value-type="float" office:value="0" calcext:value-type="float">
            <text:p>0</text:p>
          </table:table-cell>
          <table:table-cell office:value-type="float" office:value="56.70216" calcext:value-type="float">
            <text:p>56.70216</text:p>
          </table:table-cell>
          <table:table-cell office:value-type="float" office:value="17.09237" calcext:value-type="float">
            <text:p>17.09237</text:p>
          </table:table-cell>
          <table:table-cell office:value-type="float" office:value="0.06188247" calcext:value-type="float">
            <text:p>0.06188247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4987915" calcext:value-type="float">
            <text:p>0.4987915</text:p>
          </table:table-cell>
          <table:table-cell office:value-type="float" office:value="1.60667" calcext:value-type="float">
            <text:p>1.60667</text:p>
          </table:table-cell>
          <table:table-cell office:value-type="float" office:value="360" calcext:value-type="float">
            <text:p>360</text:p>
          </table:table-cell>
          <table:table-cell office:value-type="float" office:value="-336.2055" calcext:value-type="float">
            <text:p>-336.2055</text:p>
          </table:table-cell>
          <table:table-cell office:value-type="float" office:value="0" calcext:value-type="float">
            <text:p>0</text:p>
          </table:table-cell>
          <table:table-cell office:value-type="float" office:value="263.661" calcext:value-type="float">
            <text:p>263.661</text:p>
          </table:table-cell>
          <table:table-cell office:value-type="float" office:value="279.9" calcext:value-type="float">
            <text:p>279.9</text:p>
          </table:table-cell>
          <table:table-cell office:value-type="float" office:value="887.9295" calcext:value-type="float">
            <text:p>887.9295</text:p>
          </table:table-cell>
          <table:table-cell office:value-type="float" office:value="818.3839" calcext:value-type="float">
            <text:p>818.3839</text:p>
          </table:table-cell>
          <table:table-cell office:value-type="float" office:value="818.9352" calcext:value-type="float">
            <text:p>818.9352</text:p>
          </table:table-cell>
          <table:table-cell office:value-type="float" office:value="839.1189" calcext:value-type="float">
            <text:p>839.1189</text:p>
          </table:table-cell>
          <table:table-cell office:value-type="float" office:value="320.3461" calcext:value-type="float">
            <text:p>320.3461</text:p>
          </table:table-cell>
          <table:table-cell office:value-type="float" office:value="437.5467" calcext:value-type="float">
            <text:p>437.5467</text:p>
          </table:table-cell>
          <table:table-cell office:value-type="float" office:value="383.4103" calcext:value-type="float">
            <text:p>383.4103</text:p>
          </table:table-cell>
          <table:table-cell office:value-type="float" office:value="331.4879" calcext:value-type="float">
            <text:p>331.487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102004" calcext:value-type="float">
            <text:p>9102004</text:p>
          </table:table-cell>
          <table:table-cell office:value-type="float" office:value="113.4625" calcext:value-type="float">
            <text:p>113.4625</text:p>
          </table:table-cell>
          <table:table-cell office:value-type="float" office:value="5389.763" calcext:value-type="float">
            <text:p>5389.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4.613" calcext:value-type="float">
            <text:p>-334.613</text:p>
          </table:table-cell>
          <table:table-cell office:value-type="float" office:value="977.3029" calcext:value-type="float">
            <text:p>977.3029</text:p>
          </table:table-cell>
          <table:table-cell office:value-type="float" office:value="0" calcext:value-type="float">
            <text:p>0</text:p>
          </table:table-cell>
          <table:table-cell office:value-type="float" office:value="56.55936" calcext:value-type="float">
            <text:p>56.55936</text:p>
          </table:table-cell>
          <table:table-cell office:value-type="float" office:value="16.97949" calcext:value-type="float">
            <text:p>16.97949</text:p>
          </table:table-cell>
          <table:table-cell office:value-type="float" office:value="0.06215604" calcext:value-type="float">
            <text:p>0.06215604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006394" calcext:value-type="float">
            <text:p>0.5006394</text:p>
          </table:table-cell>
          <table:table-cell office:value-type="float" office:value="1.612657" calcext:value-type="float">
            <text:p>1.612657</text:p>
          </table:table-cell>
          <table:table-cell office:value-type="float" office:value="360" calcext:value-type="float">
            <text:p>360</text:p>
          </table:table-cell>
          <table:table-cell office:value-type="float" office:value="-336.7527" calcext:value-type="float">
            <text:p>-336.7527</text:p>
          </table:table-cell>
          <table:table-cell office:value-type="float" office:value="0" calcext:value-type="float">
            <text:p>0</text:p>
          </table:table-cell>
          <table:table-cell office:value-type="float" office:value="263.6936" calcext:value-type="float">
            <text:p>263.6936</text:p>
          </table:table-cell>
          <table:table-cell office:value-type="float" office:value="279.8493" calcext:value-type="float">
            <text:p>279.8493</text:p>
          </table:table-cell>
          <table:table-cell office:value-type="float" office:value="887.7946" calcext:value-type="float">
            <text:p>887.7946</text:p>
          </table:table-cell>
          <table:table-cell office:value-type="float" office:value="818.2988" calcext:value-type="float">
            <text:p>818.2988</text:p>
          </table:table-cell>
          <table:table-cell office:value-type="float" office:value="818.8761" calcext:value-type="float">
            <text:p>818.8761</text:p>
          </table:table-cell>
          <table:table-cell office:value-type="float" office:value="839.0687" calcext:value-type="float">
            <text:p>839.0687</text:p>
          </table:table-cell>
          <table:table-cell office:value-type="float" office:value="320.3225" calcext:value-type="float">
            <text:p>320.3225</text:p>
          </table:table-cell>
          <table:table-cell office:value-type="float" office:value="437.5255" calcext:value-type="float">
            <text:p>437.5255</text:p>
          </table:table-cell>
          <table:table-cell office:value-type="float" office:value="383.395" calcext:value-type="float">
            <text:p>383.395</text:p>
          </table:table-cell>
          <table:table-cell office:value-type="float" office:value="331.4656" calcext:value-type="float">
            <text:p>331.465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102004" calcext:value-type="float">
            <text:p>10102004</text:p>
          </table:table-cell>
          <table:table-cell office:value-type="float" office:value="113.1076" calcext:value-type="float">
            <text:p>113.1076</text:p>
          </table:table-cell>
          <table:table-cell office:value-type="float" office:value="5389.538" calcext:value-type="float">
            <text:p>5389.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5.1724" calcext:value-type="float">
            <text:p>-335.1724</text:p>
          </table:table-cell>
          <table:table-cell office:value-type="float" office:value="978.8799" calcext:value-type="float">
            <text:p>978.8799</text:p>
          </table:table-cell>
          <table:table-cell office:value-type="float" office:value="0" calcext:value-type="float">
            <text:p>0</text:p>
          </table:table-cell>
          <table:table-cell office:value-type="float" office:value="56.22964" calcext:value-type="float">
            <text:p>56.22964</text:p>
          </table:table-cell>
          <table:table-cell office:value-type="float" office:value="16.89199" calcext:value-type="float">
            <text:p>16.89199</text:p>
          </table:table-cell>
          <table:table-cell office:value-type="float" office:value="0.06238709" calcext:value-type="float">
            <text:p>0.06238709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021361" calcext:value-type="float">
            <text:p>0.5021361</text:p>
          </table:table-cell>
          <table:table-cell office:value-type="float" office:value="1.616596" calcext:value-type="float">
            <text:p>1.616596</text:p>
          </table:table-cell>
          <table:table-cell office:value-type="float" office:value="360" calcext:value-type="float">
            <text:p>360</text:p>
          </table:table-cell>
          <table:table-cell office:value-type="float" office:value="-337.3173" calcext:value-type="float">
            <text:p>-337.3173</text:p>
          </table:table-cell>
          <table:table-cell office:value-type="float" office:value="0" calcext:value-type="float">
            <text:p>0</text:p>
          </table:table-cell>
          <table:table-cell office:value-type="float" office:value="263.729" calcext:value-type="float">
            <text:p>263.729</text:p>
          </table:table-cell>
          <table:table-cell office:value-type="float" office:value="279.7865" calcext:value-type="float">
            <text:p>279.7865</text:p>
          </table:table-cell>
          <table:table-cell office:value-type="float" office:value="887.635" calcext:value-type="float">
            <text:p>887.635</text:p>
          </table:table-cell>
          <table:table-cell office:value-type="float" office:value="818.2" calcext:value-type="float">
            <text:p>818.2</text:p>
          </table:table-cell>
          <table:table-cell office:value-type="float" office:value="818.8095" calcext:value-type="float">
            <text:p>818.8095</text:p>
          </table:table-cell>
          <table:table-cell office:value-type="float" office:value="839.0128" calcext:value-type="float">
            <text:p>839.0128</text:p>
          </table:table-cell>
          <table:table-cell office:value-type="float" office:value="320.2976" calcext:value-type="float">
            <text:p>320.2976</text:p>
          </table:table-cell>
          <table:table-cell office:value-type="float" office:value="437.5025" calcext:value-type="float">
            <text:p>437.5025</text:p>
          </table:table-cell>
          <table:table-cell office:value-type="float" office:value="383.3798" calcext:value-type="float">
            <text:p>383.3798</text:p>
          </table:table-cell>
          <table:table-cell office:value-type="float" office:value="331.4436" calcext:value-type="float">
            <text:p>331.443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102004" calcext:value-type="float">
            <text:p>11102004</text:p>
          </table:table-cell>
          <table:table-cell office:value-type="float" office:value="112.8563" calcext:value-type="float">
            <text:p>112.8563</text:p>
          </table:table-cell>
          <table:table-cell office:value-type="float" office:value="5389.298" calcext:value-type="float">
            <text:p>5389.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5.652" calcext:value-type="float">
            <text:p>-335.652</text:p>
          </table:table-cell>
          <table:table-cell office:value-type="float" office:value="981.9742" calcext:value-type="float">
            <text:p>981.9742</text:p>
          </table:table-cell>
          <table:table-cell office:value-type="float" office:value="0" calcext:value-type="float">
            <text:p>0</text:p>
          </table:table-cell>
          <table:table-cell office:value-type="float" office:value="56.06845" calcext:value-type="float">
            <text:p>56.06845</text:p>
          </table:table-cell>
          <table:table-cell office:value-type="float" office:value="16.87081" calcext:value-type="float">
            <text:p>16.87081</text:p>
          </table:table-cell>
          <table:table-cell office:value-type="float" office:value="0.06263885" calcext:value-type="float">
            <text:p>0.06263885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031555" calcext:value-type="float">
            <text:p>0.5031555</text:p>
          </table:table-cell>
          <table:table-cell office:value-type="float" office:value="1.61927" calcext:value-type="float">
            <text:p>1.61927</text:p>
          </table:table-cell>
          <table:table-cell office:value-type="float" office:value="360" calcext:value-type="float">
            <text:p>360</text:p>
          </table:table-cell>
          <table:table-cell office:value-type="float" office:value="-337.8003" calcext:value-type="float">
            <text:p>-337.8003</text:p>
          </table:table-cell>
          <table:table-cell office:value-type="float" office:value="0" calcext:value-type="float">
            <text:p>0</text:p>
          </table:table-cell>
          <table:table-cell office:value-type="float" office:value="263.7403" calcext:value-type="float">
            <text:p>263.7403</text:p>
          </table:table-cell>
          <table:table-cell office:value-type="float" office:value="279.7374" calcext:value-type="float">
            <text:p>279.7374</text:p>
          </table:table-cell>
          <table:table-cell office:value-type="float" office:value="887.4981" calcext:value-type="float">
            <text:p>887.4981</text:p>
          </table:table-cell>
          <table:table-cell office:value-type="float" office:value="818.1105" calcext:value-type="float">
            <text:p>818.1105</text:p>
          </table:table-cell>
          <table:table-cell office:value-type="float" office:value="818.748" calcext:value-type="float">
            <text:p>818.748</text:p>
          </table:table-cell>
          <table:table-cell office:value-type="float" office:value="838.9567" calcext:value-type="float">
            <text:p>838.9567</text:p>
          </table:table-cell>
          <table:table-cell office:value-type="float" office:value="320.2727" calcext:value-type="float">
            <text:p>320.2727</text:p>
          </table:table-cell>
          <table:table-cell office:value-type="float" office:value="437.4765" calcext:value-type="float">
            <text:p>437.4765</text:p>
          </table:table-cell>
          <table:table-cell office:value-type="float" office:value="383.3643" calcext:value-type="float">
            <text:p>383.3643</text:p>
          </table:table-cell>
          <table:table-cell office:value-type="float" office:value="331.4218" calcext:value-type="float">
            <text:p>331.421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102004" calcext:value-type="float">
            <text:p>12102004</text:p>
          </table:table-cell>
          <table:table-cell office:value-type="float" office:value="112.5873" calcext:value-type="float">
            <text:p>112.5873</text:p>
          </table:table-cell>
          <table:table-cell office:value-type="float" office:value="5389.097" calcext:value-type="float">
            <text:p>5389.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6.1026" calcext:value-type="float">
            <text:p>-336.1026</text:p>
          </table:table-cell>
          <table:table-cell office:value-type="float" office:value="981.7672" calcext:value-type="float">
            <text:p>981.7672</text:p>
          </table:table-cell>
          <table:table-cell office:value-type="float" office:value="0" calcext:value-type="float">
            <text:p>0</text:p>
          </table:table-cell>
          <table:table-cell office:value-type="float" office:value="55.96773" calcext:value-type="float">
            <text:p>55.96773</text:p>
          </table:table-cell>
          <table:table-cell office:value-type="float" office:value="16.85049" calcext:value-type="float">
            <text:p>16.85049</text:p>
          </table:table-cell>
          <table:table-cell office:value-type="float" office:value="0.06291274" calcext:value-type="float">
            <text:p>0.06291274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039163" calcext:value-type="float">
            <text:p>0.5039163</text:p>
          </table:table-cell>
          <table:table-cell office:value-type="float" office:value="1.621179" calcext:value-type="float">
            <text:p>1.621179</text:p>
          </table:table-cell>
          <table:table-cell office:value-type="float" office:value="360" calcext:value-type="float">
            <text:p>360</text:p>
          </table:table-cell>
          <table:table-cell office:value-type="float" office:value="-338.2533" calcext:value-type="float">
            <text:p>-338.2533</text:p>
          </table:table-cell>
          <table:table-cell office:value-type="float" office:value="0" calcext:value-type="float">
            <text:p>0</text:p>
          </table:table-cell>
          <table:table-cell office:value-type="float" office:value="263.7316" calcext:value-type="float">
            <text:p>263.7316</text:p>
          </table:table-cell>
          <table:table-cell office:value-type="float" office:value="279.6912" calcext:value-type="float">
            <text:p>279.6912</text:p>
          </table:table-cell>
          <table:table-cell office:value-type="float" office:value="887.3743" calcext:value-type="float">
            <text:p>887.3743</text:p>
          </table:table-cell>
          <table:table-cell office:value-type="float" office:value="818.0288" calcext:value-type="float">
            <text:p>818.0288</text:p>
          </table:table-cell>
          <table:table-cell office:value-type="float" office:value="818.692" calcext:value-type="float">
            <text:p>818.692</text:p>
          </table:table-cell>
          <table:table-cell office:value-type="float" office:value="838.9074" calcext:value-type="float">
            <text:p>838.9074</text:p>
          </table:table-cell>
          <table:table-cell office:value-type="float" office:value="320.2492" calcext:value-type="float">
            <text:p>320.2492</text:p>
          </table:table-cell>
          <table:table-cell office:value-type="float" office:value="437.4527" calcext:value-type="float">
            <text:p>437.4527</text:p>
          </table:table-cell>
          <table:table-cell office:value-type="float" office:value="383.3486" calcext:value-type="float">
            <text:p>383.3486</text:p>
          </table:table-cell>
          <table:table-cell office:value-type="float" office:value="331.4002" calcext:value-type="float">
            <text:p>331.400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102004" calcext:value-type="float">
            <text:p>13102004</text:p>
          </table:table-cell>
          <table:table-cell office:value-type="float" office:value="112.3333" calcext:value-type="float">
            <text:p>112.3333</text:p>
          </table:table-cell>
          <table:table-cell office:value-type="float" office:value="5388.906" calcext:value-type="float">
            <text:p>5388.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6.4006" calcext:value-type="float">
            <text:p>-336.4006</text:p>
          </table:table-cell>
          <table:table-cell office:value-type="float" office:value="981.1503" calcext:value-type="float">
            <text:p>981.1503</text:p>
          </table:table-cell>
          <table:table-cell office:value-type="float" office:value="0" calcext:value-type="float">
            <text:p>0</text:p>
          </table:table-cell>
          <table:table-cell office:value-type="float" office:value="55.90953" calcext:value-type="float">
            <text:p>55.90953</text:p>
          </table:table-cell>
          <table:table-cell office:value-type="float" office:value="16.83761" calcext:value-type="float">
            <text:p>16.83761</text:p>
          </table:table-cell>
          <table:table-cell office:value-type="float" office:value="0.06306546" calcext:value-type="float">
            <text:p>0.06306546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059611" calcext:value-type="float">
            <text:p>0.5059611</text:p>
          </table:table-cell>
          <table:table-cell office:value-type="float" office:value="1.627581" calcext:value-type="float">
            <text:p>1.627581</text:p>
          </table:table-cell>
          <table:table-cell office:value-type="float" office:value="360" calcext:value-type="float">
            <text:p>360</text:p>
          </table:table-cell>
          <table:table-cell office:value-type="float" office:value="-338.5596" calcext:value-type="float">
            <text:p>-338.5596</text:p>
          </table:table-cell>
          <table:table-cell office:value-type="float" office:value="0" calcext:value-type="float">
            <text:p>0</text:p>
          </table:table-cell>
          <table:table-cell office:value-type="float" office:value="263.7083" calcext:value-type="float">
            <text:p>263.7083</text:p>
          </table:table-cell>
          <table:table-cell office:value-type="float" office:value="279.6585" calcext:value-type="float">
            <text:p>279.6585</text:p>
          </table:table-cell>
          <table:table-cell office:value-type="float" office:value="887.2612" calcext:value-type="float">
            <text:p>887.2612</text:p>
          </table:table-cell>
          <table:table-cell office:value-type="float" office:value="817.9521" calcext:value-type="float">
            <text:p>817.9521</text:p>
          </table:table-cell>
          <table:table-cell office:value-type="float" office:value="818.6368" calcext:value-type="float">
            <text:p>818.6368</text:p>
          </table:table-cell>
          <table:table-cell office:value-type="float" office:value="838.8589" calcext:value-type="float">
            <text:p>838.8589</text:p>
          </table:table-cell>
          <table:table-cell office:value-type="float" office:value="320.2261" calcext:value-type="float">
            <text:p>320.2261</text:p>
          </table:table-cell>
          <table:table-cell office:value-type="float" office:value="437.4309" calcext:value-type="float">
            <text:p>437.4309</text:p>
          </table:table-cell>
          <table:table-cell office:value-type="float" office:value="383.3334" calcext:value-type="float">
            <text:p>383.3334</text:p>
          </table:table-cell>
          <table:table-cell office:value-type="float" office:value="331.3788" calcext:value-type="float">
            <text:p>331.378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102004" calcext:value-type="float">
            <text:p>14102004</text:p>
          </table:table-cell>
          <table:table-cell office:value-type="float" office:value="112.118" calcext:value-type="float">
            <text:p>112.118</text:p>
          </table:table-cell>
          <table:table-cell office:value-type="float" office:value="5388.732" calcext:value-type="float">
            <text:p>5388.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6.7924" calcext:value-type="float">
            <text:p>-336.7924</text:p>
          </table:table-cell>
          <table:table-cell office:value-type="float" office:value="984.1492" calcext:value-type="float">
            <text:p>984.1492</text:p>
          </table:table-cell>
          <table:table-cell office:value-type="float" office:value="0" calcext:value-type="float">
            <text:p>0</text:p>
          </table:table-cell>
          <table:table-cell office:value-type="float" office:value="55.85086" calcext:value-type="float">
            <text:p>55.85086</text:p>
          </table:table-cell>
          <table:table-cell office:value-type="float" office:value="16.82822" calcext:value-type="float">
            <text:p>16.82822</text:p>
          </table:table-cell>
          <table:table-cell office:value-type="float" office:value="0.06324127" calcext:value-type="float">
            <text:p>0.06324127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080726" calcext:value-type="float">
            <text:p>0.5080726</text:p>
          </table:table-cell>
          <table:table-cell office:value-type="float" office:value="1.635366" calcext:value-type="float">
            <text:p>1.635366</text:p>
          </table:table-cell>
          <table:table-cell office:value-type="float" office:value="360" calcext:value-type="float">
            <text:p>360</text:p>
          </table:table-cell>
          <table:table-cell office:value-type="float" office:value="-338.9612" calcext:value-type="float">
            <text:p>-338.9612</text:p>
          </table:table-cell>
          <table:table-cell office:value-type="float" office:value="0" calcext:value-type="float">
            <text:p>0</text:p>
          </table:table-cell>
          <table:table-cell office:value-type="float" office:value="263.6974" calcext:value-type="float">
            <text:p>263.6974</text:p>
          </table:table-cell>
          <table:table-cell office:value-type="float" office:value="279.6237" calcext:value-type="float">
            <text:p>279.6237</text:p>
          </table:table-cell>
          <table:table-cell office:value-type="float" office:value="887.1644" calcext:value-type="float">
            <text:p>887.1644</text:p>
          </table:table-cell>
          <table:table-cell office:value-type="float" office:value="817.8848" calcext:value-type="float">
            <text:p>817.8848</text:p>
          </table:table-cell>
          <table:table-cell office:value-type="float" office:value="818.5873" calcext:value-type="float">
            <text:p>818.5873</text:p>
          </table:table-cell>
          <table:table-cell office:value-type="float" office:value="838.815" calcext:value-type="float">
            <text:p>838.815</text:p>
          </table:table-cell>
          <table:table-cell office:value-type="float" office:value="320.2061" calcext:value-type="float">
            <text:p>320.2061</text:p>
          </table:table-cell>
          <table:table-cell office:value-type="float" office:value="437.4106" calcext:value-type="float">
            <text:p>437.4106</text:p>
          </table:table-cell>
          <table:table-cell office:value-type="float" office:value="383.3184" calcext:value-type="float">
            <text:p>383.3184</text:p>
          </table:table-cell>
          <table:table-cell office:value-type="float" office:value="331.3575" calcext:value-type="float">
            <text:p>331.357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102004" calcext:value-type="float">
            <text:p>15102004</text:p>
          </table:table-cell>
          <table:table-cell office:value-type="float" office:value="111.8867" calcext:value-type="float">
            <text:p>111.8867</text:p>
          </table:table-cell>
          <table:table-cell office:value-type="float" office:value="5388.559" calcext:value-type="float">
            <text:p>5388.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7.1986" calcext:value-type="float">
            <text:p>-337.1986</text:p>
          </table:table-cell>
          <table:table-cell office:value-type="float" office:value="986.9476" calcext:value-type="float">
            <text:p>986.9476</text:p>
          </table:table-cell>
          <table:table-cell office:value-type="float" office:value="0" calcext:value-type="float">
            <text:p>0</text:p>
          </table:table-cell>
          <table:table-cell office:value-type="float" office:value="55.78084" calcext:value-type="float">
            <text:p>55.78084</text:p>
          </table:table-cell>
          <table:table-cell office:value-type="float" office:value="16.81524" calcext:value-type="float">
            <text:p>16.81524</text:p>
          </table:table-cell>
          <table:table-cell office:value-type="float" office:value="0.0634698" calcext:value-type="float">
            <text:p>0.0634698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095004" calcext:value-type="float">
            <text:p>0.5095004</text:p>
          </table:table-cell>
          <table:table-cell office:value-type="float" office:value="1.639567" calcext:value-type="float">
            <text:p>1.639567</text:p>
          </table:table-cell>
          <table:table-cell office:value-type="float" office:value="360" calcext:value-type="float">
            <text:p>360</text:p>
          </table:table-cell>
          <table:table-cell office:value-type="float" office:value="-339.3727" calcext:value-type="float">
            <text:p>-339.3727</text:p>
          </table:table-cell>
          <table:table-cell office:value-type="float" office:value="0" calcext:value-type="float">
            <text:p>0</text:p>
          </table:table-cell>
          <table:table-cell office:value-type="float" office:value="263.6817" calcext:value-type="float">
            <text:p>263.6817</text:p>
          </table:table-cell>
          <table:table-cell office:value-type="float" office:value="279.5849" calcext:value-type="float">
            <text:p>279.5849</text:p>
          </table:table-cell>
          <table:table-cell office:value-type="float" office:value="887.0597" calcext:value-type="float">
            <text:p>887.0597</text:p>
          </table:table-cell>
          <table:table-cell office:value-type="float" office:value="817.8184" calcext:value-type="float">
            <text:p>817.8184</text:p>
          </table:table-cell>
          <table:table-cell office:value-type="float" office:value="818.5383" calcext:value-type="float">
            <text:p>818.5383</text:p>
          </table:table-cell>
          <table:table-cell office:value-type="float" office:value="838.772" calcext:value-type="float">
            <text:p>838.772</text:p>
          </table:table-cell>
          <table:table-cell office:value-type="float" office:value="320.187" calcext:value-type="float">
            <text:p>320.187</text:p>
          </table:table-cell>
          <table:table-cell office:value-type="float" office:value="437.3907" calcext:value-type="float">
            <text:p>437.3907</text:p>
          </table:table-cell>
          <table:table-cell office:value-type="float" office:value="383.3038" calcext:value-type="float">
            <text:p>383.3038</text:p>
          </table:table-cell>
          <table:table-cell office:value-type="float" office:value="331.3366" calcext:value-type="float">
            <text:p>331.336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102004" calcext:value-type="float">
            <text:p>16102004</text:p>
          </table:table-cell>
          <table:table-cell office:value-type="float" office:value="111.6709" calcext:value-type="float">
            <text:p>111.6709</text:p>
          </table:table-cell>
          <table:table-cell office:value-type="float" office:value="5388.382" calcext:value-type="float">
            <text:p>5388.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7.5852" calcext:value-type="float">
            <text:p>-337.5852</text:p>
          </table:table-cell>
          <table:table-cell office:value-type="float" office:value="988.6353" calcext:value-type="float">
            <text:p>988.6353</text:p>
          </table:table-cell>
          <table:table-cell office:value-type="float" office:value="0" calcext:value-type="float">
            <text:p>0</text:p>
          </table:table-cell>
          <table:table-cell office:value-type="float" office:value="55.70254" calcext:value-type="float">
            <text:p>55.70254</text:p>
          </table:table-cell>
          <table:table-cell office:value-type="float" office:value="16.80441" calcext:value-type="float">
            <text:p>16.80441</text:p>
          </table:table-cell>
          <table:table-cell office:value-type="float" office:value="0.06374266" calcext:value-type="float">
            <text:p>0.06374266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103461" calcext:value-type="float">
            <text:p>0.5103461</text:p>
          </table:table-cell>
          <table:table-cell office:value-type="float" office:value="1.641921" calcext:value-type="float">
            <text:p>1.641921</text:p>
          </table:table-cell>
          <table:table-cell office:value-type="float" office:value="360" calcext:value-type="float">
            <text:p>360</text:p>
          </table:table-cell>
          <table:table-cell office:value-type="float" office:value="-339.7622" calcext:value-type="float">
            <text:p>-339.7622</text:p>
          </table:table-cell>
          <table:table-cell office:value-type="float" office:value="0" calcext:value-type="float">
            <text:p>0</text:p>
          </table:table-cell>
          <table:table-cell office:value-type="float" office:value="263.6696" calcext:value-type="float">
            <text:p>263.6696</text:p>
          </table:table-cell>
          <table:table-cell office:value-type="float" office:value="279.548" calcext:value-type="float">
            <text:p>279.548</text:p>
          </table:table-cell>
          <table:table-cell office:value-type="float" office:value="886.9589" calcext:value-type="float">
            <text:p>886.9589</text:p>
          </table:table-cell>
          <table:table-cell office:value-type="float" office:value="817.7516" calcext:value-type="float">
            <text:p>817.7516</text:p>
          </table:table-cell>
          <table:table-cell office:value-type="float" office:value="818.4891" calcext:value-type="float">
            <text:p>818.4891</text:p>
          </table:table-cell>
          <table:table-cell office:value-type="float" office:value="838.7293" calcext:value-type="float">
            <text:p>838.7293</text:p>
          </table:table-cell>
          <table:table-cell office:value-type="float" office:value="320.1682" calcext:value-type="float">
            <text:p>320.1682</text:p>
          </table:table-cell>
          <table:table-cell office:value-type="float" office:value="437.371" calcext:value-type="float">
            <text:p>437.371</text:p>
          </table:table-cell>
          <table:table-cell office:value-type="float" office:value="383.2896" calcext:value-type="float">
            <text:p>383.2896</text:p>
          </table:table-cell>
          <table:table-cell office:value-type="float" office:value="331.3159" calcext:value-type="float">
            <text:p>331.315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02004" calcext:value-type="float">
            <text:p>17102004</text:p>
          </table:table-cell>
          <table:table-cell office:value-type="float" office:value="111.4095" calcext:value-type="float">
            <text:p>111.4095</text:p>
          </table:table-cell>
          <table:table-cell office:value-type="float" office:value="5388.183" calcext:value-type="float">
            <text:p>5388.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8.0224" calcext:value-type="float">
            <text:p>-338.0224</text:p>
          </table:table-cell>
          <table:table-cell office:value-type="float" office:value="990.2531" calcext:value-type="float">
            <text:p>990.2531</text:p>
          </table:table-cell>
          <table:table-cell office:value-type="float" office:value="0" calcext:value-type="float">
            <text:p>0</text:p>
          </table:table-cell>
          <table:table-cell office:value-type="float" office:value="55.60926" calcext:value-type="float">
            <text:p>55.60926</text:p>
          </table:table-cell>
          <table:table-cell office:value-type="float" office:value="16.78881" calcext:value-type="float">
            <text:p>16.78881</text:p>
          </table:table-cell>
          <table:table-cell office:value-type="float" office:value="0.06402251" calcext:value-type="float">
            <text:p>0.06402251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10942" calcext:value-type="float">
            <text:p>0.510942</text:p>
          </table:table-cell>
          <table:table-cell office:value-type="float" office:value="1.643384" calcext:value-type="float">
            <text:p>1.643384</text:p>
          </table:table-cell>
          <table:table-cell office:value-type="float" office:value="360" calcext:value-type="float">
            <text:p>360</text:p>
          </table:table-cell>
          <table:table-cell office:value-type="float" office:value="-340.2012" calcext:value-type="float">
            <text:p>-340.2012</text:p>
          </table:table-cell>
          <table:table-cell office:value-type="float" office:value="0" calcext:value-type="float">
            <text:p>0</text:p>
          </table:table-cell>
          <table:table-cell office:value-type="float" office:value="263.6521" calcext:value-type="float">
            <text:p>263.6521</text:p>
          </table:table-cell>
          <table:table-cell office:value-type="float" office:value="279.4987" calcext:value-type="float">
            <text:p>279.4987</text:p>
          </table:table-cell>
          <table:table-cell office:value-type="float" office:value="886.8342" calcext:value-type="float">
            <text:p>886.8342</text:p>
          </table:table-cell>
          <table:table-cell office:value-type="float" office:value="817.6737" calcext:value-type="float">
            <text:p>817.6737</text:p>
          </table:table-cell>
          <table:table-cell office:value-type="float" office:value="818.4349" calcext:value-type="float">
            <text:p>818.4349</text:p>
          </table:table-cell>
          <table:table-cell office:value-type="float" office:value="838.6836" calcext:value-type="float">
            <text:p>838.6836</text:p>
          </table:table-cell>
          <table:table-cell office:value-type="float" office:value="320.148" calcext:value-type="float">
            <text:p>320.148</text:p>
          </table:table-cell>
          <table:table-cell office:value-type="float" office:value="437.3512" calcext:value-type="float">
            <text:p>437.3512</text:p>
          </table:table-cell>
          <table:table-cell office:value-type="float" office:value="383.2755" calcext:value-type="float">
            <text:p>383.2755</text:p>
          </table:table-cell>
          <table:table-cell office:value-type="float" office:value="331.2955" calcext:value-type="float">
            <text:p>331.295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8102004" calcext:value-type="float">
            <text:p>18102004</text:p>
          </table:table-cell>
          <table:table-cell office:value-type="float" office:value="111.1705" calcext:value-type="float">
            <text:p>111.1705</text:p>
          </table:table-cell>
          <table:table-cell office:value-type="float" office:value="5387.958" calcext:value-type="float">
            <text:p>5387.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8.4662" calcext:value-type="float">
            <text:p>-338.4662</text:p>
          </table:table-cell>
          <table:table-cell office:value-type="float" office:value="991.3917" calcext:value-type="float">
            <text:p>991.3917</text:p>
          </table:table-cell>
          <table:table-cell office:value-type="float" office:value="0" calcext:value-type="float">
            <text:p>0</text:p>
          </table:table-cell>
          <table:table-cell office:value-type="float" office:value="55.46485" calcext:value-type="float">
            <text:p>55.46485</text:p>
          </table:table-cell>
          <table:table-cell office:value-type="float" office:value="16.77571" calcext:value-type="float">
            <text:p>16.77571</text:p>
          </table:table-cell>
          <table:table-cell office:value-type="float" office:value="0.06430539" calcext:value-type="float">
            <text:p>0.06430539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114374" calcext:value-type="float">
            <text:p>0.5114374</text:p>
          </table:table-cell>
          <table:table-cell office:value-type="float" office:value="1.644508" calcext:value-type="float">
            <text:p>1.644508</text:p>
          </table:table-cell>
          <table:table-cell office:value-type="float" office:value="360" calcext:value-type="float">
            <text:p>360</text:p>
          </table:table-cell>
          <table:table-cell office:value-type="float" office:value="-340.6464" calcext:value-type="float">
            <text:p>-340.6464</text:p>
          </table:table-cell>
          <table:table-cell office:value-type="float" office:value="0" calcext:value-type="float">
            <text:p>0</text:p>
          </table:table-cell>
          <table:table-cell office:value-type="float" office:value="263.648" calcext:value-type="float">
            <text:p>263.648</text:p>
          </table:table-cell>
          <table:table-cell office:value-type="float" office:value="279.449" calcext:value-type="float">
            <text:p>279.449</text:p>
          </table:table-cell>
          <table:table-cell office:value-type="float" office:value="886.7025" calcext:value-type="float">
            <text:p>886.7025</text:p>
          </table:table-cell>
          <table:table-cell office:value-type="float" office:value="817.5902" calcext:value-type="float">
            <text:p>817.5902</text:p>
          </table:table-cell>
          <table:table-cell office:value-type="float" office:value="818.3776" calcext:value-type="float">
            <text:p>818.3776</text:p>
          </table:table-cell>
          <table:table-cell office:value-type="float" office:value="838.635" calcext:value-type="float">
            <text:p>838.635</text:p>
          </table:table-cell>
          <table:table-cell office:value-type="float" office:value="320.1257" calcext:value-type="float">
            <text:p>320.1257</text:p>
          </table:table-cell>
          <table:table-cell office:value-type="float" office:value="437.3315" calcext:value-type="float">
            <text:p>437.3315</text:p>
          </table:table-cell>
          <table:table-cell office:value-type="float" office:value="383.2616" calcext:value-type="float">
            <text:p>383.2616</text:p>
          </table:table-cell>
          <table:table-cell office:value-type="float" office:value="331.2754" calcext:value-type="float">
            <text:p>331.275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102004" calcext:value-type="float">
            <text:p>19102004</text:p>
          </table:table-cell>
          <table:table-cell office:value-type="float" office:value="110.9651" calcext:value-type="float">
            <text:p>110.9651</text:p>
          </table:table-cell>
          <table:table-cell office:value-type="float" office:value="5387.743" calcext:value-type="float">
            <text:p>5387.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8.8671" calcext:value-type="float">
            <text:p>-338.8671</text:p>
          </table:table-cell>
          <table:table-cell office:value-type="float" office:value="992.4492" calcext:value-type="float">
            <text:p>992.4492</text:p>
          </table:table-cell>
          <table:table-cell office:value-type="float" office:value="0" calcext:value-type="float">
            <text:p>0</text:p>
          </table:table-cell>
          <table:table-cell office:value-type="float" office:value="55.32718" calcext:value-type="float">
            <text:p>55.32718</text:p>
          </table:table-cell>
          <table:table-cell office:value-type="float" office:value="16.76703" calcext:value-type="float">
            <text:p>16.76703</text:p>
          </table:table-cell>
          <table:table-cell office:value-type="float" office:value="0.06459375" calcext:value-type="float">
            <text:p>0.06459375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11891" calcext:value-type="float">
            <text:p>0.511891</text:p>
          </table:table-cell>
          <table:table-cell office:value-type="float" office:value="1.645479" calcext:value-type="float">
            <text:p>1.645479</text:p>
          </table:table-cell>
          <table:table-cell office:value-type="float" office:value="360" calcext:value-type="float">
            <text:p>360</text:p>
          </table:table-cell>
          <table:table-cell office:value-type="float" office:value="-341.0484" calcext:value-type="float">
            <text:p>-341.0484</text:p>
          </table:table-cell>
          <table:table-cell office:value-type="float" office:value="0" calcext:value-type="float">
            <text:p>0</text:p>
          </table:table-cell>
          <table:table-cell office:value-type="float" office:value="263.6503" calcext:value-type="float">
            <text:p>263.6503</text:p>
          </table:table-cell>
          <table:table-cell office:value-type="float" office:value="279.406" calcext:value-type="float">
            <text:p>279.406</text:p>
          </table:table-cell>
          <table:table-cell office:value-type="float" office:value="886.5858" calcext:value-type="float">
            <text:p>886.5858</text:p>
          </table:table-cell>
          <table:table-cell office:value-type="float" office:value="817.5132" calcext:value-type="float">
            <text:p>817.5132</text:p>
          </table:table-cell>
          <table:table-cell office:value-type="float" office:value="818.3232" calcext:value-type="float">
            <text:p>818.3232</text:p>
          </table:table-cell>
          <table:table-cell office:value-type="float" office:value="838.5879" calcext:value-type="float">
            <text:p>838.5879</text:p>
          </table:table-cell>
          <table:table-cell office:value-type="float" office:value="320.1037" calcext:value-type="float">
            <text:p>320.1037</text:p>
          </table:table-cell>
          <table:table-cell office:value-type="float" office:value="437.3115" calcext:value-type="float">
            <text:p>437.3115</text:p>
          </table:table-cell>
          <table:table-cell office:value-type="float" office:value="383.2475" calcext:value-type="float">
            <text:p>383.2475</text:p>
          </table:table-cell>
          <table:table-cell office:value-type="float" office:value="331.2555" calcext:value-type="float">
            <text:p>331.255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02004" calcext:value-type="float">
            <text:p>20102004</text:p>
          </table:table-cell>
          <table:table-cell office:value-type="float" office:value="110.7832" calcext:value-type="float">
            <text:p>110.7832</text:p>
          </table:table-cell>
          <table:table-cell office:value-type="float" office:value="5387.551" calcext:value-type="float">
            <text:p>5387.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9.2223" calcext:value-type="float">
            <text:p>-339.2223</text:p>
          </table:table-cell>
          <table:table-cell office:value-type="float" office:value="993.8729" calcext:value-type="float">
            <text:p>993.8729</text:p>
          </table:table-cell>
          <table:table-cell office:value-type="float" office:value="0" calcext:value-type="float">
            <text:p>0</text:p>
          </table:table-cell>
          <table:table-cell office:value-type="float" office:value="55.2" calcext:value-type="float">
            <text:p>55.2</text:p>
          </table:table-cell>
          <table:table-cell office:value-type="float" office:value="16.76007" calcext:value-type="float">
            <text:p>16.76007</text:p>
          </table:table-cell>
          <table:table-cell office:value-type="float" office:value="0.06488847" calcext:value-type="float">
            <text:p>0.06488847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123262" calcext:value-type="float">
            <text:p>0.5123262</text:p>
          </table:table-cell>
          <table:table-cell office:value-type="float" office:value="1.646383" calcext:value-type="float">
            <text:p>1.646383</text:p>
          </table:table-cell>
          <table:table-cell office:value-type="float" office:value="360" calcext:value-type="float">
            <text:p>360</text:p>
          </table:table-cell>
          <table:table-cell office:value-type="float" office:value="-341.4046" calcext:value-type="float">
            <text:p>-341.4046</text:p>
          </table:table-cell>
          <table:table-cell office:value-type="float" office:value="0" calcext:value-type="float">
            <text:p>0</text:p>
          </table:table-cell>
          <table:table-cell office:value-type="float" office:value="263.6541" calcext:value-type="float">
            <text:p>263.6541</text:p>
          </table:table-cell>
          <table:table-cell office:value-type="float" office:value="279.3686" calcext:value-type="float">
            <text:p>279.3686</text:p>
          </table:table-cell>
          <table:table-cell office:value-type="float" office:value="886.486" calcext:value-type="float">
            <text:p>886.486</text:p>
          </table:table-cell>
          <table:table-cell office:value-type="float" office:value="817.447" calcext:value-type="float">
            <text:p>817.447</text:p>
          </table:table-cell>
          <table:table-cell office:value-type="float" office:value="818.273" calcext:value-type="float">
            <text:p>818.273</text:p>
          </table:table-cell>
          <table:table-cell office:value-type="float" office:value="838.5443" calcext:value-type="float">
            <text:p>838.5443</text:p>
          </table:table-cell>
          <table:table-cell office:value-type="float" office:value="320.0838" calcext:value-type="float">
            <text:p>320.0838</text:p>
          </table:table-cell>
          <table:table-cell office:value-type="float" office:value="437.2917" calcext:value-type="float">
            <text:p>437.2917</text:p>
          </table:table-cell>
          <table:table-cell office:value-type="float" office:value="383.2334" calcext:value-type="float">
            <text:p>383.2334</text:p>
          </table:table-cell>
          <table:table-cell office:value-type="float" office:value="331.2357" calcext:value-type="float">
            <text:p>331.235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1102004" calcext:value-type="float">
            <text:p>21102004</text:p>
          </table:table-cell>
          <table:table-cell office:value-type="float" office:value="110.608" calcext:value-type="float">
            <text:p>110.608</text:p>
          </table:table-cell>
          <table:table-cell office:value-type="float" office:value="5387.366" calcext:value-type="float">
            <text:p>5387.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9.5604" calcext:value-type="float">
            <text:p>-339.5604</text:p>
          </table:table-cell>
          <table:table-cell office:value-type="float" office:value="995.7524" calcext:value-type="float">
            <text:p>995.7524</text:p>
          </table:table-cell>
          <table:table-cell office:value-type="float" office:value="0" calcext:value-type="float">
            <text:p>0</text:p>
          </table:table-cell>
          <table:table-cell office:value-type="float" office:value="55.07964" calcext:value-type="float">
            <text:p>55.07964</text:p>
          </table:table-cell>
          <table:table-cell office:value-type="float" office:value="16.75384" calcext:value-type="float">
            <text:p>16.75384</text:p>
          </table:table-cell>
          <table:table-cell office:value-type="float" office:value="0.06517408" calcext:value-type="float">
            <text:p>0.06517408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127507" calcext:value-type="float">
            <text:p>0.5127507</text:p>
          </table:table-cell>
          <table:table-cell office:value-type="float" office:value="1.647246" calcext:value-type="float">
            <text:p>1.647246</text:p>
          </table:table-cell>
          <table:table-cell office:value-type="float" office:value="360" calcext:value-type="float">
            <text:p>360</text:p>
          </table:table-cell>
          <table:table-cell office:value-type="float" office:value="-341.7437" calcext:value-type="float">
            <text:p>-341.7437</text:p>
          </table:table-cell>
          <table:table-cell office:value-type="float" office:value="0" calcext:value-type="float">
            <text:p>0</text:p>
          </table:table-cell>
          <table:table-cell office:value-type="float" office:value="263.6574" calcext:value-type="float">
            <text:p>263.6574</text:p>
          </table:table-cell>
          <table:table-cell office:value-type="float" office:value="279.3317" calcext:value-type="float">
            <text:p>279.3317</text:p>
          </table:table-cell>
          <table:table-cell office:value-type="float" office:value="886.3893" calcext:value-type="float">
            <text:p>886.3893</text:p>
          </table:table-cell>
          <table:table-cell office:value-type="float" office:value="817.3826" calcext:value-type="float">
            <text:p>817.3826</text:p>
          </table:table-cell>
          <table:table-cell office:value-type="float" office:value="818.2261" calcext:value-type="float">
            <text:p>818.2261</text:p>
          </table:table-cell>
          <table:table-cell office:value-type="float" office:value="838.5024" calcext:value-type="float">
            <text:p>838.5024</text:p>
          </table:table-cell>
          <table:table-cell office:value-type="float" office:value="320.0656" calcext:value-type="float">
            <text:p>320.0656</text:p>
          </table:table-cell>
          <table:table-cell office:value-type="float" office:value="437.2726" calcext:value-type="float">
            <text:p>437.2726</text:p>
          </table:table-cell>
          <table:table-cell office:value-type="float" office:value="383.2196" calcext:value-type="float">
            <text:p>383.2196</text:p>
          </table:table-cell>
          <table:table-cell office:value-type="float" office:value="331.2162" calcext:value-type="float">
            <text:p>331.216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102004" calcext:value-type="float">
            <text:p>22102004</text:p>
          </table:table-cell>
          <table:table-cell office:value-type="float" office:value="110.4208" calcext:value-type="float">
            <text:p>110.4208</text:p>
          </table:table-cell>
          <table:table-cell office:value-type="float" office:value="5387.176" calcext:value-type="float">
            <text:p>5387.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9.9088" calcext:value-type="float">
            <text:p>-339.9088</text:p>
          </table:table-cell>
          <table:table-cell office:value-type="float" office:value="995.1908" calcext:value-type="float">
            <text:p>995.1908</text:p>
          </table:table-cell>
          <table:table-cell office:value-type="float" office:value="0" calcext:value-type="float">
            <text:p>0</text:p>
          </table:table-cell>
          <table:table-cell office:value-type="float" office:value="54.93267" calcext:value-type="float">
            <text:p>54.93267</text:p>
          </table:table-cell>
          <table:table-cell office:value-type="float" office:value="16.74501" calcext:value-type="float">
            <text:p>16.74501</text:p>
          </table:table-cell>
          <table:table-cell office:value-type="float" office:value="0.0654642" calcext:value-type="float">
            <text:p>0.0654642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131706" calcext:value-type="float">
            <text:p>0.5131706</text:p>
          </table:table-cell>
          <table:table-cell office:value-type="float" office:value="1.648105" calcext:value-type="float">
            <text:p>1.648105</text:p>
          </table:table-cell>
          <table:table-cell office:value-type="float" office:value="360" calcext:value-type="float">
            <text:p>360</text:p>
          </table:table-cell>
          <table:table-cell office:value-type="float" office:value="-342.0931" calcext:value-type="float">
            <text:p>-342.0931</text:p>
          </table:table-cell>
          <table:table-cell office:value-type="float" office:value="0" calcext:value-type="float">
            <text:p>0</text:p>
          </table:table-cell>
          <table:table-cell office:value-type="float" office:value="263.6585" calcext:value-type="float">
            <text:p>263.6585</text:p>
          </table:table-cell>
          <table:table-cell office:value-type="float" office:value="279.2901" calcext:value-type="float">
            <text:p>279.2901</text:p>
          </table:table-cell>
          <table:table-cell office:value-type="float" office:value="886.285" calcext:value-type="float">
            <text:p>886.285</text:p>
          </table:table-cell>
          <table:table-cell office:value-type="float" office:value="817.3171" calcext:value-type="float">
            <text:p>817.3171</text:p>
          </table:table-cell>
          <table:table-cell office:value-type="float" office:value="818.1791" calcext:value-type="float">
            <text:p>818.1791</text:p>
          </table:table-cell>
          <table:table-cell office:value-type="float" office:value="838.4608" calcext:value-type="float">
            <text:p>838.4608</text:p>
          </table:table-cell>
          <table:table-cell office:value-type="float" office:value="320.0477" calcext:value-type="float">
            <text:p>320.0477</text:p>
          </table:table-cell>
          <table:table-cell office:value-type="float" office:value="437.2541" calcext:value-type="float">
            <text:p>437.2541</text:p>
          </table:table-cell>
          <table:table-cell office:value-type="float" office:value="383.2061" calcext:value-type="float">
            <text:p>383.2061</text:p>
          </table:table-cell>
          <table:table-cell office:value-type="float" office:value="331.1974" calcext:value-type="float">
            <text:p>331.197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102004" calcext:value-type="float">
            <text:p>23102004</text:p>
          </table:table-cell>
          <table:table-cell office:value-type="float" office:value="110.1967" calcext:value-type="float">
            <text:p>110.1967</text:p>
          </table:table-cell>
          <table:table-cell office:value-type="float" office:value="5386.952" calcext:value-type="float">
            <text:p>5386.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0.3199" calcext:value-type="float">
            <text:p>-340.3199</text:p>
          </table:table-cell>
          <table:table-cell office:value-type="float" office:value="996.752" calcext:value-type="float">
            <text:p>996.752</text:p>
          </table:table-cell>
          <table:table-cell office:value-type="float" office:value="0" calcext:value-type="float">
            <text:p>0</text:p>
          </table:table-cell>
          <table:table-cell office:value-type="float" office:value="54.75755" calcext:value-type="float">
            <text:p>54.75755</text:p>
          </table:table-cell>
          <table:table-cell office:value-type="float" office:value="16.73422" calcext:value-type="float">
            <text:p>16.73422</text:p>
          </table:table-cell>
          <table:table-cell office:value-type="float" office:value="0.06573769" calcext:value-type="float">
            <text:p>0.06573769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135837" calcext:value-type="float">
            <text:p>0.5135837</text:p>
          </table:table-cell>
          <table:table-cell office:value-type="float" office:value="1.648961" calcext:value-type="float">
            <text:p>1.648961</text:p>
          </table:table-cell>
          <table:table-cell office:value-type="float" office:value="360" calcext:value-type="float">
            <text:p>360</text:p>
          </table:table-cell>
          <table:table-cell office:value-type="float" office:value="-342.5052" calcext:value-type="float">
            <text:p>-342.5052</text:p>
          </table:table-cell>
          <table:table-cell office:value-type="float" office:value="0" calcext:value-type="float">
            <text:p>0</text:p>
          </table:table-cell>
          <table:table-cell office:value-type="float" office:value="263.6586" calcext:value-type="float">
            <text:p>263.6586</text:p>
          </table:table-cell>
          <table:table-cell office:value-type="float" office:value="279.2365" calcext:value-type="float">
            <text:p>279.2365</text:p>
          </table:table-cell>
          <table:table-cell office:value-type="float" office:value="886.1538" calcext:value-type="float">
            <text:p>886.1538</text:p>
          </table:table-cell>
          <table:table-cell office:value-type="float" office:value="817.2349" calcext:value-type="float">
            <text:p>817.2349</text:p>
          </table:table-cell>
          <table:table-cell office:value-type="float" office:value="818.1231" calcext:value-type="float">
            <text:p>818.1231</text:p>
          </table:table-cell>
          <table:table-cell office:value-type="float" office:value="838.4148" calcext:value-type="float">
            <text:p>838.4148</text:p>
          </table:table-cell>
          <table:table-cell office:value-type="float" office:value="320.0276" calcext:value-type="float">
            <text:p>320.0276</text:p>
          </table:table-cell>
          <table:table-cell office:value-type="float" office:value="437.2352" calcext:value-type="float">
            <text:p>437.2352</text:p>
          </table:table-cell>
          <table:table-cell office:value-type="float" office:value="383.1927" calcext:value-type="float">
            <text:p>383.1927</text:p>
          </table:table-cell>
          <table:table-cell office:value-type="float" office:value="331.1813" calcext:value-type="float">
            <text:p>331.181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102004" calcext:value-type="float">
            <text:p>24102004</text:p>
          </table:table-cell>
          <table:table-cell office:value-type="float" office:value="109.9886" calcext:value-type="float">
            <text:p>109.9886</text:p>
          </table:table-cell>
          <table:table-cell office:value-type="float" office:value="5386.727" calcext:value-type="float">
            <text:p>5386.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0.7265" calcext:value-type="float">
            <text:p>-340.7265</text:p>
          </table:table-cell>
          <table:table-cell office:value-type="float" office:value="1000.985" calcext:value-type="float">
            <text:p>1000.985</text:p>
          </table:table-cell>
          <table:table-cell office:value-type="float" office:value="0" calcext:value-type="float">
            <text:p>0</text:p>
          </table:table-cell>
          <table:table-cell office:value-type="float" office:value="54.62944" calcext:value-type="float">
            <text:p>54.62944</text:p>
          </table:table-cell>
          <table:table-cell office:value-type="float" office:value="16.7284" calcext:value-type="float">
            <text:p>16.7284</text:p>
          </table:table-cell>
          <table:table-cell office:value-type="float" office:value="0.06602275" calcext:value-type="float">
            <text:p>0.06602275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139952" calcext:value-type="float">
            <text:p>0.5139952</text:p>
          </table:table-cell>
          <table:table-cell office:value-type="float" office:value="1.649829" calcext:value-type="float">
            <text:p>1.649829</text:p>
          </table:table-cell>
          <table:table-cell office:value-type="float" office:value="360" calcext:value-type="float">
            <text:p>360</text:p>
          </table:table-cell>
          <table:table-cell office:value-type="float" office:value="-342.9129" calcext:value-type="float">
            <text:p>-342.9129</text:p>
          </table:table-cell>
          <table:table-cell office:value-type="float" office:value="0" calcext:value-type="float">
            <text:p>0</text:p>
          </table:table-cell>
          <table:table-cell office:value-type="float" office:value="263.6635" calcext:value-type="float">
            <text:p>263.6635</text:p>
          </table:table-cell>
          <table:table-cell office:value-type="float" office:value="279.1891" calcext:value-type="float">
            <text:p>279.1891</text:p>
          </table:table-cell>
          <table:table-cell office:value-type="float" office:value="886.0273" calcext:value-type="float">
            <text:p>886.0273</text:p>
          </table:table-cell>
          <table:table-cell office:value-type="float" office:value="817.1523" calcext:value-type="float">
            <text:p>817.1523</text:p>
          </table:table-cell>
          <table:table-cell office:value-type="float" office:value="818.0665" calcext:value-type="float">
            <text:p>818.0665</text:p>
          </table:table-cell>
          <table:table-cell office:value-type="float" office:value="838.3661" calcext:value-type="float">
            <text:p>838.3661</text:p>
          </table:table-cell>
          <table:table-cell office:value-type="float" office:value="320.0055" calcext:value-type="float">
            <text:p>320.0055</text:p>
          </table:table-cell>
          <table:table-cell office:value-type="float" office:value="437.2157" calcext:value-type="float">
            <text:p>437.2157</text:p>
          </table:table-cell>
          <table:table-cell office:value-type="float" office:value="383.1792" calcext:value-type="float">
            <text:p>383.1792</text:p>
          </table:table-cell>
          <table:table-cell office:value-type="float" office:value="331.1654" calcext:value-type="float">
            <text:p>331.165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102004" calcext:value-type="float">
            <text:p>25102004</text:p>
          </table:table-cell>
          <table:table-cell office:value-type="float" office:value="109.8224" calcext:value-type="float">
            <text:p>109.8224</text:p>
          </table:table-cell>
          <table:table-cell office:value-type="float" office:value="5386.544" calcext:value-type="float">
            <text:p>5386.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1.0591" calcext:value-type="float">
            <text:p>-341.0591</text:p>
          </table:table-cell>
          <table:table-cell office:value-type="float" office:value="997.2821" calcext:value-type="float">
            <text:p>997.2821</text:p>
          </table:table-cell>
          <table:table-cell office:value-type="float" office:value="0" calcext:value-type="float">
            <text:p>0</text:p>
          </table:table-cell>
          <table:table-cell office:value-type="float" office:value="54.52719" calcext:value-type="float">
            <text:p>54.52719</text:p>
          </table:table-cell>
          <table:table-cell office:value-type="float" office:value="16.72465" calcext:value-type="float">
            <text:p>16.72465</text:p>
          </table:table-cell>
          <table:table-cell office:value-type="float" office:value="0.06633206" calcext:value-type="float">
            <text:p>0.06633206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143973" calcext:value-type="float">
            <text:p>0.5143973</text:p>
          </table:table-cell>
          <table:table-cell office:value-type="float" office:value="1.650704" calcext:value-type="float">
            <text:p>1.650704</text:p>
          </table:table-cell>
          <table:table-cell office:value-type="float" office:value="360" calcext:value-type="float">
            <text:p>360</text:p>
          </table:table-cell>
          <table:table-cell office:value-type="float" office:value="-343.2463" calcext:value-type="float">
            <text:p>-343.2463</text:p>
          </table:table-cell>
          <table:table-cell office:value-type="float" office:value="0" calcext:value-type="float">
            <text:p>0</text:p>
          </table:table-cell>
          <table:table-cell office:value-type="float" office:value="263.6683" calcext:value-type="float">
            <text:p>263.6683</text:p>
          </table:table-cell>
          <table:table-cell office:value-type="float" office:value="279.1537" calcext:value-type="float">
            <text:p>279.1537</text:p>
          </table:table-cell>
          <table:table-cell office:value-type="float" office:value="885.9334" calcext:value-type="float">
            <text:p>885.9334</text:p>
          </table:table-cell>
          <table:table-cell office:value-type="float" office:value="817.0898" calcext:value-type="float">
            <text:p>817.0898</text:p>
          </table:table-cell>
          <table:table-cell office:value-type="float" office:value="818.0179" calcext:value-type="float">
            <text:p>818.0179</text:p>
          </table:table-cell>
          <table:table-cell office:value-type="float" office:value="838.3237" calcext:value-type="float">
            <text:p>838.3237</text:p>
          </table:table-cell>
          <table:table-cell office:value-type="float" office:value="319.9866" calcext:value-type="float">
            <text:p>319.9866</text:p>
          </table:table-cell>
          <table:table-cell office:value-type="float" office:value="437.1965" calcext:value-type="float">
            <text:p>437.1965</text:p>
          </table:table-cell>
          <table:table-cell office:value-type="float" office:value="383.1657" calcext:value-type="float">
            <text:p>383.1657</text:p>
          </table:table-cell>
          <table:table-cell office:value-type="float" office:value="331.1497" calcext:value-type="float">
            <text:p>331.149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102004" calcext:value-type="float">
            <text:p>26102004</text:p>
          </table:table-cell>
          <table:table-cell office:value-type="float" office:value="109.647" calcext:value-type="float">
            <text:p>109.647</text:p>
          </table:table-cell>
          <table:table-cell office:value-type="float" office:value="5386.357" calcext:value-type="float">
            <text:p>5386.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1.394" calcext:value-type="float">
            <text:p>-341.394</text:p>
          </table:table-cell>
          <table:table-cell office:value-type="float" office:value="1000.845" calcext:value-type="float">
            <text:p>1000.845</text:p>
          </table:table-cell>
          <table:table-cell office:value-type="float" office:value="0" calcext:value-type="float">
            <text:p>0</text:p>
          </table:table-cell>
          <table:table-cell office:value-type="float" office:value="54.40903" calcext:value-type="float">
            <text:p>54.40903</text:p>
          </table:table-cell>
          <table:table-cell office:value-type="float" office:value="16.71967" calcext:value-type="float">
            <text:p>16.71967</text:p>
          </table:table-cell>
          <table:table-cell office:value-type="float" office:value="0.06661403" calcext:value-type="float">
            <text:p>0.06661403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147979" calcext:value-type="float">
            <text:p>0.5147979</text:p>
          </table:table-cell>
          <table:table-cell office:value-type="float" office:value="1.651605" calcext:value-type="float">
            <text:p>1.651605</text:p>
          </table:table-cell>
          <table:table-cell office:value-type="float" office:value="360" calcext:value-type="float">
            <text:p>360</text:p>
          </table:table-cell>
          <table:table-cell office:value-type="float" office:value="-343.5823" calcext:value-type="float">
            <text:p>-343.5823</text:p>
          </table:table-cell>
          <table:table-cell office:value-type="float" office:value="0" calcext:value-type="float">
            <text:p>0</text:p>
          </table:table-cell>
          <table:table-cell office:value-type="float" office:value="263.6715" calcext:value-type="float">
            <text:p>263.6715</text:p>
          </table:table-cell>
          <table:table-cell office:value-type="float" office:value="279.1133" calcext:value-type="float">
            <text:p>279.1133</text:p>
          </table:table-cell>
          <table:table-cell office:value-type="float" office:value="885.832" calcext:value-type="float">
            <text:p>885.832</text:p>
          </table:table-cell>
          <table:table-cell office:value-type="float" office:value="817.0246" calcext:value-type="float">
            <text:p>817.0246</text:p>
          </table:table-cell>
          <table:table-cell office:value-type="float" office:value="817.9711" calcext:value-type="float">
            <text:p>817.9711</text:p>
          </table:table-cell>
          <table:table-cell office:value-type="float" office:value="838.2823" calcext:value-type="float">
            <text:p>838.2823</text:p>
          </table:table-cell>
          <table:table-cell office:value-type="float" office:value="319.9688" calcext:value-type="float">
            <text:p>319.9688</text:p>
          </table:table-cell>
          <table:table-cell office:value-type="float" office:value="437.1781" calcext:value-type="float">
            <text:p>437.1781</text:p>
          </table:table-cell>
          <table:table-cell office:value-type="float" office:value="383.1524" calcext:value-type="float">
            <text:p>383.1524</text:p>
          </table:table-cell>
          <table:table-cell office:value-type="float" office:value="331.1341" calcext:value-type="float">
            <text:p>331.134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7102004" calcext:value-type="float">
            <text:p>27102004</text:p>
          </table:table-cell>
          <table:table-cell office:value-type="float" office:value="109.3294" calcext:value-type="float">
            <text:p>109.3294</text:p>
          </table:table-cell>
          <table:table-cell office:value-type="float" office:value="5386.203" calcext:value-type="float">
            <text:p>5386.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1.7416" calcext:value-type="float">
            <text:p>-341.7416</text:p>
          </table:table-cell>
          <table:table-cell office:value-type="float" office:value="999.4541" calcext:value-type="float">
            <text:p>999.4541</text:p>
          </table:table-cell>
          <table:table-cell office:value-type="float" office:value="0" calcext:value-type="float">
            <text:p>0</text:p>
          </table:table-cell>
          <table:table-cell office:value-type="float" office:value="54.3808" calcext:value-type="float">
            <text:p>54.3808</text:p>
          </table:table-cell>
          <table:table-cell office:value-type="float" office:value="16.59343" calcext:value-type="float">
            <text:p>16.59343</text:p>
          </table:table-cell>
          <table:table-cell office:value-type="float" office:value="0.06677931" calcext:value-type="float">
            <text:p>0.06677931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167519" calcext:value-type="float">
            <text:p>0.5167519</text:p>
          </table:table-cell>
          <table:table-cell office:value-type="float" office:value="1.657462" calcext:value-type="float">
            <text:p>1.657462</text:p>
          </table:table-cell>
          <table:table-cell office:value-type="float" office:value="360" calcext:value-type="float">
            <text:p>360</text:p>
          </table:table-cell>
          <table:table-cell office:value-type="float" office:value="-343.9376" calcext:value-type="float">
            <text:p>-343.9376</text:p>
          </table:table-cell>
          <table:table-cell office:value-type="float" office:value="0" calcext:value-type="float">
            <text:p>0</text:p>
          </table:table-cell>
          <table:table-cell office:value-type="float" office:value="263.7" calcext:value-type="float">
            <text:p>263.7</text:p>
          </table:table-cell>
          <table:table-cell office:value-type="float" office:value="279.0812" calcext:value-type="float">
            <text:p>279.0812</text:p>
          </table:table-cell>
          <table:table-cell office:value-type="float" office:value="885.7239" calcext:value-type="float">
            <text:p>885.7239</text:p>
          </table:table-cell>
          <table:table-cell office:value-type="float" office:value="816.9528" calcext:value-type="float">
            <text:p>816.9528</text:p>
          </table:table-cell>
          <table:table-cell office:value-type="float" office:value="817.9197" calcext:value-type="float">
            <text:p>817.9197</text:p>
          </table:table-cell>
          <table:table-cell office:value-type="float" office:value="838.2386" calcext:value-type="float">
            <text:p>838.2386</text:p>
          </table:table-cell>
          <table:table-cell office:value-type="float" office:value="319.9498" calcext:value-type="float">
            <text:p>319.9498</text:p>
          </table:table-cell>
          <table:table-cell office:value-type="float" office:value="437.1596" calcext:value-type="float">
            <text:p>437.1596</text:p>
          </table:table-cell>
          <table:table-cell office:value-type="float" office:value="383.1392" calcext:value-type="float">
            <text:p>383.1392</text:p>
          </table:table-cell>
          <table:table-cell office:value-type="float" office:value="331.1186" calcext:value-type="float">
            <text:p>331.118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8102004" calcext:value-type="float">
            <text:p>28102004</text:p>
          </table:table-cell>
          <table:table-cell office:value-type="float" office:value="109.053" calcext:value-type="float">
            <text:p>109.053</text:p>
          </table:table-cell>
          <table:table-cell office:value-type="float" office:value="5386.075" calcext:value-type="float">
            <text:p>5386.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2.1436" calcext:value-type="float">
            <text:p>-342.1436</text:p>
          </table:table-cell>
          <table:table-cell office:value-type="float" office:value="1002.674" calcext:value-type="float">
            <text:p>1002.674</text:p>
          </table:table-cell>
          <table:table-cell office:value-type="float" office:value="0" calcext:value-type="float">
            <text:p>0</text:p>
          </table:table-cell>
          <table:table-cell office:value-type="float" office:value="54.34039" calcext:value-type="float">
            <text:p>54.34039</text:p>
          </table:table-cell>
          <table:table-cell office:value-type="float" office:value="16.49734" calcext:value-type="float">
            <text:p>16.49734</text:p>
          </table:table-cell>
          <table:table-cell office:value-type="float" office:value="0.06699051" calcext:value-type="float">
            <text:p>0.06699051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184356" calcext:value-type="float">
            <text:p>0.5184356</text:p>
          </table:table-cell>
          <table:table-cell office:value-type="float" office:value="1.662524" calcext:value-type="float">
            <text:p>1.662524</text:p>
          </table:table-cell>
          <table:table-cell office:value-type="float" office:value="360" calcext:value-type="float">
            <text:p>360</text:p>
          </table:table-cell>
          <table:table-cell office:value-type="float" office:value="-344.3461" calcext:value-type="float">
            <text:p>-344.3461</text:p>
          </table:table-cell>
          <table:table-cell office:value-type="float" office:value="0" calcext:value-type="float">
            <text:p>0</text:p>
          </table:table-cell>
          <table:table-cell office:value-type="float" office:value="263.722" calcext:value-type="float">
            <text:p>263.722</text:p>
          </table:table-cell>
          <table:table-cell office:value-type="float" office:value="279.0498" calcext:value-type="float">
            <text:p>279.0498</text:p>
          </table:table-cell>
          <table:table-cell office:value-type="float" office:value="885.6356" calcext:value-type="float">
            <text:p>885.6356</text:p>
          </table:table-cell>
          <table:table-cell office:value-type="float" office:value="816.8929" calcext:value-type="float">
            <text:p>816.8929</text:p>
          </table:table-cell>
          <table:table-cell office:value-type="float" office:value="817.8738" calcext:value-type="float">
            <text:p>817.8738</text:p>
          </table:table-cell>
          <table:table-cell office:value-type="float" office:value="838.1977" calcext:value-type="float">
            <text:p>838.1977</text:p>
          </table:table-cell>
          <table:table-cell office:value-type="float" office:value="319.9323" calcext:value-type="float">
            <text:p>319.9323</text:p>
          </table:table-cell>
          <table:table-cell office:value-type="float" office:value="437.1415" calcext:value-type="float">
            <text:p>437.1415</text:p>
          </table:table-cell>
          <table:table-cell office:value-type="float" office:value="383.1262" calcext:value-type="float">
            <text:p>383.1262</text:p>
          </table:table-cell>
          <table:table-cell office:value-type="float" office:value="331.1032" calcext:value-type="float">
            <text:p>331.103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9102004" calcext:value-type="float">
            <text:p>29102004</text:p>
          </table:table-cell>
          <table:table-cell office:value-type="float" office:value="108.7969" calcext:value-type="float">
            <text:p>108.7969</text:p>
          </table:table-cell>
          <table:table-cell office:value-type="float" office:value="5385.966" calcext:value-type="float">
            <text:p>5385.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2.5064" calcext:value-type="float">
            <text:p>-342.5064</text:p>
          </table:table-cell>
          <table:table-cell office:value-type="float" office:value="1005.119" calcext:value-type="float">
            <text:p>1005.119</text:p>
          </table:table-cell>
          <table:table-cell office:value-type="float" office:value="0" calcext:value-type="float">
            <text:p>0</text:p>
          </table:table-cell>
          <table:table-cell office:value-type="float" office:value="54.29282" calcext:value-type="float">
            <text:p>54.29282</text:p>
          </table:table-cell>
          <table:table-cell office:value-type="float" office:value="16.40448" calcext:value-type="float">
            <text:p>16.40448</text:p>
          </table:table-cell>
          <table:table-cell office:value-type="float" office:value="0.06725909" calcext:value-type="float">
            <text:p>0.06725909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19421" calcext:value-type="float">
            <text:p>0.519421</text:p>
          </table:table-cell>
          <table:table-cell office:value-type="float" office:value="1.665417" calcext:value-type="float">
            <text:p>1.665417</text:p>
          </table:table-cell>
          <table:table-cell office:value-type="float" office:value="360" calcext:value-type="float">
            <text:p>360</text:p>
          </table:table-cell>
          <table:table-cell office:value-type="float" office:value="-344.7124" calcext:value-type="float">
            <text:p>-344.7124</text:p>
          </table:table-cell>
          <table:table-cell office:value-type="float" office:value="0" calcext:value-type="float">
            <text:p>0</text:p>
          </table:table-cell>
          <table:table-cell office:value-type="float" office:value="263.7438" calcext:value-type="float">
            <text:p>263.7438</text:p>
          </table:table-cell>
          <table:table-cell office:value-type="float" office:value="279.0221" calcext:value-type="float">
            <text:p>279.0221</text:p>
          </table:table-cell>
          <table:table-cell office:value-type="float" office:value="885.5577" calcext:value-type="float">
            <text:p>885.5577</text:p>
          </table:table-cell>
          <table:table-cell office:value-type="float" office:value="816.8392" calcext:value-type="float">
            <text:p>816.8392</text:p>
          </table:table-cell>
          <table:table-cell office:value-type="float" office:value="817.835" calcext:value-type="float">
            <text:p>817.835</text:p>
          </table:table-cell>
          <table:table-cell office:value-type="float" office:value="838.1621" calcext:value-type="float">
            <text:p>838.1621</text:p>
          </table:table-cell>
          <table:table-cell office:value-type="float" office:value="319.9162" calcext:value-type="float">
            <text:p>319.9162</text:p>
          </table:table-cell>
          <table:table-cell office:value-type="float" office:value="437.1247" calcext:value-type="float">
            <text:p>437.1247</text:p>
          </table:table-cell>
          <table:table-cell office:value-type="float" office:value="383.1133" calcext:value-type="float">
            <text:p>383.1133</text:p>
          </table:table-cell>
          <table:table-cell office:value-type="float" office:value="331.088" calcext:value-type="float">
            <text:p>331.08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102004" calcext:value-type="float">
            <text:p>30102004</text:p>
          </table:table-cell>
          <table:table-cell office:value-type="float" office:value="108.594" calcext:value-type="float">
            <text:p>108.594</text:p>
          </table:table-cell>
          <table:table-cell office:value-type="float" office:value="5385.846" calcext:value-type="float">
            <text:p>5385.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2.8224" calcext:value-type="float">
            <text:p>-342.8224</text:p>
          </table:table-cell>
          <table:table-cell office:value-type="float" office:value="1006.721" calcext:value-type="float">
            <text:p>1006.721</text:p>
          </table:table-cell>
          <table:table-cell office:value-type="float" office:value="0" calcext:value-type="float">
            <text:p>0</text:p>
          </table:table-cell>
          <table:table-cell office:value-type="float" office:value="54.21761" calcext:value-type="float">
            <text:p>54.21761</text:p>
          </table:table-cell>
          <table:table-cell office:value-type="float" office:value="16.35166" calcext:value-type="float">
            <text:p>16.35166</text:p>
          </table:table-cell>
          <table:table-cell office:value-type="float" office:value="0.06755704" calcext:value-type="float">
            <text:p>0.06755704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200617" calcext:value-type="float">
            <text:p>0.5200617</text:p>
          </table:table-cell>
          <table:table-cell office:value-type="float" office:value="1.667223" calcext:value-type="float">
            <text:p>1.667223</text:p>
          </table:table-cell>
          <table:table-cell office:value-type="float" office:value="360" calcext:value-type="float">
            <text:p>360</text:p>
          </table:table-cell>
          <table:table-cell office:value-type="float" office:value="-345.0306" calcext:value-type="float">
            <text:p>-345.0306</text:p>
          </table:table-cell>
          <table:table-cell office:value-type="float" office:value="0" calcext:value-type="float">
            <text:p>0</text:p>
          </table:table-cell>
          <table:table-cell office:value-type="float" office:value="263.7553" calcext:value-type="float">
            <text:p>263.7553</text:p>
          </table:table-cell>
          <table:table-cell office:value-type="float" office:value="278.9949" calcext:value-type="float">
            <text:p>278.9949</text:p>
          </table:table-cell>
          <table:table-cell office:value-type="float" office:value="885.4818" calcext:value-type="float">
            <text:p>885.4818</text:p>
          </table:table-cell>
          <table:table-cell office:value-type="float" office:value="816.7874" calcext:value-type="float">
            <text:p>816.7874</text:p>
          </table:table-cell>
          <table:table-cell office:value-type="float" office:value="817.8004" calcext:value-type="float">
            <text:p>817.8004</text:p>
          </table:table-cell>
          <table:table-cell office:value-type="float" office:value="838.1297" calcext:value-type="float">
            <text:p>838.1297</text:p>
          </table:table-cell>
          <table:table-cell office:value-type="float" office:value="319.9007" calcext:value-type="float">
            <text:p>319.9007</text:p>
          </table:table-cell>
          <table:table-cell office:value-type="float" office:value="437.1087" calcext:value-type="float">
            <text:p>437.1087</text:p>
          </table:table-cell>
          <table:table-cell office:value-type="float" office:value="383.1009" calcext:value-type="float">
            <text:p>383.1009</text:p>
          </table:table-cell>
          <table:table-cell office:value-type="float" office:value="331.0731" calcext:value-type="float">
            <text:p>331.073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102004" calcext:value-type="float">
            <text:p>31102004</text:p>
          </table:table-cell>
          <table:table-cell office:value-type="float" office:value="108.4259" calcext:value-type="float">
            <text:p>108.4259</text:p>
          </table:table-cell>
          <table:table-cell office:value-type="float" office:value="5385.712" calcext:value-type="float">
            <text:p>5385.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3.1142" calcext:value-type="float">
            <text:p>-343.1142</text:p>
          </table:table-cell>
          <table:table-cell office:value-type="float" office:value="1008.608" calcext:value-type="float">
            <text:p>1008.608</text:p>
          </table:table-cell>
          <table:table-cell office:value-type="float" office:value="0" calcext:value-type="float">
            <text:p>0</text:p>
          </table:table-cell>
          <table:table-cell office:value-type="float" office:value="54.12123" calcext:value-type="float">
            <text:p>54.12123</text:p>
          </table:table-cell>
          <table:table-cell office:value-type="float" office:value="16.32439" calcext:value-type="float">
            <text:p>16.32439</text:p>
          </table:table-cell>
          <table:table-cell office:value-type="float" office:value="0.06785812" calcext:value-type="float">
            <text:p>0.06785812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20587" calcext:value-type="float">
            <text:p>0.520587</text:p>
          </table:table-cell>
          <table:table-cell office:value-type="float" office:value="1.668621" calcext:value-type="float">
            <text:p>1.668621</text:p>
          </table:table-cell>
          <table:table-cell office:value-type="float" office:value="360" calcext:value-type="float">
            <text:p>360</text:p>
          </table:table-cell>
          <table:table-cell office:value-type="float" office:value="-345.3241" calcext:value-type="float">
            <text:p>-345.3241</text:p>
          </table:table-cell>
          <table:table-cell office:value-type="float" office:value="0" calcext:value-type="float">
            <text:p>0</text:p>
          </table:table-cell>
          <table:table-cell office:value-type="float" office:value="263.7644" calcext:value-type="float">
            <text:p>263.7644</text:p>
          </table:table-cell>
          <table:table-cell office:value-type="float" office:value="278.9659" calcext:value-type="float">
            <text:p>278.9659</text:p>
          </table:table-cell>
          <table:table-cell office:value-type="float" office:value="885.4031" calcext:value-type="float">
            <text:p>885.4031</text:p>
          </table:table-cell>
          <table:table-cell office:value-type="float" office:value="816.7335" calcext:value-type="float">
            <text:p>816.7335</text:p>
          </table:table-cell>
          <table:table-cell office:value-type="float" office:value="817.767" calcext:value-type="float">
            <text:p>817.767</text:p>
          </table:table-cell>
          <table:table-cell office:value-type="float" office:value="838.0979" calcext:value-type="float">
            <text:p>838.0979</text:p>
          </table:table-cell>
          <table:table-cell office:value-type="float" office:value="319.8853" calcext:value-type="float">
            <text:p>319.8853</text:p>
          </table:table-cell>
          <table:table-cell office:value-type="float" office:value="437.0931" calcext:value-type="float">
            <text:p>437.0931</text:p>
          </table:table-cell>
          <table:table-cell office:value-type="float" office:value="383.0886" calcext:value-type="float">
            <text:p>383.0886</text:p>
          </table:table-cell>
          <table:table-cell office:value-type="float" office:value="331.0585" calcext:value-type="float">
            <text:p>331.058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12004" calcext:value-type="float">
            <text:p>1112004</text:p>
          </table:table-cell>
          <table:table-cell office:value-type="float" office:value="108.2931" calcext:value-type="float">
            <text:p>108.2931</text:p>
          </table:table-cell>
          <table:table-cell office:value-type="float" office:value="5385.583" calcext:value-type="float">
            <text:p>5385.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3.3665" calcext:value-type="float">
            <text:p>-343.3665</text:p>
          </table:table-cell>
          <table:table-cell office:value-type="float" office:value="1009.82" calcext:value-type="float">
            <text:p>1009.82</text:p>
          </table:table-cell>
          <table:table-cell office:value-type="float" office:value="0" calcext:value-type="float">
            <text:p>0</text:p>
          </table:table-cell>
          <table:table-cell office:value-type="float" office:value="54.0372" calcext:value-type="float">
            <text:p>54.0372</text:p>
          </table:table-cell>
          <table:table-cell office:value-type="float" office:value="16.31282" calcext:value-type="float">
            <text:p>16.31282</text:p>
          </table:table-cell>
          <table:table-cell office:value-type="float" office:value="0.06817244" calcext:value-type="float">
            <text:p>0.06817244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210534" calcext:value-type="float">
            <text:p>0.5210534</text:p>
          </table:table-cell>
          <table:table-cell office:value-type="float" office:value="1.669852" calcext:value-type="float">
            <text:p>1.669852</text:p>
          </table:table-cell>
          <table:table-cell office:value-type="float" office:value="360" calcext:value-type="float">
            <text:p>360</text:p>
          </table:table-cell>
          <table:table-cell office:value-type="float" office:value="-345.5777" calcext:value-type="float">
            <text:p>-345.5777</text:p>
          </table:table-cell>
          <table:table-cell office:value-type="float" office:value="0" calcext:value-type="float">
            <text:p>0</text:p>
          </table:table-cell>
          <table:table-cell office:value-type="float" office:value="263.7716" calcext:value-type="float">
            <text:p>263.7716</text:p>
          </table:table-cell>
          <table:table-cell office:value-type="float" office:value="278.9417" calcext:value-type="float">
            <text:p>278.9417</text:p>
          </table:table-cell>
          <table:table-cell office:value-type="float" office:value="885.3375" calcext:value-type="float">
            <text:p>885.3375</text:p>
          </table:table-cell>
          <table:table-cell office:value-type="float" office:value="816.6843" calcext:value-type="float">
            <text:p>816.6843</text:p>
          </table:table-cell>
          <table:table-cell office:value-type="float" office:value="817.7359" calcext:value-type="float">
            <text:p>817.7359</text:p>
          </table:table-cell>
          <table:table-cell office:value-type="float" office:value="838.0685" calcext:value-type="float">
            <text:p>838.0685</text:p>
          </table:table-cell>
          <table:table-cell office:value-type="float" office:value="319.8704" calcext:value-type="float">
            <text:p>319.8704</text:p>
          </table:table-cell>
          <table:table-cell office:value-type="float" office:value="437.0777" calcext:value-type="float">
            <text:p>437.0777</text:p>
          </table:table-cell>
          <table:table-cell office:value-type="float" office:value="383.0766" calcext:value-type="float">
            <text:p>383.0766</text:p>
          </table:table-cell>
          <table:table-cell office:value-type="float" office:value="331.0442" calcext:value-type="float">
            <text:p>331.044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12004" calcext:value-type="float">
            <text:p>2112004</text:p>
          </table:table-cell>
          <table:table-cell office:value-type="float" office:value="108.1756" calcext:value-type="float">
            <text:p>108.1756</text:p>
          </table:table-cell>
          <table:table-cell office:value-type="float" office:value="5385.464" calcext:value-type="float">
            <text:p>5385.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3.5941" calcext:value-type="float">
            <text:p>-343.5941</text:p>
          </table:table-cell>
          <table:table-cell office:value-type="float" office:value="1008.526" calcext:value-type="float">
            <text:p>1008.526</text:p>
          </table:table-cell>
          <table:table-cell office:value-type="float" office:value="0" calcext:value-type="float">
            <text:p>0</text:p>
          </table:table-cell>
          <table:table-cell office:value-type="float" office:value="53.95636" calcext:value-type="float">
            <text:p>53.95636</text:p>
          </table:table-cell>
          <table:table-cell office:value-type="float" office:value="16.30828" calcext:value-type="float">
            <text:p>16.30828</text:p>
          </table:table-cell>
          <table:table-cell office:value-type="float" office:value="0.06847221" calcext:value-type="float">
            <text:p>0.06847221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214913" calcext:value-type="float">
            <text:p>0.5214913</text:p>
          </table:table-cell>
          <table:table-cell office:value-type="float" office:value="1.670996" calcext:value-type="float">
            <text:p>1.670996</text:p>
          </table:table-cell>
          <table:table-cell office:value-type="float" office:value="360" calcext:value-type="float">
            <text:p>360</text:p>
          </table:table-cell>
          <table:table-cell office:value-type="float" office:value="-345.8066" calcext:value-type="float">
            <text:p>-345.8066</text:p>
          </table:table-cell>
          <table:table-cell office:value-type="float" office:value="0" calcext:value-type="float">
            <text:p>0</text:p>
          </table:table-cell>
          <table:table-cell office:value-type="float" office:value="263.7754" calcext:value-type="float">
            <text:p>263.7754</text:p>
          </table:table-cell>
          <table:table-cell office:value-type="float" office:value="278.9189" calcext:value-type="float">
            <text:p>278.9189</text:p>
          </table:table-cell>
          <table:table-cell office:value-type="float" office:value="885.2784" calcext:value-type="float">
            <text:p>885.2784</text:p>
          </table:table-cell>
          <table:table-cell office:value-type="float" office:value="816.6399" calcext:value-type="float">
            <text:p>816.6399</text:p>
          </table:table-cell>
          <table:table-cell office:value-type="float" office:value="817.7077" calcext:value-type="float">
            <text:p>817.7077</text:p>
          </table:table-cell>
          <table:table-cell office:value-type="float" office:value="838.0412" calcext:value-type="float">
            <text:p>838.0412</text:p>
          </table:table-cell>
          <table:table-cell office:value-type="float" office:value="319.8564" calcext:value-type="float">
            <text:p>319.8564</text:p>
          </table:table-cell>
          <table:table-cell office:value-type="float" office:value="437.0623" calcext:value-type="float">
            <text:p>437.0623</text:p>
          </table:table-cell>
          <table:table-cell office:value-type="float" office:value="383.0649" calcext:value-type="float">
            <text:p>383.0649</text:p>
          </table:table-cell>
          <table:table-cell office:value-type="float" office:value="331.0301" calcext:value-type="float">
            <text:p>331.030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12004" calcext:value-type="float">
            <text:p>3112004</text:p>
          </table:table-cell>
          <table:table-cell office:value-type="float" office:value="108.0739" calcext:value-type="float">
            <text:p>108.0739</text:p>
          </table:table-cell>
          <table:table-cell office:value-type="float" office:value="5385.361" calcext:value-type="float">
            <text:p>5385.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3.7927" calcext:value-type="float">
            <text:p>-343.7927</text:p>
          </table:table-cell>
          <table:table-cell office:value-type="float" office:value="1007.904" calcext:value-type="float">
            <text:p>1007.904</text:p>
          </table:table-cell>
          <table:table-cell office:value-type="float" office:value="0" calcext:value-type="float">
            <text:p>0</text:p>
          </table:table-cell>
          <table:table-cell office:value-type="float" office:value="53.88873" calcext:value-type="float">
            <text:p>53.88873</text:p>
          </table:table-cell>
          <table:table-cell office:value-type="float" office:value="16.30551" calcext:value-type="float">
            <text:p>16.30551</text:p>
          </table:table-cell>
          <table:table-cell office:value-type="float" office:value="0.06878362" calcext:value-type="float">
            <text:p>0.06878362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219187" calcext:value-type="float">
            <text:p>0.5219187</text:p>
          </table:table-cell>
          <table:table-cell office:value-type="float" office:value="1.672091" calcext:value-type="float">
            <text:p>1.672091</text:p>
          </table:table-cell>
          <table:table-cell office:value-type="float" office:value="360" calcext:value-type="float">
            <text:p>360</text:p>
          </table:table-cell>
          <table:table-cell office:value-type="float" office:value="-346.0064" calcext:value-type="float">
            <text:p>-346.0064</text:p>
          </table:table-cell>
          <table:table-cell office:value-type="float" office:value="0" calcext:value-type="float">
            <text:p>0</text:p>
          </table:table-cell>
          <table:table-cell office:value-type="float" office:value="263.7789" calcext:value-type="float">
            <text:p>263.7789</text:p>
          </table:table-cell>
          <table:table-cell office:value-type="float" office:value="278.9007" calcext:value-type="float">
            <text:p>278.9007</text:p>
          </table:table-cell>
          <table:table-cell office:value-type="float" office:value="885.2305" calcext:value-type="float">
            <text:p>885.2305</text:p>
          </table:table-cell>
          <table:table-cell office:value-type="float" office:value="816.6028" calcext:value-type="float">
            <text:p>816.6028</text:p>
          </table:table-cell>
          <table:table-cell office:value-type="float" office:value="817.6824" calcext:value-type="float">
            <text:p>817.6824</text:p>
          </table:table-cell>
          <table:table-cell office:value-type="float" office:value="838.0164" calcext:value-type="float">
            <text:p>838.0164</text:p>
          </table:table-cell>
          <table:table-cell office:value-type="float" office:value="319.8444" calcext:value-type="float">
            <text:p>319.8444</text:p>
          </table:table-cell>
          <table:table-cell office:value-type="float" office:value="437.0479" calcext:value-type="float">
            <text:p>437.0479</text:p>
          </table:table-cell>
          <table:table-cell office:value-type="float" office:value="383.0535" calcext:value-type="float">
            <text:p>383.0535</text:p>
          </table:table-cell>
          <table:table-cell office:value-type="float" office:value="331.0164" calcext:value-type="float">
            <text:p>331.016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112004" calcext:value-type="float">
            <text:p>4112004</text:p>
          </table:table-cell>
          <table:table-cell office:value-type="float" office:value="107.9776" calcext:value-type="float">
            <text:p>107.9776</text:p>
          </table:table-cell>
          <table:table-cell office:value-type="float" office:value="5385.265" calcext:value-type="float">
            <text:p>5385.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3.9777" calcext:value-type="float">
            <text:p>-343.9777</text:p>
          </table:table-cell>
          <table:table-cell office:value-type="float" office:value="1010.473" calcext:value-type="float">
            <text:p>1010.473</text:p>
          </table:table-cell>
          <table:table-cell office:value-type="float" office:value="0" calcext:value-type="float">
            <text:p>0</text:p>
          </table:table-cell>
          <table:table-cell office:value-type="float" office:value="53.82373" calcext:value-type="float">
            <text:p>53.82373</text:p>
          </table:table-cell>
          <table:table-cell office:value-type="float" office:value="16.30292" calcext:value-type="float">
            <text:p>16.30292</text:p>
          </table:table-cell>
          <table:table-cell office:value-type="float" office:value="0.06907588" calcext:value-type="float">
            <text:p>0.06907588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223319" calcext:value-type="float">
            <text:p>0.5223319</text:p>
          </table:table-cell>
          <table:table-cell office:value-type="float" office:value="1.673181" calcext:value-type="float">
            <text:p>1.673181</text:p>
          </table:table-cell>
          <table:table-cell office:value-type="float" office:value="360" calcext:value-type="float">
            <text:p>360</text:p>
          </table:table-cell>
          <table:table-cell office:value-type="float" office:value="-346.1927" calcext:value-type="float">
            <text:p>-346.1927</text:p>
          </table:table-cell>
          <table:table-cell office:value-type="float" office:value="0" calcext:value-type="float">
            <text:p>0</text:p>
          </table:table-cell>
          <table:table-cell office:value-type="float" office:value="263.782" calcext:value-type="float">
            <text:p>263.782</text:p>
          </table:table-cell>
          <table:table-cell office:value-type="float" office:value="278.8835" calcext:value-type="float">
            <text:p>278.8835</text:p>
          </table:table-cell>
          <table:table-cell office:value-type="float" office:value="885.1837" calcext:value-type="float">
            <text:p>885.1837</text:p>
          </table:table-cell>
          <table:table-cell office:value-type="float" office:value="816.5696" calcext:value-type="float">
            <text:p>816.5696</text:p>
          </table:table-cell>
          <table:table-cell office:value-type="float" office:value="817.6586" calcext:value-type="float">
            <text:p>817.6586</text:p>
          </table:table-cell>
          <table:table-cell office:value-type="float" office:value="837.993" calcext:value-type="float">
            <text:p>837.993</text:p>
          </table:table-cell>
          <table:table-cell office:value-type="float" office:value="319.8336" calcext:value-type="float">
            <text:p>319.8336</text:p>
          </table:table-cell>
          <table:table-cell office:value-type="float" office:value="437.0347" calcext:value-type="float">
            <text:p>437.0347</text:p>
          </table:table-cell>
          <table:table-cell office:value-type="float" office:value="383.0424" calcext:value-type="float">
            <text:p>383.0424</text:p>
          </table:table-cell>
          <table:table-cell office:value-type="float" office:value="331.003" calcext:value-type="float">
            <text:p>331.00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112004" calcext:value-type="float">
            <text:p>5112004</text:p>
          </table:table-cell>
          <table:table-cell office:value-type="float" office:value="107.8875" calcext:value-type="float">
            <text:p>107.8875</text:p>
          </table:table-cell>
          <table:table-cell office:value-type="float" office:value="5385.175" calcext:value-type="float">
            <text:p>5385.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4.1492" calcext:value-type="float">
            <text:p>-344.1492</text:p>
          </table:table-cell>
          <table:table-cell office:value-type="float" office:value="1010.455" calcext:value-type="float">
            <text:p>1010.455</text:p>
          </table:table-cell>
          <table:table-cell office:value-type="float" office:value="0" calcext:value-type="float">
            <text:p>0</text:p>
          </table:table-cell>
          <table:table-cell office:value-type="float" office:value="53.76344" calcext:value-type="float">
            <text:p>53.76344</text:p>
          </table:table-cell>
          <table:table-cell office:value-type="float" office:value="16.3007" calcext:value-type="float">
            <text:p>16.3007</text:p>
          </table:table-cell>
          <table:table-cell office:value-type="float" office:value="0.06938451" calcext:value-type="float">
            <text:p>0.06938451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227374" calcext:value-type="float">
            <text:p>0.5227374</text:p>
          </table:table-cell>
          <table:table-cell office:value-type="float" office:value="1.674286" calcext:value-type="float">
            <text:p>1.674286</text:p>
          </table:table-cell>
          <table:table-cell office:value-type="float" office:value="360" calcext:value-type="float">
            <text:p>360</text:p>
          </table:table-cell>
          <table:table-cell office:value-type="float" office:value="-346.3653" calcext:value-type="float">
            <text:p>-346.3653</text:p>
          </table:table-cell>
          <table:table-cell office:value-type="float" office:value="0" calcext:value-type="float">
            <text:p>0</text:p>
          </table:table-cell>
          <table:table-cell office:value-type="float" office:value="263.7844" calcext:value-type="float">
            <text:p>263.7844</text:p>
          </table:table-cell>
          <table:table-cell office:value-type="float" office:value="278.8672" calcext:value-type="float">
            <text:p>278.8672</text:p>
          </table:table-cell>
          <table:table-cell office:value-type="float" office:value="885.1406" calcext:value-type="float">
            <text:p>885.1406</text:p>
          </table:table-cell>
          <table:table-cell office:value-type="float" office:value="816.5394" calcext:value-type="float">
            <text:p>816.5394</text:p>
          </table:table-cell>
          <table:table-cell office:value-type="float" office:value="817.6361" calcext:value-type="float">
            <text:p>817.6361</text:p>
          </table:table-cell>
          <table:table-cell office:value-type="float" office:value="837.9712" calcext:value-type="float">
            <text:p>837.9712</text:p>
          </table:table-cell>
          <table:table-cell office:value-type="float" office:value="319.8232" calcext:value-type="float">
            <text:p>319.8232</text:p>
          </table:table-cell>
          <table:table-cell office:value-type="float" office:value="437.0222" calcext:value-type="float">
            <text:p>437.0222</text:p>
          </table:table-cell>
          <table:table-cell office:value-type="float" office:value="383.0317" calcext:value-type="float">
            <text:p>383.0317</text:p>
          </table:table-cell>
          <table:table-cell office:value-type="float" office:value="330.99" calcext:value-type="float">
            <text:p>330.9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112004" calcext:value-type="float">
            <text:p>6112004</text:p>
          </table:table-cell>
          <table:table-cell office:value-type="float" office:value="107.793" calcext:value-type="float">
            <text:p>107.793</text:p>
          </table:table-cell>
          <table:table-cell office:value-type="float" office:value="5385.084" calcext:value-type="float">
            <text:p>5385.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4.322" calcext:value-type="float">
            <text:p>-344.322</text:p>
          </table:table-cell>
          <table:table-cell office:value-type="float" office:value="1010.994" calcext:value-type="float">
            <text:p>1010.994</text:p>
          </table:table-cell>
          <table:table-cell office:value-type="float" office:value="0" calcext:value-type="float">
            <text:p>0</text:p>
          </table:table-cell>
          <table:table-cell office:value-type="float" office:value="53.70242" calcext:value-type="float">
            <text:p>53.70242</text:p>
          </table:table-cell>
          <table:table-cell office:value-type="float" office:value="16.29794" calcext:value-type="float">
            <text:p>16.29794</text:p>
          </table:table-cell>
          <table:table-cell office:value-type="float" office:value="0.0696901" calcext:value-type="float">
            <text:p>0.0696901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231379" calcext:value-type="float">
            <text:p>0.5231379</text:p>
          </table:table-cell>
          <table:table-cell office:value-type="float" office:value="1.675406" calcext:value-type="float">
            <text:p>1.675406</text:p>
          </table:table-cell>
          <table:table-cell office:value-type="float" office:value="360" calcext:value-type="float">
            <text:p>360</text:p>
          </table:table-cell>
          <table:table-cell office:value-type="float" office:value="-346.5394" calcext:value-type="float">
            <text:p>-346.5394</text:p>
          </table:table-cell>
          <table:table-cell office:value-type="float" office:value="0" calcext:value-type="float">
            <text:p>0</text:p>
          </table:table-cell>
          <table:table-cell office:value-type="float" office:value="263.7825" calcext:value-type="float">
            <text:p>263.7825</text:p>
          </table:table-cell>
          <table:table-cell office:value-type="float" office:value="278.8511" calcext:value-type="float">
            <text:p>278.8511</text:p>
          </table:table-cell>
          <table:table-cell office:value-type="float" office:value="885.0948" calcext:value-type="float">
            <text:p>885.0948</text:p>
          </table:table-cell>
          <table:table-cell office:value-type="float" office:value="816.5098" calcext:value-type="float">
            <text:p>816.5098</text:p>
          </table:table-cell>
          <table:table-cell office:value-type="float" office:value="817.6141" calcext:value-type="float">
            <text:p>817.6141</text:p>
          </table:table-cell>
          <table:table-cell office:value-type="float" office:value="837.9498" calcext:value-type="float">
            <text:p>837.9498</text:p>
          </table:table-cell>
          <table:table-cell office:value-type="float" office:value="319.8132" calcext:value-type="float">
            <text:p>319.8132</text:p>
          </table:table-cell>
          <table:table-cell office:value-type="float" office:value="437.0102" calcext:value-type="float">
            <text:p>437.0102</text:p>
          </table:table-cell>
          <table:table-cell office:value-type="float" office:value="383.0217" calcext:value-type="float">
            <text:p>383.0217</text:p>
          </table:table-cell>
          <table:table-cell office:value-type="float" office:value="330.9774" calcext:value-type="float">
            <text:p>330.977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112004" calcext:value-type="float">
            <text:p>7112004</text:p>
          </table:table-cell>
          <table:table-cell office:value-type="float" office:value="107.7055" calcext:value-type="float">
            <text:p>107.7055</text:p>
          </table:table-cell>
          <table:table-cell office:value-type="float" office:value="5384.998" calcext:value-type="float">
            <text:p>5384.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4.4857" calcext:value-type="float">
            <text:p>-344.4857</text:p>
          </table:table-cell>
          <table:table-cell office:value-type="float" office:value="1011.543" calcext:value-type="float">
            <text:p>1011.543</text:p>
          </table:table-cell>
          <table:table-cell office:value-type="float" office:value="0" calcext:value-type="float">
            <text:p>0</text:p>
          </table:table-cell>
          <table:table-cell office:value-type="float" office:value="53.64444" calcext:value-type="float">
            <text:p>53.64444</text:p>
          </table:table-cell>
          <table:table-cell office:value-type="float" office:value="16.29572" calcext:value-type="float">
            <text:p>16.29572</text:p>
          </table:table-cell>
          <table:table-cell office:value-type="float" office:value="0.06999804" calcext:value-type="float">
            <text:p>0.06999804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235385" calcext:value-type="float">
            <text:p>0.5235385</text:p>
          </table:table-cell>
          <table:table-cell office:value-type="float" office:value="1.676542" calcext:value-type="float">
            <text:p>1.676542</text:p>
          </table:table-cell>
          <table:table-cell office:value-type="float" office:value="360" calcext:value-type="float">
            <text:p>360</text:p>
          </table:table-cell>
          <table:table-cell office:value-type="float" office:value="-346.7043" calcext:value-type="float">
            <text:p>-346.7043</text:p>
          </table:table-cell>
          <table:table-cell office:value-type="float" office:value="0" calcext:value-type="float">
            <text:p>0</text:p>
          </table:table-cell>
          <table:table-cell office:value-type="float" office:value="263.7825" calcext:value-type="float">
            <text:p>263.7825</text:p>
          </table:table-cell>
          <table:table-cell office:value-type="float" office:value="278.8355" calcext:value-type="float">
            <text:p>278.8355</text:p>
          </table:table-cell>
          <table:table-cell office:value-type="float" office:value="885.052" calcext:value-type="float">
            <text:p>885.052</text:p>
          </table:table-cell>
          <table:table-cell office:value-type="float" office:value="816.4819" calcext:value-type="float">
            <text:p>816.4819</text:p>
          </table:table-cell>
          <table:table-cell office:value-type="float" office:value="817.5924" calcext:value-type="float">
            <text:p>817.5924</text:p>
          </table:table-cell>
          <table:table-cell office:value-type="float" office:value="837.9285" calcext:value-type="float">
            <text:p>837.9285</text:p>
          </table:table-cell>
          <table:table-cell office:value-type="float" office:value="319.8035" calcext:value-type="float">
            <text:p>319.8035</text:p>
          </table:table-cell>
          <table:table-cell office:value-type="float" office:value="436.9984" calcext:value-type="float">
            <text:p>436.9984</text:p>
          </table:table-cell>
          <table:table-cell office:value-type="float" office:value="383.0119" calcext:value-type="float">
            <text:p>383.0119</text:p>
          </table:table-cell>
          <table:table-cell office:value-type="float" office:value="330.965" calcext:value-type="float">
            <text:p>330.96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112004" calcext:value-type="float">
            <text:p>8112004</text:p>
          </table:table-cell>
          <table:table-cell office:value-type="float" office:value="107.6213" calcext:value-type="float">
            <text:p>107.6213</text:p>
          </table:table-cell>
          <table:table-cell office:value-type="float" office:value="5384.911" calcext:value-type="float">
            <text:p>5384.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4.6424" calcext:value-type="float">
            <text:p>-344.6424</text:p>
          </table:table-cell>
          <table:table-cell office:value-type="float" office:value="1012.447" calcext:value-type="float">
            <text:p>1012.447</text:p>
          </table:table-cell>
          <table:table-cell office:value-type="float" office:value="0" calcext:value-type="float">
            <text:p>0</text:p>
          </table:table-cell>
          <table:table-cell office:value-type="float" office:value="53.58185" calcext:value-type="float">
            <text:p>53.58185</text:p>
          </table:table-cell>
          <table:table-cell office:value-type="float" office:value="16.29312" calcext:value-type="float">
            <text:p>16.29312</text:p>
          </table:table-cell>
          <table:table-cell office:value-type="float" office:value="0.07029456" calcext:value-type="float">
            <text:p>0.07029456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239341" calcext:value-type="float">
            <text:p>0.5239341</text:p>
          </table:table-cell>
          <table:table-cell office:value-type="float" office:value="1.677716" calcext:value-type="float">
            <text:p>1.677716</text:p>
          </table:table-cell>
          <table:table-cell office:value-type="float" office:value="360" calcext:value-type="float">
            <text:p>360</text:p>
          </table:table-cell>
          <table:table-cell office:value-type="float" office:value="-346.8622" calcext:value-type="float">
            <text:p>-346.8622</text:p>
          </table:table-cell>
          <table:table-cell office:value-type="float" office:value="0" calcext:value-type="float">
            <text:p>0</text:p>
          </table:table-cell>
          <table:table-cell office:value-type="float" office:value="263.7849" calcext:value-type="float">
            <text:p>263.7849</text:p>
          </table:table-cell>
          <table:table-cell office:value-type="float" office:value="278.8195" calcext:value-type="float">
            <text:p>278.8195</text:p>
          </table:table-cell>
          <table:table-cell office:value-type="float" office:value="885.0085" calcext:value-type="float">
            <text:p>885.0085</text:p>
          </table:table-cell>
          <table:table-cell office:value-type="float" office:value="816.4544" calcext:value-type="float">
            <text:p>816.4544</text:p>
          </table:table-cell>
          <table:table-cell office:value-type="float" office:value="817.5715" calcext:value-type="float">
            <text:p>817.5715</text:p>
          </table:table-cell>
          <table:table-cell office:value-type="float" office:value="837.9078" calcext:value-type="float">
            <text:p>837.9078</text:p>
          </table:table-cell>
          <table:table-cell office:value-type="float" office:value="319.7944" calcext:value-type="float">
            <text:p>319.7944</text:p>
          </table:table-cell>
          <table:table-cell office:value-type="float" office:value="436.9869" calcext:value-type="float">
            <text:p>436.9869</text:p>
          </table:table-cell>
          <table:table-cell office:value-type="float" office:value="383.0023" calcext:value-type="float">
            <text:p>383.0023</text:p>
          </table:table-cell>
          <table:table-cell office:value-type="float" office:value="330.9531" calcext:value-type="float">
            <text:p>330.953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112004" calcext:value-type="float">
            <text:p>9112004</text:p>
          </table:table-cell>
          <table:table-cell office:value-type="float" office:value="107.5062" calcext:value-type="float">
            <text:p>107.5062</text:p>
          </table:table-cell>
          <table:table-cell office:value-type="float" office:value="5384.83" calcext:value-type="float">
            <text:p>5384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4.787" calcext:value-type="float">
            <text:p>-344.787</text:p>
          </table:table-cell>
          <table:table-cell office:value-type="float" office:value="1010.439" calcext:value-type="float">
            <text:p>1010.439</text:p>
          </table:table-cell>
          <table:table-cell office:value-type="float" office:value="0" calcext:value-type="float">
            <text:p>0</text:p>
          </table:table-cell>
          <table:table-cell office:value-type="float" office:value="53.52843" calcext:value-type="float">
            <text:p>53.52843</text:p>
          </table:table-cell>
          <table:table-cell office:value-type="float" office:value="16.26431" calcext:value-type="float">
            <text:p>16.26431</text:p>
          </table:table-cell>
          <table:table-cell office:value-type="float" office:value="0.07052584" calcext:value-type="float">
            <text:p>0.07052584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245658" calcext:value-type="float">
            <text:p>0.5245658</text:p>
          </table:table-cell>
          <table:table-cell office:value-type="float" office:value="1.679576" calcext:value-type="float">
            <text:p>1.679576</text:p>
          </table:table-cell>
          <table:table-cell office:value-type="float" office:value="360" calcext:value-type="float">
            <text:p>360</text:p>
          </table:table-cell>
          <table:table-cell office:value-type="float" office:value="-347.0091" calcext:value-type="float">
            <text:p>-347.0091</text:p>
          </table:table-cell>
          <table:table-cell office:value-type="float" office:value="0" calcext:value-type="float">
            <text:p>0</text:p>
          </table:table-cell>
          <table:table-cell office:value-type="float" office:value="263.7853" calcext:value-type="float">
            <text:p>263.7853</text:p>
          </table:table-cell>
          <table:table-cell office:value-type="float" office:value="278.806" calcext:value-type="float">
            <text:p>278.806</text:p>
          </table:table-cell>
          <table:table-cell office:value-type="float" office:value="884.9653" calcext:value-type="float">
            <text:p>884.9653</text:p>
          </table:table-cell>
          <table:table-cell office:value-type="float" office:value="816.4279" calcext:value-type="float">
            <text:p>816.4279</text:p>
          </table:table-cell>
          <table:table-cell office:value-type="float" office:value="817.5499" calcext:value-type="float">
            <text:p>817.5499</text:p>
          </table:table-cell>
          <table:table-cell office:value-type="float" office:value="837.8869" calcext:value-type="float">
            <text:p>837.8869</text:p>
          </table:table-cell>
          <table:table-cell office:value-type="float" office:value="319.7851" calcext:value-type="float">
            <text:p>319.7851</text:p>
          </table:table-cell>
          <table:table-cell office:value-type="float" office:value="436.9756" calcext:value-type="float">
            <text:p>436.9756</text:p>
          </table:table-cell>
          <table:table-cell office:value-type="float" office:value="382.993" calcext:value-type="float">
            <text:p>382.993</text:p>
          </table:table-cell>
          <table:table-cell office:value-type="float" office:value="330.9415" calcext:value-type="float">
            <text:p>330.941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112004" calcext:value-type="float">
            <text:p>10112004</text:p>
          </table:table-cell>
          <table:table-cell office:value-type="float" office:value="107.2947" calcext:value-type="float">
            <text:p>107.2947</text:p>
          </table:table-cell>
          <table:table-cell office:value-type="float" office:value="5384.768" calcext:value-type="float">
            <text:p>5384.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5.0097" calcext:value-type="float">
            <text:p>-345.0097</text:p>
          </table:table-cell>
          <table:table-cell office:value-type="float" office:value="1010.711" calcext:value-type="float">
            <text:p>1010.711</text:p>
          </table:table-cell>
          <table:table-cell office:value-type="float" office:value="0" calcext:value-type="float">
            <text:p>0</text:p>
          </table:table-cell>
          <table:table-cell office:value-type="float" office:value="53.49931" calcext:value-type="float">
            <text:p>53.49931</text:p>
          </table:table-cell>
          <table:table-cell office:value-type="float" office:value="16.17092" calcext:value-type="float">
            <text:p>16.17092</text:p>
          </table:table-cell>
          <table:table-cell office:value-type="float" office:value="0.07067154" calcext:value-type="float">
            <text:p>0.07067154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267391" calcext:value-type="float">
            <text:p>0.5267391</text:p>
          </table:table-cell>
          <table:table-cell office:value-type="float" office:value="1.686987" calcext:value-type="float">
            <text:p>1.686987</text:p>
          </table:table-cell>
          <table:table-cell office:value-type="float" office:value="360" calcext:value-type="float">
            <text:p>360</text:p>
          </table:table-cell>
          <table:table-cell office:value-type="float" office:value="-347.2412" calcext:value-type="float">
            <text:p>-347.2412</text:p>
          </table:table-cell>
          <table:table-cell office:value-type="float" office:value="0" calcext:value-type="float">
            <text:p>0</text:p>
          </table:table-cell>
          <table:table-cell office:value-type="float" office:value="263.8048" calcext:value-type="float">
            <text:p>263.8048</text:p>
          </table:table-cell>
          <table:table-cell office:value-type="float" office:value="278.7858" calcext:value-type="float">
            <text:p>278.7858</text:p>
          </table:table-cell>
          <table:table-cell office:value-type="float" office:value="884.9078" calcext:value-type="float">
            <text:p>884.9078</text:p>
          </table:table-cell>
          <table:table-cell office:value-type="float" office:value="816.3926" calcext:value-type="float">
            <text:p>816.3926</text:p>
          </table:table-cell>
          <table:table-cell office:value-type="float" office:value="817.5264" calcext:value-type="float">
            <text:p>817.5264</text:p>
          </table:table-cell>
          <table:table-cell office:value-type="float" office:value="837.8651" calcext:value-type="float">
            <text:p>837.8651</text:p>
          </table:table-cell>
          <table:table-cell office:value-type="float" office:value="319.7752" calcext:value-type="float">
            <text:p>319.7752</text:p>
          </table:table-cell>
          <table:table-cell office:value-type="float" office:value="436.9642" calcext:value-type="float">
            <text:p>436.9642</text:p>
          </table:table-cell>
          <table:table-cell office:value-type="float" office:value="382.9837" calcext:value-type="float">
            <text:p>382.9837</text:p>
          </table:table-cell>
          <table:table-cell office:value-type="float" office:value="330.9304" calcext:value-type="float">
            <text:p>330.930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112004" calcext:value-type="float">
            <text:p>11112004</text:p>
          </table:table-cell>
          <table:table-cell office:value-type="float" office:value="107.1161" calcext:value-type="float">
            <text:p>107.1161</text:p>
          </table:table-cell>
          <table:table-cell office:value-type="float" office:value="5384.701" calcext:value-type="float">
            <text:p>5384.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5.2422" calcext:value-type="float">
            <text:p>-345.2422</text:p>
          </table:table-cell>
          <table:table-cell office:value-type="float" office:value="1013.533" calcext:value-type="float">
            <text:p>1013.533</text:p>
          </table:table-cell>
          <table:table-cell office:value-type="float" office:value="0" calcext:value-type="float">
            <text:p>0</text:p>
          </table:table-cell>
          <table:table-cell office:value-type="float" office:value="53.46373" calcext:value-type="float">
            <text:p>53.46373</text:p>
          </table:table-cell>
          <table:table-cell office:value-type="float" office:value="16.09857" calcext:value-type="float">
            <text:p>16.09857</text:p>
          </table:table-cell>
          <table:table-cell office:value-type="float" office:value="0.07086864" calcext:value-type="float">
            <text:p>0.07086864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2842" calcext:value-type="float">
            <text:p>0.52842</text:p>
          </table:table-cell>
          <table:table-cell office:value-type="float" office:value="1.692361" calcext:value-type="float">
            <text:p>1.692361</text:p>
          </table:table-cell>
          <table:table-cell office:value-type="float" office:value="360" calcext:value-type="float">
            <text:p>360</text:p>
          </table:table-cell>
          <table:table-cell office:value-type="float" office:value="-347.4807" calcext:value-type="float">
            <text:p>-347.4807</text:p>
          </table:table-cell>
          <table:table-cell office:value-type="float" office:value="0" calcext:value-type="float">
            <text:p>0</text:p>
          </table:table-cell>
          <table:table-cell office:value-type="float" office:value="263.8198" calcext:value-type="float">
            <text:p>263.8198</text:p>
          </table:table-cell>
          <table:table-cell office:value-type="float" office:value="278.768" calcext:value-type="float">
            <text:p>278.768</text:p>
          </table:table-cell>
          <table:table-cell office:value-type="float" office:value="884.8575" calcext:value-type="float">
            <text:p>884.8575</text:p>
          </table:table-cell>
          <table:table-cell office:value-type="float" office:value="816.3606" calcext:value-type="float">
            <text:p>816.3606</text:p>
          </table:table-cell>
          <table:table-cell office:value-type="float" office:value="817.503" calcext:value-type="float">
            <text:p>817.503</text:p>
          </table:table-cell>
          <table:table-cell office:value-type="float" office:value="837.8428" calcext:value-type="float">
            <text:p>837.8428</text:p>
          </table:table-cell>
          <table:table-cell office:value-type="float" office:value="319.7651" calcext:value-type="float">
            <text:p>319.7651</text:p>
          </table:table-cell>
          <table:table-cell office:value-type="float" office:value="436.9528" calcext:value-type="float">
            <text:p>436.9528</text:p>
          </table:table-cell>
          <table:table-cell office:value-type="float" office:value="382.9745" calcext:value-type="float">
            <text:p>382.9745</text:p>
          </table:table-cell>
          <table:table-cell office:value-type="float" office:value="330.9195" calcext:value-type="float">
            <text:p>330.919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112004" calcext:value-type="float">
            <text:p>12112004</text:p>
          </table:table-cell>
          <table:table-cell office:value-type="float" office:value="107.0005" calcext:value-type="float">
            <text:p>107.0005</text:p>
          </table:table-cell>
          <table:table-cell office:value-type="float" office:value="5384.637" calcext:value-type="float">
            <text:p>5384.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5.4154" calcext:value-type="float">
            <text:p>-345.4154</text:p>
          </table:table-cell>
          <table:table-cell office:value-type="float" office:value="1015.115" calcext:value-type="float">
            <text:p>1015.115</text:p>
          </table:table-cell>
          <table:table-cell office:value-type="float" office:value="0" calcext:value-type="float">
            <text:p>0</text:p>
          </table:table-cell>
          <table:table-cell office:value-type="float" office:value="53.41835" calcext:value-type="float">
            <text:p>53.41835</text:p>
          </table:table-cell>
          <table:table-cell office:value-type="float" office:value="16.0636" calcext:value-type="float">
            <text:p>16.0636</text:p>
          </table:table-cell>
          <table:table-cell office:value-type="float" office:value="0.0711114" calcext:value-type="float">
            <text:p>0.0711114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294368" calcext:value-type="float">
            <text:p>0.5294368</text:p>
          </table:table-cell>
          <table:table-cell office:value-type="float" office:value="1.695607" calcext:value-type="float">
            <text:p>1.695607</text:p>
          </table:table-cell>
          <table:table-cell office:value-type="float" office:value="360" calcext:value-type="float">
            <text:p>360</text:p>
          </table:table-cell>
          <table:table-cell office:value-type="float" office:value="-347.6578" calcext:value-type="float">
            <text:p>-347.6578</text:p>
          </table:table-cell>
          <table:table-cell office:value-type="float" office:value="0" calcext:value-type="float">
            <text:p>0</text:p>
          </table:table-cell>
          <table:table-cell office:value-type="float" office:value="263.8277" calcext:value-type="float">
            <text:p>263.8277</text:p>
          </table:table-cell>
          <table:table-cell office:value-type="float" office:value="278.7563" calcext:value-type="float">
            <text:p>278.7563</text:p>
          </table:table-cell>
          <table:table-cell office:value-type="float" office:value="884.8225" calcext:value-type="float">
            <text:p>884.8225</text:p>
          </table:table-cell>
          <table:table-cell office:value-type="float" office:value="816.3354" calcext:value-type="float">
            <text:p>816.3354</text:p>
          </table:table-cell>
          <table:table-cell office:value-type="float" office:value="817.4828" calcext:value-type="float">
            <text:p>817.4828</text:p>
          </table:table-cell>
          <table:table-cell office:value-type="float" office:value="837.8224" calcext:value-type="float">
            <text:p>837.8224</text:p>
          </table:table-cell>
          <table:table-cell office:value-type="float" office:value="319.756" calcext:value-type="float">
            <text:p>319.756</text:p>
          </table:table-cell>
          <table:table-cell office:value-type="float" office:value="436.9416" calcext:value-type="float">
            <text:p>436.9416</text:p>
          </table:table-cell>
          <table:table-cell office:value-type="float" office:value="382.9654" calcext:value-type="float">
            <text:p>382.9654</text:p>
          </table:table-cell>
          <table:table-cell office:value-type="float" office:value="330.9088" calcext:value-type="float">
            <text:p>330.908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112004" calcext:value-type="float">
            <text:p>13112004</text:p>
          </table:table-cell>
          <table:table-cell office:value-type="float" office:value="106.859" calcext:value-type="float">
            <text:p>106.859</text:p>
          </table:table-cell>
          <table:table-cell office:value-type="float" office:value="5384.585" calcext:value-type="float">
            <text:p>5384.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5.5751" calcext:value-type="float">
            <text:p>-345.5751</text:p>
          </table:table-cell>
          <table:table-cell office:value-type="float" office:value="1014.318" calcext:value-type="float">
            <text:p>1014.318</text:p>
          </table:table-cell>
          <table:table-cell office:value-type="float" office:value="0" calcext:value-type="float">
            <text:p>0</text:p>
          </table:table-cell>
          <table:table-cell office:value-type="float" office:value="53.37501" calcext:value-type="float">
            <text:p>53.37501</text:p>
          </table:table-cell>
          <table:table-cell office:value-type="float" office:value="16.0013" calcext:value-type="float">
            <text:p>16.0013</text:p>
          </table:table-cell>
          <table:table-cell office:value-type="float" office:value="0.07134663" calcext:value-type="float">
            <text:p>0.07134663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303029" calcext:value-type="float">
            <text:p>0.5303029</text:p>
          </table:table-cell>
          <table:table-cell office:value-type="float" office:value="1.698245" calcext:value-type="float">
            <text:p>1.698245</text:p>
          </table:table-cell>
          <table:table-cell office:value-type="float" office:value="360" calcext:value-type="float">
            <text:p>360</text:p>
          </table:table-cell>
          <table:table-cell office:value-type="float" office:value="-347.8208" calcext:value-type="float">
            <text:p>-347.8208</text:p>
          </table:table-cell>
          <table:table-cell office:value-type="float" office:value="0" calcext:value-type="float">
            <text:p>0</text:p>
          </table:table-cell>
          <table:table-cell office:value-type="float" office:value="263.8415" calcext:value-type="float">
            <text:p>263.8415</text:p>
          </table:table-cell>
          <table:table-cell office:value-type="float" office:value="278.7458" calcext:value-type="float">
            <text:p>278.7458</text:p>
          </table:table-cell>
          <table:table-cell office:value-type="float" office:value="884.7877" calcext:value-type="float">
            <text:p>884.7877</text:p>
          </table:table-cell>
          <table:table-cell office:value-type="float" office:value="816.3116" calcext:value-type="float">
            <text:p>816.3116</text:p>
          </table:table-cell>
          <table:table-cell office:value-type="float" office:value="817.465" calcext:value-type="float">
            <text:p>817.465</text:p>
          </table:table-cell>
          <table:table-cell office:value-type="float" office:value="837.8036" calcext:value-type="float">
            <text:p>837.8036</text:p>
          </table:table-cell>
          <table:table-cell office:value-type="float" office:value="319.7474" calcext:value-type="float">
            <text:p>319.7474</text:p>
          </table:table-cell>
          <table:table-cell office:value-type="float" office:value="436.9303" calcext:value-type="float">
            <text:p>436.9303</text:p>
          </table:table-cell>
          <table:table-cell office:value-type="float" office:value="382.9565" calcext:value-type="float">
            <text:p>382.9565</text:p>
          </table:table-cell>
          <table:table-cell office:value-type="float" office:value="330.8984" calcext:value-type="float">
            <text:p>330.898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112004" calcext:value-type="float">
            <text:p>14112004</text:p>
          </table:table-cell>
          <table:table-cell office:value-type="float" office:value="106.6745" calcext:value-type="float">
            <text:p>106.6745</text:p>
          </table:table-cell>
          <table:table-cell office:value-type="float" office:value="5384.536" calcext:value-type="float">
            <text:p>5384.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5.7822" calcext:value-type="float">
            <text:p>-345.7822</text:p>
          </table:table-cell>
          <table:table-cell office:value-type="float" office:value="1015.531" calcext:value-type="float">
            <text:p>1015.531</text:p>
          </table:table-cell>
          <table:table-cell office:value-type="float" office:value="0" calcext:value-type="float">
            <text:p>0</text:p>
          </table:table-cell>
          <table:table-cell office:value-type="float" office:value="53.34605" calcext:value-type="float">
            <text:p>53.34605</text:p>
          </table:table-cell>
          <table:table-cell office:value-type="float" office:value="15.91522" calcext:value-type="float">
            <text:p>15.91522</text:p>
          </table:table-cell>
          <table:table-cell office:value-type="float" office:value="0.0715361" calcext:value-type="float">
            <text:p>0.0715361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320197" calcext:value-type="float">
            <text:p>0.5320197</text:p>
          </table:table-cell>
          <table:table-cell office:value-type="float" office:value="1.70344" calcext:value-type="float">
            <text:p>1.70344</text:p>
          </table:table-cell>
          <table:table-cell office:value-type="float" office:value="360" calcext:value-type="float">
            <text:p>360</text:p>
          </table:table-cell>
          <table:table-cell office:value-type="float" office:value="-348.0346" calcext:value-type="float">
            <text:p>-348.0346</text:p>
          </table:table-cell>
          <table:table-cell office:value-type="float" office:value="0" calcext:value-type="float">
            <text:p>0</text:p>
          </table:table-cell>
          <table:table-cell office:value-type="float" office:value="263.8609" calcext:value-type="float">
            <text:p>263.8609</text:p>
          </table:table-cell>
          <table:table-cell office:value-type="float" office:value="278.7291" calcext:value-type="float">
            <text:p>278.7291</text:p>
          </table:table-cell>
          <table:table-cell office:value-type="float" office:value="884.7411" calcext:value-type="float">
            <text:p>884.7411</text:p>
          </table:table-cell>
          <table:table-cell office:value-type="float" office:value="816.2842" calcext:value-type="float">
            <text:p>816.2842</text:p>
          </table:table-cell>
          <table:table-cell office:value-type="float" office:value="817.4441" calcext:value-type="float">
            <text:p>817.4441</text:p>
          </table:table-cell>
          <table:table-cell office:value-type="float" office:value="837.7834" calcext:value-type="float">
            <text:p>837.7834</text:p>
          </table:table-cell>
          <table:table-cell office:value-type="float" office:value="319.7388" calcext:value-type="float">
            <text:p>319.7388</text:p>
          </table:table-cell>
          <table:table-cell office:value-type="float" office:value="436.919" calcext:value-type="float">
            <text:p>436.919</text:p>
          </table:table-cell>
          <table:table-cell office:value-type="float" office:value="382.9506" calcext:value-type="float">
            <text:p>382.9506</text:p>
          </table:table-cell>
          <table:table-cell office:value-type="float" office:value="330.8882" calcext:value-type="float">
            <text:p>330.888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112004" calcext:value-type="float">
            <text:p>15112004</text:p>
          </table:table-cell>
          <table:table-cell office:value-type="float" office:value="106.5656" calcext:value-type="float">
            <text:p>106.5656</text:p>
          </table:table-cell>
          <table:table-cell office:value-type="float" office:value="5384.479" calcext:value-type="float">
            <text:p>5384.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5.9441" calcext:value-type="float">
            <text:p>-345.9441</text:p>
          </table:table-cell>
          <table:table-cell office:value-type="float" office:value="1017.372" calcext:value-type="float">
            <text:p>1017.372</text:p>
          </table:table-cell>
          <table:table-cell office:value-type="float" office:value="0" calcext:value-type="float">
            <text:p>0</text:p>
          </table:table-cell>
          <table:table-cell office:value-type="float" office:value="53.30196" calcext:value-type="float">
            <text:p>53.30196</text:p>
          </table:table-cell>
          <table:table-cell office:value-type="float" office:value="15.88036" calcext:value-type="float">
            <text:p>15.88036</text:p>
          </table:table-cell>
          <table:table-cell office:value-type="float" office:value="0.07177726" calcext:value-type="float">
            <text:p>0.07177726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330901" calcext:value-type="float">
            <text:p>0.5330901</text:p>
          </table:table-cell>
          <table:table-cell office:value-type="float" office:value="1.706712" calcext:value-type="float">
            <text:p>1.706712</text:p>
          </table:table-cell>
          <table:table-cell office:value-type="float" office:value="360" calcext:value-type="float">
            <text:p>360</text:p>
          </table:table-cell>
          <table:table-cell office:value-type="float" office:value="-348.2006" calcext:value-type="float">
            <text:p>-348.2006</text:p>
          </table:table-cell>
          <table:table-cell office:value-type="float" office:value="0" calcext:value-type="float">
            <text:p>0</text:p>
          </table:table-cell>
          <table:table-cell office:value-type="float" office:value="263.8688" calcext:value-type="float">
            <text:p>263.8688</text:p>
          </table:table-cell>
          <table:table-cell office:value-type="float" office:value="278.7183" calcext:value-type="float">
            <text:p>278.7183</text:p>
          </table:table-cell>
          <table:table-cell office:value-type="float" office:value="884.7092" calcext:value-type="float">
            <text:p>884.7092</text:p>
          </table:table-cell>
          <table:table-cell office:value-type="float" office:value="816.2612" calcext:value-type="float">
            <text:p>816.2612</text:p>
          </table:table-cell>
          <table:table-cell office:value-type="float" office:value="817.4258" calcext:value-type="float">
            <text:p>817.4258</text:p>
          </table:table-cell>
          <table:table-cell office:value-type="float" office:value="837.7648" calcext:value-type="float">
            <text:p>837.7648</text:p>
          </table:table-cell>
          <table:table-cell office:value-type="float" office:value="319.7303" calcext:value-type="float">
            <text:p>319.7303</text:p>
          </table:table-cell>
          <table:table-cell office:value-type="float" office:value="436.9079" calcext:value-type="float">
            <text:p>436.9079</text:p>
          </table:table-cell>
          <table:table-cell office:value-type="float" office:value="382.9449" calcext:value-type="float">
            <text:p>382.9449</text:p>
          </table:table-cell>
          <table:table-cell office:value-type="float" office:value="330.8782" calcext:value-type="float">
            <text:p>330.878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112004" calcext:value-type="float">
            <text:p>16112004</text:p>
          </table:table-cell>
          <table:table-cell office:value-type="float" office:value="106.4867" calcext:value-type="float">
            <text:p>106.4867</text:p>
          </table:table-cell>
          <table:table-cell office:value-type="float" office:value="5384.434" calcext:value-type="float">
            <text:p>5384.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6.0706" calcext:value-type="float">
            <text:p>-346.0706</text:p>
          </table:table-cell>
          <table:table-cell office:value-type="float" office:value="1018.46" calcext:value-type="float">
            <text:p>1018.46</text:p>
          </table:table-cell>
          <table:table-cell office:value-type="float" office:value="0" calcext:value-type="float">
            <text:p>0</text:p>
          </table:table-cell>
          <table:table-cell office:value-type="float" office:value="53.25093" calcext:value-type="float">
            <text:p>53.25093</text:p>
          </table:table-cell>
          <table:table-cell office:value-type="float" office:value="15.86335" calcext:value-type="float">
            <text:p>15.86335</text:p>
          </table:table-cell>
          <table:table-cell office:value-type="float" office:value="0.07204361" calcext:value-type="float">
            <text:p>0.07204361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337874" calcext:value-type="float">
            <text:p>0.5337874</text:p>
          </table:table-cell>
          <table:table-cell office:value-type="float" office:value="1.708887" calcext:value-type="float">
            <text:p>1.708887</text:p>
          </table:table-cell>
          <table:table-cell office:value-type="float" office:value="360" calcext:value-type="float">
            <text:p>360</text:p>
          </table:table-cell>
          <table:table-cell office:value-type="float" office:value="-348.3297" calcext:value-type="float">
            <text:p>-348.3297</text:p>
          </table:table-cell>
          <table:table-cell office:value-type="float" office:value="0" calcext:value-type="float">
            <text:p>0</text:p>
          </table:table-cell>
          <table:table-cell office:value-type="float" office:value="263.8743" calcext:value-type="float">
            <text:p>263.8743</text:p>
          </table:table-cell>
          <table:table-cell office:value-type="float" office:value="278.7091" calcext:value-type="float">
            <text:p>278.7091</text:p>
          </table:table-cell>
          <table:table-cell office:value-type="float" office:value="884.6823" calcext:value-type="float">
            <text:p>884.6823</text:p>
          </table:table-cell>
          <table:table-cell office:value-type="float" office:value="816.2427" calcext:value-type="float">
            <text:p>816.2427</text:p>
          </table:table-cell>
          <table:table-cell office:value-type="float" office:value="817.4153" calcext:value-type="float">
            <text:p>817.4153</text:p>
          </table:table-cell>
          <table:table-cell office:value-type="float" office:value="837.7484" calcext:value-type="float">
            <text:p>837.7484</text:p>
          </table:table-cell>
          <table:table-cell office:value-type="float" office:value="319.7227" calcext:value-type="float">
            <text:p>319.7227</text:p>
          </table:table-cell>
          <table:table-cell office:value-type="float" office:value="436.8997" calcext:value-type="float">
            <text:p>436.8997</text:p>
          </table:table-cell>
          <table:table-cell office:value-type="float" office:value="382.9394" calcext:value-type="float">
            <text:p>382.9394</text:p>
          </table:table-cell>
          <table:table-cell office:value-type="float" office:value="330.8684" calcext:value-type="float">
            <text:p>330.868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112004" calcext:value-type="float">
            <text:p>17112004</text:p>
          </table:table-cell>
          <table:table-cell office:value-type="float" office:value="106.4221" calcext:value-type="float">
            <text:p>106.4221</text:p>
          </table:table-cell>
          <table:table-cell office:value-type="float" office:value="5384.399" calcext:value-type="float">
            <text:p>5384.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6.1766" calcext:value-type="float">
            <text:p>-346.1766</text:p>
          </table:table-cell>
          <table:table-cell office:value-type="float" office:value="1018.757" calcext:value-type="float">
            <text:p>1018.757</text:p>
          </table:table-cell>
          <table:table-cell office:value-type="float" office:value="0" calcext:value-type="float">
            <text:p>0</text:p>
          </table:table-cell>
          <table:table-cell office:value-type="float" office:value="53.20308" calcext:value-type="float">
            <text:p>53.20308</text:p>
          </table:table-cell>
          <table:table-cell office:value-type="float" office:value="15.85234" calcext:value-type="float">
            <text:p>15.85234</text:p>
          </table:table-cell>
          <table:table-cell office:value-type="float" office:value="0.07230694" calcext:value-type="float">
            <text:p>0.07230694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342833" calcext:value-type="float">
            <text:p>0.5342833</text:p>
          </table:table-cell>
          <table:table-cell office:value-type="float" office:value="1.710512" calcext:value-type="float">
            <text:p>1.710512</text:p>
          </table:table-cell>
          <table:table-cell office:value-type="float" office:value="360" calcext:value-type="float">
            <text:p>360</text:p>
          </table:table-cell>
          <table:table-cell office:value-type="float" office:value="-348.4376" calcext:value-type="float">
            <text:p>-348.4376</text:p>
          </table:table-cell>
          <table:table-cell office:value-type="float" office:value="0" calcext:value-type="float">
            <text:p>0</text:p>
          </table:table-cell>
          <table:table-cell office:value-type="float" office:value="263.8782" calcext:value-type="float">
            <text:p>263.8782</text:p>
          </table:table-cell>
          <table:table-cell office:value-type="float" office:value="278.7017" calcext:value-type="float">
            <text:p>278.7017</text:p>
          </table:table-cell>
          <table:table-cell office:value-type="float" office:value="884.6609" calcext:value-type="float">
            <text:p>884.6609</text:p>
          </table:table-cell>
          <table:table-cell office:value-type="float" office:value="816.2266" calcext:value-type="float">
            <text:p>816.2266</text:p>
          </table:table-cell>
          <table:table-cell office:value-type="float" office:value="817.4061" calcext:value-type="float">
            <text:p>817.4061</text:p>
          </table:table-cell>
          <table:table-cell office:value-type="float" office:value="837.7386" calcext:value-type="float">
            <text:p>837.7386</text:p>
          </table:table-cell>
          <table:table-cell office:value-type="float" office:value="319.7159" calcext:value-type="float">
            <text:p>319.7159</text:p>
          </table:table-cell>
          <table:table-cell office:value-type="float" office:value="436.8935" calcext:value-type="float">
            <text:p>436.8935</text:p>
          </table:table-cell>
          <table:table-cell office:value-type="float" office:value="382.9341" calcext:value-type="float">
            <text:p>382.9341</text:p>
          </table:table-cell>
          <table:table-cell office:value-type="float" office:value="330.8589" calcext:value-type="float">
            <text:p>330.858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8112004" calcext:value-type="float">
            <text:p>18112004</text:p>
          </table:table-cell>
          <table:table-cell office:value-type="float" office:value="106.3561" calcext:value-type="float">
            <text:p>106.3561</text:p>
          </table:table-cell>
          <table:table-cell office:value-type="float" office:value="5384.369" calcext:value-type="float">
            <text:p>5384.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6.2751" calcext:value-type="float">
            <text:p>-346.2751</text:p>
          </table:table-cell>
          <table:table-cell office:value-type="float" office:value="1019.112" calcext:value-type="float">
            <text:p>1019.112</text:p>
          </table:table-cell>
          <table:table-cell office:value-type="float" office:value="0" calcext:value-type="float">
            <text:p>0</text:p>
          </table:table-cell>
          <table:table-cell office:value-type="float" office:value="53.15141" calcext:value-type="float">
            <text:p>53.15141</text:p>
          </table:table-cell>
          <table:table-cell office:value-type="float" office:value="15.8392" calcext:value-type="float">
            <text:p>15.8392</text:p>
          </table:table-cell>
          <table:table-cell office:value-type="float" office:value="0.07256859" calcext:value-type="float">
            <text:p>0.07256859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347112" calcext:value-type="float">
            <text:p>0.5347112</text:p>
          </table:table-cell>
          <table:table-cell office:value-type="float" office:value="1.712011" calcext:value-type="float">
            <text:p>1.712011</text:p>
          </table:table-cell>
          <table:table-cell office:value-type="float" office:value="360" calcext:value-type="float">
            <text:p>360</text:p>
          </table:table-cell>
          <table:table-cell office:value-type="float" office:value="-348.5377" calcext:value-type="float">
            <text:p>-348.5377</text:p>
          </table:table-cell>
          <table:table-cell office:value-type="float" office:value="0" calcext:value-type="float">
            <text:p>0</text:p>
          </table:table-cell>
          <table:table-cell office:value-type="float" office:value="263.8824" calcext:value-type="float">
            <text:p>263.8824</text:p>
          </table:table-cell>
          <table:table-cell office:value-type="float" office:value="278.6942" calcext:value-type="float">
            <text:p>278.6942</text:p>
          </table:table-cell>
          <table:table-cell office:value-type="float" office:value="884.6398" calcext:value-type="float">
            <text:p>884.6398</text:p>
          </table:table-cell>
          <table:table-cell office:value-type="float" office:value="816.2122" calcext:value-type="float">
            <text:p>816.2122</text:p>
          </table:table-cell>
          <table:table-cell office:value-type="float" office:value="817.3972" calcext:value-type="float">
            <text:p>817.3972</text:p>
          </table:table-cell>
          <table:table-cell office:value-type="float" office:value="837.7298" calcext:value-type="float">
            <text:p>837.7298</text:p>
          </table:table-cell>
          <table:table-cell office:value-type="float" office:value="319.7095" calcext:value-type="float">
            <text:p>319.7095</text:p>
          </table:table-cell>
          <table:table-cell office:value-type="float" office:value="436.8878" calcext:value-type="float">
            <text:p>436.8878</text:p>
          </table:table-cell>
          <table:table-cell office:value-type="float" office:value="382.929" calcext:value-type="float">
            <text:p>382.929</text:p>
          </table:table-cell>
          <table:table-cell office:value-type="float" office:value="330.8497" calcext:value-type="float">
            <text:p>330.849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112004" calcext:value-type="float">
            <text:p>19112004</text:p>
          </table:table-cell>
          <table:table-cell office:value-type="float" office:value="106.2653" calcext:value-type="float">
            <text:p>106.2653</text:p>
          </table:table-cell>
          <table:table-cell office:value-type="float" office:value="5384.351" calcext:value-type="float">
            <text:p>5384.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6.3883" calcext:value-type="float">
            <text:p>-346.3883</text:p>
          </table:table-cell>
          <table:table-cell office:value-type="float" office:value="1019.566" calcext:value-type="float">
            <text:p>1019.566</text:p>
          </table:table-cell>
          <table:table-cell office:value-type="float" office:value="0" calcext:value-type="float">
            <text:p>0</text:p>
          </table:table-cell>
          <table:table-cell office:value-type="float" office:value="53.10787" calcext:value-type="float">
            <text:p>53.10787</text:p>
          </table:table-cell>
          <table:table-cell office:value-type="float" office:value="7.902348" calcext:value-type="float">
            <text:p>7.902348</text:p>
          </table:table-cell>
          <table:table-cell office:value-type="float" office:value="0.07282526" calcext:value-type="float">
            <text:p>0.07282526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351544" calcext:value-type="float">
            <text:p>0.5351544</text:p>
          </table:table-cell>
          <table:table-cell office:value-type="float" office:value="1.713985" calcext:value-type="float">
            <text:p>1.713985</text:p>
          </table:table-cell>
          <table:table-cell office:value-type="float" office:value="360" calcext:value-type="float">
            <text:p>360</text:p>
          </table:table-cell>
          <table:table-cell office:value-type="float" office:value="-348.6532" calcext:value-type="float">
            <text:p>-348.6532</text:p>
          </table:table-cell>
          <table:table-cell office:value-type="float" office:value="0" calcext:value-type="float">
            <text:p>0</text:p>
          </table:table-cell>
          <table:table-cell office:value-type="float" office:value="224.5013" calcext:value-type="float">
            <text:p>224.5013</text:p>
          </table:table-cell>
          <table:table-cell office:value-type="float" office:value="278.1755" calcext:value-type="float">
            <text:p>278.1755</text:p>
          </table:table-cell>
          <table:table-cell office:value-type="float" office:value="905.0849" calcext:value-type="float">
            <text:p>905.0849</text:p>
          </table:table-cell>
          <table:table-cell office:value-type="float" office:value="843.5362" calcext:value-type="float">
            <text:p>843.5362</text:p>
          </table:table-cell>
          <table:table-cell office:value-type="float" office:value="817.3888" calcext:value-type="float">
            <text:p>817.3888</text:p>
          </table:table-cell>
          <table:table-cell office:value-type="float" office:value="837.7217" calcext:value-type="float">
            <text:p>837.7217</text:p>
          </table:table-cell>
          <table:table-cell office:value-type="float" office:value="319.7034" calcext:value-type="float">
            <text:p>319.7034</text:p>
          </table:table-cell>
          <table:table-cell office:value-type="float" office:value="436.8823" calcext:value-type="float">
            <text:p>436.8823</text:p>
          </table:table-cell>
          <table:table-cell office:value-type="float" office:value="382.9241" calcext:value-type="float">
            <text:p>382.9241</text:p>
          </table:table-cell>
          <table:table-cell office:value-type="float" office:value="330.8407" calcext:value-type="float">
            <text:p>330.840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12004" calcext:value-type="float">
            <text:p>20112004</text:p>
          </table:table-cell>
          <table:table-cell office:value-type="float" office:value="106.1754" calcext:value-type="float">
            <text:p>106.1754</text:p>
          </table:table-cell>
          <table:table-cell office:value-type="float" office:value="5384.33" calcext:value-type="float">
            <text:p>5384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6.5022" calcext:value-type="float">
            <text:p>-346.5022</text:p>
          </table:table-cell>
          <table:table-cell office:value-type="float" office:value="1020.21" calcext:value-type="float">
            <text:p>1020.21</text:p>
          </table:table-cell>
          <table:table-cell office:value-type="float" office:value="0" calcext:value-type="float">
            <text:p>0</text:p>
          </table:table-cell>
          <table:table-cell office:value-type="float" office:value="53.0826" calcext:value-type="float">
            <text:p>53.0826</text:p>
          </table:table-cell>
          <table:table-cell office:value-type="float" office:value="7.886814" calcext:value-type="float">
            <text:p>7.886814</text:p>
          </table:table-cell>
          <table:table-cell office:value-type="float" office:value="0.07309953" calcext:value-type="float">
            <text:p>0.07309953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35737" calcext:value-type="float">
            <text:p>0.535737</text:p>
          </table:table-cell>
          <table:table-cell office:value-type="float" office:value="1.715762" calcext:value-type="float">
            <text:p>1.715762</text:p>
          </table:table-cell>
          <table:table-cell office:value-type="float" office:value="360" calcext:value-type="float">
            <text:p>360</text:p>
          </table:table-cell>
          <table:table-cell office:value-type="float" office:value="-348.7691" calcext:value-type="float">
            <text:p>-348.7691</text:p>
          </table:table-cell>
          <table:table-cell office:value-type="float" office:value="0" calcext:value-type="float">
            <text:p>0</text:p>
          </table:table-cell>
          <table:table-cell office:value-type="float" office:value="224.5032" calcext:value-type="float">
            <text:p>224.5032</text:p>
          </table:table-cell>
          <table:table-cell office:value-type="float" office:value="278.1669" calcext:value-type="float">
            <text:p>278.1669</text:p>
          </table:table-cell>
          <table:table-cell office:value-type="float" office:value="905.0586" calcext:value-type="float">
            <text:p>905.0586</text:p>
          </table:table-cell>
          <table:table-cell office:value-type="float" office:value="843.516" calcext:value-type="float">
            <text:p>843.516</text:p>
          </table:table-cell>
          <table:table-cell office:value-type="float" office:value="817.3801" calcext:value-type="float">
            <text:p>817.3801</text:p>
          </table:table-cell>
          <table:table-cell office:value-type="float" office:value="837.7137" calcext:value-type="float">
            <text:p>837.7137</text:p>
          </table:table-cell>
          <table:table-cell office:value-type="float" office:value="319.6972" calcext:value-type="float">
            <text:p>319.6972</text:p>
          </table:table-cell>
          <table:table-cell office:value-type="float" office:value="436.877" calcext:value-type="float">
            <text:p>436.877</text:p>
          </table:table-cell>
          <table:table-cell office:value-type="float" office:value="382.9195" calcext:value-type="float">
            <text:p>382.9195</text:p>
          </table:table-cell>
          <table:table-cell office:value-type="float" office:value="330.832" calcext:value-type="float">
            <text:p>330.83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1112004" calcext:value-type="float">
            <text:p>21112004</text:p>
          </table:table-cell>
          <table:table-cell office:value-type="float" office:value="106.0926" calcext:value-type="float">
            <text:p>106.0926</text:p>
          </table:table-cell>
          <table:table-cell office:value-type="float" office:value="5384.313" calcext:value-type="float">
            <text:p>5384.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6.6041" calcext:value-type="float">
            <text:p>-346.6041</text:p>
          </table:table-cell>
          <table:table-cell office:value-type="float" office:value="1020.824" calcext:value-type="float">
            <text:p>1020.824</text:p>
          </table:table-cell>
          <table:table-cell office:value-type="float" office:value="0" calcext:value-type="float">
            <text:p>0</text:p>
          </table:table-cell>
          <table:table-cell office:value-type="float" office:value="53.0563" calcext:value-type="float">
            <text:p>53.0563</text:p>
          </table:table-cell>
          <table:table-cell office:value-type="float" office:value="7.873485" calcext:value-type="float">
            <text:p>7.873485</text:p>
          </table:table-cell>
          <table:table-cell office:value-type="float" office:value="0.07337676" calcext:value-type="float">
            <text:p>0.07337676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362259" calcext:value-type="float">
            <text:p>0.5362259</text:p>
          </table:table-cell>
          <table:table-cell office:value-type="float" office:value="1.717731" calcext:value-type="float">
            <text:p>1.717731</text:p>
          </table:table-cell>
          <table:table-cell office:value-type="float" office:value="360" calcext:value-type="float">
            <text:p>360</text:p>
          </table:table-cell>
          <table:table-cell office:value-type="float" office:value="-348.8732" calcext:value-type="float">
            <text:p>-348.8732</text:p>
          </table:table-cell>
          <table:table-cell office:value-type="float" office:value="0" calcext:value-type="float">
            <text:p>0</text:p>
          </table:table-cell>
          <table:table-cell office:value-type="float" office:value="224.5055" calcext:value-type="float">
            <text:p>224.5055</text:p>
          </table:table-cell>
          <table:table-cell office:value-type="float" office:value="278.1591" calcext:value-type="float">
            <text:p>278.1591</text:p>
          </table:table-cell>
          <table:table-cell office:value-type="float" office:value="905.0356" calcext:value-type="float">
            <text:p>905.0356</text:p>
          </table:table-cell>
          <table:table-cell office:value-type="float" office:value="843.4984" calcext:value-type="float">
            <text:p>843.4984</text:p>
          </table:table-cell>
          <table:table-cell office:value-type="float" office:value="817.3718" calcext:value-type="float">
            <text:p>817.3718</text:p>
          </table:table-cell>
          <table:table-cell office:value-type="float" office:value="837.7059" calcext:value-type="float">
            <text:p>837.7059</text:p>
          </table:table-cell>
          <table:table-cell office:value-type="float" office:value="319.6911" calcext:value-type="float">
            <text:p>319.6911</text:p>
          </table:table-cell>
          <table:table-cell office:value-type="float" office:value="436.8719" calcext:value-type="float">
            <text:p>436.8719</text:p>
          </table:table-cell>
          <table:table-cell office:value-type="float" office:value="382.9149" calcext:value-type="float">
            <text:p>382.9149</text:p>
          </table:table-cell>
          <table:table-cell office:value-type="float" office:value="330.8235" calcext:value-type="float">
            <text:p>330.823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112004" calcext:value-type="float">
            <text:p>22112004</text:p>
          </table:table-cell>
          <table:table-cell office:value-type="float" office:value="105.9456" calcext:value-type="float">
            <text:p>105.9456</text:p>
          </table:table-cell>
          <table:table-cell office:value-type="float" office:value="5384.302" calcext:value-type="float">
            <text:p>5384.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6.7527" calcext:value-type="float">
            <text:p>-346.7527</text:p>
          </table:table-cell>
          <table:table-cell office:value-type="float" office:value="1021.646" calcext:value-type="float">
            <text:p>1021.646</text:p>
          </table:table-cell>
          <table:table-cell office:value-type="float" office:value="0" calcext:value-type="float">
            <text:p>0</text:p>
          </table:table-cell>
          <table:table-cell office:value-type="float" office:value="53.04588" calcext:value-type="float">
            <text:p>53.04588</text:p>
          </table:table-cell>
          <table:table-cell office:value-type="float" office:value="7.824602" calcext:value-type="float">
            <text:p>7.824602</text:p>
          </table:table-cell>
          <table:table-cell office:value-type="float" office:value="0.0736825" calcext:value-type="float">
            <text:p>0.0736825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366893" calcext:value-type="float">
            <text:p>0.5366893</text:p>
          </table:table-cell>
          <table:table-cell office:value-type="float" office:value="1.71954" calcext:value-type="float">
            <text:p>1.71954</text:p>
          </table:table-cell>
          <table:table-cell office:value-type="float" office:value="360" calcext:value-type="float">
            <text:p>360</text:p>
          </table:table-cell>
          <table:table-cell office:value-type="float" office:value="-349.0237" calcext:value-type="float">
            <text:p>-349.0237</text:p>
          </table:table-cell>
          <table:table-cell office:value-type="float" office:value="0" calcext:value-type="float">
            <text:p>0</text:p>
          </table:table-cell>
          <table:table-cell office:value-type="float" office:value="224.5156" calcext:value-type="float">
            <text:p>224.5156</text:p>
          </table:table-cell>
          <table:table-cell office:value-type="float" office:value="278.1465" calcext:value-type="float">
            <text:p>278.1465</text:p>
          </table:table-cell>
          <table:table-cell office:value-type="float" office:value="905.0012" calcext:value-type="float">
            <text:p>905.0012</text:p>
          </table:table-cell>
          <table:table-cell office:value-type="float" office:value="843.4745" calcext:value-type="float">
            <text:p>843.4745</text:p>
          </table:table-cell>
          <table:table-cell office:value-type="float" office:value="817.3586" calcext:value-type="float">
            <text:p>817.3586</text:p>
          </table:table-cell>
          <table:table-cell office:value-type="float" office:value="837.6942" calcext:value-type="float">
            <text:p>837.6942</text:p>
          </table:table-cell>
          <table:table-cell office:value-type="float" office:value="319.6847" calcext:value-type="float">
            <text:p>319.6847</text:p>
          </table:table-cell>
          <table:table-cell office:value-type="float" office:value="436.8667" calcext:value-type="float">
            <text:p>436.8667</text:p>
          </table:table-cell>
          <table:table-cell office:value-type="float" office:value="382.9105" calcext:value-type="float">
            <text:p>382.9105</text:p>
          </table:table-cell>
          <table:table-cell office:value-type="float" office:value="330.8152" calcext:value-type="float">
            <text:p>330.815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3112004" calcext:value-type="float">
            <text:p>23112004</text:p>
          </table:table-cell>
          <table:table-cell office:value-type="float" office:value="105.8056" calcext:value-type="float">
            <text:p>105.8056</text:p>
          </table:table-cell>
          <table:table-cell office:value-type="float" office:value="5384.278" calcext:value-type="float">
            <text:p>5384.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6.9001" calcext:value-type="float">
            <text:p>-346.9001</text:p>
          </table:table-cell>
          <table:table-cell office:value-type="float" office:value="1023.506" calcext:value-type="float">
            <text:p>1023.506</text:p>
          </table:table-cell>
          <table:table-cell office:value-type="float" office:value="0" calcext:value-type="float">
            <text:p>0</text:p>
          </table:table-cell>
          <table:table-cell office:value-type="float" office:value="53.03502" calcext:value-type="float">
            <text:p>53.03502</text:p>
          </table:table-cell>
          <table:table-cell office:value-type="float" office:value="7.785742" calcext:value-type="float">
            <text:p>7.785742</text:p>
          </table:table-cell>
          <table:table-cell office:value-type="float" office:value="0.07401633" calcext:value-type="float">
            <text:p>0.07401633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371311" calcext:value-type="float">
            <text:p>0.5371311</text:p>
          </table:table-cell>
          <table:table-cell office:value-type="float" office:value="1.721182" calcext:value-type="float">
            <text:p>1.721182</text:p>
          </table:table-cell>
          <table:table-cell office:value-type="float" office:value="360" calcext:value-type="float">
            <text:p>360</text:p>
          </table:table-cell>
          <table:table-cell office:value-type="float" office:value="-349.173" calcext:value-type="float">
            <text:p>-349.173</text:p>
          </table:table-cell>
          <table:table-cell office:value-type="float" office:value="0" calcext:value-type="float">
            <text:p>0</text:p>
          </table:table-cell>
          <table:table-cell office:value-type="float" office:value="224.5242" calcext:value-type="float">
            <text:p>224.5242</text:p>
          </table:table-cell>
          <table:table-cell office:value-type="float" office:value="278.135" calcext:value-type="float">
            <text:p>278.135</text:p>
          </table:table-cell>
          <table:table-cell office:value-type="float" office:value="904.9663" calcext:value-type="float">
            <text:p>904.9663</text:p>
          </table:table-cell>
          <table:table-cell office:value-type="float" office:value="843.4507" calcext:value-type="float">
            <text:p>843.4507</text:p>
          </table:table-cell>
          <table:table-cell office:value-type="float" office:value="817.3395" calcext:value-type="float">
            <text:p>817.3395</text:p>
          </table:table-cell>
          <table:table-cell office:value-type="float" office:value="837.6763" calcext:value-type="float">
            <text:p>837.6763</text:p>
          </table:table-cell>
          <table:table-cell office:value-type="float" office:value="319.6772" calcext:value-type="float">
            <text:p>319.6772</text:p>
          </table:table-cell>
          <table:table-cell office:value-type="float" office:value="436.8611" calcext:value-type="float">
            <text:p>436.8611</text:p>
          </table:table-cell>
          <table:table-cell office:value-type="float" office:value="382.906" calcext:value-type="float">
            <text:p>382.906</text:p>
          </table:table-cell>
          <table:table-cell office:value-type="float" office:value="330.8073" calcext:value-type="float">
            <text:p>330.807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112004" calcext:value-type="float">
            <text:p>24112004</text:p>
          </table:table-cell>
          <table:table-cell office:value-type="float" office:value="105.708" calcext:value-type="float">
            <text:p>105.708</text:p>
          </table:table-cell>
          <table:table-cell office:value-type="float" office:value="5384.257" calcext:value-type="float">
            <text:p>5384.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7.0155" calcext:value-type="float">
            <text:p>-347.0155</text:p>
          </table:table-cell>
          <table:table-cell office:value-type="float" office:value="1024.661" calcext:value-type="float">
            <text:p>1024.661</text:p>
          </table:table-cell>
          <table:table-cell office:value-type="float" office:value="0" calcext:value-type="float">
            <text:p>0</text:p>
          </table:table-cell>
          <table:table-cell office:value-type="float" office:value="53.01143" calcext:value-type="float">
            <text:p>53.01143</text:p>
          </table:table-cell>
          <table:table-cell office:value-type="float" office:value="7.766678" calcext:value-type="float">
            <text:p>7.766678</text:p>
          </table:table-cell>
          <table:table-cell office:value-type="float" office:value="0.07435112" calcext:value-type="float">
            <text:p>0.07435112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375466" calcext:value-type="float">
            <text:p>0.5375466</text:p>
          </table:table-cell>
          <table:table-cell office:value-type="float" office:value="1.722691" calcext:value-type="float">
            <text:p>1.722691</text:p>
          </table:table-cell>
          <table:table-cell office:value-type="float" office:value="360" calcext:value-type="float">
            <text:p>360</text:p>
          </table:table-cell>
          <table:table-cell office:value-type="float" office:value="-349.2899" calcext:value-type="float">
            <text:p>-349.2899</text:p>
          </table:table-cell>
          <table:table-cell office:value-type="float" office:value="0" calcext:value-type="float">
            <text:p>0</text:p>
          </table:table-cell>
          <table:table-cell office:value-type="float" office:value="224.5286" calcext:value-type="float">
            <text:p>224.5286</text:p>
          </table:table-cell>
          <table:table-cell office:value-type="float" office:value="278.1266" calcext:value-type="float">
            <text:p>278.1266</text:p>
          </table:table-cell>
          <table:table-cell office:value-type="float" office:value="904.9405" calcext:value-type="float">
            <text:p>904.9405</text:p>
          </table:table-cell>
          <table:table-cell office:value-type="float" office:value="843.4305" calcext:value-type="float">
            <text:p>843.4305</text:p>
          </table:table-cell>
          <table:table-cell office:value-type="float" office:value="817.3287" calcext:value-type="float">
            <text:p>817.3287</text:p>
          </table:table-cell>
          <table:table-cell office:value-type="float" office:value="837.6625" calcext:value-type="float">
            <text:p>837.6625</text:p>
          </table:table-cell>
          <table:table-cell office:value-type="float" office:value="319.6701" calcext:value-type="float">
            <text:p>319.6701</text:p>
          </table:table-cell>
          <table:table-cell office:value-type="float" office:value="436.8553" calcext:value-type="float">
            <text:p>436.8553</text:p>
          </table:table-cell>
          <table:table-cell office:value-type="float" office:value="382.9016" calcext:value-type="float">
            <text:p>382.9016</text:p>
          </table:table-cell>
          <table:table-cell office:value-type="float" office:value="330.7993" calcext:value-type="float">
            <text:p>330.799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112004" calcext:value-type="float">
            <text:p>25112004</text:p>
          </table:table-cell>
          <table:table-cell office:value-type="float" office:value="105.5539" calcext:value-type="float">
            <text:p>105.5539</text:p>
          </table:table-cell>
          <table:table-cell office:value-type="float" office:value="5384.252" calcext:value-type="float">
            <text:p>5384.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7.1431" calcext:value-type="float">
            <text:p>-347.1431</text:p>
          </table:table-cell>
          <table:table-cell office:value-type="float" office:value="1022.747" calcext:value-type="float">
            <text:p>1022.747</text:p>
          </table:table-cell>
          <table:table-cell office:value-type="float" office:value="0" calcext:value-type="float">
            <text:p>0</text:p>
          </table:table-cell>
          <table:table-cell office:value-type="float" office:value="53.03799" calcext:value-type="float">
            <text:p>53.03799</text:p>
          </table:table-cell>
          <table:table-cell office:value-type="float" office:value="7.644261" calcext:value-type="float">
            <text:p>7.644261</text:p>
          </table:table-cell>
          <table:table-cell office:value-type="float" office:value="0.0744934" calcext:value-type="float">
            <text:p>0.0744934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388881" calcext:value-type="float">
            <text:p>0.5388881</text:p>
          </table:table-cell>
          <table:table-cell office:value-type="float" office:value="1.727017" calcext:value-type="float">
            <text:p>1.727017</text:p>
          </table:table-cell>
          <table:table-cell office:value-type="float" office:value="360" calcext:value-type="float">
            <text:p>360</text:p>
          </table:table-cell>
          <table:table-cell office:value-type="float" office:value="-349.423" calcext:value-type="float">
            <text:p>-349.423</text:p>
          </table:table-cell>
          <table:table-cell office:value-type="float" office:value="0" calcext:value-type="float">
            <text:p>0</text:p>
          </table:table-cell>
          <table:table-cell office:value-type="float" office:value="224.5726" calcext:value-type="float">
            <text:p>224.5726</text:p>
          </table:table-cell>
          <table:table-cell office:value-type="float" office:value="278.1292" calcext:value-type="float">
            <text:p>278.1292</text:p>
          </table:table-cell>
          <table:table-cell office:value-type="float" office:value="904.9196" calcext:value-type="float">
            <text:p>904.9196</text:p>
          </table:table-cell>
          <table:table-cell office:value-type="float" office:value="843.4111" calcext:value-type="float">
            <text:p>843.4111</text:p>
          </table:table-cell>
          <table:table-cell office:value-type="float" office:value="817.3197" calcext:value-type="float">
            <text:p>817.3197</text:p>
          </table:table-cell>
          <table:table-cell office:value-type="float" office:value="837.6531" calcext:value-type="float">
            <text:p>837.6531</text:p>
          </table:table-cell>
          <table:table-cell office:value-type="float" office:value="319.6635" calcext:value-type="float">
            <text:p>319.6635</text:p>
          </table:table-cell>
          <table:table-cell office:value-type="float" office:value="436.8499" calcext:value-type="float">
            <text:p>436.8499</text:p>
          </table:table-cell>
          <table:table-cell office:value-type="float" office:value="382.8971" calcext:value-type="float">
            <text:p>382.8971</text:p>
          </table:table-cell>
          <table:table-cell office:value-type="float" office:value="330.7915" calcext:value-type="float">
            <text:p>330.791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112004" calcext:value-type="float">
            <text:p>26112004</text:p>
          </table:table-cell>
          <table:table-cell office:value-type="float" office:value="105.4391" calcext:value-type="float">
            <text:p>105.4391</text:p>
          </table:table-cell>
          <table:table-cell office:value-type="float" office:value="5384.239" calcext:value-type="float">
            <text:p>5384.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7.2717" calcext:value-type="float">
            <text:p>-347.2717</text:p>
          </table:table-cell>
          <table:table-cell office:value-type="float" office:value="1024.904" calcext:value-type="float">
            <text:p>1024.904</text:p>
          </table:table-cell>
          <table:table-cell office:value-type="float" office:value="0" calcext:value-type="float">
            <text:p>0</text:p>
          </table:table-cell>
          <table:table-cell office:value-type="float" office:value="53.02224" calcext:value-type="float">
            <text:p>53.02224</text:p>
          </table:table-cell>
          <table:table-cell office:value-type="float" office:value="7.613753" calcext:value-type="float">
            <text:p>7.613753</text:p>
          </table:table-cell>
          <table:table-cell office:value-type="float" office:value="0.07471295" calcext:value-type="float">
            <text:p>0.07471295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402781" calcext:value-type="float">
            <text:p>0.5402781</text:p>
          </table:table-cell>
          <table:table-cell office:value-type="float" office:value="1.729997" calcext:value-type="float">
            <text:p>1.729997</text:p>
          </table:table-cell>
          <table:table-cell office:value-type="float" office:value="360" calcext:value-type="float">
            <text:p>360</text:p>
          </table:table-cell>
          <table:table-cell office:value-type="float" office:value="-349.5558" calcext:value-type="float">
            <text:p>-349.5558</text:p>
          </table:table-cell>
          <table:table-cell office:value-type="float" office:value="0" calcext:value-type="float">
            <text:p>0</text:p>
          </table:table-cell>
          <table:table-cell office:value-type="float" office:value="224.5786" calcext:value-type="float">
            <text:p>224.5786</text:p>
          </table:table-cell>
          <table:table-cell office:value-type="float" office:value="278.1196" calcext:value-type="float">
            <text:p>278.1196</text:p>
          </table:table-cell>
          <table:table-cell office:value-type="float" office:value="904.8918" calcext:value-type="float">
            <text:p>904.8918</text:p>
          </table:table-cell>
          <table:table-cell office:value-type="float" office:value="843.3904" calcext:value-type="float">
            <text:p>843.3904</text:p>
          </table:table-cell>
          <table:table-cell office:value-type="float" office:value="817.3101" calcext:value-type="float">
            <text:p>817.3101</text:p>
          </table:table-cell>
          <table:table-cell office:value-type="float" office:value="837.6414" calcext:value-type="float">
            <text:p>837.6414</text:p>
          </table:table-cell>
          <table:table-cell office:value-type="float" office:value="319.6567" calcext:value-type="float">
            <text:p>319.6567</text:p>
          </table:table-cell>
          <table:table-cell office:value-type="float" office:value="436.8447" calcext:value-type="float">
            <text:p>436.8447</text:p>
          </table:table-cell>
          <table:table-cell office:value-type="float" office:value="382.8927" calcext:value-type="float">
            <text:p>382.8927</text:p>
          </table:table-cell>
          <table:table-cell office:value-type="float" office:value="330.7839" calcext:value-type="float">
            <text:p>330.783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7112004" calcext:value-type="float">
            <text:p>27112004</text:p>
          </table:table-cell>
          <table:table-cell office:value-type="float" office:value="105.3321" calcext:value-type="float">
            <text:p>105.3321</text:p>
          </table:table-cell>
          <table:table-cell office:value-type="float" office:value="5384.226" calcext:value-type="float">
            <text:p>5384.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7.3883" calcext:value-type="float">
            <text:p>-347.3883</text:p>
          </table:table-cell>
          <table:table-cell office:value-type="float" office:value="1026.415" calcext:value-type="float">
            <text:p>1026.415</text:p>
          </table:table-cell>
          <table:table-cell office:value-type="float" office:value="0" calcext:value-type="float">
            <text:p>0</text:p>
          </table:table-cell>
          <table:table-cell office:value-type="float" office:value="53.00141" calcext:value-type="float">
            <text:p>53.00141</text:p>
          </table:table-cell>
          <table:table-cell office:value-type="float" office:value="7.586904" calcext:value-type="float">
            <text:p>7.586904</text:p>
          </table:table-cell>
          <table:table-cell office:value-type="float" office:value="0.07496747" calcext:value-type="float">
            <text:p>0.07496747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412132" calcext:value-type="float">
            <text:p>0.5412132</text:p>
          </table:table-cell>
          <table:table-cell office:value-type="float" office:value="1.732103" calcext:value-type="float">
            <text:p>1.732103</text:p>
          </table:table-cell>
          <table:table-cell office:value-type="float" office:value="360" calcext:value-type="float">
            <text:p>360</text:p>
          </table:table-cell>
          <table:table-cell office:value-type="float" office:value="-349.6751" calcext:value-type="float">
            <text:p>-349.6751</text:p>
          </table:table-cell>
          <table:table-cell office:value-type="float" office:value="0" calcext:value-type="float">
            <text:p>0</text:p>
          </table:table-cell>
          <table:table-cell office:value-type="float" office:value="224.5844" calcext:value-type="float">
            <text:p>224.5844</text:p>
          </table:table-cell>
          <table:table-cell office:value-type="float" office:value="278.1102" calcext:value-type="float">
            <text:p>278.1102</text:p>
          </table:table-cell>
          <table:table-cell office:value-type="float" office:value="904.8663" calcext:value-type="float">
            <text:p>904.8663</text:p>
          </table:table-cell>
          <table:table-cell office:value-type="float" office:value="843.3697" calcext:value-type="float">
            <text:p>843.3697</text:p>
          </table:table-cell>
          <table:table-cell office:value-type="float" office:value="817.3005" calcext:value-type="float">
            <text:p>817.3005</text:p>
          </table:table-cell>
          <table:table-cell office:value-type="float" office:value="837.631" calcext:value-type="float">
            <text:p>837.631</text:p>
          </table:table-cell>
          <table:table-cell office:value-type="float" office:value="319.65" calcext:value-type="float">
            <text:p>319.65</text:p>
          </table:table-cell>
          <table:table-cell office:value-type="float" office:value="436.8394" calcext:value-type="float">
            <text:p>436.8394</text:p>
          </table:table-cell>
          <table:table-cell office:value-type="float" office:value="382.8885" calcext:value-type="float">
            <text:p>382.8885</text:p>
          </table:table-cell>
          <table:table-cell office:value-type="float" office:value="330.7764" calcext:value-type="float">
            <text:p>330.776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112004" calcext:value-type="float">
            <text:p>28112004</text:p>
          </table:table-cell>
          <table:table-cell office:value-type="float" office:value="105.2214" calcext:value-type="float">
            <text:p>105.2214</text:p>
          </table:table-cell>
          <table:table-cell office:value-type="float" office:value="5384.211" calcext:value-type="float">
            <text:p>5384.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7.5053" calcext:value-type="float">
            <text:p>-347.5053</text:p>
          </table:table-cell>
          <table:table-cell office:value-type="float" office:value="1027.171" calcext:value-type="float">
            <text:p>1027.171</text:p>
          </table:table-cell>
          <table:table-cell office:value-type="float" office:value="0" calcext:value-type="float">
            <text:p>0</text:p>
          </table:table-cell>
          <table:table-cell office:value-type="float" office:value="52.98035" calcext:value-type="float">
            <text:p>52.98035</text:p>
          </table:table-cell>
          <table:table-cell office:value-type="float" office:value="7.556331" calcext:value-type="float">
            <text:p>7.556331</text:p>
          </table:table-cell>
          <table:table-cell office:value-type="float" office:value="0.07524128" calcext:value-type="float">
            <text:p>0.07524128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418922" calcext:value-type="float">
            <text:p>0.5418922</text:p>
          </table:table-cell>
          <table:table-cell office:value-type="float" office:value="1.733758" calcext:value-type="float">
            <text:p>1.733758</text:p>
          </table:table-cell>
          <table:table-cell office:value-type="float" office:value="360" calcext:value-type="float">
            <text:p>360</text:p>
          </table:table-cell>
          <table:table-cell office:value-type="float" office:value="-349.7942" calcext:value-type="float">
            <text:p>-349.7942</text:p>
          </table:table-cell>
          <table:table-cell office:value-type="float" office:value="0" calcext:value-type="float">
            <text:p>0</text:p>
          </table:table-cell>
          <table:table-cell office:value-type="float" office:value="224.591" calcext:value-type="float">
            <text:p>224.591</text:p>
          </table:table-cell>
          <table:table-cell office:value-type="float" office:value="278.1009" calcext:value-type="float">
            <text:p>278.1009</text:p>
          </table:table-cell>
          <table:table-cell office:value-type="float" office:value="904.8403" calcext:value-type="float">
            <text:p>904.8403</text:p>
          </table:table-cell>
          <table:table-cell office:value-type="float" office:value="843.3487" calcext:value-type="float">
            <text:p>843.3487</text:p>
          </table:table-cell>
          <table:table-cell office:value-type="float" office:value="817.2906" calcext:value-type="float">
            <text:p>817.2906</text:p>
          </table:table-cell>
          <table:table-cell office:value-type="float" office:value="837.6198" calcext:value-type="float">
            <text:p>837.6198</text:p>
          </table:table-cell>
          <table:table-cell office:value-type="float" office:value="319.6435" calcext:value-type="float">
            <text:p>319.6435</text:p>
          </table:table-cell>
          <table:table-cell office:value-type="float" office:value="436.8341" calcext:value-type="float">
            <text:p>436.8341</text:p>
          </table:table-cell>
          <table:table-cell office:value-type="float" office:value="382.8842" calcext:value-type="float">
            <text:p>382.8842</text:p>
          </table:table-cell>
          <table:table-cell office:value-type="float" office:value="330.769" calcext:value-type="float">
            <text:p>330.76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9112004" calcext:value-type="float">
            <text:p>29112004</text:p>
          </table:table-cell>
          <table:table-cell office:value-type="float" office:value="105.0575" calcext:value-type="float">
            <text:p>105.0575</text:p>
          </table:table-cell>
          <table:table-cell office:value-type="float" office:value="5384.206" calcext:value-type="float">
            <text:p>5384.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7.6591" calcext:value-type="float">
            <text:p>-347.6591</text:p>
          </table:table-cell>
          <table:table-cell office:value-type="float" office:value="1028.145" calcext:value-type="float">
            <text:p>1028.145</text:p>
          </table:table-cell>
          <table:table-cell office:value-type="float" office:value="0" calcext:value-type="float">
            <text:p>0</text:p>
          </table:table-cell>
          <table:table-cell office:value-type="float" office:value="52.97068" calcext:value-type="float">
            <text:p>52.97068</text:p>
          </table:table-cell>
          <table:table-cell office:value-type="float" office:value="7.49225" calcext:value-type="float">
            <text:p>7.49225</text:p>
          </table:table-cell>
          <table:table-cell office:value-type="float" office:value="0.07551864" calcext:value-type="float">
            <text:p>0.07551864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425395" calcext:value-type="float">
            <text:p>0.5425395</text:p>
          </table:table-cell>
          <table:table-cell office:value-type="float" office:value="1.735862" calcext:value-type="float">
            <text:p>1.735862</text:p>
          </table:table-cell>
          <table:table-cell office:value-type="float" office:value="360" calcext:value-type="float">
            <text:p>360</text:p>
          </table:table-cell>
          <table:table-cell office:value-type="float" office:value="-349.9505" calcext:value-type="float">
            <text:p>-349.9505</text:p>
          </table:table-cell>
          <table:table-cell office:value-type="float" office:value="0" calcext:value-type="float">
            <text:p>0</text:p>
          </table:table-cell>
          <table:table-cell office:value-type="float" office:value="224.6073" calcext:value-type="float">
            <text:p>224.6073</text:p>
          </table:table-cell>
          <table:table-cell office:value-type="float" office:value="278.0876" calcext:value-type="float">
            <text:p>278.0876</text:p>
          </table:table-cell>
          <table:table-cell office:value-type="float" office:value="904.8053" calcext:value-type="float">
            <text:p>904.8053</text:p>
          </table:table-cell>
          <table:table-cell office:value-type="float" office:value="843.324" calcext:value-type="float">
            <text:p>843.324</text:p>
          </table:table-cell>
          <table:table-cell office:value-type="float" office:value="817.2774" calcext:value-type="float">
            <text:p>817.2774</text:p>
          </table:table-cell>
          <table:table-cell office:value-type="float" office:value="837.6074" calcext:value-type="float">
            <text:p>837.6074</text:p>
          </table:table-cell>
          <table:table-cell office:value-type="float" office:value="319.6368" calcext:value-type="float">
            <text:p>319.6368</text:p>
          </table:table-cell>
          <table:table-cell office:value-type="float" office:value="436.8289" calcext:value-type="float">
            <text:p>436.8289</text:p>
          </table:table-cell>
          <table:table-cell office:value-type="float" office:value="382.88" calcext:value-type="float">
            <text:p>382.88</text:p>
          </table:table-cell>
          <table:table-cell office:value-type="float" office:value="330.7618" calcext:value-type="float">
            <text:p>330.76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112004" calcext:value-type="float">
            <text:p>30112004</text:p>
          </table:table-cell>
          <table:table-cell office:value-type="float" office:value="104.8797" calcext:value-type="float">
            <text:p>104.8797</text:p>
          </table:table-cell>
          <table:table-cell office:value-type="float" office:value="5384.178" calcext:value-type="float">
            <text:p>5384.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7.835" calcext:value-type="float">
            <text:p>-347.835</text:p>
          </table:table-cell>
          <table:table-cell office:value-type="float" office:value="1030.187" calcext:value-type="float">
            <text:p>1030.187</text:p>
          </table:table-cell>
          <table:table-cell office:value-type="float" office:value="0" calcext:value-type="float">
            <text:p>0</text:p>
          </table:table-cell>
          <table:table-cell office:value-type="float" office:value="52.95806" calcext:value-type="float">
            <text:p>52.95806</text:p>
          </table:table-cell>
          <table:table-cell office:value-type="float" office:value="7.431091" calcext:value-type="float">
            <text:p>7.431091</text:p>
          </table:table-cell>
          <table:table-cell office:value-type="float" office:value="0.07578636" calcext:value-type="float">
            <text:p>0.07578636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433816" calcext:value-type="float">
            <text:p>0.5433816</text:p>
          </table:table-cell>
          <table:table-cell office:value-type="float" office:value="1.738236" calcext:value-type="float">
            <text:p>1.738236</text:p>
          </table:table-cell>
          <table:table-cell office:value-type="float" office:value="360" calcext:value-type="float">
            <text:p>360</text:p>
          </table:table-cell>
          <table:table-cell office:value-type="float" office:value="-350.1294" calcext:value-type="float">
            <text:p>-350.1294</text:p>
          </table:table-cell>
          <table:table-cell office:value-type="float" office:value="0" calcext:value-type="float">
            <text:p>0</text:p>
          </table:table-cell>
          <table:table-cell office:value-type="float" office:value="224.6234" calcext:value-type="float">
            <text:p>224.6234</text:p>
          </table:table-cell>
          <table:table-cell office:value-type="float" office:value="278.0723" calcext:value-type="float">
            <text:p>278.0723</text:p>
          </table:table-cell>
          <table:table-cell office:value-type="float" office:value="904.7593" calcext:value-type="float">
            <text:p>904.7593</text:p>
          </table:table-cell>
          <table:table-cell office:value-type="float" office:value="843.2909" calcext:value-type="float">
            <text:p>843.2909</text:p>
          </table:table-cell>
          <table:table-cell office:value-type="float" office:value="817.2563" calcext:value-type="float">
            <text:p>817.2563</text:p>
          </table:table-cell>
          <table:table-cell office:value-type="float" office:value="837.5873" calcext:value-type="float">
            <text:p>837.5873</text:p>
          </table:table-cell>
          <table:table-cell office:value-type="float" office:value="319.6288" calcext:value-type="float">
            <text:p>319.6288</text:p>
          </table:table-cell>
          <table:table-cell office:value-type="float" office:value="436.8232" calcext:value-type="float">
            <text:p>436.8232</text:p>
          </table:table-cell>
          <table:table-cell office:value-type="float" office:value="382.8758" calcext:value-type="float">
            <text:p>382.8758</text:p>
          </table:table-cell>
          <table:table-cell office:value-type="float" office:value="330.7547" calcext:value-type="float">
            <text:p>330.754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22004" calcext:value-type="float">
            <text:p>1122004</text:p>
          </table:table-cell>
          <table:table-cell office:value-type="float" office:value="104.7276" calcext:value-type="float">
            <text:p>104.7276</text:p>
          </table:table-cell>
          <table:table-cell office:value-type="float" office:value="5384.147" calcext:value-type="float">
            <text:p>5384.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7.9981" calcext:value-type="float">
            <text:p>-347.9981</text:p>
          </table:table-cell>
          <table:table-cell office:value-type="float" office:value="1031.355" calcext:value-type="float">
            <text:p>1031.355</text:p>
          </table:table-cell>
          <table:table-cell office:value-type="float" office:value="0" calcext:value-type="float">
            <text:p>0</text:p>
          </table:table-cell>
          <table:table-cell office:value-type="float" office:value="52.92884" calcext:value-type="float">
            <text:p>52.92884</text:p>
          </table:table-cell>
          <table:table-cell office:value-type="float" office:value="7.381506" calcext:value-type="float">
            <text:p>7.381506</text:p>
          </table:table-cell>
          <table:table-cell office:value-type="float" office:value="0.07608735" calcext:value-type="float">
            <text:p>0.07608735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439373" calcext:value-type="float">
            <text:p>0.5439373</text:p>
          </table:table-cell>
          <table:table-cell office:value-type="float" office:value="1.740195" calcext:value-type="float">
            <text:p>1.740195</text:p>
          </table:table-cell>
          <table:table-cell office:value-type="float" office:value="360" calcext:value-type="float">
            <text:p>360</text:p>
          </table:table-cell>
          <table:table-cell office:value-type="float" office:value="-350.2947" calcext:value-type="float">
            <text:p>-350.2947</text:p>
          </table:table-cell>
          <table:table-cell office:value-type="float" office:value="0" calcext:value-type="float">
            <text:p>0</text:p>
          </table:table-cell>
          <table:table-cell office:value-type="float" office:value="224.6369" calcext:value-type="float">
            <text:p>224.6369</text:p>
          </table:table-cell>
          <table:table-cell office:value-type="float" office:value="278.0581" calcext:value-type="float">
            <text:p>278.0581</text:p>
          </table:table-cell>
          <table:table-cell office:value-type="float" office:value="904.7184" calcext:value-type="float">
            <text:p>904.7184</text:p>
          </table:table-cell>
          <table:table-cell office:value-type="float" office:value="843.2622" calcext:value-type="float">
            <text:p>843.2622</text:p>
          </table:table-cell>
          <table:table-cell office:value-type="float" office:value="817.2369" calcext:value-type="float">
            <text:p>817.2369</text:p>
          </table:table-cell>
          <table:table-cell office:value-type="float" office:value="837.5688" calcext:value-type="float">
            <text:p>837.5688</text:p>
          </table:table-cell>
          <table:table-cell office:value-type="float" office:value="319.6209" calcext:value-type="float">
            <text:p>319.6209</text:p>
          </table:table-cell>
          <table:table-cell office:value-type="float" office:value="436.8171" calcext:value-type="float">
            <text:p>436.8171</text:p>
          </table:table-cell>
          <table:table-cell office:value-type="float" office:value="382.8714" calcext:value-type="float">
            <text:p>382.8714</text:p>
          </table:table-cell>
          <table:table-cell office:value-type="float" office:value="330.7476" calcext:value-type="float">
            <text:p>330.747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22004" calcext:value-type="float">
            <text:p>2122004</text:p>
          </table:table-cell>
          <table:table-cell office:value-type="float" office:value="104.6162" calcext:value-type="float">
            <text:p>104.6162</text:p>
          </table:table-cell>
          <table:table-cell office:value-type="float" office:value="5384.108" calcext:value-type="float">
            <text:p>5384.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8.1333" calcext:value-type="float">
            <text:p>-348.1333</text:p>
          </table:table-cell>
          <table:table-cell office:value-type="float" office:value="1032.466" calcext:value-type="float">
            <text:p>1032.466</text:p>
          </table:table-cell>
          <table:table-cell office:value-type="float" office:value="0" calcext:value-type="float">
            <text:p>0</text:p>
          </table:table-cell>
          <table:table-cell office:value-type="float" office:value="52.89046" calcext:value-type="float">
            <text:p>52.89046</text:p>
          </table:table-cell>
          <table:table-cell office:value-type="float" office:value="7.356409" calcext:value-type="float">
            <text:p>7.356409</text:p>
          </table:table-cell>
          <table:table-cell office:value-type="float" office:value="0.07638063" calcext:value-type="float">
            <text:p>0.07638063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444359" calcext:value-type="float">
            <text:p>0.5444359</text:p>
          </table:table-cell>
          <table:table-cell office:value-type="float" office:value="1.741941" calcext:value-type="float">
            <text:p>1.741941</text:p>
          </table:table-cell>
          <table:table-cell office:value-type="float" office:value="360" calcext:value-type="float">
            <text:p>360</text:p>
          </table:table-cell>
          <table:table-cell office:value-type="float" office:value="-350.4318" calcext:value-type="float">
            <text:p>-350.4318</text:p>
          </table:table-cell>
          <table:table-cell office:value-type="float" office:value="0" calcext:value-type="float">
            <text:p>0</text:p>
          </table:table-cell>
          <table:table-cell office:value-type="float" office:value="224.6439" calcext:value-type="float">
            <text:p>224.6439</text:p>
          </table:table-cell>
          <table:table-cell office:value-type="float" office:value="278.0472" calcext:value-type="float">
            <text:p>278.0472</text:p>
          </table:table-cell>
          <table:table-cell office:value-type="float" office:value="904.6832" calcext:value-type="float">
            <text:p>904.6832</text:p>
          </table:table-cell>
          <table:table-cell office:value-type="float" office:value="843.2361" calcext:value-type="float">
            <text:p>843.2361</text:p>
          </table:table-cell>
          <table:table-cell office:value-type="float" office:value="817.2195" calcext:value-type="float">
            <text:p>817.2195</text:p>
          </table:table-cell>
          <table:table-cell office:value-type="float" office:value="837.551" calcext:value-type="float">
            <text:p>837.551</text:p>
          </table:table-cell>
          <table:table-cell office:value-type="float" office:value="319.6132" calcext:value-type="float">
            <text:p>319.6132</text:p>
          </table:table-cell>
          <table:table-cell office:value-type="float" office:value="436.8111" calcext:value-type="float">
            <text:p>436.8111</text:p>
          </table:table-cell>
          <table:table-cell office:value-type="float" office:value="382.8671" calcext:value-type="float">
            <text:p>382.8671</text:p>
          </table:table-cell>
          <table:table-cell office:value-type="float" office:value="330.7406" calcext:value-type="float">
            <text:p>330.740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22004" calcext:value-type="float">
            <text:p>3122004</text:p>
          </table:table-cell>
          <table:table-cell office:value-type="float" office:value="104.4823" calcext:value-type="float">
            <text:p>104.4823</text:p>
          </table:table-cell>
          <table:table-cell office:value-type="float" office:value="5384.08" calcext:value-type="float">
            <text:p>5384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8.2806" calcext:value-type="float">
            <text:p>-348.2806</text:p>
          </table:table-cell>
          <table:table-cell office:value-type="float" office:value="1033.5" calcext:value-type="float">
            <text:p>1033.5</text:p>
          </table:table-cell>
          <table:table-cell office:value-type="float" office:value="0" calcext:value-type="float">
            <text:p>0</text:p>
          </table:table-cell>
          <table:table-cell office:value-type="float" office:value="52.85854" calcext:value-type="float">
            <text:p>52.85854</text:p>
          </table:table-cell>
          <table:table-cell office:value-type="float" office:value="7.311873" calcext:value-type="float">
            <text:p>7.311873</text:p>
          </table:table-cell>
          <table:table-cell office:value-type="float" office:value="0.0766755" calcext:value-type="float">
            <text:p>0.0766755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448829" calcext:value-type="float">
            <text:p>0.5448829</text:p>
          </table:table-cell>
          <table:table-cell office:value-type="float" office:value="1.743678" calcext:value-type="float">
            <text:p>1.743678</text:p>
          </table:table-cell>
          <table:table-cell office:value-type="float" office:value="360" calcext:value-type="float">
            <text:p>360</text:p>
          </table:table-cell>
          <table:table-cell office:value-type="float" office:value="-350.581" calcext:value-type="float">
            <text:p>-350.581</text:p>
          </table:table-cell>
          <table:table-cell office:value-type="float" office:value="0" calcext:value-type="float">
            <text:p>0</text:p>
          </table:table-cell>
          <table:table-cell office:value-type="float" office:value="224.6556" calcext:value-type="float">
            <text:p>224.6556</text:p>
          </table:table-cell>
          <table:table-cell office:value-type="float" office:value="278.0342" calcext:value-type="float">
            <text:p>278.0342</text:p>
          </table:table-cell>
          <table:table-cell office:value-type="float" office:value="904.6465" calcext:value-type="float">
            <text:p>904.6465</text:p>
          </table:table-cell>
          <table:table-cell office:value-type="float" office:value="843.2098" calcext:value-type="float">
            <text:p>843.2098</text:p>
          </table:table-cell>
          <table:table-cell office:value-type="float" office:value="817.2056" calcext:value-type="float">
            <text:p>817.2056</text:p>
          </table:table-cell>
          <table:table-cell office:value-type="float" office:value="837.5363" calcext:value-type="float">
            <text:p>837.5363</text:p>
          </table:table-cell>
          <table:table-cell office:value-type="float" office:value="319.6062" calcext:value-type="float">
            <text:p>319.6062</text:p>
          </table:table-cell>
          <table:table-cell office:value-type="float" office:value="436.8055" calcext:value-type="float">
            <text:p>436.8055</text:p>
          </table:table-cell>
          <table:table-cell office:value-type="float" office:value="382.8627" calcext:value-type="float">
            <text:p>382.8627</text:p>
          </table:table-cell>
          <table:table-cell office:value-type="float" office:value="330.7336" calcext:value-type="float">
            <text:p>330.733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122004" calcext:value-type="float">
            <text:p>4122004</text:p>
          </table:table-cell>
          <table:table-cell office:value-type="float" office:value="104.3996" calcext:value-type="float">
            <text:p>104.3996</text:p>
          </table:table-cell>
          <table:table-cell office:value-type="float" office:value="5384.05" calcext:value-type="float">
            <text:p>5384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8.3801" calcext:value-type="float">
            <text:p>-348.3801</text:p>
          </table:table-cell>
          <table:table-cell office:value-type="float" office:value="1034.312" calcext:value-type="float">
            <text:p>1034.312</text:p>
          </table:table-cell>
          <table:table-cell office:value-type="float" office:value="0" calcext:value-type="float">
            <text:p>0</text:p>
          </table:table-cell>
          <table:table-cell office:value-type="float" office:value="52.81562" calcext:value-type="float">
            <text:p>52.81562</text:p>
          </table:table-cell>
          <table:table-cell office:value-type="float" office:value="7.298023" calcext:value-type="float">
            <text:p>7.298023</text:p>
          </table:table-cell>
          <table:table-cell office:value-type="float" office:value="0.07696621" calcext:value-type="float">
            <text:p>0.07696621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45305" calcext:value-type="float">
            <text:p>0.545305</text:p>
          </table:table-cell>
          <table:table-cell office:value-type="float" office:value="1.745072" calcext:value-type="float">
            <text:p>1.745072</text:p>
          </table:table-cell>
          <table:table-cell office:value-type="float" office:value="360" calcext:value-type="float">
            <text:p>360</text:p>
          </table:table-cell>
          <table:table-cell office:value-type="float" office:value="-350.6821" calcext:value-type="float">
            <text:p>-350.6821</text:p>
          </table:table-cell>
          <table:table-cell office:value-type="float" office:value="0" calcext:value-type="float">
            <text:p>0</text:p>
          </table:table-cell>
          <table:table-cell office:value-type="float" office:value="224.6601" calcext:value-type="float">
            <text:p>224.6601</text:p>
          </table:table-cell>
          <table:table-cell office:value-type="float" office:value="278.0256" calcext:value-type="float">
            <text:p>278.0256</text:p>
          </table:table-cell>
          <table:table-cell office:value-type="float" office:value="904.6191" calcext:value-type="float">
            <text:p>904.6191</text:p>
          </table:table-cell>
          <table:table-cell office:value-type="float" office:value="843.1871" calcext:value-type="float">
            <text:p>843.1871</text:p>
          </table:table-cell>
          <table:table-cell office:value-type="float" office:value="817.1955" calcext:value-type="float">
            <text:p>817.1955</text:p>
          </table:table-cell>
          <table:table-cell office:value-type="float" office:value="837.5248" calcext:value-type="float">
            <text:p>837.5248</text:p>
          </table:table-cell>
          <table:table-cell office:value-type="float" office:value="319.5995" calcext:value-type="float">
            <text:p>319.5995</text:p>
          </table:table-cell>
          <table:table-cell office:value-type="float" office:value="436.8" calcext:value-type="float">
            <text:p>436.8</text:p>
          </table:table-cell>
          <table:table-cell office:value-type="float" office:value="382.8584" calcext:value-type="float">
            <text:p>382.8584</text:p>
          </table:table-cell>
          <table:table-cell office:value-type="float" office:value="330.7267" calcext:value-type="float">
            <text:p>330.726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22004" calcext:value-type="float">
            <text:p>5122004</text:p>
          </table:table-cell>
          <table:table-cell office:value-type="float" office:value="104.3009" calcext:value-type="float">
            <text:p>104.3009</text:p>
          </table:table-cell>
          <table:table-cell office:value-type="float" office:value="5384.025" calcext:value-type="float">
            <text:p>5384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8.4469" calcext:value-type="float">
            <text:p>-348.4469</text:p>
          </table:table-cell>
          <table:table-cell office:value-type="float" office:value="1033.763" calcext:value-type="float">
            <text:p>1033.763</text:p>
          </table:table-cell>
          <table:table-cell office:value-type="float" office:value="0" calcext:value-type="float">
            <text:p>0</text:p>
          </table:table-cell>
          <table:table-cell office:value-type="float" office:value="52.78706" calcext:value-type="float">
            <text:p>52.78706</text:p>
          </table:table-cell>
          <table:table-cell office:value-type="float" office:value="7.2598" calcext:value-type="float">
            <text:p>7.2598</text:p>
          </table:table-cell>
          <table:table-cell office:value-type="float" office:value="0.07708026" calcext:value-type="float">
            <text:p>0.07708026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460282" calcext:value-type="float">
            <text:p>0.5460282</text:p>
          </table:table-cell>
          <table:table-cell office:value-type="float" office:value="1.74872" calcext:value-type="float">
            <text:p>1.74872</text:p>
          </table:table-cell>
          <table:table-cell office:value-type="float" office:value="360" calcext:value-type="float">
            <text:p>360</text:p>
          </table:table-cell>
          <table:table-cell office:value-type="float" office:value="-350.753" calcext:value-type="float">
            <text:p>-350.753</text:p>
          </table:table-cell>
          <table:table-cell office:value-type="float" office:value="0" calcext:value-type="float">
            <text:p>0</text:p>
          </table:table-cell>
          <table:table-cell office:value-type="float" office:value="224.6702" calcext:value-type="float">
            <text:p>224.6702</text:p>
          </table:table-cell>
          <table:table-cell office:value-type="float" office:value="278.0179" calcext:value-type="float">
            <text:p>278.0179</text:p>
          </table:table-cell>
          <table:table-cell office:value-type="float" office:value="904.5928" calcext:value-type="float">
            <text:p>904.5928</text:p>
          </table:table-cell>
          <table:table-cell office:value-type="float" office:value="843.1652" calcext:value-type="float">
            <text:p>843.1652</text:p>
          </table:table-cell>
          <table:table-cell office:value-type="float" office:value="817.1871" calcext:value-type="float">
            <text:p>817.1871</text:p>
          </table:table-cell>
          <table:table-cell office:value-type="float" office:value="837.5159" calcext:value-type="float">
            <text:p>837.5159</text:p>
          </table:table-cell>
          <table:table-cell office:value-type="float" office:value="319.5935" calcext:value-type="float">
            <text:p>319.5935</text:p>
          </table:table-cell>
          <table:table-cell office:value-type="float" office:value="436.795" calcext:value-type="float">
            <text:p>436.795</text:p>
          </table:table-cell>
          <table:table-cell office:value-type="float" office:value="382.8542" calcext:value-type="float">
            <text:p>382.8542</text:p>
          </table:table-cell>
          <table:table-cell office:value-type="float" office:value="330.7198" calcext:value-type="float">
            <text:p>330.719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122004" calcext:value-type="float">
            <text:p>6122004</text:p>
          </table:table-cell>
          <table:table-cell office:value-type="float" office:value="104.1703" calcext:value-type="float">
            <text:p>104.1703</text:p>
          </table:table-cell>
          <table:table-cell office:value-type="float" office:value="5384.006" calcext:value-type="float">
            <text:p>5384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8.5882" calcext:value-type="float">
            <text:p>-348.5882</text:p>
          </table:table-cell>
          <table:table-cell office:value-type="float" office:value="1032.592" calcext:value-type="float">
            <text:p>1032.592</text:p>
          </table:table-cell>
          <table:table-cell office:value-type="float" office:value="0" calcext:value-type="float">
            <text:p>0</text:p>
          </table:table-cell>
          <table:table-cell office:value-type="float" office:value="52.78181" calcext:value-type="float">
            <text:p>52.78181</text:p>
          </table:table-cell>
          <table:table-cell office:value-type="float" office:value="7.164197" calcext:value-type="float">
            <text:p>7.164197</text:p>
          </table:table-cell>
          <table:table-cell office:value-type="float" office:value="0.07718965" calcext:value-type="float">
            <text:p>0.07718965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48388" calcext:value-type="float">
            <text:p>0.548388</text:p>
          </table:table-cell>
          <table:table-cell office:value-type="float" office:value="1.754575" calcext:value-type="float">
            <text:p>1.754575</text:p>
          </table:table-cell>
          <table:table-cell office:value-type="float" office:value="360" calcext:value-type="float">
            <text:p>360</text:p>
          </table:table-cell>
          <table:table-cell office:value-type="float" office:value="-350.9025" calcext:value-type="float">
            <text:p>-350.9025</text:p>
          </table:table-cell>
          <table:table-cell office:value-type="float" office:value="0" calcext:value-type="float">
            <text:p>0</text:p>
          </table:table-cell>
          <table:table-cell office:value-type="float" office:value="224.7047" calcext:value-type="float">
            <text:p>224.7047</text:p>
          </table:table-cell>
          <table:table-cell office:value-type="float" office:value="278.0169" calcext:value-type="float">
            <text:p>278.0169</text:p>
          </table:table-cell>
          <table:table-cell office:value-type="float" office:value="904.5657" calcext:value-type="float">
            <text:p>904.5657</text:p>
          </table:table-cell>
          <table:table-cell office:value-type="float" office:value="843.1437" calcext:value-type="float">
            <text:p>843.1437</text:p>
          </table:table-cell>
          <table:table-cell office:value-type="float" office:value="817.1791" calcext:value-type="float">
            <text:p>817.1791</text:p>
          </table:table-cell>
          <table:table-cell office:value-type="float" office:value="837.5076" calcext:value-type="float">
            <text:p>837.5076</text:p>
          </table:table-cell>
          <table:table-cell office:value-type="float" office:value="319.5873" calcext:value-type="float">
            <text:p>319.5873</text:p>
          </table:table-cell>
          <table:table-cell office:value-type="float" office:value="436.7903" calcext:value-type="float">
            <text:p>436.7903</text:p>
          </table:table-cell>
          <table:table-cell office:value-type="float" office:value="382.8502" calcext:value-type="float">
            <text:p>382.8502</text:p>
          </table:table-cell>
          <table:table-cell office:value-type="float" office:value="330.7131" calcext:value-type="float">
            <text:p>330.713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122004" calcext:value-type="float">
            <text:p>7122004</text:p>
          </table:table-cell>
          <table:table-cell office:value-type="float" office:value="104.0902" calcext:value-type="float">
            <text:p>104.0902</text:p>
          </table:table-cell>
          <table:table-cell office:value-type="float" office:value="5383.98" calcext:value-type="float">
            <text:p>5383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8.6817" calcext:value-type="float">
            <text:p>-348.6817</text:p>
          </table:table-cell>
          <table:table-cell office:value-type="float" office:value="1034.32" calcext:value-type="float">
            <text:p>1034.32</text:p>
          </table:table-cell>
          <table:table-cell office:value-type="float" office:value="0" calcext:value-type="float">
            <text:p>0</text:p>
          </table:table-cell>
          <table:table-cell office:value-type="float" office:value="52.74218" calcext:value-type="float">
            <text:p>52.74218</text:p>
          </table:table-cell>
          <table:table-cell office:value-type="float" office:value="7.148337" calcext:value-type="float">
            <text:p>7.148337</text:p>
          </table:table-cell>
          <table:table-cell office:value-type="float" office:value="0.07736906" calcext:value-type="float">
            <text:p>0.07736906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497667" calcext:value-type="float">
            <text:p>0.5497667</text:p>
          </table:table-cell>
          <table:table-cell office:value-type="float" office:value="1.758043" calcext:value-type="float">
            <text:p>1.758043</text:p>
          </table:table-cell>
          <table:table-cell office:value-type="float" office:value="360" calcext:value-type="float">
            <text:p>360</text:p>
          </table:table-cell>
          <table:table-cell office:value-type="float" office:value="-351.0007" calcext:value-type="float">
            <text:p>-351.0007</text:p>
          </table:table-cell>
          <table:table-cell office:value-type="float" office:value="0" calcext:value-type="float">
            <text:p>0</text:p>
          </table:table-cell>
          <table:table-cell office:value-type="float" office:value="224.708" calcext:value-type="float">
            <text:p>224.708</text:p>
          </table:table-cell>
          <table:table-cell office:value-type="float" office:value="278.0085" calcext:value-type="float">
            <text:p>278.0085</text:p>
          </table:table-cell>
          <table:table-cell office:value-type="float" office:value="904.5398" calcext:value-type="float">
            <text:p>904.5398</text:p>
          </table:table-cell>
          <table:table-cell office:value-type="float" office:value="843.1219" calcext:value-type="float">
            <text:p>843.1219</text:p>
          </table:table-cell>
          <table:table-cell office:value-type="float" office:value="817.1708" calcext:value-type="float">
            <text:p>817.1708</text:p>
          </table:table-cell>
          <table:table-cell office:value-type="float" office:value="837.5001" calcext:value-type="float">
            <text:p>837.5001</text:p>
          </table:table-cell>
          <table:table-cell office:value-type="float" office:value="319.5812" calcext:value-type="float">
            <text:p>319.5812</text:p>
          </table:table-cell>
          <table:table-cell office:value-type="float" office:value="436.7857" calcext:value-type="float">
            <text:p>436.7857</text:p>
          </table:table-cell>
          <table:table-cell office:value-type="float" office:value="382.8463" calcext:value-type="float">
            <text:p>382.8463</text:p>
          </table:table-cell>
          <table:table-cell office:value-type="float" office:value="330.7065" calcext:value-type="float">
            <text:p>330.706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122004" calcext:value-type="float">
            <text:p>8122004</text:p>
          </table:table-cell>
          <table:table-cell office:value-type="float" office:value="104.0114" calcext:value-type="float">
            <text:p>104.0114</text:p>
          </table:table-cell>
          <table:table-cell office:value-type="float" office:value="5383.957" calcext:value-type="float">
            <text:p>5383.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8.7654" calcext:value-type="float">
            <text:p>-348.7654</text:p>
          </table:table-cell>
          <table:table-cell office:value-type="float" office:value="1035.416" calcext:value-type="float">
            <text:p>1035.416</text:p>
          </table:table-cell>
          <table:table-cell office:value-type="float" office:value="0" calcext:value-type="float">
            <text:p>0</text:p>
          </table:table-cell>
          <table:table-cell office:value-type="float" office:value="52.69853" calcext:value-type="float">
            <text:p>52.69853</text:p>
          </table:table-cell>
          <table:table-cell office:value-type="float" office:value="7.132079" calcext:value-type="float">
            <text:p>7.132079</text:p>
          </table:table-cell>
          <table:table-cell office:value-type="float" office:value="0.07755022" calcext:value-type="float">
            <text:p>0.07755022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506487" calcext:value-type="float">
            <text:p>0.5506487</text:p>
          </table:table-cell>
          <table:table-cell office:value-type="float" office:value="1.760579" calcext:value-type="float">
            <text:p>1.760579</text:p>
          </table:table-cell>
          <table:table-cell office:value-type="float" office:value="360" calcext:value-type="float">
            <text:p>360</text:p>
          </table:table-cell>
          <table:table-cell office:value-type="float" office:value="-351.0876" calcext:value-type="float">
            <text:p>-351.0876</text:p>
          </table:table-cell>
          <table:table-cell office:value-type="float" office:value="0" calcext:value-type="float">
            <text:p>0</text:p>
          </table:table-cell>
          <table:table-cell office:value-type="float" office:value="224.7121" calcext:value-type="float">
            <text:p>224.7121</text:p>
          </table:table-cell>
          <table:table-cell office:value-type="float" office:value="278.0001" calcext:value-type="float">
            <text:p>278.0001</text:p>
          </table:table-cell>
          <table:table-cell office:value-type="float" office:value="904.5142" calcext:value-type="float">
            <text:p>904.5142</text:p>
          </table:table-cell>
          <table:table-cell office:value-type="float" office:value="843.1017" calcext:value-type="float">
            <text:p>843.1017</text:p>
          </table:table-cell>
          <table:table-cell office:value-type="float" office:value="817.1625" calcext:value-type="float">
            <text:p>817.1625</text:p>
          </table:table-cell>
          <table:table-cell office:value-type="float" office:value="837.4929" calcext:value-type="float">
            <text:p>837.4929</text:p>
          </table:table-cell>
          <table:table-cell office:value-type="float" office:value="319.5752" calcext:value-type="float">
            <text:p>319.5752</text:p>
          </table:table-cell>
          <table:table-cell office:value-type="float" office:value="436.7813" calcext:value-type="float">
            <text:p>436.7813</text:p>
          </table:table-cell>
          <table:table-cell office:value-type="float" office:value="382.8426" calcext:value-type="float">
            <text:p>382.8426</text:p>
          </table:table-cell>
          <table:table-cell office:value-type="float" office:value="330.7001" calcext:value-type="float">
            <text:p>330.700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122004" calcext:value-type="float">
            <text:p>9122004</text:p>
          </table:table-cell>
          <table:table-cell office:value-type="float" office:value="103.9364" calcext:value-type="float">
            <text:p>103.9364</text:p>
          </table:table-cell>
          <table:table-cell office:value-type="float" office:value="5383.936" calcext:value-type="float">
            <text:p>5383.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8.8104" calcext:value-type="float">
            <text:p>-348.8104</text:p>
          </table:table-cell>
          <table:table-cell office:value-type="float" office:value="1035.833" calcext:value-type="float">
            <text:p>1035.833</text:p>
          </table:table-cell>
          <table:table-cell office:value-type="float" office:value="0" calcext:value-type="float">
            <text:p>0</text:p>
          </table:table-cell>
          <table:table-cell office:value-type="float" office:value="52.6521" calcext:value-type="float">
            <text:p>52.6521</text:p>
          </table:table-cell>
          <table:table-cell office:value-type="float" office:value="7.116665" calcext:value-type="float">
            <text:p>7.116665</text:p>
          </table:table-cell>
          <table:table-cell office:value-type="float" office:value="0.07765144" calcext:value-type="float">
            <text:p>0.07765144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514368" calcext:value-type="float">
            <text:p>0.5514368</text:p>
          </table:table-cell>
          <table:table-cell office:value-type="float" office:value="1.763377" calcext:value-type="float">
            <text:p>1.763377</text:p>
          </table:table-cell>
          <table:table-cell office:value-type="float" office:value="360" calcext:value-type="float">
            <text:p>360</text:p>
          </table:table-cell>
          <table:table-cell office:value-type="float" office:value="-351.1361" calcext:value-type="float">
            <text:p>-351.1361</text:p>
          </table:table-cell>
          <table:table-cell office:value-type="float" office:value="0" calcext:value-type="float">
            <text:p>0</text:p>
          </table:table-cell>
          <table:table-cell office:value-type="float" office:value="224.7164" calcext:value-type="float">
            <text:p>224.7164</text:p>
          </table:table-cell>
          <table:table-cell office:value-type="float" office:value="277.9923" calcext:value-type="float">
            <text:p>277.9923</text:p>
          </table:table-cell>
          <table:table-cell office:value-type="float" office:value="904.4902" calcext:value-type="float">
            <text:p>904.4902</text:p>
          </table:table-cell>
          <table:table-cell office:value-type="float" office:value="843.082" calcext:value-type="float">
            <text:p>843.082</text:p>
          </table:table-cell>
          <table:table-cell office:value-type="float" office:value="817.1549" calcext:value-type="float">
            <text:p>817.1549</text:p>
          </table:table-cell>
          <table:table-cell office:value-type="float" office:value="837.4858" calcext:value-type="float">
            <text:p>837.4858</text:p>
          </table:table-cell>
          <table:table-cell office:value-type="float" office:value="319.5705" calcext:value-type="float">
            <text:p>319.5705</text:p>
          </table:table-cell>
          <table:table-cell office:value-type="float" office:value="436.777" calcext:value-type="float">
            <text:p>436.777</text:p>
          </table:table-cell>
          <table:table-cell office:value-type="float" office:value="382.8389" calcext:value-type="float">
            <text:p>382.8389</text:p>
          </table:table-cell>
          <table:table-cell office:value-type="float" office:value="330.6938" calcext:value-type="float">
            <text:p>330.693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122004" calcext:value-type="float">
            <text:p>10122004</text:p>
          </table:table-cell>
          <table:table-cell office:value-type="float" office:value="103.8647" calcext:value-type="float">
            <text:p>103.8647</text:p>
          </table:table-cell>
          <table:table-cell office:value-type="float" office:value="5383.915" calcext:value-type="float">
            <text:p>5383.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8.8601" calcext:value-type="float">
            <text:p>-348.8601</text:p>
          </table:table-cell>
          <table:table-cell office:value-type="float" office:value="1036.668" calcext:value-type="float">
            <text:p>1036.668</text:p>
          </table:table-cell>
          <table:table-cell office:value-type="float" office:value="0" calcext:value-type="float">
            <text:p>0</text:p>
          </table:table-cell>
          <table:table-cell office:value-type="float" office:value="52.60526" calcext:value-type="float">
            <text:p>52.60526</text:p>
          </table:table-cell>
          <table:table-cell office:value-type="float" office:value="7.103822" calcext:value-type="float">
            <text:p>7.103822</text:p>
          </table:table-cell>
          <table:table-cell office:value-type="float" office:value="0.07774608" calcext:value-type="float">
            <text:p>0.07774608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52096" calcext:value-type="float">
            <text:p>0.552096</text:p>
          </table:table-cell>
          <table:table-cell office:value-type="float" office:value="1.765712" calcext:value-type="float">
            <text:p>1.765712</text:p>
          </table:table-cell>
          <table:table-cell office:value-type="float" office:value="360" calcext:value-type="float">
            <text:p>360</text:p>
          </table:table-cell>
          <table:table-cell office:value-type="float" office:value="-351.1887" calcext:value-type="float">
            <text:p>-351.1887</text:p>
          </table:table-cell>
          <table:table-cell office:value-type="float" office:value="0" calcext:value-type="float">
            <text:p>0</text:p>
          </table:table-cell>
          <table:table-cell office:value-type="float" office:value="224.7199" calcext:value-type="float">
            <text:p>224.7199</text:p>
          </table:table-cell>
          <table:table-cell office:value-type="float" office:value="277.9847" calcext:value-type="float">
            <text:p>277.9847</text:p>
          </table:table-cell>
          <table:table-cell office:value-type="float" office:value="904.4663" calcext:value-type="float">
            <text:p>904.4663</text:p>
          </table:table-cell>
          <table:table-cell office:value-type="float" office:value="843.063" calcext:value-type="float">
            <text:p>843.063</text:p>
          </table:table-cell>
          <table:table-cell office:value-type="float" office:value="817.1473" calcext:value-type="float">
            <text:p>817.1473</text:p>
          </table:table-cell>
          <table:table-cell office:value-type="float" office:value="837.4789" calcext:value-type="float">
            <text:p>837.4789</text:p>
          </table:table-cell>
          <table:table-cell office:value-type="float" office:value="319.5661" calcext:value-type="float">
            <text:p>319.5661</text:p>
          </table:table-cell>
          <table:table-cell office:value-type="float" office:value="436.7728" calcext:value-type="float">
            <text:p>436.7728</text:p>
          </table:table-cell>
          <table:table-cell office:value-type="float" office:value="382.8353" calcext:value-type="float">
            <text:p>382.8353</text:p>
          </table:table-cell>
          <table:table-cell office:value-type="float" office:value="330.6877" calcext:value-type="float">
            <text:p>330.687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122004" calcext:value-type="float">
            <text:p>11122004</text:p>
          </table:table-cell>
          <table:table-cell office:value-type="float" office:value="103.7953" calcext:value-type="float">
            <text:p>103.7953</text:p>
          </table:table-cell>
          <table:table-cell office:value-type="float" office:value="5383.895" calcext:value-type="float">
            <text:p>5383.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8.8817" calcext:value-type="float">
            <text:p>-348.8817</text:p>
          </table:table-cell>
          <table:table-cell office:value-type="float" office:value="1036.957" calcext:value-type="float">
            <text:p>1036.957</text:p>
          </table:table-cell>
          <table:table-cell office:value-type="float" office:value="0" calcext:value-type="float">
            <text:p>0</text:p>
          </table:table-cell>
          <table:table-cell office:value-type="float" office:value="52.56087" calcext:value-type="float">
            <text:p>52.56087</text:p>
          </table:table-cell>
          <table:table-cell office:value-type="float" office:value="7.09061" calcext:value-type="float">
            <text:p>7.09061</text:p>
          </table:table-cell>
          <table:table-cell office:value-type="float" office:value="0.07777664" calcext:value-type="float">
            <text:p>0.07777664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531016" calcext:value-type="float">
            <text:p>0.5531016</text:p>
          </table:table-cell>
          <table:table-cell office:value-type="float" office:value="1.773158" calcext:value-type="float">
            <text:p>1.773158</text:p>
          </table:table-cell>
          <table:table-cell office:value-type="float" office:value="360" calcext:value-type="float">
            <text:p>360</text:p>
          </table:table-cell>
          <table:table-cell office:value-type="float" office:value="-351.2187" calcext:value-type="float">
            <text:p>-351.2187</text:p>
          </table:table-cell>
          <table:table-cell office:value-type="float" office:value="0" calcext:value-type="float">
            <text:p>0</text:p>
          </table:table-cell>
          <table:table-cell office:value-type="float" office:value="224.7231" calcext:value-type="float">
            <text:p>224.7231</text:p>
          </table:table-cell>
          <table:table-cell office:value-type="float" office:value="277.9773" calcext:value-type="float">
            <text:p>277.9773</text:p>
          </table:table-cell>
          <table:table-cell office:value-type="float" office:value="904.4442" calcext:value-type="float">
            <text:p>904.4442</text:p>
          </table:table-cell>
          <table:table-cell office:value-type="float" office:value="843.0457" calcext:value-type="float">
            <text:p>843.0457</text:p>
          </table:table-cell>
          <table:table-cell office:value-type="float" office:value="817.1403" calcext:value-type="float">
            <text:p>817.1403</text:p>
          </table:table-cell>
          <table:table-cell office:value-type="float" office:value="837.4721" calcext:value-type="float">
            <text:p>837.4721</text:p>
          </table:table-cell>
          <table:table-cell office:value-type="float" office:value="319.562" calcext:value-type="float">
            <text:p>319.562</text:p>
          </table:table-cell>
          <table:table-cell office:value-type="float" office:value="436.7686" calcext:value-type="float">
            <text:p>436.7686</text:p>
          </table:table-cell>
          <table:table-cell office:value-type="float" office:value="382.8318" calcext:value-type="float">
            <text:p>382.8318</text:p>
          </table:table-cell>
          <table:table-cell office:value-type="float" office:value="330.6815" calcext:value-type="float">
            <text:p>330.681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122004" calcext:value-type="float">
            <text:p>12122004</text:p>
          </table:table-cell>
          <table:table-cell office:value-type="float" office:value="103.7242" calcext:value-type="float">
            <text:p>103.7242</text:p>
          </table:table-cell>
          <table:table-cell office:value-type="float" office:value="5383.875" calcext:value-type="float">
            <text:p>5383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8.8997" calcext:value-type="float">
            <text:p>-348.8997</text:p>
          </table:table-cell>
          <table:table-cell office:value-type="float" office:value="1037.902" calcext:value-type="float">
            <text:p>1037.902</text:p>
          </table:table-cell>
          <table:table-cell office:value-type="float" office:value="0" calcext:value-type="float">
            <text:p>0</text:p>
          </table:table-cell>
          <table:table-cell office:value-type="float" office:value="52.51261" calcext:value-type="float">
            <text:p>52.51261</text:p>
          </table:table-cell>
          <table:table-cell office:value-type="float" office:value="7.076204" calcext:value-type="float">
            <text:p>7.076204</text:p>
          </table:table-cell>
          <table:table-cell office:value-type="float" office:value="0.07779723" calcext:value-type="float">
            <text:p>0.07779723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541888" calcext:value-type="float">
            <text:p>0.5541888</text:p>
          </table:table-cell>
          <table:table-cell office:value-type="float" office:value="1.781786" calcext:value-type="float">
            <text:p>1.781786</text:p>
          </table:table-cell>
          <table:table-cell office:value-type="float" office:value="360" calcext:value-type="float">
            <text:p>360</text:p>
          </table:table-cell>
          <table:table-cell office:value-type="float" office:value="-351.2464" calcext:value-type="float">
            <text:p>-351.2464</text:p>
          </table:table-cell>
          <table:table-cell office:value-type="float" office:value="0" calcext:value-type="float">
            <text:p>0</text:p>
          </table:table-cell>
          <table:table-cell office:value-type="float" office:value="224.7266" calcext:value-type="float">
            <text:p>224.7266</text:p>
          </table:table-cell>
          <table:table-cell office:value-type="float" office:value="277.9699" calcext:value-type="float">
            <text:p>277.9699</text:p>
          </table:table-cell>
          <table:table-cell office:value-type="float" office:value="904.4211" calcext:value-type="float">
            <text:p>904.4211</text:p>
          </table:table-cell>
          <table:table-cell office:value-type="float" office:value="843.0267" calcext:value-type="float">
            <text:p>843.0267</text:p>
          </table:table-cell>
          <table:table-cell office:value-type="float" office:value="817.1331" calcext:value-type="float">
            <text:p>817.1331</text:p>
          </table:table-cell>
          <table:table-cell office:value-type="float" office:value="837.4653" calcext:value-type="float">
            <text:p>837.4653</text:p>
          </table:table-cell>
          <table:table-cell office:value-type="float" office:value="319.558" calcext:value-type="float">
            <text:p>319.558</text:p>
          </table:table-cell>
          <table:table-cell office:value-type="float" office:value="436.7645" calcext:value-type="float">
            <text:p>436.7645</text:p>
          </table:table-cell>
          <table:table-cell office:value-type="float" office:value="382.8282" calcext:value-type="float">
            <text:p>382.8282</text:p>
          </table:table-cell>
          <table:table-cell office:value-type="float" office:value="330.6754" calcext:value-type="float">
            <text:p>330.675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3122004" calcext:value-type="float">
            <text:p>13122004</text:p>
          </table:table-cell>
          <table:table-cell office:value-type="float" office:value="103.6677" calcext:value-type="float">
            <text:p>103.6677</text:p>
          </table:table-cell>
          <table:table-cell office:value-type="float" office:value="5383.856" calcext:value-type="float">
            <text:p>5383.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8.9102" calcext:value-type="float">
            <text:p>-348.9102</text:p>
          </table:table-cell>
          <table:table-cell office:value-type="float" office:value="1039.042" calcext:value-type="float">
            <text:p>1039.042</text:p>
          </table:table-cell>
          <table:table-cell office:value-type="float" office:value="0" calcext:value-type="float">
            <text:p>0</text:p>
          </table:table-cell>
          <table:table-cell office:value-type="float" office:value="52.46715" calcext:value-type="float">
            <text:p>52.46715</text:p>
          </table:table-cell>
          <table:table-cell office:value-type="float" office:value="7.070522" calcext:value-type="float">
            <text:p>7.070522</text:p>
          </table:table-cell>
          <table:table-cell office:value-type="float" office:value="0.07781388" calcext:value-type="float">
            <text:p>0.07781388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552537" calcext:value-type="float">
            <text:p>0.5552537</text:p>
          </table:table-cell>
          <table:table-cell office:value-type="float" office:value="1.790904" calcext:value-type="float">
            <text:p>1.790904</text:p>
          </table:table-cell>
          <table:table-cell office:value-type="float" office:value="360" calcext:value-type="float">
            <text:p>360</text:p>
          </table:table-cell>
          <table:table-cell office:value-type="float" office:value="-351.2671" calcext:value-type="float">
            <text:p>-351.2671</text:p>
          </table:table-cell>
          <table:table-cell office:value-type="float" office:value="0" calcext:value-type="float">
            <text:p>0</text:p>
          </table:table-cell>
          <table:table-cell office:value-type="float" office:value="224.728" calcext:value-type="float">
            <text:p>224.728</text:p>
          </table:table-cell>
          <table:table-cell office:value-type="float" office:value="277.9643" calcext:value-type="float">
            <text:p>277.9643</text:p>
          </table:table-cell>
          <table:table-cell office:value-type="float" office:value="904.4001" calcext:value-type="float">
            <text:p>904.4001</text:p>
          </table:table-cell>
          <table:table-cell office:value-type="float" office:value="843.012" calcext:value-type="float">
            <text:p>843.012</text:p>
          </table:table-cell>
          <table:table-cell office:value-type="float" office:value="817.127" calcext:value-type="float">
            <text:p>817.127</text:p>
          </table:table-cell>
          <table:table-cell office:value-type="float" office:value="837.4592" calcext:value-type="float">
            <text:p>837.4592</text:p>
          </table:table-cell>
          <table:table-cell office:value-type="float" office:value="319.5541" calcext:value-type="float">
            <text:p>319.5541</text:p>
          </table:table-cell>
          <table:table-cell office:value-type="float" office:value="436.7605" calcext:value-type="float">
            <text:p>436.7605</text:p>
          </table:table-cell>
          <table:table-cell office:value-type="float" office:value="382.8248" calcext:value-type="float">
            <text:p>382.8248</text:p>
          </table:table-cell>
          <table:table-cell office:value-type="float" office:value="330.6694" calcext:value-type="float">
            <text:p>330.669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122004" calcext:value-type="float">
            <text:p>14122004</text:p>
          </table:table-cell>
          <table:table-cell office:value-type="float" office:value="103.5975" calcext:value-type="float">
            <text:p>103.5975</text:p>
          </table:table-cell>
          <table:table-cell office:value-type="float" office:value="5383.84" calcext:value-type="float">
            <text:p>5383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8.9279" calcext:value-type="float">
            <text:p>-348.9279</text:p>
          </table:table-cell>
          <table:table-cell office:value-type="float" office:value="1040.126" calcext:value-type="float">
            <text:p>1040.126</text:p>
          </table:table-cell>
          <table:table-cell office:value-type="float" office:value="0" calcext:value-type="float">
            <text:p>0</text:p>
          </table:table-cell>
          <table:table-cell office:value-type="float" office:value="52.42015" calcext:value-type="float">
            <text:p>52.42015</text:p>
          </table:table-cell>
          <table:table-cell office:value-type="float" office:value="7.051928" calcext:value-type="float">
            <text:p>7.051928</text:p>
          </table:table-cell>
          <table:table-cell office:value-type="float" office:value="0.0778307" calcext:value-type="float">
            <text:p>0.0778307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562634" calcext:value-type="float">
            <text:p>0.5562634</text:p>
          </table:table-cell>
          <table:table-cell office:value-type="float" office:value="1.799588" calcext:value-type="float">
            <text:p>1.799588</text:p>
          </table:table-cell>
          <table:table-cell office:value-type="float" office:value="360" calcext:value-type="float">
            <text:p>360</text:p>
          </table:table-cell>
          <table:table-cell office:value-type="float" office:value="-351.2945" calcext:value-type="float">
            <text:p>-351.2945</text:p>
          </table:table-cell>
          <table:table-cell office:value-type="float" office:value="0" calcext:value-type="float">
            <text:p>0</text:p>
          </table:table-cell>
          <table:table-cell office:value-type="float" office:value="224.7335" calcext:value-type="float">
            <text:p>224.7335</text:p>
          </table:table-cell>
          <table:table-cell office:value-type="float" office:value="277.9577" calcext:value-type="float">
            <text:p>277.9577</text:p>
          </table:table-cell>
          <table:table-cell office:value-type="float" office:value="904.3791" calcext:value-type="float">
            <text:p>904.3791</text:p>
          </table:table-cell>
          <table:table-cell office:value-type="float" office:value="842.9966" calcext:value-type="float">
            <text:p>842.9966</text:p>
          </table:table-cell>
          <table:table-cell office:value-type="float" office:value="817.1209" calcext:value-type="float">
            <text:p>817.1209</text:p>
          </table:table-cell>
          <table:table-cell office:value-type="float" office:value="837.4534" calcext:value-type="float">
            <text:p>837.4534</text:p>
          </table:table-cell>
          <table:table-cell office:value-type="float" office:value="319.5504" calcext:value-type="float">
            <text:p>319.5504</text:p>
          </table:table-cell>
          <table:table-cell office:value-type="float" office:value="436.7567" calcext:value-type="float">
            <text:p>436.7567</text:p>
          </table:table-cell>
          <table:table-cell office:value-type="float" office:value="382.8214" calcext:value-type="float">
            <text:p>382.8214</text:p>
          </table:table-cell>
          <table:table-cell office:value-type="float" office:value="330.6635" calcext:value-type="float">
            <text:p>330.663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122004" calcext:value-type="float">
            <text:p>15122004</text:p>
          </table:table-cell>
          <table:table-cell office:value-type="float" office:value="103.5236" calcext:value-type="float">
            <text:p>103.5236</text:p>
          </table:table-cell>
          <table:table-cell office:value-type="float" office:value="5383.828" calcext:value-type="float">
            <text:p>5383.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8.9628" calcext:value-type="float">
            <text:p>-348.9628</text:p>
          </table:table-cell>
          <table:table-cell office:value-type="float" office:value="1041.649" calcext:value-type="float">
            <text:p>1041.649</text:p>
          </table:table-cell>
          <table:table-cell office:value-type="float" office:value="0" calcext:value-type="float">
            <text:p>0</text:p>
          </table:table-cell>
          <table:table-cell office:value-type="float" office:value="52.37527" calcext:value-type="float">
            <text:p>52.37527</text:p>
          </table:table-cell>
          <table:table-cell office:value-type="float" office:value="7.03146" calcext:value-type="float">
            <text:p>7.03146</text:p>
          </table:table-cell>
          <table:table-cell office:value-type="float" office:value="0.07786546" calcext:value-type="float">
            <text:p>0.07786546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571262" calcext:value-type="float">
            <text:p>0.5571262</text:p>
          </table:table-cell>
          <table:table-cell office:value-type="float" office:value="1.805174" calcext:value-type="float">
            <text:p>1.805174</text:p>
          </table:table-cell>
          <table:table-cell office:value-type="float" office:value="360" calcext:value-type="float">
            <text:p>360</text:p>
          </table:table-cell>
          <table:table-cell office:value-type="float" office:value="-351.3357" calcext:value-type="float">
            <text:p>-351.3357</text:p>
          </table:table-cell>
          <table:table-cell office:value-type="float" office:value="0" calcext:value-type="float">
            <text:p>0</text:p>
          </table:table-cell>
          <table:table-cell office:value-type="float" office:value="224.7385" calcext:value-type="float">
            <text:p>224.7385</text:p>
          </table:table-cell>
          <table:table-cell office:value-type="float" office:value="277.951" calcext:value-type="float">
            <text:p>277.951</text:p>
          </table:table-cell>
          <table:table-cell office:value-type="float" office:value="904.3583" calcext:value-type="float">
            <text:p>904.3583</text:p>
          </table:table-cell>
          <table:table-cell office:value-type="float" office:value="842.9808" calcext:value-type="float">
            <text:p>842.9808</text:p>
          </table:table-cell>
          <table:table-cell office:value-type="float" office:value="817.1149" calcext:value-type="float">
            <text:p>817.1149</text:p>
          </table:table-cell>
          <table:table-cell office:value-type="float" office:value="837.4475" calcext:value-type="float">
            <text:p>837.4475</text:p>
          </table:table-cell>
          <table:table-cell office:value-type="float" office:value="319.5467" calcext:value-type="float">
            <text:p>319.5467</text:p>
          </table:table-cell>
          <table:table-cell office:value-type="float" office:value="436.7528" calcext:value-type="float">
            <text:p>436.7528</text:p>
          </table:table-cell>
          <table:table-cell office:value-type="float" office:value="382.8182" calcext:value-type="float">
            <text:p>382.8182</text:p>
          </table:table-cell>
          <table:table-cell office:value-type="float" office:value="330.6578" calcext:value-type="float">
            <text:p>330.657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122004" calcext:value-type="float">
            <text:p>16122004</text:p>
          </table:table-cell>
          <table:table-cell office:value-type="float" office:value="103.4689" calcext:value-type="float">
            <text:p>103.4689</text:p>
          </table:table-cell>
          <table:table-cell office:value-type="float" office:value="5383.808" calcext:value-type="float">
            <text:p>5383.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8.976" calcext:value-type="float">
            <text:p>-348.976</text:p>
          </table:table-cell>
          <table:table-cell office:value-type="float" office:value="1042.465" calcext:value-type="float">
            <text:p>1042.465</text:p>
          </table:table-cell>
          <table:table-cell office:value-type="float" office:value="0" calcext:value-type="float">
            <text:p>0</text:p>
          </table:table-cell>
          <table:table-cell office:value-type="float" office:value="52.32953" calcext:value-type="float">
            <text:p>52.32953</text:p>
          </table:table-cell>
          <table:table-cell office:value-type="float" office:value="7.024777" calcext:value-type="float">
            <text:p>7.024777</text:p>
          </table:table-cell>
          <table:table-cell office:value-type="float" office:value="0.07788008" calcext:value-type="float">
            <text:p>0.07788008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580868" calcext:value-type="float">
            <text:p>0.5580868</text:p>
          </table:table-cell>
          <table:table-cell office:value-type="float" office:value="1.81331" calcext:value-type="float">
            <text:p>1.81331</text:p>
          </table:table-cell>
          <table:table-cell office:value-type="float" office:value="360" calcext:value-type="float">
            <text:p>360</text:p>
          </table:table-cell>
          <table:table-cell office:value-type="float" office:value="-351.358" calcext:value-type="float">
            <text:p>-351.358</text:p>
          </table:table-cell>
          <table:table-cell office:value-type="float" office:value="0" calcext:value-type="float">
            <text:p>0</text:p>
          </table:table-cell>
          <table:table-cell office:value-type="float" office:value="224.7405" calcext:value-type="float">
            <text:p>224.7405</text:p>
          </table:table-cell>
          <table:table-cell office:value-type="float" office:value="277.9456" calcext:value-type="float">
            <text:p>277.9456</text:p>
          </table:table-cell>
          <table:table-cell office:value-type="float" office:value="904.3366" calcext:value-type="float">
            <text:p>904.3366</text:p>
          </table:table-cell>
          <table:table-cell office:value-type="float" office:value="842.9662" calcext:value-type="float">
            <text:p>842.9662</text:p>
          </table:table-cell>
          <table:table-cell office:value-type="float" office:value="817.109" calcext:value-type="float">
            <text:p>817.109</text:p>
          </table:table-cell>
          <table:table-cell office:value-type="float" office:value="837.4419" calcext:value-type="float">
            <text:p>837.4419</text:p>
          </table:table-cell>
          <table:table-cell office:value-type="float" office:value="319.5431" calcext:value-type="float">
            <text:p>319.5431</text:p>
          </table:table-cell>
          <table:table-cell office:value-type="float" office:value="436.7491" calcext:value-type="float">
            <text:p>436.7491</text:p>
          </table:table-cell>
          <table:table-cell office:value-type="float" office:value="382.8149" calcext:value-type="float">
            <text:p>382.8149</text:p>
          </table:table-cell>
          <table:table-cell office:value-type="float" office:value="330.6523" calcext:value-type="float">
            <text:p>330.652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122004" calcext:value-type="float">
            <text:p>17122004</text:p>
          </table:table-cell>
          <table:table-cell office:value-type="float" office:value="103.4241" calcext:value-type="float">
            <text:p>103.4241</text:p>
          </table:table-cell>
          <table:table-cell office:value-type="float" office:value="5383.785" calcext:value-type="float">
            <text:p>5383.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9.014" calcext:value-type="float">
            <text:p>-349.014</text:p>
          </table:table-cell>
          <table:table-cell office:value-type="float" office:value="1043.999" calcext:value-type="float">
            <text:p>1043.999</text:p>
          </table:table-cell>
          <table:table-cell office:value-type="float" office:value="0" calcext:value-type="float">
            <text:p>0</text:p>
          </table:table-cell>
          <table:table-cell office:value-type="float" office:value="52.28848" calcext:value-type="float">
            <text:p>52.28848</text:p>
          </table:table-cell>
          <table:table-cell office:value-type="float" office:value="7.02256" calcext:value-type="float">
            <text:p>7.02256</text:p>
          </table:table-cell>
          <table:table-cell office:value-type="float" office:value="0.07792596" calcext:value-type="float">
            <text:p>0.07792596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586942" calcext:value-type="float">
            <text:p>0.5586942</text:p>
          </table:table-cell>
          <table:table-cell office:value-type="float" office:value="1.814139" calcext:value-type="float">
            <text:p>1.814139</text:p>
          </table:table-cell>
          <table:table-cell office:value-type="float" office:value="360" calcext:value-type="float">
            <text:p>360</text:p>
          </table:table-cell>
          <table:table-cell office:value-type="float" office:value="-351.3975" calcext:value-type="float">
            <text:p>-351.3975</text:p>
          </table:table-cell>
          <table:table-cell office:value-type="float" office:value="0" calcext:value-type="float">
            <text:p>0</text:p>
          </table:table-cell>
          <table:table-cell office:value-type="float" office:value="224.7417" calcext:value-type="float">
            <text:p>224.7417</text:p>
          </table:table-cell>
          <table:table-cell office:value-type="float" office:value="277.9409" calcext:value-type="float">
            <text:p>277.9409</text:p>
          </table:table-cell>
          <table:table-cell office:value-type="float" office:value="904.3159" calcext:value-type="float">
            <text:p>904.3159</text:p>
          </table:table-cell>
          <table:table-cell office:value-type="float" office:value="842.9521" calcext:value-type="float">
            <text:p>842.9521</text:p>
          </table:table-cell>
          <table:table-cell office:value-type="float" office:value="817.1032" calcext:value-type="float">
            <text:p>817.1032</text:p>
          </table:table-cell>
          <table:table-cell office:value-type="float" office:value="837.4364" calcext:value-type="float">
            <text:p>837.4364</text:p>
          </table:table-cell>
          <table:table-cell office:value-type="float" office:value="319.5396" calcext:value-type="float">
            <text:p>319.5396</text:p>
          </table:table-cell>
          <table:table-cell office:value-type="float" office:value="436.7454" calcext:value-type="float">
            <text:p>436.7454</text:p>
          </table:table-cell>
          <table:table-cell office:value-type="float" office:value="382.8118" calcext:value-type="float">
            <text:p>382.8118</text:p>
          </table:table-cell>
          <table:table-cell office:value-type="float" office:value="330.6469" calcext:value-type="float">
            <text:p>330.646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8122004" calcext:value-type="float">
            <text:p>18122004</text:p>
          </table:table-cell>
          <table:table-cell office:value-type="float" office:value="103.3821" calcext:value-type="float">
            <text:p>103.3821</text:p>
          </table:table-cell>
          <table:table-cell office:value-type="float" office:value="5383.761" calcext:value-type="float">
            <text:p>5383.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9.114" calcext:value-type="float">
            <text:p>-349.114</text:p>
          </table:table-cell>
          <table:table-cell office:value-type="float" office:value="1043.991" calcext:value-type="float">
            <text:p>1043.991</text:p>
          </table:table-cell>
          <table:table-cell office:value-type="float" office:value="0" calcext:value-type="float">
            <text:p>0</text:p>
          </table:table-cell>
          <table:table-cell office:value-type="float" office:value="52.24673" calcext:value-type="float">
            <text:p>52.24673</text:p>
          </table:table-cell>
          <table:table-cell office:value-type="float" office:value="7.018737" calcext:value-type="float">
            <text:p>7.018737</text:p>
          </table:table-cell>
          <table:table-cell office:value-type="float" office:value="0.07800292" calcext:value-type="float">
            <text:p>0.07800292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590727" calcext:value-type="float">
            <text:p>0.5590727</text:p>
          </table:table-cell>
          <table:table-cell office:value-type="float" office:value="1.80978" calcext:value-type="float">
            <text:p>1.80978</text:p>
          </table:table-cell>
          <table:table-cell office:value-type="float" office:value="360" calcext:value-type="float">
            <text:p>360</text:p>
          </table:table-cell>
          <table:table-cell office:value-type="float" office:value="-351.4934" calcext:value-type="float">
            <text:p>-351.4934</text:p>
          </table:table-cell>
          <table:table-cell office:value-type="float" office:value="0" calcext:value-type="float">
            <text:p>0</text:p>
          </table:table-cell>
          <table:table-cell office:value-type="float" office:value="224.7432" calcext:value-type="float">
            <text:p>224.7432</text:p>
          </table:table-cell>
          <table:table-cell office:value-type="float" office:value="277.9374" calcext:value-type="float">
            <text:p>277.9374</text:p>
          </table:table-cell>
          <table:table-cell office:value-type="float" office:value="904.2971" calcext:value-type="float">
            <text:p>904.2971</text:p>
          </table:table-cell>
          <table:table-cell office:value-type="float" office:value="842.9385" calcext:value-type="float">
            <text:p>842.9385</text:p>
          </table:table-cell>
          <table:table-cell office:value-type="float" office:value="817.0969" calcext:value-type="float">
            <text:p>817.0969</text:p>
          </table:table-cell>
          <table:table-cell office:value-type="float" office:value="837.4304" calcext:value-type="float">
            <text:p>837.4304</text:p>
          </table:table-cell>
          <table:table-cell office:value-type="float" office:value="319.5367" calcext:value-type="float">
            <text:p>319.5367</text:p>
          </table:table-cell>
          <table:table-cell office:value-type="float" office:value="436.742" calcext:value-type="float">
            <text:p>436.742</text:p>
          </table:table-cell>
          <table:table-cell office:value-type="float" office:value="382.8088" calcext:value-type="float">
            <text:p>382.8088</text:p>
          </table:table-cell>
          <table:table-cell office:value-type="float" office:value="330.6417" calcext:value-type="float">
            <text:p>330.641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122004" calcext:value-type="float">
            <text:p>19122004</text:p>
          </table:table-cell>
          <table:table-cell office:value-type="float" office:value="103.3402" calcext:value-type="float">
            <text:p>103.3402</text:p>
          </table:table-cell>
          <table:table-cell office:value-type="float" office:value="5383.738" calcext:value-type="float">
            <text:p>5383.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9.2227" calcext:value-type="float">
            <text:p>-349.2227</text:p>
          </table:table-cell>
          <table:table-cell office:value-type="float" office:value="1043.227" calcext:value-type="float">
            <text:p>1043.227</text:p>
          </table:table-cell>
          <table:table-cell office:value-type="float" office:value="0" calcext:value-type="float">
            <text:p>0</text:p>
          </table:table-cell>
          <table:table-cell office:value-type="float" office:value="52.20806" calcext:value-type="float">
            <text:p>52.20806</text:p>
          </table:table-cell>
          <table:table-cell office:value-type="float" office:value="7.012449" calcext:value-type="float">
            <text:p>7.012449</text:p>
          </table:table-cell>
          <table:table-cell office:value-type="float" office:value="0.07804058" calcext:value-type="float">
            <text:p>0.07804058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598558" calcext:value-type="float">
            <text:p>0.5598558</text:p>
          </table:table-cell>
          <table:table-cell office:value-type="float" office:value="1.812322" calcext:value-type="float">
            <text:p>1.812322</text:p>
          </table:table-cell>
          <table:table-cell office:value-type="float" office:value="360" calcext:value-type="float">
            <text:p>360</text:p>
          </table:table-cell>
          <table:table-cell office:value-type="float" office:value="-351.6053" calcext:value-type="float">
            <text:p>-351.6053</text:p>
          </table:table-cell>
          <table:table-cell office:value-type="float" office:value="0" calcext:value-type="float">
            <text:p>0</text:p>
          </table:table-cell>
          <table:table-cell office:value-type="float" office:value="224.7449" calcext:value-type="float">
            <text:p>224.7449</text:p>
          </table:table-cell>
          <table:table-cell office:value-type="float" office:value="277.9337" calcext:value-type="float">
            <text:p>277.9337</text:p>
          </table:table-cell>
          <table:table-cell office:value-type="float" office:value="904.2803" calcext:value-type="float">
            <text:p>904.2803</text:p>
          </table:table-cell>
          <table:table-cell office:value-type="float" office:value="842.925" calcext:value-type="float">
            <text:p>842.925</text:p>
          </table:table-cell>
          <table:table-cell office:value-type="float" office:value="817.0913" calcext:value-type="float">
            <text:p>817.0913</text:p>
          </table:table-cell>
          <table:table-cell office:value-type="float" office:value="837.4244" calcext:value-type="float">
            <text:p>837.4244</text:p>
          </table:table-cell>
          <table:table-cell office:value-type="float" office:value="319.5336" calcext:value-type="float">
            <text:p>319.5336</text:p>
          </table:table-cell>
          <table:table-cell office:value-type="float" office:value="436.7387" calcext:value-type="float">
            <text:p>436.7387</text:p>
          </table:table-cell>
          <table:table-cell office:value-type="float" office:value="382.8058" calcext:value-type="float">
            <text:p>382.8058</text:p>
          </table:table-cell>
          <table:table-cell office:value-type="float" office:value="330.6366" calcext:value-type="float">
            <text:p>330.636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22004" calcext:value-type="float">
            <text:p>20122004</text:p>
          </table:table-cell>
          <table:table-cell office:value-type="float" office:value="103.3059" calcext:value-type="float">
            <text:p>103.3059</text:p>
          </table:table-cell>
          <table:table-cell office:value-type="float" office:value="5383.72" calcext:value-type="float">
            <text:p>5383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9.302" calcext:value-type="float">
            <text:p>-349.302</text:p>
          </table:table-cell>
          <table:table-cell office:value-type="float" office:value="1043.165" calcext:value-type="float">
            <text:p>1043.165</text:p>
          </table:table-cell>
          <table:table-cell office:value-type="float" office:value="0" calcext:value-type="float">
            <text:p>0</text:p>
          </table:table-cell>
          <table:table-cell office:value-type="float" office:value="52.16916" calcext:value-type="float">
            <text:p>52.16916</text:p>
          </table:table-cell>
          <table:table-cell office:value-type="float" office:value="7.010789" calcext:value-type="float">
            <text:p>7.010789</text:p>
          </table:table-cell>
          <table:table-cell office:value-type="float" office:value="0.07812986" calcext:value-type="float">
            <text:p>0.07812986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602536" calcext:value-type="float">
            <text:p>0.5602536</text:p>
          </table:table-cell>
          <table:table-cell office:value-type="float" office:value="1.807027" calcext:value-type="float">
            <text:p>1.807027</text:p>
          </table:table-cell>
          <table:table-cell office:value-type="float" office:value="360" calcext:value-type="float">
            <text:p>360</text:p>
          </table:table-cell>
          <table:table-cell office:value-type="float" office:value="-351.6796" calcext:value-type="float">
            <text:p>-351.6796</text:p>
          </table:table-cell>
          <table:table-cell office:value-type="float" office:value="0" calcext:value-type="float">
            <text:p>0</text:p>
          </table:table-cell>
          <table:table-cell office:value-type="float" office:value="224.7453" calcext:value-type="float">
            <text:p>224.7453</text:p>
          </table:table-cell>
          <table:table-cell office:value-type="float" office:value="277.9305" calcext:value-type="float">
            <text:p>277.9305</text:p>
          </table:table-cell>
          <table:table-cell office:value-type="float" office:value="904.2699" calcext:value-type="float">
            <text:p>904.2699</text:p>
          </table:table-cell>
          <table:table-cell office:value-type="float" office:value="842.9121" calcext:value-type="float">
            <text:p>842.9121</text:p>
          </table:table-cell>
          <table:table-cell office:value-type="float" office:value="817.0859" calcext:value-type="float">
            <text:p>817.0859</text:p>
          </table:table-cell>
          <table:table-cell office:value-type="float" office:value="837.4184" calcext:value-type="float">
            <text:p>837.4184</text:p>
          </table:table-cell>
          <table:table-cell office:value-type="float" office:value="319.5307" calcext:value-type="float">
            <text:p>319.5307</text:p>
          </table:table-cell>
          <table:table-cell office:value-type="float" office:value="436.7354" calcext:value-type="float">
            <text:p>436.7354</text:p>
          </table:table-cell>
          <table:table-cell office:value-type="float" office:value="382.8032" calcext:value-type="float">
            <text:p>382.8032</text:p>
          </table:table-cell>
          <table:table-cell office:value-type="float" office:value="330.6317" calcext:value-type="float">
            <text:p>330.631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1122004" calcext:value-type="float">
            <text:p>21122004</text:p>
          </table:table-cell>
          <table:table-cell office:value-type="float" office:value="103.2541" calcext:value-type="float">
            <text:p>103.2541</text:p>
          </table:table-cell>
          <table:table-cell office:value-type="float" office:value="5383.7" calcext:value-type="float">
            <text:p>538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9.3615" calcext:value-type="float">
            <text:p>-349.3615</text:p>
          </table:table-cell>
          <table:table-cell office:value-type="float" office:value="1042.758" calcext:value-type="float">
            <text:p>1042.758</text:p>
          </table:table-cell>
          <table:table-cell office:value-type="float" office:value="0" calcext:value-type="float">
            <text:p>0</text:p>
          </table:table-cell>
          <table:table-cell office:value-type="float" office:value="52.1265" calcext:value-type="float">
            <text:p>52.1265</text:p>
          </table:table-cell>
          <table:table-cell office:value-type="float" office:value="6.995678" calcext:value-type="float">
            <text:p>6.995678</text:p>
          </table:table-cell>
          <table:table-cell office:value-type="float" office:value="0.07814937" calcext:value-type="float">
            <text:p>0.07814937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613133" calcext:value-type="float">
            <text:p>0.5613133</text:p>
          </table:table-cell>
          <table:table-cell office:value-type="float" office:value="1.815404" calcext:value-type="float">
            <text:p>1.815404</text:p>
          </table:table-cell>
          <table:table-cell office:value-type="float" office:value="360" calcext:value-type="float">
            <text:p>360</text:p>
          </table:table-cell>
          <table:table-cell office:value-type="float" office:value="-351.7485" calcext:value-type="float">
            <text:p>-351.7485</text:p>
          </table:table-cell>
          <table:table-cell office:value-type="float" office:value="0" calcext:value-type="float">
            <text:p>0</text:p>
          </table:table-cell>
          <table:table-cell office:value-type="float" office:value="224.7473" calcext:value-type="float">
            <text:p>224.7473</text:p>
          </table:table-cell>
          <table:table-cell office:value-type="float" office:value="277.9256" calcext:value-type="float">
            <text:p>277.9256</text:p>
          </table:table-cell>
          <table:table-cell office:value-type="float" office:value="904.254" calcext:value-type="float">
            <text:p>904.254</text:p>
          </table:table-cell>
          <table:table-cell office:value-type="float" office:value="842.8991" calcext:value-type="float">
            <text:p>842.8991</text:p>
          </table:table-cell>
          <table:table-cell office:value-type="float" office:value="817.0806" calcext:value-type="float">
            <text:p>817.0806</text:p>
          </table:table-cell>
          <table:table-cell office:value-type="float" office:value="837.4126" calcext:value-type="float">
            <text:p>837.4126</text:p>
          </table:table-cell>
          <table:table-cell office:value-type="float" office:value="319.5278" calcext:value-type="float">
            <text:p>319.5278</text:p>
          </table:table-cell>
          <table:table-cell office:value-type="float" office:value="436.7323" calcext:value-type="float">
            <text:p>436.7323</text:p>
          </table:table-cell>
          <table:table-cell office:value-type="float" office:value="382.8007" calcext:value-type="float">
            <text:p>382.8007</text:p>
          </table:table-cell>
          <table:table-cell office:value-type="float" office:value="330.6266" calcext:value-type="float">
            <text:p>330.626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2122004" calcext:value-type="float">
            <text:p>22122004</text:p>
          </table:table-cell>
          <table:table-cell office:value-type="float" office:value="103.211" calcext:value-type="float">
            <text:p>103.211</text:p>
          </table:table-cell>
          <table:table-cell office:value-type="float" office:value="5383.679" calcext:value-type="float">
            <text:p>5383.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9.3727" calcext:value-type="float">
            <text:p>-349.3727</text:p>
          </table:table-cell>
          <table:table-cell office:value-type="float" office:value="1043.41" calcext:value-type="float">
            <text:p>1043.41</text:p>
          </table:table-cell>
          <table:table-cell office:value-type="float" office:value="0" calcext:value-type="float">
            <text:p>0</text:p>
          </table:table-cell>
          <table:table-cell office:value-type="float" office:value="52.07397" calcext:value-type="float">
            <text:p>52.07397</text:p>
          </table:table-cell>
          <table:table-cell office:value-type="float" office:value="6.989838" calcext:value-type="float">
            <text:p>6.989838</text:p>
          </table:table-cell>
          <table:table-cell office:value-type="float" office:value="0.07816909" calcext:value-type="float">
            <text:p>0.07816909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623376" calcext:value-type="float">
            <text:p>0.5623376</text:p>
          </table:table-cell>
          <table:table-cell office:value-type="float" office:value="1.823925" calcext:value-type="float">
            <text:p>1.823925</text:p>
          </table:table-cell>
          <table:table-cell office:value-type="float" office:value="360" calcext:value-type="float">
            <text:p>360</text:p>
          </table:table-cell>
          <table:table-cell office:value-type="float" office:value="-351.7693" calcext:value-type="float">
            <text:p>-351.7693</text:p>
          </table:table-cell>
          <table:table-cell office:value-type="float" office:value="0" calcext:value-type="float">
            <text:p>0</text:p>
          </table:table-cell>
          <table:table-cell office:value-type="float" office:value="224.7493" calcext:value-type="float">
            <text:p>224.7493</text:p>
          </table:table-cell>
          <table:table-cell office:value-type="float" office:value="277.9206" calcext:value-type="float">
            <text:p>277.9206</text:p>
          </table:table-cell>
          <table:table-cell office:value-type="float" office:value="904.2368" calcext:value-type="float">
            <text:p>904.2368</text:p>
          </table:table-cell>
          <table:table-cell office:value-type="float" office:value="842.886" calcext:value-type="float">
            <text:p>842.886</text:p>
          </table:table-cell>
          <table:table-cell office:value-type="float" office:value="817.0751" calcext:value-type="float">
            <text:p>817.0751</text:p>
          </table:table-cell>
          <table:table-cell office:value-type="float" office:value="837.4066" calcext:value-type="float">
            <text:p>837.4066</text:p>
          </table:table-cell>
          <table:table-cell office:value-type="float" office:value="319.5251" calcext:value-type="float">
            <text:p>319.5251</text:p>
          </table:table-cell>
          <table:table-cell office:value-type="float" office:value="436.7291" calcext:value-type="float">
            <text:p>436.7291</text:p>
          </table:table-cell>
          <table:table-cell office:value-type="float" office:value="382.7982" calcext:value-type="float">
            <text:p>382.7982</text:p>
          </table:table-cell>
          <table:table-cell office:value-type="float" office:value="330.6216" calcext:value-type="float">
            <text:p>330.621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3122004" calcext:value-type="float">
            <text:p>23122004</text:p>
          </table:table-cell>
          <table:table-cell office:value-type="float" office:value="103.1679" calcext:value-type="float">
            <text:p>103.1679</text:p>
          </table:table-cell>
          <table:table-cell office:value-type="float" office:value="5383.657" calcext:value-type="float">
            <text:p>5383.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9.3806" calcext:value-type="float">
            <text:p>-349.3806</text:p>
          </table:table-cell>
          <table:table-cell office:value-type="float" office:value="1044.208" calcext:value-type="float">
            <text:p>1044.208</text:p>
          </table:table-cell>
          <table:table-cell office:value-type="float" office:value="0" calcext:value-type="float">
            <text:p>0</text:p>
          </table:table-cell>
          <table:table-cell office:value-type="float" office:value="52.02097" calcext:value-type="float">
            <text:p>52.02097</text:p>
          </table:table-cell>
          <table:table-cell office:value-type="float" office:value="6.983928" calcext:value-type="float">
            <text:p>6.983928</text:p>
          </table:table-cell>
          <table:table-cell office:value-type="float" office:value="0.07818213" calcext:value-type="float">
            <text:p>0.07818213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632746" calcext:value-type="float">
            <text:p>0.5632746</text:p>
          </table:table-cell>
          <table:table-cell office:value-type="float" office:value="1.831553" calcext:value-type="float">
            <text:p>1.831553</text:p>
          </table:table-cell>
          <table:table-cell office:value-type="float" office:value="360" calcext:value-type="float">
            <text:p>360</text:p>
          </table:table-cell>
          <table:table-cell office:value-type="float" office:value="-351.7858" calcext:value-type="float">
            <text:p>-351.7858</text:p>
          </table:table-cell>
          <table:table-cell office:value-type="float" office:value="0" calcext:value-type="float">
            <text:p>0</text:p>
          </table:table-cell>
          <table:table-cell office:value-type="float" office:value="224.7514" calcext:value-type="float">
            <text:p>224.7514</text:p>
          </table:table-cell>
          <table:table-cell office:value-type="float" office:value="277.9157" calcext:value-type="float">
            <text:p>277.9157</text:p>
          </table:table-cell>
          <table:table-cell office:value-type="float" office:value="904.2192" calcext:value-type="float">
            <text:p>904.2192</text:p>
          </table:table-cell>
          <table:table-cell office:value-type="float" office:value="842.8727" calcext:value-type="float">
            <text:p>842.8727</text:p>
          </table:table-cell>
          <table:table-cell office:value-type="float" office:value="817.0698" calcext:value-type="float">
            <text:p>817.0698</text:p>
          </table:table-cell>
          <table:table-cell office:value-type="float" office:value="837.4008" calcext:value-type="float">
            <text:p>837.4008</text:p>
          </table:table-cell>
          <table:table-cell office:value-type="float" office:value="319.5223" calcext:value-type="float">
            <text:p>319.5223</text:p>
          </table:table-cell>
          <table:table-cell office:value-type="float" office:value="436.7259" calcext:value-type="float">
            <text:p>436.7259</text:p>
          </table:table-cell>
          <table:table-cell office:value-type="float" office:value="382.7957" calcext:value-type="float">
            <text:p>382.7957</text:p>
          </table:table-cell>
          <table:table-cell office:value-type="float" office:value="330.6167" calcext:value-type="float">
            <text:p>330.616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122004" calcext:value-type="float">
            <text:p>24122004</text:p>
          </table:table-cell>
          <table:table-cell office:value-type="float" office:value="103.1235" calcext:value-type="float">
            <text:p>103.1235</text:p>
          </table:table-cell>
          <table:table-cell office:value-type="float" office:value="5383.637" calcext:value-type="float">
            <text:p>5383.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9.3892" calcext:value-type="float">
            <text:p>-349.3892</text:p>
          </table:table-cell>
          <table:table-cell office:value-type="float" office:value="1045.099" calcext:value-type="float">
            <text:p>1045.099</text:p>
          </table:table-cell>
          <table:table-cell office:value-type="float" office:value="0" calcext:value-type="float">
            <text:p>0</text:p>
          </table:table-cell>
          <table:table-cell office:value-type="float" office:value="51.96642" calcext:value-type="float">
            <text:p>51.96642</text:p>
          </table:table-cell>
          <table:table-cell office:value-type="float" office:value="6.977066" calcext:value-type="float">
            <text:p>6.977066</text:p>
          </table:table-cell>
          <table:table-cell office:value-type="float" office:value="0.07819546" calcext:value-type="float">
            <text:p>0.07819546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641705" calcext:value-type="float">
            <text:p>0.5641705</text:p>
          </table:table-cell>
          <table:table-cell office:value-type="float" office:value="1.838736" calcext:value-type="float">
            <text:p>1.838736</text:p>
          </table:table-cell>
          <table:table-cell office:value-type="float" office:value="360" calcext:value-type="float">
            <text:p>360</text:p>
          </table:table-cell>
          <table:table-cell office:value-type="float" office:value="-351.8024" calcext:value-type="float">
            <text:p>-351.8024</text:p>
          </table:table-cell>
          <table:table-cell office:value-type="float" office:value="0" calcext:value-type="float">
            <text:p>0</text:p>
          </table:table-cell>
          <table:table-cell office:value-type="float" office:value="224.7537" calcext:value-type="float">
            <text:p>224.7537</text:p>
          </table:table-cell>
          <table:table-cell office:value-type="float" office:value="277.9107" calcext:value-type="float">
            <text:p>277.9107</text:p>
          </table:table-cell>
          <table:table-cell office:value-type="float" office:value="904.2015" calcext:value-type="float">
            <text:p>904.2015</text:p>
          </table:table-cell>
          <table:table-cell office:value-type="float" office:value="842.8595" calcext:value-type="float">
            <text:p>842.8595</text:p>
          </table:table-cell>
          <table:table-cell office:value-type="float" office:value="817.0645" calcext:value-type="float">
            <text:p>817.0645</text:p>
          </table:table-cell>
          <table:table-cell office:value-type="float" office:value="837.395" calcext:value-type="float">
            <text:p>837.395</text:p>
          </table:table-cell>
          <table:table-cell office:value-type="float" office:value="319.5197" calcext:value-type="float">
            <text:p>319.5197</text:p>
          </table:table-cell>
          <table:table-cell office:value-type="float" office:value="436.7228" calcext:value-type="float">
            <text:p>436.7228</text:p>
          </table:table-cell>
          <table:table-cell office:value-type="float" office:value="382.7933" calcext:value-type="float">
            <text:p>382.7933</text:p>
          </table:table-cell>
          <table:table-cell office:value-type="float" office:value="330.612" calcext:value-type="float">
            <text:p>330.61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122004" calcext:value-type="float">
            <text:p>25122004</text:p>
          </table:table-cell>
          <table:table-cell office:value-type="float" office:value="103.0781" calcext:value-type="float">
            <text:p>103.0781</text:p>
          </table:table-cell>
          <table:table-cell office:value-type="float" office:value="5383.616" calcext:value-type="float">
            <text:p>5383.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9.399" calcext:value-type="float">
            <text:p>-349.399</text:p>
          </table:table-cell>
          <table:table-cell office:value-type="float" office:value="1045.981" calcext:value-type="float">
            <text:p>1045.981</text:p>
          </table:table-cell>
          <table:table-cell office:value-type="float" office:value="0" calcext:value-type="float">
            <text:p>0</text:p>
          </table:table-cell>
          <table:table-cell office:value-type="float" office:value="51.91088" calcext:value-type="float">
            <text:p>51.91088</text:p>
          </table:table-cell>
          <table:table-cell office:value-type="float" office:value="6.969421" calcext:value-type="float">
            <text:p>6.969421</text:p>
          </table:table-cell>
          <table:table-cell office:value-type="float" office:value="0.07820871" calcext:value-type="float">
            <text:p>0.07820871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650487" calcext:value-type="float">
            <text:p>0.5650487</text:p>
          </table:table-cell>
          <table:table-cell office:value-type="float" office:value="1.845457" calcext:value-type="float">
            <text:p>1.845457</text:p>
          </table:table-cell>
          <table:table-cell office:value-type="float" office:value="360" calcext:value-type="float">
            <text:p>360</text:p>
          </table:table-cell>
          <table:table-cell office:value-type="float" office:value="-351.8198" calcext:value-type="float">
            <text:p>-351.8198</text:p>
          </table:table-cell>
          <table:table-cell office:value-type="float" office:value="0" calcext:value-type="float">
            <text:p>0</text:p>
          </table:table-cell>
          <table:table-cell office:value-type="float" office:value="224.7555" calcext:value-type="float">
            <text:p>224.7555</text:p>
          </table:table-cell>
          <table:table-cell office:value-type="float" office:value="277.9055" calcext:value-type="float">
            <text:p>277.9055</text:p>
          </table:table-cell>
          <table:table-cell office:value-type="float" office:value="904.1835" calcext:value-type="float">
            <text:p>904.1835</text:p>
          </table:table-cell>
          <table:table-cell office:value-type="float" office:value="842.8464" calcext:value-type="float">
            <text:p>842.8464</text:p>
          </table:table-cell>
          <table:table-cell office:value-type="float" office:value="817.0591" calcext:value-type="float">
            <text:p>817.0591</text:p>
          </table:table-cell>
          <table:table-cell office:value-type="float" office:value="837.3891" calcext:value-type="float">
            <text:p>837.3891</text:p>
          </table:table-cell>
          <table:table-cell office:value-type="float" office:value="319.5171" calcext:value-type="float">
            <text:p>319.5171</text:p>
          </table:table-cell>
          <table:table-cell office:value-type="float" office:value="436.7197" calcext:value-type="float">
            <text:p>436.7197</text:p>
          </table:table-cell>
          <table:table-cell office:value-type="float" office:value="382.791" calcext:value-type="float">
            <text:p>382.791</text:p>
          </table:table-cell>
          <table:table-cell office:value-type="float" office:value="330.6073" calcext:value-type="float">
            <text:p>330.607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6122004" calcext:value-type="float">
            <text:p>26122004</text:p>
          </table:table-cell>
          <table:table-cell office:value-type="float" office:value="103.0332" calcext:value-type="float">
            <text:p>103.0332</text:p>
          </table:table-cell>
          <table:table-cell office:value-type="float" office:value="5383.595" calcext:value-type="float">
            <text:p>5383.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9.4098" calcext:value-type="float">
            <text:p>-349.4098</text:p>
          </table:table-cell>
          <table:table-cell office:value-type="float" office:value="1046.863" calcext:value-type="float">
            <text:p>1046.863</text:p>
          </table:table-cell>
          <table:table-cell office:value-type="float" office:value="0" calcext:value-type="float">
            <text:p>0</text:p>
          </table:table-cell>
          <table:table-cell office:value-type="float" office:value="51.85625" calcext:value-type="float">
            <text:p>51.85625</text:p>
          </table:table-cell>
          <table:table-cell office:value-type="float" office:value="6.962533" calcext:value-type="float">
            <text:p>6.962533</text:p>
          </table:table-cell>
          <table:table-cell office:value-type="float" office:value="0.07822186" calcext:value-type="float">
            <text:p>0.07822186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658906" calcext:value-type="float">
            <text:p>0.5658906</text:p>
          </table:table-cell>
          <table:table-cell office:value-type="float" office:value="1.851695" calcext:value-type="float">
            <text:p>1.851695</text:p>
          </table:table-cell>
          <table:table-cell office:value-type="float" office:value="360" calcext:value-type="float">
            <text:p>360</text:p>
          </table:table-cell>
          <table:table-cell office:value-type="float" office:value="-351.8376" calcext:value-type="float">
            <text:p>-351.8376</text:p>
          </table:table-cell>
          <table:table-cell office:value-type="float" office:value="0" calcext:value-type="float">
            <text:p>0</text:p>
          </table:table-cell>
          <table:table-cell office:value-type="float" office:value="224.7568" calcext:value-type="float">
            <text:p>224.7568</text:p>
          </table:table-cell>
          <table:table-cell office:value-type="float" office:value="277.9004" calcext:value-type="float">
            <text:p>277.9004</text:p>
          </table:table-cell>
          <table:table-cell office:value-type="float" office:value="904.1655" calcext:value-type="float">
            <text:p>904.1655</text:p>
          </table:table-cell>
          <table:table-cell office:value-type="float" office:value="842.8332" calcext:value-type="float">
            <text:p>842.8332</text:p>
          </table:table-cell>
          <table:table-cell office:value-type="float" office:value="817.0538" calcext:value-type="float">
            <text:p>817.0538</text:p>
          </table:table-cell>
          <table:table-cell office:value-type="float" office:value="837.3834" calcext:value-type="float">
            <text:p>837.3834</text:p>
          </table:table-cell>
          <table:table-cell office:value-type="float" office:value="319.5146" calcext:value-type="float">
            <text:p>319.5146</text:p>
          </table:table-cell>
          <table:table-cell office:value-type="float" office:value="436.7167" calcext:value-type="float">
            <text:p>436.7167</text:p>
          </table:table-cell>
          <table:table-cell office:value-type="float" office:value="382.7887" calcext:value-type="float">
            <text:p>382.7887</text:p>
          </table:table-cell>
          <table:table-cell office:value-type="float" office:value="330.6028" calcext:value-type="float">
            <text:p>330.602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7122004" calcext:value-type="float">
            <text:p>27122004</text:p>
          </table:table-cell>
          <table:table-cell office:value-type="float" office:value="102.9864" calcext:value-type="float">
            <text:p>102.9864</text:p>
          </table:table-cell>
          <table:table-cell office:value-type="float" office:value="5383.575" calcext:value-type="float">
            <text:p>5383.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9.4215" calcext:value-type="float">
            <text:p>-349.4215</text:p>
          </table:table-cell>
          <table:table-cell office:value-type="float" office:value="1047.704" calcext:value-type="float">
            <text:p>1047.704</text:p>
          </table:table-cell>
          <table:table-cell office:value-type="float" office:value="0" calcext:value-type="float">
            <text:p>0</text:p>
          </table:table-cell>
          <table:table-cell office:value-type="float" office:value="51.80003" calcext:value-type="float">
            <text:p>51.80003</text:p>
          </table:table-cell>
          <table:table-cell office:value-type="float" office:value="6.953911" calcext:value-type="float">
            <text:p>6.953911</text:p>
          </table:table-cell>
          <table:table-cell office:value-type="float" office:value="0.0782354" calcext:value-type="float">
            <text:p>0.0782354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667149" calcext:value-type="float">
            <text:p>0.5667149</text:p>
          </table:table-cell>
          <table:table-cell office:value-type="float" office:value="1.857647" calcext:value-type="float">
            <text:p>1.857647</text:p>
          </table:table-cell>
          <table:table-cell office:value-type="float" office:value="360" calcext:value-type="float">
            <text:p>360</text:p>
          </table:table-cell>
          <table:table-cell office:value-type="float" office:value="-351.8561" calcext:value-type="float">
            <text:p>-351.8561</text:p>
          </table:table-cell>
          <table:table-cell office:value-type="float" office:value="0" calcext:value-type="float">
            <text:p>0</text:p>
          </table:table-cell>
          <table:table-cell office:value-type="float" office:value="224.7586" calcext:value-type="float">
            <text:p>224.7586</text:p>
          </table:table-cell>
          <table:table-cell office:value-type="float" office:value="277.895" calcext:value-type="float">
            <text:p>277.895</text:p>
          </table:table-cell>
          <table:table-cell office:value-type="float" office:value="904.1473" calcext:value-type="float">
            <text:p>904.1473</text:p>
          </table:table-cell>
          <table:table-cell office:value-type="float" office:value="842.8201" calcext:value-type="float">
            <text:p>842.8201</text:p>
          </table:table-cell>
          <table:table-cell office:value-type="float" office:value="817.0486" calcext:value-type="float">
            <text:p>817.0486</text:p>
          </table:table-cell>
          <table:table-cell office:value-type="float" office:value="837.3776" calcext:value-type="float">
            <text:p>837.3776</text:p>
          </table:table-cell>
          <table:table-cell office:value-type="float" office:value="319.512" calcext:value-type="float">
            <text:p>319.512</text:p>
          </table:table-cell>
          <table:table-cell office:value-type="float" office:value="436.7137" calcext:value-type="float">
            <text:p>436.7137</text:p>
          </table:table-cell>
          <table:table-cell office:value-type="float" office:value="382.7864" calcext:value-type="float">
            <text:p>382.7864</text:p>
          </table:table-cell>
          <table:table-cell office:value-type="float" office:value="330.5983" calcext:value-type="float">
            <text:p>330.598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8122004" calcext:value-type="float">
            <text:p>28122004</text:p>
          </table:table-cell>
          <table:table-cell office:value-type="float" office:value="102.9408" calcext:value-type="float">
            <text:p>102.9408</text:p>
          </table:table-cell>
          <table:table-cell office:value-type="float" office:value="5383.554" calcext:value-type="float">
            <text:p>5383.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9.4326" calcext:value-type="float">
            <text:p>-349.4326</text:p>
          </table:table-cell>
          <table:table-cell office:value-type="float" office:value="1048.57" calcext:value-type="float">
            <text:p>1048.57</text:p>
          </table:table-cell>
          <table:table-cell office:value-type="float" office:value="0" calcext:value-type="float">
            <text:p>0</text:p>
          </table:table-cell>
          <table:table-cell office:value-type="float" office:value="51.74522" calcext:value-type="float">
            <text:p>51.74522</text:p>
          </table:table-cell>
          <table:table-cell office:value-type="float" office:value="6.946403" calcext:value-type="float">
            <text:p>6.946403</text:p>
          </table:table-cell>
          <table:table-cell office:value-type="float" office:value="0.07824873" calcext:value-type="float">
            <text:p>0.07824873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675328" calcext:value-type="float">
            <text:p>0.5675328</text:p>
          </table:table-cell>
          <table:table-cell office:value-type="float" office:value="1.863366" calcext:value-type="float">
            <text:p>1.863366</text:p>
          </table:table-cell>
          <table:table-cell office:value-type="float" office:value="360" calcext:value-type="float">
            <text:p>360</text:p>
          </table:table-cell>
          <table:table-cell office:value-type="float" office:value="-351.8737" calcext:value-type="float">
            <text:p>-351.8737</text:p>
          </table:table-cell>
          <table:table-cell office:value-type="float" office:value="0" calcext:value-type="float">
            <text:p>0</text:p>
          </table:table-cell>
          <table:table-cell office:value-type="float" office:value="224.7601" calcext:value-type="float">
            <text:p>224.7601</text:p>
          </table:table-cell>
          <table:table-cell office:value-type="float" office:value="277.8897" calcext:value-type="float">
            <text:p>277.8897</text:p>
          </table:table-cell>
          <table:table-cell office:value-type="float" office:value="904.1288" calcext:value-type="float">
            <text:p>904.1288</text:p>
          </table:table-cell>
          <table:table-cell office:value-type="float" office:value="842.807" calcext:value-type="float">
            <text:p>842.807</text:p>
          </table:table-cell>
          <table:table-cell office:value-type="float" office:value="817.0433" calcext:value-type="float">
            <text:p>817.0433</text:p>
          </table:table-cell>
          <table:table-cell office:value-type="float" office:value="837.3719" calcext:value-type="float">
            <text:p>837.3719</text:p>
          </table:table-cell>
          <table:table-cell office:value-type="float" office:value="319.5095" calcext:value-type="float">
            <text:p>319.5095</text:p>
          </table:table-cell>
          <table:table-cell office:value-type="float" office:value="436.7107" calcext:value-type="float">
            <text:p>436.7107</text:p>
          </table:table-cell>
          <table:table-cell office:value-type="float" office:value="382.7841" calcext:value-type="float">
            <text:p>382.7841</text:p>
          </table:table-cell>
          <table:table-cell office:value-type="float" office:value="330.5938" calcext:value-type="float">
            <text:p>330.593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9122004" calcext:value-type="float">
            <text:p>29122004</text:p>
          </table:table-cell>
          <table:table-cell office:value-type="float" office:value="102.8962" calcext:value-type="float">
            <text:p>102.8962</text:p>
          </table:table-cell>
          <table:table-cell office:value-type="float" office:value="5383.534" calcext:value-type="float">
            <text:p>5383.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9.4435" calcext:value-type="float">
            <text:p>-349.4435</text:p>
          </table:table-cell>
          <table:table-cell office:value-type="float" office:value="1049.527" calcext:value-type="float">
            <text:p>1049.527</text:p>
          </table:table-cell>
          <table:table-cell office:value-type="float" office:value="0" calcext:value-type="float">
            <text:p>0</text:p>
          </table:table-cell>
          <table:table-cell office:value-type="float" office:value="51.69143" calcext:value-type="float">
            <text:p>51.69143</text:p>
          </table:table-cell>
          <table:table-cell office:value-type="float" office:value="6.939627" calcext:value-type="float">
            <text:p>6.939627</text:p>
          </table:table-cell>
          <table:table-cell office:value-type="float" office:value="0.07826249" calcext:value-type="float">
            <text:p>0.07826249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683454" calcext:value-type="float">
            <text:p>0.5683454</text:p>
          </table:table-cell>
          <table:table-cell office:value-type="float" office:value="1.868847" calcext:value-type="float">
            <text:p>1.868847</text:p>
          </table:table-cell>
          <table:table-cell office:value-type="float" office:value="360" calcext:value-type="float">
            <text:p>360</text:p>
          </table:table-cell>
          <table:table-cell office:value-type="float" office:value="-351.8909" calcext:value-type="float">
            <text:p>-351.8909</text:p>
          </table:table-cell>
          <table:table-cell office:value-type="float" office:value="0" calcext:value-type="float">
            <text:p>0</text:p>
          </table:table-cell>
          <table:table-cell office:value-type="float" office:value="224.7617" calcext:value-type="float">
            <text:p>224.7617</text:p>
          </table:table-cell>
          <table:table-cell office:value-type="float" office:value="277.8842" calcext:value-type="float">
            <text:p>277.8842</text:p>
          </table:table-cell>
          <table:table-cell office:value-type="float" office:value="904.1104" calcext:value-type="float">
            <text:p>904.1104</text:p>
          </table:table-cell>
          <table:table-cell office:value-type="float" office:value="842.794" calcext:value-type="float">
            <text:p>842.794</text:p>
          </table:table-cell>
          <table:table-cell office:value-type="float" office:value="817.0381" calcext:value-type="float">
            <text:p>817.0381</text:p>
          </table:table-cell>
          <table:table-cell office:value-type="float" office:value="837.3661" calcext:value-type="float">
            <text:p>837.3661</text:p>
          </table:table-cell>
          <table:table-cell office:value-type="float" office:value="319.507" calcext:value-type="float">
            <text:p>319.507</text:p>
          </table:table-cell>
          <table:table-cell office:value-type="float" office:value="436.7078" calcext:value-type="float">
            <text:p>436.7078</text:p>
          </table:table-cell>
          <table:table-cell office:value-type="float" office:value="382.782" calcext:value-type="float">
            <text:p>382.782</text:p>
          </table:table-cell>
          <table:table-cell office:value-type="float" office:value="330.5895" calcext:value-type="float">
            <text:p>330.589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122004" calcext:value-type="float">
            <text:p>30122004</text:p>
          </table:table-cell>
          <table:table-cell office:value-type="float" office:value="102.8534" calcext:value-type="float">
            <text:p>102.8534</text:p>
          </table:table-cell>
          <table:table-cell office:value-type="float" office:value="5383.513" calcext:value-type="float">
            <text:p>5383.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9.4544" calcext:value-type="float">
            <text:p>-349.4544</text:p>
          </table:table-cell>
          <table:table-cell office:value-type="float" office:value="1050.43" calcext:value-type="float">
            <text:p>1050.43</text:p>
          </table:table-cell>
          <table:table-cell office:value-type="float" office:value="0" calcext:value-type="float">
            <text:p>0</text:p>
          </table:table-cell>
          <table:table-cell office:value-type="float" office:value="51.63892" calcext:value-type="float">
            <text:p>51.63892</text:p>
          </table:table-cell>
          <table:table-cell office:value-type="float" office:value="6.933514" calcext:value-type="float">
            <text:p>6.933514</text:p>
          </table:table-cell>
          <table:table-cell office:value-type="float" office:value="0.07827602" calcext:value-type="float">
            <text:p>0.07827602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691579" calcext:value-type="float">
            <text:p>0.5691579</text:p>
          </table:table-cell>
          <table:table-cell office:value-type="float" office:value="1.874106" calcext:value-type="float">
            <text:p>1.874106</text:p>
          </table:table-cell>
          <table:table-cell office:value-type="float" office:value="360" calcext:value-type="float">
            <text:p>360</text:p>
          </table:table-cell>
          <table:table-cell office:value-type="float" office:value="-351.9079" calcext:value-type="float">
            <text:p>-351.9079</text:p>
          </table:table-cell>
          <table:table-cell office:value-type="float" office:value="0" calcext:value-type="float">
            <text:p>0</text:p>
          </table:table-cell>
          <table:table-cell office:value-type="float" office:value="224.7643" calcext:value-type="float">
            <text:p>224.7643</text:p>
          </table:table-cell>
          <table:table-cell office:value-type="float" office:value="277.8791" calcext:value-type="float">
            <text:p>277.8791</text:p>
          </table:table-cell>
          <table:table-cell office:value-type="float" office:value="904.092" calcext:value-type="float">
            <text:p>904.092</text:p>
          </table:table-cell>
          <table:table-cell office:value-type="float" office:value="842.7811" calcext:value-type="float">
            <text:p>842.7811</text:p>
          </table:table-cell>
          <table:table-cell office:value-type="float" office:value="817.0328" calcext:value-type="float">
            <text:p>817.0328</text:p>
          </table:table-cell>
          <table:table-cell office:value-type="float" office:value="837.3604" calcext:value-type="float">
            <text:p>837.3604</text:p>
          </table:table-cell>
          <table:table-cell office:value-type="float" office:value="319.5045" calcext:value-type="float">
            <text:p>319.5045</text:p>
          </table:table-cell>
          <table:table-cell office:value-type="float" office:value="436.7048" calcext:value-type="float">
            <text:p>436.7048</text:p>
          </table:table-cell>
          <table:table-cell office:value-type="float" office:value="382.7798" calcext:value-type="float">
            <text:p>382.7798</text:p>
          </table:table-cell>
          <table:table-cell office:value-type="float" office:value="330.5852" calcext:value-type="float">
            <text:p>330.585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1122004" calcext:value-type="float">
            <text:p>31122004</text:p>
          </table:table-cell>
          <table:table-cell office:value-type="float" office:value="102.8115" calcext:value-type="float">
            <text:p>102.8115</text:p>
          </table:table-cell>
          <table:table-cell office:value-type="float" office:value="5383.493" calcext:value-type="float">
            <text:p>5383.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9.4654" calcext:value-type="float">
            <text:p>-349.4654</text:p>
          </table:table-cell>
          <table:table-cell office:value-type="float" office:value="1051.276" calcext:value-type="float">
            <text:p>1051.276</text:p>
          </table:table-cell>
          <table:table-cell office:value-type="float" office:value="0" calcext:value-type="float">
            <text:p>0</text:p>
          </table:table-cell>
          <table:table-cell office:value-type="float" office:value="51.58668" calcext:value-type="float">
            <text:p>51.58668</text:p>
          </table:table-cell>
          <table:table-cell office:value-type="float" office:value="6.927567" calcext:value-type="float">
            <text:p>6.927567</text:p>
          </table:table-cell>
          <table:table-cell office:value-type="float" office:value="0.07828932" calcext:value-type="float">
            <text:p>0.07828932</text:p>
          </table:table-cell>
          <table:table-cell office:value-type="float" office:value="0.08078468" calcext:value-type="float">
            <text:p>0.08078468</text:p>
          </table:table-cell>
          <table:table-cell office:value-type="float" office:value="0.5699575" calcext:value-type="float">
            <text:p>0.5699575</text:p>
          </table:table-cell>
          <table:table-cell office:value-type="float" office:value="1.879142" calcext:value-type="float">
            <text:p>1.879142</text:p>
          </table:table-cell>
          <table:table-cell office:value-type="float" office:value="360" calcext:value-type="float">
            <text:p>360</text:p>
          </table:table-cell>
          <table:table-cell office:value-type="float" office:value="-351.9247" calcext:value-type="float">
            <text:p>-351.9247</text:p>
          </table:table-cell>
          <table:table-cell office:value-type="float" office:value="0" calcext:value-type="float">
            <text:p>0</text:p>
          </table:table-cell>
          <table:table-cell office:value-type="float" office:value="224.767" calcext:value-type="float">
            <text:p>224.767</text:p>
          </table:table-cell>
          <table:table-cell office:value-type="float" office:value="277.8743" calcext:value-type="float">
            <text:p>277.8743</text:p>
          </table:table-cell>
          <table:table-cell office:value-type="float" office:value="904.0739" calcext:value-type="float">
            <text:p>904.0739</text:p>
          </table:table-cell>
          <table:table-cell office:value-type="float" office:value="842.7683" calcext:value-type="float">
            <text:p>842.7683</text:p>
          </table:table-cell>
          <table:table-cell office:value-type="float" office:value="817.0276" calcext:value-type="float">
            <text:p>817.0276</text:p>
          </table:table-cell>
          <table:table-cell office:value-type="float" office:value="837.3548" calcext:value-type="float">
            <text:p>837.3548</text:p>
          </table:table-cell>
          <table:table-cell office:value-type="float" office:value="319.502" calcext:value-type="float">
            <text:p>319.502</text:p>
          </table:table-cell>
          <table:table-cell office:value-type="float" office:value="436.7013" calcext:value-type="float">
            <text:p>436.7013</text:p>
          </table:table-cell>
          <table:table-cell office:value-type="float" office:value="382.7776" calcext:value-type="float">
            <text:p>382.7776</text:p>
          </table:table-cell>
          <table:table-cell office:value-type="float" office:value="330.581" calcext:value-type="float">
            <text:p>330.5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4:18:07.416779187</dc:date>
    <meta:editing-duration>PT9S</meta:editing-duration>
    <meta:editing-cycles>1</meta:editing-cycles>
    <meta:document-statistic meta:table-count="1" meta:cell-count="10276" meta:object-count="0"/>
    <meta:generator>LibreOffice/6.4.7.2$Linux_X86_64 LibreOffice_project/40$Build-2</meta:generator>
  </office:meta>
</office:document-meta>
</file>